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6543in"/>
    </style:style>
    <style:style style:name="co14" style:family="table-column">
      <style:table-column-properties fo:break-before="auto" style:column-width="1.6327in"/>
    </style:style>
    <style:style style:name="co15" style:family="table-column">
      <style:table-column-properties fo:break-before="auto" style:column-width="1.9756in"/>
    </style:style>
    <style:style style:name="co16" style:family="table-column">
      <style:table-column-properties fo:break-before="auto" style:column-width="1.9543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5in" svg:height="3in" svg:x="5.3311in" svg:y="1.1374in">
            <draw:object draw:notify-on-update-of-ranges="output.A1:output.A1 output.A2:output.A419 output.O1:output.O1 output.O2:output.O419 output.U1:output.U1 output.U2:output.U4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ST/Insert</text:p>
          </table:table-cell>
          <table:table-cell office:value-type="string" calcext:value-type="string">
            <text:p>BST/Remove</text:p>
          </table:table-cell>
          <table:table-cell office:value-type="string" calcext:value-type="string">
            <text:p>BST/Search</text:p>
          </table:table-cell>
          <table:table-cell office:value-type="string" calcext:value-type="string">
            <text:p>DLL/Insert at the back</text:p>
          </table:table-cell>
          <table:table-cell office:value-type="string" calcext:value-type="string">
            <text:p>DLL/Insert at the front</text:p>
          </table:table-cell>
          <table:table-cell office:value-type="string" calcext:value-type="string">
            <text:p>DLL/Remove from the back</text:p>
          </table:table-cell>
          <table:table-cell office:value-type="string" calcext:value-type="string">
            <text:p>DLL/Remove from the front</text:p>
          </table:table-cell>
          <table:table-cell office:value-type="string" calcext:value-type="string">
            <text:p>DLL/Search</text:p>
          </table:table-cell>
          <table:table-cell office:value-type="string" calcext:value-type="string">
            <text:p>Hash Table/Insert</text:p>
          </table:table-cell>
          <table:table-cell office:value-type="string" calcext:value-type="string">
            <text:p>Hash Table/Remove</text:p>
          </table:table-cell>
          <table:table-cell office:value-type="string" calcext:value-type="string">
            <text:p>Hash Table/Search</text:p>
          </table:table-cell>
          <table:table-cell office:value-type="string" calcext:value-type="string">
            <text:p>SLL/Insert at the back</text:p>
          </table:table-cell>
          <table:table-cell office:value-type="string" calcext:value-type="string">
            <text:p>SLL/Insert at the front</text:p>
          </table:table-cell>
          <table:table-cell office:value-type="string" calcext:value-type="string">
            <text:p>SLL/Remove from the back</text:p>
          </table:table-cell>
          <table:table-cell office:value-type="string" calcext:value-type="string">
            <text:p>SLL/Remove from the front</text:p>
          </table:table-cell>
          <table:table-cell office:value-type="string" calcext:value-type="string">
            <text:p>SLL/Search</text:p>
          </table:table-cell>
          <table:table-cell office:value-type="string" calcext:value-type="string">
            <text:p>Vector/Insert at the back</text:p>
          </table:table-cell>
          <table:table-cell office:value-type="string" calcext:value-type="string">
            <text:p>Vector/Insert at the front</text:p>
          </table:table-cell>
          <table:table-cell office:value-type="string" calcext:value-type="string">
            <text:p>Vector/Remove from the back</text:p>
          </table:table-cell>
          <table:table-cell office:value-type="string" calcext:value-type="string">
            <text:p>Vector/Remove from the front</text:p>
          </table:table-cell>
          <table:table-cell office:value-type="string" calcext:value-type="string">
            <text:p>Vector/Search</text:p>
          </table:table-cell>
        </table:table-row>
        <table:table-row table:style-name="ro1" table:visibility="collapse">
          <table:table-cell office:value-type="float" office:value="250" calcext:value-type="float">
            <text:p>250</text:p>
          </table:table-cell>
          <table:table-cell office:value-type="float" office:value="121588" calcext:value-type="float">
            <text:p>121588</text:p>
          </table:table-cell>
          <table:table-cell office:value-type="float" office:value="50496" calcext:value-type="float">
            <text:p>50496</text:p>
          </table:table-cell>
          <table:table-cell office:value-type="float" office:value="14341" calcext:value-type="float">
            <text:p>14341</text:p>
          </table:table-cell>
          <table:table-cell office:value-type="float" office:value="116016" calcext:value-type="float">
            <text:p>116016</text:p>
          </table:table-cell>
          <table:table-cell office:value-type="float" office:value="86171" calcext:value-type="float">
            <text:p>86171</text:p>
          </table:table-cell>
          <table:table-cell office:value-type="float" office:value="19736" calcext:value-type="float">
            <text:p>19736</text:p>
          </table:table-cell>
          <table:table-cell office:value-type="float" office:value="29240" calcext:value-type="float">
            <text:p>29240</text:p>
          </table:table-cell>
          <table:table-cell office:value-type="float" office:value="108455" calcext:value-type="float">
            <text:p>108455</text:p>
          </table:table-cell>
          <table:table-cell office:value-type="float" office:value="489997" calcext:value-type="float">
            <text:p>489997</text:p>
          </table:table-cell>
          <table:table-cell office:value-type="float" office:value="30798" calcext:value-type="float">
            <text:p>30798</text:p>
          </table:table-cell>
          <table:table-cell office:value-type="float" office:value="10200" calcext:value-type="float">
            <text:p>10200</text:p>
          </table:table-cell>
          <table:table-cell office:value-type="float" office:value="108135" calcext:value-type="float">
            <text:p>108135</text:p>
          </table:table-cell>
          <table:table-cell office:value-type="float" office:value="70056" calcext:value-type="float">
            <text:p>70056</text:p>
          </table:table-cell>
          <table:table-cell office:value-type="float" office:value="71123" calcext:value-type="float">
            <text:p>71123</text:p>
          </table:table-cell>
          <table:table-cell office:value-type="float" office:value="12122" calcext:value-type="float">
            <text:p>12122</text:p>
          </table:table-cell>
          <table:table-cell office:value-type="float" office:value="131760" calcext:value-type="float">
            <text:p>131760</text:p>
          </table:table-cell>
          <table:table-cell office:value-type="float" office:value="71243" calcext:value-type="float">
            <text:p>71243</text:p>
          </table:table-cell>
          <table:table-cell office:value-type="float" office:value="377080" calcext:value-type="float">
            <text:p>377080</text:p>
          </table:table-cell>
          <table:table-cell office:value-type="float" office:value="15422" calcext:value-type="float">
            <text:p>15422</text:p>
          </table:table-cell>
          <table:table-cell office:value-type="float" office:value="178119" calcext:value-type="float">
            <text:p>178119</text:p>
          </table:table-cell>
          <table:table-cell office:value-type="float" office:value="136573" calcext:value-type="float">
            <text:p>136573</text:p>
          </table:table-cell>
        </table:table-row>
        <table:table-row table:style-name="ro1" table:visibility="collapse">
          <table:table-cell office:value-type="float" office:value="500" calcext:value-type="float">
            <text:p>500</text:p>
          </table:table-cell>
          <table:table-cell office:value-type="float" office:value="8722746" calcext:value-type="float">
            <text:p>8722746</text:p>
          </table:table-cell>
          <table:table-cell office:value-type="float" office:value="56531" calcext:value-type="float">
            <text:p>56531</text:p>
          </table:table-cell>
          <table:table-cell office:value-type="float" office:value="14209" calcext:value-type="float">
            <text:p>14209</text:p>
          </table:table-cell>
          <table:table-cell office:value-type="float" office:value="65954" calcext:value-type="float">
            <text:p>65954</text:p>
          </table:table-cell>
          <table:table-cell office:value-type="float" office:value="70037" calcext:value-type="float">
            <text:p>70037</text:p>
          </table:table-cell>
          <table:table-cell office:value-type="float" office:value="16590" calcext:value-type="float">
            <text:p>16590</text:p>
          </table:table-cell>
          <table:table-cell office:value-type="float" office:value="30465" calcext:value-type="float">
            <text:p>30465</text:p>
          </table:table-cell>
          <table:table-cell office:value-type="float" office:value="303340" calcext:value-type="float">
            <text:p>303340</text:p>
          </table:table-cell>
          <table:table-cell office:value-type="float" office:value="66461" calcext:value-type="float">
            <text:p>66461</text:p>
          </table:table-cell>
          <table:table-cell office:value-type="float" office:value="32742" calcext:value-type="float">
            <text:p>32742</text:p>
          </table:table-cell>
          <table:table-cell office:value-type="float" office:value="10584" calcext:value-type="float">
            <text:p>10584</text:p>
          </table:table-cell>
          <table:table-cell office:value-type="float" office:value="160555" calcext:value-type="float">
            <text:p>160555</text:p>
          </table:table-cell>
          <table:table-cell office:value-type="float" office:value="57245" calcext:value-type="float">
            <text:p>57245</text:p>
          </table:table-cell>
          <table:table-cell office:value-type="float" office:value="130584" calcext:value-type="float">
            <text:p>130584</text:p>
          </table:table-cell>
          <table:table-cell office:value-type="float" office:value="12441" calcext:value-type="float">
            <text:p>12441</text:p>
          </table:table-cell>
          <table:table-cell office:value-type="float" office:value="1597467" calcext:value-type="float">
            <text:p>1597467</text:p>
          </table:table-cell>
          <table:table-cell office:value-type="float" office:value="65839" calcext:value-type="float">
            <text:p>65839</text:p>
          </table:table-cell>
          <table:table-cell office:value-type="float" office:value="890967" calcext:value-type="float">
            <text:p>890967</text:p>
          </table:table-cell>
          <table:table-cell office:value-type="float" office:value="12629" calcext:value-type="float">
            <text:p>12629</text:p>
          </table:table-cell>
          <table:table-cell office:value-type="float" office:value="476839" calcext:value-type="float">
            <text:p>476839</text:p>
          </table:table-cell>
          <table:table-cell office:value-type="float" office:value="385932" calcext:value-type="float">
            <text:p>385932</text:p>
          </table:table-cell>
        </table:table-row>
        <table:table-row table:style-name="ro1" table:visibility="collapse">
          <table:table-cell office:value-type="float" office:value="750" calcext:value-type="float">
            <text:p>750</text:p>
          </table:table-cell>
          <table:table-cell office:value-type="float" office:value="184773" calcext:value-type="float">
            <text:p>184773</text:p>
          </table:table-cell>
          <table:table-cell office:value-type="float" office:value="8252787" calcext:value-type="float">
            <text:p>8252787</text:p>
          </table:table-cell>
          <table:table-cell office:value-type="float" office:value="14882" calcext:value-type="float">
            <text:p>14882</text:p>
          </table:table-cell>
          <table:table-cell office:value-type="float" office:value="62712" calcext:value-type="float">
            <text:p>62712</text:p>
          </table:table-cell>
          <table:table-cell office:value-type="float" office:value="63962" calcext:value-type="float">
            <text:p>63962</text:p>
          </table:table-cell>
          <table:table-cell office:value-type="float" office:value="17803" calcext:value-type="float">
            <text:p>17803</text:p>
          </table:table-cell>
          <table:table-cell office:value-type="float" office:value="36922" calcext:value-type="float">
            <text:p>36922</text:p>
          </table:table-cell>
          <table:table-cell office:value-type="float" office:value="519469" calcext:value-type="float">
            <text:p>519469</text:p>
          </table:table-cell>
          <table:table-cell office:value-type="float" office:value="68914" calcext:value-type="float">
            <text:p>68914</text:p>
          </table:table-cell>
          <table:table-cell office:value-type="float" office:value="38078" calcext:value-type="float">
            <text:p>38078</text:p>
          </table:table-cell>
          <table:table-cell office:value-type="float" office:value="9550" calcext:value-type="float">
            <text:p>9550</text:p>
          </table:table-cell>
          <table:table-cell office:value-type="float" office:value="213147" calcext:value-type="float">
            <text:p>213147</text:p>
          </table:table-cell>
          <table:table-cell office:value-type="float" office:value="53855" calcext:value-type="float">
            <text:p>53855</text:p>
          </table:table-cell>
          <table:table-cell office:value-type="float" office:value="199044" calcext:value-type="float">
            <text:p>199044</text:p>
          </table:table-cell>
          <table:table-cell office:value-type="float" office:value="11166" calcext:value-type="float">
            <text:p>11166</text:p>
          </table:table-cell>
          <table:table-cell office:value-type="float" office:value="617213" calcext:value-type="float">
            <text:p>617213</text:p>
          </table:table-cell>
          <table:table-cell office:value-type="float" office:value="74047" calcext:value-type="float">
            <text:p>74047</text:p>
          </table:table-cell>
          <table:table-cell office:value-type="float" office:value="1440432" calcext:value-type="float">
            <text:p>1440432</text:p>
          </table:table-cell>
          <table:table-cell office:value-type="float" office:value="12336" calcext:value-type="float">
            <text:p>12336</text:p>
          </table:table-cell>
          <table:table-cell office:value-type="float" office:value="806774" calcext:value-type="float">
            <text:p>806774</text:p>
          </table:table-cell>
          <table:table-cell office:value-type="float" office:value="637937" calcext:value-type="float">
            <text:p>637937</text:p>
          </table:table-cell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95259" calcext:value-type="float">
            <text:p>95259</text:p>
          </table:table-cell>
          <table:table-cell office:value-type="float" office:value="64918" calcext:value-type="float">
            <text:p>64918</text:p>
          </table:table-cell>
          <table:table-cell office:value-type="float" office:value="16052" calcext:value-type="float">
            <text:p>16052</text:p>
          </table:table-cell>
          <table:table-cell office:value-type="float" office:value="56461" calcext:value-type="float">
            <text:p>56461</text:p>
          </table:table-cell>
          <table:table-cell office:value-type="float" office:value="58228" calcext:value-type="float">
            <text:p>58228</text:p>
          </table:table-cell>
          <table:table-cell office:value-type="float" office:value="17795" calcext:value-type="float">
            <text:p>17795</text:p>
          </table:table-cell>
          <table:table-cell office:value-type="float" office:value="25082" calcext:value-type="float">
            <text:p>25082</text:p>
          </table:table-cell>
          <table:table-cell office:value-type="float" office:value="875184" calcext:value-type="float">
            <text:p>875184</text:p>
          </table:table-cell>
          <table:table-cell office:value-type="float" office:value="64035" calcext:value-type="float">
            <text:p>64035</text:p>
          </table:table-cell>
          <table:table-cell office:value-type="float" office:value="31258" calcext:value-type="float">
            <text:p>31258</text:p>
          </table:table-cell>
          <table:table-cell office:value-type="float" office:value="9290" calcext:value-type="float">
            <text:p>9290</text:p>
          </table:table-cell>
          <table:table-cell office:value-type="float" office:value="291168" calcext:value-type="float">
            <text:p>291168</text:p>
          </table:table-cell>
          <table:table-cell office:value-type="float" office:value="50741" calcext:value-type="float">
            <text:p>50741</text:p>
          </table:table-cell>
          <table:table-cell office:value-type="float" office:value="338387" calcext:value-type="float">
            <text:p>338387</text:p>
          </table:table-cell>
          <table:table-cell office:value-type="float" office:value="11912" calcext:value-type="float">
            <text:p>11912</text:p>
          </table:table-cell>
          <table:table-cell office:value-type="float" office:value="898355" calcext:value-type="float">
            <text:p>898355</text:p>
          </table:table-cell>
          <table:table-cell office:value-type="float" office:value="50163" calcext:value-type="float">
            <text:p>50163</text:p>
          </table:table-cell>
          <table:table-cell office:value-type="float" office:value="7842348" calcext:value-type="float">
            <text:p>7842348</text:p>
          </table:table-cell>
          <table:table-cell office:value-type="float" office:value="10249" calcext:value-type="float">
            <text:p>10249</text:p>
          </table:table-cell>
          <table:table-cell office:value-type="float" office:value="1078456" calcext:value-type="float">
            <text:p>1078456</text:p>
          </table:table-cell>
          <table:table-cell office:value-type="float" office:value="911653" calcext:value-type="float">
            <text:p>911653</text:p>
          </table:table-cell>
        </table:table-row>
        <table:table-row table:style-name="ro1" table:visibility="collapse">
          <table:table-cell office:value-type="float" office:value="1250" calcext:value-type="float">
            <text:p>1250</text:p>
          </table:table-cell>
          <table:table-cell office:value-type="float" office:value="91300" calcext:value-type="float">
            <text:p>91300</text:p>
          </table:table-cell>
          <table:table-cell office:value-type="float" office:value="50717" calcext:value-type="float">
            <text:p>50717</text:p>
          </table:table-cell>
          <table:table-cell office:value-type="float" office:value="18087" calcext:value-type="float">
            <text:p>18087</text:p>
          </table:table-cell>
          <table:table-cell office:value-type="float" office:value="58039" calcext:value-type="float">
            <text:p>58039</text:p>
          </table:table-cell>
          <table:table-cell office:value-type="float" office:value="53289" calcext:value-type="float">
            <text:p>53289</text:p>
          </table:table-cell>
          <table:table-cell office:value-type="float" office:value="18835" calcext:value-type="float">
            <text:p>18835</text:p>
          </table:table-cell>
          <table:table-cell office:value-type="float" office:value="24140" calcext:value-type="float">
            <text:p>24140</text:p>
          </table:table-cell>
          <table:table-cell office:value-type="float" office:value="5086442" calcext:value-type="float">
            <text:p>5086442</text:p>
          </table:table-cell>
          <table:table-cell office:value-type="float" office:value="75921" calcext:value-type="float">
            <text:p>75921</text:p>
          </table:table-cell>
          <table:table-cell office:value-type="float" office:value="29279" calcext:value-type="float">
            <text:p>29279</text:p>
          </table:table-cell>
          <table:table-cell office:value-type="float" office:value="8747" calcext:value-type="float">
            <text:p>8747</text:p>
          </table:table-cell>
          <table:table-cell office:value-type="float" office:value="556017" calcext:value-type="float">
            <text:p>556017</text:p>
          </table:table-cell>
          <table:table-cell office:value-type="float" office:value="51764" calcext:value-type="float">
            <text:p>51764</text:p>
          </table:table-cell>
          <table:table-cell office:value-type="float" office:value="657614" calcext:value-type="float">
            <text:p>657614</text:p>
          </table:table-cell>
          <table:table-cell office:value-type="float" office:value="12366" calcext:value-type="float">
            <text:p>12366</text:p>
          </table:table-cell>
          <table:table-cell office:value-type="float" office:value="1511594" calcext:value-type="float">
            <text:p>1511594</text:p>
          </table:table-cell>
          <table:table-cell office:value-type="float" office:value="85360" calcext:value-type="float">
            <text:p>85360</text:p>
          </table:table-cell>
          <table:table-cell office:value-type="float" office:value="2649539" calcext:value-type="float">
            <text:p>2649539</text:p>
          </table:table-cell>
          <table:table-cell office:value-type="float" office:value="13127" calcext:value-type="float">
            <text:p>13127</text:p>
          </table:table-cell>
          <table:table-cell office:value-type="float" office:value="1391199" calcext:value-type="float">
            <text:p>1391199</text:p>
          </table:table-cell>
          <table:table-cell office:value-type="float" office:value="1141825" calcext:value-type="float">
            <text:p>1141825</text:p>
          </table:table-cell>
        </table:table-row>
        <table:table-row table:style-name="ro1" table:visibility="collapse">
          <table:table-cell office:value-type="float" office:value="1500" calcext:value-type="float">
            <text:p>1500</text:p>
          </table:table-cell>
          <table:table-cell office:value-type="float" office:value="105287" calcext:value-type="float">
            <text:p>105287</text:p>
          </table:table-cell>
          <table:table-cell office:value-type="float" office:value="49579" calcext:value-type="float">
            <text:p>49579</text:p>
          </table:table-cell>
          <table:table-cell office:value-type="float" office:value="18759" calcext:value-type="float">
            <text:p>18759</text:p>
          </table:table-cell>
          <table:table-cell office:value-type="float" office:value="54045" calcext:value-type="float">
            <text:p>54045</text:p>
          </table:table-cell>
          <table:table-cell office:value-type="float" office:value="54739" calcext:value-type="float">
            <text:p>54739</text:p>
          </table:table-cell>
          <table:table-cell office:value-type="float" office:value="17864" calcext:value-type="float">
            <text:p>17864</text:p>
          </table:table-cell>
          <table:table-cell office:value-type="float" office:value="21965" calcext:value-type="float">
            <text:p>21965</text:p>
          </table:table-cell>
          <table:table-cell office:value-type="float" office:value="3698655" calcext:value-type="float">
            <text:p>3698655</text:p>
          </table:table-cell>
          <table:table-cell office:value-type="float" office:value="55668" calcext:value-type="float">
            <text:p>55668</text:p>
          </table:table-cell>
          <table:table-cell office:value-type="float" office:value="35238" calcext:value-type="float">
            <text:p>35238</text:p>
          </table:table-cell>
          <table:table-cell office:value-type="float" office:value="8488" calcext:value-type="float">
            <text:p>8488</text:p>
          </table:table-cell>
          <table:table-cell office:value-type="float" office:value="1007995" calcext:value-type="float">
            <text:p>1007995</text:p>
          </table:table-cell>
          <table:table-cell office:value-type="float" office:value="51008" calcext:value-type="float">
            <text:p>51008</text:p>
          </table:table-cell>
          <table:table-cell office:value-type="float" office:value="1111323" calcext:value-type="float">
            <text:p>1111323</text:p>
          </table:table-cell>
          <table:table-cell office:value-type="float" office:value="11622" calcext:value-type="float">
            <text:p>11622</text:p>
          </table:table-cell>
          <table:table-cell office:value-type="float" office:value="2163191" calcext:value-type="float">
            <text:p>2163191</text:p>
          </table:table-cell>
          <table:table-cell office:value-type="float" office:value="54711" calcext:value-type="float">
            <text:p>54711</text:p>
          </table:table-cell>
          <table:table-cell office:value-type="float" office:value="3202917" calcext:value-type="float">
            <text:p>3202917</text:p>
          </table:table-cell>
          <table:table-cell office:value-type="float" office:value="11833" calcext:value-type="float">
            <text:p>11833</text:p>
          </table:table-cell>
          <table:table-cell office:value-type="float" office:value="1772833" calcext:value-type="float">
            <text:p>1772833</text:p>
          </table:table-cell>
          <table:table-cell office:value-type="float" office:value="1395624" calcext:value-type="float">
            <text:p>1395624</text:p>
          </table:table-cell>
        </table:table-row>
        <table:table-row table:style-name="ro1" table:visibility="collapse">
          <table:table-cell office:value-type="float" office:value="1750" calcext:value-type="float">
            <text:p>1750</text:p>
          </table:table-cell>
          <table:table-cell office:value-type="float" office:value="93847" calcext:value-type="float">
            <text:p>93847</text:p>
          </table:table-cell>
          <table:table-cell office:value-type="float" office:value="51571" calcext:value-type="float">
            <text:p>51571</text:p>
          </table:table-cell>
          <table:table-cell office:value-type="float" office:value="18712" calcext:value-type="float">
            <text:p>18712</text:p>
          </table:table-cell>
          <table:table-cell office:value-type="float" office:value="52447" calcext:value-type="float">
            <text:p>52447</text:p>
          </table:table-cell>
          <table:table-cell office:value-type="float" office:value="57586" calcext:value-type="float">
            <text:p>57586</text:p>
          </table:table-cell>
          <table:table-cell office:value-type="float" office:value="16673" calcext:value-type="float">
            <text:p>16673</text:p>
          </table:table-cell>
          <table:table-cell office:value-type="float" office:value="23446" calcext:value-type="float">
            <text:p>23446</text:p>
          </table:table-cell>
          <table:table-cell office:value-type="float" office:value="2620107" calcext:value-type="float">
            <text:p>2620107</text:p>
          </table:table-cell>
          <table:table-cell office:value-type="float" office:value="60261" calcext:value-type="float">
            <text:p>60261</text:p>
          </table:table-cell>
          <table:table-cell office:value-type="float" office:value="38843" calcext:value-type="float">
            <text:p>38843</text:p>
          </table:table-cell>
          <table:table-cell office:value-type="float" office:value="9035" calcext:value-type="float">
            <text:p>9035</text:p>
          </table:table-cell>
          <table:table-cell office:value-type="float" office:value="1688523" calcext:value-type="float">
            <text:p>1688523</text:p>
          </table:table-cell>
          <table:table-cell office:value-type="float" office:value="49970" calcext:value-type="float">
            <text:p>49970</text:p>
          </table:table-cell>
          <table:table-cell office:value-type="float" office:value="1746012" calcext:value-type="float">
            <text:p>1746012</text:p>
          </table:table-cell>
          <table:table-cell office:value-type="float" office:value="11535" calcext:value-type="float">
            <text:p>11535</text:p>
          </table:table-cell>
          <table:table-cell office:value-type="float" office:value="8237713" calcext:value-type="float">
            <text:p>8237713</text:p>
          </table:table-cell>
          <table:table-cell office:value-type="float" office:value="47961" calcext:value-type="float">
            <text:p>47961</text:p>
          </table:table-cell>
          <table:table-cell office:value-type="float" office:value="3796963" calcext:value-type="float">
            <text:p>3796963</text:p>
          </table:table-cell>
          <table:table-cell office:value-type="float" office:value="9540" calcext:value-type="float">
            <text:p>9540</text:p>
          </table:table-cell>
          <table:table-cell office:value-type="float" office:value="2151393" calcext:value-type="float">
            <text:p>2151393</text:p>
          </table:table-cell>
          <table:table-cell office:value-type="float" office:value="1659918" calcext:value-type="float">
            <text:p>1659918</text:p>
          </table:table-cell>
        </table:table-row>
        <table:table-row table:style-name="ro1" table:visibility="collapse">
          <table:table-cell office:value-type="float" office:value="2000" calcext:value-type="float">
            <text:p>2000</text:p>
          </table:table-cell>
          <table:table-cell office:value-type="float" office:value="92045" calcext:value-type="float">
            <text:p>92045</text:p>
          </table:table-cell>
          <table:table-cell office:value-type="float" office:value="51307" calcext:value-type="float">
            <text:p>51307</text:p>
          </table:table-cell>
          <table:table-cell office:value-type="float" office:value="18585" calcext:value-type="float">
            <text:p>18585</text:p>
          </table:table-cell>
          <table:table-cell office:value-type="float" office:value="51449" calcext:value-type="float">
            <text:p>51449</text:p>
          </table:table-cell>
          <table:table-cell office:value-type="float" office:value="62929" calcext:value-type="float">
            <text:p>62929</text:p>
          </table:table-cell>
          <table:table-cell office:value-type="float" office:value="16704" calcext:value-type="float">
            <text:p>16704</text:p>
          </table:table-cell>
          <table:table-cell office:value-type="float" office:value="21544" calcext:value-type="float">
            <text:p>21544</text:p>
          </table:table-cell>
          <table:table-cell office:value-type="float" office:value="3037167" calcext:value-type="float">
            <text:p>3037167</text:p>
          </table:table-cell>
          <table:table-cell office:value-type="float" office:value="57882" calcext:value-type="float">
            <text:p>57882</text:p>
          </table:table-cell>
          <table:table-cell office:value-type="float" office:value="34161" calcext:value-type="float">
            <text:p>34161</text:p>
          </table:table-cell>
          <table:table-cell office:value-type="float" office:value="9142" calcext:value-type="float">
            <text:p>9142</text:p>
          </table:table-cell>
          <table:table-cell office:value-type="float" office:value="2313229" calcext:value-type="float">
            <text:p>2313229</text:p>
          </table:table-cell>
          <table:table-cell office:value-type="float" office:value="46128" calcext:value-type="float">
            <text:p>46128</text:p>
          </table:table-cell>
          <table:table-cell office:value-type="float" office:value="2426285" calcext:value-type="float">
            <text:p>2426285</text:p>
          </table:table-cell>
          <table:table-cell office:value-type="float" office:value="12378" calcext:value-type="float">
            <text:p>12378</text:p>
          </table:table-cell>
          <table:table-cell office:value-type="float" office:value="2927922" calcext:value-type="float">
            <text:p>2927922</text:p>
          </table:table-cell>
          <table:table-cell office:value-type="float" office:value="47451" calcext:value-type="float">
            <text:p>47451</text:p>
          </table:table-cell>
          <table:table-cell office:value-type="float" office:value="4287799" calcext:value-type="float">
            <text:p>4287799</text:p>
          </table:table-cell>
          <table:table-cell office:value-type="float" office:value="10122" calcext:value-type="float">
            <text:p>10122</text:p>
          </table:table-cell>
          <table:table-cell office:value-type="float" office:value="2392235" calcext:value-type="float">
            <text:p>2392235</text:p>
          </table:table-cell>
          <table:table-cell office:value-type="float" office:value="1915179" calcext:value-type="float">
            <text:p>1915179</text:p>
          </table:table-cell>
        </table:table-row>
        <table:table-row table:style-name="ro1" table:visibility="collapse">
          <table:table-cell office:value-type="float" office:value="2250" calcext:value-type="float">
            <text:p>2250</text:p>
          </table:table-cell>
          <table:table-cell office:value-type="float" office:value="85207" calcext:value-type="float">
            <text:p>85207</text:p>
          </table:table-cell>
          <table:table-cell office:value-type="float" office:value="54879" calcext:value-type="float">
            <text:p>54879</text:p>
          </table:table-cell>
          <table:table-cell office:value-type="float" office:value="19428" calcext:value-type="float">
            <text:p>19428</text:p>
          </table:table-cell>
          <table:table-cell office:value-type="float" office:value="50100" calcext:value-type="float">
            <text:p>50100</text:p>
          </table:table-cell>
          <table:table-cell office:value-type="float" office:value="60311" calcext:value-type="float">
            <text:p>60311</text:p>
          </table:table-cell>
          <table:table-cell office:value-type="float" office:value="18246" calcext:value-type="float">
            <text:p>18246</text:p>
          </table:table-cell>
          <table:table-cell office:value-type="float" office:value="20616" calcext:value-type="float">
            <text:p>20616</text:p>
          </table:table-cell>
          <table:table-cell office:value-type="float" office:value="3610690" calcext:value-type="float">
            <text:p>3610690</text:p>
          </table:table-cell>
          <table:table-cell office:value-type="float" office:value="57830" calcext:value-type="float">
            <text:p>57830</text:p>
          </table:table-cell>
          <table:table-cell office:value-type="float" office:value="35883" calcext:value-type="float">
            <text:p>35883</text:p>
          </table:table-cell>
          <table:table-cell office:value-type="float" office:value="8714" calcext:value-type="float">
            <text:p>8714</text:p>
          </table:table-cell>
          <table:table-cell office:value-type="float" office:value="2853582" calcext:value-type="float">
            <text:p>2853582</text:p>
          </table:table-cell>
          <table:table-cell office:value-type="float" office:value="45876" calcext:value-type="float">
            <text:p>45876</text:p>
          </table:table-cell>
          <table:table-cell office:value-type="float" office:value="3034880" calcext:value-type="float">
            <text:p>3034880</text:p>
          </table:table-cell>
          <table:table-cell office:value-type="float" office:value="12834" calcext:value-type="float">
            <text:p>12834</text:p>
          </table:table-cell>
          <table:table-cell office:value-type="float" office:value="3329430" calcext:value-type="float">
            <text:p>3329430</text:p>
          </table:table-cell>
          <table:table-cell office:value-type="float" office:value="101006" calcext:value-type="float">
            <text:p>101006</text:p>
          </table:table-cell>
          <table:table-cell office:value-type="float" office:value="4888853" calcext:value-type="float">
            <text:p>4888853</text:p>
          </table:table-cell>
          <table:table-cell office:value-type="float" office:value="10251" calcext:value-type="float">
            <text:p>10251</text:p>
          </table:table-cell>
          <table:table-cell office:value-type="float" office:value="2790824" calcext:value-type="float">
            <text:p>2790824</text:p>
          </table:table-cell>
          <table:table-cell office:value-type="float" office:value="2203893" calcext:value-type="float">
            <text:p>2203893</text:p>
          </table:table-cell>
        </table:table-row>
        <table:table-row table:style-name="ro1" table:visibility="collapse">
          <table:table-cell office:value-type="float" office:value="2500" calcext:value-type="float">
            <text:p>2500</text:p>
          </table:table-cell>
          <table:table-cell office:value-type="float" office:value="84662" calcext:value-type="float">
            <text:p>84662</text:p>
          </table:table-cell>
          <table:table-cell office:value-type="float" office:value="51616" calcext:value-type="float">
            <text:p>51616</text:p>
          </table:table-cell>
          <table:table-cell office:value-type="float" office:value="19289" calcext:value-type="float">
            <text:p>19289</text:p>
          </table:table-cell>
          <table:table-cell office:value-type="float" office:value="49490" calcext:value-type="float">
            <text:p>49490</text:p>
          </table:table-cell>
          <table:table-cell office:value-type="float" office:value="53933" calcext:value-type="float">
            <text:p>53933</text:p>
          </table:table-cell>
          <table:table-cell office:value-type="float" office:value="15580" calcext:value-type="float">
            <text:p>15580</text:p>
          </table:table-cell>
          <table:table-cell office:value-type="float" office:value="19541" calcext:value-type="float">
            <text:p>19541</text:p>
          </table:table-cell>
          <table:table-cell office:value-type="float" office:value="3897401" calcext:value-type="float">
            <text:p>3897401</text:p>
          </table:table-cell>
          <table:table-cell office:value-type="float" office:value="93049" calcext:value-type="float">
            <text:p>93049</text:p>
          </table:table-cell>
          <table:table-cell office:value-type="float" office:value="39161" calcext:value-type="float">
            <text:p>39161</text:p>
          </table:table-cell>
          <table:table-cell office:value-type="float" office:value="15330" calcext:value-type="float">
            <text:p>15330</text:p>
          </table:table-cell>
          <table:table-cell office:value-type="float" office:value="3417640" calcext:value-type="float">
            <text:p>3417640</text:p>
          </table:table-cell>
          <table:table-cell office:value-type="float" office:value="42662" calcext:value-type="float">
            <text:p>42662</text:p>
          </table:table-cell>
          <table:table-cell office:value-type="float" office:value="3905372" calcext:value-type="float">
            <text:p>3905372</text:p>
          </table:table-cell>
          <table:table-cell office:value-type="float" office:value="12285" calcext:value-type="float">
            <text:p>12285</text:p>
          </table:table-cell>
          <table:table-cell office:value-type="float" office:value="3917653" calcext:value-type="float">
            <text:p>3917653</text:p>
          </table:table-cell>
          <table:table-cell office:value-type="float" office:value="50160" calcext:value-type="float">
            <text:p>50160</text:p>
          </table:table-cell>
          <table:table-cell office:value-type="float" office:value="7173179" calcext:value-type="float">
            <text:p>7173179</text:p>
          </table:table-cell>
          <table:table-cell office:value-type="float" office:value="14048" calcext:value-type="float">
            <text:p>14048</text:p>
          </table:table-cell>
          <table:table-cell office:value-type="float" office:value="2973445" calcext:value-type="float">
            <text:p>2973445</text:p>
          </table:table-cell>
          <table:table-cell office:value-type="float" office:value="2408020" calcext:value-type="float">
            <text:p>2408020</text:p>
          </table:table-cell>
        </table:table-row>
        <table:table-row table:style-name="ro1" table:visibility="collapse">
          <table:table-cell office:value-type="float" office:value="2750" calcext:value-type="float">
            <text:p>2750</text:p>
          </table:table-cell>
          <table:table-cell office:value-type="float" office:value="92055" calcext:value-type="float">
            <text:p>92055</text:p>
          </table:table-cell>
          <table:table-cell office:value-type="float" office:value="49505" calcext:value-type="float">
            <text:p>49505</text:p>
          </table:table-cell>
          <table:table-cell office:value-type="float" office:value="18776" calcext:value-type="float">
            <text:p>18776</text:p>
          </table:table-cell>
          <table:table-cell office:value-type="float" office:value="50989" calcext:value-type="float">
            <text:p>50989</text:p>
          </table:table-cell>
          <table:table-cell office:value-type="float" office:value="52939" calcext:value-type="float">
            <text:p>52939</text:p>
          </table:table-cell>
          <table:table-cell office:value-type="float" office:value="18379" calcext:value-type="float">
            <text:p>18379</text:p>
          </table:table-cell>
          <table:table-cell office:value-type="float" office:value="20223" calcext:value-type="float">
            <text:p>20223</text:p>
          </table:table-cell>
          <table:table-cell office:value-type="float" office:value="4342243" calcext:value-type="float">
            <text:p>4342243</text:p>
          </table:table-cell>
          <table:table-cell office:value-type="float" office:value="67407" calcext:value-type="float">
            <text:p>67407</text:p>
          </table:table-cell>
          <table:table-cell office:value-type="float" office:value="43164" calcext:value-type="float">
            <text:p>43164</text:p>
          </table:table-cell>
          <table:table-cell office:value-type="float" office:value="9323" calcext:value-type="float">
            <text:p>9323</text:p>
          </table:table-cell>
          <table:table-cell office:value-type="float" office:value="3957784" calcext:value-type="float">
            <text:p>3957784</text:p>
          </table:table-cell>
          <table:table-cell office:value-type="float" office:value="46647" calcext:value-type="float">
            <text:p>46647</text:p>
          </table:table-cell>
          <table:table-cell office:value-type="float" office:value="4294338" calcext:value-type="float">
            <text:p>4294338</text:p>
          </table:table-cell>
          <table:table-cell office:value-type="float" office:value="12420" calcext:value-type="float">
            <text:p>12420</text:p>
          </table:table-cell>
          <table:table-cell office:value-type="float" office:value="4207449" calcext:value-type="float">
            <text:p>4207449</text:p>
          </table:table-cell>
          <table:table-cell office:value-type="float" office:value="45057" calcext:value-type="float">
            <text:p>45057</text:p>
          </table:table-cell>
          <table:table-cell office:value-type="float" office:value="6214747" calcext:value-type="float">
            <text:p>6214747</text:p>
          </table:table-cell>
          <table:table-cell office:value-type="float" office:value="10952" calcext:value-type="float">
            <text:p>10952</text:p>
          </table:table-cell>
          <table:table-cell office:value-type="float" office:value="3277423" calcext:value-type="float">
            <text:p>3277423</text:p>
          </table:table-cell>
          <table:table-cell office:value-type="float" office:value="2665910" calcext:value-type="float">
            <text:p>2665910</text:p>
          </table:table-cell>
        </table:table-row>
        <table:table-row table:style-name="ro1" table:visibility="collapse">
          <table:table-cell office:value-type="float" office:value="3000" calcext:value-type="float">
            <text:p>3000</text:p>
          </table:table-cell>
          <table:table-cell office:value-type="float" office:value="98665" calcext:value-type="float">
            <text:p>98665</text:p>
          </table:table-cell>
          <table:table-cell office:value-type="float" office:value="51057" calcext:value-type="float">
            <text:p>51057</text:p>
          </table:table-cell>
          <table:table-cell office:value-type="float" office:value="18334" calcext:value-type="float">
            <text:p>18334</text:p>
          </table:table-cell>
          <table:table-cell office:value-type="float" office:value="52306" calcext:value-type="float">
            <text:p>52306</text:p>
          </table:table-cell>
          <table:table-cell office:value-type="float" office:value="51254" calcext:value-type="float">
            <text:p>51254</text:p>
          </table:table-cell>
          <table:table-cell office:value-type="float" office:value="18574" calcext:value-type="float">
            <text:p>18574</text:p>
          </table:table-cell>
          <table:table-cell office:value-type="float" office:value="20347" calcext:value-type="float">
            <text:p>20347</text:p>
          </table:table-cell>
          <table:table-cell office:value-type="float" office:value="4862802" calcext:value-type="float">
            <text:p>4862802</text:p>
          </table:table-cell>
          <table:table-cell office:value-type="float" office:value="55870" calcext:value-type="float">
            <text:p>55870</text:p>
          </table:table-cell>
          <table:table-cell office:value-type="float" office:value="40509" calcext:value-type="float">
            <text:p>40509</text:p>
          </table:table-cell>
          <table:table-cell office:value-type="float" office:value="9380" calcext:value-type="float">
            <text:p>9380</text:p>
          </table:table-cell>
          <table:table-cell office:value-type="float" office:value="5335568" calcext:value-type="float">
            <text:p>5335568</text:p>
          </table:table-cell>
          <table:table-cell office:value-type="float" office:value="43444" calcext:value-type="float">
            <text:p>43444</text:p>
          </table:table-cell>
          <table:table-cell office:value-type="float" office:value="4643720" calcext:value-type="float">
            <text:p>4643720</text:p>
          </table:table-cell>
          <table:table-cell office:value-type="float" office:value="12299" calcext:value-type="float">
            <text:p>12299</text:p>
          </table:table-cell>
          <table:table-cell office:value-type="float" office:value="4676764" calcext:value-type="float">
            <text:p>4676764</text:p>
          </table:table-cell>
          <table:table-cell office:value-type="float" office:value="38282" calcext:value-type="float">
            <text:p>38282</text:p>
          </table:table-cell>
          <table:table-cell office:value-type="float" office:value="12512582" calcext:value-type="float">
            <text:p>12512582</text:p>
          </table:table-cell>
          <table:table-cell office:value-type="float" office:value="12292" calcext:value-type="float">
            <text:p>12292</text:p>
          </table:table-cell>
          <table:table-cell office:value-type="float" office:value="3964944" calcext:value-type="float">
            <text:p>3964944</text:p>
          </table:table-cell>
          <table:table-cell office:value-type="float" office:value="2948865" calcext:value-type="float">
            <text:p>2948865</text:p>
          </table:table-cell>
        </table:table-row>
        <table:table-row table:style-name="ro1" table:visibility="collapse">
          <table:table-cell office:value-type="float" office:value="3250" calcext:value-type="float">
            <text:p>3250</text:p>
          </table:table-cell>
          <table:table-cell office:value-type="float" office:value="89158" calcext:value-type="float">
            <text:p>89158</text:p>
          </table:table-cell>
          <table:table-cell office:value-type="float" office:value="54267" calcext:value-type="float">
            <text:p>54267</text:p>
          </table:table-cell>
          <table:table-cell office:value-type="float" office:value="18158" calcext:value-type="float">
            <text:p>18158</text:p>
          </table:table-cell>
          <table:table-cell office:value-type="float" office:value="46720" calcext:value-type="float">
            <text:p>46720</text:p>
          </table:table-cell>
          <table:table-cell office:value-type="float" office:value="52493" calcext:value-type="float">
            <text:p>52493</text:p>
          </table:table-cell>
          <table:table-cell office:value-type="float" office:value="17969" calcext:value-type="float">
            <text:p>17969</text:p>
          </table:table-cell>
          <table:table-cell office:value-type="float" office:value="19285" calcext:value-type="float">
            <text:p>19285</text:p>
          </table:table-cell>
          <table:table-cell office:value-type="float" office:value="10647887" calcext:value-type="float">
            <text:p>10647887</text:p>
          </table:table-cell>
          <table:table-cell office:value-type="float" office:value="51437" calcext:value-type="float">
            <text:p>51437</text:p>
          </table:table-cell>
          <table:table-cell office:value-type="float" office:value="42123" calcext:value-type="float">
            <text:p>42123</text:p>
          </table:table-cell>
          <table:table-cell office:value-type="float" office:value="9212" calcext:value-type="float">
            <text:p>9212</text:p>
          </table:table-cell>
          <table:table-cell office:value-type="float" office:value="4533753" calcext:value-type="float">
            <text:p>4533753</text:p>
          </table:table-cell>
          <table:table-cell office:value-type="float" office:value="44799" calcext:value-type="float">
            <text:p>44799</text:p>
          </table:table-cell>
          <table:table-cell office:value-type="float" office:value="5006732" calcext:value-type="float">
            <text:p>5006732</text:p>
          </table:table-cell>
          <table:table-cell office:value-type="float" office:value="13096" calcext:value-type="float">
            <text:p>13096</text:p>
          </table:table-cell>
          <table:table-cell office:value-type="float" office:value="5123490" calcext:value-type="float">
            <text:p>5123490</text:p>
          </table:table-cell>
          <table:table-cell office:value-type="float" office:value="42625" calcext:value-type="float">
            <text:p>42625</text:p>
          </table:table-cell>
          <table:table-cell office:value-type="float" office:value="7334339" calcext:value-type="float">
            <text:p>7334339</text:p>
          </table:table-cell>
          <table:table-cell office:value-type="float" office:value="9413" calcext:value-type="float">
            <text:p>9413</text:p>
          </table:table-cell>
          <table:table-cell office:value-type="float" office:value="4085733" calcext:value-type="float">
            <text:p>4085733</text:p>
          </table:table-cell>
          <table:table-cell office:value-type="float" office:value="3997647" calcext:value-type="float">
            <text:p>3997647</text:p>
          </table:table-cell>
        </table:table-row>
        <table:table-row table:style-name="ro1" table:visibility="collapse">
          <table:table-cell office:value-type="float" office:value="3500" calcext:value-type="float">
            <text:p>3500</text:p>
          </table:table-cell>
          <table:table-cell office:value-type="float" office:value="91058" calcext:value-type="float">
            <text:p>91058</text:p>
          </table:table-cell>
          <table:table-cell office:value-type="float" office:value="55418" calcext:value-type="float">
            <text:p>55418</text:p>
          </table:table-cell>
          <table:table-cell office:value-type="float" office:value="18554" calcext:value-type="float">
            <text:p>18554</text:p>
          </table:table-cell>
          <table:table-cell office:value-type="float" office:value="49285" calcext:value-type="float">
            <text:p>49285</text:p>
          </table:table-cell>
          <table:table-cell office:value-type="float" office:value="51316" calcext:value-type="float">
            <text:p>51316</text:p>
          </table:table-cell>
          <table:table-cell office:value-type="float" office:value="17038" calcext:value-type="float">
            <text:p>17038</text:p>
          </table:table-cell>
          <table:table-cell office:value-type="float" office:value="19272" calcext:value-type="float">
            <text:p>19272</text:p>
          </table:table-cell>
          <table:table-cell office:value-type="float" office:value="5449109" calcext:value-type="float">
            <text:p>5449109</text:p>
          </table:table-cell>
          <table:table-cell office:value-type="float" office:value="54429" calcext:value-type="float">
            <text:p>54429</text:p>
          </table:table-cell>
          <table:table-cell office:value-type="float" office:value="41751" calcext:value-type="float">
            <text:p>41751</text:p>
          </table:table-cell>
          <table:table-cell office:value-type="float" office:value="9133" calcext:value-type="float">
            <text:p>9133</text:p>
          </table:table-cell>
          <table:table-cell office:value-type="float" office:value="5255981" calcext:value-type="float">
            <text:p>5255981</text:p>
          </table:table-cell>
          <table:table-cell office:value-type="float" office:value="44793" calcext:value-type="float">
            <text:p>44793</text:p>
          </table:table-cell>
          <table:table-cell office:value-type="float" office:value="5430161" calcext:value-type="float">
            <text:p>5430161</text:p>
          </table:table-cell>
          <table:table-cell office:value-type="float" office:value="15004" calcext:value-type="float">
            <text:p>15004</text:p>
          </table:table-cell>
          <table:table-cell office:value-type="float" office:value="5550997" calcext:value-type="float">
            <text:p>5550997</text:p>
          </table:table-cell>
          <table:table-cell office:value-type="float" office:value="45492" calcext:value-type="float">
            <text:p>45492</text:p>
          </table:table-cell>
          <table:table-cell office:value-type="float" office:value="7941604" calcext:value-type="float">
            <text:p>7941604</text:p>
          </table:table-cell>
          <table:table-cell office:value-type="float" office:value="12582" calcext:value-type="float">
            <text:p>12582</text:p>
          </table:table-cell>
          <table:table-cell office:value-type="float" office:value="4221402" calcext:value-type="float">
            <text:p>4221402</text:p>
          </table:table-cell>
          <table:table-cell office:value-type="float" office:value="3566251" calcext:value-type="float">
            <text:p>3566251</text:p>
          </table:table-cell>
        </table:table-row>
        <table:table-row table:style-name="ro1" table:visibility="collapse">
          <table:table-cell office:value-type="float" office:value="3750" calcext:value-type="float">
            <text:p>3750</text:p>
          </table:table-cell>
          <table:table-cell office:value-type="float" office:value="87167" calcext:value-type="float">
            <text:p>87167</text:p>
          </table:table-cell>
          <table:table-cell office:value-type="float" office:value="62085" calcext:value-type="float">
            <text:p>62085</text:p>
          </table:table-cell>
          <table:table-cell office:value-type="float" office:value="18203" calcext:value-type="float">
            <text:p>18203</text:p>
          </table:table-cell>
          <table:table-cell office:value-type="float" office:value="47030" calcext:value-type="float">
            <text:p>47030</text:p>
          </table:table-cell>
          <table:table-cell office:value-type="float" office:value="75378" calcext:value-type="float">
            <text:p>75378</text:p>
          </table:table-cell>
          <table:table-cell office:value-type="float" office:value="17248" calcext:value-type="float">
            <text:p>17248</text:p>
          </table:table-cell>
          <table:table-cell office:value-type="float" office:value="19307" calcext:value-type="float">
            <text:p>19307</text:p>
          </table:table-cell>
          <table:table-cell office:value-type="float" office:value="6091326" calcext:value-type="float">
            <text:p>6091326</text:p>
          </table:table-cell>
          <table:table-cell office:value-type="float" office:value="61906" calcext:value-type="float">
            <text:p>61906</text:p>
          </table:table-cell>
          <table:table-cell office:value-type="float" office:value="43671" calcext:value-type="float">
            <text:p>43671</text:p>
          </table:table-cell>
          <table:table-cell office:value-type="float" office:value="9333" calcext:value-type="float">
            <text:p>9333</text:p>
          </table:table-cell>
          <table:table-cell office:value-type="float" office:value="5461819" calcext:value-type="float">
            <text:p>5461819</text:p>
          </table:table-cell>
          <table:table-cell office:value-type="float" office:value="45805" calcext:value-type="float">
            <text:p>45805</text:p>
          </table:table-cell>
          <table:table-cell office:value-type="float" office:value="5763752" calcext:value-type="float">
            <text:p>5763752</text:p>
          </table:table-cell>
          <table:table-cell office:value-type="float" office:value="14535" calcext:value-type="float">
            <text:p>14535</text:p>
          </table:table-cell>
          <table:table-cell office:value-type="float" office:value="6019228" calcext:value-type="float">
            <text:p>6019228</text:p>
          </table:table-cell>
          <table:table-cell office:value-type="float" office:value="46874" calcext:value-type="float">
            <text:p>46874</text:p>
          </table:table-cell>
          <table:table-cell office:value-type="float" office:value="8693276" calcext:value-type="float">
            <text:p>8693276</text:p>
          </table:table-cell>
          <table:table-cell office:value-type="float" office:value="9415" calcext:value-type="float">
            <text:p>9415</text:p>
          </table:table-cell>
          <table:table-cell office:value-type="float" office:value="4640797" calcext:value-type="float">
            <text:p>4640797</text:p>
          </table:table-cell>
          <table:table-cell office:value-type="float" office:value="3777935" calcext:value-type="float">
            <text:p>3777935</text:p>
          </table:table-cell>
        </table:table-row>
        <table:table-row table:style-name="ro1" table:visibility="collapse">
          <table:table-cell office:value-type="float" office:value="4000" calcext:value-type="float">
            <text:p>4000</text:p>
          </table:table-cell>
          <table:table-cell office:value-type="float" office:value="88375" calcext:value-type="float">
            <text:p>88375</text:p>
          </table:table-cell>
          <table:table-cell office:value-type="float" office:value="57829" calcext:value-type="float">
            <text:p>57829</text:p>
          </table:table-cell>
          <table:table-cell office:value-type="float" office:value="20546" calcext:value-type="float">
            <text:p>20546</text:p>
          </table:table-cell>
          <table:table-cell office:value-type="float" office:value="45786" calcext:value-type="float">
            <text:p>45786</text:p>
          </table:table-cell>
          <table:table-cell office:value-type="float" office:value="62278" calcext:value-type="float">
            <text:p>62278</text:p>
          </table:table-cell>
          <table:table-cell office:value-type="float" office:value="17327" calcext:value-type="float">
            <text:p>17327</text:p>
          </table:table-cell>
          <table:table-cell office:value-type="float" office:value="23821" calcext:value-type="float">
            <text:p>23821</text:p>
          </table:table-cell>
          <table:table-cell office:value-type="float" office:value="6363597" calcext:value-type="float">
            <text:p>6363597</text:p>
          </table:table-cell>
          <table:table-cell office:value-type="float" office:value="61925" calcext:value-type="float">
            <text:p>61925</text:p>
          </table:table-cell>
          <table:table-cell office:value-type="float" office:value="46667" calcext:value-type="float">
            <text:p>46667</text:p>
          </table:table-cell>
          <table:table-cell office:value-type="float" office:value="11578" calcext:value-type="float">
            <text:p>11578</text:p>
          </table:table-cell>
          <table:table-cell office:value-type="float" office:value="11049150" calcext:value-type="float">
            <text:p>11049150</text:p>
          </table:table-cell>
          <table:table-cell office:value-type="float" office:value="42588" calcext:value-type="float">
            <text:p>42588</text:p>
          </table:table-cell>
          <table:table-cell office:value-type="float" office:value="6182392" calcext:value-type="float">
            <text:p>6182392</text:p>
          </table:table-cell>
          <table:table-cell office:value-type="float" office:value="13814" calcext:value-type="float">
            <text:p>13814</text:p>
          </table:table-cell>
          <table:table-cell office:value-type="float" office:value="6570273" calcext:value-type="float">
            <text:p>6570273</text:p>
          </table:table-cell>
          <table:table-cell office:value-type="float" office:value="42592" calcext:value-type="float">
            <text:p>42592</text:p>
          </table:table-cell>
          <table:table-cell office:value-type="float" office:value="9114156" calcext:value-type="float">
            <text:p>9114156</text:p>
          </table:table-cell>
          <table:table-cell office:value-type="float" office:value="20708" calcext:value-type="float">
            <text:p>20708</text:p>
          </table:table-cell>
          <table:table-cell office:value-type="float" office:value="4983753" calcext:value-type="float">
            <text:p>4983753</text:p>
          </table:table-cell>
          <table:table-cell office:value-type="float" office:value="3964601" calcext:value-type="float">
            <text:p>3964601</text:p>
          </table:table-cell>
        </table:table-row>
        <table:table-row table:style-name="ro1" table:visibility="collapse">
          <table:table-cell office:value-type="float" office:value="4250" calcext:value-type="float">
            <text:p>4250</text:p>
          </table:table-cell>
          <table:table-cell office:value-type="float" office:value="98047" calcext:value-type="float">
            <text:p>98047</text:p>
          </table:table-cell>
          <table:table-cell office:value-type="float" office:value="57052" calcext:value-type="float">
            <text:p>57052</text:p>
          </table:table-cell>
          <table:table-cell office:value-type="float" office:value="20127" calcext:value-type="float">
            <text:p>20127</text:p>
          </table:table-cell>
          <table:table-cell office:value-type="float" office:value="46469" calcext:value-type="float">
            <text:p>46469</text:p>
          </table:table-cell>
          <table:table-cell office:value-type="float" office:value="54622" calcext:value-type="float">
            <text:p>54622</text:p>
          </table:table-cell>
          <table:table-cell office:value-type="float" office:value="18209" calcext:value-type="float">
            <text:p>18209</text:p>
          </table:table-cell>
          <table:table-cell office:value-type="float" office:value="19982" calcext:value-type="float">
            <text:p>19982</text:p>
          </table:table-cell>
          <table:table-cell office:value-type="float" office:value="6626896" calcext:value-type="float">
            <text:p>6626896</text:p>
          </table:table-cell>
          <table:table-cell office:value-type="float" office:value="57829" calcext:value-type="float">
            <text:p>57829</text:p>
          </table:table-cell>
          <table:table-cell office:value-type="float" office:value="47619" calcext:value-type="float">
            <text:p>47619</text:p>
          </table:table-cell>
          <table:table-cell office:value-type="float" office:value="8917" calcext:value-type="float">
            <text:p>8917</text:p>
          </table:table-cell>
          <table:table-cell office:value-type="float" office:value="6051921" calcext:value-type="float">
            <text:p>6051921</text:p>
          </table:table-cell>
          <table:table-cell office:value-type="float" office:value="42359" calcext:value-type="float">
            <text:p>42359</text:p>
          </table:table-cell>
          <table:table-cell office:value-type="float" office:value="6599407" calcext:value-type="float">
            <text:p>6599407</text:p>
          </table:table-cell>
          <table:table-cell office:value-type="float" office:value="15549" calcext:value-type="float">
            <text:p>15549</text:p>
          </table:table-cell>
          <table:table-cell office:value-type="float" office:value="6764823" calcext:value-type="float">
            <text:p>6764823</text:p>
          </table:table-cell>
          <table:table-cell office:value-type="float" office:value="147836" calcext:value-type="float">
            <text:p>147836</text:p>
          </table:table-cell>
          <table:table-cell office:value-type="float" office:value="9673908" calcext:value-type="float">
            <text:p>9673908</text:p>
          </table:table-cell>
          <table:table-cell office:value-type="float" office:value="9500" calcext:value-type="float">
            <text:p>9500</text:p>
          </table:table-cell>
          <table:table-cell office:value-type="float" office:value="5396726" calcext:value-type="float">
            <text:p>5396726</text:p>
          </table:table-cell>
          <table:table-cell office:value-type="float" office:value="4188861" calcext:value-type="float">
            <text:p>4188861</text:p>
          </table:table-cell>
        </table:table-row>
        <table:table-row table:style-name="ro1" table:visibility="collapse">
          <table:table-cell office:value-type="float" office:value="4500" calcext:value-type="float">
            <text:p>4500</text:p>
          </table:table-cell>
          <table:table-cell office:value-type="float" office:value="100824" calcext:value-type="float">
            <text:p>100824</text:p>
          </table:table-cell>
          <table:table-cell office:value-type="float" office:value="52119" calcext:value-type="float">
            <text:p>52119</text:p>
          </table:table-cell>
          <table:table-cell office:value-type="float" office:value="19787" calcext:value-type="float">
            <text:p>19787</text:p>
          </table:table-cell>
          <table:table-cell office:value-type="float" office:value="50221" calcext:value-type="float">
            <text:p>50221</text:p>
          </table:table-cell>
          <table:table-cell office:value-type="float" office:value="53995" calcext:value-type="float">
            <text:p>53995</text:p>
          </table:table-cell>
          <table:table-cell office:value-type="float" office:value="16705" calcext:value-type="float">
            <text:p>16705</text:p>
          </table:table-cell>
          <table:table-cell office:value-type="float" office:value="18321" calcext:value-type="float">
            <text:p>18321</text:p>
          </table:table-cell>
          <table:table-cell office:value-type="float" office:value="7025819" calcext:value-type="float">
            <text:p>7025819</text:p>
          </table:table-cell>
          <table:table-cell office:value-type="float" office:value="56503" calcext:value-type="float">
            <text:p>56503</text:p>
          </table:table-cell>
          <table:table-cell office:value-type="float" office:value="50344" calcext:value-type="float">
            <text:p>50344</text:p>
          </table:table-cell>
          <table:table-cell office:value-type="float" office:value="8932" calcext:value-type="float">
            <text:p>8932</text:p>
          </table:table-cell>
          <table:table-cell office:value-type="float" office:value="6394848" calcext:value-type="float">
            <text:p>6394848</text:p>
          </table:table-cell>
          <table:table-cell office:value-type="float" office:value="43932" calcext:value-type="float">
            <text:p>43932</text:p>
          </table:table-cell>
          <table:table-cell office:value-type="float" office:value="6912250" calcext:value-type="float">
            <text:p>6912250</text:p>
          </table:table-cell>
          <table:table-cell office:value-type="float" office:value="14378" calcext:value-type="float">
            <text:p>14378</text:p>
          </table:table-cell>
          <table:table-cell office:value-type="float" office:value="7199259" calcext:value-type="float">
            <text:p>7199259</text:p>
          </table:table-cell>
          <table:table-cell office:value-type="float" office:value="45421" calcext:value-type="float">
            <text:p>45421</text:p>
          </table:table-cell>
          <table:table-cell office:value-type="float" office:value="10334220" calcext:value-type="float">
            <text:p>10334220</text:p>
          </table:table-cell>
          <table:table-cell office:value-type="float" office:value="11170" calcext:value-type="float">
            <text:p>11170</text:p>
          </table:table-cell>
          <table:table-cell office:value-type="float" office:value="5477855" calcext:value-type="float">
            <text:p>5477855</text:p>
          </table:table-cell>
          <table:table-cell office:value-type="float" office:value="4534368" calcext:value-type="float">
            <text:p>4534368</text:p>
          </table:table-cell>
        </table:table-row>
        <table:table-row table:style-name="ro1" table:visibility="collapse">
          <table:table-cell office:value-type="float" office:value="4750" calcext:value-type="float">
            <text:p>4750</text:p>
          </table:table-cell>
          <table:table-cell office:value-type="float" office:value="103226" calcext:value-type="float">
            <text:p>103226</text:p>
          </table:table-cell>
          <table:table-cell office:value-type="float" office:value="55763" calcext:value-type="float">
            <text:p>55763</text:p>
          </table:table-cell>
          <table:table-cell office:value-type="float" office:value="19676" calcext:value-type="float">
            <text:p>19676</text:p>
          </table:table-cell>
          <table:table-cell office:value-type="float" office:value="43895" calcext:value-type="float">
            <text:p>43895</text:p>
          </table:table-cell>
          <table:table-cell office:value-type="float" office:value="52842" calcext:value-type="float">
            <text:p>52842</text:p>
          </table:table-cell>
          <table:table-cell office:value-type="float" office:value="18086" calcext:value-type="float">
            <text:p>18086</text:p>
          </table:table-cell>
          <table:table-cell office:value-type="float" office:value="20004" calcext:value-type="float">
            <text:p>20004</text:p>
          </table:table-cell>
          <table:table-cell office:value-type="float" office:value="7400522" calcext:value-type="float">
            <text:p>7400522</text:p>
          </table:table-cell>
          <table:table-cell office:value-type="float" office:value="52211" calcext:value-type="float">
            <text:p>52211</text:p>
          </table:table-cell>
          <table:table-cell office:value-type="float" office:value="61631" calcext:value-type="float">
            <text:p>61631</text:p>
          </table:table-cell>
          <table:table-cell office:value-type="float" office:value="9041" calcext:value-type="float">
            <text:p>9041</text:p>
          </table:table-cell>
          <table:table-cell office:value-type="float" office:value="6774942" calcext:value-type="float">
            <text:p>6774942</text:p>
          </table:table-cell>
          <table:table-cell office:value-type="float" office:value="40881" calcext:value-type="float">
            <text:p>40881</text:p>
          </table:table-cell>
          <table:table-cell office:value-type="float" office:value="7274088" calcext:value-type="float">
            <text:p>7274088</text:p>
          </table:table-cell>
          <table:table-cell office:value-type="float" office:value="16837" calcext:value-type="float">
            <text:p>16837</text:p>
          </table:table-cell>
          <table:table-cell office:value-type="float" office:value="7647480" calcext:value-type="float">
            <text:p>7647480</text:p>
          </table:table-cell>
          <table:table-cell office:value-type="float" office:value="43158" calcext:value-type="float">
            <text:p>43158</text:p>
          </table:table-cell>
          <table:table-cell office:value-type="float" office:value="10997395" calcext:value-type="float">
            <text:p>10997395</text:p>
          </table:table-cell>
          <table:table-cell office:value-type="float" office:value="13542" calcext:value-type="float">
            <text:p>13542</text:p>
          </table:table-cell>
          <table:table-cell office:value-type="float" office:value="5884152" calcext:value-type="float">
            <text:p>5884152</text:p>
          </table:table-cell>
          <table:table-cell office:value-type="float" office:value="7191193" calcext:value-type="float">
            <text:p>7191193</text:p>
          </table:table-cell>
        </table:table-row>
        <table:table-row table:style-name="ro1" table:visibility="collapse">
          <table:table-cell office:value-type="float" office:value="5000" calcext:value-type="float">
            <text:p>5000</text:p>
          </table:table-cell>
          <table:table-cell office:value-type="float" office:value="89412" calcext:value-type="float">
            <text:p>89412</text:p>
          </table:table-cell>
          <table:table-cell office:value-type="float" office:value="63870" calcext:value-type="float">
            <text:p>63870</text:p>
          </table:table-cell>
          <table:table-cell office:value-type="float" office:value="19922" calcext:value-type="float">
            <text:p>19922</text:p>
          </table:table-cell>
          <table:table-cell office:value-type="float" office:value="48491" calcext:value-type="float">
            <text:p>48491</text:p>
          </table:table-cell>
          <table:table-cell office:value-type="float" office:value="53151" calcext:value-type="float">
            <text:p>53151</text:p>
          </table:table-cell>
          <table:table-cell office:value-type="float" office:value="17534" calcext:value-type="float">
            <text:p>17534</text:p>
          </table:table-cell>
          <table:table-cell office:value-type="float" office:value="20081" calcext:value-type="float">
            <text:p>20081</text:p>
          </table:table-cell>
          <table:table-cell office:value-type="float" office:value="7957507" calcext:value-type="float">
            <text:p>7957507</text:p>
          </table:table-cell>
          <table:table-cell office:value-type="float" office:value="53374" calcext:value-type="float">
            <text:p>53374</text:p>
          </table:table-cell>
          <table:table-cell office:value-type="float" office:value="61985" calcext:value-type="float">
            <text:p>61985</text:p>
          </table:table-cell>
          <table:table-cell office:value-type="float" office:value="9072" calcext:value-type="float">
            <text:p>9072</text:p>
          </table:table-cell>
          <table:table-cell office:value-type="float" office:value="7197419" calcext:value-type="float">
            <text:p>7197419</text:p>
          </table:table-cell>
          <table:table-cell office:value-type="float" office:value="43015" calcext:value-type="float">
            <text:p>43015</text:p>
          </table:table-cell>
          <table:table-cell office:value-type="float" office:value="7671019" calcext:value-type="float">
            <text:p>7671019</text:p>
          </table:table-cell>
          <table:table-cell office:value-type="float" office:value="18578" calcext:value-type="float">
            <text:p>18578</text:p>
          </table:table-cell>
          <table:table-cell office:value-type="float" office:value="8204566" calcext:value-type="float">
            <text:p>8204566</text:p>
          </table:table-cell>
          <table:table-cell office:value-type="float" office:value="45117" calcext:value-type="float">
            <text:p>45117</text:p>
          </table:table-cell>
          <table:table-cell office:value-type="float" office:value="11555217" calcext:value-type="float">
            <text:p>11555217</text:p>
          </table:table-cell>
          <table:table-cell office:value-type="float" office:value="13091" calcext:value-type="float">
            <text:p>13091</text:p>
          </table:table-cell>
          <table:table-cell office:value-type="float" office:value="6089579" calcext:value-type="float">
            <text:p>6089579</text:p>
          </table:table-cell>
          <table:table-cell office:value-type="float" office:value="5141850" calcext:value-type="float">
            <text:p>5141850</text:p>
          </table:table-cell>
        </table:table-row>
        <table:table-row table:style-name="ro1" table:visibility="collapse">
          <table:table-cell office:value-type="float" office:value="5250" calcext:value-type="float">
            <text:p>5250</text:p>
          </table:table-cell>
          <table:table-cell office:value-type="float" office:value="93972" calcext:value-type="float">
            <text:p>93972</text:p>
          </table:table-cell>
          <table:table-cell office:value-type="float" office:value="63880" calcext:value-type="float">
            <text:p>63880</text:p>
          </table:table-cell>
          <table:table-cell office:value-type="float" office:value="22785" calcext:value-type="float">
            <text:p>22785</text:p>
          </table:table-cell>
          <table:table-cell office:value-type="float" office:value="47227" calcext:value-type="float">
            <text:p>47227</text:p>
          </table:table-cell>
          <table:table-cell office:value-type="float" office:value="50879" calcext:value-type="float">
            <text:p>50879</text:p>
          </table:table-cell>
          <table:table-cell office:value-type="float" office:value="17910" calcext:value-type="float">
            <text:p>17910</text:p>
          </table:table-cell>
          <table:table-cell office:value-type="float" office:value="19703" calcext:value-type="float">
            <text:p>19703</text:p>
          </table:table-cell>
          <table:table-cell office:value-type="float" office:value="8407690" calcext:value-type="float">
            <text:p>8407690</text:p>
          </table:table-cell>
          <table:table-cell office:value-type="float" office:value="119451" calcext:value-type="float">
            <text:p>119451</text:p>
          </table:table-cell>
          <table:table-cell office:value-type="float" office:value="90464" calcext:value-type="float">
            <text:p>90464</text:p>
          </table:table-cell>
          <table:table-cell office:value-type="float" office:value="8922" calcext:value-type="float">
            <text:p>8922</text:p>
          </table:table-cell>
          <table:table-cell office:value-type="float" office:value="7402965" calcext:value-type="float">
            <text:p>7402965</text:p>
          </table:table-cell>
          <table:table-cell office:value-type="float" office:value="42038" calcext:value-type="float">
            <text:p>42038</text:p>
          </table:table-cell>
          <table:table-cell office:value-type="float" office:value="8059368" calcext:value-type="float">
            <text:p>8059368</text:p>
          </table:table-cell>
          <table:table-cell office:value-type="float" office:value="15174" calcext:value-type="float">
            <text:p>15174</text:p>
          </table:table-cell>
          <table:table-cell office:value-type="float" office:value="8594371" calcext:value-type="float">
            <text:p>8594371</text:p>
          </table:table-cell>
          <table:table-cell office:value-type="float" office:value="38465" calcext:value-type="float">
            <text:p>38465</text:p>
          </table:table-cell>
          <table:table-cell office:value-type="float" office:value="12114735" calcext:value-type="float">
            <text:p>12114735</text:p>
          </table:table-cell>
          <table:table-cell office:value-type="float" office:value="10366" calcext:value-type="float">
            <text:p>10366</text:p>
          </table:table-cell>
          <table:table-cell office:value-type="float" office:value="6585044" calcext:value-type="float">
            <text:p>6585044</text:p>
          </table:table-cell>
          <table:table-cell office:value-type="float" office:value="5274217" calcext:value-type="float">
            <text:p>5274217</text:p>
          </table:table-cell>
        </table:table-row>
        <table:table-row table:style-name="ro1" table:visibility="collapse">
          <table:table-cell office:value-type="float" office:value="5500" calcext:value-type="float">
            <text:p>5500</text:p>
          </table:table-cell>
          <table:table-cell office:value-type="float" office:value="93300" calcext:value-type="float">
            <text:p>93300</text:p>
          </table:table-cell>
          <table:table-cell office:value-type="float" office:value="59958" calcext:value-type="float">
            <text:p>59958</text:p>
          </table:table-cell>
          <table:table-cell office:value-type="float" office:value="20863" calcext:value-type="float">
            <text:p>20863</text:p>
          </table:table-cell>
          <table:table-cell office:value-type="float" office:value="44226" calcext:value-type="float">
            <text:p>44226</text:p>
          </table:table-cell>
          <table:table-cell office:value-type="float" office:value="49919" calcext:value-type="float">
            <text:p>49919</text:p>
          </table:table-cell>
          <table:table-cell office:value-type="float" office:value="17907" calcext:value-type="float">
            <text:p>17907</text:p>
          </table:table-cell>
          <table:table-cell office:value-type="float" office:value="25064" calcext:value-type="float">
            <text:p>25064</text:p>
          </table:table-cell>
          <table:table-cell office:value-type="float" office:value="8797482" calcext:value-type="float">
            <text:p>8797482</text:p>
          </table:table-cell>
          <table:table-cell office:value-type="float" office:value="56211" calcext:value-type="float">
            <text:p>56211</text:p>
          </table:table-cell>
          <table:table-cell office:value-type="float" office:value="39961" calcext:value-type="float">
            <text:p>39961</text:p>
          </table:table-cell>
          <table:table-cell office:value-type="float" office:value="8453" calcext:value-type="float">
            <text:p>8453</text:p>
          </table:table-cell>
          <table:table-cell office:value-type="float" office:value="7719805" calcext:value-type="float">
            <text:p>7719805</text:p>
          </table:table-cell>
          <table:table-cell office:value-type="float" office:value="41805" calcext:value-type="float">
            <text:p>41805</text:p>
          </table:table-cell>
          <table:table-cell office:value-type="float" office:value="8470169" calcext:value-type="float">
            <text:p>8470169</text:p>
          </table:table-cell>
          <table:table-cell office:value-type="float" office:value="14945" calcext:value-type="float">
            <text:p>14945</text:p>
          </table:table-cell>
          <table:table-cell office:value-type="float" office:value="8748131" calcext:value-type="float">
            <text:p>8748131</text:p>
          </table:table-cell>
          <table:table-cell office:value-type="float" office:value="46011" calcext:value-type="float">
            <text:p>46011</text:p>
          </table:table-cell>
          <table:table-cell office:value-type="float" office:value="12724079" calcext:value-type="float">
            <text:p>12724079</text:p>
          </table:table-cell>
          <table:table-cell office:value-type="float" office:value="10082" calcext:value-type="float">
            <text:p>10082</text:p>
          </table:table-cell>
          <table:table-cell office:value-type="float" office:value="6979636" calcext:value-type="float">
            <text:p>6979636</text:p>
          </table:table-cell>
          <table:table-cell office:value-type="float" office:value="5505757" calcext:value-type="float">
            <text:p>5505757</text:p>
          </table:table-cell>
        </table:table-row>
        <table:table-row table:style-name="ro1" table:visibility="collapse">
          <table:table-cell office:value-type="float" office:value="5750" calcext:value-type="float">
            <text:p>5750</text:p>
          </table:table-cell>
          <table:table-cell office:value-type="float" office:value="98170" calcext:value-type="float">
            <text:p>98170</text:p>
          </table:table-cell>
          <table:table-cell office:value-type="float" office:value="59175" calcext:value-type="float">
            <text:p>59175</text:p>
          </table:table-cell>
          <table:table-cell office:value-type="float" office:value="20668" calcext:value-type="float">
            <text:p>20668</text:p>
          </table:table-cell>
          <table:table-cell office:value-type="float" office:value="44498" calcext:value-type="float">
            <text:p>44498</text:p>
          </table:table-cell>
          <table:table-cell office:value-type="float" office:value="49370" calcext:value-type="float">
            <text:p>49370</text:p>
          </table:table-cell>
          <table:table-cell office:value-type="float" office:value="18266" calcext:value-type="float">
            <text:p>18266</text:p>
          </table:table-cell>
          <table:table-cell office:value-type="float" office:value="19676" calcext:value-type="float">
            <text:p>19676</text:p>
          </table:table-cell>
          <table:table-cell office:value-type="float" office:value="9259965" calcext:value-type="float">
            <text:p>9259965</text:p>
          </table:table-cell>
          <table:table-cell office:value-type="float" office:value="49867" calcext:value-type="float">
            <text:p>49867</text:p>
          </table:table-cell>
          <table:table-cell office:value-type="float" office:value="24251" calcext:value-type="float">
            <text:p>24251</text:p>
          </table:table-cell>
          <table:table-cell office:value-type="float" office:value="9112" calcext:value-type="float">
            <text:p>9112</text:p>
          </table:table-cell>
          <table:table-cell office:value-type="float" office:value="8114150" calcext:value-type="float">
            <text:p>8114150</text:p>
          </table:table-cell>
          <table:table-cell office:value-type="float" office:value="59519" calcext:value-type="float">
            <text:p>59519</text:p>
          </table:table-cell>
          <table:table-cell office:value-type="float" office:value="8792927" calcext:value-type="float">
            <text:p>8792927</text:p>
          </table:table-cell>
          <table:table-cell office:value-type="float" office:value="15293" calcext:value-type="float">
            <text:p>15293</text:p>
          </table:table-cell>
          <table:table-cell office:value-type="float" office:value="9106893" calcext:value-type="float">
            <text:p>9106893</text:p>
          </table:table-cell>
          <table:table-cell office:value-type="float" office:value="41585" calcext:value-type="float">
            <text:p>41585</text:p>
          </table:table-cell>
          <table:table-cell office:value-type="float" office:value="13411931" calcext:value-type="float">
            <text:p>13411931</text:p>
          </table:table-cell>
          <table:table-cell office:value-type="float" office:value="9916" calcext:value-type="float">
            <text:p>9916</text:p>
          </table:table-cell>
          <table:table-cell office:value-type="float" office:value="7332650" calcext:value-type="float">
            <text:p>7332650</text:p>
          </table:table-cell>
          <table:table-cell office:value-type="float" office:value="5706737" calcext:value-type="float">
            <text:p>5706737</text:p>
          </table:table-cell>
        </table:table-row>
        <table:table-row table:style-name="ro1" table:visibility="collapse">
          <table:table-cell office:value-type="float" office:value="6000" calcext:value-type="float">
            <text:p>6000</text:p>
          </table:table-cell>
          <table:table-cell office:value-type="float" office:value="92882" calcext:value-type="float">
            <text:p>92882</text:p>
          </table:table-cell>
          <table:table-cell office:value-type="float" office:value="58790" calcext:value-type="float">
            <text:p>58790</text:p>
          </table:table-cell>
          <table:table-cell office:value-type="float" office:value="21456" calcext:value-type="float">
            <text:p>21456</text:p>
          </table:table-cell>
          <table:table-cell office:value-type="float" office:value="45950" calcext:value-type="float">
            <text:p>45950</text:p>
          </table:table-cell>
          <table:table-cell office:value-type="float" office:value="47200" calcext:value-type="float">
            <text:p>47200</text:p>
          </table:table-cell>
          <table:table-cell office:value-type="float" office:value="19665" calcext:value-type="float">
            <text:p>19665</text:p>
          </table:table-cell>
          <table:table-cell office:value-type="float" office:value="21866" calcext:value-type="float">
            <text:p>21866</text:p>
          </table:table-cell>
          <table:table-cell office:value-type="float" office:value="9462797" calcext:value-type="float">
            <text:p>9462797</text:p>
          </table:table-cell>
          <table:table-cell office:value-type="float" office:value="57756" calcext:value-type="float">
            <text:p>57756</text:p>
          </table:table-cell>
          <table:table-cell office:value-type="float" office:value="25415" calcext:value-type="float">
            <text:p>25415</text:p>
          </table:table-cell>
          <table:table-cell office:value-type="float" office:value="8920" calcext:value-type="float">
            <text:p>8920</text:p>
          </table:table-cell>
          <table:table-cell office:value-type="float" office:value="8411464" calcext:value-type="float">
            <text:p>8411464</text:p>
          </table:table-cell>
          <table:table-cell office:value-type="float" office:value="39907" calcext:value-type="float">
            <text:p>39907</text:p>
          </table:table-cell>
          <table:table-cell office:value-type="float" office:value="9151728" calcext:value-type="float">
            <text:p>9151728</text:p>
          </table:table-cell>
          <table:table-cell office:value-type="float" office:value="15096" calcext:value-type="float">
            <text:p>15096</text:p>
          </table:table-cell>
          <table:table-cell office:value-type="float" office:value="9591940" calcext:value-type="float">
            <text:p>9591940</text:p>
          </table:table-cell>
          <table:table-cell office:value-type="float" office:value="44102" calcext:value-type="float">
            <text:p>44102</text:p>
          </table:table-cell>
          <table:table-cell office:value-type="float" office:value="14167145" calcext:value-type="float">
            <text:p>14167145</text:p>
          </table:table-cell>
          <table:table-cell office:value-type="float" office:value="9415" calcext:value-type="float">
            <text:p>9415</text:p>
          </table:table-cell>
          <table:table-cell office:value-type="float" office:value="7528157" calcext:value-type="float">
            <text:p>7528157</text:p>
          </table:table-cell>
          <table:table-cell office:value-type="float" office:value="5948238" calcext:value-type="float">
            <text:p>5948238</text:p>
          </table:table-cell>
        </table:table-row>
        <table:table-row table:style-name="ro1" table:visibility="collapse">
          <table:table-cell office:value-type="float" office:value="6250" calcext:value-type="float">
            <text:p>6250</text:p>
          </table:table-cell>
          <table:table-cell office:value-type="float" office:value="98188" calcext:value-type="float">
            <text:p>98188</text:p>
          </table:table-cell>
          <table:table-cell office:value-type="float" office:value="59627" calcext:value-type="float">
            <text:p>59627</text:p>
          </table:table-cell>
          <table:table-cell office:value-type="float" office:value="21497" calcext:value-type="float">
            <text:p>21497</text:p>
          </table:table-cell>
          <table:table-cell office:value-type="float" office:value="43678" calcext:value-type="float">
            <text:p>43678</text:p>
          </table:table-cell>
          <table:table-cell office:value-type="float" office:value="47547" calcext:value-type="float">
            <text:p>47547</text:p>
          </table:table-cell>
          <table:table-cell office:value-type="float" office:value="17995" calcext:value-type="float">
            <text:p>17995</text:p>
          </table:table-cell>
          <table:table-cell office:value-type="float" office:value="19476" calcext:value-type="float">
            <text:p>19476</text:p>
          </table:table-cell>
          <table:table-cell office:value-type="float" office:value="9813357" calcext:value-type="float">
            <text:p>9813357</text:p>
          </table:table-cell>
          <table:table-cell office:value-type="float" office:value="57886" calcext:value-type="float">
            <text:p>57886</text:p>
          </table:table-cell>
          <table:table-cell office:value-type="float" office:value="25663" calcext:value-type="float">
            <text:p>25663</text:p>
          </table:table-cell>
          <table:table-cell office:value-type="float" office:value="9584" calcext:value-type="float">
            <text:p>9584</text:p>
          </table:table-cell>
          <table:table-cell office:value-type="float" office:value="8816960" calcext:value-type="float">
            <text:p>8816960</text:p>
          </table:table-cell>
          <table:table-cell office:value-type="float" office:value="41592" calcext:value-type="float">
            <text:p>41592</text:p>
          </table:table-cell>
          <table:table-cell office:value-type="float" office:value="9529905" calcext:value-type="float">
            <text:p>9529905</text:p>
          </table:table-cell>
          <table:table-cell office:value-type="float" office:value="15373" calcext:value-type="float">
            <text:p>15373</text:p>
          </table:table-cell>
          <table:table-cell office:value-type="float" office:value="9698664" calcext:value-type="float">
            <text:p>9698664</text:p>
          </table:table-cell>
          <table:table-cell office:value-type="float" office:value="40589" calcext:value-type="float">
            <text:p>40589</text:p>
          </table:table-cell>
          <table:table-cell office:value-type="float" office:value="14584232" calcext:value-type="float">
            <text:p>14584232</text:p>
          </table:table-cell>
          <table:table-cell office:value-type="float" office:value="11956" calcext:value-type="float">
            <text:p>11956</text:p>
          </table:table-cell>
          <table:table-cell office:value-type="float" office:value="7865417" calcext:value-type="float">
            <text:p>7865417</text:p>
          </table:table-cell>
          <table:table-cell office:value-type="float" office:value="6221751" calcext:value-type="float">
            <text:p>6221751</text:p>
          </table:table-cell>
        </table:table-row>
        <table:table-row table:style-name="ro1" table:visibility="collapse">
          <table:table-cell office:value-type="float" office:value="6500" calcext:value-type="float">
            <text:p>6500</text:p>
          </table:table-cell>
          <table:table-cell office:value-type="float" office:value="102651" calcext:value-type="float">
            <text:p>102651</text:p>
          </table:table-cell>
          <table:table-cell office:value-type="float" office:value="56960" calcext:value-type="float">
            <text:p>56960</text:p>
          </table:table-cell>
          <table:table-cell office:value-type="float" office:value="21873" calcext:value-type="float">
            <text:p>21873</text:p>
          </table:table-cell>
          <table:table-cell office:value-type="float" office:value="44450" calcext:value-type="float">
            <text:p>44450</text:p>
          </table:table-cell>
          <table:table-cell office:value-type="float" office:value="45582" calcext:value-type="float">
            <text:p>45582</text:p>
          </table:table-cell>
          <table:table-cell office:value-type="float" office:value="17068" calcext:value-type="float">
            <text:p>17068</text:p>
          </table:table-cell>
          <table:table-cell office:value-type="float" office:value="23150" calcext:value-type="float">
            <text:p>23150</text:p>
          </table:table-cell>
          <table:table-cell office:value-type="float" office:value="10310830" calcext:value-type="float">
            <text:p>10310830</text:p>
          </table:table-cell>
          <table:table-cell office:value-type="float" office:value="52257" calcext:value-type="float">
            <text:p>52257</text:p>
          </table:table-cell>
          <table:table-cell office:value-type="float" office:value="24988" calcext:value-type="float">
            <text:p>24988</text:p>
          </table:table-cell>
          <table:table-cell office:value-type="float" office:value="10424" calcext:value-type="float">
            <text:p>10424</text:p>
          </table:table-cell>
          <table:table-cell office:value-type="float" office:value="9079761" calcext:value-type="float">
            <text:p>9079761</text:p>
          </table:table-cell>
          <table:table-cell office:value-type="float" office:value="41717" calcext:value-type="float">
            <text:p>41717</text:p>
          </table:table-cell>
          <table:table-cell office:value-type="float" office:value="10101300" calcext:value-type="float">
            <text:p>10101300</text:p>
          </table:table-cell>
          <table:table-cell office:value-type="float" office:value="15368" calcext:value-type="float">
            <text:p>15368</text:p>
          </table:table-cell>
          <table:table-cell office:value-type="float" office:value="9893720" calcext:value-type="float">
            <text:p>9893720</text:p>
          </table:table-cell>
          <table:table-cell office:value-type="float" office:value="40709" calcext:value-type="float">
            <text:p>40709</text:p>
          </table:table-cell>
          <table:table-cell office:value-type="float" office:value="15221822" calcext:value-type="float">
            <text:p>15221822</text:p>
          </table:table-cell>
          <table:table-cell office:value-type="float" office:value="10585" calcext:value-type="float">
            <text:p>10585</text:p>
          </table:table-cell>
          <table:table-cell office:value-type="float" office:value="8187635" calcext:value-type="float">
            <text:p>8187635</text:p>
          </table:table-cell>
          <table:table-cell office:value-type="float" office:value="6469507" calcext:value-type="float">
            <text:p>6469507</text:p>
          </table:table-cell>
        </table:table-row>
        <table:table-row table:style-name="ro1" table:visibility="collapse">
          <table:table-cell office:value-type="float" office:value="6750" calcext:value-type="float">
            <text:p>6750</text:p>
          </table:table-cell>
          <table:table-cell office:value-type="float" office:value="101665" calcext:value-type="float">
            <text:p>101665</text:p>
          </table:table-cell>
          <table:table-cell office:value-type="float" office:value="58211" calcext:value-type="float">
            <text:p>58211</text:p>
          </table:table-cell>
          <table:table-cell office:value-type="float" office:value="21577" calcext:value-type="float">
            <text:p>21577</text:p>
          </table:table-cell>
          <table:table-cell office:value-type="float" office:value="42405" calcext:value-type="float">
            <text:p>42405</text:p>
          </table:table-cell>
          <table:table-cell office:value-type="float" office:value="45702" calcext:value-type="float">
            <text:p>45702</text:p>
          </table:table-cell>
          <table:table-cell office:value-type="float" office:value="16432" calcext:value-type="float">
            <text:p>16432</text:p>
          </table:table-cell>
          <table:table-cell office:value-type="float" office:value="20245" calcext:value-type="float">
            <text:p>20245</text:p>
          </table:table-cell>
          <table:table-cell office:value-type="float" office:value="10630503" calcext:value-type="float">
            <text:p>10630503</text:p>
          </table:table-cell>
          <table:table-cell office:value-type="float" office:value="54297" calcext:value-type="float">
            <text:p>54297</text:p>
          </table:table-cell>
          <table:table-cell office:value-type="float" office:value="25911" calcext:value-type="float">
            <text:p>25911</text:p>
          </table:table-cell>
          <table:table-cell office:value-type="float" office:value="10410" calcext:value-type="float">
            <text:p>10410</text:p>
          </table:table-cell>
          <table:table-cell office:value-type="float" office:value="9514939" calcext:value-type="float">
            <text:p>9514939</text:p>
          </table:table-cell>
          <table:table-cell office:value-type="float" office:value="43510" calcext:value-type="float">
            <text:p>43510</text:p>
          </table:table-cell>
          <table:table-cell office:value-type="float" office:value="10475102" calcext:value-type="float">
            <text:p>10475102</text:p>
          </table:table-cell>
          <table:table-cell office:value-type="float" office:value="15446" calcext:value-type="float">
            <text:p>15446</text:p>
          </table:table-cell>
          <table:table-cell office:value-type="float" office:value="10219218" calcext:value-type="float">
            <text:p>10219218</text:p>
          </table:table-cell>
          <table:table-cell office:value-type="float" office:value="39705" calcext:value-type="float">
            <text:p>39705</text:p>
          </table:table-cell>
          <table:table-cell office:value-type="float" office:value="16027623" calcext:value-type="float">
            <text:p>16027623</text:p>
          </table:table-cell>
          <table:table-cell office:value-type="float" office:value="9378" calcext:value-type="float">
            <text:p>9378</text:p>
          </table:table-cell>
          <table:table-cell office:value-type="float" office:value="8527264" calcext:value-type="float">
            <text:p>8527264</text:p>
          </table:table-cell>
          <table:table-cell office:value-type="float" office:value="6713765" calcext:value-type="float">
            <text:p>6713765</text:p>
          </table:table-cell>
        </table:table-row>
        <table:table-row table:style-name="ro1" table:visibility="collapse">
          <table:table-cell office:value-type="float" office:value="7000" calcext:value-type="float">
            <text:p>7000</text:p>
          </table:table-cell>
          <table:table-cell office:value-type="float" office:value="97365" calcext:value-type="float">
            <text:p>97365</text:p>
          </table:table-cell>
          <table:table-cell office:value-type="float" office:value="58550" calcext:value-type="float">
            <text:p>58550</text:p>
          </table:table-cell>
          <table:table-cell office:value-type="float" office:value="21746" calcext:value-type="float">
            <text:p>21746</text:p>
          </table:table-cell>
          <table:table-cell office:value-type="float" office:value="49298" calcext:value-type="float">
            <text:p>49298</text:p>
          </table:table-cell>
          <table:table-cell office:value-type="float" office:value="44586" calcext:value-type="float">
            <text:p>44586</text:p>
          </table:table-cell>
          <table:table-cell office:value-type="float" office:value="16329" calcext:value-type="float">
            <text:p>16329</text:p>
          </table:table-cell>
          <table:table-cell office:value-type="float" office:value="23098" calcext:value-type="float">
            <text:p>23098</text:p>
          </table:table-cell>
          <table:table-cell office:value-type="float" office:value="10933474" calcext:value-type="float">
            <text:p>10933474</text:p>
          </table:table-cell>
          <table:table-cell office:value-type="float" office:value="55220" calcext:value-type="float">
            <text:p>55220</text:p>
          </table:table-cell>
          <table:table-cell office:value-type="float" office:value="24671" calcext:value-type="float">
            <text:p>24671</text:p>
          </table:table-cell>
          <table:table-cell office:value-type="float" office:value="10411" calcext:value-type="float">
            <text:p>10411</text:p>
          </table:table-cell>
          <table:table-cell office:value-type="float" office:value="10023703" calcext:value-type="float">
            <text:p>10023703</text:p>
          </table:table-cell>
          <table:table-cell office:value-type="float" office:value="41294" calcext:value-type="float">
            <text:p>41294</text:p>
          </table:table-cell>
          <table:table-cell office:value-type="float" office:value="10809903" calcext:value-type="float">
            <text:p>10809903</text:p>
          </table:table-cell>
          <table:table-cell office:value-type="float" office:value="18928" calcext:value-type="float">
            <text:p>18928</text:p>
          </table:table-cell>
          <table:table-cell office:value-type="float" office:value="10384473" calcext:value-type="float">
            <text:p>10384473</text:p>
          </table:table-cell>
          <table:table-cell office:value-type="float" office:value="41082" calcext:value-type="float">
            <text:p>41082</text:p>
          </table:table-cell>
          <table:table-cell office:value-type="float" office:value="16770427" calcext:value-type="float">
            <text:p>16770427</text:p>
          </table:table-cell>
          <table:table-cell office:value-type="float" office:value="9252" calcext:value-type="float">
            <text:p>9252</text:p>
          </table:table-cell>
          <table:table-cell office:value-type="float" office:value="8804319" calcext:value-type="float">
            <text:p>8804319</text:p>
          </table:table-cell>
          <table:table-cell office:value-type="float" office:value="6965228" calcext:value-type="float">
            <text:p>6965228</text:p>
          </table:table-cell>
        </table:table-row>
        <table:table-row table:style-name="ro1" table:visibility="collapse">
          <table:table-cell office:value-type="float" office:value="7250" calcext:value-type="float">
            <text:p>7250</text:p>
          </table:table-cell>
          <table:table-cell office:value-type="float" office:value="97128" calcext:value-type="float">
            <text:p>97128</text:p>
          </table:table-cell>
          <table:table-cell office:value-type="float" office:value="63917" calcext:value-type="float">
            <text:p>63917</text:p>
          </table:table-cell>
          <table:table-cell office:value-type="float" office:value="20870" calcext:value-type="float">
            <text:p>20870</text:p>
          </table:table-cell>
          <table:table-cell office:value-type="float" office:value="44936" calcext:value-type="float">
            <text:p>44936</text:p>
          </table:table-cell>
          <table:table-cell office:value-type="float" office:value="43708" calcext:value-type="float">
            <text:p>43708</text:p>
          </table:table-cell>
          <table:table-cell office:value-type="float" office:value="17665" calcext:value-type="float">
            <text:p>17665</text:p>
          </table:table-cell>
          <table:table-cell office:value-type="float" office:value="20086" calcext:value-type="float">
            <text:p>20086</text:p>
          </table:table-cell>
          <table:table-cell office:value-type="float" office:value="11512850" calcext:value-type="float">
            <text:p>11512850</text:p>
          </table:table-cell>
          <table:table-cell office:value-type="float" office:value="61222" calcext:value-type="float">
            <text:p>61222</text:p>
          </table:table-cell>
          <table:table-cell office:value-type="float" office:value="25841" calcext:value-type="float">
            <text:p>25841</text:p>
          </table:table-cell>
          <table:table-cell office:value-type="float" office:value="10353" calcext:value-type="float">
            <text:p>10353</text:p>
          </table:table-cell>
          <table:table-cell office:value-type="float" office:value="10382045" calcext:value-type="float">
            <text:p>10382045</text:p>
          </table:table-cell>
          <table:table-cell office:value-type="float" office:value="41054" calcext:value-type="float">
            <text:p>41054</text:p>
          </table:table-cell>
          <table:table-cell office:value-type="float" office:value="11195167" calcext:value-type="float">
            <text:p>11195167</text:p>
          </table:table-cell>
          <table:table-cell office:value-type="float" office:value="15964" calcext:value-type="float">
            <text:p>15964</text:p>
          </table:table-cell>
          <table:table-cell office:value-type="float" office:value="10534110" calcext:value-type="float">
            <text:p>10534110</text:p>
          </table:table-cell>
          <table:table-cell office:value-type="float" office:value="38631" calcext:value-type="float">
            <text:p>38631</text:p>
          </table:table-cell>
          <table:table-cell office:value-type="float" office:value="17365343" calcext:value-type="float">
            <text:p>17365343</text:p>
          </table:table-cell>
          <table:table-cell office:value-type="float" office:value="11002" calcext:value-type="float">
            <text:p>11002</text:p>
          </table:table-cell>
          <table:table-cell office:value-type="float" office:value="9171741" calcext:value-type="float">
            <text:p>9171741</text:p>
          </table:table-cell>
          <table:table-cell office:value-type="float" office:value="7300772" calcext:value-type="float">
            <text:p>7300772</text:p>
          </table:table-cell>
        </table:table-row>
        <table:table-row table:style-name="ro1" table:visibility="collapse">
          <table:table-cell office:value-type="float" office:value="7500" calcext:value-type="float">
            <text:p>7500</text:p>
          </table:table-cell>
          <table:table-cell office:value-type="float" office:value="84549" calcext:value-type="float">
            <text:p>84549</text:p>
          </table:table-cell>
          <table:table-cell office:value-type="float" office:value="59574" calcext:value-type="float">
            <text:p>59574</text:p>
          </table:table-cell>
          <table:table-cell office:value-type="float" office:value="40622" calcext:value-type="float">
            <text:p>40622</text:p>
          </table:table-cell>
          <table:table-cell office:value-type="float" office:value="41445" calcext:value-type="float">
            <text:p>41445</text:p>
          </table:table-cell>
          <table:table-cell office:value-type="float" office:value="45054" calcext:value-type="float">
            <text:p>45054</text:p>
          </table:table-cell>
          <table:table-cell office:value-type="float" office:value="16862" calcext:value-type="float">
            <text:p>16862</text:p>
          </table:table-cell>
          <table:table-cell office:value-type="float" office:value="19503" calcext:value-type="float">
            <text:p>19503</text:p>
          </table:table-cell>
          <table:table-cell office:value-type="float" office:value="11951865" calcext:value-type="float">
            <text:p>11951865</text:p>
          </table:table-cell>
          <table:table-cell office:value-type="float" office:value="56539" calcext:value-type="float">
            <text:p>56539</text:p>
          </table:table-cell>
          <table:table-cell office:value-type="float" office:value="25371" calcext:value-type="float">
            <text:p>25371</text:p>
          </table:table-cell>
          <table:table-cell office:value-type="float" office:value="10420" calcext:value-type="float">
            <text:p>10420</text:p>
          </table:table-cell>
          <table:table-cell office:value-type="float" office:value="10519633" calcext:value-type="float">
            <text:p>10519633</text:p>
          </table:table-cell>
          <table:table-cell office:value-type="float" office:value="40717" calcext:value-type="float">
            <text:p>40717</text:p>
          </table:table-cell>
          <table:table-cell office:value-type="float" office:value="11448752" calcext:value-type="float">
            <text:p>11448752</text:p>
          </table:table-cell>
          <table:table-cell office:value-type="float" office:value="15822" calcext:value-type="float">
            <text:p>15822</text:p>
          </table:table-cell>
          <table:table-cell office:value-type="float" office:value="11028375" calcext:value-type="float">
            <text:p>11028375</text:p>
          </table:table-cell>
          <table:table-cell office:value-type="float" office:value="40967" calcext:value-type="float">
            <text:p>40967</text:p>
          </table:table-cell>
          <table:table-cell office:value-type="float" office:value="17998903" calcext:value-type="float">
            <text:p>17998903</text:p>
          </table:table-cell>
          <table:table-cell office:value-type="float" office:value="12165" calcext:value-type="float">
            <text:p>12165</text:p>
          </table:table-cell>
          <table:table-cell office:value-type="float" office:value="9502628" calcext:value-type="float">
            <text:p>9502628</text:p>
          </table:table-cell>
          <table:table-cell office:value-type="float" office:value="7491029" calcext:value-type="float">
            <text:p>7491029</text:p>
          </table:table-cell>
        </table:table-row>
        <table:table-row table:style-name="ro1" table:visibility="collapse">
          <table:table-cell office:value-type="float" office:value="7750" calcext:value-type="float">
            <text:p>7750</text:p>
          </table:table-cell>
          <table:table-cell office:value-type="float" office:value="94453" calcext:value-type="float">
            <text:p>94453</text:p>
          </table:table-cell>
          <table:table-cell office:value-type="float" office:value="57174" calcext:value-type="float">
            <text:p>57174</text:p>
          </table:table-cell>
          <table:table-cell office:value-type="float" office:value="19833" calcext:value-type="float">
            <text:p>19833</text:p>
          </table:table-cell>
          <table:table-cell office:value-type="float" office:value="43127" calcext:value-type="float">
            <text:p>43127</text:p>
          </table:table-cell>
          <table:table-cell office:value-type="float" office:value="44919" calcext:value-type="float">
            <text:p>44919</text:p>
          </table:table-cell>
          <table:table-cell office:value-type="float" office:value="18782" calcext:value-type="float">
            <text:p>18782</text:p>
          </table:table-cell>
          <table:table-cell office:value-type="float" office:value="27358" calcext:value-type="float">
            <text:p>27358</text:p>
          </table:table-cell>
          <table:table-cell office:value-type="float" office:value="12350959" calcext:value-type="float">
            <text:p>12350959</text:p>
          </table:table-cell>
          <table:table-cell office:value-type="float" office:value="53243" calcext:value-type="float">
            <text:p>53243</text:p>
          </table:table-cell>
          <table:table-cell office:value-type="float" office:value="26751" calcext:value-type="float">
            <text:p>26751</text:p>
          </table:table-cell>
          <table:table-cell office:value-type="float" office:value="10332" calcext:value-type="float">
            <text:p>10332</text:p>
          </table:table-cell>
          <table:table-cell office:value-type="float" office:value="10832597" calcext:value-type="float">
            <text:p>10832597</text:p>
          </table:table-cell>
          <table:table-cell office:value-type="float" office:value="40673" calcext:value-type="float">
            <text:p>40673</text:p>
          </table:table-cell>
          <table:table-cell office:value-type="float" office:value="11598554" calcext:value-type="float">
            <text:p>11598554</text:p>
          </table:table-cell>
          <table:table-cell office:value-type="float" office:value="24140" calcext:value-type="float">
            <text:p>24140</text:p>
          </table:table-cell>
          <table:table-cell office:value-type="float" office:value="11304636" calcext:value-type="float">
            <text:p>11304636</text:p>
          </table:table-cell>
          <table:table-cell office:value-type="float" office:value="42214" calcext:value-type="float">
            <text:p>42214</text:p>
          </table:table-cell>
          <table:table-cell office:value-type="float" office:value="18611199" calcext:value-type="float">
            <text:p>18611199</text:p>
          </table:table-cell>
          <table:table-cell office:value-type="float" office:value="9461" calcext:value-type="float">
            <text:p>9461</text:p>
          </table:table-cell>
          <table:table-cell office:value-type="float" office:value="9748216" calcext:value-type="float">
            <text:p>9748216</text:p>
          </table:table-cell>
          <table:table-cell office:value-type="float" office:value="7749260" calcext:value-type="float">
            <text:p>7749260</text:p>
          </table:table-cell>
        </table:table-row>
        <table:table-row table:style-name="ro1" table:visibility="collapse">
          <table:table-cell office:value-type="float" office:value="8000" calcext:value-type="float">
            <text:p>8000</text:p>
          </table:table-cell>
          <table:table-cell office:value-type="float" office:value="95343" calcext:value-type="float">
            <text:p>95343</text:p>
          </table:table-cell>
          <table:table-cell office:value-type="float" office:value="60881" calcext:value-type="float">
            <text:p>60881</text:p>
          </table:table-cell>
          <table:table-cell office:value-type="float" office:value="19594" calcext:value-type="float">
            <text:p>19594</text:p>
          </table:table-cell>
          <table:table-cell office:value-type="float" office:value="41665" calcext:value-type="float">
            <text:p>41665</text:p>
          </table:table-cell>
          <table:table-cell office:value-type="float" office:value="44415" calcext:value-type="float">
            <text:p>44415</text:p>
          </table:table-cell>
          <table:table-cell office:value-type="float" office:value="19422" calcext:value-type="float">
            <text:p>19422</text:p>
          </table:table-cell>
          <table:table-cell office:value-type="float" office:value="21489" calcext:value-type="float">
            <text:p>21489</text:p>
          </table:table-cell>
          <table:table-cell office:value-type="float" office:value="12745721" calcext:value-type="float">
            <text:p>12745721</text:p>
          </table:table-cell>
          <table:table-cell office:value-type="float" office:value="62872" calcext:value-type="float">
            <text:p>62872</text:p>
          </table:table-cell>
          <table:table-cell office:value-type="float" office:value="25035" calcext:value-type="float">
            <text:p>25035</text:p>
          </table:table-cell>
          <table:table-cell office:value-type="float" office:value="10408" calcext:value-type="float">
            <text:p>10408</text:p>
          </table:table-cell>
          <table:table-cell office:value-type="float" office:value="11159613" calcext:value-type="float">
            <text:p>11159613</text:p>
          </table:table-cell>
          <table:table-cell office:value-type="float" office:value="40141" calcext:value-type="float">
            <text:p>40141</text:p>
          </table:table-cell>
          <table:table-cell office:value-type="float" office:value="12012609" calcext:value-type="float">
            <text:p>12012609</text:p>
          </table:table-cell>
          <table:table-cell office:value-type="float" office:value="17066" calcext:value-type="float">
            <text:p>17066</text:p>
          </table:table-cell>
          <table:table-cell office:value-type="float" office:value="11658056" calcext:value-type="float">
            <text:p>11658056</text:p>
          </table:table-cell>
          <table:table-cell office:value-type="float" office:value="40925" calcext:value-type="float">
            <text:p>40925</text:p>
          </table:table-cell>
          <table:table-cell office:value-type="float" office:value="18877356" calcext:value-type="float">
            <text:p>18877356</text:p>
          </table:table-cell>
          <table:table-cell office:value-type="float" office:value="13039" calcext:value-type="float">
            <text:p>13039</text:p>
          </table:table-cell>
          <table:table-cell office:value-type="float" office:value="10109360" calcext:value-type="float">
            <text:p>10109360</text:p>
          </table:table-cell>
          <table:table-cell office:value-type="float" office:value="7974748" calcext:value-type="float">
            <text:p>7974748</text:p>
          </table:table-cell>
        </table:table-row>
        <table:table-row table:style-name="ro1" table:visibility="collapse">
          <table:table-cell office:value-type="float" office:value="8250" calcext:value-type="float">
            <text:p>8250</text:p>
          </table:table-cell>
          <table:table-cell office:value-type="float" office:value="88415" calcext:value-type="float">
            <text:p>88415</text:p>
          </table:table-cell>
          <table:table-cell office:value-type="float" office:value="57329" calcext:value-type="float">
            <text:p>57329</text:p>
          </table:table-cell>
          <table:table-cell office:value-type="float" office:value="19627" calcext:value-type="float">
            <text:p>19627</text:p>
          </table:table-cell>
          <table:table-cell office:value-type="float" office:value="42012" calcext:value-type="float">
            <text:p>42012</text:p>
          </table:table-cell>
          <table:table-cell office:value-type="float" office:value="45219" calcext:value-type="float">
            <text:p>45219</text:p>
          </table:table-cell>
          <table:table-cell office:value-type="float" office:value="16686" calcext:value-type="float">
            <text:p>16686</text:p>
          </table:table-cell>
          <table:table-cell office:value-type="float" office:value="24918" calcext:value-type="float">
            <text:p>24918</text:p>
          </table:table-cell>
          <table:table-cell office:value-type="float" office:value="13242662" calcext:value-type="float">
            <text:p>13242662</text:p>
          </table:table-cell>
          <table:table-cell office:value-type="float" office:value="57749" calcext:value-type="float">
            <text:p>57749</text:p>
          </table:table-cell>
          <table:table-cell office:value-type="float" office:value="26461" calcext:value-type="float">
            <text:p>26461</text:p>
          </table:table-cell>
          <table:table-cell office:value-type="float" office:value="10426" calcext:value-type="float">
            <text:p>10426</text:p>
          </table:table-cell>
          <table:table-cell office:value-type="float" office:value="11497162" calcext:value-type="float">
            <text:p>11497162</text:p>
          </table:table-cell>
          <table:table-cell office:value-type="float" office:value="40131" calcext:value-type="float">
            <text:p>40131</text:p>
          </table:table-cell>
          <table:table-cell office:value-type="float" office:value="12364991" calcext:value-type="float">
            <text:p>12364991</text:p>
          </table:table-cell>
          <table:table-cell office:value-type="float" office:value="16339" calcext:value-type="float">
            <text:p>16339</text:p>
          </table:table-cell>
          <table:table-cell office:value-type="float" office:value="11994090" calcext:value-type="float">
            <text:p>11994090</text:p>
          </table:table-cell>
          <table:table-cell office:value-type="float" office:value="241920" calcext:value-type="float">
            <text:p>241920</text:p>
          </table:table-cell>
          <table:table-cell office:value-type="float" office:value="21448436" calcext:value-type="float">
            <text:p>21448436</text:p>
          </table:table-cell>
          <table:table-cell office:value-type="float" office:value="9545" calcext:value-type="float">
            <text:p>9545</text:p>
          </table:table-cell>
          <table:table-cell office:value-type="float" office:value="10429653" calcext:value-type="float">
            <text:p>10429653</text:p>
          </table:table-cell>
          <table:table-cell office:value-type="float" office:value="8259673" calcext:value-type="float">
            <text:p>8259673</text:p>
          </table:table-cell>
        </table:table-row>
        <table:table-row table:style-name="ro1" table:visibility="collapse">
          <table:table-cell office:value-type="float" office:value="8500" calcext:value-type="float">
            <text:p>8500</text:p>
          </table:table-cell>
          <table:table-cell office:value-type="float" office:value="92958" calcext:value-type="float">
            <text:p>92958</text:p>
          </table:table-cell>
          <table:table-cell office:value-type="float" office:value="57383" calcext:value-type="float">
            <text:p>57383</text:p>
          </table:table-cell>
          <table:table-cell office:value-type="float" office:value="20088" calcext:value-type="float">
            <text:p>20088</text:p>
          </table:table-cell>
          <table:table-cell office:value-type="float" office:value="42588" calcext:value-type="float">
            <text:p>42588</text:p>
          </table:table-cell>
          <table:table-cell office:value-type="float" office:value="42543" calcext:value-type="float">
            <text:p>42543</text:p>
          </table:table-cell>
          <table:table-cell office:value-type="float" office:value="16738" calcext:value-type="float">
            <text:p>16738</text:p>
          </table:table-cell>
          <table:table-cell office:value-type="float" office:value="25837" calcext:value-type="float">
            <text:p>25837</text:p>
          </table:table-cell>
          <table:table-cell office:value-type="float" office:value="13423789" calcext:value-type="float">
            <text:p>13423789</text:p>
          </table:table-cell>
          <table:table-cell office:value-type="float" office:value="62048" calcext:value-type="float">
            <text:p>62048</text:p>
          </table:table-cell>
          <table:table-cell office:value-type="float" office:value="29373" calcext:value-type="float">
            <text:p>29373</text:p>
          </table:table-cell>
          <table:table-cell office:value-type="float" office:value="10406" calcext:value-type="float">
            <text:p>10406</text:p>
          </table:table-cell>
          <table:table-cell office:value-type="float" office:value="12031681" calcext:value-type="float">
            <text:p>12031681</text:p>
          </table:table-cell>
          <table:table-cell office:value-type="float" office:value="39577" calcext:value-type="float">
            <text:p>39577</text:p>
          </table:table-cell>
          <table:table-cell office:value-type="float" office:value="13025095" calcext:value-type="float">
            <text:p>13025095</text:p>
          </table:table-cell>
          <table:table-cell office:value-type="float" office:value="16718" calcext:value-type="float">
            <text:p>16718</text:p>
          </table:table-cell>
          <table:table-cell office:value-type="float" office:value="12381283" calcext:value-type="float">
            <text:p>12381283</text:p>
          </table:table-cell>
          <table:table-cell office:value-type="float" office:value="39616" calcext:value-type="float">
            <text:p>39616</text:p>
          </table:table-cell>
          <table:table-cell office:value-type="float" office:value="20343883" calcext:value-type="float">
            <text:p>20343883</text:p>
          </table:table-cell>
          <table:table-cell office:value-type="float" office:value="10172" calcext:value-type="float">
            <text:p>10172</text:p>
          </table:table-cell>
          <table:table-cell office:value-type="float" office:value="10751414" calcext:value-type="float">
            <text:p>10751414</text:p>
          </table:table-cell>
          <table:table-cell office:value-type="float" office:value="8491016" calcext:value-type="float">
            <text:p>8491016</text:p>
          </table:table-cell>
        </table:table-row>
        <table:table-row table:style-name="ro1" table:visibility="collapse">
          <table:table-cell office:value-type="float" office:value="8750" calcext:value-type="float">
            <text:p>8750</text:p>
          </table:table-cell>
          <table:table-cell office:value-type="float" office:value="93533" calcext:value-type="float">
            <text:p>93533</text:p>
          </table:table-cell>
          <table:table-cell office:value-type="float" office:value="60506" calcext:value-type="float">
            <text:p>60506</text:p>
          </table:table-cell>
          <table:table-cell office:value-type="float" office:value="20091" calcext:value-type="float">
            <text:p>20091</text:p>
          </table:table-cell>
          <table:table-cell office:value-type="float" office:value="41009" calcext:value-type="float">
            <text:p>41009</text:p>
          </table:table-cell>
          <table:table-cell office:value-type="float" office:value="43672" calcext:value-type="float">
            <text:p>43672</text:p>
          </table:table-cell>
          <table:table-cell office:value-type="float" office:value="19255" calcext:value-type="float">
            <text:p>19255</text:p>
          </table:table-cell>
          <table:table-cell office:value-type="float" office:value="21435" calcext:value-type="float">
            <text:p>21435</text:p>
          </table:table-cell>
          <table:table-cell office:value-type="float" office:value="13934932" calcext:value-type="float">
            <text:p>13934932</text:p>
          </table:table-cell>
          <table:table-cell office:value-type="float" office:value="57672" calcext:value-type="float">
            <text:p>57672</text:p>
          </table:table-cell>
          <table:table-cell office:value-type="float" office:value="25962" calcext:value-type="float">
            <text:p>25962</text:p>
          </table:table-cell>
          <table:table-cell office:value-type="float" office:value="10412" calcext:value-type="float">
            <text:p>10412</text:p>
          </table:table-cell>
          <table:table-cell office:value-type="float" office:value="12471730" calcext:value-type="float">
            <text:p>12471730</text:p>
          </table:table-cell>
          <table:table-cell office:value-type="float" office:value="37373" calcext:value-type="float">
            <text:p>37373</text:p>
          </table:table-cell>
          <table:table-cell office:value-type="float" office:value="13085722" calcext:value-type="float">
            <text:p>13085722</text:p>
          </table:table-cell>
          <table:table-cell office:value-type="float" office:value="16403" calcext:value-type="float">
            <text:p>16403</text:p>
          </table:table-cell>
          <table:table-cell office:value-type="float" office:value="12664410" calcext:value-type="float">
            <text:p>12664410</text:p>
          </table:table-cell>
          <table:table-cell office:value-type="float" office:value="38535" calcext:value-type="float">
            <text:p>38535</text:p>
          </table:table-cell>
          <table:table-cell office:value-type="float" office:value="21105228" calcext:value-type="float">
            <text:p>21105228</text:p>
          </table:table-cell>
          <table:table-cell office:value-type="float" office:value="9502" calcext:value-type="float">
            <text:p>9502</text:p>
          </table:table-cell>
          <table:table-cell office:value-type="float" office:value="11100710" calcext:value-type="float">
            <text:p>11100710</text:p>
          </table:table-cell>
          <table:table-cell office:value-type="float" office:value="8779641" calcext:value-type="float">
            <text:p>8779641</text:p>
          </table:table-cell>
        </table:table-row>
        <table:table-row table:style-name="ro1" table:visibility="collapse">
          <table:table-cell office:value-type="float" office:value="9000" calcext:value-type="float">
            <text:p>9000</text:p>
          </table:table-cell>
          <table:table-cell office:value-type="float" office:value="88747" calcext:value-type="float">
            <text:p>88747</text:p>
          </table:table-cell>
          <table:table-cell office:value-type="float" office:value="58922" calcext:value-type="float">
            <text:p>58922</text:p>
          </table:table-cell>
          <table:table-cell office:value-type="float" office:value="20109" calcext:value-type="float">
            <text:p>20109</text:p>
          </table:table-cell>
          <table:table-cell office:value-type="float" office:value="40349" calcext:value-type="float">
            <text:p>40349</text:p>
          </table:table-cell>
          <table:table-cell office:value-type="float" office:value="43337" calcext:value-type="float">
            <text:p>43337</text:p>
          </table:table-cell>
          <table:table-cell office:value-type="float" office:value="25133" calcext:value-type="float">
            <text:p>25133</text:p>
          </table:table-cell>
          <table:table-cell office:value-type="float" office:value="20273" calcext:value-type="float">
            <text:p>20273</text:p>
          </table:table-cell>
          <table:table-cell office:value-type="float" office:value="14301646" calcext:value-type="float">
            <text:p>14301646</text:p>
          </table:table-cell>
          <table:table-cell office:value-type="float" office:value="62710" calcext:value-type="float">
            <text:p>62710</text:p>
          </table:table-cell>
          <table:table-cell office:value-type="float" office:value="26369" calcext:value-type="float">
            <text:p>26369</text:p>
          </table:table-cell>
          <table:table-cell office:value-type="float" office:value="10478" calcext:value-type="float">
            <text:p>10478</text:p>
          </table:table-cell>
          <table:table-cell office:value-type="float" office:value="12818152" calcext:value-type="float">
            <text:p>12818152</text:p>
          </table:table-cell>
          <table:table-cell office:value-type="float" office:value="37529" calcext:value-type="float">
            <text:p>37529</text:p>
          </table:table-cell>
          <table:table-cell office:value-type="float" office:value="13343939" calcext:value-type="float">
            <text:p>13343939</text:p>
          </table:table-cell>
          <table:table-cell office:value-type="float" office:value="15662" calcext:value-type="float">
            <text:p>15662</text:p>
          </table:table-cell>
          <table:table-cell office:value-type="float" office:value="13184562" calcext:value-type="float">
            <text:p>13184562</text:p>
          </table:table-cell>
          <table:table-cell office:value-type="float" office:value="40213" calcext:value-type="float">
            <text:p>40213</text:p>
          </table:table-cell>
          <table:table-cell office:value-type="float" office:value="21727401" calcext:value-type="float">
            <text:p>21727401</text:p>
          </table:table-cell>
          <table:table-cell office:value-type="float" office:value="9624" calcext:value-type="float">
            <text:p>9624</text:p>
          </table:table-cell>
          <table:table-cell office:value-type="float" office:value="11385882" calcext:value-type="float">
            <text:p>11385882</text:p>
          </table:table-cell>
          <table:table-cell office:value-type="float" office:value="8986693" calcext:value-type="float">
            <text:p>8986693</text:p>
          </table:table-cell>
        </table:table-row>
        <table:table-row table:style-name="ro1" table:visibility="collapse">
          <table:table-cell office:value-type="float" office:value="9250" calcext:value-type="float">
            <text:p>9250</text:p>
          </table:table-cell>
          <table:table-cell office:value-type="float" office:value="92384" calcext:value-type="float">
            <text:p>92384</text:p>
          </table:table-cell>
          <table:table-cell office:value-type="float" office:value="61913" calcext:value-type="float">
            <text:p>61913</text:p>
          </table:table-cell>
          <table:table-cell office:value-type="float" office:value="21169" calcext:value-type="float">
            <text:p>21169</text:p>
          </table:table-cell>
          <table:table-cell office:value-type="float" office:value="39433" calcext:value-type="float">
            <text:p>39433</text:p>
          </table:table-cell>
          <table:table-cell office:value-type="float" office:value="44613" calcext:value-type="float">
            <text:p>44613</text:p>
          </table:table-cell>
          <table:table-cell office:value-type="float" office:value="19018" calcext:value-type="float">
            <text:p>19018</text:p>
          </table:table-cell>
          <table:table-cell office:value-type="float" office:value="25596" calcext:value-type="float">
            <text:p>25596</text:p>
          </table:table-cell>
          <table:table-cell office:value-type="float" office:value="14530393" calcext:value-type="float">
            <text:p>14530393</text:p>
          </table:table-cell>
          <table:table-cell office:value-type="float" office:value="62288" calcext:value-type="float">
            <text:p>62288</text:p>
          </table:table-cell>
          <table:table-cell office:value-type="float" office:value="25788" calcext:value-type="float">
            <text:p>25788</text:p>
          </table:table-cell>
          <table:table-cell office:value-type="float" office:value="10369" calcext:value-type="float">
            <text:p>10369</text:p>
          </table:table-cell>
          <table:table-cell office:value-type="float" office:value="12868498" calcext:value-type="float">
            <text:p>12868498</text:p>
          </table:table-cell>
          <table:table-cell office:value-type="float" office:value="37885" calcext:value-type="float">
            <text:p>37885</text:p>
          </table:table-cell>
          <table:table-cell office:value-type="float" office:value="13718909" calcext:value-type="float">
            <text:p>13718909</text:p>
          </table:table-cell>
          <table:table-cell office:value-type="float" office:value="16491" calcext:value-type="float">
            <text:p>16491</text:p>
          </table:table-cell>
          <table:table-cell office:value-type="float" office:value="13263137" calcext:value-type="float">
            <text:p>13263137</text:p>
          </table:table-cell>
          <table:table-cell office:value-type="float" office:value="40751" calcext:value-type="float">
            <text:p>40751</text:p>
          </table:table-cell>
          <table:table-cell office:value-type="float" office:value="21978655" calcext:value-type="float">
            <text:p>21978655</text:p>
          </table:table-cell>
          <table:table-cell office:value-type="float" office:value="9293" calcext:value-type="float">
            <text:p>9293</text:p>
          </table:table-cell>
          <table:table-cell office:value-type="float" office:value="11747936" calcext:value-type="float">
            <text:p>11747936</text:p>
          </table:table-cell>
          <table:table-cell office:value-type="float" office:value="9238624" calcext:value-type="float">
            <text:p>9238624</text:p>
          </table:table-cell>
        </table:table-row>
        <table:table-row table:style-name="ro1" table:visibility="collapse">
          <table:table-cell office:value-type="float" office:value="9500" calcext:value-type="float">
            <text:p>9500</text:p>
          </table:table-cell>
          <table:table-cell office:value-type="float" office:value="94588" calcext:value-type="float">
            <text:p>94588</text:p>
          </table:table-cell>
          <table:table-cell office:value-type="float" office:value="57752" calcext:value-type="float">
            <text:p>57752</text:p>
          </table:table-cell>
          <table:table-cell office:value-type="float" office:value="20090" calcext:value-type="float">
            <text:p>20090</text:p>
          </table:table-cell>
          <table:table-cell office:value-type="float" office:value="41262" calcext:value-type="float">
            <text:p>41262</text:p>
          </table:table-cell>
          <table:table-cell office:value-type="float" office:value="44638" calcext:value-type="float">
            <text:p>44638</text:p>
          </table:table-cell>
          <table:table-cell office:value-type="float" office:value="18544" calcext:value-type="float">
            <text:p>18544</text:p>
          </table:table-cell>
          <table:table-cell office:value-type="float" office:value="20696" calcext:value-type="float">
            <text:p>20696</text:p>
          </table:table-cell>
          <table:table-cell office:value-type="float" office:value="14870738" calcext:value-type="float">
            <text:p>14870738</text:p>
          </table:table-cell>
          <table:table-cell office:value-type="float" office:value="56047" calcext:value-type="float">
            <text:p>56047</text:p>
          </table:table-cell>
          <table:table-cell office:value-type="float" office:value="26889" calcext:value-type="float">
            <text:p>26889</text:p>
          </table:table-cell>
          <table:table-cell office:value-type="float" office:value="10375" calcext:value-type="float">
            <text:p>10375</text:p>
          </table:table-cell>
          <table:table-cell office:value-type="float" office:value="13138422" calcext:value-type="float">
            <text:p>13138422</text:p>
          </table:table-cell>
          <table:table-cell office:value-type="float" office:value="37667" calcext:value-type="float">
            <text:p>37667</text:p>
          </table:table-cell>
          <table:table-cell office:value-type="float" office:value="14043209" calcext:value-type="float">
            <text:p>14043209</text:p>
          </table:table-cell>
          <table:table-cell office:value-type="float" office:value="16958" calcext:value-type="float">
            <text:p>16958</text:p>
          </table:table-cell>
          <table:table-cell office:value-type="float" office:value="13268855" calcext:value-type="float">
            <text:p>13268855</text:p>
          </table:table-cell>
          <table:table-cell office:value-type="float" office:value="37957" calcext:value-type="float">
            <text:p>37957</text:p>
          </table:table-cell>
          <table:table-cell office:value-type="float" office:value="22676542" calcext:value-type="float">
            <text:p>22676542</text:p>
          </table:table-cell>
          <table:table-cell office:value-type="float" office:value="9580" calcext:value-type="float">
            <text:p>9580</text:p>
          </table:table-cell>
          <table:table-cell office:value-type="float" office:value="12072821" calcext:value-type="float">
            <text:p>12072821</text:p>
          </table:table-cell>
          <table:table-cell office:value-type="float" office:value="9511707" calcext:value-type="float">
            <text:p>9511707</text:p>
          </table:table-cell>
        </table:table-row>
        <table:table-row table:style-name="ro1" table:visibility="collapse">
          <table:table-cell office:value-type="float" office:value="9750" calcext:value-type="float">
            <text:p>9750</text:p>
          </table:table-cell>
          <table:table-cell office:value-type="float" office:value="122622" calcext:value-type="float">
            <text:p>122622</text:p>
          </table:table-cell>
          <table:table-cell office:value-type="float" office:value="61623" calcext:value-type="float">
            <text:p>61623</text:p>
          </table:table-cell>
          <table:table-cell office:value-type="float" office:value="20748" calcext:value-type="float">
            <text:p>20748</text:p>
          </table:table-cell>
          <table:table-cell office:value-type="float" office:value="40535" calcext:value-type="float">
            <text:p>40535</text:p>
          </table:table-cell>
          <table:table-cell office:value-type="float" office:value="43910" calcext:value-type="float">
            <text:p>43910</text:p>
          </table:table-cell>
          <table:table-cell office:value-type="float" office:value="18112" calcext:value-type="float">
            <text:p>18112</text:p>
          </table:table-cell>
          <table:table-cell office:value-type="float" office:value="20321" calcext:value-type="float">
            <text:p>20321</text:p>
          </table:table-cell>
          <table:table-cell office:value-type="float" office:value="15349124" calcext:value-type="float">
            <text:p>15349124</text:p>
          </table:table-cell>
          <table:table-cell office:value-type="float" office:value="58416" calcext:value-type="float">
            <text:p>58416</text:p>
          </table:table-cell>
          <table:table-cell office:value-type="float" office:value="27923" calcext:value-type="float">
            <text:p>27923</text:p>
          </table:table-cell>
          <table:table-cell office:value-type="float" office:value="10382" calcext:value-type="float">
            <text:p>10382</text:p>
          </table:table-cell>
          <table:table-cell office:value-type="float" office:value="13717729" calcext:value-type="float">
            <text:p>13717729</text:p>
          </table:table-cell>
          <table:table-cell office:value-type="float" office:value="37669" calcext:value-type="float">
            <text:p>37669</text:p>
          </table:table-cell>
          <table:table-cell office:value-type="float" office:value="14503100" calcext:value-type="float">
            <text:p>14503100</text:p>
          </table:table-cell>
          <table:table-cell office:value-type="float" office:value="15662" calcext:value-type="float">
            <text:p>15662</text:p>
          </table:table-cell>
          <table:table-cell office:value-type="float" office:value="13509110" calcext:value-type="float">
            <text:p>13509110</text:p>
          </table:table-cell>
          <table:table-cell office:value-type="float" office:value="38831" calcext:value-type="float">
            <text:p>38831</text:p>
          </table:table-cell>
          <table:table-cell office:value-type="float" office:value="23298300" calcext:value-type="float">
            <text:p>23298300</text:p>
          </table:table-cell>
          <table:table-cell office:value-type="float" office:value="9582" calcext:value-type="float">
            <text:p>9582</text:p>
          </table:table-cell>
          <table:table-cell office:value-type="float" office:value="12453659" calcext:value-type="float">
            <text:p>12453659</text:p>
          </table:table-cell>
          <table:table-cell office:value-type="float" office:value="9745886" calcext:value-type="float">
            <text:p>9745886</text:p>
          </table:table-cell>
        </table:table-row>
        <table:table-row table:style-name="ro1" table:visibility="collapse">
          <table:table-cell office:value-type="float" office:value="10000" calcext:value-type="float">
            <text:p>10000</text:p>
          </table:table-cell>
          <table:table-cell office:value-type="float" office:value="94123" calcext:value-type="float">
            <text:p>94123</text:p>
          </table:table-cell>
          <table:table-cell office:value-type="float" office:value="59337" calcext:value-type="float">
            <text:p>59337</text:p>
          </table:table-cell>
          <table:table-cell office:value-type="float" office:value="21248" calcext:value-type="float">
            <text:p>21248</text:p>
          </table:table-cell>
          <table:table-cell office:value-type="float" office:value="36352" calcext:value-type="float">
            <text:p>36352</text:p>
          </table:table-cell>
          <table:table-cell office:value-type="float" office:value="42086" calcext:value-type="float">
            <text:p>42086</text:p>
          </table:table-cell>
          <table:table-cell office:value-type="float" office:value="20749" calcext:value-type="float">
            <text:p>20749</text:p>
          </table:table-cell>
          <table:table-cell office:value-type="float" office:value="20579" calcext:value-type="float">
            <text:p>20579</text:p>
          </table:table-cell>
          <table:table-cell office:value-type="float" office:value="15692517" calcext:value-type="float">
            <text:p>15692517</text:p>
          </table:table-cell>
          <table:table-cell office:value-type="float" office:value="55831" calcext:value-type="float">
            <text:p>55831</text:p>
          </table:table-cell>
          <table:table-cell office:value-type="float" office:value="26950" calcext:value-type="float">
            <text:p>26950</text:p>
          </table:table-cell>
          <table:table-cell office:value-type="float" office:value="10456" calcext:value-type="float">
            <text:p>10456</text:p>
          </table:table-cell>
          <table:table-cell office:value-type="float" office:value="13936441" calcext:value-type="float">
            <text:p>13936441</text:p>
          </table:table-cell>
          <table:table-cell office:value-type="float" office:value="50334" calcext:value-type="float">
            <text:p>50334</text:p>
          </table:table-cell>
          <table:table-cell office:value-type="float" office:value="14755776" calcext:value-type="float">
            <text:p>14755776</text:p>
          </table:table-cell>
          <table:table-cell office:value-type="float" office:value="16216" calcext:value-type="float">
            <text:p>16216</text:p>
          </table:table-cell>
          <table:table-cell office:value-type="float" office:value="13639619" calcext:value-type="float">
            <text:p>13639619</text:p>
          </table:table-cell>
          <table:table-cell office:value-type="float" office:value="35170" calcext:value-type="float">
            <text:p>35170</text:p>
          </table:table-cell>
          <table:table-cell office:value-type="float" office:value="23850925" calcext:value-type="float">
            <text:p>23850925</text:p>
          </table:table-cell>
          <table:table-cell office:value-type="float" office:value="14627" calcext:value-type="float">
            <text:p>14627</text:p>
          </table:table-cell>
          <table:table-cell office:value-type="float" office:value="12675964" calcext:value-type="float">
            <text:p>12675964</text:p>
          </table:table-cell>
          <table:table-cell office:value-type="float" office:value="10022056" calcext:value-type="float">
            <text:p>10022056</text:p>
          </table:table-cell>
        </table:table-row>
        <table:table-row table:style-name="ro1" table:visibility="collapse">
          <table:table-cell office:value-type="float" office:value="10250" calcext:value-type="float">
            <text:p>10250</text:p>
          </table:table-cell>
          <table:table-cell office:value-type="float" office:value="99976" calcext:value-type="float">
            <text:p>99976</text:p>
          </table:table-cell>
          <table:table-cell office:value-type="float" office:value="82998" calcext:value-type="float">
            <text:p>82998</text:p>
          </table:table-cell>
          <table:table-cell office:value-type="float" office:value="21248" calcext:value-type="float">
            <text:p>21248</text:p>
          </table:table-cell>
          <table:table-cell office:value-type="float" office:value="36867" calcext:value-type="float">
            <text:p>36867</text:p>
          </table:table-cell>
          <table:table-cell office:value-type="float" office:value="41631" calcext:value-type="float">
            <text:p>41631</text:p>
          </table:table-cell>
          <table:table-cell office:value-type="float" office:value="18074" calcext:value-type="float">
            <text:p>18074</text:p>
          </table:table-cell>
          <table:table-cell office:value-type="float" office:value="19909" calcext:value-type="float">
            <text:p>19909</text:p>
          </table:table-cell>
          <table:table-cell office:value-type="float" office:value="16062145" calcext:value-type="float">
            <text:p>16062145</text:p>
          </table:table-cell>
          <table:table-cell office:value-type="float" office:value="53454" calcext:value-type="float">
            <text:p>53454</text:p>
          </table:table-cell>
          <table:table-cell office:value-type="float" office:value="26806" calcext:value-type="float">
            <text:p>26806</text:p>
          </table:table-cell>
          <table:table-cell office:value-type="float" office:value="10381" calcext:value-type="float">
            <text:p>10381</text:p>
          </table:table-cell>
          <table:table-cell office:value-type="float" office:value="14269327" calcext:value-type="float">
            <text:p>14269327</text:p>
          </table:table-cell>
          <table:table-cell office:value-type="float" office:value="36179" calcext:value-type="float">
            <text:p>36179</text:p>
          </table:table-cell>
          <table:table-cell office:value-type="float" office:value="15258118" calcext:value-type="float">
            <text:p>15258118</text:p>
          </table:table-cell>
          <table:table-cell office:value-type="float" office:value="16168" calcext:value-type="float">
            <text:p>16168</text:p>
          </table:table-cell>
          <table:table-cell office:value-type="float" office:value="14197606" calcext:value-type="float">
            <text:p>14197606</text:p>
          </table:table-cell>
          <table:table-cell office:value-type="float" office:value="39255" calcext:value-type="float">
            <text:p>39255</text:p>
          </table:table-cell>
          <table:table-cell office:value-type="float" office:value="24772944" calcext:value-type="float">
            <text:p>24772944</text:p>
          </table:table-cell>
          <table:table-cell office:value-type="float" office:value="9626" calcext:value-type="float">
            <text:p>9626</text:p>
          </table:table-cell>
          <table:table-cell office:value-type="float" office:value="13040968" calcext:value-type="float">
            <text:p>13040968</text:p>
          </table:table-cell>
          <table:table-cell office:value-type="float" office:value="10257486" calcext:value-type="float">
            <text:p>10257486</text:p>
          </table:table-cell>
        </table:table-row>
        <table:table-row table:style-name="ro1" table:visibility="collapse">
          <table:table-cell office:value-type="float" office:value="10500" calcext:value-type="float">
            <text:p>10500</text:p>
          </table:table-cell>
          <table:table-cell office:value-type="float" office:value="102299" calcext:value-type="float">
            <text:p>102299</text:p>
          </table:table-cell>
          <table:table-cell office:value-type="float" office:value="65577" calcext:value-type="float">
            <text:p>65577</text:p>
          </table:table-cell>
          <table:table-cell office:value-type="float" office:value="20956" calcext:value-type="float">
            <text:p>20956</text:p>
          </table:table-cell>
          <table:table-cell office:value-type="float" office:value="37731" calcext:value-type="float">
            <text:p>37731</text:p>
          </table:table-cell>
          <table:table-cell office:value-type="float" office:value="46480" calcext:value-type="float">
            <text:p>46480</text:p>
          </table:table-cell>
          <table:table-cell office:value-type="float" office:value="17456" calcext:value-type="float">
            <text:p>17456</text:p>
          </table:table-cell>
          <table:table-cell office:value-type="float" office:value="19746" calcext:value-type="float">
            <text:p>19746</text:p>
          </table:table-cell>
          <table:table-cell office:value-type="float" office:value="16604544" calcext:value-type="float">
            <text:p>16604544</text:p>
          </table:table-cell>
          <table:table-cell office:value-type="float" office:value="240386" calcext:value-type="float">
            <text:p>240386</text:p>
          </table:table-cell>
          <table:table-cell office:value-type="float" office:value="26800" calcext:value-type="float">
            <text:p>26800</text:p>
          </table:table-cell>
          <table:table-cell office:value-type="float" office:value="9170" calcext:value-type="float">
            <text:p>9170</text:p>
          </table:table-cell>
          <table:table-cell office:value-type="float" office:value="14917297" calcext:value-type="float">
            <text:p>14917297</text:p>
          </table:table-cell>
          <table:table-cell office:value-type="float" office:value="35996" calcext:value-type="float">
            <text:p>35996</text:p>
          </table:table-cell>
          <table:table-cell office:value-type="float" office:value="15915975" calcext:value-type="float">
            <text:p>15915975</text:p>
          </table:table-cell>
          <table:table-cell office:value-type="float" office:value="14266" calcext:value-type="float">
            <text:p>14266</text:p>
          </table:table-cell>
          <table:table-cell office:value-type="float" office:value="14329887" calcext:value-type="float">
            <text:p>14329887</text:p>
          </table:table-cell>
          <table:table-cell office:value-type="float" office:value="41300" calcext:value-type="float">
            <text:p>41300</text:p>
          </table:table-cell>
          <table:table-cell office:value-type="float" office:value="25147193" calcext:value-type="float">
            <text:p>25147193</text:p>
          </table:table-cell>
          <table:table-cell office:value-type="float" office:value="15422" calcext:value-type="float">
            <text:p>15422</text:p>
          </table:table-cell>
          <table:table-cell office:value-type="float" office:value="13357980" calcext:value-type="float">
            <text:p>13357980</text:p>
          </table:table-cell>
          <table:table-cell office:value-type="float" office:value="10506189" calcext:value-type="float">
            <text:p>10506189</text:p>
          </table:table-cell>
        </table:table-row>
        <table:table-row table:style-name="ro1" table:visibility="collapse">
          <table:table-cell office:value-type="float" office:value="10750" calcext:value-type="float">
            <text:p>10750</text:p>
          </table:table-cell>
          <table:table-cell office:value-type="float" office:value="91306" calcext:value-type="float">
            <text:p>91306</text:p>
          </table:table-cell>
          <table:table-cell office:value-type="float" office:value="61699" calcext:value-type="float">
            <text:p>61699</text:p>
          </table:table-cell>
          <table:table-cell office:value-type="float" office:value="21710" calcext:value-type="float">
            <text:p>21710</text:p>
          </table:table-cell>
          <table:table-cell office:value-type="float" office:value="37733" calcext:value-type="float">
            <text:p>37733</text:p>
          </table:table-cell>
          <table:table-cell office:value-type="float" office:value="44841" calcext:value-type="float">
            <text:p>44841</text:p>
          </table:table-cell>
          <table:table-cell office:value-type="float" office:value="19397" calcext:value-type="float">
            <text:p>19397</text:p>
          </table:table-cell>
          <table:table-cell office:value-type="float" office:value="18505" calcext:value-type="float">
            <text:p>18505</text:p>
          </table:table-cell>
          <table:table-cell office:value-type="float" office:value="16901052" calcext:value-type="float">
            <text:p>16901052</text:p>
          </table:table-cell>
          <table:table-cell office:value-type="float" office:value="51654" calcext:value-type="float">
            <text:p>51654</text:p>
          </table:table-cell>
          <table:table-cell office:value-type="float" office:value="28119" calcext:value-type="float">
            <text:p>28119</text:p>
          </table:table-cell>
          <table:table-cell office:value-type="float" office:value="9460" calcext:value-type="float">
            <text:p>9460</text:p>
          </table:table-cell>
          <table:table-cell office:value-type="float" office:value="15146768" calcext:value-type="float">
            <text:p>15146768</text:p>
          </table:table-cell>
          <table:table-cell office:value-type="float" office:value="35312" calcext:value-type="float">
            <text:p>35312</text:p>
          </table:table-cell>
          <table:table-cell office:value-type="float" office:value="16246860" calcext:value-type="float">
            <text:p>16246860</text:p>
          </table:table-cell>
          <table:table-cell office:value-type="float" office:value="13490" calcext:value-type="float">
            <text:p>13490</text:p>
          </table:table-cell>
          <table:table-cell office:value-type="float" office:value="14718765" calcext:value-type="float">
            <text:p>14718765</text:p>
          </table:table-cell>
          <table:table-cell office:value-type="float" office:value="36589" calcext:value-type="float">
            <text:p>36589</text:p>
          </table:table-cell>
          <table:table-cell office:value-type="float" office:value="25637704" calcext:value-type="float">
            <text:p>25637704</text:p>
          </table:table-cell>
          <table:table-cell office:value-type="float" office:value="9416" calcext:value-type="float">
            <text:p>9416</text:p>
          </table:table-cell>
          <table:table-cell office:value-type="float" office:value="13689862" calcext:value-type="float">
            <text:p>13689862</text:p>
          </table:table-cell>
          <table:table-cell office:value-type="float" office:value="10743740" calcext:value-type="float">
            <text:p>10743740</text:p>
          </table:table-cell>
        </table:table-row>
        <table:table-row table:style-name="ro1" table:visibility="collapse">
          <table:table-cell office:value-type="float" office:value="11000" calcext:value-type="float">
            <text:p>11000</text:p>
          </table:table-cell>
          <table:table-cell office:value-type="float" office:value="83585" calcext:value-type="float">
            <text:p>83585</text:p>
          </table:table-cell>
          <table:table-cell office:value-type="float" office:value="62496" calcext:value-type="float">
            <text:p>62496</text:p>
          </table:table-cell>
          <table:table-cell office:value-type="float" office:value="22124" calcext:value-type="float">
            <text:p>22124</text:p>
          </table:table-cell>
          <table:table-cell office:value-type="float" office:value="36134" calcext:value-type="float">
            <text:p>36134</text:p>
          </table:table-cell>
          <table:table-cell office:value-type="float" office:value="46491" calcext:value-type="float">
            <text:p>46491</text:p>
          </table:table-cell>
          <table:table-cell office:value-type="float" office:value="17957" calcext:value-type="float">
            <text:p>17957</text:p>
          </table:table-cell>
          <table:table-cell office:value-type="float" office:value="21011" calcext:value-type="float">
            <text:p>21011</text:p>
          </table:table-cell>
          <table:table-cell office:value-type="float" office:value="17275148" calcext:value-type="float">
            <text:p>17275148</text:p>
          </table:table-cell>
          <table:table-cell office:value-type="float" office:value="48426" calcext:value-type="float">
            <text:p>48426</text:p>
          </table:table-cell>
          <table:table-cell office:value-type="float" office:value="27343" calcext:value-type="float">
            <text:p>27343</text:p>
          </table:table-cell>
          <table:table-cell office:value-type="float" office:value="9378" calcext:value-type="float">
            <text:p>9378</text:p>
          </table:table-cell>
          <table:table-cell office:value-type="float" office:value="15242973" calcext:value-type="float">
            <text:p>15242973</text:p>
          </table:table-cell>
          <table:table-cell office:value-type="float" office:value="34980" calcext:value-type="float">
            <text:p>34980</text:p>
          </table:table-cell>
          <table:table-cell office:value-type="float" office:value="16182980" calcext:value-type="float">
            <text:p>16182980</text:p>
          </table:table-cell>
          <table:table-cell office:value-type="float" office:value="14741" calcext:value-type="float">
            <text:p>14741</text:p>
          </table:table-cell>
          <table:table-cell office:value-type="float" office:value="14914529" calcext:value-type="float">
            <text:p>14914529</text:p>
          </table:table-cell>
          <table:table-cell office:value-type="float" office:value="41053" calcext:value-type="float">
            <text:p>41053</text:p>
          </table:table-cell>
          <table:table-cell office:value-type="float" office:value="26212330" calcext:value-type="float">
            <text:p>26212330</text:p>
          </table:table-cell>
          <table:table-cell office:value-type="float" office:value="10711" calcext:value-type="float">
            <text:p>10711</text:p>
          </table:table-cell>
          <table:table-cell office:value-type="float" office:value="14043828" calcext:value-type="float">
            <text:p>14043828</text:p>
          </table:table-cell>
          <table:table-cell office:value-type="float" office:value="11016956" calcext:value-type="float">
            <text:p>11016956</text:p>
          </table:table-cell>
        </table:table-row>
        <table:table-row table:style-name="ro1" table:visibility="collapse">
          <table:table-cell office:value-type="float" office:value="11250" calcext:value-type="float">
            <text:p>11250</text:p>
          </table:table-cell>
          <table:table-cell office:value-type="float" office:value="83232" calcext:value-type="float">
            <text:p>83232</text:p>
          </table:table-cell>
          <table:table-cell office:value-type="float" office:value="62656" calcext:value-type="float">
            <text:p>62656</text:p>
          </table:table-cell>
          <table:table-cell office:value-type="float" office:value="22247" calcext:value-type="float">
            <text:p>22247</text:p>
          </table:table-cell>
          <table:table-cell office:value-type="float" office:value="41470" calcext:value-type="float">
            <text:p>41470</text:p>
          </table:table-cell>
          <table:table-cell office:value-type="float" office:value="47364" calcext:value-type="float">
            <text:p>47364</text:p>
          </table:table-cell>
          <table:table-cell office:value-type="float" office:value="19866" calcext:value-type="float">
            <text:p>19866</text:p>
          </table:table-cell>
          <table:table-cell office:value-type="float" office:value="19785" calcext:value-type="float">
            <text:p>19785</text:p>
          </table:table-cell>
          <table:table-cell office:value-type="float" office:value="17969282" calcext:value-type="float">
            <text:p>17969282</text:p>
          </table:table-cell>
          <table:table-cell office:value-type="float" office:value="52389" calcext:value-type="float">
            <text:p>52389</text:p>
          </table:table-cell>
          <table:table-cell office:value-type="float" office:value="28295" calcext:value-type="float">
            <text:p>28295</text:p>
          </table:table-cell>
          <table:table-cell office:value-type="float" office:value="9369" calcext:value-type="float">
            <text:p>9369</text:p>
          </table:table-cell>
          <table:table-cell office:value-type="float" office:value="15490779" calcext:value-type="float">
            <text:p>15490779</text:p>
          </table:table-cell>
          <table:table-cell office:value-type="float" office:value="38496" calcext:value-type="float">
            <text:p>38496</text:p>
          </table:table-cell>
          <table:table-cell office:value-type="float" office:value="16738205" calcext:value-type="float">
            <text:p>16738205</text:p>
          </table:table-cell>
          <table:table-cell office:value-type="float" office:value="14711" calcext:value-type="float">
            <text:p>14711</text:p>
          </table:table-cell>
          <table:table-cell office:value-type="float" office:value="15190619" calcext:value-type="float">
            <text:p>15190619</text:p>
          </table:table-cell>
          <table:table-cell office:value-type="float" office:value="39619" calcext:value-type="float">
            <text:p>39619</text:p>
          </table:table-cell>
          <table:table-cell office:value-type="float" office:value="27211558" calcext:value-type="float">
            <text:p>27211558</text:p>
          </table:table-cell>
          <table:table-cell office:value-type="float" office:value="11289" calcext:value-type="float">
            <text:p>11289</text:p>
          </table:table-cell>
          <table:table-cell office:value-type="float" office:value="14334587" calcext:value-type="float">
            <text:p>14334587</text:p>
          </table:table-cell>
          <table:table-cell office:value-type="float" office:value="11257759" calcext:value-type="float">
            <text:p>11257759</text:p>
          </table:table-cell>
        </table:table-row>
        <table:table-row table:style-name="ro1" table:visibility="collapse">
          <table:table-cell office:value-type="float" office:value="11500" calcext:value-type="float">
            <text:p>11500</text:p>
          </table:table-cell>
          <table:table-cell office:value-type="float" office:value="83793" calcext:value-type="float">
            <text:p>83793</text:p>
          </table:table-cell>
          <table:table-cell office:value-type="float" office:value="68081" calcext:value-type="float">
            <text:p>68081</text:p>
          </table:table-cell>
          <table:table-cell office:value-type="float" office:value="21743" calcext:value-type="float">
            <text:p>21743</text:p>
          </table:table-cell>
          <table:table-cell office:value-type="float" office:value="38036" calcext:value-type="float">
            <text:p>38036</text:p>
          </table:table-cell>
          <table:table-cell office:value-type="float" office:value="42256" calcext:value-type="float">
            <text:p>42256</text:p>
          </table:table-cell>
          <table:table-cell office:value-type="float" office:value="15590" calcext:value-type="float">
            <text:p>15590</text:p>
          </table:table-cell>
          <table:table-cell office:value-type="float" office:value="23375" calcext:value-type="float">
            <text:p>23375</text:p>
          </table:table-cell>
          <table:table-cell office:value-type="float" office:value="18342544" calcext:value-type="float">
            <text:p>18342544</text:p>
          </table:table-cell>
          <table:table-cell office:value-type="float" office:value="53501" calcext:value-type="float">
            <text:p>53501</text:p>
          </table:table-cell>
          <table:table-cell office:value-type="float" office:value="28166" calcext:value-type="float">
            <text:p>28166</text:p>
          </table:table-cell>
          <table:table-cell office:value-type="float" office:value="9359" calcext:value-type="float">
            <text:p>9359</text:p>
          </table:table-cell>
          <table:table-cell office:value-type="float" office:value="16206501" calcext:value-type="float">
            <text:p>16206501</text:p>
          </table:table-cell>
          <table:table-cell office:value-type="float" office:value="36659" calcext:value-type="float">
            <text:p>36659</text:p>
          </table:table-cell>
          <table:table-cell office:value-type="float" office:value="17350850" calcext:value-type="float">
            <text:p>17350850</text:p>
          </table:table-cell>
          <table:table-cell office:value-type="float" office:value="16385" calcext:value-type="float">
            <text:p>16385</text:p>
          </table:table-cell>
          <table:table-cell office:value-type="float" office:value="15345939" calcext:value-type="float">
            <text:p>15345939</text:p>
          </table:table-cell>
          <table:table-cell office:value-type="float" office:value="39381" calcext:value-type="float">
            <text:p>39381</text:p>
          </table:table-cell>
          <table:table-cell office:value-type="float" office:value="28022316" calcext:value-type="float">
            <text:p>28022316</text:p>
          </table:table-cell>
          <table:table-cell office:value-type="float" office:value="9583" calcext:value-type="float">
            <text:p>9583</text:p>
          </table:table-cell>
          <table:table-cell office:value-type="float" office:value="14831892" calcext:value-type="float">
            <text:p>14831892</text:p>
          </table:table-cell>
          <table:table-cell office:value-type="float" office:value="11507716" calcext:value-type="float">
            <text:p>11507716</text:p>
          </table:table-cell>
        </table:table-row>
        <table:table-row table:style-name="ro1" table:visibility="collapse">
          <table:table-cell office:value-type="float" office:value="11750" calcext:value-type="float">
            <text:p>11750</text:p>
          </table:table-cell>
          <table:table-cell office:value-type="float" office:value="84753" calcext:value-type="float">
            <text:p>84753</text:p>
          </table:table-cell>
          <table:table-cell office:value-type="float" office:value="61623" calcext:value-type="float">
            <text:p>61623</text:p>
          </table:table-cell>
          <table:table-cell office:value-type="float" office:value="21622" calcext:value-type="float">
            <text:p>21622</text:p>
          </table:table-cell>
          <table:table-cell office:value-type="float" office:value="39980" calcext:value-type="float">
            <text:p>39980</text:p>
          </table:table-cell>
          <table:table-cell office:value-type="float" office:value="41358" calcext:value-type="float">
            <text:p>41358</text:p>
          </table:table-cell>
          <table:table-cell office:value-type="float" office:value="17708" calcext:value-type="float">
            <text:p>17708</text:p>
          </table:table-cell>
          <table:table-cell office:value-type="float" office:value="21180" calcext:value-type="float">
            <text:p>21180</text:p>
          </table:table-cell>
          <table:table-cell office:value-type="float" office:value="18729396" calcext:value-type="float">
            <text:p>18729396</text:p>
          </table:table-cell>
          <table:table-cell office:value-type="float" office:value="50587" calcext:value-type="float">
            <text:p>50587</text:p>
          </table:table-cell>
          <table:table-cell office:value-type="float" office:value="28627" calcext:value-type="float">
            <text:p>28627</text:p>
          </table:table-cell>
          <table:table-cell office:value-type="float" office:value="9167" calcext:value-type="float">
            <text:p>9167</text:p>
          </table:table-cell>
          <table:table-cell office:value-type="float" office:value="16559811" calcext:value-type="float">
            <text:p>16559811</text:p>
          </table:table-cell>
          <table:table-cell office:value-type="float" office:value="35355" calcext:value-type="float">
            <text:p>35355</text:p>
          </table:table-cell>
          <table:table-cell office:value-type="float" office:value="17603315" calcext:value-type="float">
            <text:p>17603315</text:p>
          </table:table-cell>
          <table:table-cell office:value-type="float" office:value="14272" calcext:value-type="float">
            <text:p>14272</text:p>
          </table:table-cell>
          <table:table-cell office:value-type="float" office:value="15649134" calcext:value-type="float">
            <text:p>15649134</text:p>
          </table:table-cell>
          <table:table-cell office:value-type="float" office:value="37040" calcext:value-type="float">
            <text:p>37040</text:p>
          </table:table-cell>
          <table:table-cell office:value-type="float" office:value="28653198" calcext:value-type="float">
            <text:p>28653198</text:p>
          </table:table-cell>
          <table:table-cell office:value-type="float" office:value="9164" calcext:value-type="float">
            <text:p>9164</text:p>
          </table:table-cell>
          <table:table-cell office:value-type="float" office:value="15407822" calcext:value-type="float">
            <text:p>15407822</text:p>
          </table:table-cell>
          <table:table-cell office:value-type="float" office:value="11802440" calcext:value-type="float">
            <text:p>11802440</text:p>
          </table:table-cell>
        </table:table-row>
        <table:table-row table:style-name="ro1" table:visibility="collapse">
          <table:table-cell office:value-type="float" office:value="12000" calcext:value-type="float">
            <text:p>12000</text:p>
          </table:table-cell>
          <table:table-cell office:value-type="float" office:value="2051352" calcext:value-type="float">
            <text:p>2051352</text:p>
          </table:table-cell>
          <table:table-cell office:value-type="float" office:value="65225" calcext:value-type="float">
            <text:p>65225</text:p>
          </table:table-cell>
          <table:table-cell office:value-type="float" office:value="21671" calcext:value-type="float">
            <text:p>21671</text:p>
          </table:table-cell>
          <table:table-cell office:value-type="float" office:value="35332" calcext:value-type="float">
            <text:p>35332</text:p>
          </table:table-cell>
          <table:table-cell office:value-type="float" office:value="41945" calcext:value-type="float">
            <text:p>41945</text:p>
          </table:table-cell>
          <table:table-cell office:value-type="float" office:value="17343" calcext:value-type="float">
            <text:p>17343</text:p>
          </table:table-cell>
          <table:table-cell office:value-type="float" office:value="20820" calcext:value-type="float">
            <text:p>20820</text:p>
          </table:table-cell>
          <table:table-cell office:value-type="float" office:value="19162690" calcext:value-type="float">
            <text:p>19162690</text:p>
          </table:table-cell>
          <table:table-cell office:value-type="float" office:value="77594" calcext:value-type="float">
            <text:p>77594</text:p>
          </table:table-cell>
          <table:table-cell office:value-type="float" office:value="27463" calcext:value-type="float">
            <text:p>27463</text:p>
          </table:table-cell>
          <table:table-cell office:value-type="float" office:value="9333" calcext:value-type="float">
            <text:p>9333</text:p>
          </table:table-cell>
          <table:table-cell office:value-type="float" office:value="16951619" calcext:value-type="float">
            <text:p>16951619</text:p>
          </table:table-cell>
          <table:table-cell office:value-type="float" office:value="33765" calcext:value-type="float">
            <text:p>33765</text:p>
          </table:table-cell>
          <table:table-cell office:value-type="float" office:value="17630741" calcext:value-type="float">
            <text:p>17630741</text:p>
          </table:table-cell>
          <table:table-cell office:value-type="float" office:value="15077" calcext:value-type="float">
            <text:p>15077</text:p>
          </table:table-cell>
          <table:table-cell office:value-type="float" office:value="15608079" calcext:value-type="float">
            <text:p>15608079</text:p>
          </table:table-cell>
          <table:table-cell office:value-type="float" office:value="55579" calcext:value-type="float">
            <text:p>55579</text:p>
          </table:table-cell>
          <table:table-cell office:value-type="float" office:value="28952630" calcext:value-type="float">
            <text:p>28952630</text:p>
          </table:table-cell>
          <table:table-cell office:value-type="float" office:value="9420" calcext:value-type="float">
            <text:p>9420</text:p>
          </table:table-cell>
          <table:table-cell office:value-type="float" office:value="15996422" calcext:value-type="float">
            <text:p>15996422</text:p>
          </table:table-cell>
          <table:table-cell office:value-type="float" office:value="12012621" calcext:value-type="float">
            <text:p>12012621</text:p>
          </table:table-cell>
        </table:table-row>
        <table:table-row table:style-name="ro1" table:visibility="collapse">
          <table:table-cell office:value-type="float" office:value="12250" calcext:value-type="float">
            <text:p>12250</text:p>
          </table:table-cell>
          <table:table-cell office:value-type="float" office:value="173886" calcext:value-type="float">
            <text:p>173886</text:p>
          </table:table-cell>
          <table:table-cell office:value-type="float" office:value="66963" calcext:value-type="float">
            <text:p>66963</text:p>
          </table:table-cell>
          <table:table-cell office:value-type="float" office:value="21794" calcext:value-type="float">
            <text:p>21794</text:p>
          </table:table-cell>
          <table:table-cell office:value-type="float" office:value="37468" calcext:value-type="float">
            <text:p>37468</text:p>
          </table:table-cell>
          <table:table-cell office:value-type="float" office:value="42879" calcext:value-type="float">
            <text:p>42879</text:p>
          </table:table-cell>
          <table:table-cell office:value-type="float" office:value="18900" calcext:value-type="float">
            <text:p>18900</text:p>
          </table:table-cell>
          <table:table-cell office:value-type="float" office:value="21380" calcext:value-type="float">
            <text:p>21380</text:p>
          </table:table-cell>
          <table:table-cell office:value-type="float" office:value="21883151" calcext:value-type="float">
            <text:p>21883151</text:p>
          </table:table-cell>
          <table:table-cell office:value-type="float" office:value="56845" calcext:value-type="float">
            <text:p>56845</text:p>
          </table:table-cell>
          <table:table-cell office:value-type="float" office:value="28050" calcext:value-type="float">
            <text:p>28050</text:p>
          </table:table-cell>
          <table:table-cell office:value-type="float" office:value="9427" calcext:value-type="float">
            <text:p>9427</text:p>
          </table:table-cell>
          <table:table-cell office:value-type="float" office:value="17259661" calcext:value-type="float">
            <text:p>17259661</text:p>
          </table:table-cell>
          <table:table-cell office:value-type="float" office:value="35338" calcext:value-type="float">
            <text:p>35338</text:p>
          </table:table-cell>
          <table:table-cell office:value-type="float" office:value="18012659" calcext:value-type="float">
            <text:p>18012659</text:p>
          </table:table-cell>
          <table:table-cell office:value-type="float" office:value="16128" calcext:value-type="float">
            <text:p>16128</text:p>
          </table:table-cell>
          <table:table-cell office:value-type="float" office:value="15872384" calcext:value-type="float">
            <text:p>15872384</text:p>
          </table:table-cell>
          <table:table-cell office:value-type="float" office:value="38638" calcext:value-type="float">
            <text:p>38638</text:p>
          </table:table-cell>
          <table:table-cell office:value-type="float" office:value="29216288" calcext:value-type="float">
            <text:p>29216288</text:p>
          </table:table-cell>
          <table:table-cell office:value-type="float" office:value="10080" calcext:value-type="float">
            <text:p>10080</text:p>
          </table:table-cell>
          <table:table-cell office:value-type="float" office:value="16618317" calcext:value-type="float">
            <text:p>16618317</text:p>
          </table:table-cell>
          <table:table-cell office:value-type="float" office:value="12272233" calcext:value-type="float">
            <text:p>12272233</text:p>
          </table:table-cell>
        </table:table-row>
        <table:table-row table:style-name="ro1" table:visibility="collapse">
          <table:table-cell office:value-type="float" office:value="12500" calcext:value-type="float">
            <text:p>12500</text:p>
          </table:table-cell>
          <table:table-cell office:value-type="float" office:value="1757177" calcext:value-type="float">
            <text:p>1757177</text:p>
          </table:table-cell>
          <table:table-cell office:value-type="float" office:value="61548" calcext:value-type="float">
            <text:p>61548</text:p>
          </table:table-cell>
          <table:table-cell office:value-type="float" office:value="21827" calcext:value-type="float">
            <text:p>21827</text:p>
          </table:table-cell>
          <table:table-cell office:value-type="float" office:value="37302" calcext:value-type="float">
            <text:p>37302</text:p>
          </table:table-cell>
          <table:table-cell office:value-type="float" office:value="40339" calcext:value-type="float">
            <text:p>40339</text:p>
          </table:table-cell>
          <table:table-cell office:value-type="float" office:value="19336" calcext:value-type="float">
            <text:p>19336</text:p>
          </table:table-cell>
          <table:table-cell office:value-type="float" office:value="20845" calcext:value-type="float">
            <text:p>20845</text:p>
          </table:table-cell>
          <table:table-cell office:value-type="float" office:value="19882703" calcext:value-type="float">
            <text:p>19882703</text:p>
          </table:table-cell>
          <table:table-cell office:value-type="float" office:value="56033" calcext:value-type="float">
            <text:p>56033</text:p>
          </table:table-cell>
          <table:table-cell office:value-type="float" office:value="27954" calcext:value-type="float">
            <text:p>27954</text:p>
          </table:table-cell>
          <table:table-cell office:value-type="float" office:value="9496" calcext:value-type="float">
            <text:p>9496</text:p>
          </table:table-cell>
          <table:table-cell office:value-type="float" office:value="17281744" calcext:value-type="float">
            <text:p>17281744</text:p>
          </table:table-cell>
          <table:table-cell office:value-type="float" office:value="36683" calcext:value-type="float">
            <text:p>36683</text:p>
          </table:table-cell>
          <table:table-cell office:value-type="float" office:value="18325752" calcext:value-type="float">
            <text:p>18325752</text:p>
          </table:table-cell>
          <table:table-cell office:value-type="float" office:value="13995" calcext:value-type="float">
            <text:p>13995</text:p>
          </table:table-cell>
          <table:table-cell office:value-type="float" office:value="16380981" calcext:value-type="float">
            <text:p>16380981</text:p>
          </table:table-cell>
          <table:table-cell office:value-type="float" office:value="32964" calcext:value-type="float">
            <text:p>32964</text:p>
          </table:table-cell>
          <table:table-cell office:value-type="float" office:value="30041551" calcext:value-type="float">
            <text:p>30041551</text:p>
          </table:table-cell>
          <table:table-cell office:value-type="float" office:value="12210" calcext:value-type="float">
            <text:p>12210</text:p>
          </table:table-cell>
          <table:table-cell office:value-type="float" office:value="17150993" calcext:value-type="float">
            <text:p>17150993</text:p>
          </table:table-cell>
          <table:table-cell office:value-type="float" office:value="12651331" calcext:value-type="float">
            <text:p>12651331</text:p>
          </table:table-cell>
        </table:table-row>
        <table:table-row table:style-name="ro1" table:visibility="collapse">
          <table:table-cell office:value-type="float" office:value="12750" calcext:value-type="float">
            <text:p>12750</text:p>
          </table:table-cell>
          <table:table-cell office:value-type="float" office:value="200219" calcext:value-type="float">
            <text:p>200219</text:p>
          </table:table-cell>
          <table:table-cell office:value-type="float" office:value="61921" calcext:value-type="float">
            <text:p>61921</text:p>
          </table:table-cell>
          <table:table-cell office:value-type="float" office:value="21583" calcext:value-type="float">
            <text:p>21583</text:p>
          </table:table-cell>
          <table:table-cell office:value-type="float" office:value="36096" calcext:value-type="float">
            <text:p>36096</text:p>
          </table:table-cell>
          <table:table-cell office:value-type="float" office:value="37786" calcext:value-type="float">
            <text:p>37786</text:p>
          </table:table-cell>
          <table:table-cell office:value-type="float" office:value="16320" calcext:value-type="float">
            <text:p>16320</text:p>
          </table:table-cell>
          <table:table-cell office:value-type="float" office:value="20353" calcext:value-type="float">
            <text:p>20353</text:p>
          </table:table-cell>
          <table:table-cell office:value-type="float" office:value="20728036" calcext:value-type="float">
            <text:p>20728036</text:p>
          </table:table-cell>
          <table:table-cell office:value-type="float" office:value="50700" calcext:value-type="float">
            <text:p>50700</text:p>
          </table:table-cell>
          <table:table-cell office:value-type="float" office:value="28567" calcext:value-type="float">
            <text:p>28567</text:p>
          </table:table-cell>
          <table:table-cell office:value-type="float" office:value="9460" calcext:value-type="float">
            <text:p>9460</text:p>
          </table:table-cell>
          <table:table-cell office:value-type="float" office:value="17489418" calcext:value-type="float">
            <text:p>17489418</text:p>
          </table:table-cell>
          <table:table-cell office:value-type="float" office:value="33523" calcext:value-type="float">
            <text:p>33523</text:p>
          </table:table-cell>
          <table:table-cell office:value-type="float" office:value="18722600" calcext:value-type="float">
            <text:p>18722600</text:p>
          </table:table-cell>
          <table:table-cell office:value-type="float" office:value="13849" calcext:value-type="float">
            <text:p>13849</text:p>
          </table:table-cell>
          <table:table-cell office:value-type="float" office:value="17103134" calcext:value-type="float">
            <text:p>17103134</text:p>
          </table:table-cell>
          <table:table-cell office:value-type="float" office:value="38539" calcext:value-type="float">
            <text:p>38539</text:p>
          </table:table-cell>
          <table:table-cell office:value-type="float" office:value="30371228" calcext:value-type="float">
            <text:p>30371228</text:p>
          </table:table-cell>
          <table:table-cell office:value-type="float" office:value="10958" calcext:value-type="float">
            <text:p>10958</text:p>
          </table:table-cell>
          <table:table-cell office:value-type="float" office:value="17758637" calcext:value-type="float">
            <text:p>17758637</text:p>
          </table:table-cell>
          <table:table-cell office:value-type="float" office:value="12801300" calcext:value-type="float">
            <text:p>12801300</text:p>
          </table:table-cell>
        </table:table-row>
        <table:table-row table:style-name="ro1" table:visibility="collapse">
          <table:table-cell office:value-type="float" office:value="13000" calcext:value-type="float">
            <text:p>13000</text:p>
          </table:table-cell>
          <table:table-cell office:value-type="float" office:value="198253" calcext:value-type="float">
            <text:p>198253</text:p>
          </table:table-cell>
          <table:table-cell office:value-type="float" office:value="70090" calcext:value-type="float">
            <text:p>70090</text:p>
          </table:table-cell>
          <table:table-cell office:value-type="float" office:value="21786" calcext:value-type="float">
            <text:p>21786</text:p>
          </table:table-cell>
          <table:table-cell office:value-type="float" office:value="37725" calcext:value-type="float">
            <text:p>37725</text:p>
          </table:table-cell>
          <table:table-cell office:value-type="float" office:value="45091" calcext:value-type="float">
            <text:p>45091</text:p>
          </table:table-cell>
          <table:table-cell office:value-type="float" office:value="18339" calcext:value-type="float">
            <text:p>18339</text:p>
          </table:table-cell>
          <table:table-cell office:value-type="float" office:value="22671" calcext:value-type="float">
            <text:p>22671</text:p>
          </table:table-cell>
          <table:table-cell office:value-type="float" office:value="20996533" calcext:value-type="float">
            <text:p>20996533</text:p>
          </table:table-cell>
          <table:table-cell office:value-type="float" office:value="54253" calcext:value-type="float">
            <text:p>54253</text:p>
          </table:table-cell>
          <table:table-cell office:value-type="float" office:value="29165" calcext:value-type="float">
            <text:p>29165</text:p>
          </table:table-cell>
          <table:table-cell office:value-type="float" office:value="9663" calcext:value-type="float">
            <text:p>9663</text:p>
          </table:table-cell>
          <table:table-cell office:value-type="float" office:value="17867878" calcext:value-type="float">
            <text:p>17867878</text:p>
          </table:table-cell>
          <table:table-cell office:value-type="float" office:value="34530" calcext:value-type="float">
            <text:p>34530</text:p>
          </table:table-cell>
          <table:table-cell office:value-type="float" office:value="19059814" calcext:value-type="float">
            <text:p>19059814</text:p>
          </table:table-cell>
          <table:table-cell office:value-type="float" office:value="14117" calcext:value-type="float">
            <text:p>14117</text:p>
          </table:table-cell>
          <table:table-cell office:value-type="float" office:value="16714674" calcext:value-type="float">
            <text:p>16714674</text:p>
          </table:table-cell>
          <table:table-cell office:value-type="float" office:value="33239" calcext:value-type="float">
            <text:p>33239</text:p>
          </table:table-cell>
          <table:table-cell office:value-type="float" office:value="30967105" calcext:value-type="float">
            <text:p>30967105</text:p>
          </table:table-cell>
          <table:table-cell office:value-type="float" office:value="9582" calcext:value-type="float">
            <text:p>9582</text:p>
          </table:table-cell>
          <table:table-cell office:value-type="float" office:value="18436818" calcext:value-type="float">
            <text:p>18436818</text:p>
          </table:table-cell>
          <table:table-cell office:value-type="float" office:value="13052427" calcext:value-type="float">
            <text:p>13052427</text:p>
          </table:table-cell>
        </table:table-row>
        <table:table-row table:style-name="ro1" table:visibility="collapse">
          <table:table-cell office:value-type="float" office:value="13250" calcext:value-type="float">
            <text:p>13250</text:p>
          </table:table-cell>
          <table:table-cell office:value-type="float" office:value="156629" calcext:value-type="float">
            <text:p>156629</text:p>
          </table:table-cell>
          <table:table-cell office:value-type="float" office:value="64454" calcext:value-type="float">
            <text:p>64454</text:p>
          </table:table-cell>
          <table:table-cell office:value-type="float" office:value="27715" calcext:value-type="float">
            <text:p>27715</text:p>
          </table:table-cell>
          <table:table-cell office:value-type="float" office:value="35659" calcext:value-type="float">
            <text:p>35659</text:p>
          </table:table-cell>
          <table:table-cell office:value-type="float" office:value="47028" calcext:value-type="float">
            <text:p>47028</text:p>
          </table:table-cell>
          <table:table-cell office:value-type="float" office:value="16797" calcext:value-type="float">
            <text:p>16797</text:p>
          </table:table-cell>
          <table:table-cell office:value-type="float" office:value="19813" calcext:value-type="float">
            <text:p>19813</text:p>
          </table:table-cell>
          <table:table-cell office:value-type="float" office:value="21249167" calcext:value-type="float">
            <text:p>21249167</text:p>
          </table:table-cell>
          <table:table-cell office:value-type="float" office:value="56383" calcext:value-type="float">
            <text:p>56383</text:p>
          </table:table-cell>
          <table:table-cell office:value-type="float" office:value="30880" calcext:value-type="float">
            <text:p>30880</text:p>
          </table:table-cell>
          <table:table-cell office:value-type="float" office:value="9382" calcext:value-type="float">
            <text:p>9382</text:p>
          </table:table-cell>
          <table:table-cell office:value-type="float" office:value="18187191" calcext:value-type="float">
            <text:p>18187191</text:p>
          </table:table-cell>
          <table:table-cell office:value-type="float" office:value="34209" calcext:value-type="float">
            <text:p>34209</text:p>
          </table:table-cell>
          <table:table-cell office:value-type="float" office:value="19564708" calcext:value-type="float">
            <text:p>19564708</text:p>
          </table:table-cell>
          <table:table-cell office:value-type="float" office:value="14015" calcext:value-type="float">
            <text:p>14015</text:p>
          </table:table-cell>
          <table:table-cell office:value-type="float" office:value="16945080" calcext:value-type="float">
            <text:p>16945080</text:p>
          </table:table-cell>
          <table:table-cell office:value-type="float" office:value="42549" calcext:value-type="float">
            <text:p>42549</text:p>
          </table:table-cell>
          <table:table-cell office:value-type="float" office:value="31535780" calcext:value-type="float">
            <text:p>31535780</text:p>
          </table:table-cell>
          <table:table-cell office:value-type="float" office:value="10541" calcext:value-type="float">
            <text:p>10541</text:p>
          </table:table-cell>
          <table:table-cell office:value-type="float" office:value="19165179" calcext:value-type="float">
            <text:p>19165179</text:p>
          </table:table-cell>
          <table:table-cell office:value-type="float" office:value="13269302" calcext:value-type="float">
            <text:p>13269302</text:p>
          </table:table-cell>
        </table:table-row>
        <table:table-row table:style-name="ro1" table:visibility="collapse">
          <table:table-cell office:value-type="float" office:value="13500" calcext:value-type="float">
            <text:p>13500</text:p>
          </table:table-cell>
          <table:table-cell office:value-type="float" office:value="135545" calcext:value-type="float">
            <text:p>135545</text:p>
          </table:table-cell>
          <table:table-cell office:value-type="float" office:value="66381" calcext:value-type="float">
            <text:p>66381</text:p>
          </table:table-cell>
          <table:table-cell office:value-type="float" office:value="22253" calcext:value-type="float">
            <text:p>22253</text:p>
          </table:table-cell>
          <table:table-cell office:value-type="float" office:value="38128" calcext:value-type="float">
            <text:p>38128</text:p>
          </table:table-cell>
          <table:table-cell office:value-type="float" office:value="42633" calcext:value-type="float">
            <text:p>42633</text:p>
          </table:table-cell>
          <table:table-cell office:value-type="float" office:value="15672" calcext:value-type="float">
            <text:p>15672</text:p>
          </table:table-cell>
          <table:table-cell office:value-type="float" office:value="23756" calcext:value-type="float">
            <text:p>23756</text:p>
          </table:table-cell>
          <table:table-cell office:value-type="float" office:value="21417046" calcext:value-type="float">
            <text:p>21417046</text:p>
          </table:table-cell>
          <table:table-cell office:value-type="float" office:value="50717" calcext:value-type="float">
            <text:p>50717</text:p>
          </table:table-cell>
          <table:table-cell office:value-type="float" office:value="28833" calcext:value-type="float">
            <text:p>28833</text:p>
          </table:table-cell>
          <table:table-cell office:value-type="float" office:value="9544" calcext:value-type="float">
            <text:p>9544</text:p>
          </table:table-cell>
          <table:table-cell office:value-type="float" office:value="18555399" calcext:value-type="float">
            <text:p>18555399</text:p>
          </table:table-cell>
          <table:table-cell office:value-type="float" office:value="34200" calcext:value-type="float">
            <text:p>34200</text:p>
          </table:table-cell>
          <table:table-cell office:value-type="float" office:value="19717582" calcext:value-type="float">
            <text:p>19717582</text:p>
          </table:table-cell>
          <table:table-cell office:value-type="float" office:value="14362" calcext:value-type="float">
            <text:p>14362</text:p>
          </table:table-cell>
          <table:table-cell office:value-type="float" office:value="17289671" calcext:value-type="float">
            <text:p>17289671</text:p>
          </table:table-cell>
          <table:table-cell office:value-type="float" office:value="32379" calcext:value-type="float">
            <text:p>32379</text:p>
          </table:table-cell>
          <table:table-cell office:value-type="float" office:value="32211879" calcext:value-type="float">
            <text:p>32211879</text:p>
          </table:table-cell>
          <table:table-cell office:value-type="float" office:value="9495" calcext:value-type="float">
            <text:p>9495</text:p>
          </table:table-cell>
          <table:table-cell office:value-type="float" office:value="19671606" calcext:value-type="float">
            <text:p>19671606</text:p>
          </table:table-cell>
          <table:table-cell office:value-type="float" office:value="13694149" calcext:value-type="float">
            <text:p>13694149</text:p>
          </table:table-cell>
        </table:table-row>
        <table:table-row table:style-name="ro1" table:visibility="collapse">
          <table:table-cell office:value-type="float" office:value="13750" calcext:value-type="float">
            <text:p>13750</text:p>
          </table:table-cell>
          <table:table-cell office:value-type="float" office:value="125547" calcext:value-type="float">
            <text:p>125547</text:p>
          </table:table-cell>
          <table:table-cell office:value-type="float" office:value="66464" calcext:value-type="float">
            <text:p>66464</text:p>
          </table:table-cell>
          <table:table-cell office:value-type="float" office:value="22126" calcext:value-type="float">
            <text:p>22126</text:p>
          </table:table-cell>
          <table:table-cell office:value-type="float" office:value="36248" calcext:value-type="float">
            <text:p>36248</text:p>
          </table:table-cell>
          <table:table-cell office:value-type="float" office:value="39616" calcext:value-type="float">
            <text:p>39616</text:p>
          </table:table-cell>
          <table:table-cell office:value-type="float" office:value="16748" calcext:value-type="float">
            <text:p>16748</text:p>
          </table:table-cell>
          <table:table-cell office:value-type="float" office:value="22437" calcext:value-type="float">
            <text:p>22437</text:p>
          </table:table-cell>
          <table:table-cell office:value-type="float" office:value="21984733" calcext:value-type="float">
            <text:p>21984733</text:p>
          </table:table-cell>
          <table:table-cell office:value-type="float" office:value="49089" calcext:value-type="float">
            <text:p>49089</text:p>
          </table:table-cell>
          <table:table-cell office:value-type="float" office:value="29054" calcext:value-type="float">
            <text:p>29054</text:p>
          </table:table-cell>
          <table:table-cell office:value-type="float" office:value="9338" calcext:value-type="float">
            <text:p>9338</text:p>
          </table:table-cell>
          <table:table-cell office:value-type="float" office:value="19948903" calcext:value-type="float">
            <text:p>19948903</text:p>
          </table:table-cell>
          <table:table-cell office:value-type="float" office:value="35715" calcext:value-type="float">
            <text:p>35715</text:p>
          </table:table-cell>
          <table:table-cell office:value-type="float" office:value="20061054" calcext:value-type="float">
            <text:p>20061054</text:p>
          </table:table-cell>
          <table:table-cell office:value-type="float" office:value="13070" calcext:value-type="float">
            <text:p>13070</text:p>
          </table:table-cell>
          <table:table-cell office:value-type="float" office:value="17724861" calcext:value-type="float">
            <text:p>17724861</text:p>
          </table:table-cell>
          <table:table-cell office:value-type="float" office:value="35962" calcext:value-type="float">
            <text:p>35962</text:p>
          </table:table-cell>
          <table:table-cell office:value-type="float" office:value="34466824" calcext:value-type="float">
            <text:p>34466824</text:p>
          </table:table-cell>
          <table:table-cell office:value-type="float" office:value="9417" calcext:value-type="float">
            <text:p>9417</text:p>
          </table:table-cell>
          <table:table-cell office:value-type="float" office:value="20350076" calcext:value-type="float">
            <text:p>20350076</text:p>
          </table:table-cell>
          <table:table-cell office:value-type="float" office:value="13817359" calcext:value-type="float">
            <text:p>13817359</text:p>
          </table:table-cell>
        </table:table-row>
        <table:table-row table:style-name="ro1" table:visibility="collapse">
          <table:table-cell office:value-type="float" office:value="14000" calcext:value-type="float">
            <text:p>14000</text:p>
          </table:table-cell>
          <table:table-cell office:value-type="float" office:value="116836" calcext:value-type="float">
            <text:p>116836</text:p>
          </table:table-cell>
          <table:table-cell office:value-type="float" office:value="67920" calcext:value-type="float">
            <text:p>67920</text:p>
          </table:table-cell>
          <table:table-cell office:value-type="float" office:value="23078" calcext:value-type="float">
            <text:p>23078</text:p>
          </table:table-cell>
          <table:table-cell office:value-type="float" office:value="35140" calcext:value-type="float">
            <text:p>35140</text:p>
          </table:table-cell>
          <table:table-cell office:value-type="float" office:value="43415" calcext:value-type="float">
            <text:p>43415</text:p>
          </table:table-cell>
          <table:table-cell office:value-type="float" office:value="17743" calcext:value-type="float">
            <text:p>17743</text:p>
          </table:table-cell>
          <table:table-cell office:value-type="float" office:value="20601" calcext:value-type="float">
            <text:p>20601</text:p>
          </table:table-cell>
          <table:table-cell office:value-type="float" office:value="22328115" calcext:value-type="float">
            <text:p>22328115</text:p>
          </table:table-cell>
          <table:table-cell office:value-type="float" office:value="53464" calcext:value-type="float">
            <text:p>53464</text:p>
          </table:table-cell>
          <table:table-cell office:value-type="float" office:value="27996" calcext:value-type="float">
            <text:p>27996</text:p>
          </table:table-cell>
          <table:table-cell office:value-type="float" office:value="9629" calcext:value-type="float">
            <text:p>9629</text:p>
          </table:table-cell>
          <table:table-cell office:value-type="float" office:value="19298640" calcext:value-type="float">
            <text:p>19298640</text:p>
          </table:table-cell>
          <table:table-cell office:value-type="float" office:value="34998" calcext:value-type="float">
            <text:p>34998</text:p>
          </table:table-cell>
          <table:table-cell office:value-type="float" office:value="20427105" calcext:value-type="float">
            <text:p>20427105</text:p>
          </table:table-cell>
          <table:table-cell office:value-type="float" office:value="13963" calcext:value-type="float">
            <text:p>13963</text:p>
          </table:table-cell>
          <table:table-cell office:value-type="float" office:value="17945073" calcext:value-type="float">
            <text:p>17945073</text:p>
          </table:table-cell>
          <table:table-cell office:value-type="float" office:value="43623" calcext:value-type="float">
            <text:p>43623</text:p>
          </table:table-cell>
          <table:table-cell office:value-type="float" office:value="33654238" calcext:value-type="float">
            <text:p>33654238</text:p>
          </table:table-cell>
          <table:table-cell office:value-type="float" office:value="10669" calcext:value-type="float">
            <text:p>10669</text:p>
          </table:table-cell>
          <table:table-cell office:value-type="float" office:value="20890171" calcext:value-type="float">
            <text:p>20890171</text:p>
          </table:table-cell>
          <table:table-cell office:value-type="float" office:value="14058619" calcext:value-type="float">
            <text:p>14058619</text:p>
          </table:table-cell>
        </table:table-row>
        <table:table-row table:style-name="ro1" table:visibility="collapse">
          <table:table-cell office:value-type="float" office:value="14250" calcext:value-type="float">
            <text:p>14250</text:p>
          </table:table-cell>
          <table:table-cell office:value-type="float" office:value="129795" calcext:value-type="float">
            <text:p>129795</text:p>
          </table:table-cell>
          <table:table-cell office:value-type="float" office:value="68796" calcext:value-type="float">
            <text:p>68796</text:p>
          </table:table-cell>
          <table:table-cell office:value-type="float" office:value="22329" calcext:value-type="float">
            <text:p>22329</text:p>
          </table:table-cell>
          <table:table-cell office:value-type="float" office:value="33824" calcext:value-type="float">
            <text:p>33824</text:p>
          </table:table-cell>
          <table:table-cell office:value-type="float" office:value="40282" calcext:value-type="float">
            <text:p>40282</text:p>
          </table:table-cell>
          <table:table-cell office:value-type="float" office:value="17717" calcext:value-type="float">
            <text:p>17717</text:p>
          </table:table-cell>
          <table:table-cell office:value-type="float" office:value="21768" calcext:value-type="float">
            <text:p>21768</text:p>
          </table:table-cell>
          <table:table-cell office:value-type="float" office:value="23099889" calcext:value-type="float">
            <text:p>23099889</text:p>
          </table:table-cell>
          <table:table-cell office:value-type="float" office:value="50494" calcext:value-type="float">
            <text:p>50494</text:p>
          </table:table-cell>
          <table:table-cell office:value-type="float" office:value="29680" calcext:value-type="float">
            <text:p>29680</text:p>
          </table:table-cell>
          <table:table-cell office:value-type="float" office:value="8917" calcext:value-type="float">
            <text:p>8917</text:p>
          </table:table-cell>
          <table:table-cell office:value-type="float" office:value="19982865" calcext:value-type="float">
            <text:p>19982865</text:p>
          </table:table-cell>
          <table:table-cell office:value-type="float" office:value="32485" calcext:value-type="float">
            <text:p>32485</text:p>
          </table:table-cell>
          <table:table-cell office:value-type="float" office:value="20815951" calcext:value-type="float">
            <text:p>20815951</text:p>
          </table:table-cell>
          <table:table-cell office:value-type="float" office:value="14007" calcext:value-type="float">
            <text:p>14007</text:p>
          </table:table-cell>
          <table:table-cell office:value-type="float" office:value="19451869" calcext:value-type="float">
            <text:p>19451869</text:p>
          </table:table-cell>
          <table:table-cell office:value-type="float" office:value="34338" calcext:value-type="float">
            <text:p>34338</text:p>
          </table:table-cell>
          <table:table-cell office:value-type="float" office:value="35107002" calcext:value-type="float">
            <text:p>35107002</text:p>
          </table:table-cell>
          <table:table-cell office:value-type="float" office:value="9371" calcext:value-type="float">
            <text:p>9371</text:p>
          </table:table-cell>
          <table:table-cell office:value-type="float" office:value="21524939" calcext:value-type="float">
            <text:p>21524939</text:p>
          </table:table-cell>
          <table:table-cell office:value-type="float" office:value="14439715" calcext:value-type="float">
            <text:p>14439715</text:p>
          </table:table-cell>
        </table:table-row>
        <table:table-row table:style-name="ro1" table:visibility="collapse">
          <table:table-cell office:value-type="float" office:value="14500" calcext:value-type="float">
            <text:p>14500</text:p>
          </table:table-cell>
          <table:table-cell office:value-type="float" office:value="120344" calcext:value-type="float">
            <text:p>120344</text:p>
          </table:table-cell>
          <table:table-cell office:value-type="float" office:value="69124" calcext:value-type="float">
            <text:p>69124</text:p>
          </table:table-cell>
          <table:table-cell office:value-type="float" office:value="22253" calcext:value-type="float">
            <text:p>22253</text:p>
          </table:table-cell>
          <table:table-cell office:value-type="float" office:value="36410" calcext:value-type="float">
            <text:p>36410</text:p>
          </table:table-cell>
          <table:table-cell office:value-type="float" office:value="41538" calcext:value-type="float">
            <text:p>41538</text:p>
          </table:table-cell>
          <table:table-cell office:value-type="float" office:value="16350" calcext:value-type="float">
            <text:p>16350</text:p>
          </table:table-cell>
          <table:table-cell office:value-type="float" office:value="22288" calcext:value-type="float">
            <text:p>22288</text:p>
          </table:table-cell>
          <table:table-cell office:value-type="float" office:value="23182893" calcext:value-type="float">
            <text:p>23182893</text:p>
          </table:table-cell>
          <table:table-cell office:value-type="float" office:value="64295" calcext:value-type="float">
            <text:p>64295</text:p>
          </table:table-cell>
          <table:table-cell office:value-type="float" office:value="31204" calcext:value-type="float">
            <text:p>31204</text:p>
          </table:table-cell>
          <table:table-cell office:value-type="float" office:value="9334" calcext:value-type="float">
            <text:p>9334</text:p>
          </table:table-cell>
          <table:table-cell office:value-type="float" office:value="19964438" calcext:value-type="float">
            <text:p>19964438</text:p>
          </table:table-cell>
          <table:table-cell office:value-type="float" office:value="35162" calcext:value-type="float">
            <text:p>35162</text:p>
          </table:table-cell>
          <table:table-cell office:value-type="float" office:value="21204462" calcext:value-type="float">
            <text:p>21204462</text:p>
          </table:table-cell>
          <table:table-cell office:value-type="float" office:value="14008" calcext:value-type="float">
            <text:p>14008</text:p>
          </table:table-cell>
          <table:table-cell office:value-type="float" office:value="18545509" calcext:value-type="float">
            <text:p>18545509</text:p>
          </table:table-cell>
          <table:table-cell office:value-type="float" office:value="40958" calcext:value-type="float">
            <text:p>40958</text:p>
          </table:table-cell>
          <table:table-cell office:value-type="float" office:value="35402674" calcext:value-type="float">
            <text:p>35402674</text:p>
          </table:table-cell>
          <table:table-cell office:value-type="float" office:value="9495" calcext:value-type="float">
            <text:p>9495</text:p>
          </table:table-cell>
          <table:table-cell office:value-type="float" office:value="22163544" calcext:value-type="float">
            <text:p>22163544</text:p>
          </table:table-cell>
          <table:table-cell office:value-type="float" office:value="14532341" calcext:value-type="float">
            <text:p>14532341</text:p>
          </table:table-cell>
        </table:table-row>
        <table:table-row table:style-name="ro1" table:visibility="collapse">
          <table:table-cell office:value-type="float" office:value="14750" calcext:value-type="float">
            <text:p>14750</text:p>
          </table:table-cell>
          <table:table-cell office:value-type="float" office:value="131010" calcext:value-type="float">
            <text:p>131010</text:p>
          </table:table-cell>
          <table:table-cell office:value-type="float" office:value="67291" calcext:value-type="float">
            <text:p>67291</text:p>
          </table:table-cell>
          <table:table-cell office:value-type="float" office:value="22458" calcext:value-type="float">
            <text:p>22458</text:p>
          </table:table-cell>
          <table:table-cell office:value-type="float" office:value="37044" calcext:value-type="float">
            <text:p>37044</text:p>
          </table:table-cell>
          <table:table-cell office:value-type="float" office:value="40168" calcext:value-type="float">
            <text:p>40168</text:p>
          </table:table-cell>
          <table:table-cell office:value-type="float" office:value="17008" calcext:value-type="float">
            <text:p>17008</text:p>
          </table:table-cell>
          <table:table-cell office:value-type="float" office:value="24557" calcext:value-type="float">
            <text:p>24557</text:p>
          </table:table-cell>
          <table:table-cell office:value-type="float" office:value="23540615" calcext:value-type="float">
            <text:p>23540615</text:p>
          </table:table-cell>
          <table:table-cell office:value-type="float" office:value="53618" calcext:value-type="float">
            <text:p>53618</text:p>
          </table:table-cell>
          <table:table-cell office:value-type="float" office:value="30377" calcext:value-type="float">
            <text:p>30377</text:p>
          </table:table-cell>
          <table:table-cell office:value-type="float" office:value="9557" calcext:value-type="float">
            <text:p>9557</text:p>
          </table:table-cell>
          <table:table-cell office:value-type="float" office:value="20220496" calcext:value-type="float">
            <text:p>20220496</text:p>
          </table:table-cell>
          <table:table-cell office:value-type="float" office:value="35114" calcext:value-type="float">
            <text:p>35114</text:p>
          </table:table-cell>
          <table:table-cell office:value-type="float" office:value="21462598" calcext:value-type="float">
            <text:p>21462598</text:p>
          </table:table-cell>
          <table:table-cell office:value-type="float" office:value="14504" calcext:value-type="float">
            <text:p>14504</text:p>
          </table:table-cell>
          <table:table-cell office:value-type="float" office:value="18950817" calcext:value-type="float">
            <text:p>18950817</text:p>
          </table:table-cell>
          <table:table-cell office:value-type="float" office:value="33841" calcext:value-type="float">
            <text:p>33841</text:p>
          </table:table-cell>
          <table:table-cell office:value-type="float" office:value="35410592" calcext:value-type="float">
            <text:p>35410592</text:p>
          </table:table-cell>
          <table:table-cell office:value-type="float" office:value="10708" calcext:value-type="float">
            <text:p>10708</text:p>
          </table:table-cell>
          <table:table-cell office:value-type="float" office:value="22754853" calcext:value-type="float">
            <text:p>22754853</text:p>
          </table:table-cell>
          <table:table-cell office:value-type="float" office:value="14965600" calcext:value-type="float">
            <text:p>14965600</text:p>
          </table:table-cell>
        </table:table-row>
        <table:table-row table:style-name="ro1" table:visibility="collapse">
          <table:table-cell office:value-type="float" office:value="15000" calcext:value-type="float">
            <text:p>15000</text:p>
          </table:table-cell>
          <table:table-cell office:value-type="float" office:value="120039" calcext:value-type="float">
            <text:p>120039</text:p>
          </table:table-cell>
          <table:table-cell office:value-type="float" office:value="68961" calcext:value-type="float">
            <text:p>68961</text:p>
          </table:table-cell>
          <table:table-cell office:value-type="float" office:value="22506" calcext:value-type="float">
            <text:p>22506</text:p>
          </table:table-cell>
          <table:table-cell office:value-type="float" office:value="33914" calcext:value-type="float">
            <text:p>33914</text:p>
          </table:table-cell>
          <table:table-cell office:value-type="float" office:value="41584" calcext:value-type="float">
            <text:p>41584</text:p>
          </table:table-cell>
          <table:table-cell office:value-type="float" office:value="18125" calcext:value-type="float">
            <text:p>18125</text:p>
          </table:table-cell>
          <table:table-cell office:value-type="float" office:value="30083" calcext:value-type="float">
            <text:p>30083</text:p>
          </table:table-cell>
          <table:table-cell office:value-type="float" office:value="24270086" calcext:value-type="float">
            <text:p>24270086</text:p>
          </table:table-cell>
          <table:table-cell office:value-type="float" office:value="51796" calcext:value-type="float">
            <text:p>51796</text:p>
          </table:table-cell>
          <table:table-cell office:value-type="float" office:value="29286" calcext:value-type="float">
            <text:p>29286</text:p>
          </table:table-cell>
          <table:table-cell office:value-type="float" office:value="9043" calcext:value-type="float">
            <text:p>9043</text:p>
          </table:table-cell>
          <table:table-cell office:value-type="float" office:value="20571833" calcext:value-type="float">
            <text:p>20571833</text:p>
          </table:table-cell>
          <table:table-cell office:value-type="float" office:value="42191" calcext:value-type="float">
            <text:p>42191</text:p>
          </table:table-cell>
          <table:table-cell office:value-type="float" office:value="21807276" calcext:value-type="float">
            <text:p>21807276</text:p>
          </table:table-cell>
          <table:table-cell office:value-type="float" office:value="14592" calcext:value-type="float">
            <text:p>14592</text:p>
          </table:table-cell>
          <table:table-cell office:value-type="float" office:value="19089477" calcext:value-type="float">
            <text:p>19089477</text:p>
          </table:table-cell>
          <table:table-cell office:value-type="float" office:value="36906" calcext:value-type="float">
            <text:p>36906</text:p>
          </table:table-cell>
          <table:table-cell office:value-type="float" office:value="35888143" calcext:value-type="float">
            <text:p>35888143</text:p>
          </table:table-cell>
          <table:table-cell office:value-type="float" office:value="10044" calcext:value-type="float">
            <text:p>10044</text:p>
          </table:table-cell>
          <table:table-cell office:value-type="float" office:value="23597492" calcext:value-type="float">
            <text:p>23597492</text:p>
          </table:table-cell>
          <table:table-cell office:value-type="float" office:value="15144813" calcext:value-type="float">
            <text:p>15144813</text:p>
          </table:table-cell>
        </table:table-row>
        <table:table-row table:style-name="ro1" table:visibility="collapse">
          <table:table-cell office:value-type="float" office:value="15250" calcext:value-type="float">
            <text:p>15250</text:p>
          </table:table-cell>
          <table:table-cell office:value-type="float" office:value="114306" calcext:value-type="float">
            <text:p>114306</text:p>
          </table:table-cell>
          <table:table-cell office:value-type="float" office:value="93590" calcext:value-type="float">
            <text:p>93590</text:p>
          </table:table-cell>
          <table:table-cell office:value-type="float" office:value="22374" calcext:value-type="float">
            <text:p>22374</text:p>
          </table:table-cell>
          <table:table-cell office:value-type="float" office:value="34834" calcext:value-type="float">
            <text:p>34834</text:p>
          </table:table-cell>
          <table:table-cell office:value-type="float" office:value="44486" calcext:value-type="float">
            <text:p>44486</text:p>
          </table:table-cell>
          <table:table-cell office:value-type="float" office:value="16258" calcext:value-type="float">
            <text:p>16258</text:p>
          </table:table-cell>
          <table:table-cell office:value-type="float" office:value="23709" calcext:value-type="float">
            <text:p>23709</text:p>
          </table:table-cell>
          <table:table-cell office:value-type="float" office:value="24663100" calcext:value-type="float">
            <text:p>24663100</text:p>
          </table:table-cell>
          <table:table-cell office:value-type="float" office:value="53412" calcext:value-type="float">
            <text:p>53412</text:p>
          </table:table-cell>
          <table:table-cell office:value-type="float" office:value="31375" calcext:value-type="float">
            <text:p>31375</text:p>
          </table:table-cell>
          <table:table-cell office:value-type="float" office:value="9415" calcext:value-type="float">
            <text:p>9415</text:p>
          </table:table-cell>
          <table:table-cell office:value-type="float" office:value="20833595" calcext:value-type="float">
            <text:p>20833595</text:p>
          </table:table-cell>
          <table:table-cell office:value-type="float" office:value="42400" calcext:value-type="float">
            <text:p>42400</text:p>
          </table:table-cell>
          <table:table-cell office:value-type="float" office:value="22160074" calcext:value-type="float">
            <text:p>22160074</text:p>
          </table:table-cell>
          <table:table-cell office:value-type="float" office:value="13841" calcext:value-type="float">
            <text:p>13841</text:p>
          </table:table-cell>
          <table:table-cell office:value-type="float" office:value="19083404" calcext:value-type="float">
            <text:p>19083404</text:p>
          </table:table-cell>
          <table:table-cell office:value-type="float" office:value="33296" calcext:value-type="float">
            <text:p>33296</text:p>
          </table:table-cell>
          <table:table-cell office:value-type="float" office:value="36499099" calcext:value-type="float">
            <text:p>36499099</text:p>
          </table:table-cell>
          <table:table-cell office:value-type="float" office:value="9958" calcext:value-type="float">
            <text:p>9958</text:p>
          </table:table-cell>
          <table:table-cell office:value-type="float" office:value="25462092" calcext:value-type="float">
            <text:p>25462092</text:p>
          </table:table-cell>
          <table:table-cell office:value-type="float" office:value="15323661" calcext:value-type="float">
            <text:p>15323661</text:p>
          </table:table-cell>
        </table:table-row>
        <table:table-row table:style-name="ro1" table:visibility="collapse">
          <table:table-cell office:value-type="float" office:value="15500" calcext:value-type="float">
            <text:p>15500</text:p>
          </table:table-cell>
          <table:table-cell office:value-type="float" office:value="108881" calcext:value-type="float">
            <text:p>108881</text:p>
          </table:table-cell>
          <table:table-cell office:value-type="float" office:value="73675" calcext:value-type="float">
            <text:p>73675</text:p>
          </table:table-cell>
          <table:table-cell office:value-type="float" office:value="22454" calcext:value-type="float">
            <text:p>22454</text:p>
          </table:table-cell>
          <table:table-cell office:value-type="float" office:value="32791" calcext:value-type="float">
            <text:p>32791</text:p>
          </table:table-cell>
          <table:table-cell office:value-type="float" office:value="38593" calcext:value-type="float">
            <text:p>38593</text:p>
          </table:table-cell>
          <table:table-cell office:value-type="float" office:value="16822" calcext:value-type="float">
            <text:p>16822</text:p>
          </table:table-cell>
          <table:table-cell office:value-type="float" office:value="23456" calcext:value-type="float">
            <text:p>23456</text:p>
          </table:table-cell>
          <table:table-cell office:value-type="float" office:value="24879856" calcext:value-type="float">
            <text:p>24879856</text:p>
          </table:table-cell>
          <table:table-cell office:value-type="float" office:value="53473" calcext:value-type="float">
            <text:p>53473</text:p>
          </table:table-cell>
          <table:table-cell office:value-type="float" office:value="29471" calcext:value-type="float">
            <text:p>29471</text:p>
          </table:table-cell>
          <table:table-cell office:value-type="float" office:value="9518" calcext:value-type="float">
            <text:p>9518</text:p>
          </table:table-cell>
          <table:table-cell office:value-type="float" office:value="21217779" calcext:value-type="float">
            <text:p>21217779</text:p>
          </table:table-cell>
          <table:table-cell office:value-type="float" office:value="37498" calcext:value-type="float">
            <text:p>37498</text:p>
          </table:table-cell>
          <table:table-cell office:value-type="float" office:value="23008263" calcext:value-type="float">
            <text:p>23008263</text:p>
          </table:table-cell>
          <table:table-cell office:value-type="float" office:value="14043" calcext:value-type="float">
            <text:p>14043</text:p>
          </table:table-cell>
          <table:table-cell office:value-type="float" office:value="19466100" calcext:value-type="float">
            <text:p>19466100</text:p>
          </table:table-cell>
          <table:table-cell office:value-type="float" office:value="39565" calcext:value-type="float">
            <text:p>39565</text:p>
          </table:table-cell>
          <table:table-cell office:value-type="float" office:value="37321485" calcext:value-type="float">
            <text:p>37321485</text:p>
          </table:table-cell>
          <table:table-cell office:value-type="float" office:value="9669" calcext:value-type="float">
            <text:p>9669</text:p>
          </table:table-cell>
          <table:table-cell office:value-type="float" office:value="24563272" calcext:value-type="float">
            <text:p>24563272</text:p>
          </table:table-cell>
          <table:table-cell office:value-type="float" office:value="15550667" calcext:value-type="float">
            <text:p>15550667</text:p>
          </table:table-cell>
        </table:table-row>
        <table:table-row table:style-name="ro1" table:visibility="collapse">
          <table:table-cell office:value-type="float" office:value="15750" calcext:value-type="float">
            <text:p>15750</text:p>
          </table:table-cell>
          <table:table-cell office:value-type="float" office:value="116883" calcext:value-type="float">
            <text:p>116883</text:p>
          </table:table-cell>
          <table:table-cell office:value-type="float" office:value="74380" calcext:value-type="float">
            <text:p>74380</text:p>
          </table:table-cell>
          <table:table-cell office:value-type="float" office:value="22083" calcext:value-type="float">
            <text:p>22083</text:p>
          </table:table-cell>
          <table:table-cell office:value-type="float" office:value="34271" calcext:value-type="float">
            <text:p>34271</text:p>
          </table:table-cell>
          <table:table-cell office:value-type="float" office:value="36574" calcext:value-type="float">
            <text:p>36574</text:p>
          </table:table-cell>
          <table:table-cell office:value-type="float" office:value="16663" calcext:value-type="float">
            <text:p>16663</text:p>
          </table:table-cell>
          <table:table-cell office:value-type="float" office:value="27698" calcext:value-type="float">
            <text:p>27698</text:p>
          </table:table-cell>
          <table:table-cell office:value-type="float" office:value="24896649" calcext:value-type="float">
            <text:p>24896649</text:p>
          </table:table-cell>
          <table:table-cell office:value-type="float" office:value="53628" calcext:value-type="float">
            <text:p>53628</text:p>
          </table:table-cell>
          <table:table-cell office:value-type="float" office:value="29894" calcext:value-type="float">
            <text:p>29894</text:p>
          </table:table-cell>
          <table:table-cell office:value-type="float" office:value="9403" calcext:value-type="float">
            <text:p>9403</text:p>
          </table:table-cell>
          <table:table-cell office:value-type="float" office:value="21564873" calcext:value-type="float">
            <text:p>21564873</text:p>
          </table:table-cell>
          <table:table-cell office:value-type="float" office:value="38835" calcext:value-type="float">
            <text:p>38835</text:p>
          </table:table-cell>
          <table:table-cell office:value-type="float" office:value="22942185" calcext:value-type="float">
            <text:p>22942185</text:p>
          </table:table-cell>
          <table:table-cell office:value-type="float" office:value="15218" calcext:value-type="float">
            <text:p>15218</text:p>
          </table:table-cell>
          <table:table-cell office:value-type="float" office:value="19718423" calcext:value-type="float">
            <text:p>19718423</text:p>
          </table:table-cell>
          <table:table-cell office:value-type="float" office:value="37621" calcext:value-type="float">
            <text:p>37621</text:p>
          </table:table-cell>
          <table:table-cell office:value-type="float" office:value="38088166" calcext:value-type="float">
            <text:p>38088166</text:p>
          </table:table-cell>
          <table:table-cell office:value-type="float" office:value="10378" calcext:value-type="float">
            <text:p>10378</text:p>
          </table:table-cell>
          <table:table-cell office:value-type="float" office:value="25182502" calcext:value-type="float">
            <text:p>25182502</text:p>
          </table:table-cell>
          <table:table-cell office:value-type="float" office:value="15850635" calcext:value-type="float">
            <text:p>15850635</text:p>
          </table:table-cell>
        </table:table-row>
        <table:table-row table:style-name="ro1" table:visibility="collapse">
          <table:table-cell office:value-type="float" office:value="16000" calcext:value-type="float">
            <text:p>16000</text:p>
          </table:table-cell>
          <table:table-cell office:value-type="float" office:value="119807" calcext:value-type="float">
            <text:p>119807</text:p>
          </table:table-cell>
          <table:table-cell office:value-type="float" office:value="71532" calcext:value-type="float">
            <text:p>71532</text:p>
          </table:table-cell>
          <table:table-cell office:value-type="float" office:value="23762" calcext:value-type="float">
            <text:p>23762</text:p>
          </table:table-cell>
          <table:table-cell office:value-type="float" office:value="34882" calcext:value-type="float">
            <text:p>34882</text:p>
          </table:table-cell>
          <table:table-cell office:value-type="float" office:value="45007" calcext:value-type="float">
            <text:p>45007</text:p>
          </table:table-cell>
          <table:table-cell office:value-type="float" office:value="17325" calcext:value-type="float">
            <text:p>17325</text:p>
          </table:table-cell>
          <table:table-cell office:value-type="float" office:value="24523" calcext:value-type="float">
            <text:p>24523</text:p>
          </table:table-cell>
          <table:table-cell office:value-type="float" office:value="25317991" calcext:value-type="float">
            <text:p>25317991</text:p>
          </table:table-cell>
          <table:table-cell office:value-type="float" office:value="51460" calcext:value-type="float">
            <text:p>51460</text:p>
          </table:table-cell>
          <table:table-cell office:value-type="float" office:value="32501" calcext:value-type="float">
            <text:p>32501</text:p>
          </table:table-cell>
          <table:table-cell office:value-type="float" office:value="8873" calcext:value-type="float">
            <text:p>8873</text:p>
          </table:table-cell>
          <table:table-cell office:value-type="float" office:value="21836625" calcext:value-type="float">
            <text:p>21836625</text:p>
          </table:table-cell>
          <table:table-cell office:value-type="float" office:value="38943" calcext:value-type="float">
            <text:p>38943</text:p>
          </table:table-cell>
          <table:table-cell office:value-type="float" office:value="23342110" calcext:value-type="float">
            <text:p>23342110</text:p>
          </table:table-cell>
          <table:table-cell office:value-type="float" office:value="14622" calcext:value-type="float">
            <text:p>14622</text:p>
          </table:table-cell>
          <table:table-cell office:value-type="float" office:value="20222269" calcext:value-type="float">
            <text:p>20222269</text:p>
          </table:table-cell>
          <table:table-cell office:value-type="float" office:value="36031" calcext:value-type="float">
            <text:p>36031</text:p>
          </table:table-cell>
          <table:table-cell office:value-type="float" office:value="39070591" calcext:value-type="float">
            <text:p>39070591</text:p>
          </table:table-cell>
          <table:table-cell office:value-type="float" office:value="9921" calcext:value-type="float">
            <text:p>9921</text:p>
          </table:table-cell>
          <table:table-cell office:value-type="float" office:value="25652348" calcext:value-type="float">
            <text:p>25652348</text:p>
          </table:table-cell>
          <table:table-cell office:value-type="float" office:value="16055263" calcext:value-type="float">
            <text:p>16055263</text:p>
          </table:table-cell>
        </table:table-row>
        <table:table-row table:style-name="ro1" table:visibility="collapse">
          <table:table-cell office:value-type="float" office:value="16250" calcext:value-type="float">
            <text:p>16250</text:p>
          </table:table-cell>
          <table:table-cell office:value-type="float" office:value="107001" calcext:value-type="float">
            <text:p>107001</text:p>
          </table:table-cell>
          <table:table-cell office:value-type="float" office:value="74460" calcext:value-type="float">
            <text:p>74460</text:p>
          </table:table-cell>
          <table:table-cell office:value-type="float" office:value="22922" calcext:value-type="float">
            <text:p>22922</text:p>
          </table:table-cell>
          <table:table-cell office:value-type="float" office:value="34194" calcext:value-type="float">
            <text:p>34194</text:p>
          </table:table-cell>
          <table:table-cell office:value-type="float" office:value="40797" calcext:value-type="float">
            <text:p>40797</text:p>
          </table:table-cell>
          <table:table-cell office:value-type="float" office:value="17175" calcext:value-type="float">
            <text:p>17175</text:p>
          </table:table-cell>
          <table:table-cell office:value-type="float" office:value="28303" calcext:value-type="float">
            <text:p>28303</text:p>
          </table:table-cell>
          <table:table-cell office:value-type="float" office:value="25803291" calcext:value-type="float">
            <text:p>25803291</text:p>
          </table:table-cell>
          <table:table-cell office:value-type="float" office:value="56339" calcext:value-type="float">
            <text:p>56339</text:p>
          </table:table-cell>
          <table:table-cell office:value-type="float" office:value="31452" calcext:value-type="float">
            <text:p>31452</text:p>
          </table:table-cell>
          <table:table-cell office:value-type="float" office:value="8919" calcext:value-type="float">
            <text:p>8919</text:p>
          </table:table-cell>
          <table:table-cell office:value-type="float" office:value="22698732" calcext:value-type="float">
            <text:p>22698732</text:p>
          </table:table-cell>
          <table:table-cell office:value-type="float" office:value="37628" calcext:value-type="float">
            <text:p>37628</text:p>
          </table:table-cell>
          <table:table-cell office:value-type="float" office:value="23468155" calcext:value-type="float">
            <text:p>23468155</text:p>
          </table:table-cell>
          <table:table-cell office:value-type="float" office:value="14167" calcext:value-type="float">
            <text:p>14167</text:p>
          </table:table-cell>
          <table:table-cell office:value-type="float" office:value="20494813" calcext:value-type="float">
            <text:p>20494813</text:p>
          </table:table-cell>
          <table:table-cell office:value-type="float" office:value="33719" calcext:value-type="float">
            <text:p>33719</text:p>
          </table:table-cell>
          <table:table-cell office:value-type="float" office:value="39132974" calcext:value-type="float">
            <text:p>39132974</text:p>
          </table:table-cell>
          <table:table-cell office:value-type="float" office:value="9122" calcext:value-type="float">
            <text:p>9122</text:p>
          </table:table-cell>
          <table:table-cell office:value-type="float" office:value="26239566" calcext:value-type="float">
            <text:p>26239566</text:p>
          </table:table-cell>
          <table:table-cell office:value-type="float" office:value="16338308" calcext:value-type="float">
            <text:p>16338308</text:p>
          </table:table-cell>
        </table:table-row>
        <table:table-row table:style-name="ro1" table:visibility="collapse">
          <table:table-cell office:value-type="float" office:value="16500" calcext:value-type="float">
            <text:p>16500</text:p>
          </table:table-cell>
          <table:table-cell office:value-type="float" office:value="120621" calcext:value-type="float">
            <text:p>120621</text:p>
          </table:table-cell>
          <table:table-cell office:value-type="float" office:value="73002" calcext:value-type="float">
            <text:p>73002</text:p>
          </table:table-cell>
          <table:table-cell office:value-type="float" office:value="22378" calcext:value-type="float">
            <text:p>22378</text:p>
          </table:table-cell>
          <table:table-cell office:value-type="float" office:value="36500" calcext:value-type="float">
            <text:p>36500</text:p>
          </table:table-cell>
          <table:table-cell office:value-type="float" office:value="41709" calcext:value-type="float">
            <text:p>41709</text:p>
          </table:table-cell>
          <table:table-cell office:value-type="float" office:value="18376" calcext:value-type="float">
            <text:p>18376</text:p>
          </table:table-cell>
          <table:table-cell office:value-type="float" office:value="28279" calcext:value-type="float">
            <text:p>28279</text:p>
          </table:table-cell>
          <table:table-cell office:value-type="float" office:value="26067460" calcext:value-type="float">
            <text:p>26067460</text:p>
          </table:table-cell>
          <table:table-cell office:value-type="float" office:value="52891" calcext:value-type="float">
            <text:p>52891</text:p>
          </table:table-cell>
          <table:table-cell office:value-type="float" office:value="32373" calcext:value-type="float">
            <text:p>32373</text:p>
          </table:table-cell>
          <table:table-cell office:value-type="float" office:value="9251" calcext:value-type="float">
            <text:p>9251</text:p>
          </table:table-cell>
          <table:table-cell office:value-type="float" office:value="23052155" calcext:value-type="float">
            <text:p>23052155</text:p>
          </table:table-cell>
          <table:table-cell office:value-type="float" office:value="36639" calcext:value-type="float">
            <text:p>36639</text:p>
          </table:table-cell>
          <table:table-cell office:value-type="float" office:value="23808417" calcext:value-type="float">
            <text:p>23808417</text:p>
          </table:table-cell>
          <table:table-cell office:value-type="float" office:value="14585" calcext:value-type="float">
            <text:p>14585</text:p>
          </table:table-cell>
          <table:table-cell office:value-type="float" office:value="20975155" calcext:value-type="float">
            <text:p>20975155</text:p>
          </table:table-cell>
          <table:table-cell office:value-type="float" office:value="487553" calcext:value-type="float">
            <text:p>487553</text:p>
          </table:table-cell>
          <table:table-cell office:value-type="float" office:value="39593057" calcext:value-type="float">
            <text:p>39593057</text:p>
          </table:table-cell>
          <table:table-cell office:value-type="float" office:value="9328" calcext:value-type="float">
            <text:p>9328</text:p>
          </table:table-cell>
          <table:table-cell office:value-type="float" office:value="26861244" calcext:value-type="float">
            <text:p>26861244</text:p>
          </table:table-cell>
          <table:table-cell office:value-type="float" office:value="17261243" calcext:value-type="float">
            <text:p>17261243</text:p>
          </table:table-cell>
        </table:table-row>
        <table:table-row table:style-name="ro1" table:visibility="collapse">
          <table:table-cell office:value-type="float" office:value="16750" calcext:value-type="float">
            <text:p>16750</text:p>
          </table:table-cell>
          <table:table-cell office:value-type="float" office:value="110417" calcext:value-type="float">
            <text:p>110417</text:p>
          </table:table-cell>
          <table:table-cell office:value-type="float" office:value="69827" calcext:value-type="float">
            <text:p>69827</text:p>
          </table:table-cell>
          <table:table-cell office:value-type="float" office:value="21546" calcext:value-type="float">
            <text:p>21546</text:p>
          </table:table-cell>
          <table:table-cell office:value-type="float" office:value="36375" calcext:value-type="float">
            <text:p>36375</text:p>
          </table:table-cell>
          <table:table-cell office:value-type="float" office:value="41141" calcext:value-type="float">
            <text:p>41141</text:p>
          </table:table-cell>
          <table:table-cell office:value-type="float" office:value="17880" calcext:value-type="float">
            <text:p>17880</text:p>
          </table:table-cell>
          <table:table-cell office:value-type="float" office:value="29994" calcext:value-type="float">
            <text:p>29994</text:p>
          </table:table-cell>
          <table:table-cell office:value-type="float" office:value="26734236" calcext:value-type="float">
            <text:p>26734236</text:p>
          </table:table-cell>
          <table:table-cell office:value-type="float" office:value="55909" calcext:value-type="float">
            <text:p>55909</text:p>
          </table:table-cell>
          <table:table-cell office:value-type="float" office:value="31359" calcext:value-type="float">
            <text:p>31359</text:p>
          </table:table-cell>
          <table:table-cell office:value-type="float" office:value="9221" calcext:value-type="float">
            <text:p>9221</text:p>
          </table:table-cell>
          <table:table-cell office:value-type="float" office:value="22876284" calcext:value-type="float">
            <text:p>22876284</text:p>
          </table:table-cell>
          <table:table-cell office:value-type="float" office:value="36800" calcext:value-type="float">
            <text:p>36800</text:p>
          </table:table-cell>
          <table:table-cell office:value-type="float" office:value="24409393" calcext:value-type="float">
            <text:p>24409393</text:p>
          </table:table-cell>
          <table:table-cell office:value-type="float" office:value="13547" calcext:value-type="float">
            <text:p>13547</text:p>
          </table:table-cell>
          <table:table-cell office:value-type="float" office:value="21316518" calcext:value-type="float">
            <text:p>21316518</text:p>
          </table:table-cell>
          <table:table-cell office:value-type="float" office:value="38422" calcext:value-type="float">
            <text:p>38422</text:p>
          </table:table-cell>
          <table:table-cell office:value-type="float" office:value="40356322" calcext:value-type="float">
            <text:p>40356322</text:p>
          </table:table-cell>
          <table:table-cell office:value-type="float" office:value="9457" calcext:value-type="float">
            <text:p>9457</text:p>
          </table:table-cell>
          <table:table-cell office:value-type="float" office:value="27490102" calcext:value-type="float">
            <text:p>27490102</text:p>
          </table:table-cell>
          <table:table-cell office:value-type="float" office:value="16916584" calcext:value-type="float">
            <text:p>16916584</text:p>
          </table:table-cell>
        </table:table-row>
        <table:table-row table:style-name="ro1" table:visibility="collapse">
          <table:table-cell office:value-type="float" office:value="17000" calcext:value-type="float">
            <text:p>17000</text:p>
          </table:table-cell>
          <table:table-cell office:value-type="float" office:value="114762" calcext:value-type="float">
            <text:p>114762</text:p>
          </table:table-cell>
          <table:table-cell office:value-type="float" office:value="80804" calcext:value-type="float">
            <text:p>80804</text:p>
          </table:table-cell>
          <table:table-cell office:value-type="float" office:value="21535" calcext:value-type="float">
            <text:p>21535</text:p>
          </table:table-cell>
          <table:table-cell office:value-type="float" office:value="34401" calcext:value-type="float">
            <text:p>34401</text:p>
          </table:table-cell>
          <table:table-cell office:value-type="float" office:value="40783" calcext:value-type="float">
            <text:p>40783</text:p>
          </table:table-cell>
          <table:table-cell office:value-type="float" office:value="17369" calcext:value-type="float">
            <text:p>17369</text:p>
          </table:table-cell>
          <table:table-cell office:value-type="float" office:value="26396" calcext:value-type="float">
            <text:p>26396</text:p>
          </table:table-cell>
          <table:table-cell office:value-type="float" office:value="27574545" calcext:value-type="float">
            <text:p>27574545</text:p>
          </table:table-cell>
          <table:table-cell office:value-type="float" office:value="52548" calcext:value-type="float">
            <text:p>52548</text:p>
          </table:table-cell>
          <table:table-cell office:value-type="float" office:value="36698" calcext:value-type="float">
            <text:p>36698</text:p>
          </table:table-cell>
          <table:table-cell office:value-type="float" office:value="8751" calcext:value-type="float">
            <text:p>8751</text:p>
          </table:table-cell>
          <table:table-cell office:value-type="float" office:value="23191250" calcext:value-type="float">
            <text:p>23191250</text:p>
          </table:table-cell>
          <table:table-cell office:value-type="float" office:value="36350" calcext:value-type="float">
            <text:p>36350</text:p>
          </table:table-cell>
          <table:table-cell office:value-type="float" office:value="24749779" calcext:value-type="float">
            <text:p>24749779</text:p>
          </table:table-cell>
          <table:table-cell office:value-type="float" office:value="14545" calcext:value-type="float">
            <text:p>14545</text:p>
          </table:table-cell>
          <table:table-cell office:value-type="float" office:value="21009081" calcext:value-type="float">
            <text:p>21009081</text:p>
          </table:table-cell>
          <table:table-cell office:value-type="float" office:value="38625" calcext:value-type="float">
            <text:p>38625</text:p>
          </table:table-cell>
          <table:table-cell office:value-type="float" office:value="41186039" calcext:value-type="float">
            <text:p>41186039</text:p>
          </table:table-cell>
          <table:table-cell office:value-type="float" office:value="11123" calcext:value-type="float">
            <text:p>11123</text:p>
          </table:table-cell>
          <table:table-cell office:value-type="float" office:value="28042741" calcext:value-type="float">
            <text:p>28042741</text:p>
          </table:table-cell>
          <table:table-cell office:value-type="float" office:value="17254504" calcext:value-type="float">
            <text:p>17254504</text:p>
          </table:table-cell>
        </table:table-row>
        <table:table-row table:style-name="ro1" table:visibility="collapse">
          <table:table-cell office:value-type="float" office:value="17250" calcext:value-type="float">
            <text:p>17250</text:p>
          </table:table-cell>
          <table:table-cell office:value-type="float" office:value="124258" calcext:value-type="float">
            <text:p>124258</text:p>
          </table:table-cell>
          <table:table-cell office:value-type="float" office:value="72784" calcext:value-type="float">
            <text:p>72784</text:p>
          </table:table-cell>
          <table:table-cell office:value-type="float" office:value="21706" calcext:value-type="float">
            <text:p>21706</text:p>
          </table:table-cell>
          <table:table-cell office:value-type="float" office:value="47980" calcext:value-type="float">
            <text:p>47980</text:p>
          </table:table-cell>
          <table:table-cell office:value-type="float" office:value="46381" calcext:value-type="float">
            <text:p>46381</text:p>
          </table:table-cell>
          <table:table-cell office:value-type="float" office:value="16878" calcext:value-type="float">
            <text:p>16878</text:p>
          </table:table-cell>
          <table:table-cell office:value-type="float" office:value="25145" calcext:value-type="float">
            <text:p>25145</text:p>
          </table:table-cell>
          <table:table-cell office:value-type="float" office:value="27322472" calcext:value-type="float">
            <text:p>27322472</text:p>
          </table:table-cell>
          <table:table-cell office:value-type="float" office:value="50759" calcext:value-type="float">
            <text:p>50759</text:p>
          </table:table-cell>
          <table:table-cell office:value-type="float" office:value="34121" calcext:value-type="float">
            <text:p>34121</text:p>
          </table:table-cell>
          <table:table-cell office:value-type="float" office:value="9518" calcext:value-type="float">
            <text:p>9518</text:p>
          </table:table-cell>
          <table:table-cell office:value-type="float" office:value="24286063" calcext:value-type="float">
            <text:p>24286063</text:p>
          </table:table-cell>
          <table:table-cell office:value-type="float" office:value="35676" calcext:value-type="float">
            <text:p>35676</text:p>
          </table:table-cell>
          <table:table-cell office:value-type="float" office:value="25090490" calcext:value-type="float">
            <text:p>25090490</text:p>
          </table:table-cell>
          <table:table-cell office:value-type="float" office:value="13537" calcext:value-type="float">
            <text:p>13537</text:p>
          </table:table-cell>
          <table:table-cell office:value-type="float" office:value="21098224" calcext:value-type="float">
            <text:p>21098224</text:p>
          </table:table-cell>
          <table:table-cell office:value-type="float" office:value="39995" calcext:value-type="float">
            <text:p>39995</text:p>
          </table:table-cell>
          <table:table-cell office:value-type="float" office:value="42316179" calcext:value-type="float">
            <text:p>42316179</text:p>
          </table:table-cell>
          <table:table-cell office:value-type="float" office:value="9578" calcext:value-type="float">
            <text:p>9578</text:p>
          </table:table-cell>
          <table:table-cell office:value-type="float" office:value="28721591" calcext:value-type="float">
            <text:p>28721591</text:p>
          </table:table-cell>
          <table:table-cell office:value-type="float" office:value="17345504" calcext:value-type="float">
            <text:p>17345504</text:p>
          </table:table-cell>
        </table:table-row>
        <table:table-row table:style-name="ro1" table:visibility="collapse">
          <table:table-cell office:value-type="float" office:value="17500" calcext:value-type="float">
            <text:p>17500</text:p>
          </table:table-cell>
          <table:table-cell office:value-type="float" office:value="114717" calcext:value-type="float">
            <text:p>114717</text:p>
          </table:table-cell>
          <table:table-cell office:value-type="float" office:value="75668" calcext:value-type="float">
            <text:p>75668</text:p>
          </table:table-cell>
          <table:table-cell office:value-type="float" office:value="21749" calcext:value-type="float">
            <text:p>21749</text:p>
          </table:table-cell>
          <table:table-cell office:value-type="float" office:value="35291" calcext:value-type="float">
            <text:p>35291</text:p>
          </table:table-cell>
          <table:table-cell office:value-type="float" office:value="44674" calcext:value-type="float">
            <text:p>44674</text:p>
          </table:table-cell>
          <table:table-cell office:value-type="float" office:value="16976" calcext:value-type="float">
            <text:p>16976</text:p>
          </table:table-cell>
          <table:table-cell office:value-type="float" office:value="23606" calcext:value-type="float">
            <text:p>23606</text:p>
          </table:table-cell>
          <table:table-cell office:value-type="float" office:value="28187131" calcext:value-type="float">
            <text:p>28187131</text:p>
          </table:table-cell>
          <table:table-cell office:value-type="float" office:value="58746" calcext:value-type="float">
            <text:p>58746</text:p>
          </table:table-cell>
          <table:table-cell office:value-type="float" office:value="30585" calcext:value-type="float">
            <text:p>30585</text:p>
          </table:table-cell>
          <table:table-cell office:value-type="float" office:value="9158" calcext:value-type="float">
            <text:p>9158</text:p>
          </table:table-cell>
          <table:table-cell office:value-type="float" office:value="24162274" calcext:value-type="float">
            <text:p>24162274</text:p>
          </table:table-cell>
          <table:table-cell office:value-type="float" office:value="36458" calcext:value-type="float">
            <text:p>36458</text:p>
          </table:table-cell>
          <table:table-cell office:value-type="float" office:value="25814642" calcext:value-type="float">
            <text:p>25814642</text:p>
          </table:table-cell>
          <table:table-cell office:value-type="float" office:value="14015" calcext:value-type="float">
            <text:p>14015</text:p>
          </table:table-cell>
          <table:table-cell office:value-type="float" office:value="21386308" calcext:value-type="float">
            <text:p>21386308</text:p>
          </table:table-cell>
          <table:table-cell office:value-type="float" office:value="43045" calcext:value-type="float">
            <text:p>43045</text:p>
          </table:table-cell>
          <table:table-cell office:value-type="float" office:value="43017690" calcext:value-type="float">
            <text:p>43017690</text:p>
          </table:table-cell>
          <table:table-cell office:value-type="float" office:value="9295" calcext:value-type="float">
            <text:p>9295</text:p>
          </table:table-cell>
          <table:table-cell office:value-type="float" office:value="29296607" calcext:value-type="float">
            <text:p>29296607</text:p>
          </table:table-cell>
          <table:table-cell office:value-type="float" office:value="17598590" calcext:value-type="float">
            <text:p>17598590</text:p>
          </table:table-cell>
        </table:table-row>
        <table:table-row table:style-name="ro1" table:visibility="collapse">
          <table:table-cell office:value-type="float" office:value="17750" calcext:value-type="float">
            <text:p>17750</text:p>
          </table:table-cell>
          <table:table-cell office:value-type="float" office:value="107912" calcext:value-type="float">
            <text:p>107912</text:p>
          </table:table-cell>
          <table:table-cell office:value-type="float" office:value="83374" calcext:value-type="float">
            <text:p>83374</text:p>
          </table:table-cell>
          <table:table-cell office:value-type="float" office:value="21626" calcext:value-type="float">
            <text:p>21626</text:p>
          </table:table-cell>
          <table:table-cell office:value-type="float" office:value="32263" calcext:value-type="float">
            <text:p>32263</text:p>
          </table:table-cell>
          <table:table-cell office:value-type="float" office:value="37790" calcext:value-type="float">
            <text:p>37790</text:p>
          </table:table-cell>
          <table:table-cell office:value-type="float" office:value="17864" calcext:value-type="float">
            <text:p>17864</text:p>
          </table:table-cell>
          <table:table-cell office:value-type="float" office:value="24622" calcext:value-type="float">
            <text:p>24622</text:p>
          </table:table-cell>
          <table:table-cell office:value-type="float" office:value="28052033" calcext:value-type="float">
            <text:p>28052033</text:p>
          </table:table-cell>
          <table:table-cell office:value-type="float" office:value="55502" calcext:value-type="float">
            <text:p>55502</text:p>
          </table:table-cell>
          <table:table-cell office:value-type="float" office:value="30759" calcext:value-type="float">
            <text:p>30759</text:p>
          </table:table-cell>
          <table:table-cell office:value-type="float" office:value="9505" calcext:value-type="float">
            <text:p>9505</text:p>
          </table:table-cell>
          <table:table-cell office:value-type="float" office:value="24309910" calcext:value-type="float">
            <text:p>24309910</text:p>
          </table:table-cell>
          <table:table-cell office:value-type="float" office:value="34495" calcext:value-type="float">
            <text:p>34495</text:p>
          </table:table-cell>
          <table:table-cell office:value-type="float" office:value="25734428" calcext:value-type="float">
            <text:p>25734428</text:p>
          </table:table-cell>
          <table:table-cell office:value-type="float" office:value="14370" calcext:value-type="float">
            <text:p>14370</text:p>
          </table:table-cell>
          <table:table-cell office:value-type="float" office:value="21573094" calcext:value-type="float">
            <text:p>21573094</text:p>
          </table:table-cell>
          <table:table-cell office:value-type="float" office:value="34899" calcext:value-type="float">
            <text:p>34899</text:p>
          </table:table-cell>
          <table:table-cell office:value-type="float" office:value="46947445" calcext:value-type="float">
            <text:p>46947445</text:p>
          </table:table-cell>
          <table:table-cell office:value-type="float" office:value="9457" calcext:value-type="float">
            <text:p>9457</text:p>
          </table:table-cell>
          <table:table-cell office:value-type="float" office:value="29852416" calcext:value-type="float">
            <text:p>29852416</text:p>
          </table:table-cell>
          <table:table-cell office:value-type="float" office:value="17962520" calcext:value-type="float">
            <text:p>17962520</text:p>
          </table:table-cell>
        </table:table-row>
        <table:table-row table:style-name="ro1" table:visibility="collapse">
          <table:table-cell office:value-type="float" office:value="18000" calcext:value-type="float">
            <text:p>18000</text:p>
          </table:table-cell>
          <table:table-cell office:value-type="float" office:value="140596" calcext:value-type="float">
            <text:p>140596</text:p>
          </table:table-cell>
          <table:table-cell office:value-type="float" office:value="104529" calcext:value-type="float">
            <text:p>104529</text:p>
          </table:table-cell>
          <table:table-cell office:value-type="float" office:value="22034" calcext:value-type="float">
            <text:p>22034</text:p>
          </table:table-cell>
          <table:table-cell office:value-type="float" office:value="35843" calcext:value-type="float">
            <text:p>35843</text:p>
          </table:table-cell>
          <table:table-cell office:value-type="float" office:value="39084" calcext:value-type="float">
            <text:p>39084</text:p>
          </table:table-cell>
          <table:table-cell office:value-type="float" office:value="19507" calcext:value-type="float">
            <text:p>19507</text:p>
          </table:table-cell>
          <table:table-cell office:value-type="float" office:value="23301" calcext:value-type="float">
            <text:p>23301</text:p>
          </table:table-cell>
          <table:table-cell office:value-type="float" office:value="28444149" calcext:value-type="float">
            <text:p>28444149</text:p>
          </table:table-cell>
          <table:table-cell office:value-type="float" office:value="54504" calcext:value-type="float">
            <text:p>54504</text:p>
          </table:table-cell>
          <table:table-cell office:value-type="float" office:value="34131" calcext:value-type="float">
            <text:p>34131</text:p>
          </table:table-cell>
          <table:table-cell office:value-type="float" office:value="8993" calcext:value-type="float">
            <text:p>8993</text:p>
          </table:table-cell>
          <table:table-cell office:value-type="float" office:value="24668789" calcext:value-type="float">
            <text:p>24668789</text:p>
          </table:table-cell>
          <table:table-cell office:value-type="float" office:value="35451" calcext:value-type="float">
            <text:p>35451</text:p>
          </table:table-cell>
          <table:table-cell office:value-type="float" office:value="25929726" calcext:value-type="float">
            <text:p>25929726</text:p>
          </table:table-cell>
          <table:table-cell office:value-type="float" office:value="15412" calcext:value-type="float">
            <text:p>15412</text:p>
          </table:table-cell>
          <table:table-cell office:value-type="float" office:value="22051989" calcext:value-type="float">
            <text:p>22051989</text:p>
          </table:table-cell>
          <table:table-cell office:value-type="float" office:value="39290" calcext:value-type="float">
            <text:p>39290</text:p>
          </table:table-cell>
          <table:table-cell office:value-type="float" office:value="43695825" calcext:value-type="float">
            <text:p>43695825</text:p>
          </table:table-cell>
          <table:table-cell office:value-type="float" office:value="9373" calcext:value-type="float">
            <text:p>9373</text:p>
          </table:table-cell>
          <table:table-cell office:value-type="float" office:value="30423717" calcext:value-type="float">
            <text:p>30423717</text:p>
          </table:table-cell>
          <table:table-cell office:value-type="float" office:value="18186650" calcext:value-type="float">
            <text:p>18186650</text:p>
          </table:table-cell>
        </table:table-row>
        <table:table-row table:style-name="ro1" table:visibility="collapse">
          <table:table-cell office:value-type="float" office:value="18250" calcext:value-type="float">
            <text:p>18250</text:p>
          </table:table-cell>
          <table:table-cell office:value-type="float" office:value="121203" calcext:value-type="float">
            <text:p>121203</text:p>
          </table:table-cell>
          <table:table-cell office:value-type="float" office:value="78998" calcext:value-type="float">
            <text:p>78998</text:p>
          </table:table-cell>
          <table:table-cell office:value-type="float" office:value="21669" calcext:value-type="float">
            <text:p>21669</text:p>
          </table:table-cell>
          <table:table-cell office:value-type="float" office:value="34341" calcext:value-type="float">
            <text:p>34341</text:p>
          </table:table-cell>
          <table:table-cell office:value-type="float" office:value="44733" calcext:value-type="float">
            <text:p>44733</text:p>
          </table:table-cell>
          <table:table-cell office:value-type="float" office:value="18978" calcext:value-type="float">
            <text:p>18978</text:p>
          </table:table-cell>
          <table:table-cell office:value-type="float" office:value="22966" calcext:value-type="float">
            <text:p>22966</text:p>
          </table:table-cell>
          <table:table-cell office:value-type="float" office:value="29457354" calcext:value-type="float">
            <text:p>29457354</text:p>
          </table:table-cell>
          <table:table-cell office:value-type="float" office:value="57469" calcext:value-type="float">
            <text:p>57469</text:p>
          </table:table-cell>
          <table:table-cell office:value-type="float" office:value="54705" calcext:value-type="float">
            <text:p>54705</text:p>
          </table:table-cell>
          <table:table-cell office:value-type="float" office:value="9503" calcext:value-type="float">
            <text:p>9503</text:p>
          </table:table-cell>
          <table:table-cell office:value-type="float" office:value="24874305" calcext:value-type="float">
            <text:p>24874305</text:p>
          </table:table-cell>
          <table:table-cell office:value-type="float" office:value="38894" calcext:value-type="float">
            <text:p>38894</text:p>
          </table:table-cell>
          <table:table-cell office:value-type="float" office:value="26316405" calcext:value-type="float">
            <text:p>26316405</text:p>
          </table:table-cell>
          <table:table-cell office:value-type="float" office:value="14577" calcext:value-type="float">
            <text:p>14577</text:p>
          </table:table-cell>
          <table:table-cell office:value-type="float" office:value="22046119" calcext:value-type="float">
            <text:p>22046119</text:p>
          </table:table-cell>
          <table:table-cell office:value-type="float" office:value="37742" calcext:value-type="float">
            <text:p>37742</text:p>
          </table:table-cell>
          <table:table-cell office:value-type="float" office:value="44706415" calcext:value-type="float">
            <text:p>44706415</text:p>
          </table:table-cell>
          <table:table-cell office:value-type="float" office:value="9461" calcext:value-type="float">
            <text:p>9461</text:p>
          </table:table-cell>
          <table:table-cell office:value-type="float" office:value="31008652" calcext:value-type="float">
            <text:p>31008652</text:p>
          </table:table-cell>
          <table:table-cell office:value-type="float" office:value="18385533" calcext:value-type="float">
            <text:p>18385533</text:p>
          </table:table-cell>
        </table:table-row>
        <table:table-row table:style-name="ro1" table:visibility="collapse">
          <table:table-cell office:value-type="float" office:value="18500" calcext:value-type="float">
            <text:p>18500</text:p>
          </table:table-cell>
          <table:table-cell office:value-type="float" office:value="107061" calcext:value-type="float">
            <text:p>107061</text:p>
          </table:table-cell>
          <table:table-cell office:value-type="float" office:value="118623" calcext:value-type="float">
            <text:p>118623</text:p>
          </table:table-cell>
          <table:table-cell office:value-type="float" office:value="21870" calcext:value-type="float">
            <text:p>21870</text:p>
          </table:table-cell>
          <table:table-cell office:value-type="float" office:value="36277" calcext:value-type="float">
            <text:p>36277</text:p>
          </table:table-cell>
          <table:table-cell office:value-type="float" office:value="38107" calcext:value-type="float">
            <text:p>38107</text:p>
          </table:table-cell>
          <table:table-cell office:value-type="float" office:value="16399" calcext:value-type="float">
            <text:p>16399</text:p>
          </table:table-cell>
          <table:table-cell office:value-type="float" office:value="24528" calcext:value-type="float">
            <text:p>24528</text:p>
          </table:table-cell>
          <table:table-cell office:value-type="float" office:value="29913194" calcext:value-type="float">
            <text:p>29913194</text:p>
          </table:table-cell>
          <table:table-cell office:value-type="float" office:value="59419" calcext:value-type="float">
            <text:p>59419</text:p>
          </table:table-cell>
          <table:table-cell office:value-type="float" office:value="30883" calcext:value-type="float">
            <text:p>30883</text:p>
          </table:table-cell>
          <table:table-cell office:value-type="float" office:value="8959" calcext:value-type="float">
            <text:p>8959</text:p>
          </table:table-cell>
          <table:table-cell office:value-type="float" office:value="25255602" calcext:value-type="float">
            <text:p>25255602</text:p>
          </table:table-cell>
          <table:table-cell office:value-type="float" office:value="35393" calcext:value-type="float">
            <text:p>35393</text:p>
          </table:table-cell>
          <table:table-cell office:value-type="float" office:value="26778466" calcext:value-type="float">
            <text:p>26778466</text:p>
          </table:table-cell>
          <table:table-cell office:value-type="float" office:value="14577" calcext:value-type="float">
            <text:p>14577</text:p>
          </table:table-cell>
          <table:table-cell office:value-type="float" office:value="22255907" calcext:value-type="float">
            <text:p>22255907</text:p>
          </table:table-cell>
          <table:table-cell office:value-type="float" office:value="34467" calcext:value-type="float">
            <text:p>34467</text:p>
          </table:table-cell>
          <table:table-cell office:value-type="float" office:value="44620752" calcext:value-type="float">
            <text:p>44620752</text:p>
          </table:table-cell>
          <table:table-cell office:value-type="float" office:value="9375" calcext:value-type="float">
            <text:p>9375</text:p>
          </table:table-cell>
          <table:table-cell office:value-type="float" office:value="31619378" calcext:value-type="float">
            <text:p>31619378</text:p>
          </table:table-cell>
          <table:table-cell office:value-type="float" office:value="18572999" calcext:value-type="float">
            <text:p>18572999</text:p>
          </table:table-cell>
        </table:table-row>
        <table:table-row table:style-name="ro1" table:visibility="collapse">
          <table:table-cell office:value-type="float" office:value="18750" calcext:value-type="float">
            <text:p>18750</text:p>
          </table:table-cell>
          <table:table-cell office:value-type="float" office:value="137511" calcext:value-type="float">
            <text:p>137511</text:p>
          </table:table-cell>
          <table:table-cell office:value-type="float" office:value="66289" calcext:value-type="float">
            <text:p>66289</text:p>
          </table:table-cell>
          <table:table-cell office:value-type="float" office:value="21589" calcext:value-type="float">
            <text:p>21589</text:p>
          </table:table-cell>
          <table:table-cell office:value-type="float" office:value="36513" calcext:value-type="float">
            <text:p>36513</text:p>
          </table:table-cell>
          <table:table-cell office:value-type="float" office:value="44889" calcext:value-type="float">
            <text:p>44889</text:p>
          </table:table-cell>
          <table:table-cell office:value-type="float" office:value="17882" calcext:value-type="float">
            <text:p>17882</text:p>
          </table:table-cell>
          <table:table-cell office:value-type="float" office:value="25522" calcext:value-type="float">
            <text:p>25522</text:p>
          </table:table-cell>
          <table:table-cell office:value-type="float" office:value="29738857" calcext:value-type="float">
            <text:p>29738857</text:p>
          </table:table-cell>
          <table:table-cell office:value-type="float" office:value="57194" calcext:value-type="float">
            <text:p>57194</text:p>
          </table:table-cell>
          <table:table-cell office:value-type="float" office:value="34033" calcext:value-type="float">
            <text:p>34033</text:p>
          </table:table-cell>
          <table:table-cell office:value-type="float" office:value="8997" calcext:value-type="float">
            <text:p>8997</text:p>
          </table:table-cell>
          <table:table-cell office:value-type="float" office:value="25563440" calcext:value-type="float">
            <text:p>25563440</text:p>
          </table:table-cell>
          <table:table-cell office:value-type="float" office:value="35970" calcext:value-type="float">
            <text:p>35970</text:p>
          </table:table-cell>
          <table:table-cell office:value-type="float" office:value="27579276" calcext:value-type="float">
            <text:p>27579276</text:p>
          </table:table-cell>
          <table:table-cell office:value-type="float" office:value="14455" calcext:value-type="float">
            <text:p>14455</text:p>
          </table:table-cell>
          <table:table-cell office:value-type="float" office:value="22591381" calcext:value-type="float">
            <text:p>22591381</text:p>
          </table:table-cell>
          <table:table-cell office:value-type="float" office:value="39622" calcext:value-type="float">
            <text:p>39622</text:p>
          </table:table-cell>
          <table:table-cell office:value-type="float" office:value="45852519" calcext:value-type="float">
            <text:p>45852519</text:p>
          </table:table-cell>
          <table:table-cell office:value-type="float" office:value="9335" calcext:value-type="float">
            <text:p>9335</text:p>
          </table:table-cell>
          <table:table-cell office:value-type="float" office:value="32382056" calcext:value-type="float">
            <text:p>32382056</text:p>
          </table:table-cell>
          <table:table-cell office:value-type="float" office:value="18845791" calcext:value-type="float">
            <text:p>18845791</text:p>
          </table:table-cell>
        </table:table-row>
        <table:table-row table:style-name="ro1" table:visibility="collapse">
          <table:table-cell office:value-type="float" office:value="19000" calcext:value-type="float">
            <text:p>19000</text:p>
          </table:table-cell>
          <table:table-cell office:value-type="float" office:value="118040" calcext:value-type="float">
            <text:p>118040</text:p>
          </table:table-cell>
          <table:table-cell office:value-type="float" office:value="70758" calcext:value-type="float">
            <text:p>70758</text:p>
          </table:table-cell>
          <table:table-cell office:value-type="float" office:value="22450" calcext:value-type="float">
            <text:p>22450</text:p>
          </table:table-cell>
          <table:table-cell office:value-type="float" office:value="33867" calcext:value-type="float">
            <text:p>33867</text:p>
          </table:table-cell>
          <table:table-cell office:value-type="float" office:value="40424" calcext:value-type="float">
            <text:p>40424</text:p>
          </table:table-cell>
          <table:table-cell office:value-type="float" office:value="16120" calcext:value-type="float">
            <text:p>16120</text:p>
          </table:table-cell>
          <table:table-cell office:value-type="float" office:value="24380" calcext:value-type="float">
            <text:p>24380</text:p>
          </table:table-cell>
          <table:table-cell office:value-type="float" office:value="30427558" calcext:value-type="float">
            <text:p>30427558</text:p>
          </table:table-cell>
          <table:table-cell office:value-type="float" office:value="58755" calcext:value-type="float">
            <text:p>58755</text:p>
          </table:table-cell>
          <table:table-cell office:value-type="float" office:value="34085" calcext:value-type="float">
            <text:p>34085</text:p>
          </table:table-cell>
          <table:table-cell office:value-type="float" office:value="9450" calcext:value-type="float">
            <text:p>9450</text:p>
          </table:table-cell>
          <table:table-cell office:value-type="float" office:value="25903324" calcext:value-type="float">
            <text:p>25903324</text:p>
          </table:table-cell>
          <table:table-cell office:value-type="float" office:value="33584" calcext:value-type="float">
            <text:p>33584</text:p>
          </table:table-cell>
          <table:table-cell office:value-type="float" office:value="27679194" calcext:value-type="float">
            <text:p>27679194</text:p>
          </table:table-cell>
          <table:table-cell office:value-type="float" office:value="14874" calcext:value-type="float">
            <text:p>14874</text:p>
          </table:table-cell>
          <table:table-cell office:value-type="float" office:value="22942015" calcext:value-type="float">
            <text:p>22942015</text:p>
          </table:table-cell>
          <table:table-cell office:value-type="float" office:value="33255" calcext:value-type="float">
            <text:p>33255</text:p>
          </table:table-cell>
          <table:table-cell office:value-type="float" office:value="47267372" calcext:value-type="float">
            <text:p>47267372</text:p>
          </table:table-cell>
          <table:table-cell office:value-type="float" office:value="12503" calcext:value-type="float">
            <text:p>12503</text:p>
          </table:table-cell>
          <table:table-cell office:value-type="float" office:value="32926704" calcext:value-type="float">
            <text:p>32926704</text:p>
          </table:table-cell>
          <table:table-cell office:value-type="float" office:value="19114554" calcext:value-type="float">
            <text:p>19114554</text:p>
          </table:table-cell>
        </table:table-row>
        <table:table-row table:style-name="ro1" table:visibility="collapse">
          <table:table-cell office:value-type="float" office:value="19250" calcext:value-type="float">
            <text:p>19250</text:p>
          </table:table-cell>
          <table:table-cell office:value-type="float" office:value="120258" calcext:value-type="float">
            <text:p>120258</text:p>
          </table:table-cell>
          <table:table-cell office:value-type="float" office:value="78713" calcext:value-type="float">
            <text:p>78713</text:p>
          </table:table-cell>
          <table:table-cell office:value-type="float" office:value="21509" calcext:value-type="float">
            <text:p>21509</text:p>
          </table:table-cell>
          <table:table-cell office:value-type="float" office:value="32843" calcext:value-type="float">
            <text:p>32843</text:p>
          </table:table-cell>
          <table:table-cell office:value-type="float" office:value="40875" calcext:value-type="float">
            <text:p>40875</text:p>
          </table:table-cell>
          <table:table-cell office:value-type="float" office:value="17218" calcext:value-type="float">
            <text:p>17218</text:p>
          </table:table-cell>
          <table:table-cell office:value-type="float" office:value="26399" calcext:value-type="float">
            <text:p>26399</text:p>
          </table:table-cell>
          <table:table-cell office:value-type="float" office:value="30853926" calcext:value-type="float">
            <text:p>30853926</text:p>
          </table:table-cell>
          <table:table-cell office:value-type="float" office:value="54789" calcext:value-type="float">
            <text:p>54789</text:p>
          </table:table-cell>
          <table:table-cell office:value-type="float" office:value="38135" calcext:value-type="float">
            <text:p>38135</text:p>
          </table:table-cell>
          <table:table-cell office:value-type="float" office:value="9341" calcext:value-type="float">
            <text:p>9341</text:p>
          </table:table-cell>
          <table:table-cell office:value-type="float" office:value="26718186" calcext:value-type="float">
            <text:p>26718186</text:p>
          </table:table-cell>
          <table:table-cell office:value-type="float" office:value="36176" calcext:value-type="float">
            <text:p>36176</text:p>
          </table:table-cell>
          <table:table-cell office:value-type="float" office:value="27916412" calcext:value-type="float">
            <text:p>27916412</text:p>
          </table:table-cell>
          <table:table-cell office:value-type="float" office:value="13765" calcext:value-type="float">
            <text:p>13765</text:p>
          </table:table-cell>
          <table:table-cell office:value-type="float" office:value="23189351" calcext:value-type="float">
            <text:p>23189351</text:p>
          </table:table-cell>
          <table:table-cell office:value-type="float" office:value="36261" calcext:value-type="float">
            <text:p>36261</text:p>
          </table:table-cell>
          <table:table-cell office:value-type="float" office:value="48618014" calcext:value-type="float">
            <text:p>48618014</text:p>
          </table:table-cell>
          <table:table-cell office:value-type="float" office:value="9413" calcext:value-type="float">
            <text:p>9413</text:p>
          </table:table-cell>
          <table:table-cell office:value-type="float" office:value="33483257" calcext:value-type="float">
            <text:p>33483257</text:p>
          </table:table-cell>
          <table:table-cell office:value-type="float" office:value="19388725" calcext:value-type="float">
            <text:p>19388725</text:p>
          </table:table-cell>
        </table:table-row>
        <table:table-row table:style-name="ro1" table:visibility="collapse">
          <table:table-cell office:value-type="float" office:value="19500" calcext:value-type="float">
            <text:p>19500</text:p>
          </table:table-cell>
          <table:table-cell office:value-type="float" office:value="120214" calcext:value-type="float">
            <text:p>120214</text:p>
          </table:table-cell>
          <table:table-cell office:value-type="float" office:value="73628" calcext:value-type="float">
            <text:p>73628</text:p>
          </table:table-cell>
          <table:table-cell office:value-type="float" office:value="22089" calcext:value-type="float">
            <text:p>22089</text:p>
          </table:table-cell>
          <table:table-cell office:value-type="float" office:value="31350" calcext:value-type="float">
            <text:p>31350</text:p>
          </table:table-cell>
          <table:table-cell office:value-type="float" office:value="35985" calcext:value-type="float">
            <text:p>35985</text:p>
          </table:table-cell>
          <table:table-cell office:value-type="float" office:value="16643" calcext:value-type="float">
            <text:p>16643</text:p>
          </table:table-cell>
          <table:table-cell office:value-type="float" office:value="24446" calcext:value-type="float">
            <text:p>24446</text:p>
          </table:table-cell>
          <table:table-cell office:value-type="float" office:value="31506327" calcext:value-type="float">
            <text:p>31506327</text:p>
          </table:table-cell>
          <table:table-cell office:value-type="float" office:value="62288" calcext:value-type="float">
            <text:p>62288</text:p>
          </table:table-cell>
          <table:table-cell office:value-type="float" office:value="40585" calcext:value-type="float">
            <text:p>40585</text:p>
          </table:table-cell>
          <table:table-cell office:value-type="float" office:value="9422" calcext:value-type="float">
            <text:p>9422</text:p>
          </table:table-cell>
          <table:table-cell office:value-type="float" office:value="26628263" calcext:value-type="float">
            <text:p>26628263</text:p>
          </table:table-cell>
          <table:table-cell office:value-type="float" office:value="32832" calcext:value-type="float">
            <text:p>32832</text:p>
          </table:table-cell>
          <table:table-cell office:value-type="float" office:value="28187964" calcext:value-type="float">
            <text:p>28187964</text:p>
          </table:table-cell>
          <table:table-cell office:value-type="float" office:value="12923" calcext:value-type="float">
            <text:p>12923</text:p>
          </table:table-cell>
          <table:table-cell office:value-type="float" office:value="23527945" calcext:value-type="float">
            <text:p>23527945</text:p>
          </table:table-cell>
          <table:table-cell office:value-type="float" office:value="34398" calcext:value-type="float">
            <text:p>34398</text:p>
          </table:table-cell>
          <table:table-cell office:value-type="float" office:value="50191335" calcext:value-type="float">
            <text:p>50191335</text:p>
          </table:table-cell>
          <table:table-cell office:value-type="float" office:value="9503" calcext:value-type="float">
            <text:p>9503</text:p>
          </table:table-cell>
          <table:table-cell office:value-type="float" office:value="34163236" calcext:value-type="float">
            <text:p>34163236</text:p>
          </table:table-cell>
          <table:table-cell office:value-type="float" office:value="19633110" calcext:value-type="float">
            <text:p>19633110</text:p>
          </table:table-cell>
        </table:table-row>
        <table:table-row table:style-name="ro1" table:visibility="collapse">
          <table:table-cell office:value-type="float" office:value="19750" calcext:value-type="float">
            <text:p>19750</text:p>
          </table:table-cell>
          <table:table-cell office:value-type="float" office:value="119047" calcext:value-type="float">
            <text:p>119047</text:p>
          </table:table-cell>
          <table:table-cell office:value-type="float" office:value="73081" calcext:value-type="float">
            <text:p>73081</text:p>
          </table:table-cell>
          <table:table-cell office:value-type="float" office:value="21672" calcext:value-type="float">
            <text:p>21672</text:p>
          </table:table-cell>
          <table:table-cell office:value-type="float" office:value="35396" calcext:value-type="float">
            <text:p>35396</text:p>
          </table:table-cell>
          <table:table-cell office:value-type="float" office:value="46211" calcext:value-type="float">
            <text:p>46211</text:p>
          </table:table-cell>
          <table:table-cell office:value-type="float" office:value="16906" calcext:value-type="float">
            <text:p>16906</text:p>
          </table:table-cell>
          <table:table-cell office:value-type="float" office:value="23204" calcext:value-type="float">
            <text:p>23204</text:p>
          </table:table-cell>
          <table:table-cell office:value-type="float" office:value="31276816" calcext:value-type="float">
            <text:p>31276816</text:p>
          </table:table-cell>
          <table:table-cell office:value-type="float" office:value="61915" calcext:value-type="float">
            <text:p>61915</text:p>
          </table:table-cell>
          <table:table-cell office:value-type="float" office:value="33036" calcext:value-type="float">
            <text:p>33036</text:p>
          </table:table-cell>
          <table:table-cell office:value-type="float" office:value="9546" calcext:value-type="float">
            <text:p>9546</text:p>
          </table:table-cell>
          <table:table-cell office:value-type="float" office:value="26942857" calcext:value-type="float">
            <text:p>26942857</text:p>
          </table:table-cell>
          <table:table-cell office:value-type="float" office:value="36414" calcext:value-type="float">
            <text:p>36414</text:p>
          </table:table-cell>
          <table:table-cell office:value-type="float" office:value="28454014" calcext:value-type="float">
            <text:p>28454014</text:p>
          </table:table-cell>
          <table:table-cell office:value-type="float" office:value="14288" calcext:value-type="float">
            <text:p>14288</text:p>
          </table:table-cell>
          <table:table-cell office:value-type="float" office:value="24392602" calcext:value-type="float">
            <text:p>24392602</text:p>
          </table:table-cell>
          <table:table-cell office:value-type="float" office:value="41780" calcext:value-type="float">
            <text:p>41780</text:p>
          </table:table-cell>
          <table:table-cell office:value-type="float" office:value="49932709" calcext:value-type="float">
            <text:p>49932709</text:p>
          </table:table-cell>
          <table:table-cell office:value-type="float" office:value="9621" calcext:value-type="float">
            <text:p>9621</text:p>
          </table:table-cell>
          <table:table-cell office:value-type="float" office:value="34797720" calcext:value-type="float">
            <text:p>34797720</text:p>
          </table:table-cell>
          <table:table-cell office:value-type="float" office:value="19841438" calcext:value-type="float">
            <text:p>19841438</text:p>
          </table:table-cell>
        </table:table-row>
        <table:table-row table:style-name="ro1" table:visibility="collapse">
          <table:table-cell office:value-type="float" office:value="20000" calcext:value-type="float">
            <text:p>20000</text:p>
          </table:table-cell>
          <table:table-cell office:value-type="float" office:value="125423" calcext:value-type="float">
            <text:p>125423</text:p>
          </table:table-cell>
          <table:table-cell office:value-type="float" office:value="72203" calcext:value-type="float">
            <text:p>72203</text:p>
          </table:table-cell>
          <table:table-cell office:value-type="float" office:value="21627" calcext:value-type="float">
            <text:p>21627</text:p>
          </table:table-cell>
          <table:table-cell office:value-type="float" office:value="31339" calcext:value-type="float">
            <text:p>31339</text:p>
          </table:table-cell>
          <table:table-cell office:value-type="float" office:value="38920" calcext:value-type="float">
            <text:p>38920</text:p>
          </table:table-cell>
          <table:table-cell office:value-type="float" office:value="15784" calcext:value-type="float">
            <text:p>15784</text:p>
          </table:table-cell>
          <table:table-cell office:value-type="float" office:value="24936" calcext:value-type="float">
            <text:p>24936</text:p>
          </table:table-cell>
          <table:table-cell office:value-type="float" office:value="31610036" calcext:value-type="float">
            <text:p>31610036</text:p>
          </table:table-cell>
          <table:table-cell office:value-type="float" office:value="54416" calcext:value-type="float">
            <text:p>54416</text:p>
          </table:table-cell>
          <table:table-cell office:value-type="float" office:value="33133" calcext:value-type="float">
            <text:p>33133</text:p>
          </table:table-cell>
          <table:table-cell office:value-type="float" office:value="9333" calcext:value-type="float">
            <text:p>9333</text:p>
          </table:table-cell>
          <table:table-cell office:value-type="float" office:value="28537901" calcext:value-type="float">
            <text:p>28537901</text:p>
          </table:table-cell>
          <table:table-cell office:value-type="float" office:value="31048" calcext:value-type="float">
            <text:p>31048</text:p>
          </table:table-cell>
          <table:table-cell office:value-type="float" office:value="28785679" calcext:value-type="float">
            <text:p>28785679</text:p>
          </table:table-cell>
          <table:table-cell office:value-type="float" office:value="14503" calcext:value-type="float">
            <text:p>14503</text:p>
          </table:table-cell>
          <table:table-cell office:value-type="float" office:value="23849258" calcext:value-type="float">
            <text:p>23849258</text:p>
          </table:table-cell>
          <table:table-cell office:value-type="float" office:value="43468" calcext:value-type="float">
            <text:p>43468</text:p>
          </table:table-cell>
          <table:table-cell office:value-type="float" office:value="50868014" calcext:value-type="float">
            <text:p>50868014</text:p>
          </table:table-cell>
          <table:table-cell office:value-type="float" office:value="9418" calcext:value-type="float">
            <text:p>9418</text:p>
          </table:table-cell>
          <table:table-cell office:value-type="float" office:value="35673601" calcext:value-type="float">
            <text:p>35673601</text:p>
          </table:table-cell>
          <table:table-cell office:value-type="float" office:value="20113869" calcext:value-type="float">
            <text:p>20113869</text:p>
          </table:table-cell>
        </table:table-row>
        <table:table-row table:style-name="ro1" table:visibility="collapse">
          <table:table-cell office:value-type="float" office:value="20250" calcext:value-type="float">
            <text:p>20250</text:p>
          </table:table-cell>
          <table:table-cell office:value-type="float" office:value="118345" calcext:value-type="float">
            <text:p>118345</text:p>
          </table:table-cell>
          <table:table-cell office:value-type="float" office:value="71962" calcext:value-type="float">
            <text:p>71962</text:p>
          </table:table-cell>
          <table:table-cell office:value-type="float" office:value="21965" calcext:value-type="float">
            <text:p>21965</text:p>
          </table:table-cell>
          <table:table-cell office:value-type="float" office:value="33050" calcext:value-type="float">
            <text:p>33050</text:p>
          </table:table-cell>
          <table:table-cell office:value-type="float" office:value="37243" calcext:value-type="float">
            <text:p>37243</text:p>
          </table:table-cell>
          <table:table-cell office:value-type="float" office:value="16074" calcext:value-type="float">
            <text:p>16074</text:p>
          </table:table-cell>
          <table:table-cell office:value-type="float" office:value="22896" calcext:value-type="float">
            <text:p>22896</text:p>
          </table:table-cell>
          <table:table-cell office:value-type="float" office:value="31991726" calcext:value-type="float">
            <text:p>31991726</text:p>
          </table:table-cell>
          <table:table-cell office:value-type="float" office:value="59708" calcext:value-type="float">
            <text:p>59708</text:p>
          </table:table-cell>
          <table:table-cell office:value-type="float" office:value="36078" calcext:value-type="float">
            <text:p>36078</text:p>
          </table:table-cell>
          <table:table-cell office:value-type="float" office:value="9504" calcext:value-type="float">
            <text:p>9504</text:p>
          </table:table-cell>
          <table:table-cell office:value-type="float" office:value="28389683" calcext:value-type="float">
            <text:p>28389683</text:p>
          </table:table-cell>
          <table:table-cell office:value-type="float" office:value="31646" calcext:value-type="float">
            <text:p>31646</text:p>
          </table:table-cell>
          <table:table-cell office:value-type="float" office:value="29170865" calcext:value-type="float">
            <text:p>29170865</text:p>
          </table:table-cell>
          <table:table-cell office:value-type="float" office:value="14100" calcext:value-type="float">
            <text:p>14100</text:p>
          </table:table-cell>
          <table:table-cell office:value-type="float" office:value="24025710" calcext:value-type="float">
            <text:p>24025710</text:p>
          </table:table-cell>
          <table:table-cell office:value-type="float" office:value="30583" calcext:value-type="float">
            <text:p>30583</text:p>
          </table:table-cell>
          <table:table-cell office:value-type="float" office:value="50516423" calcext:value-type="float">
            <text:p>50516423</text:p>
          </table:table-cell>
          <table:table-cell office:value-type="float" office:value="8961" calcext:value-type="float">
            <text:p>8961</text:p>
          </table:table-cell>
          <table:table-cell office:value-type="float" office:value="36779681" calcext:value-type="float">
            <text:p>36779681</text:p>
          </table:table-cell>
          <table:table-cell office:value-type="float" office:value="20395381" calcext:value-type="float">
            <text:p>20395381</text:p>
          </table:table-cell>
        </table:table-row>
        <table:table-row table:style-name="ro1" table:visibility="collapse">
          <table:table-cell office:value-type="float" office:value="20500" calcext:value-type="float">
            <text:p>20500</text:p>
          </table:table-cell>
          <table:table-cell office:value-type="float" office:value="123504" calcext:value-type="float">
            <text:p>123504</text:p>
          </table:table-cell>
          <table:table-cell office:value-type="float" office:value="73430" calcext:value-type="float">
            <text:p>73430</text:p>
          </table:table-cell>
          <table:table-cell office:value-type="float" office:value="21472" calcext:value-type="float">
            <text:p>21472</text:p>
          </table:table-cell>
          <table:table-cell office:value-type="float" office:value="32496" calcext:value-type="float">
            <text:p>32496</text:p>
          </table:table-cell>
          <table:table-cell office:value-type="float" office:value="37523" calcext:value-type="float">
            <text:p>37523</text:p>
          </table:table-cell>
          <table:table-cell office:value-type="float" office:value="18037" calcext:value-type="float">
            <text:p>18037</text:p>
          </table:table-cell>
          <table:table-cell office:value-type="float" office:value="22936" calcext:value-type="float">
            <text:p>22936</text:p>
          </table:table-cell>
          <table:table-cell office:value-type="float" office:value="32349690" calcext:value-type="float">
            <text:p>32349690</text:p>
          </table:table-cell>
          <table:table-cell office:value-type="float" office:value="60450" calcext:value-type="float">
            <text:p>60450</text:p>
          </table:table-cell>
          <table:table-cell office:value-type="float" office:value="36145" calcext:value-type="float">
            <text:p>36145</text:p>
          </table:table-cell>
          <table:table-cell office:value-type="float" office:value="9014" calcext:value-type="float">
            <text:p>9014</text:p>
          </table:table-cell>
          <table:table-cell office:value-type="float" office:value="28350107" calcext:value-type="float">
            <text:p>28350107</text:p>
          </table:table-cell>
          <table:table-cell office:value-type="float" office:value="32454" calcext:value-type="float">
            <text:p>32454</text:p>
          </table:table-cell>
          <table:table-cell office:value-type="float" office:value="29454998" calcext:value-type="float">
            <text:p>29454998</text:p>
          </table:table-cell>
          <table:table-cell office:value-type="float" office:value="14822" calcext:value-type="float">
            <text:p>14822</text:p>
          </table:table-cell>
          <table:table-cell office:value-type="float" office:value="24649150" calcext:value-type="float">
            <text:p>24649150</text:p>
          </table:table-cell>
          <table:table-cell office:value-type="float" office:value="32236" calcext:value-type="float">
            <text:p>32236</text:p>
          </table:table-cell>
          <table:table-cell office:value-type="float" office:value="52221199" calcext:value-type="float">
            <text:p>52221199</text:p>
          </table:table-cell>
          <table:table-cell office:value-type="float" office:value="9210" calcext:value-type="float">
            <text:p>9210</text:p>
          </table:table-cell>
          <table:table-cell office:value-type="float" office:value="36589878" calcext:value-type="float">
            <text:p>36589878</text:p>
          </table:table-cell>
          <table:table-cell office:value-type="float" office:value="20625711" calcext:value-type="float">
            <text:p>20625711</text:p>
          </table:table-cell>
        </table:table-row>
        <table:table-row table:style-name="ro1" table:visibility="collapse">
          <table:table-cell office:value-type="float" office:value="20750" calcext:value-type="float">
            <text:p>20750</text:p>
          </table:table-cell>
          <table:table-cell office:value-type="float" office:value="113381" calcext:value-type="float">
            <text:p>113381</text:p>
          </table:table-cell>
          <table:table-cell office:value-type="float" office:value="77873" calcext:value-type="float">
            <text:p>77873</text:p>
          </table:table-cell>
          <table:table-cell office:value-type="float" office:value="22297" calcext:value-type="float">
            <text:p>22297</text:p>
          </table:table-cell>
          <table:table-cell office:value-type="float" office:value="32552" calcext:value-type="float">
            <text:p>32552</text:p>
          </table:table-cell>
          <table:table-cell office:value-type="float" office:value="39037" calcext:value-type="float">
            <text:p>39037</text:p>
          </table:table-cell>
          <table:table-cell office:value-type="float" office:value="17180" calcext:value-type="float">
            <text:p>17180</text:p>
          </table:table-cell>
          <table:table-cell office:value-type="float" office:value="25641" calcext:value-type="float">
            <text:p>25641</text:p>
          </table:table-cell>
          <table:table-cell office:value-type="float" office:value="32915821" calcext:value-type="float">
            <text:p>32915821</text:p>
          </table:table-cell>
          <table:table-cell office:value-type="float" office:value="60504" calcext:value-type="float">
            <text:p>60504</text:p>
          </table:table-cell>
          <table:table-cell office:value-type="float" office:value="38000" calcext:value-type="float">
            <text:p>38000</text:p>
          </table:table-cell>
          <table:table-cell office:value-type="float" office:value="9252" calcext:value-type="float">
            <text:p>9252</text:p>
          </table:table-cell>
          <table:table-cell office:value-type="float" office:value="28841410" calcext:value-type="float">
            <text:p>28841410</text:p>
          </table:table-cell>
          <table:table-cell office:value-type="float" office:value="34744" calcext:value-type="float">
            <text:p>34744</text:p>
          </table:table-cell>
          <table:table-cell office:value-type="float" office:value="29782386" calcext:value-type="float">
            <text:p>29782386</text:p>
          </table:table-cell>
          <table:table-cell office:value-type="float" office:value="16088" calcext:value-type="float">
            <text:p>16088</text:p>
          </table:table-cell>
          <table:table-cell office:value-type="float" office:value="24785739" calcext:value-type="float">
            <text:p>24785739</text:p>
          </table:table-cell>
          <table:table-cell office:value-type="float" office:value="31846" calcext:value-type="float">
            <text:p>31846</text:p>
          </table:table-cell>
          <table:table-cell office:value-type="float" office:value="52078316" calcext:value-type="float">
            <text:p>52078316</text:p>
          </table:table-cell>
          <table:table-cell office:value-type="float" office:value="9831" calcext:value-type="float">
            <text:p>9831</text:p>
          </table:table-cell>
          <table:table-cell office:value-type="float" office:value="37330947" calcext:value-type="float">
            <text:p>37330947</text:p>
          </table:table-cell>
          <table:table-cell office:value-type="float" office:value="20880386" calcext:value-type="float">
            <text:p>20880386</text:p>
          </table:table-cell>
        </table:table-row>
        <table:table-row table:style-name="ro1" table:visibility="collapse">
          <table:table-cell office:value-type="float" office:value="21000" calcext:value-type="float">
            <text:p>21000</text:p>
          </table:table-cell>
          <table:table-cell office:value-type="float" office:value="113251" calcext:value-type="float">
            <text:p>113251</text:p>
          </table:table-cell>
          <table:table-cell office:value-type="float" office:value="75793" calcext:value-type="float">
            <text:p>75793</text:p>
          </table:table-cell>
          <table:table-cell office:value-type="float" office:value="21889" calcext:value-type="float">
            <text:p>21889</text:p>
          </table:table-cell>
          <table:table-cell office:value-type="float" office:value="33030" calcext:value-type="float">
            <text:p>33030</text:p>
          </table:table-cell>
          <table:table-cell office:value-type="float" office:value="35539" calcext:value-type="float">
            <text:p>35539</text:p>
          </table:table-cell>
          <table:table-cell office:value-type="float" office:value="16656" calcext:value-type="float">
            <text:p>16656</text:p>
          </table:table-cell>
          <table:table-cell office:value-type="float" office:value="23815" calcext:value-type="float">
            <text:p>23815</text:p>
          </table:table-cell>
          <table:table-cell office:value-type="float" office:value="33229455" calcext:value-type="float">
            <text:p>33229455</text:p>
          </table:table-cell>
          <table:table-cell office:value-type="float" office:value="657611" calcext:value-type="float">
            <text:p>657611</text:p>
          </table:table-cell>
          <table:table-cell office:value-type="float" office:value="38339" calcext:value-type="float">
            <text:p>38339</text:p>
          </table:table-cell>
          <table:table-cell office:value-type="float" office:value="9398" calcext:value-type="float">
            <text:p>9398</text:p>
          </table:table-cell>
          <table:table-cell office:value-type="float" office:value="28838059" calcext:value-type="float">
            <text:p>28838059</text:p>
          </table:table-cell>
          <table:table-cell office:value-type="float" office:value="33712" calcext:value-type="float">
            <text:p>33712</text:p>
          </table:table-cell>
          <table:table-cell office:value-type="float" office:value="30429111" calcext:value-type="float">
            <text:p>30429111</text:p>
          </table:table-cell>
          <table:table-cell office:value-type="float" office:value="13117" calcext:value-type="float">
            <text:p>13117</text:p>
          </table:table-cell>
          <table:table-cell office:value-type="float" office:value="25042038" calcext:value-type="float">
            <text:p>25042038</text:p>
          </table:table-cell>
          <table:table-cell office:value-type="float" office:value="35453" calcext:value-type="float">
            <text:p>35453</text:p>
          </table:table-cell>
          <table:table-cell office:value-type="float" office:value="55308736" calcext:value-type="float">
            <text:p>55308736</text:p>
          </table:table-cell>
          <table:table-cell office:value-type="float" office:value="9495" calcext:value-type="float">
            <text:p>9495</text:p>
          </table:table-cell>
          <table:table-cell office:value-type="float" office:value="38024922" calcext:value-type="float">
            <text:p>38024922</text:p>
          </table:table-cell>
          <table:table-cell office:value-type="float" office:value="21233562" calcext:value-type="float">
            <text:p>21233562</text:p>
          </table:table-cell>
        </table:table-row>
        <table:table-row table:style-name="ro1" table:visibility="collapse">
          <table:table-cell office:value-type="float" office:value="21250" calcext:value-type="float">
            <text:p>21250</text:p>
          </table:table-cell>
          <table:table-cell office:value-type="float" office:value="110079" calcext:value-type="float">
            <text:p>110079</text:p>
          </table:table-cell>
          <table:table-cell office:value-type="float" office:value="71918" calcext:value-type="float">
            <text:p>71918</text:p>
          </table:table-cell>
          <table:table-cell office:value-type="float" office:value="21995" calcext:value-type="float">
            <text:p>21995</text:p>
          </table:table-cell>
          <table:table-cell office:value-type="float" office:value="32217" calcext:value-type="float">
            <text:p>32217</text:p>
          </table:table-cell>
          <table:table-cell office:value-type="float" office:value="37815" calcext:value-type="float">
            <text:p>37815</text:p>
          </table:table-cell>
          <table:table-cell office:value-type="float" office:value="16557" calcext:value-type="float">
            <text:p>16557</text:p>
          </table:table-cell>
          <table:table-cell office:value-type="float" office:value="25968" calcext:value-type="float">
            <text:p>25968</text:p>
          </table:table-cell>
          <table:table-cell office:value-type="float" office:value="34215066" calcext:value-type="float">
            <text:p>34215066</text:p>
          </table:table-cell>
          <table:table-cell office:value-type="float" office:value="52827" calcext:value-type="float">
            <text:p>52827</text:p>
          </table:table-cell>
          <table:table-cell office:value-type="float" office:value="34969" calcext:value-type="float">
            <text:p>34969</text:p>
          </table:table-cell>
          <table:table-cell office:value-type="float" office:value="8719" calcext:value-type="float">
            <text:p>8719</text:p>
          </table:table-cell>
          <table:table-cell office:value-type="float" office:value="29870563" calcext:value-type="float">
            <text:p>29870563</text:p>
          </table:table-cell>
          <table:table-cell office:value-type="float" office:value="32884" calcext:value-type="float">
            <text:p>32884</text:p>
          </table:table-cell>
          <table:table-cell office:value-type="float" office:value="30790664" calcext:value-type="float">
            <text:p>30790664</text:p>
          </table:table-cell>
          <table:table-cell office:value-type="float" office:value="15459" calcext:value-type="float">
            <text:p>15459</text:p>
          </table:table-cell>
          <table:table-cell office:value-type="float" office:value="26044944" calcext:value-type="float">
            <text:p>26044944</text:p>
          </table:table-cell>
          <table:table-cell office:value-type="float" office:value="34791" calcext:value-type="float">
            <text:p>34791</text:p>
          </table:table-cell>
          <table:table-cell office:value-type="float" office:value="53932838" calcext:value-type="float">
            <text:p>53932838</text:p>
          </table:table-cell>
          <table:table-cell office:value-type="float" office:value="9500" calcext:value-type="float">
            <text:p>9500</text:p>
          </table:table-cell>
          <table:table-cell office:value-type="float" office:value="38508598" calcext:value-type="float">
            <text:p>38508598</text:p>
          </table:table-cell>
          <table:table-cell office:value-type="float" office:value="21399652" calcext:value-type="float">
            <text:p>21399652</text:p>
          </table:table-cell>
        </table:table-row>
        <table:table-row table:style-name="ro1" table:visibility="collapse">
          <table:table-cell office:value-type="float" office:value="21500" calcext:value-type="float">
            <text:p>21500</text:p>
          </table:table-cell>
          <table:table-cell office:value-type="float" office:value="115115" calcext:value-type="float">
            <text:p>115115</text:p>
          </table:table-cell>
          <table:table-cell office:value-type="float" office:value="91788" calcext:value-type="float">
            <text:p>91788</text:p>
          </table:table-cell>
          <table:table-cell office:value-type="float" office:value="21841" calcext:value-type="float">
            <text:p>21841</text:p>
          </table:table-cell>
          <table:table-cell office:value-type="float" office:value="32994" calcext:value-type="float">
            <text:p>32994</text:p>
          </table:table-cell>
          <table:table-cell office:value-type="float" office:value="37056" calcext:value-type="float">
            <text:p>37056</text:p>
          </table:table-cell>
          <table:table-cell office:value-type="float" office:value="16013" calcext:value-type="float">
            <text:p>16013</text:p>
          </table:table-cell>
          <table:table-cell office:value-type="float" office:value="22389" calcext:value-type="float">
            <text:p>22389</text:p>
          </table:table-cell>
          <table:table-cell office:value-type="float" office:value="34067651" calcext:value-type="float">
            <text:p>34067651</text:p>
          </table:table-cell>
          <table:table-cell office:value-type="float" office:value="53254" calcext:value-type="float">
            <text:p>53254</text:p>
          </table:table-cell>
          <table:table-cell office:value-type="float" office:value="37585" calcext:value-type="float">
            <text:p>37585</text:p>
          </table:table-cell>
          <table:table-cell office:value-type="float" office:value="8620" calcext:value-type="float">
            <text:p>8620</text:p>
          </table:table-cell>
          <table:table-cell office:value-type="float" office:value="30174321" calcext:value-type="float">
            <text:p>30174321</text:p>
          </table:table-cell>
          <table:table-cell office:value-type="float" office:value="33080" calcext:value-type="float">
            <text:p>33080</text:p>
          </table:table-cell>
          <table:table-cell office:value-type="float" office:value="31482230" calcext:value-type="float">
            <text:p>31482230</text:p>
          </table:table-cell>
          <table:table-cell office:value-type="float" office:value="14693" calcext:value-type="float">
            <text:p>14693</text:p>
          </table:table-cell>
          <table:table-cell office:value-type="float" office:value="25633436" calcext:value-type="float">
            <text:p>25633436</text:p>
          </table:table-cell>
          <table:table-cell office:value-type="float" office:value="32501" calcext:value-type="float">
            <text:p>32501</text:p>
          </table:table-cell>
          <table:table-cell office:value-type="float" office:value="54867446" calcext:value-type="float">
            <text:p>54867446</text:p>
          </table:table-cell>
          <table:table-cell office:value-type="float" office:value="9753" calcext:value-type="float">
            <text:p>9753</text:p>
          </table:table-cell>
          <table:table-cell office:value-type="float" office:value="38924781" calcext:value-type="float">
            <text:p>38924781</text:p>
          </table:table-cell>
          <table:table-cell office:value-type="float" office:value="21647942" calcext:value-type="float">
            <text:p>21647942</text:p>
          </table:table-cell>
        </table:table-row>
        <table:table-row table:style-name="ro1" table:visibility="collapse">
          <table:table-cell office:value-type="float" office:value="21750" calcext:value-type="float">
            <text:p>21750</text:p>
          </table:table-cell>
          <table:table-cell office:value-type="float" office:value="114282" calcext:value-type="float">
            <text:p>114282</text:p>
          </table:table-cell>
          <table:table-cell office:value-type="float" office:value="79385" calcext:value-type="float">
            <text:p>79385</text:p>
          </table:table-cell>
          <table:table-cell office:value-type="float" office:value="21670" calcext:value-type="float">
            <text:p>21670</text:p>
          </table:table-cell>
          <table:table-cell office:value-type="float" office:value="32003" calcext:value-type="float">
            <text:p>32003</text:p>
          </table:table-cell>
          <table:table-cell office:value-type="float" office:value="38235" calcext:value-type="float">
            <text:p>38235</text:p>
          </table:table-cell>
          <table:table-cell office:value-type="float" office:value="16496" calcext:value-type="float">
            <text:p>16496</text:p>
          </table:table-cell>
          <table:table-cell office:value-type="float" office:value="27202" calcext:value-type="float">
            <text:p>27202</text:p>
          </table:table-cell>
          <table:table-cell office:value-type="float" office:value="34729416" calcext:value-type="float">
            <text:p>34729416</text:p>
          </table:table-cell>
          <table:table-cell office:value-type="float" office:value="50582" calcext:value-type="float">
            <text:p>50582</text:p>
          </table:table-cell>
          <table:table-cell office:value-type="float" office:value="38244" calcext:value-type="float">
            <text:p>38244</text:p>
          </table:table-cell>
          <table:table-cell office:value-type="float" office:value="9027" calcext:value-type="float">
            <text:p>9027</text:p>
          </table:table-cell>
          <table:table-cell office:value-type="float" office:value="30412375" calcext:value-type="float">
            <text:p>30412375</text:p>
          </table:table-cell>
          <table:table-cell office:value-type="float" office:value="31282" calcext:value-type="float">
            <text:p>31282</text:p>
          </table:table-cell>
          <table:table-cell office:value-type="float" office:value="31703568" calcext:value-type="float">
            <text:p>31703568</text:p>
          </table:table-cell>
          <table:table-cell office:value-type="float" office:value="14998" calcext:value-type="float">
            <text:p>14998</text:p>
          </table:table-cell>
          <table:table-cell office:value-type="float" office:value="25708582" calcext:value-type="float">
            <text:p>25708582</text:p>
          </table:table-cell>
          <table:table-cell office:value-type="float" office:value="31711" calcext:value-type="float">
            <text:p>31711</text:p>
          </table:table-cell>
          <table:table-cell office:value-type="float" office:value="56272542" calcext:value-type="float">
            <text:p>56272542</text:p>
          </table:table-cell>
          <table:table-cell office:value-type="float" office:value="9498" calcext:value-type="float">
            <text:p>9498</text:p>
          </table:table-cell>
          <table:table-cell office:value-type="float" office:value="39625545" calcext:value-type="float">
            <text:p>39625545</text:p>
          </table:table-cell>
          <table:table-cell office:value-type="float" office:value="21872745" calcext:value-type="float">
            <text:p>21872745</text:p>
          </table:table-cell>
        </table:table-row>
        <table:table-row table:style-name="ro1" table:visibility="collapse">
          <table:table-cell office:value-type="float" office:value="22000" calcext:value-type="float">
            <text:p>22000</text:p>
          </table:table-cell>
          <table:table-cell office:value-type="float" office:value="112908" calcext:value-type="float">
            <text:p>112908</text:p>
          </table:table-cell>
          <table:table-cell office:value-type="float" office:value="81587" calcext:value-type="float">
            <text:p>81587</text:p>
          </table:table-cell>
          <table:table-cell office:value-type="float" office:value="21621" calcext:value-type="float">
            <text:p>21621</text:p>
          </table:table-cell>
          <table:table-cell office:value-type="float" office:value="32509" calcext:value-type="float">
            <text:p>32509</text:p>
          </table:table-cell>
          <table:table-cell office:value-type="float" office:value="34250" calcext:value-type="float">
            <text:p>34250</text:p>
          </table:table-cell>
          <table:table-cell office:value-type="float" office:value="17531" calcext:value-type="float">
            <text:p>17531</text:p>
          </table:table-cell>
          <table:table-cell office:value-type="float" office:value="23869" calcext:value-type="float">
            <text:p>23869</text:p>
          </table:table-cell>
          <table:table-cell office:value-type="float" office:value="34583116" calcext:value-type="float">
            <text:p>34583116</text:p>
          </table:table-cell>
          <table:table-cell office:value-type="float" office:value="54594" calcext:value-type="float">
            <text:p>54594</text:p>
          </table:table-cell>
          <table:table-cell office:value-type="float" office:value="37163" calcext:value-type="float">
            <text:p>37163</text:p>
          </table:table-cell>
          <table:table-cell office:value-type="float" office:value="8713" calcext:value-type="float">
            <text:p>8713</text:p>
          </table:table-cell>
          <table:table-cell office:value-type="float" office:value="30109079" calcext:value-type="float">
            <text:p>30109079</text:p>
          </table:table-cell>
          <table:table-cell office:value-type="float" office:value="32102" calcext:value-type="float">
            <text:p>32102</text:p>
          </table:table-cell>
          <table:table-cell office:value-type="float" office:value="31644567" calcext:value-type="float">
            <text:p>31644567</text:p>
          </table:table-cell>
          <table:table-cell office:value-type="float" office:value="14916" calcext:value-type="float">
            <text:p>14916</text:p>
          </table:table-cell>
          <table:table-cell office:value-type="float" office:value="25981521" calcext:value-type="float">
            <text:p>25981521</text:p>
          </table:table-cell>
          <table:table-cell office:value-type="float" office:value="33830" calcext:value-type="float">
            <text:p>33830</text:p>
          </table:table-cell>
          <table:table-cell office:value-type="float" office:value="55980493" calcext:value-type="float">
            <text:p>55980493</text:p>
          </table:table-cell>
          <table:table-cell office:value-type="float" office:value="9086" calcext:value-type="float">
            <text:p>9086</text:p>
          </table:table-cell>
          <table:table-cell office:value-type="float" office:value="40375273" calcext:value-type="float">
            <text:p>40375273</text:p>
          </table:table-cell>
          <table:table-cell office:value-type="float" office:value="22254427" calcext:value-type="float">
            <text:p>22254427</text:p>
          </table:table-cell>
        </table:table-row>
        <table:table-row table:style-name="ro1" table:visibility="collapse">
          <table:table-cell office:value-type="float" office:value="22250" calcext:value-type="float">
            <text:p>22250</text:p>
          </table:table-cell>
          <table:table-cell office:value-type="float" office:value="109411" calcext:value-type="float">
            <text:p>109411</text:p>
          </table:table-cell>
          <table:table-cell office:value-type="float" office:value="71588" calcext:value-type="float">
            <text:p>71588</text:p>
          </table:table-cell>
          <table:table-cell office:value-type="float" office:value="22545" calcext:value-type="float">
            <text:p>22545</text:p>
          </table:table-cell>
          <table:table-cell office:value-type="float" office:value="32907" calcext:value-type="float">
            <text:p>32907</text:p>
          </table:table-cell>
          <table:table-cell office:value-type="float" office:value="36841" calcext:value-type="float">
            <text:p>36841</text:p>
          </table:table-cell>
          <table:table-cell office:value-type="float" office:value="18106" calcext:value-type="float">
            <text:p>18106</text:p>
          </table:table-cell>
          <table:table-cell office:value-type="float" office:value="21832" calcext:value-type="float">
            <text:p>21832</text:p>
          </table:table-cell>
          <table:table-cell office:value-type="float" office:value="35119094" calcext:value-type="float">
            <text:p>35119094</text:p>
          </table:table-cell>
          <table:table-cell office:value-type="float" office:value="51007" calcext:value-type="float">
            <text:p>51007</text:p>
          </table:table-cell>
          <table:table-cell office:value-type="float" office:value="36835" calcext:value-type="float">
            <text:p>36835</text:p>
          </table:table-cell>
          <table:table-cell office:value-type="float" office:value="8799" calcext:value-type="float">
            <text:p>8799</text:p>
          </table:table-cell>
          <table:table-cell office:value-type="float" office:value="30310120" calcext:value-type="float">
            <text:p>30310120</text:p>
          </table:table-cell>
          <table:table-cell office:value-type="float" office:value="33701" calcext:value-type="float">
            <text:p>33701</text:p>
          </table:table-cell>
          <table:table-cell office:value-type="float" office:value="32367003" calcext:value-type="float">
            <text:p>32367003</text:p>
          </table:table-cell>
          <table:table-cell office:value-type="float" office:value="13557" calcext:value-type="float">
            <text:p>13557</text:p>
          </table:table-cell>
          <table:table-cell office:value-type="float" office:value="26138070" calcext:value-type="float">
            <text:p>26138070</text:p>
          </table:table-cell>
          <table:table-cell office:value-type="float" office:value="34445" calcext:value-type="float">
            <text:p>34445</text:p>
          </table:table-cell>
          <table:table-cell office:value-type="float" office:value="56938800" calcext:value-type="float">
            <text:p>56938800</text:p>
          </table:table-cell>
          <table:table-cell office:value-type="float" office:value="13626" calcext:value-type="float">
            <text:p>13626</text:p>
          </table:table-cell>
          <table:table-cell office:value-type="float" office:value="41490014" calcext:value-type="float">
            <text:p>41490014</text:p>
          </table:table-cell>
          <table:table-cell office:value-type="float" office:value="22356772" calcext:value-type="float">
            <text:p>22356772</text:p>
          </table:table-cell>
        </table:table-row>
        <table:table-row table:style-name="ro1" table:visibility="collapse">
          <table:table-cell office:value-type="float" office:value="22500" calcext:value-type="float">
            <text:p>22500</text:p>
          </table:table-cell>
          <table:table-cell office:value-type="float" office:value="110429" calcext:value-type="float">
            <text:p>110429</text:p>
          </table:table-cell>
          <table:table-cell office:value-type="float" office:value="76830" calcext:value-type="float">
            <text:p>76830</text:p>
          </table:table-cell>
          <table:table-cell office:value-type="float" office:value="21739" calcext:value-type="float">
            <text:p>21739</text:p>
          </table:table-cell>
          <table:table-cell office:value-type="float" office:value="34408" calcext:value-type="float">
            <text:p>34408</text:p>
          </table:table-cell>
          <table:table-cell office:value-type="float" office:value="38041" calcext:value-type="float">
            <text:p>38041</text:p>
          </table:table-cell>
          <table:table-cell office:value-type="float" office:value="16854" calcext:value-type="float">
            <text:p>16854</text:p>
          </table:table-cell>
          <table:table-cell office:value-type="float" office:value="22414" calcext:value-type="float">
            <text:p>22414</text:p>
          </table:table-cell>
          <table:table-cell office:value-type="float" office:value="35799377" calcext:value-type="float">
            <text:p>35799377</text:p>
          </table:table-cell>
          <table:table-cell office:value-type="float" office:value="52432" calcext:value-type="float">
            <text:p>52432</text:p>
          </table:table-cell>
          <table:table-cell office:value-type="float" office:value="38419" calcext:value-type="float">
            <text:p>38419</text:p>
          </table:table-cell>
          <table:table-cell office:value-type="float" office:value="9415" calcext:value-type="float">
            <text:p>9415</text:p>
          </table:table-cell>
          <table:table-cell office:value-type="float" office:value="31216061" calcext:value-type="float">
            <text:p>31216061</text:p>
          </table:table-cell>
          <table:table-cell office:value-type="float" office:value="33031" calcext:value-type="float">
            <text:p>33031</text:p>
          </table:table-cell>
          <table:table-cell office:value-type="float" office:value="32784263" calcext:value-type="float">
            <text:p>32784263</text:p>
          </table:table-cell>
          <table:table-cell office:value-type="float" office:value="14674" calcext:value-type="float">
            <text:p>14674</text:p>
          </table:table-cell>
          <table:table-cell office:value-type="float" office:value="26449038" calcext:value-type="float">
            <text:p>26449038</text:p>
          </table:table-cell>
          <table:table-cell office:value-type="float" office:value="37298" calcext:value-type="float">
            <text:p>37298</text:p>
          </table:table-cell>
          <table:table-cell office:value-type="float" office:value="57369311" calcext:value-type="float">
            <text:p>57369311</text:p>
          </table:table-cell>
          <table:table-cell office:value-type="float" office:value="9204" calcext:value-type="float">
            <text:p>9204</text:p>
          </table:table-cell>
          <table:table-cell office:value-type="float" office:value="41655433" calcext:value-type="float">
            <text:p>41655433</text:p>
          </table:table-cell>
          <table:table-cell office:value-type="float" office:value="22658099" calcext:value-type="float">
            <text:p>22658099</text:p>
          </table:table-cell>
        </table:table-row>
        <table:table-row table:style-name="ro1" table:visibility="collapse">
          <table:table-cell office:value-type="float" office:value="22750" calcext:value-type="float">
            <text:p>22750</text:p>
          </table:table-cell>
          <table:table-cell office:value-type="float" office:value="113248" calcext:value-type="float">
            <text:p>113248</text:p>
          </table:table-cell>
          <table:table-cell office:value-type="float" office:value="73294" calcext:value-type="float">
            <text:p>73294</text:p>
          </table:table-cell>
          <table:table-cell office:value-type="float" office:value="22000" calcext:value-type="float">
            <text:p>22000</text:p>
          </table:table-cell>
          <table:table-cell office:value-type="float" office:value="40635" calcext:value-type="float">
            <text:p>40635</text:p>
          </table:table-cell>
          <table:table-cell office:value-type="float" office:value="42093" calcext:value-type="float">
            <text:p>42093</text:p>
          </table:table-cell>
          <table:table-cell office:value-type="float" office:value="17984" calcext:value-type="float">
            <text:p>17984</text:p>
          </table:table-cell>
          <table:table-cell office:value-type="float" office:value="23775" calcext:value-type="float">
            <text:p>23775</text:p>
          </table:table-cell>
          <table:table-cell office:value-type="float" office:value="35834411" calcext:value-type="float">
            <text:p>35834411</text:p>
          </table:table-cell>
          <table:table-cell office:value-type="float" office:value="52792" calcext:value-type="float">
            <text:p>52792</text:p>
          </table:table-cell>
          <table:table-cell office:value-type="float" office:value="36832" calcext:value-type="float">
            <text:p>36832</text:p>
          </table:table-cell>
          <table:table-cell office:value-type="float" office:value="9035" calcext:value-type="float">
            <text:p>9035</text:p>
          </table:table-cell>
          <table:table-cell office:value-type="float" office:value="31374985" calcext:value-type="float">
            <text:p>31374985</text:p>
          </table:table-cell>
          <table:table-cell office:value-type="float" office:value="33034" calcext:value-type="float">
            <text:p>33034</text:p>
          </table:table-cell>
          <table:table-cell office:value-type="float" office:value="32678470" calcext:value-type="float">
            <text:p>32678470</text:p>
          </table:table-cell>
          <table:table-cell office:value-type="float" office:value="13952" calcext:value-type="float">
            <text:p>13952</text:p>
          </table:table-cell>
          <table:table-cell office:value-type="float" office:value="26812381" calcext:value-type="float">
            <text:p>26812381</text:p>
          </table:table-cell>
          <table:table-cell office:value-type="float" office:value="32125" calcext:value-type="float">
            <text:p>32125</text:p>
          </table:table-cell>
          <table:table-cell office:value-type="float" office:value="59068327" calcext:value-type="float">
            <text:p>59068327</text:p>
          </table:table-cell>
          <table:table-cell office:value-type="float" office:value="9624" calcext:value-type="float">
            <text:p>9624</text:p>
          </table:table-cell>
          <table:table-cell office:value-type="float" office:value="42206235" calcext:value-type="float">
            <text:p>42206235</text:p>
          </table:table-cell>
          <table:table-cell office:value-type="float" office:value="22898436" calcext:value-type="float">
            <text:p>22898436</text:p>
          </table:table-cell>
        </table:table-row>
        <table:table-row table:style-name="ro1" table:visibility="collapse">
          <table:table-cell office:value-type="float" office:value="23000" calcext:value-type="float">
            <text:p>23000</text:p>
          </table:table-cell>
          <table:table-cell office:value-type="float" office:value="110828" calcext:value-type="float">
            <text:p>110828</text:p>
          </table:table-cell>
          <table:table-cell office:value-type="float" office:value="72958" calcext:value-type="float">
            <text:p>72958</text:p>
          </table:table-cell>
          <table:table-cell office:value-type="float" office:value="21759" calcext:value-type="float">
            <text:p>21759</text:p>
          </table:table-cell>
          <table:table-cell office:value-type="float" office:value="43143" calcext:value-type="float">
            <text:p>43143</text:p>
          </table:table-cell>
          <table:table-cell office:value-type="float" office:value="36133" calcext:value-type="float">
            <text:p>36133</text:p>
          </table:table-cell>
          <table:table-cell office:value-type="float" office:value="17609" calcext:value-type="float">
            <text:p>17609</text:p>
          </table:table-cell>
          <table:table-cell office:value-type="float" office:value="20806" calcext:value-type="float">
            <text:p>20806</text:p>
          </table:table-cell>
          <table:table-cell office:value-type="float" office:value="40669489" calcext:value-type="float">
            <text:p>40669489</text:p>
          </table:table-cell>
          <table:table-cell office:value-type="float" office:value="60923" calcext:value-type="float">
            <text:p>60923</text:p>
          </table:table-cell>
          <table:table-cell office:value-type="float" office:value="40747" calcext:value-type="float">
            <text:p>40747</text:p>
          </table:table-cell>
          <table:table-cell office:value-type="float" office:value="9084" calcext:value-type="float">
            <text:p>9084</text:p>
          </table:table-cell>
          <table:table-cell office:value-type="float" office:value="31367819" calcext:value-type="float">
            <text:p>31367819</text:p>
          </table:table-cell>
          <table:table-cell office:value-type="float" office:value="33427" calcext:value-type="float">
            <text:p>33427</text:p>
          </table:table-cell>
          <table:table-cell office:value-type="float" office:value="32975814" calcext:value-type="float">
            <text:p>32975814</text:p>
          </table:table-cell>
          <table:table-cell office:value-type="float" office:value="14382" calcext:value-type="float">
            <text:p>14382</text:p>
          </table:table-cell>
          <table:table-cell office:value-type="float" office:value="27193844" calcext:value-type="float">
            <text:p>27193844</text:p>
          </table:table-cell>
          <table:table-cell office:value-type="float" office:value="33573" calcext:value-type="float">
            <text:p>33573</text:p>
          </table:table-cell>
          <table:table-cell office:value-type="float" office:value="59007661" calcext:value-type="float">
            <text:p>59007661</text:p>
          </table:table-cell>
          <table:table-cell office:value-type="float" office:value="9206" calcext:value-type="float">
            <text:p>9206</text:p>
          </table:table-cell>
          <table:table-cell office:value-type="float" office:value="43239522" calcext:value-type="float">
            <text:p>43239522</text:p>
          </table:table-cell>
          <table:table-cell office:value-type="float" office:value="23147278" calcext:value-type="float">
            <text:p>23147278</text:p>
          </table:table-cell>
        </table:table-row>
        <table:table-row table:style-name="ro1" table:visibility="collapse">
          <table:table-cell office:value-type="float" office:value="23250" calcext:value-type="float">
            <text:p>23250</text:p>
          </table:table-cell>
          <table:table-cell office:value-type="float" office:value="112751" calcext:value-type="float">
            <text:p>112751</text:p>
          </table:table-cell>
          <table:table-cell office:value-type="float" office:value="78213" calcext:value-type="float">
            <text:p>78213</text:p>
          </table:table-cell>
          <table:table-cell office:value-type="float" office:value="21877" calcext:value-type="float">
            <text:p>21877</text:p>
          </table:table-cell>
          <table:table-cell office:value-type="float" office:value="39328" calcext:value-type="float">
            <text:p>39328</text:p>
          </table:table-cell>
          <table:table-cell office:value-type="float" office:value="38238" calcext:value-type="float">
            <text:p>38238</text:p>
          </table:table-cell>
          <table:table-cell office:value-type="float" office:value="16004" calcext:value-type="float">
            <text:p>16004</text:p>
          </table:table-cell>
          <table:table-cell office:value-type="float" office:value="26959" calcext:value-type="float">
            <text:p>26959</text:p>
          </table:table-cell>
          <table:table-cell office:value-type="float" office:value="37637655" calcext:value-type="float">
            <text:p>37637655</text:p>
          </table:table-cell>
          <table:table-cell office:value-type="float" office:value="54333" calcext:value-type="float">
            <text:p>54333</text:p>
          </table:table-cell>
          <table:table-cell office:value-type="float" office:value="38877" calcext:value-type="float">
            <text:p>38877</text:p>
          </table:table-cell>
          <table:table-cell office:value-type="float" office:value="9500" calcext:value-type="float">
            <text:p>9500</text:p>
          </table:table-cell>
          <table:table-cell office:value-type="float" office:value="32098840" calcext:value-type="float">
            <text:p>32098840</text:p>
          </table:table-cell>
          <table:table-cell office:value-type="float" office:value="32950" calcext:value-type="float">
            <text:p>32950</text:p>
          </table:table-cell>
          <table:table-cell office:value-type="float" office:value="33347945" calcext:value-type="float">
            <text:p>33347945</text:p>
          </table:table-cell>
          <table:table-cell office:value-type="float" office:value="15742" calcext:value-type="float">
            <text:p>15742</text:p>
          </table:table-cell>
          <table:table-cell office:value-type="float" office:value="27593582" calcext:value-type="float">
            <text:p>27593582</text:p>
          </table:table-cell>
          <table:table-cell office:value-type="float" office:value="31040" calcext:value-type="float">
            <text:p>31040</text:p>
          </table:table-cell>
          <table:table-cell office:value-type="float" office:value="61499199" calcext:value-type="float">
            <text:p>61499199</text:p>
          </table:table-cell>
          <table:table-cell office:value-type="float" office:value="9253" calcext:value-type="float">
            <text:p>9253</text:p>
          </table:table-cell>
          <table:table-cell office:value-type="float" office:value="44087285" calcext:value-type="float">
            <text:p>44087285</text:p>
          </table:table-cell>
          <table:table-cell office:value-type="float" office:value="23384662" calcext:value-type="float">
            <text:p>23384662</text:p>
          </table:table-cell>
        </table:table-row>
        <table:table-row table:style-name="ro1" table:visibility="collapse">
          <table:table-cell office:value-type="float" office:value="23500" calcext:value-type="float">
            <text:p>23500</text:p>
          </table:table-cell>
          <table:table-cell office:value-type="float" office:value="116344" calcext:value-type="float">
            <text:p>116344</text:p>
          </table:table-cell>
          <table:table-cell office:value-type="float" office:value="81792" calcext:value-type="float">
            <text:p>81792</text:p>
          </table:table-cell>
          <table:table-cell office:value-type="float" office:value="21921" calcext:value-type="float">
            <text:p>21921</text:p>
          </table:table-cell>
          <table:table-cell office:value-type="float" office:value="36666" calcext:value-type="float">
            <text:p>36666</text:p>
          </table:table-cell>
          <table:table-cell office:value-type="float" office:value="34809" calcext:value-type="float">
            <text:p>34809</text:p>
          </table:table-cell>
          <table:table-cell office:value-type="float" office:value="16824" calcext:value-type="float">
            <text:p>16824</text:p>
          </table:table-cell>
          <table:table-cell office:value-type="float" office:value="30991" calcext:value-type="float">
            <text:p>30991</text:p>
          </table:table-cell>
          <table:table-cell office:value-type="float" office:value="37830583" calcext:value-type="float">
            <text:p>37830583</text:p>
          </table:table-cell>
          <table:table-cell office:value-type="float" office:value="93077" calcext:value-type="float">
            <text:p>93077</text:p>
          </table:table-cell>
          <table:table-cell office:value-type="float" office:value="35963" calcext:value-type="float">
            <text:p>35963</text:p>
          </table:table-cell>
          <table:table-cell office:value-type="float" office:value="8961" calcext:value-type="float">
            <text:p>8961</text:p>
          </table:table-cell>
          <table:table-cell office:value-type="float" office:value="32440640" calcext:value-type="float">
            <text:p>32440640</text:p>
          </table:table-cell>
          <table:table-cell office:value-type="float" office:value="30956" calcext:value-type="float">
            <text:p>30956</text:p>
          </table:table-cell>
          <table:table-cell office:value-type="float" office:value="34488855" calcext:value-type="float">
            <text:p>34488855</text:p>
          </table:table-cell>
          <table:table-cell office:value-type="float" office:value="16127" calcext:value-type="float">
            <text:p>16127</text:p>
          </table:table-cell>
          <table:table-cell office:value-type="float" office:value="27816333" calcext:value-type="float">
            <text:p>27816333</text:p>
          </table:table-cell>
          <table:table-cell office:value-type="float" office:value="29841" calcext:value-type="float">
            <text:p>29841</text:p>
          </table:table-cell>
          <table:table-cell office:value-type="float" office:value="63363010" calcext:value-type="float">
            <text:p>63363010</text:p>
          </table:table-cell>
          <table:table-cell office:value-type="float" office:value="12833" calcext:value-type="float">
            <text:p>12833</text:p>
          </table:table-cell>
          <table:table-cell office:value-type="float" office:value="44292795" calcext:value-type="float">
            <text:p>44292795</text:p>
          </table:table-cell>
          <table:table-cell office:value-type="float" office:value="23673875" calcext:value-type="float">
            <text:p>23673875</text:p>
          </table:table-cell>
        </table:table-row>
        <table:table-row table:style-name="ro1" table:visibility="collapse">
          <table:table-cell office:value-type="float" office:value="23750" calcext:value-type="float">
            <text:p>23750</text:p>
          </table:table-cell>
          <table:table-cell office:value-type="float" office:value="114427" calcext:value-type="float">
            <text:p>114427</text:p>
          </table:table-cell>
          <table:table-cell office:value-type="float" office:value="82928" calcext:value-type="float">
            <text:p>82928</text:p>
          </table:table-cell>
          <table:table-cell office:value-type="float" office:value="21710" calcext:value-type="float">
            <text:p>21710</text:p>
          </table:table-cell>
          <table:table-cell office:value-type="float" office:value="36253" calcext:value-type="float">
            <text:p>36253</text:p>
          </table:table-cell>
          <table:table-cell office:value-type="float" office:value="37583" calcext:value-type="float">
            <text:p>37583</text:p>
          </table:table-cell>
          <table:table-cell office:value-type="float" office:value="16712" calcext:value-type="float">
            <text:p>16712</text:p>
          </table:table-cell>
          <table:table-cell office:value-type="float" office:value="19504" calcext:value-type="float">
            <text:p>19504</text:p>
          </table:table-cell>
          <table:table-cell office:value-type="float" office:value="37484820" calcext:value-type="float">
            <text:p>37484820</text:p>
          </table:table-cell>
          <table:table-cell office:value-type="float" office:value="58671" calcext:value-type="float">
            <text:p>58671</text:p>
          </table:table-cell>
          <table:table-cell office:value-type="float" office:value="34844" calcext:value-type="float">
            <text:p>34844</text:p>
          </table:table-cell>
          <table:table-cell office:value-type="float" office:value="9089" calcext:value-type="float">
            <text:p>9089</text:p>
          </table:table-cell>
          <table:table-cell office:value-type="float" office:value="32725685" calcext:value-type="float">
            <text:p>32725685</text:p>
          </table:table-cell>
          <table:table-cell office:value-type="float" office:value="30911" calcext:value-type="float">
            <text:p>30911</text:p>
          </table:table-cell>
          <table:table-cell office:value-type="float" office:value="33949589" calcext:value-type="float">
            <text:p>33949589</text:p>
          </table:table-cell>
          <table:table-cell office:value-type="float" office:value="15114" calcext:value-type="float">
            <text:p>15114</text:p>
          </table:table-cell>
          <table:table-cell office:value-type="float" office:value="28192411" calcext:value-type="float">
            <text:p>28192411</text:p>
          </table:table-cell>
          <table:table-cell office:value-type="float" office:value="30125" calcext:value-type="float">
            <text:p>30125</text:p>
          </table:table-cell>
          <table:table-cell office:value-type="float" office:value="60508360" calcext:value-type="float">
            <text:p>60508360</text:p>
          </table:table-cell>
          <table:table-cell office:value-type="float" office:value="12285" calcext:value-type="float">
            <text:p>12285</text:p>
          </table:table-cell>
          <table:table-cell office:value-type="float" office:value="44784932" calcext:value-type="float">
            <text:p>44784932</text:p>
          </table:table-cell>
          <table:table-cell office:value-type="float" office:value="24178593" calcext:value-type="float">
            <text:p>24178593</text:p>
          </table:table-cell>
        </table:table-row>
        <table:table-row table:style-name="ro1" table:visibility="collapse">
          <table:table-cell office:value-type="float" office:value="24000" calcext:value-type="float">
            <text:p>24000</text:p>
          </table:table-cell>
          <table:table-cell office:value-type="float" office:value="117310" calcext:value-type="float">
            <text:p>117310</text:p>
          </table:table-cell>
          <table:table-cell office:value-type="float" office:value="83128" calcext:value-type="float">
            <text:p>83128</text:p>
          </table:table-cell>
          <table:table-cell office:value-type="float" office:value="21618" calcext:value-type="float">
            <text:p>21618</text:p>
          </table:table-cell>
          <table:table-cell office:value-type="float" office:value="37294" calcext:value-type="float">
            <text:p>37294</text:p>
          </table:table-cell>
          <table:table-cell office:value-type="float" office:value="34788" calcext:value-type="float">
            <text:p>34788</text:p>
          </table:table-cell>
          <table:table-cell office:value-type="float" office:value="16621" calcext:value-type="float">
            <text:p>16621</text:p>
          </table:table-cell>
          <table:table-cell office:value-type="float" office:value="19119" calcext:value-type="float">
            <text:p>19119</text:p>
          </table:table-cell>
          <table:table-cell office:value-type="float" office:value="38716605" calcext:value-type="float">
            <text:p>38716605</text:p>
          </table:table-cell>
          <table:table-cell office:value-type="float" office:value="92994" calcext:value-type="float">
            <text:p>92994</text:p>
          </table:table-cell>
          <table:table-cell office:value-type="float" office:value="39532" calcext:value-type="float">
            <text:p>39532</text:p>
          </table:table-cell>
          <table:table-cell office:value-type="float" office:value="9253" calcext:value-type="float">
            <text:p>9253</text:p>
          </table:table-cell>
          <table:table-cell office:value-type="float" office:value="33143458" calcext:value-type="float">
            <text:p>33143458</text:p>
          </table:table-cell>
          <table:table-cell office:value-type="float" office:value="32507" calcext:value-type="float">
            <text:p>32507</text:p>
          </table:table-cell>
          <table:table-cell office:value-type="float" office:value="34298062" calcext:value-type="float">
            <text:p>34298062</text:p>
          </table:table-cell>
          <table:table-cell office:value-type="float" office:value="14288" calcext:value-type="float">
            <text:p>14288</text:p>
          </table:table-cell>
          <table:table-cell office:value-type="float" office:value="27700905" calcext:value-type="float">
            <text:p>27700905</text:p>
          </table:table-cell>
          <table:table-cell office:value-type="float" office:value="34290" calcext:value-type="float">
            <text:p>34290</text:p>
          </table:table-cell>
          <table:table-cell office:value-type="float" office:value="60890078" calcext:value-type="float">
            <text:p>60890078</text:p>
          </table:table-cell>
          <table:table-cell office:value-type="float" office:value="9212" calcext:value-type="float">
            <text:p>9212</text:p>
          </table:table-cell>
          <table:table-cell office:value-type="float" office:value="45882913" calcext:value-type="float">
            <text:p>45882913</text:p>
          </table:table-cell>
          <table:table-cell office:value-type="float" office:value="25354508" calcext:value-type="float">
            <text:p>25354508</text:p>
          </table:table-cell>
        </table:table-row>
        <table:table-row table:style-name="ro1" table:visibility="collapse">
          <table:table-cell office:value-type="float" office:value="24250" calcext:value-type="float">
            <text:p>24250</text:p>
          </table:table-cell>
          <table:table-cell office:value-type="float" office:value="120421" calcext:value-type="float">
            <text:p>120421</text:p>
          </table:table-cell>
          <table:table-cell office:value-type="float" office:value="78705" calcext:value-type="float">
            <text:p>78705</text:p>
          </table:table-cell>
          <table:table-cell office:value-type="float" office:value="21371" calcext:value-type="float">
            <text:p>21371</text:p>
          </table:table-cell>
          <table:table-cell office:value-type="float" office:value="34919" calcext:value-type="float">
            <text:p>34919</text:p>
          </table:table-cell>
          <table:table-cell office:value-type="float" office:value="33397" calcext:value-type="float">
            <text:p>33397</text:p>
          </table:table-cell>
          <table:table-cell office:value-type="float" office:value="17558" calcext:value-type="float">
            <text:p>17558</text:p>
          </table:table-cell>
          <table:table-cell office:value-type="float" office:value="23116" calcext:value-type="float">
            <text:p>23116</text:p>
          </table:table-cell>
          <table:table-cell office:value-type="float" office:value="38414942" calcext:value-type="float">
            <text:p>38414942</text:p>
          </table:table-cell>
          <table:table-cell office:value-type="float" office:value="59126" calcext:value-type="float">
            <text:p>59126</text:p>
          </table:table-cell>
          <table:table-cell office:value-type="float" office:value="41168" calcext:value-type="float">
            <text:p>41168</text:p>
          </table:table-cell>
          <table:table-cell office:value-type="float" office:value="9008" calcext:value-type="float">
            <text:p>9008</text:p>
          </table:table-cell>
          <table:table-cell office:value-type="float" office:value="33144531" calcext:value-type="float">
            <text:p>33144531</text:p>
          </table:table-cell>
          <table:table-cell office:value-type="float" office:value="30352" calcext:value-type="float">
            <text:p>30352</text:p>
          </table:table-cell>
          <table:table-cell office:value-type="float" office:value="34693945" calcext:value-type="float">
            <text:p>34693945</text:p>
          </table:table-cell>
          <table:table-cell office:value-type="float" office:value="13706" calcext:value-type="float">
            <text:p>13706</text:p>
          </table:table-cell>
          <table:table-cell office:value-type="float" office:value="28124719" calcext:value-type="float">
            <text:p>28124719</text:p>
          </table:table-cell>
          <table:table-cell office:value-type="float" office:value="29270" calcext:value-type="float">
            <text:p>29270</text:p>
          </table:table-cell>
          <table:table-cell office:value-type="float" office:value="62733019" calcext:value-type="float">
            <text:p>62733019</text:p>
          </table:table-cell>
          <table:table-cell office:value-type="float" office:value="10457" calcext:value-type="float">
            <text:p>10457</text:p>
          </table:table-cell>
          <table:table-cell office:value-type="float" office:value="45889838" calcext:value-type="float">
            <text:p>45889838</text:p>
          </table:table-cell>
          <table:table-cell office:value-type="float" office:value="24698451" calcext:value-type="float">
            <text:p>24698451</text:p>
          </table:table-cell>
        </table:table-row>
        <table:table-row table:style-name="ro1" table:visibility="collapse">
          <table:table-cell office:value-type="float" office:value="24500" calcext:value-type="float">
            <text:p>24500</text:p>
          </table:table-cell>
          <table:table-cell office:value-type="float" office:value="113958" calcext:value-type="float">
            <text:p>113958</text:p>
          </table:table-cell>
          <table:table-cell office:value-type="float" office:value="77373" calcext:value-type="float">
            <text:p>77373</text:p>
          </table:table-cell>
          <table:table-cell office:value-type="float" office:value="22079" calcext:value-type="float">
            <text:p>22079</text:p>
          </table:table-cell>
          <table:table-cell office:value-type="float" office:value="36238" calcext:value-type="float">
            <text:p>36238</text:p>
          </table:table-cell>
          <table:table-cell office:value-type="float" office:value="36979" calcext:value-type="float">
            <text:p>36979</text:p>
          </table:table-cell>
          <table:table-cell office:value-type="float" office:value="16008" calcext:value-type="float">
            <text:p>16008</text:p>
          </table:table-cell>
          <table:table-cell office:value-type="float" office:value="25670" calcext:value-type="float">
            <text:p>25670</text:p>
          </table:table-cell>
          <table:table-cell office:value-type="float" office:value="39283658" calcext:value-type="float">
            <text:p>39283658</text:p>
          </table:table-cell>
          <table:table-cell office:value-type="float" office:value="55080" calcext:value-type="float">
            <text:p>55080</text:p>
          </table:table-cell>
          <table:table-cell office:value-type="float" office:value="40049" calcext:value-type="float">
            <text:p>40049</text:p>
          </table:table-cell>
          <table:table-cell office:value-type="float" office:value="9455" calcext:value-type="float">
            <text:p>9455</text:p>
          </table:table-cell>
          <table:table-cell office:value-type="float" office:value="33490582" calcext:value-type="float">
            <text:p>33490582</text:p>
          </table:table-cell>
          <table:table-cell office:value-type="float" office:value="32925" calcext:value-type="float">
            <text:p>32925</text:p>
          </table:table-cell>
          <table:table-cell office:value-type="float" office:value="34992621" calcext:value-type="float">
            <text:p>34992621</text:p>
          </table:table-cell>
          <table:table-cell office:value-type="float" office:value="14340" calcext:value-type="float">
            <text:p>14340</text:p>
          </table:table-cell>
          <table:table-cell office:value-type="float" office:value="28557264" calcext:value-type="float">
            <text:p>28557264</text:p>
          </table:table-cell>
          <table:table-cell office:value-type="float" office:value="30497" calcext:value-type="float">
            <text:p>30497</text:p>
          </table:table-cell>
          <table:table-cell office:value-type="float" office:value="63593113" calcext:value-type="float">
            <text:p>63593113</text:p>
          </table:table-cell>
          <table:table-cell office:value-type="float" office:value="9208" calcext:value-type="float">
            <text:p>9208</text:p>
          </table:table-cell>
          <table:table-cell office:value-type="float" office:value="46568182" calcext:value-type="float">
            <text:p>46568182</text:p>
          </table:table-cell>
          <table:table-cell office:value-type="float" office:value="24770523" calcext:value-type="float">
            <text:p>24770523</text:p>
          </table:table-cell>
        </table:table-row>
        <table:table-row table:style-name="ro1" table:visibility="collapse">
          <table:table-cell office:value-type="float" office:value="24750" calcext:value-type="float">
            <text:p>24750</text:p>
          </table:table-cell>
          <table:table-cell office:value-type="float" office:value="120096" calcext:value-type="float">
            <text:p>120096</text:p>
          </table:table-cell>
          <table:table-cell office:value-type="float" office:value="77207" calcext:value-type="float">
            <text:p>77207</text:p>
          </table:table-cell>
          <table:table-cell office:value-type="float" office:value="21712" calcext:value-type="float">
            <text:p>21712</text:p>
          </table:table-cell>
          <table:table-cell office:value-type="float" office:value="36374" calcext:value-type="float">
            <text:p>36374</text:p>
          </table:table-cell>
          <table:table-cell office:value-type="float" office:value="41417" calcext:value-type="float">
            <text:p>41417</text:p>
          </table:table-cell>
          <table:table-cell office:value-type="float" office:value="16235" calcext:value-type="float">
            <text:p>16235</text:p>
          </table:table-cell>
          <table:table-cell office:value-type="float" office:value="18416" calcext:value-type="float">
            <text:p>18416</text:p>
          </table:table-cell>
          <table:table-cell office:value-type="float" office:value="39227130" calcext:value-type="float">
            <text:p>39227130</text:p>
          </table:table-cell>
          <table:table-cell office:value-type="float" office:value="57500" calcext:value-type="float">
            <text:p>57500</text:p>
          </table:table-cell>
          <table:table-cell office:value-type="float" office:value="37580" calcext:value-type="float">
            <text:p>37580</text:p>
          </table:table-cell>
          <table:table-cell office:value-type="float" office:value="9221" calcext:value-type="float">
            <text:p>9221</text:p>
          </table:table-cell>
          <table:table-cell office:value-type="float" office:value="33754518" calcext:value-type="float">
            <text:p>33754518</text:p>
          </table:table-cell>
          <table:table-cell office:value-type="float" office:value="32459" calcext:value-type="float">
            <text:p>32459</text:p>
          </table:table-cell>
          <table:table-cell office:value-type="float" office:value="36004135" calcext:value-type="float">
            <text:p>36004135</text:p>
          </table:table-cell>
          <table:table-cell office:value-type="float" office:value="13756" calcext:value-type="float">
            <text:p>13756</text:p>
          </table:table-cell>
          <table:table-cell office:value-type="float" office:value="28985101" calcext:value-type="float">
            <text:p>28985101</text:p>
          </table:table-cell>
          <table:table-cell office:value-type="float" office:value="31627" calcext:value-type="float">
            <text:p>31627</text:p>
          </table:table-cell>
          <table:table-cell office:value-type="float" office:value="61469001" calcext:value-type="float">
            <text:p>61469001</text:p>
          </table:table-cell>
          <table:table-cell office:value-type="float" office:value="9494" calcext:value-type="float">
            <text:p>9494</text:p>
          </table:table-cell>
          <table:table-cell office:value-type="float" office:value="47053573" calcext:value-type="float">
            <text:p>47053573</text:p>
          </table:table-cell>
          <table:table-cell office:value-type="float" office:value="24984242" calcext:value-type="float">
            <text:p>24984242</text:p>
          </table:table-cell>
        </table:table-row>
        <table:table-row table:style-name="ro1" table:visibility="collapse">
          <table:table-cell office:value-type="float" office:value="25000" calcext:value-type="float">
            <text:p>25000</text:p>
          </table:table-cell>
          <table:table-cell office:value-type="float" office:value="113631" calcext:value-type="float">
            <text:p>113631</text:p>
          </table:table-cell>
          <table:table-cell office:value-type="float" office:value="89171" calcext:value-type="float">
            <text:p>89171</text:p>
          </table:table-cell>
          <table:table-cell office:value-type="float" office:value="21872" calcext:value-type="float">
            <text:p>21872</text:p>
          </table:table-cell>
          <table:table-cell office:value-type="float" office:value="33158" calcext:value-type="float">
            <text:p>33158</text:p>
          </table:table-cell>
          <table:table-cell office:value-type="float" office:value="33159" calcext:value-type="float">
            <text:p>33159</text:p>
          </table:table-cell>
          <table:table-cell office:value-type="float" office:value="16964" calcext:value-type="float">
            <text:p>16964</text:p>
          </table:table-cell>
          <table:table-cell office:value-type="float" office:value="19373" calcext:value-type="float">
            <text:p>19373</text:p>
          </table:table-cell>
          <table:table-cell office:value-type="float" office:value="40152195" calcext:value-type="float">
            <text:p>40152195</text:p>
          </table:table-cell>
          <table:table-cell office:value-type="float" office:value="59761" calcext:value-type="float">
            <text:p>59761</text:p>
          </table:table-cell>
          <table:table-cell office:value-type="float" office:value="42717" calcext:value-type="float">
            <text:p>42717</text:p>
          </table:table-cell>
          <table:table-cell office:value-type="float" office:value="9346" calcext:value-type="float">
            <text:p>9346</text:p>
          </table:table-cell>
          <table:table-cell office:value-type="float" office:value="36297716" calcext:value-type="float">
            <text:p>36297716</text:p>
          </table:table-cell>
          <table:table-cell office:value-type="float" office:value="31421" calcext:value-type="float">
            <text:p>31421</text:p>
          </table:table-cell>
          <table:table-cell office:value-type="float" office:value="36005228" calcext:value-type="float">
            <text:p>36005228</text:p>
          </table:table-cell>
          <table:table-cell office:value-type="float" office:value="14551" calcext:value-type="float">
            <text:p>14551</text:p>
          </table:table-cell>
          <table:table-cell office:value-type="float" office:value="29174608" calcext:value-type="float">
            <text:p>29174608</text:p>
          </table:table-cell>
          <table:table-cell office:value-type="float" office:value="35996" calcext:value-type="float">
            <text:p>35996</text:p>
          </table:table-cell>
          <table:table-cell office:value-type="float" office:value="60240071" calcext:value-type="float">
            <text:p>60240071</text:p>
          </table:table-cell>
          <table:table-cell office:value-type="float" office:value="10041" calcext:value-type="float">
            <text:p>10041</text:p>
          </table:table-cell>
          <table:table-cell office:value-type="float" office:value="47869634" calcext:value-type="float">
            <text:p>47869634</text:p>
          </table:table-cell>
          <table:table-cell office:value-type="float" office:value="25185082" calcext:value-type="float">
            <text:p>25185082</text:p>
          </table:table-cell>
        </table:table-row>
        <table:table-row table:style-name="ro1" table:visibility="collapse">
          <table:table-cell office:value-type="float" office:value="25250" calcext:value-type="float">
            <text:p>25250</text:p>
          </table:table-cell>
          <table:table-cell office:value-type="float" office:value="107002" calcext:value-type="float">
            <text:p>107002</text:p>
          </table:table-cell>
          <table:table-cell office:value-type="float" office:value="88329" calcext:value-type="float">
            <text:p>88329</text:p>
          </table:table-cell>
          <table:table-cell office:value-type="float" office:value="22037" calcext:value-type="float">
            <text:p>22037</text:p>
          </table:table-cell>
          <table:table-cell office:value-type="float" office:value="36925" calcext:value-type="float">
            <text:p>36925</text:p>
          </table:table-cell>
          <table:table-cell office:value-type="float" office:value="33724" calcext:value-type="float">
            <text:p>33724</text:p>
          </table:table-cell>
          <table:table-cell office:value-type="float" office:value="18097" calcext:value-type="float">
            <text:p>18097</text:p>
          </table:table-cell>
          <table:table-cell office:value-type="float" office:value="21484" calcext:value-type="float">
            <text:p>21484</text:p>
          </table:table-cell>
          <table:table-cell office:value-type="float" office:value="39994520" calcext:value-type="float">
            <text:p>39994520</text:p>
          </table:table-cell>
          <table:table-cell office:value-type="float" office:value="54599" calcext:value-type="float">
            <text:p>54599</text:p>
          </table:table-cell>
          <table:table-cell office:value-type="float" office:value="35913" calcext:value-type="float">
            <text:p>35913</text:p>
          </table:table-cell>
          <table:table-cell office:value-type="float" office:value="8656" calcext:value-type="float">
            <text:p>8656</text:p>
          </table:table-cell>
          <table:table-cell office:value-type="float" office:value="35862153" calcext:value-type="float">
            <text:p>35862153</text:p>
          </table:table-cell>
          <table:table-cell office:value-type="float" office:value="31592" calcext:value-type="float">
            <text:p>31592</text:p>
          </table:table-cell>
          <table:table-cell office:value-type="float" office:value="36269120" calcext:value-type="float">
            <text:p>36269120</text:p>
          </table:table-cell>
          <table:table-cell office:value-type="float" office:value="18553" calcext:value-type="float">
            <text:p>18553</text:p>
          </table:table-cell>
          <table:table-cell office:value-type="float" office:value="29245909" calcext:value-type="float">
            <text:p>29245909</text:p>
          </table:table-cell>
          <table:table-cell office:value-type="float" office:value="30210" calcext:value-type="float">
            <text:p>30210</text:p>
          </table:table-cell>
          <table:table-cell office:value-type="float" office:value="61270043" calcext:value-type="float">
            <text:p>61270043</text:p>
          </table:table-cell>
          <table:table-cell office:value-type="float" office:value="9541" calcext:value-type="float">
            <text:p>9541</text:p>
          </table:table-cell>
          <table:table-cell office:value-type="float" office:value="48386940" calcext:value-type="float">
            <text:p>48386940</text:p>
          </table:table-cell>
          <table:table-cell office:value-type="float" office:value="25435146" calcext:value-type="float">
            <text:p>25435146</text:p>
          </table:table-cell>
        </table:table-row>
        <table:table-row table:style-name="ro1" table:visibility="collapse">
          <table:table-cell office:value-type="float" office:value="25500" calcext:value-type="float">
            <text:p>25500</text:p>
          </table:table-cell>
          <table:table-cell office:value-type="float" office:value="142057" calcext:value-type="float">
            <text:p>142057</text:p>
          </table:table-cell>
          <table:table-cell office:value-type="float" office:value="89167" calcext:value-type="float">
            <text:p>89167</text:p>
          </table:table-cell>
          <table:table-cell office:value-type="float" office:value="21745" calcext:value-type="float">
            <text:p>21745</text:p>
          </table:table-cell>
          <table:table-cell office:value-type="float" office:value="34397" calcext:value-type="float">
            <text:p>34397</text:p>
          </table:table-cell>
          <table:table-cell office:value-type="float" office:value="34714" calcext:value-type="float">
            <text:p>34714</text:p>
          </table:table-cell>
          <table:table-cell office:value-type="float" office:value="16716" calcext:value-type="float">
            <text:p>16716</text:p>
          </table:table-cell>
          <table:table-cell office:value-type="float" office:value="22391" calcext:value-type="float">
            <text:p>22391</text:p>
          </table:table-cell>
          <table:table-cell office:value-type="float" office:value="41095138" calcext:value-type="float">
            <text:p>41095138</text:p>
          </table:table-cell>
          <table:table-cell office:value-type="float" office:value="56209" calcext:value-type="float">
            <text:p>56209</text:p>
          </table:table-cell>
          <table:table-cell office:value-type="float" office:value="35422" calcext:value-type="float">
            <text:p>35422</text:p>
          </table:table-cell>
          <table:table-cell office:value-type="float" office:value="9292" calcext:value-type="float">
            <text:p>9292</text:p>
          </table:table-cell>
          <table:table-cell office:value-type="float" office:value="34798911" calcext:value-type="float">
            <text:p>34798911</text:p>
          </table:table-cell>
          <table:table-cell office:value-type="float" office:value="33167" calcext:value-type="float">
            <text:p>33167</text:p>
          </table:table-cell>
          <table:table-cell office:value-type="float" office:value="36449539" calcext:value-type="float">
            <text:p>36449539</text:p>
          </table:table-cell>
          <table:table-cell office:value-type="float" office:value="14462" calcext:value-type="float">
            <text:p>14462</text:p>
          </table:table-cell>
          <table:table-cell office:value-type="float" office:value="29330676" calcext:value-type="float">
            <text:p>29330676</text:p>
          </table:table-cell>
          <table:table-cell office:value-type="float" office:value="29906" calcext:value-type="float">
            <text:p>29906</text:p>
          </table:table-cell>
          <table:table-cell office:value-type="float" office:value="62105476" calcext:value-type="float">
            <text:p>62105476</text:p>
          </table:table-cell>
          <table:table-cell office:value-type="float" office:value="9167" calcext:value-type="float">
            <text:p>9167</text:p>
          </table:table-cell>
          <table:table-cell office:value-type="float" office:value="48888083" calcext:value-type="float">
            <text:p>48888083</text:p>
          </table:table-cell>
          <table:table-cell office:value-type="float" office:value="25749602" calcext:value-type="float">
            <text:p>25749602</text:p>
          </table:table-cell>
        </table:table-row>
        <table:table-row table:style-name="ro1" table:visibility="collapse">
          <table:table-cell office:value-type="float" office:value="25750" calcext:value-type="float">
            <text:p>25750</text:p>
          </table:table-cell>
          <table:table-cell office:value-type="float" office:value="112044" calcext:value-type="float">
            <text:p>112044</text:p>
          </table:table-cell>
          <table:table-cell office:value-type="float" office:value="79045" calcext:value-type="float">
            <text:p>79045</text:p>
          </table:table-cell>
          <table:table-cell office:value-type="float" office:value="21656" calcext:value-type="float">
            <text:p>21656</text:p>
          </table:table-cell>
          <table:table-cell office:value-type="float" office:value="33778" calcext:value-type="float">
            <text:p>33778</text:p>
          </table:table-cell>
          <table:table-cell office:value-type="float" office:value="33966" calcext:value-type="float">
            <text:p>33966</text:p>
          </table:table-cell>
          <table:table-cell office:value-type="float" office:value="16414" calcext:value-type="float">
            <text:p>16414</text:p>
          </table:table-cell>
          <table:table-cell office:value-type="float" office:value="20436" calcext:value-type="float">
            <text:p>20436</text:p>
          </table:table-cell>
          <table:table-cell office:value-type="float" office:value="40861456" calcext:value-type="float">
            <text:p>40861456</text:p>
          </table:table-cell>
          <table:table-cell office:value-type="float" office:value="60303" calcext:value-type="float">
            <text:p>60303</text:p>
          </table:table-cell>
          <table:table-cell office:value-type="float" office:value="45376" calcext:value-type="float">
            <text:p>45376</text:p>
          </table:table-cell>
          <table:table-cell office:value-type="float" office:value="9358" calcext:value-type="float">
            <text:p>9358</text:p>
          </table:table-cell>
          <table:table-cell office:value-type="float" office:value="35142762" calcext:value-type="float">
            <text:p>35142762</text:p>
          </table:table-cell>
          <table:table-cell office:value-type="float" office:value="32718" calcext:value-type="float">
            <text:p>32718</text:p>
          </table:table-cell>
          <table:table-cell office:value-type="float" office:value="37199935" calcext:value-type="float">
            <text:p>37199935</text:p>
          </table:table-cell>
          <table:table-cell office:value-type="float" office:value="14421" calcext:value-type="float">
            <text:p>14421</text:p>
          </table:table-cell>
          <table:table-cell office:value-type="float" office:value="29778793" calcext:value-type="float">
            <text:p>29778793</text:p>
          </table:table-cell>
          <table:table-cell office:value-type="float" office:value="30442" calcext:value-type="float">
            <text:p>30442</text:p>
          </table:table-cell>
          <table:table-cell office:value-type="float" office:value="62019717" calcext:value-type="float">
            <text:p>62019717</text:p>
          </table:table-cell>
          <table:table-cell office:value-type="float" office:value="10211" calcext:value-type="float">
            <text:p>10211</text:p>
          </table:table-cell>
          <table:table-cell office:value-type="float" office:value="49586767" calcext:value-type="float">
            <text:p>49586767</text:p>
          </table:table-cell>
          <table:table-cell office:value-type="float" office:value="25960521" calcext:value-type="float">
            <text:p>25960521</text:p>
          </table:table-cell>
        </table:table-row>
        <table:table-row table:style-name="ro1" table:visibility="collapse">
          <table:table-cell office:value-type="float" office:value="26000" calcext:value-type="float">
            <text:p>26000</text:p>
          </table:table-cell>
          <table:table-cell office:value-type="float" office:value="110339" calcext:value-type="float">
            <text:p>110339</text:p>
          </table:table-cell>
          <table:table-cell office:value-type="float" office:value="82964" calcext:value-type="float">
            <text:p>82964</text:p>
          </table:table-cell>
          <table:table-cell office:value-type="float" office:value="22116" calcext:value-type="float">
            <text:p>22116</text:p>
          </table:table-cell>
          <table:table-cell office:value-type="float" office:value="32654" calcext:value-type="float">
            <text:p>32654</text:p>
          </table:table-cell>
          <table:table-cell office:value-type="float" office:value="39085" calcext:value-type="float">
            <text:p>39085</text:p>
          </table:table-cell>
          <table:table-cell office:value-type="float" office:value="16589" calcext:value-type="float">
            <text:p>16589</text:p>
          </table:table-cell>
          <table:table-cell office:value-type="float" office:value="47614" calcext:value-type="float">
            <text:p>47614</text:p>
          </table:table-cell>
          <table:table-cell office:value-type="float" office:value="41481605" calcext:value-type="float">
            <text:p>41481605</text:p>
          </table:table-cell>
          <table:table-cell office:value-type="float" office:value="54908" calcext:value-type="float">
            <text:p>54908</text:p>
          </table:table-cell>
          <table:table-cell office:value-type="float" office:value="38791" calcext:value-type="float">
            <text:p>38791</text:p>
          </table:table-cell>
          <table:table-cell office:value-type="float" office:value="8833" calcext:value-type="float">
            <text:p>8833</text:p>
          </table:table-cell>
          <table:table-cell office:value-type="float" office:value="35930237" calcext:value-type="float">
            <text:p>35930237</text:p>
          </table:table-cell>
          <table:table-cell office:value-type="float" office:value="29819" calcext:value-type="float">
            <text:p>29819</text:p>
          </table:table-cell>
          <table:table-cell office:value-type="float" office:value="38229267" calcext:value-type="float">
            <text:p>38229267</text:p>
          </table:table-cell>
          <table:table-cell office:value-type="float" office:value="15544" calcext:value-type="float">
            <text:p>15544</text:p>
          </table:table-cell>
          <table:table-cell office:value-type="float" office:value="29620208" calcext:value-type="float">
            <text:p>29620208</text:p>
          </table:table-cell>
          <table:table-cell office:value-type="float" office:value="33497" calcext:value-type="float">
            <text:p>33497</text:p>
          </table:table-cell>
          <table:table-cell office:value-type="float" office:value="64631837" calcext:value-type="float">
            <text:p>64631837</text:p>
          </table:table-cell>
          <table:table-cell office:value-type="float" office:value="9578" calcext:value-type="float">
            <text:p>9578</text:p>
          </table:table-cell>
          <table:table-cell office:value-type="float" office:value="50159613" calcext:value-type="float">
            <text:p>50159613</text:p>
          </table:table-cell>
          <table:table-cell office:value-type="float" office:value="26487459" calcext:value-type="float">
            <text:p>26487459</text:p>
          </table:table-cell>
        </table:table-row>
        <table:table-row table:style-name="ro1" table:visibility="collapse">
          <table:table-cell office:value-type="float" office:value="26250" calcext:value-type="float">
            <text:p>26250</text:p>
          </table:table-cell>
          <table:table-cell office:value-type="float" office:value="117751" calcext:value-type="float">
            <text:p>117751</text:p>
          </table:table-cell>
          <table:table-cell office:value-type="float" office:value="100132" calcext:value-type="float">
            <text:p>100132</text:p>
          </table:table-cell>
          <table:table-cell office:value-type="float" office:value="21414" calcext:value-type="float">
            <text:p>21414</text:p>
          </table:table-cell>
          <table:table-cell office:value-type="float" office:value="35489" calcext:value-type="float">
            <text:p>35489</text:p>
          </table:table-cell>
          <table:table-cell office:value-type="float" office:value="34200" calcext:value-type="float">
            <text:p>34200</text:p>
          </table:table-cell>
          <table:table-cell office:value-type="float" office:value="17338" calcext:value-type="float">
            <text:p>17338</text:p>
          </table:table-cell>
          <table:table-cell office:value-type="float" office:value="19121" calcext:value-type="float">
            <text:p>19121</text:p>
          </table:table-cell>
          <table:table-cell office:value-type="float" office:value="42231126" calcext:value-type="float">
            <text:p>42231126</text:p>
          </table:table-cell>
          <table:table-cell office:value-type="float" office:value="59662" calcext:value-type="float">
            <text:p>59662</text:p>
          </table:table-cell>
          <table:table-cell office:value-type="float" office:value="40781" calcext:value-type="float">
            <text:p>40781</text:p>
          </table:table-cell>
          <table:table-cell office:value-type="float" office:value="8915" calcext:value-type="float">
            <text:p>8915</text:p>
          </table:table-cell>
          <table:table-cell office:value-type="float" office:value="35781232" calcext:value-type="float">
            <text:p>35781232</text:p>
          </table:table-cell>
          <table:table-cell office:value-type="float" office:value="31420" calcext:value-type="float">
            <text:p>31420</text:p>
          </table:table-cell>
          <table:table-cell office:value-type="float" office:value="37616243" calcext:value-type="float">
            <text:p>37616243</text:p>
          </table:table-cell>
          <table:table-cell office:value-type="float" office:value="14885" calcext:value-type="float">
            <text:p>14885</text:p>
          </table:table-cell>
          <table:table-cell office:value-type="float" office:value="29828349" calcext:value-type="float">
            <text:p>29828349</text:p>
          </table:table-cell>
          <table:table-cell office:value-type="float" office:value="30722" calcext:value-type="float">
            <text:p>30722</text:p>
          </table:table-cell>
          <table:table-cell office:value-type="float" office:value="63319321" calcext:value-type="float">
            <text:p>63319321</text:p>
          </table:table-cell>
          <table:table-cell office:value-type="float" office:value="9248" calcext:value-type="float">
            <text:p>9248</text:p>
          </table:table-cell>
          <table:table-cell office:value-type="float" office:value="50730376" calcext:value-type="float">
            <text:p>50730376</text:p>
          </table:table-cell>
          <table:table-cell office:value-type="float" office:value="26584167" calcext:value-type="float">
            <text:p>26584167</text:p>
          </table:table-cell>
        </table:table-row>
        <table:table-row table:style-name="ro1" table:visibility="collapse">
          <table:table-cell office:value-type="float" office:value="26500" calcext:value-type="float">
            <text:p>26500</text:p>
          </table:table-cell>
          <table:table-cell office:value-type="float" office:value="114215" calcext:value-type="float">
            <text:p>114215</text:p>
          </table:table-cell>
          <table:table-cell office:value-type="float" office:value="85752" calcext:value-type="float">
            <text:p>85752</text:p>
          </table:table-cell>
          <table:table-cell office:value-type="float" office:value="21673" calcext:value-type="float">
            <text:p>21673</text:p>
          </table:table-cell>
          <table:table-cell office:value-type="float" office:value="34439" calcext:value-type="float">
            <text:p>34439</text:p>
          </table:table-cell>
          <table:table-cell office:value-type="float" office:value="40169" calcext:value-type="float">
            <text:p>40169</text:p>
          </table:table-cell>
          <table:table-cell office:value-type="float" office:value="17834" calcext:value-type="float">
            <text:p>17834</text:p>
          </table:table-cell>
          <table:table-cell office:value-type="float" office:value="19105" calcext:value-type="float">
            <text:p>19105</text:p>
          </table:table-cell>
          <table:table-cell office:value-type="float" office:value="41895083" calcext:value-type="float">
            <text:p>41895083</text:p>
          </table:table-cell>
          <table:table-cell office:value-type="float" office:value="57834" calcext:value-type="float">
            <text:p>57834</text:p>
          </table:table-cell>
          <table:table-cell office:value-type="float" office:value="45256" calcext:value-type="float">
            <text:p>45256</text:p>
          </table:table-cell>
          <table:table-cell office:value-type="float" office:value="8719" calcext:value-type="float">
            <text:p>8719</text:p>
          </table:table-cell>
          <table:table-cell office:value-type="float" office:value="36039912" calcext:value-type="float">
            <text:p>36039912</text:p>
          </table:table-cell>
          <table:table-cell office:value-type="float" office:value="32708" calcext:value-type="float">
            <text:p>32708</text:p>
          </table:table-cell>
          <table:table-cell office:value-type="float" office:value="38131091" calcext:value-type="float">
            <text:p>38131091</text:p>
          </table:table-cell>
          <table:table-cell office:value-type="float" office:value="14841" calcext:value-type="float">
            <text:p>14841</text:p>
          </table:table-cell>
          <table:table-cell office:value-type="float" office:value="33082777" calcext:value-type="float">
            <text:p>33082777</text:p>
          </table:table-cell>
          <table:table-cell office:value-type="float" office:value="30955" calcext:value-type="float">
            <text:p>30955</text:p>
          </table:table-cell>
          <table:table-cell office:value-type="float" office:value="65108883" calcext:value-type="float">
            <text:p>65108883</text:p>
          </table:table-cell>
          <table:table-cell office:value-type="float" office:value="9292" calcext:value-type="float">
            <text:p>9292</text:p>
          </table:table-cell>
          <table:table-cell office:value-type="float" office:value="51463357" calcext:value-type="float">
            <text:p>51463357</text:p>
          </table:table-cell>
          <table:table-cell office:value-type="float" office:value="26842631" calcext:value-type="float">
            <text:p>26842631</text:p>
          </table:table-cell>
        </table:table-row>
        <table:table-row table:style-name="ro1" table:visibility="collapse">
          <table:table-cell office:value-type="float" office:value="26750" calcext:value-type="float">
            <text:p>26750</text:p>
          </table:table-cell>
          <table:table-cell office:value-type="float" office:value="112454" calcext:value-type="float">
            <text:p>112454</text:p>
          </table:table-cell>
          <table:table-cell office:value-type="float" office:value="102998" calcext:value-type="float">
            <text:p>102998</text:p>
          </table:table-cell>
          <table:table-cell office:value-type="float" office:value="21674" calcext:value-type="float">
            <text:p>21674</text:p>
          </table:table-cell>
          <table:table-cell office:value-type="float" office:value="33421" calcext:value-type="float">
            <text:p>33421</text:p>
          </table:table-cell>
          <table:table-cell office:value-type="float" office:value="40758" calcext:value-type="float">
            <text:p>40758</text:p>
          </table:table-cell>
          <table:table-cell office:value-type="float" office:value="18112" calcext:value-type="float">
            <text:p>18112</text:p>
          </table:table-cell>
          <table:table-cell office:value-type="float" office:value="19284" calcext:value-type="float">
            <text:p>19284</text:p>
          </table:table-cell>
          <table:table-cell office:value-type="float" office:value="46022100" calcext:value-type="float">
            <text:p>46022100</text:p>
          </table:table-cell>
          <table:table-cell office:value-type="float" office:value="59167" calcext:value-type="float">
            <text:p>59167</text:p>
          </table:table-cell>
          <table:table-cell office:value-type="float" office:value="38231" calcext:value-type="float">
            <text:p>38231</text:p>
          </table:table-cell>
          <table:table-cell office:value-type="float" office:value="9333" calcext:value-type="float">
            <text:p>9333</text:p>
          </table:table-cell>
          <table:table-cell office:value-type="float" office:value="36526670" calcext:value-type="float">
            <text:p>36526670</text:p>
          </table:table-cell>
          <table:table-cell office:value-type="float" office:value="33672" calcext:value-type="float">
            <text:p>33672</text:p>
          </table:table-cell>
          <table:table-cell office:value-type="float" office:value="38516930" calcext:value-type="float">
            <text:p>38516930</text:p>
          </table:table-cell>
          <table:table-cell office:value-type="float" office:value="14450" calcext:value-type="float">
            <text:p>14450</text:p>
          </table:table-cell>
          <table:table-cell office:value-type="float" office:value="31470845" calcext:value-type="float">
            <text:p>31470845</text:p>
          </table:table-cell>
          <table:table-cell office:value-type="float" office:value="31557" calcext:value-type="float">
            <text:p>31557</text:p>
          </table:table-cell>
          <table:table-cell office:value-type="float" office:value="64386500" calcext:value-type="float">
            <text:p>64386500</text:p>
          </table:table-cell>
          <table:table-cell office:value-type="float" office:value="9669" calcext:value-type="float">
            <text:p>9669</text:p>
          </table:table-cell>
          <table:table-cell office:value-type="float" office:value="52592472" calcext:value-type="float">
            <text:p>52592472</text:p>
          </table:table-cell>
          <table:table-cell office:value-type="float" office:value="27007758" calcext:value-type="float">
            <text:p>27007758</text:p>
          </table:table-cell>
        </table:table-row>
        <table:table-row table:style-name="ro1" table:visibility="collapse">
          <table:table-cell office:value-type="float" office:value="27000" calcext:value-type="float">
            <text:p>270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93386" calcext:value-type="float">
            <text:p>93386</text:p>
          </table:table-cell>
          <table:table-cell office:value-type="float" office:value="21424" calcext:value-type="float">
            <text:p>21424</text:p>
          </table:table-cell>
          <table:table-cell office:value-type="float" office:value="31414" calcext:value-type="float">
            <text:p>31414</text:p>
          </table:table-cell>
          <table:table-cell office:value-type="float" office:value="60752" calcext:value-type="float">
            <text:p>60752</text:p>
          </table:table-cell>
          <table:table-cell office:value-type="float" office:value="18335" calcext:value-type="float">
            <text:p>18335</text:p>
          </table:table-cell>
          <table:table-cell office:value-type="float" office:value="21969" calcext:value-type="float">
            <text:p>21969</text:p>
          </table:table-cell>
          <table:table-cell office:value-type="float" office:value="42673163" calcext:value-type="float">
            <text:p>42673163</text:p>
          </table:table-cell>
          <table:table-cell office:value-type="float" office:value="56580" calcext:value-type="float">
            <text:p>56580</text:p>
          </table:table-cell>
          <table:table-cell office:value-type="float" office:value="44413" calcext:value-type="float">
            <text:p>44413</text:p>
          </table:table-cell>
          <table:table-cell office:value-type="float" office:value="8583" calcext:value-type="float">
            <text:p>8583</text:p>
          </table:table-cell>
          <table:table-cell office:value-type="float" office:value="37327654" calcext:value-type="float">
            <text:p>37327654</text:p>
          </table:table-cell>
          <table:table-cell office:value-type="float" office:value="31083" calcext:value-type="float">
            <text:p>31083</text:p>
          </table:table-cell>
          <table:table-cell office:value-type="float" office:value="39302961" calcext:value-type="float">
            <text:p>39302961</text:p>
          </table:table-cell>
          <table:table-cell office:value-type="float" office:value="14023" calcext:value-type="float">
            <text:p>14023</text:p>
          </table:table-cell>
          <table:table-cell office:value-type="float" office:value="31079504" calcext:value-type="float">
            <text:p>31079504</text:p>
          </table:table-cell>
          <table:table-cell office:value-type="float" office:value="29057" calcext:value-type="float">
            <text:p>29057</text:p>
          </table:table-cell>
          <table:table-cell office:value-type="float" office:value="64890430" calcext:value-type="float">
            <text:p>64890430</text:p>
          </table:table-cell>
          <table:table-cell office:value-type="float" office:value="11007" calcext:value-type="float">
            <text:p>11007</text:p>
          </table:table-cell>
          <table:table-cell office:value-type="float" office:value="54525314" calcext:value-type="float">
            <text:p>54525314</text:p>
          </table:table-cell>
          <table:table-cell office:value-type="float" office:value="27217645" calcext:value-type="float">
            <text:p>27217645</text:p>
          </table:table-cell>
        </table:table-row>
        <table:table-row table:style-name="ro1" table:visibility="collapse">
          <table:table-cell office:value-type="float" office:value="27250" calcext:value-type="float">
            <text:p>27250</text:p>
          </table:table-cell>
          <table:table-cell office:value-type="float" office:value="113961" calcext:value-type="float">
            <text:p>113961</text:p>
          </table:table-cell>
          <table:table-cell office:value-type="float" office:value="103391" calcext:value-type="float">
            <text:p>103391</text:p>
          </table:table-cell>
          <table:table-cell office:value-type="float" office:value="21919" calcext:value-type="float">
            <text:p>21919</text:p>
          </table:table-cell>
          <table:table-cell office:value-type="float" office:value="31807" calcext:value-type="float">
            <text:p>31807</text:p>
          </table:table-cell>
          <table:table-cell office:value-type="float" office:value="37231" calcext:value-type="float">
            <text:p>37231</text:p>
          </table:table-cell>
          <table:table-cell office:value-type="float" office:value="15870" calcext:value-type="float">
            <text:p>15870</text:p>
          </table:table-cell>
          <table:table-cell office:value-type="float" office:value="25813" calcext:value-type="float">
            <text:p>25813</text:p>
          </table:table-cell>
          <table:table-cell office:value-type="float" office:value="42946268" calcext:value-type="float">
            <text:p>42946268</text:p>
          </table:table-cell>
          <table:table-cell office:value-type="float" office:value="56128" calcext:value-type="float">
            <text:p>56128</text:p>
          </table:table-cell>
          <table:table-cell office:value-type="float" office:value="43502" calcext:value-type="float">
            <text:p>43502</text:p>
          </table:table-cell>
          <table:table-cell office:value-type="float" office:value="8877" calcext:value-type="float">
            <text:p>8877</text:p>
          </table:table-cell>
          <table:table-cell office:value-type="float" office:value="37740544" calcext:value-type="float">
            <text:p>37740544</text:p>
          </table:table-cell>
          <table:table-cell office:value-type="float" office:value="30116" calcext:value-type="float">
            <text:p>30116</text:p>
          </table:table-cell>
          <table:table-cell office:value-type="float" office:value="39374626" calcext:value-type="float">
            <text:p>39374626</text:p>
          </table:table-cell>
          <table:table-cell office:value-type="float" office:value="35005" calcext:value-type="float">
            <text:p>35005</text:p>
          </table:table-cell>
          <table:table-cell office:value-type="float" office:value="31255218" calcext:value-type="float">
            <text:p>31255218</text:p>
          </table:table-cell>
          <table:table-cell office:value-type="float" office:value="29353" calcext:value-type="float">
            <text:p>29353</text:p>
          </table:table-cell>
          <table:table-cell office:value-type="float" office:value="67336333" calcext:value-type="float">
            <text:p>67336333</text:p>
          </table:table-cell>
          <table:table-cell office:value-type="float" office:value="9580" calcext:value-type="float">
            <text:p>9580</text:p>
          </table:table-cell>
          <table:table-cell office:value-type="float" office:value="53432035" calcext:value-type="float">
            <text:p>53432035</text:p>
          </table:table-cell>
          <table:table-cell office:value-type="float" office:value="27446845" calcext:value-type="float">
            <text:p>27446845</text:p>
          </table:table-cell>
        </table:table-row>
        <table:table-row table:style-name="ro1" table:visibility="collapse">
          <table:table-cell office:value-type="float" office:value="27500" calcext:value-type="float">
            <text:p>27500</text:p>
          </table:table-cell>
          <table:table-cell office:value-type="float" office:value="116954" calcext:value-type="float">
            <text:p>116954</text:p>
          </table:table-cell>
          <table:table-cell office:value-type="float" office:value="87582" calcext:value-type="float">
            <text:p>87582</text:p>
          </table:table-cell>
          <table:table-cell office:value-type="float" office:value="21714" calcext:value-type="float">
            <text:p>21714</text:p>
          </table:table-cell>
          <table:table-cell office:value-type="float" office:value="33161" calcext:value-type="float">
            <text:p>33161</text:p>
          </table:table-cell>
          <table:table-cell office:value-type="float" office:value="37235" calcext:value-type="float">
            <text:p>37235</text:p>
          </table:table-cell>
          <table:table-cell office:value-type="float" office:value="16841" calcext:value-type="float">
            <text:p>16841</text:p>
          </table:table-cell>
          <table:table-cell office:value-type="float" office:value="24230" calcext:value-type="float">
            <text:p>24230</text:p>
          </table:table-cell>
          <table:table-cell office:value-type="float" office:value="43736249" calcext:value-type="float">
            <text:p>43736249</text:p>
          </table:table-cell>
          <table:table-cell office:value-type="float" office:value="56171" calcext:value-type="float">
            <text:p>56171</text:p>
          </table:table-cell>
          <table:table-cell office:value-type="float" office:value="39823" calcext:value-type="float">
            <text:p>39823</text:p>
          </table:table-cell>
          <table:table-cell office:value-type="float" office:value="9093" calcext:value-type="float">
            <text:p>9093</text:p>
          </table:table-cell>
          <table:table-cell office:value-type="float" office:value="37770503" calcext:value-type="float">
            <text:p>37770503</text:p>
          </table:table-cell>
          <table:table-cell office:value-type="float" office:value="32006" calcext:value-type="float">
            <text:p>32006</text:p>
          </table:table-cell>
          <table:table-cell office:value-type="float" office:value="39609803" calcext:value-type="float">
            <text:p>39609803</text:p>
          </table:table-cell>
          <table:table-cell office:value-type="float" office:value="14041" calcext:value-type="float">
            <text:p>14041</text:p>
          </table:table-cell>
          <table:table-cell office:value-type="float" office:value="31518059" calcext:value-type="float">
            <text:p>31518059</text:p>
          </table:table-cell>
          <table:table-cell office:value-type="float" office:value="35092" calcext:value-type="float">
            <text:p>35092</text:p>
          </table:table-cell>
          <table:table-cell office:value-type="float" office:value="66706368" calcext:value-type="float">
            <text:p>66706368</text:p>
          </table:table-cell>
          <table:table-cell office:value-type="float" office:value="9211" calcext:value-type="float">
            <text:p>9211</text:p>
          </table:table-cell>
          <table:table-cell office:value-type="float" office:value="53828547" calcext:value-type="float">
            <text:p>53828547</text:p>
          </table:table-cell>
          <table:table-cell office:value-type="float" office:value="27752058" calcext:value-type="float">
            <text:p>27752058</text:p>
          </table:table-cell>
        </table:table-row>
        <table:table-row table:style-name="ro1" table:visibility="collapse">
          <table:table-cell office:value-type="float" office:value="27750" calcext:value-type="float">
            <text:p>27750</text:p>
          </table:table-cell>
          <table:table-cell office:value-type="float" office:value="118372" calcext:value-type="float">
            <text:p>118372</text:p>
          </table:table-cell>
          <table:table-cell office:value-type="float" office:value="92037" calcext:value-type="float">
            <text:p>92037</text:p>
          </table:table-cell>
          <table:table-cell office:value-type="float" office:value="21798" calcext:value-type="float">
            <text:p>21798</text:p>
          </table:table-cell>
          <table:table-cell office:value-type="float" office:value="32243" calcext:value-type="float">
            <text:p>32243</text:p>
          </table:table-cell>
          <table:table-cell office:value-type="float" office:value="44958" calcext:value-type="float">
            <text:p>44958</text:p>
          </table:table-cell>
          <table:table-cell office:value-type="float" office:value="16663" calcext:value-type="float">
            <text:p>16663</text:p>
          </table:table-cell>
          <table:table-cell office:value-type="float" office:value="20671" calcext:value-type="float">
            <text:p>20671</text:p>
          </table:table-cell>
          <table:table-cell office:value-type="float" office:value="44907240" calcext:value-type="float">
            <text:p>44907240</text:p>
          </table:table-cell>
          <table:table-cell office:value-type="float" office:value="62127" calcext:value-type="float">
            <text:p>62127</text:p>
          </table:table-cell>
          <table:table-cell office:value-type="float" office:value="45133" calcext:value-type="float">
            <text:p>45133</text:p>
          </table:table-cell>
          <table:table-cell office:value-type="float" office:value="8841" calcext:value-type="float">
            <text:p>8841</text:p>
          </table:table-cell>
          <table:table-cell office:value-type="float" office:value="38612780" calcext:value-type="float">
            <text:p>38612780</text:p>
          </table:table-cell>
          <table:table-cell office:value-type="float" office:value="31734" calcext:value-type="float">
            <text:p>31734</text:p>
          </table:table-cell>
          <table:table-cell office:value-type="float" office:value="39894893" calcext:value-type="float">
            <text:p>39894893</text:p>
          </table:table-cell>
          <table:table-cell office:value-type="float" office:value="14013" calcext:value-type="float">
            <text:p>14013</text:p>
          </table:table-cell>
          <table:table-cell office:value-type="float" office:value="31497387" calcext:value-type="float">
            <text:p>31497387</text:p>
          </table:table-cell>
          <table:table-cell office:value-type="float" office:value="35330" calcext:value-type="float">
            <text:p>35330</text:p>
          </table:table-cell>
          <table:table-cell office:value-type="float" office:value="68544449" calcext:value-type="float">
            <text:p>68544449</text:p>
          </table:table-cell>
          <table:table-cell office:value-type="float" office:value="9371" calcext:value-type="float">
            <text:p>9371</text:p>
          </table:table-cell>
          <table:table-cell office:value-type="float" office:value="54731065" calcext:value-type="float">
            <text:p>54731065</text:p>
          </table:table-cell>
          <table:table-cell office:value-type="float" office:value="27957990" calcext:value-type="float">
            <text:p>27957990</text:p>
          </table:table-cell>
        </table:table-row>
        <table:table-row table:style-name="ro1" table:visibility="collapse">
          <table:table-cell office:value-type="float" office:value="28000" calcext:value-type="float">
            <text:p>28000</text:p>
          </table:table-cell>
          <table:table-cell office:value-type="float" office:value="120501" calcext:value-type="float">
            <text:p>120501</text:p>
          </table:table-cell>
          <table:table-cell office:value-type="float" office:value="92293" calcext:value-type="float">
            <text:p>92293</text:p>
          </table:table-cell>
          <table:table-cell office:value-type="float" office:value="21757" calcext:value-type="float">
            <text:p>21757</text:p>
          </table:table-cell>
          <table:table-cell office:value-type="float" office:value="32752" calcext:value-type="float">
            <text:p>32752</text:p>
          </table:table-cell>
          <table:table-cell office:value-type="float" office:value="35311" calcext:value-type="float">
            <text:p>35311</text:p>
          </table:table-cell>
          <table:table-cell office:value-type="float" office:value="16785" calcext:value-type="float">
            <text:p>16785</text:p>
          </table:table-cell>
          <table:table-cell office:value-type="float" office:value="17960" calcext:value-type="float">
            <text:p>17960</text:p>
          </table:table-cell>
          <table:table-cell office:value-type="float" office:value="44110173" calcext:value-type="float">
            <text:p>44110173</text:p>
          </table:table-cell>
          <table:table-cell office:value-type="float" office:value="57498" calcext:value-type="float">
            <text:p>57498</text:p>
          </table:table-cell>
          <table:table-cell office:value-type="float" office:value="43758" calcext:value-type="float">
            <text:p>43758</text:p>
          </table:table-cell>
          <table:table-cell office:value-type="float" office:value="9159" calcext:value-type="float">
            <text:p>9159</text:p>
          </table:table-cell>
          <table:table-cell office:value-type="float" office:value="38198473" calcext:value-type="float">
            <text:p>38198473</text:p>
          </table:table-cell>
          <table:table-cell office:value-type="float" office:value="35162" calcext:value-type="float">
            <text:p>35162</text:p>
          </table:table-cell>
          <table:table-cell office:value-type="float" office:value="40257943" calcext:value-type="float">
            <text:p>40257943</text:p>
          </table:table-cell>
          <table:table-cell office:value-type="float" office:value="14491" calcext:value-type="float">
            <text:p>14491</text:p>
          </table:table-cell>
          <table:table-cell office:value-type="float" office:value="31840898" calcext:value-type="float">
            <text:p>31840898</text:p>
          </table:table-cell>
          <table:table-cell office:value-type="float" office:value="29789" calcext:value-type="float">
            <text:p>29789</text:p>
          </table:table-cell>
          <table:table-cell office:value-type="float" office:value="69194201" calcext:value-type="float">
            <text:p>69194201</text:p>
          </table:table-cell>
          <table:table-cell office:value-type="float" office:value="9543" calcext:value-type="float">
            <text:p>9543</text:p>
          </table:table-cell>
          <table:table-cell office:value-type="float" office:value="55537923" calcext:value-type="float">
            <text:p>55537923</text:p>
          </table:table-cell>
          <table:table-cell office:value-type="float" office:value="28338802" calcext:value-type="float">
            <text:p>28338802</text:p>
          </table:table-cell>
        </table:table-row>
        <table:table-row table:style-name="ro1" table:visibility="collapse">
          <table:table-cell office:value-type="float" office:value="28250" calcext:value-type="float">
            <text:p>28250</text:p>
          </table:table-cell>
          <table:table-cell office:value-type="float" office:value="115380" calcext:value-type="float">
            <text:p>115380</text:p>
          </table:table-cell>
          <table:table-cell office:value-type="float" office:value="91256" calcext:value-type="float">
            <text:p>91256</text:p>
          </table:table-cell>
          <table:table-cell office:value-type="float" office:value="22293" calcext:value-type="float">
            <text:p>22293</text:p>
          </table:table-cell>
          <table:table-cell office:value-type="float" office:value="35249" calcext:value-type="float">
            <text:p>35249</text:p>
          </table:table-cell>
          <table:table-cell office:value-type="float" office:value="35570" calcext:value-type="float">
            <text:p>35570</text:p>
          </table:table-cell>
          <table:table-cell office:value-type="float" office:value="16425" calcext:value-type="float">
            <text:p>16425</text:p>
          </table:table-cell>
          <table:table-cell office:value-type="float" office:value="18412" calcext:value-type="float">
            <text:p>18412</text:p>
          </table:table-cell>
          <table:table-cell office:value-type="float" office:value="44492028" calcext:value-type="float">
            <text:p>44492028</text:p>
          </table:table-cell>
          <table:table-cell office:value-type="float" office:value="56701" calcext:value-type="float">
            <text:p>56701</text:p>
          </table:table-cell>
          <table:table-cell office:value-type="float" office:value="44630" calcext:value-type="float">
            <text:p>44630</text:p>
          </table:table-cell>
          <table:table-cell office:value-type="float" office:value="9295" calcext:value-type="float">
            <text:p>9295</text:p>
          </table:table-cell>
          <table:table-cell office:value-type="float" office:value="38407518" calcext:value-type="float">
            <text:p>38407518</text:p>
          </table:table-cell>
          <table:table-cell office:value-type="float" office:value="35956" calcext:value-type="float">
            <text:p>35956</text:p>
          </table:table-cell>
          <table:table-cell office:value-type="float" office:value="40580580" calcext:value-type="float">
            <text:p>40580580</text:p>
          </table:table-cell>
          <table:table-cell office:value-type="float" office:value="14746" calcext:value-type="float">
            <text:p>14746</text:p>
          </table:table-cell>
          <table:table-cell office:value-type="float" office:value="32109708" calcext:value-type="float">
            <text:p>32109708</text:p>
          </table:table-cell>
          <table:table-cell office:value-type="float" office:value="30467" calcext:value-type="float">
            <text:p>30467</text:p>
          </table:table-cell>
          <table:table-cell office:value-type="float" office:value="71298901" calcext:value-type="float">
            <text:p>71298901</text:p>
          </table:table-cell>
          <table:table-cell office:value-type="float" office:value="9671" calcext:value-type="float">
            <text:p>9671</text:p>
          </table:table-cell>
          <table:table-cell office:value-type="float" office:value="55662969" calcext:value-type="float">
            <text:p>55662969</text:p>
          </table:table-cell>
          <table:table-cell office:value-type="float" office:value="28500343" calcext:value-type="float">
            <text:p>28500343</text:p>
          </table:table-cell>
        </table:table-row>
        <table:table-row table:style-name="ro1" table:visibility="collapse">
          <table:table-cell office:value-type="float" office:value="28500" calcext:value-type="float">
            <text:p>28500</text:p>
          </table:table-cell>
          <table:table-cell office:value-type="float" office:value="115088" calcext:value-type="float">
            <text:p>115088</text:p>
          </table:table-cell>
          <table:table-cell office:value-type="float" office:value="87054" calcext:value-type="float">
            <text:p>87054</text:p>
          </table:table-cell>
          <table:table-cell office:value-type="float" office:value="21869" calcext:value-type="float">
            <text:p>21869</text:p>
          </table:table-cell>
          <table:table-cell office:value-type="float" office:value="30972" calcext:value-type="float">
            <text:p>30972</text:p>
          </table:table-cell>
          <table:table-cell office:value-type="float" office:value="34957" calcext:value-type="float">
            <text:p>34957</text:p>
          </table:table-cell>
          <table:table-cell office:value-type="float" office:value="16661" calcext:value-type="float">
            <text:p>16661</text:p>
          </table:table-cell>
          <table:table-cell office:value-type="float" office:value="18312" calcext:value-type="float">
            <text:p>18312</text:p>
          </table:table-cell>
          <table:table-cell office:value-type="float" office:value="44669777" calcext:value-type="float">
            <text:p>44669777</text:p>
          </table:table-cell>
          <table:table-cell office:value-type="float" office:value="62504" calcext:value-type="float">
            <text:p>62504</text:p>
          </table:table-cell>
          <table:table-cell office:value-type="float" office:value="40710" calcext:value-type="float">
            <text:p>40710</text:p>
          </table:table-cell>
          <table:table-cell office:value-type="float" office:value="9255" calcext:value-type="float">
            <text:p>9255</text:p>
          </table:table-cell>
          <table:table-cell office:value-type="float" office:value="39392129" calcext:value-type="float">
            <text:p>39392129</text:p>
          </table:table-cell>
          <table:table-cell office:value-type="float" office:value="31595" calcext:value-type="float">
            <text:p>31595</text:p>
          </table:table-cell>
          <table:table-cell office:value-type="float" office:value="41073130" calcext:value-type="float">
            <text:p>41073130</text:p>
          </table:table-cell>
          <table:table-cell office:value-type="float" office:value="14032" calcext:value-type="float">
            <text:p>14032</text:p>
          </table:table-cell>
          <table:table-cell office:value-type="float" office:value="32588877" calcext:value-type="float">
            <text:p>32588877</text:p>
          </table:table-cell>
          <table:table-cell office:value-type="float" office:value="28988" calcext:value-type="float">
            <text:p>28988</text:p>
          </table:table-cell>
          <table:table-cell office:value-type="float" office:value="68614194" calcext:value-type="float">
            <text:p>68614194</text:p>
          </table:table-cell>
          <table:table-cell office:value-type="float" office:value="9458" calcext:value-type="float">
            <text:p>9458</text:p>
          </table:table-cell>
          <table:table-cell office:value-type="float" office:value="56330067" calcext:value-type="float">
            <text:p>56330067</text:p>
          </table:table-cell>
          <table:table-cell office:value-type="float" office:value="28815902" calcext:value-type="float">
            <text:p>28815902</text:p>
          </table:table-cell>
        </table:table-row>
        <table:table-row table:style-name="ro1" table:visibility="collapse">
          <table:table-cell office:value-type="float" office:value="28750" calcext:value-type="float">
            <text:p>28750</text:p>
          </table:table-cell>
          <table:table-cell office:value-type="float" office:value="120593" calcext:value-type="float">
            <text:p>120593</text:p>
          </table:table-cell>
          <table:table-cell office:value-type="float" office:value="94786" calcext:value-type="float">
            <text:p>94786</text:p>
          </table:table-cell>
          <table:table-cell office:value-type="float" office:value="21700" calcext:value-type="float">
            <text:p>21700</text:p>
          </table:table-cell>
          <table:table-cell office:value-type="float" office:value="32538" calcext:value-type="float">
            <text:p>32538</text:p>
          </table:table-cell>
          <table:table-cell office:value-type="float" office:value="32891" calcext:value-type="float">
            <text:p>32891</text:p>
          </table:table-cell>
          <table:table-cell office:value-type="float" office:value="15383" calcext:value-type="float">
            <text:p>15383</text:p>
          </table:table-cell>
          <table:table-cell office:value-type="float" office:value="22408" calcext:value-type="float">
            <text:p>22408</text:p>
          </table:table-cell>
          <table:table-cell office:value-type="float" office:value="45095801" calcext:value-type="float">
            <text:p>45095801</text:p>
          </table:table-cell>
          <table:table-cell office:value-type="float" office:value="58252" calcext:value-type="float">
            <text:p>58252</text:p>
          </table:table-cell>
          <table:table-cell office:value-type="float" office:value="43787" calcext:value-type="float">
            <text:p>43787</text:p>
          </table:table-cell>
          <table:table-cell office:value-type="float" office:value="8588" calcext:value-type="float">
            <text:p>8588</text:p>
          </table:table-cell>
          <table:table-cell office:value-type="float" office:value="39399381" calcext:value-type="float">
            <text:p>39399381</text:p>
          </table:table-cell>
          <table:table-cell office:value-type="float" office:value="30911" calcext:value-type="float">
            <text:p>30911</text:p>
          </table:table-cell>
          <table:table-cell office:value-type="float" office:value="41745196" calcext:value-type="float">
            <text:p>41745196</text:p>
          </table:table-cell>
          <table:table-cell office:value-type="float" office:value="14408" calcext:value-type="float">
            <text:p>14408</text:p>
          </table:table-cell>
          <table:table-cell office:value-type="float" office:value="33463860" calcext:value-type="float">
            <text:p>33463860</text:p>
          </table:table-cell>
          <table:table-cell office:value-type="float" office:value="29777" calcext:value-type="float">
            <text:p>29777</text:p>
          </table:table-cell>
          <table:table-cell office:value-type="float" office:value="69388921" calcext:value-type="float">
            <text:p>69388921</text:p>
          </table:table-cell>
          <table:table-cell office:value-type="float" office:value="9834" calcext:value-type="float">
            <text:p>9834</text:p>
          </table:table-cell>
          <table:table-cell office:value-type="float" office:value="56977585" calcext:value-type="float">
            <text:p>56977585</text:p>
          </table:table-cell>
          <table:table-cell office:value-type="float" office:value="29016631" calcext:value-type="float">
            <text:p>29016631</text:p>
          </table:table-cell>
        </table:table-row>
        <table:table-row table:style-name="ro1" table:visibility="collapse">
          <table:table-cell office:value-type="float" office:value="29000" calcext:value-type="float">
            <text:p>29000</text:p>
          </table:table-cell>
          <table:table-cell office:value-type="float" office:value="114207" calcext:value-type="float">
            <text:p>114207</text:p>
          </table:table-cell>
          <table:table-cell office:value-type="float" office:value="89888" calcext:value-type="float">
            <text:p>89888</text:p>
          </table:table-cell>
          <table:table-cell office:value-type="float" office:value="22007" calcext:value-type="float">
            <text:p>22007</text:p>
          </table:table-cell>
          <table:table-cell office:value-type="float" office:value="33594" calcext:value-type="float">
            <text:p>33594</text:p>
          </table:table-cell>
          <table:table-cell office:value-type="float" office:value="35421" calcext:value-type="float">
            <text:p>35421</text:p>
          </table:table-cell>
          <table:table-cell office:value-type="float" office:value="16254" calcext:value-type="float">
            <text:p>16254</text:p>
          </table:table-cell>
          <table:table-cell office:value-type="float" office:value="18818" calcext:value-type="float">
            <text:p>18818</text:p>
          </table:table-cell>
          <table:table-cell office:value-type="float" office:value="46270365" calcext:value-type="float">
            <text:p>46270365</text:p>
          </table:table-cell>
          <table:table-cell office:value-type="float" office:value="60916" calcext:value-type="float">
            <text:p>60916</text:p>
          </table:table-cell>
          <table:table-cell office:value-type="float" office:value="51170" calcext:value-type="float">
            <text:p>51170</text:p>
          </table:table-cell>
          <table:table-cell office:value-type="float" office:value="9120" calcext:value-type="float">
            <text:p>9120</text:p>
          </table:table-cell>
          <table:table-cell office:value-type="float" office:value="42638131" calcext:value-type="float">
            <text:p>42638131</text:p>
          </table:table-cell>
          <table:table-cell office:value-type="float" office:value="33774" calcext:value-type="float">
            <text:p>33774</text:p>
          </table:table-cell>
          <table:table-cell office:value-type="float" office:value="41579652" calcext:value-type="float">
            <text:p>41579652</text:p>
          </table:table-cell>
          <table:table-cell office:value-type="float" office:value="14139" calcext:value-type="float">
            <text:p>14139</text:p>
          </table:table-cell>
          <table:table-cell office:value-type="float" office:value="32820527" calcext:value-type="float">
            <text:p>32820527</text:p>
          </table:table-cell>
          <table:table-cell office:value-type="float" office:value="30388" calcext:value-type="float">
            <text:p>30388</text:p>
          </table:table-cell>
          <table:table-cell office:value-type="float" office:value="69944299" calcext:value-type="float">
            <text:p>69944299</text:p>
          </table:table-cell>
          <table:table-cell office:value-type="float" office:value="9751" calcext:value-type="float">
            <text:p>9751</text:p>
          </table:table-cell>
          <table:table-cell office:value-type="float" office:value="57381425" calcext:value-type="float">
            <text:p>57381425</text:p>
          </table:table-cell>
          <table:table-cell office:value-type="float" office:value="29231278" calcext:value-type="float">
            <text:p>29231278</text:p>
          </table:table-cell>
        </table:table-row>
        <table:table-row table:style-name="ro1" table:visibility="collapse">
          <table:table-cell office:value-type="float" office:value="29250" calcext:value-type="float">
            <text:p>29250</text:p>
          </table:table-cell>
          <table:table-cell office:value-type="float" office:value="121012" calcext:value-type="float">
            <text:p>121012</text:p>
          </table:table-cell>
          <table:table-cell office:value-type="float" office:value="91845" calcext:value-type="float">
            <text:p>91845</text:p>
          </table:table-cell>
          <table:table-cell office:value-type="float" office:value="21622" calcext:value-type="float">
            <text:p>21622</text:p>
          </table:table-cell>
          <table:table-cell office:value-type="float" office:value="31518" calcext:value-type="float">
            <text:p>31518</text:p>
          </table:table-cell>
          <table:table-cell office:value-type="float" office:value="36452" calcext:value-type="float">
            <text:p>36452</text:p>
          </table:table-cell>
          <table:table-cell office:value-type="float" office:value="16627" calcext:value-type="float">
            <text:p>16627</text:p>
          </table:table-cell>
          <table:table-cell office:value-type="float" office:value="21822" calcext:value-type="float">
            <text:p>21822</text:p>
          </table:table-cell>
          <table:table-cell office:value-type="float" office:value="47852021" calcext:value-type="float">
            <text:p>47852021</text:p>
          </table:table-cell>
          <table:table-cell office:value-type="float" office:value="58547" calcext:value-type="float">
            <text:p>58547</text:p>
          </table:table-cell>
          <table:table-cell office:value-type="float" office:value="40633" calcext:value-type="float">
            <text:p>40633</text:p>
          </table:table-cell>
          <table:table-cell office:value-type="float" office:value="9299" calcext:value-type="float">
            <text:p>9299</text:p>
          </table:table-cell>
          <table:table-cell office:value-type="float" office:value="40180524" calcext:value-type="float">
            <text:p>40180524</text:p>
          </table:table-cell>
          <table:table-cell office:value-type="float" office:value="30712" calcext:value-type="float">
            <text:p>30712</text:p>
          </table:table-cell>
          <table:table-cell office:value-type="float" office:value="41911869" calcext:value-type="float">
            <text:p>41911869</text:p>
          </table:table-cell>
          <table:table-cell office:value-type="float" office:value="14161" calcext:value-type="float">
            <text:p>14161</text:p>
          </table:table-cell>
          <table:table-cell office:value-type="float" office:value="33312115" calcext:value-type="float">
            <text:p>33312115</text:p>
          </table:table-cell>
          <table:table-cell office:value-type="float" office:value="34013" calcext:value-type="float">
            <text:p>34013</text:p>
          </table:table-cell>
          <table:table-cell office:value-type="float" office:value="71855655" calcext:value-type="float">
            <text:p>71855655</text:p>
          </table:table-cell>
          <table:table-cell office:value-type="float" office:value="9874" calcext:value-type="float">
            <text:p>9874</text:p>
          </table:table-cell>
          <table:table-cell office:value-type="float" office:value="58004070" calcext:value-type="float">
            <text:p>58004070</text:p>
          </table:table-cell>
          <table:table-cell office:value-type="float" office:value="29503406" calcext:value-type="float">
            <text:p>29503406</text:p>
          </table:table-cell>
        </table:table-row>
        <table:table-row table:style-name="ro1" table:visibility="collapse">
          <table:table-cell office:value-type="float" office:value="29500" calcext:value-type="float">
            <text:p>29500</text:p>
          </table:table-cell>
          <table:table-cell office:value-type="float" office:value="127810" calcext:value-type="float">
            <text:p>127810</text:p>
          </table:table-cell>
          <table:table-cell office:value-type="float" office:value="89168" calcext:value-type="float">
            <text:p>89168</text:p>
          </table:table-cell>
          <table:table-cell office:value-type="float" office:value="21962" calcext:value-type="float">
            <text:p>21962</text:p>
          </table:table-cell>
          <table:table-cell office:value-type="float" office:value="31907" calcext:value-type="float">
            <text:p>31907</text:p>
          </table:table-cell>
          <table:table-cell office:value-type="float" office:value="34136" calcext:value-type="float">
            <text:p>34136</text:p>
          </table:table-cell>
          <table:table-cell office:value-type="float" office:value="16203" calcext:value-type="float">
            <text:p>16203</text:p>
          </table:table-cell>
          <table:table-cell office:value-type="float" office:value="17785" calcext:value-type="float">
            <text:p>17785</text:p>
          </table:table-cell>
          <table:table-cell office:value-type="float" office:value="47389050" calcext:value-type="float">
            <text:p>47389050</text:p>
          </table:table-cell>
          <table:table-cell office:value-type="float" office:value="59083" calcext:value-type="float">
            <text:p>59083</text:p>
          </table:table-cell>
          <table:table-cell office:value-type="float" office:value="42734" calcext:value-type="float">
            <text:p>42734</text:p>
          </table:table-cell>
          <table:table-cell office:value-type="float" office:value="8700" calcext:value-type="float">
            <text:p>8700</text:p>
          </table:table-cell>
          <table:table-cell office:value-type="float" office:value="40198193" calcext:value-type="float">
            <text:p>40198193</text:p>
          </table:table-cell>
          <table:table-cell office:value-type="float" office:value="31426" calcext:value-type="float">
            <text:p>31426</text:p>
          </table:table-cell>
          <table:table-cell office:value-type="float" office:value="42910857" calcext:value-type="float">
            <text:p>42910857</text:p>
          </table:table-cell>
          <table:table-cell office:value-type="float" office:value="14666" calcext:value-type="float">
            <text:p>14666</text:p>
          </table:table-cell>
          <table:table-cell office:value-type="float" office:value="34002045" calcext:value-type="float">
            <text:p>34002045</text:p>
          </table:table-cell>
          <table:table-cell office:value-type="float" office:value="31885" calcext:value-type="float">
            <text:p>31885</text:p>
          </table:table-cell>
          <table:table-cell office:value-type="float" office:value="72337915" calcext:value-type="float">
            <text:p>72337915</text:p>
          </table:table-cell>
          <table:table-cell office:value-type="float" office:value="11958" calcext:value-type="float">
            <text:p>11958</text:p>
          </table:table-cell>
          <table:table-cell office:value-type="float" office:value="58695131" calcext:value-type="float">
            <text:p>58695131</text:p>
          </table:table-cell>
          <table:table-cell office:value-type="float" office:value="29780579" calcext:value-type="float">
            <text:p>29780579</text:p>
          </table:table-cell>
        </table:table-row>
        <table:table-row table:style-name="ro1" table:visibility="collapse">
          <table:table-cell office:value-type="float" office:value="29750" calcext:value-type="float">
            <text:p>29750</text:p>
          </table:table-cell>
          <table:table-cell office:value-type="float" office:value="126026" calcext:value-type="float">
            <text:p>126026</text:p>
          </table:table-cell>
          <table:table-cell office:value-type="float" office:value="96630" calcext:value-type="float">
            <text:p>96630</text:p>
          </table:table-cell>
          <table:table-cell office:value-type="float" office:value="21533" calcext:value-type="float">
            <text:p>21533</text:p>
          </table:table-cell>
          <table:table-cell office:value-type="float" office:value="33071" calcext:value-type="float">
            <text:p>33071</text:p>
          </table:table-cell>
          <table:table-cell office:value-type="float" office:value="36824" calcext:value-type="float">
            <text:p>36824</text:p>
          </table:table-cell>
          <table:table-cell office:value-type="float" office:value="19128" calcext:value-type="float">
            <text:p>19128</text:p>
          </table:table-cell>
          <table:table-cell office:value-type="float" office:value="19199" calcext:value-type="float">
            <text:p>19199</text:p>
          </table:table-cell>
          <table:table-cell office:value-type="float" office:value="47023686" calcext:value-type="float">
            <text:p>47023686</text:p>
          </table:table-cell>
          <table:table-cell office:value-type="float" office:value="57431" calcext:value-type="float">
            <text:p>57431</text:p>
          </table:table-cell>
          <table:table-cell office:value-type="float" office:value="44716" calcext:value-type="float">
            <text:p>44716</text:p>
          </table:table-cell>
          <table:table-cell office:value-type="float" office:value="9213" calcext:value-type="float">
            <text:p>9213</text:p>
          </table:table-cell>
          <table:table-cell office:value-type="float" office:value="40736380" calcext:value-type="float">
            <text:p>40736380</text:p>
          </table:table-cell>
          <table:table-cell office:value-type="float" office:value="32727" calcext:value-type="float">
            <text:p>32727</text:p>
          </table:table-cell>
          <table:table-cell office:value-type="float" office:value="42594225" calcext:value-type="float">
            <text:p>42594225</text:p>
          </table:table-cell>
          <table:table-cell office:value-type="float" office:value="15134" calcext:value-type="float">
            <text:p>15134</text:p>
          </table:table-cell>
          <table:table-cell office:value-type="float" office:value="33682706" calcext:value-type="float">
            <text:p>33682706</text:p>
          </table:table-cell>
          <table:table-cell office:value-type="float" office:value="31327" calcext:value-type="float">
            <text:p>31327</text:p>
          </table:table-cell>
          <table:table-cell office:value-type="float" office:value="72312126" calcext:value-type="float">
            <text:p>72312126</text:p>
          </table:table-cell>
          <table:table-cell office:value-type="float" office:value="9584" calcext:value-type="float">
            <text:p>9584</text:p>
          </table:table-cell>
          <table:table-cell office:value-type="float" office:value="61960548" calcext:value-type="float">
            <text:p>61960548</text:p>
          </table:table-cell>
          <table:table-cell office:value-type="float" office:value="29980958" calcext:value-type="float">
            <text:p>29980958</text:p>
          </table:table-cell>
        </table:table-row>
        <table:table-row table:style-name="ro1" table:visibility="collapse">
          <table:table-cell office:value-type="float" office:value="30000" calcext:value-type="float">
            <text:p>30000</text:p>
          </table:table-cell>
          <table:table-cell office:value-type="float" office:value="129834" calcext:value-type="float">
            <text:p>129834</text:p>
          </table:table-cell>
          <table:table-cell office:value-type="float" office:value="90833" calcext:value-type="float">
            <text:p>90833</text:p>
          </table:table-cell>
          <table:table-cell office:value-type="float" office:value="22126" calcext:value-type="float">
            <text:p>22126</text:p>
          </table:table-cell>
          <table:table-cell office:value-type="float" office:value="31621" calcext:value-type="float">
            <text:p>31621</text:p>
          </table:table-cell>
          <table:table-cell office:value-type="float" office:value="36711" calcext:value-type="float">
            <text:p>36711</text:p>
          </table:table-cell>
          <table:table-cell office:value-type="float" office:value="16751" calcext:value-type="float">
            <text:p>16751</text:p>
          </table:table-cell>
          <table:table-cell office:value-type="float" office:value="23133" calcext:value-type="float">
            <text:p>23133</text:p>
          </table:table-cell>
          <table:table-cell office:value-type="float" office:value="50609774" calcext:value-type="float">
            <text:p>50609774</text:p>
          </table:table-cell>
          <table:table-cell office:value-type="float" office:value="58884" calcext:value-type="float">
            <text:p>58884</text:p>
          </table:table-cell>
          <table:table-cell office:value-type="float" office:value="52093" calcext:value-type="float">
            <text:p>52093</text:p>
          </table:table-cell>
          <table:table-cell office:value-type="float" office:value="9292" calcext:value-type="float">
            <text:p>9292</text:p>
          </table:table-cell>
          <table:table-cell office:value-type="float" office:value="41136474" calcext:value-type="float">
            <text:p>41136474</text:p>
          </table:table-cell>
          <table:table-cell office:value-type="float" office:value="31961" calcext:value-type="float">
            <text:p>31961</text:p>
          </table:table-cell>
          <table:table-cell office:value-type="float" office:value="43224699" calcext:value-type="float">
            <text:p>43224699</text:p>
          </table:table-cell>
          <table:table-cell office:value-type="float" office:value="14663" calcext:value-type="float">
            <text:p>14663</text:p>
          </table:table-cell>
          <table:table-cell office:value-type="float" office:value="34131597" calcext:value-type="float">
            <text:p>34131597</text:p>
          </table:table-cell>
          <table:table-cell office:value-type="float" office:value="36177" calcext:value-type="float">
            <text:p>36177</text:p>
          </table:table-cell>
          <table:table-cell office:value-type="float" office:value="72927630" calcext:value-type="float">
            <text:p>72927630</text:p>
          </table:table-cell>
          <table:table-cell office:value-type="float" office:value="10378" calcext:value-type="float">
            <text:p>10378</text:p>
          </table:table-cell>
          <table:table-cell office:value-type="float" office:value="59991951" calcext:value-type="float">
            <text:p>59991951</text:p>
          </table:table-cell>
          <table:table-cell office:value-type="float" office:value="30321724" calcext:value-type="float">
            <text:p>30321724</text:p>
          </table:table-cell>
        </table:table-row>
        <table:table-row table:style-name="ro1" table:visibility="collapse">
          <table:table-cell office:value-type="float" office:value="30250" calcext:value-type="float">
            <text:p>30250</text:p>
          </table:table-cell>
          <table:table-cell office:value-type="float" office:value="178416" calcext:value-type="float">
            <text:p>178416</text:p>
          </table:table-cell>
          <table:table-cell office:value-type="float" office:value="96534" calcext:value-type="float">
            <text:p>96534</text:p>
          </table:table-cell>
          <table:table-cell office:value-type="float" office:value="23288" calcext:value-type="float">
            <text:p>23288</text:p>
          </table:table-cell>
          <table:table-cell office:value-type="float" office:value="31892" calcext:value-type="float">
            <text:p>31892</text:p>
          </table:table-cell>
          <table:table-cell office:value-type="float" office:value="34997" calcext:value-type="float">
            <text:p>34997</text:p>
          </table:table-cell>
          <table:table-cell office:value-type="float" office:value="17206" calcext:value-type="float">
            <text:p>17206</text:p>
          </table:table-cell>
          <table:table-cell office:value-type="float" office:value="26753" calcext:value-type="float">
            <text:p>26753</text:p>
          </table:table-cell>
          <table:table-cell office:value-type="float" office:value="47505975" calcext:value-type="float">
            <text:p>47505975</text:p>
          </table:table-cell>
          <table:table-cell office:value-type="float" office:value="59385" calcext:value-type="float">
            <text:p>59385</text:p>
          </table:table-cell>
          <table:table-cell office:value-type="float" office:value="45748" calcext:value-type="float">
            <text:p>45748</text:p>
          </table:table-cell>
          <table:table-cell office:value-type="float" office:value="9258" calcext:value-type="float">
            <text:p>9258</text:p>
          </table:table-cell>
          <table:table-cell office:value-type="float" office:value="41275269" calcext:value-type="float">
            <text:p>41275269</text:p>
          </table:table-cell>
          <table:table-cell office:value-type="float" office:value="50312" calcext:value-type="float">
            <text:p>50312</text:p>
          </table:table-cell>
          <table:table-cell office:value-type="float" office:value="43385911" calcext:value-type="float">
            <text:p>43385911</text:p>
          </table:table-cell>
          <table:table-cell office:value-type="float" office:value="14331" calcext:value-type="float">
            <text:p>14331</text:p>
          </table:table-cell>
          <table:table-cell office:value-type="float" office:value="34181053" calcext:value-type="float">
            <text:p>34181053</text:p>
          </table:table-cell>
          <table:table-cell office:value-type="float" office:value="29716" calcext:value-type="float">
            <text:p>29716</text:p>
          </table:table-cell>
          <table:table-cell office:value-type="float" office:value="76890400" calcext:value-type="float">
            <text:p>76890400</text:p>
          </table:table-cell>
          <table:table-cell office:value-type="float" office:value="9583" calcext:value-type="float">
            <text:p>9583</text:p>
          </table:table-cell>
          <table:table-cell office:value-type="float" office:value="60353211" calcext:value-type="float">
            <text:p>60353211</text:p>
          </table:table-cell>
          <table:table-cell office:value-type="float" office:value="30471436" calcext:value-type="float">
            <text:p>30471436</text:p>
          </table:table-cell>
        </table:table-row>
        <table:table-row table:style-name="ro1" table:visibility="collapse">
          <table:table-cell office:value-type="float" office:value="30500" calcext:value-type="float">
            <text:p>30500</text:p>
          </table:table-cell>
          <table:table-cell office:value-type="float" office:value="226715" calcext:value-type="float">
            <text:p>226715</text:p>
          </table:table-cell>
          <table:table-cell office:value-type="float" office:value="95137" calcext:value-type="float">
            <text:p>95137</text:p>
          </table:table-cell>
          <table:table-cell office:value-type="float" office:value="21851" calcext:value-type="float">
            <text:p>21851</text:p>
          </table:table-cell>
          <table:table-cell office:value-type="float" office:value="32357" calcext:value-type="float">
            <text:p>32357</text:p>
          </table:table-cell>
          <table:table-cell office:value-type="float" office:value="40831" calcext:value-type="float">
            <text:p>40831</text:p>
          </table:table-cell>
          <table:table-cell office:value-type="float" office:value="16709" calcext:value-type="float">
            <text:p>16709</text:p>
          </table:table-cell>
          <table:table-cell office:value-type="float" office:value="26123" calcext:value-type="float">
            <text:p>26123</text:p>
          </table:table-cell>
          <table:table-cell office:value-type="float" office:value="47935486" calcext:value-type="float">
            <text:p>47935486</text:p>
          </table:table-cell>
          <table:table-cell office:value-type="float" office:value="58369" calcext:value-type="float">
            <text:p>58369</text:p>
          </table:table-cell>
          <table:table-cell office:value-type="float" office:value="45618" calcext:value-type="float">
            <text:p>45618</text:p>
          </table:table-cell>
          <table:table-cell office:value-type="float" office:value="9000" calcext:value-type="float">
            <text:p>9000</text:p>
          </table:table-cell>
          <table:table-cell office:value-type="float" office:value="41419896" calcext:value-type="float">
            <text:p>41419896</text:p>
          </table:table-cell>
          <table:table-cell office:value-type="float" office:value="32512" calcext:value-type="float">
            <text:p>32512</text:p>
          </table:table-cell>
          <table:table-cell office:value-type="float" office:value="44784951" calcext:value-type="float">
            <text:p>44784951</text:p>
          </table:table-cell>
          <table:table-cell office:value-type="float" office:value="14369" calcext:value-type="float">
            <text:p>14369</text:p>
          </table:table-cell>
          <table:table-cell office:value-type="float" office:value="34727617" calcext:value-type="float">
            <text:p>34727617</text:p>
          </table:table-cell>
          <table:table-cell office:value-type="float" office:value="31015" calcext:value-type="float">
            <text:p>31015</text:p>
          </table:table-cell>
          <table:table-cell office:value-type="float" office:value="75421333" calcext:value-type="float">
            <text:p>75421333</text:p>
          </table:table-cell>
          <table:table-cell office:value-type="float" office:value="9752" calcext:value-type="float">
            <text:p>9752</text:p>
          </table:table-cell>
          <table:table-cell office:value-type="float" office:value="61119524" calcext:value-type="float">
            <text:p>61119524</text:p>
          </table:table-cell>
          <table:table-cell office:value-type="float" office:value="30866045" calcext:value-type="float">
            <text:p>30866045</text:p>
          </table:table-cell>
        </table:table-row>
        <table:table-row table:style-name="ro1" table:visibility="collapse">
          <table:table-cell office:value-type="float" office:value="30750" calcext:value-type="float">
            <text:p>30750</text:p>
          </table:table-cell>
          <table:table-cell office:value-type="float" office:value="161212" calcext:value-type="float">
            <text:p>161212</text:p>
          </table:table-cell>
          <table:table-cell office:value-type="float" office:value="100256" calcext:value-type="float">
            <text:p>100256</text:p>
          </table:table-cell>
          <table:table-cell office:value-type="float" office:value="22124" calcext:value-type="float">
            <text:p>22124</text:p>
          </table:table-cell>
          <table:table-cell office:value-type="float" office:value="32498" calcext:value-type="float">
            <text:p>32498</text:p>
          </table:table-cell>
          <table:table-cell office:value-type="float" office:value="36161" calcext:value-type="float">
            <text:p>36161</text:p>
          </table:table-cell>
          <table:table-cell office:value-type="float" office:value="16170" calcext:value-type="float">
            <text:p>16170</text:p>
          </table:table-cell>
          <table:table-cell office:value-type="float" office:value="22218" calcext:value-type="float">
            <text:p>22218</text:p>
          </table:table-cell>
          <table:table-cell office:value-type="float" office:value="48668997" calcext:value-type="float">
            <text:p>48668997</text:p>
          </table:table-cell>
          <table:table-cell office:value-type="float" office:value="58089" calcext:value-type="float">
            <text:p>58089</text:p>
          </table:table-cell>
          <table:table-cell office:value-type="float" office:value="44170" calcext:value-type="float">
            <text:p>44170</text:p>
          </table:table-cell>
          <table:table-cell office:value-type="float" office:value="8629" calcext:value-type="float">
            <text:p>8629</text:p>
          </table:table-cell>
          <table:table-cell office:value-type="float" office:value="42697717" calcext:value-type="float">
            <text:p>42697717</text:p>
          </table:table-cell>
          <table:table-cell office:value-type="float" office:value="33795" calcext:value-type="float">
            <text:p>33795</text:p>
          </table:table-cell>
          <table:table-cell office:value-type="float" office:value="44831413" calcext:value-type="float">
            <text:p>44831413</text:p>
          </table:table-cell>
          <table:table-cell office:value-type="float" office:value="14049" calcext:value-type="float">
            <text:p>14049</text:p>
          </table:table-cell>
          <table:table-cell office:value-type="float" office:value="35080262" calcext:value-type="float">
            <text:p>35080262</text:p>
          </table:table-cell>
          <table:table-cell office:value-type="float" office:value="30530" calcext:value-type="float">
            <text:p>30530</text:p>
          </table:table-cell>
          <table:table-cell office:value-type="float" office:value="74214030" calcext:value-type="float">
            <text:p>74214030</text:p>
          </table:table-cell>
          <table:table-cell office:value-type="float" office:value="9206" calcext:value-type="float">
            <text:p>9206</text:p>
          </table:table-cell>
          <table:table-cell office:value-type="float" office:value="61739879" calcext:value-type="float">
            <text:p>61739879</text:p>
          </table:table-cell>
          <table:table-cell office:value-type="float" office:value="31209538" calcext:value-type="float">
            <text:p>31209538</text:p>
          </table:table-cell>
        </table:table-row>
        <table:table-row table:style-name="ro1" table:visibility="collapse">
          <table:table-cell office:value-type="float" office:value="31000" calcext:value-type="float">
            <text:p>31000</text:p>
          </table:table-cell>
          <table:table-cell office:value-type="float" office:value="143492" calcext:value-type="float">
            <text:p>143492</text:p>
          </table:table-cell>
          <table:table-cell office:value-type="float" office:value="115748" calcext:value-type="float">
            <text:p>115748</text:p>
          </table:table-cell>
          <table:table-cell office:value-type="float" office:value="21669" calcext:value-type="float">
            <text:p>21669</text:p>
          </table:table-cell>
          <table:table-cell office:value-type="float" office:value="32464" calcext:value-type="float">
            <text:p>32464</text:p>
          </table:table-cell>
          <table:table-cell office:value-type="float" office:value="34836" calcext:value-type="float">
            <text:p>34836</text:p>
          </table:table-cell>
          <table:table-cell office:value-type="float" office:value="16329" calcext:value-type="float">
            <text:p>16329</text:p>
          </table:table-cell>
          <table:table-cell office:value-type="float" office:value="26491" calcext:value-type="float">
            <text:p>26491</text:p>
          </table:table-cell>
          <table:table-cell office:value-type="float" office:value="49391577" calcext:value-type="float">
            <text:p>49391577</text:p>
          </table:table-cell>
          <table:table-cell office:value-type="float" office:value="57674" calcext:value-type="float">
            <text:p>57674</text:p>
          </table:table-cell>
          <table:table-cell office:value-type="float" office:value="53707" calcext:value-type="float">
            <text:p>53707</text:p>
          </table:table-cell>
          <table:table-cell office:value-type="float" office:value="8661" calcext:value-type="float">
            <text:p>8661</text:p>
          </table:table-cell>
          <table:table-cell office:value-type="float" office:value="42149423" calcext:value-type="float">
            <text:p>42149423</text:p>
          </table:table-cell>
          <table:table-cell office:value-type="float" office:value="32622" calcext:value-type="float">
            <text:p>32622</text:p>
          </table:table-cell>
          <table:table-cell office:value-type="float" office:value="44589987" calcext:value-type="float">
            <text:p>44589987</text:p>
          </table:table-cell>
          <table:table-cell office:value-type="float" office:value="14046" calcext:value-type="float">
            <text:p>14046</text:p>
          </table:table-cell>
          <table:table-cell office:value-type="float" office:value="38068834" calcext:value-type="float">
            <text:p>38068834</text:p>
          </table:table-cell>
          <table:table-cell office:value-type="float" office:value="30253" calcext:value-type="float">
            <text:p>30253</text:p>
          </table:table-cell>
          <table:table-cell office:value-type="float" office:value="74951249" calcext:value-type="float">
            <text:p>74951249</text:p>
          </table:table-cell>
          <table:table-cell office:value-type="float" office:value="11706" calcext:value-type="float">
            <text:p>11706</text:p>
          </table:table-cell>
          <table:table-cell office:value-type="float" office:value="62641027" calcext:value-type="float">
            <text:p>62641027</text:p>
          </table:table-cell>
          <table:table-cell office:value-type="float" office:value="31280448" calcext:value-type="float">
            <text:p>31280448</text:p>
          </table:table-cell>
        </table:table-row>
        <table:table-row table:style-name="ro1" table:visibility="collapse">
          <table:table-cell office:value-type="float" office:value="31250" calcext:value-type="float">
            <text:p>31250</text:p>
          </table:table-cell>
          <table:table-cell office:value-type="float" office:value="137621" calcext:value-type="float">
            <text:p>137621</text:p>
          </table:table-cell>
          <table:table-cell office:value-type="float" office:value="96788" calcext:value-type="float">
            <text:p>96788</text:p>
          </table:table-cell>
          <table:table-cell office:value-type="float" office:value="21958" calcext:value-type="float">
            <text:p>21958</text:p>
          </table:table-cell>
          <table:table-cell office:value-type="float" office:value="31827" calcext:value-type="float">
            <text:p>31827</text:p>
          </table:table-cell>
          <table:table-cell office:value-type="float" office:value="36099" calcext:value-type="float">
            <text:p>36099</text:p>
          </table:table-cell>
          <table:table-cell office:value-type="float" office:value="17462" calcext:value-type="float">
            <text:p>17462</text:p>
          </table:table-cell>
          <table:table-cell office:value-type="float" office:value="24027" calcext:value-type="float">
            <text:p>24027</text:p>
          </table:table-cell>
          <table:table-cell office:value-type="float" office:value="49343572" calcext:value-type="float">
            <text:p>49343572</text:p>
          </table:table-cell>
          <table:table-cell office:value-type="float" office:value="58133" calcext:value-type="float">
            <text:p>58133</text:p>
          </table:table-cell>
          <table:table-cell office:value-type="float" office:value="45010" calcext:value-type="float">
            <text:p>45010</text:p>
          </table:table-cell>
          <table:table-cell office:value-type="float" office:value="9211" calcext:value-type="float">
            <text:p>9211</text:p>
          </table:table-cell>
          <table:table-cell office:value-type="float" office:value="42347338" calcext:value-type="float">
            <text:p>42347338</text:p>
          </table:table-cell>
          <table:table-cell office:value-type="float" office:value="31468" calcext:value-type="float">
            <text:p>31468</text:p>
          </table:table-cell>
          <table:table-cell office:value-type="float" office:value="44790870" calcext:value-type="float">
            <text:p>44790870</text:p>
          </table:table-cell>
          <table:table-cell office:value-type="float" office:value="14787" calcext:value-type="float">
            <text:p>14787</text:p>
          </table:table-cell>
          <table:table-cell office:value-type="float" office:value="35446036" calcext:value-type="float">
            <text:p>35446036</text:p>
          </table:table-cell>
          <table:table-cell office:value-type="float" office:value="28875" calcext:value-type="float">
            <text:p>28875</text:p>
          </table:table-cell>
          <table:table-cell office:value-type="float" office:value="76106284" calcext:value-type="float">
            <text:p>76106284</text:p>
          </table:table-cell>
          <table:table-cell office:value-type="float" office:value="12422" calcext:value-type="float">
            <text:p>12422</text:p>
          </table:table-cell>
          <table:table-cell office:value-type="float" office:value="63637762" calcext:value-type="float">
            <text:p>63637762</text:p>
          </table:table-cell>
          <table:table-cell office:value-type="float" office:value="31477535" calcext:value-type="float">
            <text:p>31477535</text:p>
          </table:table-cell>
        </table:table-row>
        <table:table-row table:style-name="ro1" table:visibility="collapse">
          <table:table-cell office:value-type="float" office:value="31500" calcext:value-type="float">
            <text:p>31500</text:p>
          </table:table-cell>
          <table:table-cell office:value-type="float" office:value="130299" calcext:value-type="float">
            <text:p>130299</text:p>
          </table:table-cell>
          <table:table-cell office:value-type="float" office:value="96466" calcext:value-type="float">
            <text:p>96466</text:p>
          </table:table-cell>
          <table:table-cell office:value-type="float" office:value="21746" calcext:value-type="float">
            <text:p>21746</text:p>
          </table:table-cell>
          <table:table-cell office:value-type="float" office:value="31039" calcext:value-type="float">
            <text:p>31039</text:p>
          </table:table-cell>
          <table:table-cell office:value-type="float" office:value="36506" calcext:value-type="float">
            <text:p>36506</text:p>
          </table:table-cell>
          <table:table-cell office:value-type="float" office:value="16414" calcext:value-type="float">
            <text:p>16414</text:p>
          </table:table-cell>
          <table:table-cell office:value-type="float" office:value="25718" calcext:value-type="float">
            <text:p>25718</text:p>
          </table:table-cell>
          <table:table-cell office:value-type="float" office:value="50427351" calcext:value-type="float">
            <text:p>50427351</text:p>
          </table:table-cell>
          <table:table-cell office:value-type="float" office:value="60372" calcext:value-type="float">
            <text:p>60372</text:p>
          </table:table-cell>
          <table:table-cell office:value-type="float" office:value="46375" calcext:value-type="float">
            <text:p>46375</text:p>
          </table:table-cell>
          <table:table-cell office:value-type="float" office:value="8288" calcext:value-type="float">
            <text:p>8288</text:p>
          </table:table-cell>
          <table:table-cell office:value-type="float" office:value="43098827" calcext:value-type="float">
            <text:p>43098827</text:p>
          </table:table-cell>
          <table:table-cell office:value-type="float" office:value="30977" calcext:value-type="float">
            <text:p>30977</text:p>
          </table:table-cell>
          <table:table-cell office:value-type="float" office:value="45731353" calcext:value-type="float">
            <text:p>45731353</text:p>
          </table:table-cell>
          <table:table-cell office:value-type="float" office:value="14252" calcext:value-type="float">
            <text:p>14252</text:p>
          </table:table-cell>
          <table:table-cell office:value-type="float" office:value="35646146" calcext:value-type="float">
            <text:p>35646146</text:p>
          </table:table-cell>
          <table:table-cell office:value-type="float" office:value="28098" calcext:value-type="float">
            <text:p>28098</text:p>
          </table:table-cell>
          <table:table-cell office:value-type="float" office:value="77972259" calcext:value-type="float">
            <text:p>77972259</text:p>
          </table:table-cell>
          <table:table-cell office:value-type="float" office:value="11244" calcext:value-type="float">
            <text:p>11244</text:p>
          </table:table-cell>
          <table:table-cell office:value-type="float" office:value="63877219" calcext:value-type="float">
            <text:p>63877219</text:p>
          </table:table-cell>
          <table:table-cell office:value-type="float" office:value="31762110" calcext:value-type="float">
            <text:p>31762110</text:p>
          </table:table-cell>
        </table:table-row>
        <table:table-row table:style-name="ro1" table:visibility="collapse">
          <table:table-cell office:value-type="float" office:value="31750" calcext:value-type="float">
            <text:p>31750</text:p>
          </table:table-cell>
          <table:table-cell office:value-type="float" office:value="126345" calcext:value-type="float">
            <text:p>126345</text:p>
          </table:table-cell>
          <table:table-cell office:value-type="float" office:value="98616" calcext:value-type="float">
            <text:p>98616</text:p>
          </table:table-cell>
          <table:table-cell office:value-type="float" office:value="21866" calcext:value-type="float">
            <text:p>21866</text:p>
          </table:table-cell>
          <table:table-cell office:value-type="float" office:value="31664" calcext:value-type="float">
            <text:p>31664</text:p>
          </table:table-cell>
          <table:table-cell office:value-type="float" office:value="35039" calcext:value-type="float">
            <text:p>35039</text:p>
          </table:table-cell>
          <table:table-cell office:value-type="float" office:value="17032" calcext:value-type="float">
            <text:p>17032</text:p>
          </table:table-cell>
          <table:table-cell office:value-type="float" office:value="27321" calcext:value-type="float">
            <text:p>27321</text:p>
          </table:table-cell>
          <table:table-cell office:value-type="float" office:value="50070635" calcext:value-type="float">
            <text:p>50070635</text:p>
          </table:table-cell>
          <table:table-cell office:value-type="float" office:value="57834" calcext:value-type="float">
            <text:p>57834</text:p>
          </table:table-cell>
          <table:table-cell office:value-type="float" office:value="48873" calcext:value-type="float">
            <text:p>48873</text:p>
          </table:table-cell>
          <table:table-cell office:value-type="float" office:value="9535" calcext:value-type="float">
            <text:p>9535</text:p>
          </table:table-cell>
          <table:table-cell office:value-type="float" office:value="43626587" calcext:value-type="float">
            <text:p>43626587</text:p>
          </table:table-cell>
          <table:table-cell office:value-type="float" office:value="31703" calcext:value-type="float">
            <text:p>31703</text:p>
          </table:table-cell>
          <table:table-cell office:value-type="float" office:value="45814987" calcext:value-type="float">
            <text:p>45814987</text:p>
          </table:table-cell>
          <table:table-cell office:value-type="float" office:value="14537" calcext:value-type="float">
            <text:p>14537</text:p>
          </table:table-cell>
          <table:table-cell office:value-type="float" office:value="35929857" calcext:value-type="float">
            <text:p>35929857</text:p>
          </table:table-cell>
          <table:table-cell office:value-type="float" office:value="32496" calcext:value-type="float">
            <text:p>32496</text:p>
          </table:table-cell>
          <table:table-cell office:value-type="float" office:value="77304966" calcext:value-type="float">
            <text:p>77304966</text:p>
          </table:table-cell>
          <table:table-cell office:value-type="float" office:value="10133" calcext:value-type="float">
            <text:p>10133</text:p>
          </table:table-cell>
          <table:table-cell office:value-type="float" office:value="64973540" calcext:value-type="float">
            <text:p>64973540</text:p>
          </table:table-cell>
          <table:table-cell office:value-type="float" office:value="31993383" calcext:value-type="float">
            <text:p>31993383</text:p>
          </table:table-cell>
        </table:table-row>
        <table:table-row table:style-name="ro1" table:visibility="collapse">
          <table:table-cell office:value-type="float" office:value="32000" calcext:value-type="float">
            <text:p>32000</text:p>
          </table:table-cell>
          <table:table-cell office:value-type="float" office:value="124264" calcext:value-type="float">
            <text:p>124264</text:p>
          </table:table-cell>
          <table:table-cell office:value-type="float" office:value="87874" calcext:value-type="float">
            <text:p>87874</text:p>
          </table:table-cell>
          <table:table-cell office:value-type="float" office:value="21663" calcext:value-type="float">
            <text:p>21663</text:p>
          </table:table-cell>
          <table:table-cell office:value-type="float" office:value="31330" calcext:value-type="float">
            <text:p>31330</text:p>
          </table:table-cell>
          <table:table-cell office:value-type="float" office:value="31153" calcext:value-type="float">
            <text:p>31153</text:p>
          </table:table-cell>
          <table:table-cell office:value-type="float" office:value="17164" calcext:value-type="float">
            <text:p>17164</text:p>
          </table:table-cell>
          <table:table-cell office:value-type="float" office:value="26109" calcext:value-type="float">
            <text:p>26109</text:p>
          </table:table-cell>
          <table:table-cell office:value-type="float" office:value="50608516" calcext:value-type="float">
            <text:p>50608516</text:p>
          </table:table-cell>
          <table:table-cell office:value-type="float" office:value="60614" calcext:value-type="float">
            <text:p>60614</text:p>
          </table:table-cell>
          <table:table-cell office:value-type="float" office:value="45888" calcext:value-type="float">
            <text:p>45888</text:p>
          </table:table-cell>
          <table:table-cell office:value-type="float" office:value="9045" calcext:value-type="float">
            <text:p>9045</text:p>
          </table:table-cell>
          <table:table-cell office:value-type="float" office:value="44069922" calcext:value-type="float">
            <text:p>44069922</text:p>
          </table:table-cell>
          <table:table-cell office:value-type="float" office:value="30835" calcext:value-type="float">
            <text:p>30835</text:p>
          </table:table-cell>
          <table:table-cell office:value-type="float" office:value="46817972" calcext:value-type="float">
            <text:p>46817972</text:p>
          </table:table-cell>
          <table:table-cell office:value-type="float" office:value="14002" calcext:value-type="float">
            <text:p>14002</text:p>
          </table:table-cell>
          <table:table-cell office:value-type="float" office:value="36003651" calcext:value-type="float">
            <text:p>36003651</text:p>
          </table:table-cell>
          <table:table-cell office:value-type="float" office:value="29093" calcext:value-type="float">
            <text:p>29093</text:p>
          </table:table-cell>
          <table:table-cell office:value-type="float" office:value="77033740" calcext:value-type="float">
            <text:p>77033740</text:p>
          </table:table-cell>
          <table:table-cell office:value-type="float" office:value="9585" calcext:value-type="float">
            <text:p>9585</text:p>
          </table:table-cell>
          <table:table-cell office:value-type="float" office:value="66083942" calcext:value-type="float">
            <text:p>66083942</text:p>
          </table:table-cell>
          <table:table-cell office:value-type="float" office:value="32303064" calcext:value-type="float">
            <text:p>32303064</text:p>
          </table:table-cell>
        </table:table-row>
        <table:table-row table:style-name="ro1" table:visibility="collapse">
          <table:table-cell office:value-type="float" office:value="32250" calcext:value-type="float">
            <text:p>32250</text:p>
          </table:table-cell>
          <table:table-cell office:value-type="float" office:value="123504" calcext:value-type="float">
            <text:p>123504</text:p>
          </table:table-cell>
          <table:table-cell office:value-type="float" office:value="90169" calcext:value-type="float">
            <text:p>90169</text:p>
          </table:table-cell>
          <table:table-cell office:value-type="float" office:value="22129" calcext:value-type="float">
            <text:p>22129</text:p>
          </table:table-cell>
          <table:table-cell office:value-type="float" office:value="30418" calcext:value-type="float">
            <text:p>30418</text:p>
          </table:table-cell>
          <table:table-cell office:value-type="float" office:value="37878" calcext:value-type="float">
            <text:p>37878</text:p>
          </table:table-cell>
          <table:table-cell office:value-type="float" office:value="15922" calcext:value-type="float">
            <text:p>15922</text:p>
          </table:table-cell>
          <table:table-cell office:value-type="float" office:value="26757" calcext:value-type="float">
            <text:p>26757</text:p>
          </table:table-cell>
          <table:table-cell office:value-type="float" office:value="51420262" calcext:value-type="float">
            <text:p>51420262</text:p>
          </table:table-cell>
          <table:table-cell office:value-type="float" office:value="59133" calcext:value-type="float">
            <text:p>59133</text:p>
          </table:table-cell>
          <table:table-cell office:value-type="float" office:value="47256" calcext:value-type="float">
            <text:p>47256</text:p>
          </table:table-cell>
          <table:table-cell office:value-type="float" office:value="8837" calcext:value-type="float">
            <text:p>8837</text:p>
          </table:table-cell>
          <table:table-cell office:value-type="float" office:value="44296815" calcext:value-type="float">
            <text:p>44296815</text:p>
          </table:table-cell>
          <table:table-cell office:value-type="float" office:value="31618" calcext:value-type="float">
            <text:p>31618</text:p>
          </table:table-cell>
          <table:table-cell office:value-type="float" office:value="46759098" calcext:value-type="float">
            <text:p>46759098</text:p>
          </table:table-cell>
          <table:table-cell office:value-type="float" office:value="14076" calcext:value-type="float">
            <text:p>14076</text:p>
          </table:table-cell>
          <table:table-cell office:value-type="float" office:value="36531215" calcext:value-type="float">
            <text:p>36531215</text:p>
          </table:table-cell>
          <table:table-cell office:value-type="float" office:value="34460" calcext:value-type="float">
            <text:p>34460</text:p>
          </table:table-cell>
          <table:table-cell office:value-type="float" office:value="82702330" calcext:value-type="float">
            <text:p>82702330</text:p>
          </table:table-cell>
          <table:table-cell office:value-type="float" office:value="10128" calcext:value-type="float">
            <text:p>10128</text:p>
          </table:table-cell>
          <table:table-cell office:value-type="float" office:value="68350619" calcext:value-type="float">
            <text:p>68350619</text:p>
          </table:table-cell>
          <table:table-cell office:value-type="float" office:value="32495938" calcext:value-type="float">
            <text:p>32495938</text:p>
          </table:table-cell>
        </table:table-row>
        <table:table-row table:style-name="ro1" table:visibility="collapse">
          <table:table-cell office:value-type="float" office:value="32500" calcext:value-type="float">
            <text:p>32500</text:p>
          </table:table-cell>
          <table:table-cell office:value-type="float" office:value="234633" calcext:value-type="float">
            <text:p>234633</text:p>
          </table:table-cell>
          <table:table-cell office:value-type="float" office:value="98788" calcext:value-type="float">
            <text:p>98788</text:p>
          </table:table-cell>
          <table:table-cell office:value-type="float" office:value="22002" calcext:value-type="float">
            <text:p>22002</text:p>
          </table:table-cell>
          <table:table-cell office:value-type="float" office:value="31338" calcext:value-type="float">
            <text:p>31338</text:p>
          </table:table-cell>
          <table:table-cell office:value-type="float" office:value="35682" calcext:value-type="float">
            <text:p>35682</text:p>
          </table:table-cell>
          <table:table-cell office:value-type="float" office:value="15847" calcext:value-type="float">
            <text:p>15847</text:p>
          </table:table-cell>
          <table:table-cell office:value-type="float" office:value="31408" calcext:value-type="float">
            <text:p>31408</text:p>
          </table:table-cell>
          <table:table-cell office:value-type="float" office:value="52678035" calcext:value-type="float">
            <text:p>52678035</text:p>
          </table:table-cell>
          <table:table-cell office:value-type="float" office:value="56318" calcext:value-type="float">
            <text:p>56318</text:p>
          </table:table-cell>
          <table:table-cell office:value-type="float" office:value="54139" calcext:value-type="float">
            <text:p>54139</text:p>
          </table:table-cell>
          <table:table-cell office:value-type="float" office:value="9206" calcext:value-type="float">
            <text:p>9206</text:p>
          </table:table-cell>
          <table:table-cell office:value-type="float" office:value="48029217" calcext:value-type="float">
            <text:p>48029217</text:p>
          </table:table-cell>
          <table:table-cell office:value-type="float" office:value="30213" calcext:value-type="float">
            <text:p>30213</text:p>
          </table:table-cell>
          <table:table-cell office:value-type="float" office:value="46721345" calcext:value-type="float">
            <text:p>46721345</text:p>
          </table:table-cell>
          <table:table-cell office:value-type="float" office:value="15725" calcext:value-type="float">
            <text:p>15725</text:p>
          </table:table-cell>
          <table:table-cell office:value-type="float" office:value="36785512" calcext:value-type="float">
            <text:p>36785512</text:p>
          </table:table-cell>
          <table:table-cell office:value-type="float" office:value="34438" calcext:value-type="float">
            <text:p>34438</text:p>
          </table:table-cell>
          <table:table-cell office:value-type="float" office:value="79484916" calcext:value-type="float">
            <text:p>79484916</text:p>
          </table:table-cell>
          <table:table-cell office:value-type="float" office:value="9832" calcext:value-type="float">
            <text:p>9832</text:p>
          </table:table-cell>
          <table:table-cell office:value-type="float" office:value="66636875" calcext:value-type="float">
            <text:p>66636875</text:p>
          </table:table-cell>
          <table:table-cell office:value-type="float" office:value="32972258" calcext:value-type="float">
            <text:p>32972258</text:p>
          </table:table-cell>
        </table:table-row>
        <table:table-row table:style-name="ro1" table:visibility="collapse">
          <table:table-cell office:value-type="float" office:value="32750" calcext:value-type="float">
            <text:p>32750</text:p>
          </table:table-cell>
          <table:table-cell office:value-type="float" office:value="164541" calcext:value-type="float">
            <text:p>164541</text:p>
          </table:table-cell>
          <table:table-cell office:value-type="float" office:value="102538" calcext:value-type="float">
            <text:p>102538</text:p>
          </table:table-cell>
          <table:table-cell office:value-type="float" office:value="21626" calcext:value-type="float">
            <text:p>21626</text:p>
          </table:table-cell>
          <table:table-cell office:value-type="float" office:value="30841" calcext:value-type="float">
            <text:p>30841</text:p>
          </table:table-cell>
          <table:table-cell office:value-type="float" office:value="37388" calcext:value-type="float">
            <text:p>37388</text:p>
          </table:table-cell>
          <table:table-cell office:value-type="float" office:value="16894" calcext:value-type="float">
            <text:p>16894</text:p>
          </table:table-cell>
          <table:table-cell office:value-type="float" office:value="25141" calcext:value-type="float">
            <text:p>25141</text:p>
          </table:table-cell>
          <table:table-cell office:value-type="float" office:value="54220824" calcext:value-type="float">
            <text:p>54220824</text:p>
          </table:table-cell>
          <table:table-cell office:value-type="float" office:value="64749" calcext:value-type="float">
            <text:p>64749</text:p>
          </table:table-cell>
          <table:table-cell office:value-type="float" office:value="48460" calcext:value-type="float">
            <text:p>48460</text:p>
          </table:table-cell>
          <table:table-cell office:value-type="float" office:value="10758" calcext:value-type="float">
            <text:p>10758</text:p>
          </table:table-cell>
          <table:table-cell office:value-type="float" office:value="45159635" calcext:value-type="float">
            <text:p>45159635</text:p>
          </table:table-cell>
          <table:table-cell office:value-type="float" office:value="33522" calcext:value-type="float">
            <text:p>33522</text:p>
          </table:table-cell>
          <table:table-cell office:value-type="float" office:value="47154024" calcext:value-type="float">
            <text:p>47154024</text:p>
          </table:table-cell>
          <table:table-cell office:value-type="float" office:value="15449" calcext:value-type="float">
            <text:p>15449</text:p>
          </table:table-cell>
          <table:table-cell office:value-type="float" office:value="36860297" calcext:value-type="float">
            <text:p>36860297</text:p>
          </table:table-cell>
          <table:table-cell office:value-type="float" office:value="28705" calcext:value-type="float">
            <text:p>28705</text:p>
          </table:table-cell>
          <table:table-cell office:value-type="float" office:value="79407409" calcext:value-type="float">
            <text:p>79407409</text:p>
          </table:table-cell>
          <table:table-cell office:value-type="float" office:value="9378" calcext:value-type="float">
            <text:p>9378</text:p>
          </table:table-cell>
          <table:table-cell office:value-type="float" office:value="66822249" calcext:value-type="float">
            <text:p>66822249</text:p>
          </table:table-cell>
          <table:table-cell office:value-type="float" office:value="33066883" calcext:value-type="float">
            <text:p>33066883</text:p>
          </table:table-cell>
        </table:table-row>
        <table:table-row table:style-name="ro1" table:visibility="collapse">
          <table:table-cell office:value-type="float" office:value="33000" calcext:value-type="float">
            <text:p>33000</text:p>
          </table:table-cell>
          <table:table-cell office:value-type="float" office:value="153535" calcext:value-type="float">
            <text:p>153535</text:p>
          </table:table-cell>
          <table:table-cell office:value-type="float" office:value="93628" calcext:value-type="float">
            <text:p>93628</text:p>
          </table:table-cell>
          <table:table-cell office:value-type="float" office:value="21717" calcext:value-type="float">
            <text:p>21717</text:p>
          </table:table-cell>
          <table:table-cell office:value-type="float" office:value="31010" calcext:value-type="float">
            <text:p>31010</text:p>
          </table:table-cell>
          <table:table-cell office:value-type="float" office:value="39594" calcext:value-type="float">
            <text:p>39594</text:p>
          </table:table-cell>
          <table:table-cell office:value-type="float" office:value="15928" calcext:value-type="float">
            <text:p>15928</text:p>
          </table:table-cell>
          <table:table-cell office:value-type="float" office:value="27655" calcext:value-type="float">
            <text:p>27655</text:p>
          </table:table-cell>
          <table:table-cell office:value-type="float" office:value="57702476" calcext:value-type="float">
            <text:p>57702476</text:p>
          </table:table-cell>
          <table:table-cell office:value-type="float" office:value="61159" calcext:value-type="float">
            <text:p>61159</text:p>
          </table:table-cell>
          <table:table-cell office:value-type="float" office:value="53549" calcext:value-type="float">
            <text:p>53549</text:p>
          </table:table-cell>
          <table:table-cell office:value-type="float" office:value="8655" calcext:value-type="float">
            <text:p>8655</text:p>
          </table:table-cell>
          <table:table-cell office:value-type="float" office:value="45062961" calcext:value-type="float">
            <text:p>45062961</text:p>
          </table:table-cell>
          <table:table-cell office:value-type="float" office:value="31873" calcext:value-type="float">
            <text:p>31873</text:p>
          </table:table-cell>
          <table:table-cell office:value-type="float" office:value="47644998" calcext:value-type="float">
            <text:p>47644998</text:p>
          </table:table-cell>
          <table:table-cell office:value-type="float" office:value="14836" calcext:value-type="float">
            <text:p>14836</text:p>
          </table:table-cell>
          <table:table-cell office:value-type="float" office:value="37208777" calcext:value-type="float">
            <text:p>37208777</text:p>
          </table:table-cell>
          <table:table-cell office:value-type="float" office:value="839266" calcext:value-type="float">
            <text:p>839266</text:p>
          </table:table-cell>
          <table:table-cell office:value-type="float" office:value="79781128" calcext:value-type="float">
            <text:p>79781128</text:p>
          </table:table-cell>
          <table:table-cell office:value-type="float" office:value="9580" calcext:value-type="float">
            <text:p>9580</text:p>
          </table:table-cell>
          <table:table-cell office:value-type="float" office:value="67671729" calcext:value-type="float">
            <text:p>67671729</text:p>
          </table:table-cell>
          <table:table-cell office:value-type="float" office:value="33520646" calcext:value-type="float">
            <text:p>33520646</text:p>
          </table:table-cell>
        </table:table-row>
        <table:table-row table:style-name="ro1" table:visibility="collapse">
          <table:table-cell office:value-type="float" office:value="33250" calcext:value-type="float">
            <text:p>33250</text:p>
          </table:table-cell>
          <table:table-cell office:value-type="float" office:value="149978" calcext:value-type="float">
            <text:p>149978</text:p>
          </table:table-cell>
          <table:table-cell office:value-type="float" office:value="98546" calcext:value-type="float">
            <text:p>98546</text:p>
          </table:table-cell>
          <table:table-cell office:value-type="float" office:value="21839" calcext:value-type="float">
            <text:p>21839</text:p>
          </table:table-cell>
          <table:table-cell office:value-type="float" office:value="31637" calcext:value-type="float">
            <text:p>31637</text:p>
          </table:table-cell>
          <table:table-cell office:value-type="float" office:value="34036" calcext:value-type="float">
            <text:p>34036</text:p>
          </table:table-cell>
          <table:table-cell office:value-type="float" office:value="16670" calcext:value-type="float">
            <text:p>16670</text:p>
          </table:table-cell>
          <table:table-cell office:value-type="float" office:value="36887" calcext:value-type="float">
            <text:p>36887</text:p>
          </table:table-cell>
          <table:table-cell office:value-type="float" office:value="54062331" calcext:value-type="float">
            <text:p>54062331</text:p>
          </table:table-cell>
          <table:table-cell office:value-type="float" office:value="60947" calcext:value-type="float">
            <text:p>60947</text:p>
          </table:table-cell>
          <table:table-cell office:value-type="float" office:value="51712" calcext:value-type="float">
            <text:p>51712</text:p>
          </table:table-cell>
          <table:table-cell office:value-type="float" office:value="8920" calcext:value-type="float">
            <text:p>8920</text:p>
          </table:table-cell>
          <table:table-cell office:value-type="float" office:value="45123959" calcext:value-type="float">
            <text:p>45123959</text:p>
          </table:table-cell>
          <table:table-cell office:value-type="float" office:value="30615" calcext:value-type="float">
            <text:p>30615</text:p>
          </table:table-cell>
          <table:table-cell office:value-type="float" office:value="48766323" calcext:value-type="float">
            <text:p>48766323</text:p>
          </table:table-cell>
          <table:table-cell office:value-type="float" office:value="15078" calcext:value-type="float">
            <text:p>15078</text:p>
          </table:table-cell>
          <table:table-cell office:value-type="float" office:value="37222027" calcext:value-type="float">
            <text:p>37222027</text:p>
          </table:table-cell>
          <table:table-cell office:value-type="float" office:value="39627" calcext:value-type="float">
            <text:p>39627</text:p>
          </table:table-cell>
          <table:table-cell office:value-type="float" office:value="80181089" calcext:value-type="float">
            <text:p>80181089</text:p>
          </table:table-cell>
          <table:table-cell office:value-type="float" office:value="9085" calcext:value-type="float">
            <text:p>9085</text:p>
          </table:table-cell>
          <table:table-cell office:value-type="float" office:value="68678219" calcext:value-type="float">
            <text:p>68678219</text:p>
          </table:table-cell>
          <table:table-cell office:value-type="float" office:value="33559405" calcext:value-type="float">
            <text:p>33559405</text:p>
          </table:table-cell>
        </table:table-row>
        <table:table-row table:style-name="ro1" table:visibility="collapse">
          <table:table-cell office:value-type="float" office:value="33500" calcext:value-type="float">
            <text:p>33500</text:p>
          </table:table-cell>
          <table:table-cell office:value-type="float" office:value="147499" calcext:value-type="float">
            <text:p>147499</text:p>
          </table:table-cell>
          <table:table-cell office:value-type="float" office:value="89259" calcext:value-type="float">
            <text:p>89259</text:p>
          </table:table-cell>
          <table:table-cell office:value-type="float" office:value="21793" calcext:value-type="float">
            <text:p>21793</text:p>
          </table:table-cell>
          <table:table-cell office:value-type="float" office:value="30673" calcext:value-type="float">
            <text:p>30673</text:p>
          </table:table-cell>
          <table:table-cell office:value-type="float" office:value="37026" calcext:value-type="float">
            <text:p>37026</text:p>
          </table:table-cell>
          <table:table-cell office:value-type="float" office:value="16083" calcext:value-type="float">
            <text:p>16083</text:p>
          </table:table-cell>
          <table:table-cell office:value-type="float" office:value="19454" calcext:value-type="float">
            <text:p>19454</text:p>
          </table:table-cell>
          <table:table-cell office:value-type="float" office:value="54178697" calcext:value-type="float">
            <text:p>54178697</text:p>
          </table:table-cell>
          <table:table-cell office:value-type="float" office:value="55285" calcext:value-type="float">
            <text:p>55285</text:p>
          </table:table-cell>
          <table:table-cell office:value-type="float" office:value="53193" calcext:value-type="float">
            <text:p>53193</text:p>
          </table:table-cell>
          <table:table-cell office:value-type="float" office:value="9048" calcext:value-type="float">
            <text:p>9048</text:p>
          </table:table-cell>
          <table:table-cell office:value-type="float" office:value="45555102" calcext:value-type="float">
            <text:p>45555102</text:p>
          </table:table-cell>
          <table:table-cell office:value-type="float" office:value="31544" calcext:value-type="float">
            <text:p>31544</text:p>
          </table:table-cell>
          <table:table-cell office:value-type="float" office:value="48901284" calcext:value-type="float">
            <text:p>48901284</text:p>
          </table:table-cell>
          <table:table-cell office:value-type="float" office:value="15159" calcext:value-type="float">
            <text:p>15159</text:p>
          </table:table-cell>
          <table:table-cell office:value-type="float" office:value="37393447" calcext:value-type="float">
            <text:p>37393447</text:p>
          </table:table-cell>
          <table:table-cell office:value-type="float" office:value="42582" calcext:value-type="float">
            <text:p>42582</text:p>
          </table:table-cell>
          <table:table-cell office:value-type="float" office:value="80706433" calcext:value-type="float">
            <text:p>80706433</text:p>
          </table:table-cell>
          <table:table-cell office:value-type="float" office:value="9794" calcext:value-type="float">
            <text:p>9794</text:p>
          </table:table-cell>
          <table:table-cell office:value-type="float" office:value="68658674" calcext:value-type="float">
            <text:p>68658674</text:p>
          </table:table-cell>
          <table:table-cell office:value-type="float" office:value="33750620" calcext:value-type="float">
            <text:p>33750620</text:p>
          </table:table-cell>
        </table:table-row>
        <table:table-row table:style-name="ro1" table:visibility="collapse">
          <table:table-cell office:value-type="float" office:value="33750" calcext:value-type="float">
            <text:p>33750</text:p>
          </table:table-cell>
          <table:table-cell office:value-type="float" office:value="154197" calcext:value-type="float">
            <text:p>154197</text:p>
          </table:table-cell>
          <table:table-cell office:value-type="float" office:value="89078" calcext:value-type="float">
            <text:p>89078</text:p>
          </table:table-cell>
          <table:table-cell office:value-type="float" office:value="21910" calcext:value-type="float">
            <text:p>21910</text:p>
          </table:table-cell>
          <table:table-cell office:value-type="float" office:value="31086" calcext:value-type="float">
            <text:p>31086</text:p>
          </table:table-cell>
          <table:table-cell office:value-type="float" office:value="40488" calcext:value-type="float">
            <text:p>40488</text:p>
          </table:table-cell>
          <table:table-cell office:value-type="float" office:value="18402" calcext:value-type="float">
            <text:p>18402</text:p>
          </table:table-cell>
          <table:table-cell office:value-type="float" office:value="19338" calcext:value-type="float">
            <text:p>19338</text:p>
          </table:table-cell>
          <table:table-cell office:value-type="float" office:value="54878261" calcext:value-type="float">
            <text:p>54878261</text:p>
          </table:table-cell>
          <table:table-cell office:value-type="float" office:value="61083" calcext:value-type="float">
            <text:p>61083</text:p>
          </table:table-cell>
          <table:table-cell office:value-type="float" office:value="53258" calcext:value-type="float">
            <text:p>53258</text:p>
          </table:table-cell>
          <table:table-cell office:value-type="float" office:value="8989" calcext:value-type="float">
            <text:p>8989</text:p>
          </table:table-cell>
          <table:table-cell office:value-type="float" office:value="45958531" calcext:value-type="float">
            <text:p>45958531</text:p>
          </table:table-cell>
          <table:table-cell office:value-type="float" office:value="32337" calcext:value-type="float">
            <text:p>32337</text:p>
          </table:table-cell>
          <table:table-cell office:value-type="float" office:value="48818243" calcext:value-type="float">
            <text:p>48818243</text:p>
          </table:table-cell>
          <table:table-cell office:value-type="float" office:value="16082" calcext:value-type="float">
            <text:p>16082</text:p>
          </table:table-cell>
          <table:table-cell office:value-type="float" office:value="37830206" calcext:value-type="float">
            <text:p>37830206</text:p>
          </table:table-cell>
          <table:table-cell office:value-type="float" office:value="39797" calcext:value-type="float">
            <text:p>39797</text:p>
          </table:table-cell>
          <table:table-cell office:value-type="float" office:value="81311775" calcext:value-type="float">
            <text:p>81311775</text:p>
          </table:table-cell>
          <table:table-cell office:value-type="float" office:value="12583" calcext:value-type="float">
            <text:p>12583</text:p>
          </table:table-cell>
          <table:table-cell office:value-type="float" office:value="70495932" calcext:value-type="float">
            <text:p>70495932</text:p>
          </table:table-cell>
          <table:table-cell office:value-type="float" office:value="34123868" calcext:value-type="float">
            <text:p>34123868</text:p>
          </table:table-cell>
        </table:table-row>
        <table:table-row table:style-name="ro1" table:visibility="collapse">
          <table:table-cell office:value-type="float" office:value="34000" calcext:value-type="float">
            <text:p>34000</text:p>
          </table:table-cell>
          <table:table-cell office:value-type="float" office:value="147713" calcext:value-type="float">
            <text:p>147713</text:p>
          </table:table-cell>
          <table:table-cell office:value-type="float" office:value="101662" calcext:value-type="float">
            <text:p>101662</text:p>
          </table:table-cell>
          <table:table-cell office:value-type="float" office:value="21959" calcext:value-type="float">
            <text:p>21959</text:p>
          </table:table-cell>
          <table:table-cell office:value-type="float" office:value="30799" calcext:value-type="float">
            <text:p>30799</text:p>
          </table:table-cell>
          <table:table-cell office:value-type="float" office:value="40454" calcext:value-type="float">
            <text:p>40454</text:p>
          </table:table-cell>
          <table:table-cell office:value-type="float" office:value="17876" calcext:value-type="float">
            <text:p>17876</text:p>
          </table:table-cell>
          <table:table-cell office:value-type="float" office:value="21458" calcext:value-type="float">
            <text:p>21458</text:p>
          </table:table-cell>
          <table:table-cell office:value-type="float" office:value="54430379" calcext:value-type="float">
            <text:p>54430379</text:p>
          </table:table-cell>
          <table:table-cell office:value-type="float" office:value="60047" calcext:value-type="float">
            <text:p>60047</text:p>
          </table:table-cell>
          <table:table-cell office:value-type="float" office:value="50915" calcext:value-type="float">
            <text:p>50915</text:p>
          </table:table-cell>
          <table:table-cell office:value-type="float" office:value="8790" calcext:value-type="float">
            <text:p>8790</text:p>
          </table:table-cell>
          <table:table-cell office:value-type="float" office:value="46161315" calcext:value-type="float">
            <text:p>46161315</text:p>
          </table:table-cell>
          <table:table-cell office:value-type="float" office:value="30089" calcext:value-type="float">
            <text:p>30089</text:p>
          </table:table-cell>
          <table:table-cell office:value-type="float" office:value="50249828" calcext:value-type="float">
            <text:p>50249828</text:p>
          </table:table-cell>
          <table:table-cell office:value-type="float" office:value="13616" calcext:value-type="float">
            <text:p>13616</text:p>
          </table:table-cell>
          <table:table-cell office:value-type="float" office:value="38156925" calcext:value-type="float">
            <text:p>38156925</text:p>
          </table:table-cell>
          <table:table-cell office:value-type="float" office:value="36543" calcext:value-type="float">
            <text:p>36543</text:p>
          </table:table-cell>
          <table:table-cell office:value-type="float" office:value="82149412" calcext:value-type="float">
            <text:p>82149412</text:p>
          </table:table-cell>
          <table:table-cell office:value-type="float" office:value="10289" calcext:value-type="float">
            <text:p>10289</text:p>
          </table:table-cell>
          <table:table-cell office:value-type="float" office:value="70481017" calcext:value-type="float">
            <text:p>70481017</text:p>
          </table:table-cell>
          <table:table-cell office:value-type="float" office:value="34282363" calcext:value-type="float">
            <text:p>34282363</text:p>
          </table:table-cell>
        </table:table-row>
        <table:table-row table:style-name="ro1" table:visibility="collapse">
          <table:table-cell office:value-type="float" office:value="34250" calcext:value-type="float">
            <text:p>34250</text:p>
          </table:table-cell>
          <table:table-cell office:value-type="float" office:value="142661" calcext:value-type="float">
            <text:p>142661</text:p>
          </table:table-cell>
          <table:table-cell office:value-type="float" office:value="98390" calcext:value-type="float">
            <text:p>98390</text:p>
          </table:table-cell>
          <table:table-cell office:value-type="float" office:value="22552" calcext:value-type="float">
            <text:p>22552</text:p>
          </table:table-cell>
          <table:table-cell office:value-type="float" office:value="30242" calcext:value-type="float">
            <text:p>30242</text:p>
          </table:table-cell>
          <table:table-cell office:value-type="float" office:value="36331" calcext:value-type="float">
            <text:p>36331</text:p>
          </table:table-cell>
          <table:table-cell office:value-type="float" office:value="16552" calcext:value-type="float">
            <text:p>16552</text:p>
          </table:table-cell>
          <table:table-cell office:value-type="float" office:value="19317" calcext:value-type="float">
            <text:p>19317</text:p>
          </table:table-cell>
          <table:table-cell office:value-type="float" office:value="54553388" calcext:value-type="float">
            <text:p>54553388</text:p>
          </table:table-cell>
          <table:table-cell office:value-type="float" office:value="60410" calcext:value-type="float">
            <text:p>60410</text:p>
          </table:table-cell>
          <table:table-cell office:value-type="float" office:value="51670" calcext:value-type="float">
            <text:p>51670</text:p>
          </table:table-cell>
          <table:table-cell office:value-type="float" office:value="9118" calcext:value-type="float">
            <text:p>9118</text:p>
          </table:table-cell>
          <table:table-cell office:value-type="float" office:value="46572002" calcext:value-type="float">
            <text:p>46572002</text:p>
          </table:table-cell>
          <table:table-cell office:value-type="float" office:value="35362" calcext:value-type="float">
            <text:p>35362</text:p>
          </table:table-cell>
          <table:table-cell office:value-type="float" office:value="49910483" calcext:value-type="float">
            <text:p>49910483</text:p>
          </table:table-cell>
          <table:table-cell office:value-type="float" office:value="15547" calcext:value-type="float">
            <text:p>15547</text:p>
          </table:table-cell>
          <table:table-cell office:value-type="float" office:value="38124143" calcext:value-type="float">
            <text:p>38124143</text:p>
          </table:table-cell>
          <table:table-cell office:value-type="float" office:value="38703" calcext:value-type="float">
            <text:p>38703</text:p>
          </table:table-cell>
          <table:table-cell office:value-type="float" office:value="85349547" calcext:value-type="float">
            <text:p>85349547</text:p>
          </table:table-cell>
          <table:table-cell office:value-type="float" office:value="9462" calcext:value-type="float">
            <text:p>9462</text:p>
          </table:table-cell>
          <table:table-cell office:value-type="float" office:value="74726965" calcext:value-type="float">
            <text:p>74726965</text:p>
          </table:table-cell>
          <table:table-cell office:value-type="float" office:value="34620093" calcext:value-type="float">
            <text:p>34620093</text:p>
          </table:table-cell>
        </table:table-row>
        <table:table-row table:style-name="ro1" table:visibility="collapse">
          <table:table-cell office:value-type="float" office:value="34500" calcext:value-type="float">
            <text:p>34500</text:p>
          </table:table-cell>
          <table:table-cell office:value-type="float" office:value="145542" calcext:value-type="float">
            <text:p>145542</text:p>
          </table:table-cell>
          <table:table-cell office:value-type="float" office:value="97088" calcext:value-type="float">
            <text:p>97088</text:p>
          </table:table-cell>
          <table:table-cell office:value-type="float" office:value="21888" calcext:value-type="float">
            <text:p>21888</text:p>
          </table:table-cell>
          <table:table-cell office:value-type="float" office:value="30381" calcext:value-type="float">
            <text:p>30381</text:p>
          </table:table-cell>
          <table:table-cell office:value-type="float" office:value="37469" calcext:value-type="float">
            <text:p>37469</text:p>
          </table:table-cell>
          <table:table-cell office:value-type="float" office:value="17049" calcext:value-type="float">
            <text:p>17049</text:p>
          </table:table-cell>
          <table:table-cell office:value-type="float" office:value="19376" calcext:value-type="float">
            <text:p>19376</text:p>
          </table:table-cell>
          <table:table-cell office:value-type="float" office:value="55659746" calcext:value-type="float">
            <text:p>55659746</text:p>
          </table:table-cell>
          <table:table-cell office:value-type="float" office:value="60996" calcext:value-type="float">
            <text:p>60996</text:p>
          </table:table-cell>
          <table:table-cell office:value-type="float" office:value="53959" calcext:value-type="float">
            <text:p>53959</text:p>
          </table:table-cell>
          <table:table-cell office:value-type="float" office:value="8964" calcext:value-type="float">
            <text:p>8964</text:p>
          </table:table-cell>
          <table:table-cell office:value-type="float" office:value="47255109" calcext:value-type="float">
            <text:p>47255109</text:p>
          </table:table-cell>
          <table:table-cell office:value-type="float" office:value="31155" calcext:value-type="float">
            <text:p>31155</text:p>
          </table:table-cell>
          <table:table-cell office:value-type="float" office:value="49951104" calcext:value-type="float">
            <text:p>49951104</text:p>
          </table:table-cell>
          <table:table-cell office:value-type="float" office:value="13672" calcext:value-type="float">
            <text:p>13672</text:p>
          </table:table-cell>
          <table:table-cell office:value-type="float" office:value="38609219" calcext:value-type="float">
            <text:p>38609219</text:p>
          </table:table-cell>
          <table:table-cell office:value-type="float" office:value="34679" calcext:value-type="float">
            <text:p>34679</text:p>
          </table:table-cell>
          <table:table-cell office:value-type="float" office:value="83728535" calcext:value-type="float">
            <text:p>83728535</text:p>
          </table:table-cell>
          <table:table-cell office:value-type="float" office:value="11330" calcext:value-type="float">
            <text:p>11330</text:p>
          </table:table-cell>
          <table:table-cell office:value-type="float" office:value="71395328" calcext:value-type="float">
            <text:p>71395328</text:p>
          </table:table-cell>
          <table:table-cell office:value-type="float" office:value="34802762" calcext:value-type="float">
            <text:p>34802762</text:p>
          </table:table-cell>
        </table:table-row>
        <table:table-row table:style-name="ro1" table:visibility="collapse">
          <table:table-cell office:value-type="float" office:value="34750" calcext:value-type="float">
            <text:p>34750</text:p>
          </table:table-cell>
          <table:table-cell office:value-type="float" office:value="148457" calcext:value-type="float">
            <text:p>148457</text:p>
          </table:table-cell>
          <table:table-cell office:value-type="float" office:value="96598" calcext:value-type="float">
            <text:p>96598</text:p>
          </table:table-cell>
          <table:table-cell office:value-type="float" office:value="21668" calcext:value-type="float">
            <text:p>21668</text:p>
          </table:table-cell>
          <table:table-cell office:value-type="float" office:value="30755" calcext:value-type="float">
            <text:p>30755</text:p>
          </table:table-cell>
          <table:table-cell office:value-type="float" office:value="36713" calcext:value-type="float">
            <text:p>36713</text:p>
          </table:table-cell>
          <table:table-cell office:value-type="float" office:value="17784" calcext:value-type="float">
            <text:p>17784</text:p>
          </table:table-cell>
          <table:table-cell office:value-type="float" office:value="18039" calcext:value-type="float">
            <text:p>18039</text:p>
          </table:table-cell>
          <table:table-cell office:value-type="float" office:value="54940722" calcext:value-type="float">
            <text:p>54940722</text:p>
          </table:table-cell>
          <table:table-cell office:value-type="float" office:value="63969" calcext:value-type="float">
            <text:p>63969</text:p>
          </table:table-cell>
          <table:table-cell office:value-type="float" office:value="50967" calcext:value-type="float">
            <text:p>50967</text:p>
          </table:table-cell>
          <table:table-cell office:value-type="float" office:value="8711" calcext:value-type="float">
            <text:p>8711</text:p>
          </table:table-cell>
          <table:table-cell office:value-type="float" office:value="55327131" calcext:value-type="float">
            <text:p>55327131</text:p>
          </table:table-cell>
          <table:table-cell office:value-type="float" office:value="32983" calcext:value-type="float">
            <text:p>32983</text:p>
          </table:table-cell>
          <table:table-cell office:value-type="float" office:value="50563169" calcext:value-type="float">
            <text:p>50563169</text:p>
          </table:table-cell>
          <table:table-cell office:value-type="float" office:value="15330" calcext:value-type="float">
            <text:p>15330</text:p>
          </table:table-cell>
          <table:table-cell office:value-type="float" office:value="38815931" calcext:value-type="float">
            <text:p>38815931</text:p>
          </table:table-cell>
          <table:table-cell office:value-type="float" office:value="34800" calcext:value-type="float">
            <text:p>34800</text:p>
          </table:table-cell>
          <table:table-cell office:value-type="float" office:value="84426627" calcext:value-type="float">
            <text:p>84426627</text:p>
          </table:table-cell>
          <table:table-cell office:value-type="float" office:value="16669" calcext:value-type="float">
            <text:p>16669</text:p>
          </table:table-cell>
          <table:table-cell office:value-type="float" office:value="72036183" calcext:value-type="float">
            <text:p>72036183</text:p>
          </table:table-cell>
          <table:table-cell office:value-type="float" office:value="35286442" calcext:value-type="float">
            <text:p>35286442</text:p>
          </table:table-cell>
        </table:table-row>
        <table:table-row table:style-name="ro1" table:visibility="collapse">
          <table:table-cell office:value-type="float" office:value="35000" calcext:value-type="float">
            <text:p>35000</text:p>
          </table:table-cell>
          <table:table-cell office:value-type="float" office:value="208880" calcext:value-type="float">
            <text:p>208880</text:p>
          </table:table-cell>
          <table:table-cell office:value-type="float" office:value="103840" calcext:value-type="float">
            <text:p>103840</text:p>
          </table:table-cell>
          <table:table-cell office:value-type="float" office:value="21912" calcext:value-type="float">
            <text:p>21912</text:p>
          </table:table-cell>
          <table:table-cell office:value-type="float" office:value="30999" calcext:value-type="float">
            <text:p>30999</text:p>
          </table:table-cell>
          <table:table-cell office:value-type="float" office:value="42919" calcext:value-type="float">
            <text:p>42919</text:p>
          </table:table-cell>
          <table:table-cell office:value-type="float" office:value="17176" calcext:value-type="float">
            <text:p>17176</text:p>
          </table:table-cell>
          <table:table-cell office:value-type="float" office:value="16933" calcext:value-type="float">
            <text:p>16933</text:p>
          </table:table-cell>
          <table:table-cell office:value-type="float" office:value="55272490" calcext:value-type="float">
            <text:p>55272490</text:p>
          </table:table-cell>
          <table:table-cell office:value-type="float" office:value="61591" calcext:value-type="float">
            <text:p>61591</text:p>
          </table:table-cell>
          <table:table-cell office:value-type="float" office:value="51866" calcext:value-type="float">
            <text:p>51866</text:p>
          </table:table-cell>
          <table:table-cell office:value-type="float" office:value="9036" calcext:value-type="float">
            <text:p>9036</text:p>
          </table:table-cell>
          <table:table-cell office:value-type="float" office:value="47673831" calcext:value-type="float">
            <text:p>47673831</text:p>
          </table:table-cell>
          <table:table-cell office:value-type="float" office:value="31040" calcext:value-type="float">
            <text:p>31040</text:p>
          </table:table-cell>
          <table:table-cell office:value-type="float" office:value="51611241" calcext:value-type="float">
            <text:p>51611241</text:p>
          </table:table-cell>
          <table:table-cell office:value-type="float" office:value="12876" calcext:value-type="float">
            <text:p>12876</text:p>
          </table:table-cell>
          <table:table-cell office:value-type="float" office:value="41986791" calcext:value-type="float">
            <text:p>41986791</text:p>
          </table:table-cell>
          <table:table-cell office:value-type="float" office:value="33449" calcext:value-type="float">
            <text:p>33449</text:p>
          </table:table-cell>
          <table:table-cell office:value-type="float" office:value="85615936" calcext:value-type="float">
            <text:p>85615936</text:p>
          </table:table-cell>
          <table:table-cell office:value-type="float" office:value="9045" calcext:value-type="float">
            <text:p>9045</text:p>
          </table:table-cell>
          <table:table-cell office:value-type="float" office:value="72957037" calcext:value-type="float">
            <text:p>72957037</text:p>
          </table:table-cell>
          <table:table-cell office:value-type="float" office:value="35940289" calcext:value-type="float">
            <text:p>35940289</text:p>
          </table:table-cell>
        </table:table-row>
        <table:table-row table:style-name="ro1" table:visibility="collapse">
          <table:table-cell office:value-type="float" office:value="35250" calcext:value-type="float">
            <text:p>35250</text:p>
          </table:table-cell>
          <table:table-cell office:value-type="float" office:value="168842" calcext:value-type="float">
            <text:p>168842</text:p>
          </table:table-cell>
          <table:table-cell office:value-type="float" office:value="97638" calcext:value-type="float">
            <text:p>97638</text:p>
          </table:table-cell>
          <table:table-cell office:value-type="float" office:value="21793" calcext:value-type="float">
            <text:p>21793</text:p>
          </table:table-cell>
          <table:table-cell office:value-type="float" office:value="31521" calcext:value-type="float">
            <text:p>31521</text:p>
          </table:table-cell>
          <table:table-cell office:value-type="float" office:value="36592" calcext:value-type="float">
            <text:p>36592</text:p>
          </table:table-cell>
          <table:table-cell office:value-type="float" office:value="20911" calcext:value-type="float">
            <text:p>20911</text:p>
          </table:table-cell>
          <table:table-cell office:value-type="float" office:value="18716" calcext:value-type="float">
            <text:p>18716</text:p>
          </table:table-cell>
          <table:table-cell office:value-type="float" office:value="55738123" calcext:value-type="float">
            <text:p>55738123</text:p>
          </table:table-cell>
          <table:table-cell office:value-type="float" office:value="63580" calcext:value-type="float">
            <text:p>63580</text:p>
          </table:table-cell>
          <table:table-cell office:value-type="float" office:value="59175" calcext:value-type="float">
            <text:p>59175</text:p>
          </table:table-cell>
          <table:table-cell office:value-type="float" office:value="9126" calcext:value-type="float">
            <text:p>9126</text:p>
          </table:table-cell>
          <table:table-cell office:value-type="float" office:value="47911457" calcext:value-type="float">
            <text:p>47911457</text:p>
          </table:table-cell>
          <table:table-cell office:value-type="float" office:value="31511" calcext:value-type="float">
            <text:p>31511</text:p>
          </table:table-cell>
          <table:table-cell office:value-type="float" office:value="52630514" calcext:value-type="float">
            <text:p>52630514</text:p>
          </table:table-cell>
          <table:table-cell office:value-type="float" office:value="15256" calcext:value-type="float">
            <text:p>15256</text:p>
          </table:table-cell>
          <table:table-cell office:value-type="float" office:value="39988307" calcext:value-type="float">
            <text:p>39988307</text:p>
          </table:table-cell>
          <table:table-cell office:value-type="float" office:value="33662" calcext:value-type="float">
            <text:p>33662</text:p>
          </table:table-cell>
          <table:table-cell office:value-type="float" office:value="85476438" calcext:value-type="float">
            <text:p>85476438</text:p>
          </table:table-cell>
          <table:table-cell office:value-type="float" office:value="13584" calcext:value-type="float">
            <text:p>13584</text:p>
          </table:table-cell>
          <table:table-cell office:value-type="float" office:value="73604969" calcext:value-type="float">
            <text:p>73604969</text:p>
          </table:table-cell>
          <table:table-cell office:value-type="float" office:value="36491425" calcext:value-type="float">
            <text:p>36491425</text:p>
          </table:table-cell>
        </table:table-row>
        <table:table-row table:style-name="ro1" table:visibility="collapse">
          <table:table-cell office:value-type="float" office:value="35500" calcext:value-type="float">
            <text:p>35500</text:p>
          </table:table-cell>
          <table:table-cell office:value-type="float" office:value="172017" calcext:value-type="float">
            <text:p>172017</text:p>
          </table:table-cell>
          <table:table-cell office:value-type="float" office:value="105678" calcext:value-type="float">
            <text:p>105678</text:p>
          </table:table-cell>
          <table:table-cell office:value-type="float" office:value="21587" calcext:value-type="float">
            <text:p>21587</text:p>
          </table:table-cell>
          <table:table-cell office:value-type="float" office:value="33201" calcext:value-type="float">
            <text:p>33201</text:p>
          </table:table-cell>
          <table:table-cell office:value-type="float" office:value="35164" calcext:value-type="float">
            <text:p>35164</text:p>
          </table:table-cell>
          <table:table-cell office:value-type="float" office:value="16587" calcext:value-type="float">
            <text:p>16587</text:p>
          </table:table-cell>
          <table:table-cell office:value-type="float" office:value="16582" calcext:value-type="float">
            <text:p>16582</text:p>
          </table:table-cell>
          <table:table-cell office:value-type="float" office:value="55894000" calcext:value-type="float">
            <text:p>55894000</text:p>
          </table:table-cell>
          <table:table-cell office:value-type="float" office:value="65207" calcext:value-type="float">
            <text:p>65207</text:p>
          </table:table-cell>
          <table:table-cell office:value-type="float" office:value="73758" calcext:value-type="float">
            <text:p>73758</text:p>
          </table:table-cell>
          <table:table-cell office:value-type="float" office:value="9281" calcext:value-type="float">
            <text:p>9281</text:p>
          </table:table-cell>
          <table:table-cell office:value-type="float" office:value="49684937" calcext:value-type="float">
            <text:p>49684937</text:p>
          </table:table-cell>
          <table:table-cell office:value-type="float" office:value="32362" calcext:value-type="float">
            <text:p>32362</text:p>
          </table:table-cell>
          <table:table-cell office:value-type="float" office:value="52034667" calcext:value-type="float">
            <text:p>52034667</text:p>
          </table:table-cell>
          <table:table-cell office:value-type="float" office:value="13805" calcext:value-type="float">
            <text:p>13805</text:p>
          </table:table-cell>
          <table:table-cell office:value-type="float" office:value="40430869" calcext:value-type="float">
            <text:p>40430869</text:p>
          </table:table-cell>
          <table:table-cell office:value-type="float" office:value="33131" calcext:value-type="float">
            <text:p>33131</text:p>
          </table:table-cell>
          <table:table-cell office:value-type="float" office:value="86404456" calcext:value-type="float">
            <text:p>86404456</text:p>
          </table:table-cell>
          <table:table-cell office:value-type="float" office:value="10917" calcext:value-type="float">
            <text:p>10917</text:p>
          </table:table-cell>
          <table:table-cell office:value-type="float" office:value="74467207" calcext:value-type="float">
            <text:p>74467207</text:p>
          </table:table-cell>
          <table:table-cell office:value-type="float" office:value="36448720" calcext:value-type="float">
            <text:p>36448720</text:p>
          </table:table-cell>
        </table:table-row>
        <table:table-row table:style-name="ro1" table:visibility="collapse">
          <table:table-cell office:value-type="float" office:value="35750" calcext:value-type="float">
            <text:p>35750</text:p>
          </table:table-cell>
          <table:table-cell office:value-type="float" office:value="166047" calcext:value-type="float">
            <text:p>166047</text:p>
          </table:table-cell>
          <table:table-cell office:value-type="float" office:value="115102" calcext:value-type="float">
            <text:p>115102</text:p>
          </table:table-cell>
          <table:table-cell office:value-type="float" office:value="21505" calcext:value-type="float">
            <text:p>21505</text:p>
          </table:table-cell>
          <table:table-cell office:value-type="float" office:value="31323" calcext:value-type="float">
            <text:p>31323</text:p>
          </table:table-cell>
          <table:table-cell office:value-type="float" office:value="35106" calcext:value-type="float">
            <text:p>35106</text:p>
          </table:table-cell>
          <table:table-cell office:value-type="float" office:value="17241" calcext:value-type="float">
            <text:p>17241</text:p>
          </table:table-cell>
          <table:table-cell office:value-type="float" office:value="17297" calcext:value-type="float">
            <text:p>17297</text:p>
          </table:table-cell>
          <table:table-cell office:value-type="float" office:value="63239376" calcext:value-type="float">
            <text:p>63239376</text:p>
          </table:table-cell>
          <table:table-cell office:value-type="float" office:value="64511" calcext:value-type="float">
            <text:p>64511</text:p>
          </table:table-cell>
          <table:table-cell office:value-type="float" office:value="51509" calcext:value-type="float">
            <text:p>51509</text:p>
          </table:table-cell>
          <table:table-cell office:value-type="float" office:value="8784" calcext:value-type="float">
            <text:p>8784</text:p>
          </table:table-cell>
          <table:table-cell office:value-type="float" office:value="54125305" calcext:value-type="float">
            <text:p>54125305</text:p>
          </table:table-cell>
          <table:table-cell office:value-type="float" office:value="31332" calcext:value-type="float">
            <text:p>31332</text:p>
          </table:table-cell>
          <table:table-cell office:value-type="float" office:value="52287217" calcext:value-type="float">
            <text:p>52287217</text:p>
          </table:table-cell>
          <table:table-cell office:value-type="float" office:value="13755" calcext:value-type="float">
            <text:p>13755</text:p>
          </table:table-cell>
          <table:table-cell office:value-type="float" office:value="40722539" calcext:value-type="float">
            <text:p>40722539</text:p>
          </table:table-cell>
          <table:table-cell office:value-type="float" office:value="34036" calcext:value-type="float">
            <text:p>34036</text:p>
          </table:table-cell>
          <table:table-cell office:value-type="float" office:value="88398851" calcext:value-type="float">
            <text:p>88398851</text:p>
          </table:table-cell>
          <table:table-cell office:value-type="float" office:value="10037" calcext:value-type="float">
            <text:p>10037</text:p>
          </table:table-cell>
          <table:table-cell office:value-type="float" office:value="74490788" calcext:value-type="float">
            <text:p>74490788</text:p>
          </table:table-cell>
          <table:table-cell office:value-type="float" office:value="36559961" calcext:value-type="float">
            <text:p>36559961</text:p>
          </table:table-cell>
        </table:table-row>
        <table:table-row table:style-name="ro1" table:visibility="collapse">
          <table:table-cell office:value-type="float" office:value="36000" calcext:value-type="float">
            <text:p>36000</text:p>
          </table:table-cell>
          <table:table-cell office:value-type="float" office:value="170303" calcext:value-type="float">
            <text:p>170303</text:p>
          </table:table-cell>
          <table:table-cell office:value-type="float" office:value="118202" calcext:value-type="float">
            <text:p>118202</text:p>
          </table:table-cell>
          <table:table-cell office:value-type="float" office:value="21623" calcext:value-type="float">
            <text:p>21623</text:p>
          </table:table-cell>
          <table:table-cell office:value-type="float" office:value="31751" calcext:value-type="float">
            <text:p>31751</text:p>
          </table:table-cell>
          <table:table-cell office:value-type="float" office:value="34884" calcext:value-type="float">
            <text:p>34884</text:p>
          </table:table-cell>
          <table:table-cell office:value-type="float" office:value="16340" calcext:value-type="float">
            <text:p>16340</text:p>
          </table:table-cell>
          <table:table-cell office:value-type="float" office:value="16755" calcext:value-type="float">
            <text:p>16755</text:p>
          </table:table-cell>
          <table:table-cell office:value-type="float" office:value="57808308" calcext:value-type="float">
            <text:p>57808308</text:p>
          </table:table-cell>
          <table:table-cell office:value-type="float" office:value="61626" calcext:value-type="float">
            <text:p>61626</text:p>
          </table:table-cell>
          <table:table-cell office:value-type="float" office:value="50218" calcext:value-type="float">
            <text:p>50218</text:p>
          </table:table-cell>
          <table:table-cell office:value-type="float" office:value="8851" calcext:value-type="float">
            <text:p>8851</text:p>
          </table:table-cell>
          <table:table-cell office:value-type="float" office:value="49637051" calcext:value-type="float">
            <text:p>49637051</text:p>
          </table:table-cell>
          <table:table-cell office:value-type="float" office:value="32217" calcext:value-type="float">
            <text:p>32217</text:p>
          </table:table-cell>
          <table:table-cell office:value-type="float" office:value="53647806" calcext:value-type="float">
            <text:p>53647806</text:p>
          </table:table-cell>
          <table:table-cell office:value-type="float" office:value="13211" calcext:value-type="float">
            <text:p>13211</text:p>
          </table:table-cell>
          <table:table-cell office:value-type="float" office:value="40751752" calcext:value-type="float">
            <text:p>40751752</text:p>
          </table:table-cell>
          <table:table-cell office:value-type="float" office:value="32763" calcext:value-type="float">
            <text:p>32763</text:p>
          </table:table-cell>
          <table:table-cell office:value-type="float" office:value="90464926" calcext:value-type="float">
            <text:p>90464926</text:p>
          </table:table-cell>
          <table:table-cell office:value-type="float" office:value="9547" calcext:value-type="float">
            <text:p>9547</text:p>
          </table:table-cell>
          <table:table-cell office:value-type="float" office:value="75209726" calcext:value-type="float">
            <text:p>75209726</text:p>
          </table:table-cell>
          <table:table-cell office:value-type="float" office:value="36928056" calcext:value-type="float">
            <text:p>36928056</text:p>
          </table:table-cell>
        </table:table-row>
        <table:table-row table:style-name="ro1" table:visibility="collapse">
          <table:table-cell office:value-type="float" office:value="36250" calcext:value-type="float">
            <text:p>36250</text:p>
          </table:table-cell>
          <table:table-cell office:value-type="float" office:value="166838" calcext:value-type="float">
            <text:p>166838</text:p>
          </table:table-cell>
          <table:table-cell office:value-type="float" office:value="103199" calcext:value-type="float">
            <text:p>103199</text:p>
          </table:table-cell>
          <table:table-cell office:value-type="float" office:value="33494" calcext:value-type="float">
            <text:p>33494</text:p>
          </table:table-cell>
          <table:table-cell office:value-type="float" office:value="34047" calcext:value-type="float">
            <text:p>34047</text:p>
          </table:table-cell>
          <table:table-cell office:value-type="float" office:value="35163" calcext:value-type="float">
            <text:p>35163</text:p>
          </table:table-cell>
          <table:table-cell office:value-type="float" office:value="16007" calcext:value-type="float">
            <text:p>16007</text:p>
          </table:table-cell>
          <table:table-cell office:value-type="float" office:value="17318" calcext:value-type="float">
            <text:p>17318</text:p>
          </table:table-cell>
          <table:table-cell office:value-type="float" office:value="59156059" calcext:value-type="float">
            <text:p>59156059</text:p>
          </table:table-cell>
          <table:table-cell office:value-type="float" office:value="60659" calcext:value-type="float">
            <text:p>60659</text:p>
          </table:table-cell>
          <table:table-cell office:value-type="float" office:value="55290" calcext:value-type="float">
            <text:p>55290</text:p>
          </table:table-cell>
          <table:table-cell office:value-type="float" office:value="9205" calcext:value-type="float">
            <text:p>9205</text:p>
          </table:table-cell>
          <table:table-cell office:value-type="float" office:value="50605792" calcext:value-type="float">
            <text:p>50605792</text:p>
          </table:table-cell>
          <table:table-cell office:value-type="float" office:value="31008" calcext:value-type="float">
            <text:p>31008</text:p>
          </table:table-cell>
          <table:table-cell office:value-type="float" office:value="53709054" calcext:value-type="float">
            <text:p>53709054</text:p>
          </table:table-cell>
          <table:table-cell office:value-type="float" office:value="13785" calcext:value-type="float">
            <text:p>13785</text:p>
          </table:table-cell>
          <table:table-cell office:value-type="float" office:value="41805992" calcext:value-type="float">
            <text:p>41805992</text:p>
          </table:table-cell>
          <table:table-cell office:value-type="float" office:value="34136" calcext:value-type="float">
            <text:p>34136</text:p>
          </table:table-cell>
          <table:table-cell office:value-type="float" office:value="88095882" calcext:value-type="float">
            <text:p>88095882</text:p>
          </table:table-cell>
          <table:table-cell office:value-type="float" office:value="9788" calcext:value-type="float">
            <text:p>9788</text:p>
          </table:table-cell>
          <table:table-cell office:value-type="float" office:value="76088405" calcext:value-type="float">
            <text:p>76088405</text:p>
          </table:table-cell>
          <table:table-cell office:value-type="float" office:value="37185732" calcext:value-type="float">
            <text:p>37185732</text:p>
          </table:table-cell>
        </table:table-row>
        <table:table-row table:style-name="ro1" table:visibility="collapse">
          <table:table-cell office:value-type="float" office:value="36500" calcext:value-type="float">
            <text:p>36500</text:p>
          </table:table-cell>
          <table:table-cell office:value-type="float" office:value="170574" calcext:value-type="float">
            <text:p>170574</text:p>
          </table:table-cell>
          <table:table-cell office:value-type="float" office:value="104701" calcext:value-type="float">
            <text:p>104701</text:p>
          </table:table-cell>
          <table:table-cell office:value-type="float" office:value="21539" calcext:value-type="float">
            <text:p>21539</text:p>
          </table:table-cell>
          <table:table-cell office:value-type="float" office:value="30714" calcext:value-type="float">
            <text:p>30714</text:p>
          </table:table-cell>
          <table:table-cell office:value-type="float" office:value="34209" calcext:value-type="float">
            <text:p>34209</text:p>
          </table:table-cell>
          <table:table-cell office:value-type="float" office:value="15253" calcext:value-type="float">
            <text:p>15253</text:p>
          </table:table-cell>
          <table:table-cell office:value-type="float" office:value="16505" calcext:value-type="float">
            <text:p>16505</text:p>
          </table:table-cell>
          <table:table-cell office:value-type="float" office:value="57693139" calcext:value-type="float">
            <text:p>57693139</text:p>
          </table:table-cell>
          <table:table-cell office:value-type="float" office:value="59410" calcext:value-type="float">
            <text:p>59410</text:p>
          </table:table-cell>
          <table:table-cell office:value-type="float" office:value="57125" calcext:value-type="float">
            <text:p>57125</text:p>
          </table:table-cell>
          <table:table-cell office:value-type="float" office:value="9916" calcext:value-type="float">
            <text:p>9916</text:p>
          </table:table-cell>
          <table:table-cell office:value-type="float" office:value="50091520" calcext:value-type="float">
            <text:p>50091520</text:p>
          </table:table-cell>
          <table:table-cell office:value-type="float" office:value="30282" calcext:value-type="float">
            <text:p>30282</text:p>
          </table:table-cell>
          <table:table-cell office:value-type="float" office:value="54742920" calcext:value-type="float">
            <text:p>54742920</text:p>
          </table:table-cell>
          <table:table-cell office:value-type="float" office:value="13667" calcext:value-type="float">
            <text:p>13667</text:p>
          </table:table-cell>
          <table:table-cell office:value-type="float" office:value="42312045" calcext:value-type="float">
            <text:p>42312045</text:p>
          </table:table-cell>
          <table:table-cell office:value-type="float" office:value="30248" calcext:value-type="float">
            <text:p>30248</text:p>
          </table:table-cell>
          <table:table-cell office:value-type="float" office:value="89203067" calcext:value-type="float">
            <text:p>89203067</text:p>
          </table:table-cell>
          <table:table-cell office:value-type="float" office:value="9251" calcext:value-type="float">
            <text:p>9251</text:p>
          </table:table-cell>
          <table:table-cell office:value-type="float" office:value="77833746" calcext:value-type="float">
            <text:p>77833746</text:p>
          </table:table-cell>
          <table:table-cell office:value-type="float" office:value="37311412" calcext:value-type="float">
            <text:p>37311412</text:p>
          </table:table-cell>
        </table:table-row>
        <table:table-row table:style-name="ro1" table:visibility="collapse">
          <table:table-cell office:value-type="float" office:value="36750" calcext:value-type="float">
            <text:p>36750</text:p>
          </table:table-cell>
          <table:table-cell office:value-type="float" office:value="163980" calcext:value-type="float">
            <text:p>163980</text:p>
          </table:table-cell>
          <table:table-cell office:value-type="float" office:value="107928" calcext:value-type="float">
            <text:p>107928</text:p>
          </table:table-cell>
          <table:table-cell office:value-type="float" office:value="21623" calcext:value-type="float">
            <text:p>21623</text:p>
          </table:table-cell>
          <table:table-cell office:value-type="float" office:value="28377" calcext:value-type="float">
            <text:p>28377</text:p>
          </table:table-cell>
          <table:table-cell office:value-type="float" office:value="35862" calcext:value-type="float">
            <text:p>35862</text:p>
          </table:table-cell>
          <table:table-cell office:value-type="float" office:value="15966" calcext:value-type="float">
            <text:p>15966</text:p>
          </table:table-cell>
          <table:table-cell office:value-type="float" office:value="16742" calcext:value-type="float">
            <text:p>16742</text:p>
          </table:table-cell>
          <table:table-cell office:value-type="float" office:value="58691114" calcext:value-type="float">
            <text:p>58691114</text:p>
          </table:table-cell>
          <table:table-cell office:value-type="float" office:value="60620" calcext:value-type="float">
            <text:p>60620</text:p>
          </table:table-cell>
          <table:table-cell office:value-type="float" office:value="57959" calcext:value-type="float">
            <text:p>57959</text:p>
          </table:table-cell>
          <table:table-cell office:value-type="float" office:value="9373" calcext:value-type="float">
            <text:p>9373</text:p>
          </table:table-cell>
          <table:table-cell office:value-type="float" office:value="51205722" calcext:value-type="float">
            <text:p>51205722</text:p>
          </table:table-cell>
          <table:table-cell office:value-type="float" office:value="29711" calcext:value-type="float">
            <text:p>29711</text:p>
          </table:table-cell>
          <table:table-cell office:value-type="float" office:value="54612035" calcext:value-type="float">
            <text:p>54612035</text:p>
          </table:table-cell>
          <table:table-cell office:value-type="float" office:value="13753" calcext:value-type="float">
            <text:p>13753</text:p>
          </table:table-cell>
          <table:table-cell office:value-type="float" office:value="42700640" calcext:value-type="float">
            <text:p>42700640</text:p>
          </table:table-cell>
          <table:table-cell office:value-type="float" office:value="33995" calcext:value-type="float">
            <text:p>33995</text:p>
          </table:table-cell>
          <table:table-cell office:value-type="float" office:value="90004541" calcext:value-type="float">
            <text:p>90004541</text:p>
          </table:table-cell>
          <table:table-cell office:value-type="float" office:value="12668" calcext:value-type="float">
            <text:p>12668</text:p>
          </table:table-cell>
          <table:table-cell office:value-type="float" office:value="77344448" calcext:value-type="float">
            <text:p>77344448</text:p>
          </table:table-cell>
          <table:table-cell office:value-type="float" office:value="37646547" calcext:value-type="float">
            <text:p>37646547</text:p>
          </table:table-cell>
        </table:table-row>
        <table:table-row table:style-name="ro1" table:visibility="collapse">
          <table:table-cell office:value-type="float" office:value="37000" calcext:value-type="float">
            <text:p>37000</text:p>
          </table:table-cell>
          <table:table-cell office:value-type="float" office:value="170349" calcext:value-type="float">
            <text:p>170349</text:p>
          </table:table-cell>
          <table:table-cell office:value-type="float" office:value="99786" calcext:value-type="float">
            <text:p>99786</text:p>
          </table:table-cell>
          <table:table-cell office:value-type="float" office:value="21794" calcext:value-type="float">
            <text:p>21794</text:p>
          </table:table-cell>
          <table:table-cell office:value-type="float" office:value="30709" calcext:value-type="float">
            <text:p>30709</text:p>
          </table:table-cell>
          <table:table-cell office:value-type="float" office:value="71921" calcext:value-type="float">
            <text:p>71921</text:p>
          </table:table-cell>
          <table:table-cell office:value-type="float" office:value="15877" calcext:value-type="float">
            <text:p>15877</text:p>
          </table:table-cell>
          <table:table-cell office:value-type="float" office:value="17825" calcext:value-type="float">
            <text:p>17825</text:p>
          </table:table-cell>
          <table:table-cell office:value-type="float" office:value="59321139" calcext:value-type="float">
            <text:p>59321139</text:p>
          </table:table-cell>
          <table:table-cell office:value-type="float" office:value="60762" calcext:value-type="float">
            <text:p>60762</text:p>
          </table:table-cell>
          <table:table-cell office:value-type="float" office:value="57951" calcext:value-type="float">
            <text:p>57951</text:p>
          </table:table-cell>
          <table:table-cell office:value-type="float" office:value="9621" calcext:value-type="float">
            <text:p>9621</text:p>
          </table:table-cell>
          <table:table-cell office:value-type="float" office:value="51127971" calcext:value-type="float">
            <text:p>51127971</text:p>
          </table:table-cell>
          <table:table-cell office:value-type="float" office:value="30455" calcext:value-type="float">
            <text:p>30455</text:p>
          </table:table-cell>
          <table:table-cell office:value-type="float" office:value="54380318" calcext:value-type="float">
            <text:p>54380318</text:p>
          </table:table-cell>
          <table:table-cell office:value-type="float" office:value="14571" calcext:value-type="float">
            <text:p>14571</text:p>
          </table:table-cell>
          <table:table-cell office:value-type="float" office:value="42752527" calcext:value-type="float">
            <text:p>42752527</text:p>
          </table:table-cell>
          <table:table-cell office:value-type="float" office:value="30415" calcext:value-type="float">
            <text:p>30415</text:p>
          </table:table-cell>
          <table:table-cell office:value-type="float" office:value="89853081" calcext:value-type="float">
            <text:p>89853081</text:p>
          </table:table-cell>
          <table:table-cell office:value-type="float" office:value="9458" calcext:value-type="float">
            <text:p>9458</text:p>
          </table:table-cell>
          <table:table-cell office:value-type="float" office:value="78114710" calcext:value-type="float">
            <text:p>78114710</text:p>
          </table:table-cell>
          <table:table-cell office:value-type="float" office:value="37919187" calcext:value-type="float">
            <text:p>37919187</text:p>
          </table:table-cell>
        </table:table-row>
        <table:table-row table:style-name="ro1" table:visibility="collapse">
          <table:table-cell office:value-type="float" office:value="37250" calcext:value-type="float">
            <text:p>37250</text:p>
          </table:table-cell>
          <table:table-cell office:value-type="float" office:value="169259" calcext:value-type="float">
            <text:p>169259</text:p>
          </table:table-cell>
          <table:table-cell office:value-type="float" office:value="109486" calcext:value-type="float">
            <text:p>109486</text:p>
          </table:table-cell>
          <table:table-cell office:value-type="float" office:value="21927" calcext:value-type="float">
            <text:p>21927</text:p>
          </table:table-cell>
          <table:table-cell office:value-type="float" office:value="30599" calcext:value-type="float">
            <text:p>30599</text:p>
          </table:table-cell>
          <table:table-cell office:value-type="float" office:value="62763" calcext:value-type="float">
            <text:p>62763</text:p>
          </table:table-cell>
          <table:table-cell office:value-type="float" office:value="17125" calcext:value-type="float">
            <text:p>17125</text:p>
          </table:table-cell>
          <table:table-cell office:value-type="float" office:value="21319" calcext:value-type="float">
            <text:p>21319</text:p>
          </table:table-cell>
          <table:table-cell office:value-type="float" office:value="59095733" calcext:value-type="float">
            <text:p>59095733</text:p>
          </table:table-cell>
          <table:table-cell office:value-type="float" office:value="61993" calcext:value-type="float">
            <text:p>61993</text:p>
          </table:table-cell>
          <table:table-cell office:value-type="float" office:value="66127" calcext:value-type="float">
            <text:p>66127</text:p>
          </table:table-cell>
          <table:table-cell office:value-type="float" office:value="9413" calcext:value-type="float">
            <text:p>9413</text:p>
          </table:table-cell>
          <table:table-cell office:value-type="float" office:value="51125178" calcext:value-type="float">
            <text:p>51125178</text:p>
          </table:table-cell>
          <table:table-cell office:value-type="float" office:value="30144" calcext:value-type="float">
            <text:p>30144</text:p>
          </table:table-cell>
          <table:table-cell office:value-type="float" office:value="54543286" calcext:value-type="float">
            <text:p>54543286</text:p>
          </table:table-cell>
          <table:table-cell office:value-type="float" office:value="14666" calcext:value-type="float">
            <text:p>14666</text:p>
          </table:table-cell>
          <table:table-cell office:value-type="float" office:value="42696684" calcext:value-type="float">
            <text:p>42696684</text:p>
          </table:table-cell>
          <table:table-cell office:value-type="float" office:value="29779" calcext:value-type="float">
            <text:p>29779</text:p>
          </table:table-cell>
          <table:table-cell office:value-type="float" office:value="89930650" calcext:value-type="float">
            <text:p>89930650</text:p>
          </table:table-cell>
          <table:table-cell office:value-type="float" office:value="11954" calcext:value-type="float">
            <text:p>11954</text:p>
          </table:table-cell>
          <table:table-cell office:value-type="float" office:value="78462440" calcext:value-type="float">
            <text:p>78462440</text:p>
          </table:table-cell>
          <table:table-cell office:value-type="float" office:value="38196095" calcext:value-type="float">
            <text:p>38196095</text:p>
          </table:table-cell>
        </table:table-row>
        <table:table-row table:style-name="ro1" table:visibility="collapse">
          <table:table-cell office:value-type="float" office:value="37500" calcext:value-type="float">
            <text:p>37500</text:p>
          </table:table-cell>
          <table:table-cell office:value-type="float" office:value="175293" calcext:value-type="float">
            <text:p>175293</text:p>
          </table:table-cell>
          <table:table-cell office:value-type="float" office:value="114163" calcext:value-type="float">
            <text:p>114163</text:p>
          </table:table-cell>
          <table:table-cell office:value-type="float" office:value="21634" calcext:value-type="float">
            <text:p>21634</text:p>
          </table:table-cell>
          <table:table-cell office:value-type="float" office:value="30376" calcext:value-type="float">
            <text:p>30376</text:p>
          </table:table-cell>
          <table:table-cell office:value-type="float" office:value="52046" calcext:value-type="float">
            <text:p>52046</text:p>
          </table:table-cell>
          <table:table-cell office:value-type="float" office:value="16337" calcext:value-type="float">
            <text:p>16337</text:p>
          </table:table-cell>
          <table:table-cell office:value-type="float" office:value="16401" calcext:value-type="float">
            <text:p>16401</text:p>
          </table:table-cell>
          <table:table-cell office:value-type="float" office:value="60405882" calcext:value-type="float">
            <text:p>60405882</text:p>
          </table:table-cell>
          <table:table-cell office:value-type="float" office:value="83074" calcext:value-type="float">
            <text:p>83074</text:p>
          </table:table-cell>
          <table:table-cell office:value-type="float" office:value="56468" calcext:value-type="float">
            <text:p>56468</text:p>
          </table:table-cell>
          <table:table-cell office:value-type="float" office:value="9581" calcext:value-type="float">
            <text:p>9581</text:p>
          </table:table-cell>
          <table:table-cell office:value-type="float" office:value="51354019" calcext:value-type="float">
            <text:p>51354019</text:p>
          </table:table-cell>
          <table:table-cell office:value-type="float" office:value="30712" calcext:value-type="float">
            <text:p>30712</text:p>
          </table:table-cell>
          <table:table-cell office:value-type="float" office:value="55092300" calcext:value-type="float">
            <text:p>55092300</text:p>
          </table:table-cell>
          <table:table-cell office:value-type="float" office:value="15339" calcext:value-type="float">
            <text:p>15339</text:p>
          </table:table-cell>
          <table:table-cell office:value-type="float" office:value="43041360" calcext:value-type="float">
            <text:p>43041360</text:p>
          </table:table-cell>
          <table:table-cell office:value-type="float" office:value="30577" calcext:value-type="float">
            <text:p>30577</text:p>
          </table:table-cell>
          <table:table-cell office:value-type="float" office:value="92501266" calcext:value-type="float">
            <text:p>92501266</text:p>
          </table:table-cell>
          <table:table-cell office:value-type="float" office:value="11920" calcext:value-type="float">
            <text:p>11920</text:p>
          </table:table-cell>
          <table:table-cell office:value-type="float" office:value="78687442" calcext:value-type="float">
            <text:p>78687442</text:p>
          </table:table-cell>
          <table:table-cell office:value-type="float" office:value="38406147" calcext:value-type="float">
            <text:p>38406147</text:p>
          </table:table-cell>
        </table:table-row>
        <table:table-row table:style-name="ro1" table:visibility="collapse">
          <table:table-cell office:value-type="float" office:value="37750" calcext:value-type="float">
            <text:p>37750</text:p>
          </table:table-cell>
          <table:table-cell office:value-type="float" office:value="162917" calcext:value-type="float">
            <text:p>162917</text:p>
          </table:table-cell>
          <table:table-cell office:value-type="float" office:value="109060" calcext:value-type="float">
            <text:p>109060</text:p>
          </table:table-cell>
          <table:table-cell office:value-type="float" office:value="21587" calcext:value-type="float">
            <text:p>21587</text:p>
          </table:table-cell>
          <table:table-cell office:value-type="float" office:value="30296" calcext:value-type="float">
            <text:p>30296</text:p>
          </table:table-cell>
          <table:table-cell office:value-type="float" office:value="68418" calcext:value-type="float">
            <text:p>68418</text:p>
          </table:table-cell>
          <table:table-cell office:value-type="float" office:value="16302" calcext:value-type="float">
            <text:p>16302</text:p>
          </table:table-cell>
          <table:table-cell office:value-type="float" office:value="18762" calcext:value-type="float">
            <text:p>18762</text:p>
          </table:table-cell>
          <table:table-cell office:value-type="float" office:value="60952044" calcext:value-type="float">
            <text:p>60952044</text:p>
          </table:table-cell>
          <table:table-cell office:value-type="float" office:value="69326" calcext:value-type="float">
            <text:p>69326</text:p>
          </table:table-cell>
          <table:table-cell office:value-type="float" office:value="65122" calcext:value-type="float">
            <text:p>65122</text:p>
          </table:table-cell>
          <table:table-cell office:value-type="float" office:value="9250" calcext:value-type="float">
            <text:p>9250</text:p>
          </table:table-cell>
          <table:table-cell office:value-type="float" office:value="51786740" calcext:value-type="float">
            <text:p>51786740</text:p>
          </table:table-cell>
          <table:table-cell office:value-type="float" office:value="33795" calcext:value-type="float">
            <text:p>33795</text:p>
          </table:table-cell>
          <table:table-cell office:value-type="float" office:value="56910190" calcext:value-type="float">
            <text:p>56910190</text:p>
          </table:table-cell>
          <table:table-cell office:value-type="float" office:value="14964" calcext:value-type="float">
            <text:p>14964</text:p>
          </table:table-cell>
          <table:table-cell office:value-type="float" office:value="43381038" calcext:value-type="float">
            <text:p>43381038</text:p>
          </table:table-cell>
          <table:table-cell office:value-type="float" office:value="30789" calcext:value-type="float">
            <text:p>30789</text:p>
          </table:table-cell>
          <table:table-cell office:value-type="float" office:value="91228915" calcext:value-type="float">
            <text:p>91228915</text:p>
          </table:table-cell>
          <table:table-cell office:value-type="float" office:value="9629" calcext:value-type="float">
            <text:p>9629</text:p>
          </table:table-cell>
          <table:table-cell office:value-type="float" office:value="79189865" calcext:value-type="float">
            <text:p>79189865</text:p>
          </table:table-cell>
          <table:table-cell office:value-type="float" office:value="38734574" calcext:value-type="float">
            <text:p>38734574</text:p>
          </table:table-cell>
        </table:table-row>
        <table:table-row table:style-name="ro1" table:visibility="collapse">
          <table:table-cell office:value-type="float" office:value="38000" calcext:value-type="float">
            <text:p>38000</text:p>
          </table:table-cell>
          <table:table-cell office:value-type="float" office:value="189954" calcext:value-type="float">
            <text:p>189954</text:p>
          </table:table-cell>
          <table:table-cell office:value-type="float" office:value="112302" calcext:value-type="float">
            <text:p>112302</text:p>
          </table:table-cell>
          <table:table-cell office:value-type="float" office:value="21713" calcext:value-type="float">
            <text:p>21713</text:p>
          </table:table-cell>
          <table:table-cell office:value-type="float" office:value="30120" calcext:value-type="float">
            <text:p>30120</text:p>
          </table:table-cell>
          <table:table-cell office:value-type="float" office:value="62807" calcext:value-type="float">
            <text:p>62807</text:p>
          </table:table-cell>
          <table:table-cell office:value-type="float" office:value="17463" calcext:value-type="float">
            <text:p>17463</text:p>
          </table:table-cell>
          <table:table-cell office:value-type="float" office:value="16902" calcext:value-type="float">
            <text:p>16902</text:p>
          </table:table-cell>
          <table:table-cell office:value-type="float" office:value="60510086" calcext:value-type="float">
            <text:p>60510086</text:p>
          </table:table-cell>
          <table:table-cell office:value-type="float" office:value="64514" calcext:value-type="float">
            <text:p>64514</text:p>
          </table:table-cell>
          <table:table-cell office:value-type="float" office:value="71430" calcext:value-type="float">
            <text:p>71430</text:p>
          </table:table-cell>
          <table:table-cell office:value-type="float" office:value="8962" calcext:value-type="float">
            <text:p>8962</text:p>
          </table:table-cell>
          <table:table-cell office:value-type="float" office:value="52181041" calcext:value-type="float">
            <text:p>52181041</text:p>
          </table:table-cell>
          <table:table-cell office:value-type="float" office:value="30956" calcext:value-type="float">
            <text:p>30956</text:p>
          </table:table-cell>
          <table:table-cell office:value-type="float" office:value="57666710" calcext:value-type="float">
            <text:p>57666710</text:p>
          </table:table-cell>
          <table:table-cell office:value-type="float" office:value="15336" calcext:value-type="float">
            <text:p>15336</text:p>
          </table:table-cell>
          <table:table-cell office:value-type="float" office:value="44939870" calcext:value-type="float">
            <text:p>44939870</text:p>
          </table:table-cell>
          <table:table-cell office:value-type="float" office:value="29649" calcext:value-type="float">
            <text:p>29649</text:p>
          </table:table-cell>
          <table:table-cell office:value-type="float" office:value="91999460" calcext:value-type="float">
            <text:p>91999460</text:p>
          </table:table-cell>
          <table:table-cell office:value-type="float" office:value="9460" calcext:value-type="float">
            <text:p>9460</text:p>
          </table:table-cell>
          <table:table-cell office:value-type="float" office:value="79723207" calcext:value-type="float">
            <text:p>79723207</text:p>
          </table:table-cell>
          <table:table-cell office:value-type="float" office:value="38518521" calcext:value-type="float">
            <text:p>38518521</text:p>
          </table:table-cell>
        </table:table-row>
        <table:table-row table:style-name="ro1" table:visibility="collapse">
          <table:table-cell office:value-type="float" office:value="38250" calcext:value-type="float">
            <text:p>38250</text:p>
          </table:table-cell>
          <table:table-cell office:value-type="float" office:value="171547" calcext:value-type="float">
            <text:p>171547</text:p>
          </table:table-cell>
          <table:table-cell office:value-type="float" office:value="109924" calcext:value-type="float">
            <text:p>109924</text:p>
          </table:table-cell>
          <table:table-cell office:value-type="float" office:value="21580" calcext:value-type="float">
            <text:p>21580</text:p>
          </table:table-cell>
          <table:table-cell office:value-type="float" office:value="30419" calcext:value-type="float">
            <text:p>30419</text:p>
          </table:table-cell>
          <table:table-cell office:value-type="float" office:value="65903" calcext:value-type="float">
            <text:p>65903</text:p>
          </table:table-cell>
          <table:table-cell office:value-type="float" office:value="17086" calcext:value-type="float">
            <text:p>17086</text:p>
          </table:table-cell>
          <table:table-cell office:value-type="float" office:value="16620" calcext:value-type="float">
            <text:p>16620</text:p>
          </table:table-cell>
          <table:table-cell office:value-type="float" office:value="67443660" calcext:value-type="float">
            <text:p>67443660</text:p>
          </table:table-cell>
          <table:table-cell office:value-type="float" office:value="64214" calcext:value-type="float">
            <text:p>64214</text:p>
          </table:table-cell>
          <table:table-cell office:value-type="float" office:value="61002" calcext:value-type="float">
            <text:p>61002</text:p>
          </table:table-cell>
          <table:table-cell office:value-type="float" office:value="9376" calcext:value-type="float">
            <text:p>9376</text:p>
          </table:table-cell>
          <table:table-cell office:value-type="float" office:value="52444253" calcext:value-type="float">
            <text:p>52444253</text:p>
          </table:table-cell>
          <table:table-cell office:value-type="float" office:value="31379" calcext:value-type="float">
            <text:p>31379</text:p>
          </table:table-cell>
          <table:table-cell office:value-type="float" office:value="59692057" calcext:value-type="float">
            <text:p>59692057</text:p>
          </table:table-cell>
          <table:table-cell office:value-type="float" office:value="14431" calcext:value-type="float">
            <text:p>14431</text:p>
          </table:table-cell>
          <table:table-cell office:value-type="float" office:value="43812386" calcext:value-type="float">
            <text:p>43812386</text:p>
          </table:table-cell>
          <table:table-cell office:value-type="float" office:value="30176" calcext:value-type="float">
            <text:p>30176</text:p>
          </table:table-cell>
          <table:table-cell office:value-type="float" office:value="92798853" calcext:value-type="float">
            <text:p>92798853</text:p>
          </table:table-cell>
          <table:table-cell office:value-type="float" office:value="9502" calcext:value-type="float">
            <text:p>9502</text:p>
          </table:table-cell>
          <table:table-cell office:value-type="float" office:value="82000071" calcext:value-type="float">
            <text:p>82000071</text:p>
          </table:table-cell>
          <table:table-cell office:value-type="float" office:value="38855989" calcext:value-type="float">
            <text:p>38855989</text:p>
          </table:table-cell>
        </table:table-row>
        <table:table-row table:style-name="ro1" table:visibility="collapse">
          <table:table-cell office:value-type="float" office:value="38500" calcext:value-type="float">
            <text:p>38500</text:p>
          </table:table-cell>
          <table:table-cell office:value-type="float" office:value="152408" calcext:value-type="float">
            <text:p>152408</text:p>
          </table:table-cell>
          <table:table-cell office:value-type="float" office:value="111129" calcext:value-type="float">
            <text:p>111129</text:p>
          </table:table-cell>
          <table:table-cell office:value-type="float" office:value="21877" calcext:value-type="float">
            <text:p>21877</text:p>
          </table:table-cell>
          <table:table-cell office:value-type="float" office:value="29986" calcext:value-type="float">
            <text:p>29986</text:p>
          </table:table-cell>
          <table:table-cell office:value-type="float" office:value="49923" calcext:value-type="float">
            <text:p>49923</text:p>
          </table:table-cell>
          <table:table-cell office:value-type="float" office:value="17827" calcext:value-type="float">
            <text:p>17827</text:p>
          </table:table-cell>
          <table:table-cell office:value-type="float" office:value="17965" calcext:value-type="float">
            <text:p>17965</text:p>
          </table:table-cell>
          <table:table-cell office:value-type="float" office:value="62098666" calcext:value-type="float">
            <text:p>62098666</text:p>
          </table:table-cell>
          <table:table-cell office:value-type="float" office:value="62921" calcext:value-type="float">
            <text:p>62921</text:p>
          </table:table-cell>
          <table:table-cell office:value-type="float" office:value="74943" calcext:value-type="float">
            <text:p>74943</text:p>
          </table:table-cell>
          <table:table-cell office:value-type="float" office:value="8884" calcext:value-type="float">
            <text:p>8884</text:p>
          </table:table-cell>
          <table:table-cell office:value-type="float" office:value="53503450" calcext:value-type="float">
            <text:p>53503450</text:p>
          </table:table-cell>
          <table:table-cell office:value-type="float" office:value="30278" calcext:value-type="float">
            <text:p>30278</text:p>
          </table:table-cell>
          <table:table-cell office:value-type="float" office:value="58382358" calcext:value-type="float">
            <text:p>58382358</text:p>
          </table:table-cell>
          <table:table-cell office:value-type="float" office:value="13969" calcext:value-type="float">
            <text:p>13969</text:p>
          </table:table-cell>
          <table:table-cell office:value-type="float" office:value="47678123" calcext:value-type="float">
            <text:p>47678123</text:p>
          </table:table-cell>
          <table:table-cell office:value-type="float" office:value="31834" calcext:value-type="float">
            <text:p>31834</text:p>
          </table:table-cell>
          <table:table-cell office:value-type="float" office:value="92935269" calcext:value-type="float">
            <text:p>92935269</text:p>
          </table:table-cell>
          <table:table-cell office:value-type="float" office:value="9460" calcext:value-type="float">
            <text:p>9460</text:p>
          </table:table-cell>
          <table:table-cell office:value-type="float" office:value="81500470" calcext:value-type="float">
            <text:p>81500470</text:p>
          </table:table-cell>
          <table:table-cell office:value-type="float" office:value="38996169" calcext:value-type="float">
            <text:p>38996169</text:p>
          </table:table-cell>
        </table:table-row>
        <table:table-row table:style-name="ro1" table:visibility="collapse">
          <table:table-cell office:value-type="float" office:value="38750" calcext:value-type="float">
            <text:p>38750</text:p>
          </table:table-cell>
          <table:table-cell office:value-type="float" office:value="150339" calcext:value-type="float">
            <text:p>150339</text:p>
          </table:table-cell>
          <table:table-cell office:value-type="float" office:value="104432" calcext:value-type="float">
            <text:p>104432</text:p>
          </table:table-cell>
          <table:table-cell office:value-type="float" office:value="21714" calcext:value-type="float">
            <text:p>21714</text:p>
          </table:table-cell>
          <table:table-cell office:value-type="float" office:value="31327" calcext:value-type="float">
            <text:p>31327</text:p>
          </table:table-cell>
          <table:table-cell office:value-type="float" office:value="49423" calcext:value-type="float">
            <text:p>49423</text:p>
          </table:table-cell>
          <table:table-cell office:value-type="float" office:value="16566" calcext:value-type="float">
            <text:p>16566</text:p>
          </table:table-cell>
          <table:table-cell office:value-type="float" office:value="18342" calcext:value-type="float">
            <text:p>18342</text:p>
          </table:table-cell>
          <table:table-cell office:value-type="float" office:value="62925832" calcext:value-type="float">
            <text:p>62925832</text:p>
          </table:table-cell>
          <table:table-cell office:value-type="float" office:value="60039" calcext:value-type="float">
            <text:p>60039</text:p>
          </table:table-cell>
          <table:table-cell office:value-type="float" office:value="67375" calcext:value-type="float">
            <text:p>67375</text:p>
          </table:table-cell>
          <table:table-cell office:value-type="float" office:value="9073" calcext:value-type="float">
            <text:p>9073</text:p>
          </table:table-cell>
          <table:table-cell office:value-type="float" office:value="58963315" calcext:value-type="float">
            <text:p>58963315</text:p>
          </table:table-cell>
          <table:table-cell office:value-type="float" office:value="30448" calcext:value-type="float">
            <text:p>30448</text:p>
          </table:table-cell>
          <table:table-cell office:value-type="float" office:value="60883518" calcext:value-type="float">
            <text:p>60883518</text:p>
          </table:table-cell>
          <table:table-cell office:value-type="float" office:value="14657" calcext:value-type="float">
            <text:p>14657</text:p>
          </table:table-cell>
          <table:table-cell office:value-type="float" office:value="45168919" calcext:value-type="float">
            <text:p>45168919</text:p>
          </table:table-cell>
          <table:table-cell office:value-type="float" office:value="29278" calcext:value-type="float">
            <text:p>29278</text:p>
          </table:table-cell>
          <table:table-cell office:value-type="float" office:value="93590205" calcext:value-type="float">
            <text:p>93590205</text:p>
          </table:table-cell>
          <table:table-cell office:value-type="float" office:value="9376" calcext:value-type="float">
            <text:p>9376</text:p>
          </table:table-cell>
          <table:table-cell office:value-type="float" office:value="82051981" calcext:value-type="float">
            <text:p>82051981</text:p>
          </table:table-cell>
          <table:table-cell office:value-type="float" office:value="39108792" calcext:value-type="float">
            <text:p>39108792</text:p>
          </table:table-cell>
        </table:table-row>
        <table:table-row table:style-name="ro1" table:visibility="collapse">
          <table:table-cell office:value-type="float" office:value="39000" calcext:value-type="float">
            <text:p>39000</text:p>
          </table:table-cell>
          <table:table-cell office:value-type="float" office:value="144757" calcext:value-type="float">
            <text:p>144757</text:p>
          </table:table-cell>
          <table:table-cell office:value-type="float" office:value="105167" calcext:value-type="float">
            <text:p>105167</text:p>
          </table:table-cell>
          <table:table-cell office:value-type="float" office:value="21785" calcext:value-type="float">
            <text:p>21785</text:p>
          </table:table-cell>
          <table:table-cell office:value-type="float" office:value="31237" calcext:value-type="float">
            <text:p>31237</text:p>
          </table:table-cell>
          <table:table-cell office:value-type="float" office:value="53756" calcext:value-type="float">
            <text:p>53756</text:p>
          </table:table-cell>
          <table:table-cell office:value-type="float" office:value="16209" calcext:value-type="float">
            <text:p>16209</text:p>
          </table:table-cell>
          <table:table-cell office:value-type="float" office:value="17583" calcext:value-type="float">
            <text:p>17583</text:p>
          </table:table-cell>
          <table:table-cell office:value-type="float" office:value="62795684" calcext:value-type="float">
            <text:p>62795684</text:p>
          </table:table-cell>
          <table:table-cell office:value-type="float" office:value="64840" calcext:value-type="float">
            <text:p>64840</text:p>
          </table:table-cell>
          <table:table-cell office:value-type="float" office:value="59191" calcext:value-type="float">
            <text:p>59191</text:p>
          </table:table-cell>
          <table:table-cell office:value-type="float" office:value="10006" calcext:value-type="float">
            <text:p>10006</text:p>
          </table:table-cell>
          <table:table-cell office:value-type="float" office:value="54019501" calcext:value-type="float">
            <text:p>54019501</text:p>
          </table:table-cell>
          <table:table-cell office:value-type="float" office:value="31414" calcext:value-type="float">
            <text:p>31414</text:p>
          </table:table-cell>
          <table:table-cell office:value-type="float" office:value="59210140" calcext:value-type="float">
            <text:p>59210140</text:p>
          </table:table-cell>
          <table:table-cell office:value-type="float" office:value="15078" calcext:value-type="float">
            <text:p>15078</text:p>
          </table:table-cell>
          <table:table-cell office:value-type="float" office:value="44612537" calcext:value-type="float">
            <text:p>44612537</text:p>
          </table:table-cell>
          <table:table-cell office:value-type="float" office:value="30127" calcext:value-type="float">
            <text:p>30127</text:p>
          </table:table-cell>
          <table:table-cell office:value-type="float" office:value="94604091" calcext:value-type="float">
            <text:p>94604091</text:p>
          </table:table-cell>
          <table:table-cell office:value-type="float" office:value="9957" calcext:value-type="float">
            <text:p>9957</text:p>
          </table:table-cell>
          <table:table-cell office:value-type="float" office:value="82945424" calcext:value-type="float">
            <text:p>82945424</text:p>
          </table:table-cell>
          <table:table-cell office:value-type="float" office:value="39341248" calcext:value-type="float">
            <text:p>39341248</text:p>
          </table:table-cell>
        </table:table-row>
        <table:table-row table:style-name="ro1" table:visibility="collapse">
          <table:table-cell office:value-type="float" office:value="39250" calcext:value-type="float">
            <text:p>39250</text:p>
          </table:table-cell>
          <table:table-cell office:value-type="float" office:value="149629" calcext:value-type="float">
            <text:p>149629</text:p>
          </table:table-cell>
          <table:table-cell office:value-type="float" office:value="119177" calcext:value-type="float">
            <text:p>119177</text:p>
          </table:table-cell>
          <table:table-cell office:value-type="float" office:value="21868" calcext:value-type="float">
            <text:p>21868</text:p>
          </table:table-cell>
          <table:table-cell office:value-type="float" office:value="30299" calcext:value-type="float">
            <text:p>30299</text:p>
          </table:table-cell>
          <table:table-cell office:value-type="float" office:value="48751" calcext:value-type="float">
            <text:p>48751</text:p>
          </table:table-cell>
          <table:table-cell office:value-type="float" office:value="16587" calcext:value-type="float">
            <text:p>16587</text:p>
          </table:table-cell>
          <table:table-cell office:value-type="float" office:value="18385" calcext:value-type="float">
            <text:p>18385</text:p>
          </table:table-cell>
          <table:table-cell office:value-type="float" office:value="62132685" calcext:value-type="float">
            <text:p>62132685</text:p>
          </table:table-cell>
          <table:table-cell office:value-type="float" office:value="60829" calcext:value-type="float">
            <text:p>60829</text:p>
          </table:table-cell>
          <table:table-cell office:value-type="float" office:value="69307" calcext:value-type="float">
            <text:p>69307</text:p>
          </table:table-cell>
          <table:table-cell office:value-type="float" office:value="9368" calcext:value-type="float">
            <text:p>9368</text:p>
          </table:table-cell>
          <table:table-cell office:value-type="float" office:value="55026247" calcext:value-type="float">
            <text:p>55026247</text:p>
          </table:table-cell>
          <table:table-cell office:value-type="float" office:value="30386" calcext:value-type="float">
            <text:p>30386</text:p>
          </table:table-cell>
          <table:table-cell office:value-type="float" office:value="59865277" calcext:value-type="float">
            <text:p>59865277</text:p>
          </table:table-cell>
          <table:table-cell office:value-type="float" office:value="14385" calcext:value-type="float">
            <text:p>14385</text:p>
          </table:table-cell>
          <table:table-cell office:value-type="float" office:value="44965578" calcext:value-type="float">
            <text:p>44965578</text:p>
          </table:table-cell>
          <table:table-cell office:value-type="float" office:value="47547" calcext:value-type="float">
            <text:p>47547</text:p>
          </table:table-cell>
          <table:table-cell office:value-type="float" office:value="97120999" calcext:value-type="float">
            <text:p>97120999</text:p>
          </table:table-cell>
          <table:table-cell office:value-type="float" office:value="9371" calcext:value-type="float">
            <text:p>9371</text:p>
          </table:table-cell>
          <table:table-cell office:value-type="float" office:value="85474950" calcext:value-type="float">
            <text:p>85474950</text:p>
          </table:table-cell>
          <table:table-cell office:value-type="float" office:value="39689350" calcext:value-type="float">
            <text:p>39689350</text:p>
          </table:table-cell>
        </table:table-row>
        <table:table-row table:style-name="ro1" table:visibility="collapse">
          <table:table-cell office:value-type="float" office:value="39500" calcext:value-type="float">
            <text:p>39500</text:p>
          </table:table-cell>
          <table:table-cell office:value-type="float" office:value="182752" calcext:value-type="float">
            <text:p>182752</text:p>
          </table:table-cell>
          <table:table-cell office:value-type="float" office:value="129175" calcext:value-type="float">
            <text:p>129175</text:p>
          </table:table-cell>
          <table:table-cell office:value-type="float" office:value="22340" calcext:value-type="float">
            <text:p>22340</text:p>
          </table:table-cell>
          <table:table-cell office:value-type="float" office:value="31123" calcext:value-type="float">
            <text:p>31123</text:p>
          </table:table-cell>
          <table:table-cell office:value-type="float" office:value="48663" calcext:value-type="float">
            <text:p>48663</text:p>
          </table:table-cell>
          <table:table-cell office:value-type="float" office:value="17507" calcext:value-type="float">
            <text:p>17507</text:p>
          </table:table-cell>
          <table:table-cell office:value-type="float" office:value="17874" calcext:value-type="float">
            <text:p>17874</text:p>
          </table:table-cell>
          <table:table-cell office:value-type="float" office:value="63482666" calcext:value-type="float">
            <text:p>63482666</text:p>
          </table:table-cell>
          <table:table-cell office:value-type="float" office:value="67878" calcext:value-type="float">
            <text:p>67878</text:p>
          </table:table-cell>
          <table:table-cell office:value-type="float" office:value="61461" calcext:value-type="float">
            <text:p>61461</text:p>
          </table:table-cell>
          <table:table-cell office:value-type="float" office:value="9529" calcext:value-type="float">
            <text:p>9529</text:p>
          </table:table-cell>
          <table:table-cell office:value-type="float" office:value="54808582" calcext:value-type="float">
            <text:p>54808582</text:p>
          </table:table-cell>
          <table:table-cell office:value-type="float" office:value="31101" calcext:value-type="float">
            <text:p>31101</text:p>
          </table:table-cell>
          <table:table-cell office:value-type="float" office:value="59792068" calcext:value-type="float">
            <text:p>59792068</text:p>
          </table:table-cell>
          <table:table-cell office:value-type="float" office:value="14198" calcext:value-type="float">
            <text:p>14198</text:p>
          </table:table-cell>
          <table:table-cell office:value-type="float" office:value="45241637" calcext:value-type="float">
            <text:p>45241637</text:p>
          </table:table-cell>
          <table:table-cell office:value-type="float" office:value="34325" calcext:value-type="float">
            <text:p>34325</text:p>
          </table:table-cell>
          <table:table-cell office:value-type="float" office:value="95629525" calcext:value-type="float">
            <text:p>95629525</text:p>
          </table:table-cell>
          <table:table-cell office:value-type="float" office:value="10412" calcext:value-type="float">
            <text:p>10412</text:p>
          </table:table-cell>
          <table:table-cell office:value-type="float" office:value="83859608" calcext:value-type="float">
            <text:p>83859608</text:p>
          </table:table-cell>
          <table:table-cell office:value-type="float" office:value="39868103" calcext:value-type="float">
            <text:p>39868103</text:p>
          </table:table-cell>
        </table:table-row>
        <table:table-row table:style-name="ro1" table:visibility="collapse">
          <table:table-cell office:value-type="float" office:value="39750" calcext:value-type="float">
            <text:p>39750</text:p>
          </table:table-cell>
          <table:table-cell office:value-type="float" office:value="152088" calcext:value-type="float">
            <text:p>152088</text:p>
          </table:table-cell>
          <table:table-cell office:value-type="float" office:value="111597" calcext:value-type="float">
            <text:p>111597</text:p>
          </table:table-cell>
          <table:table-cell office:value-type="float" office:value="25411" calcext:value-type="float">
            <text:p>25411</text:p>
          </table:table-cell>
          <table:table-cell office:value-type="float" office:value="29711" calcext:value-type="float">
            <text:p>29711</text:p>
          </table:table-cell>
          <table:table-cell office:value-type="float" office:value="47092" calcext:value-type="float">
            <text:p>47092</text:p>
          </table:table-cell>
          <table:table-cell office:value-type="float" office:value="17174" calcext:value-type="float">
            <text:p>17174</text:p>
          </table:table-cell>
          <table:table-cell office:value-type="float" office:value="17601" calcext:value-type="float">
            <text:p>17601</text:p>
          </table:table-cell>
          <table:table-cell office:value-type="float" office:value="62727396" calcext:value-type="float">
            <text:p>62727396</text:p>
          </table:table-cell>
          <table:table-cell office:value-type="float" office:value="69878" calcext:value-type="float">
            <text:p>69878</text:p>
          </table:table-cell>
          <table:table-cell office:value-type="float" office:value="61500" calcext:value-type="float">
            <text:p>61500</text:p>
          </table:table-cell>
          <table:table-cell office:value-type="float" office:value="9773" calcext:value-type="float">
            <text:p>9773</text:p>
          </table:table-cell>
          <table:table-cell office:value-type="float" office:value="54887035" calcext:value-type="float">
            <text:p>54887035</text:p>
          </table:table-cell>
          <table:table-cell office:value-type="float" office:value="28182" calcext:value-type="float">
            <text:p>28182</text:p>
          </table:table-cell>
          <table:table-cell office:value-type="float" office:value="62560682" calcext:value-type="float">
            <text:p>62560682</text:p>
          </table:table-cell>
          <table:table-cell office:value-type="float" office:value="13879" calcext:value-type="float">
            <text:p>13879</text:p>
          </table:table-cell>
          <table:table-cell office:value-type="float" office:value="45561473" calcext:value-type="float">
            <text:p>45561473</text:p>
          </table:table-cell>
          <table:table-cell office:value-type="float" office:value="33346" calcext:value-type="float">
            <text:p>33346</text:p>
          </table:table-cell>
          <table:table-cell office:value-type="float" office:value="96418877" calcext:value-type="float">
            <text:p>96418877</text:p>
          </table:table-cell>
          <table:table-cell office:value-type="float" office:value="9585" calcext:value-type="float">
            <text:p>9585</text:p>
          </table:table-cell>
          <table:table-cell office:value-type="float" office:value="84330368" calcext:value-type="float">
            <text:p>84330368</text:p>
          </table:table-cell>
          <table:table-cell office:value-type="float" office:value="40114481" calcext:value-type="float">
            <text:p>40114481</text:p>
          </table:table-cell>
        </table:table-row>
        <table:table-row table:style-name="ro1" table:visibility="collapse">
          <table:table-cell office:value-type="float" office:value="40000" calcext:value-type="float">
            <text:p>40000</text:p>
          </table:table-cell>
          <table:table-cell office:value-type="float" office:value="156512" calcext:value-type="float">
            <text:p>156512</text:p>
          </table:table-cell>
          <table:table-cell office:value-type="float" office:value="109477" calcext:value-type="float">
            <text:p>109477</text:p>
          </table:table-cell>
          <table:table-cell office:value-type="float" office:value="22752" calcext:value-type="float">
            <text:p>22752</text:p>
          </table:table-cell>
          <table:table-cell office:value-type="float" office:value="30379" calcext:value-type="float">
            <text:p>30379</text:p>
          </table:table-cell>
          <table:table-cell office:value-type="float" office:value="43039" calcext:value-type="float">
            <text:p>43039</text:p>
          </table:table-cell>
          <table:table-cell office:value-type="float" office:value="16586" calcext:value-type="float">
            <text:p>16586</text:p>
          </table:table-cell>
          <table:table-cell office:value-type="float" office:value="17668" calcext:value-type="float">
            <text:p>17668</text:p>
          </table:table-cell>
          <table:table-cell office:value-type="float" office:value="63427763" calcext:value-type="float">
            <text:p>63427763</text:p>
          </table:table-cell>
          <table:table-cell office:value-type="float" office:value="68786" calcext:value-type="float">
            <text:p>68786</text:p>
          </table:table-cell>
          <table:table-cell office:value-type="float" office:value="56711" calcext:value-type="float">
            <text:p>56711</text:p>
          </table:table-cell>
          <table:table-cell office:value-type="float" office:value="9707" calcext:value-type="float">
            <text:p>9707</text:p>
          </table:table-cell>
          <table:table-cell office:value-type="float" office:value="54930008" calcext:value-type="float">
            <text:p>54930008</text:p>
          </table:table-cell>
          <table:table-cell office:value-type="float" office:value="30295" calcext:value-type="float">
            <text:p>30295</text:p>
          </table:table-cell>
          <table:table-cell office:value-type="float" office:value="59988422" calcext:value-type="float">
            <text:p>59988422</text:p>
          </table:table-cell>
          <table:table-cell office:value-type="float" office:value="15038" calcext:value-type="float">
            <text:p>15038</text:p>
          </table:table-cell>
          <table:table-cell office:value-type="float" office:value="45400807" calcext:value-type="float">
            <text:p>45400807</text:p>
          </table:table-cell>
          <table:table-cell office:value-type="float" office:value="35083" calcext:value-type="float">
            <text:p>35083</text:p>
          </table:table-cell>
          <table:table-cell office:value-type="float" office:value="96818228" calcext:value-type="float">
            <text:p>96818228</text:p>
          </table:table-cell>
          <table:table-cell office:value-type="float" office:value="9461" calcext:value-type="float">
            <text:p>9461</text:p>
          </table:table-cell>
          <table:table-cell office:value-type="float" office:value="86072005" calcext:value-type="float">
            <text:p>86072005</text:p>
          </table:table-cell>
          <table:table-cell office:value-type="float" office:value="40369121" calcext:value-type="float">
            <text:p>40369121</text:p>
          </table:table-cell>
        </table:table-row>
        <table:table-row table:style-name="ro1" table:visibility="collapse">
          <table:table-cell office:value-type="float" office:value="40250" calcext:value-type="float">
            <text:p>40250</text:p>
          </table:table-cell>
          <table:table-cell office:value-type="float" office:value="142218" calcext:value-type="float">
            <text:p>142218</text:p>
          </table:table-cell>
          <table:table-cell office:value-type="float" office:value="111962" calcext:value-type="float">
            <text:p>111962</text:p>
          </table:table-cell>
          <table:table-cell office:value-type="float" office:value="22331" calcext:value-type="float">
            <text:p>22331</text:p>
          </table:table-cell>
          <table:table-cell office:value-type="float" office:value="30874" calcext:value-type="float">
            <text:p>30874</text:p>
          </table:table-cell>
          <table:table-cell office:value-type="float" office:value="46128" calcext:value-type="float">
            <text:p>46128</text:p>
          </table:table-cell>
          <table:table-cell office:value-type="float" office:value="15494" calcext:value-type="float">
            <text:p>15494</text:p>
          </table:table-cell>
          <table:table-cell office:value-type="float" office:value="18945" calcext:value-type="float">
            <text:p>18945</text:p>
          </table:table-cell>
          <table:table-cell office:value-type="float" office:value="64645280" calcext:value-type="float">
            <text:p>64645280</text:p>
          </table:table-cell>
          <table:table-cell office:value-type="float" office:value="64451" calcext:value-type="float">
            <text:p>64451</text:p>
          </table:table-cell>
          <table:table-cell office:value-type="float" office:value="73096" calcext:value-type="float">
            <text:p>73096</text:p>
          </table:table-cell>
          <table:table-cell office:value-type="float" office:value="9919" calcext:value-type="float">
            <text:p>9919</text:p>
          </table:table-cell>
          <table:table-cell office:value-type="float" office:value="55201128" calcext:value-type="float">
            <text:p>55201128</text:p>
          </table:table-cell>
          <table:table-cell office:value-type="float" office:value="31570" calcext:value-type="float">
            <text:p>31570</text:p>
          </table:table-cell>
          <table:table-cell office:value-type="float" office:value="60683547" calcext:value-type="float">
            <text:p>60683547</text:p>
          </table:table-cell>
          <table:table-cell office:value-type="float" office:value="15168" calcext:value-type="float">
            <text:p>15168</text:p>
          </table:table-cell>
          <table:table-cell office:value-type="float" office:value="45661647" calcext:value-type="float">
            <text:p>45661647</text:p>
          </table:table-cell>
          <table:table-cell office:value-type="float" office:value="33209" calcext:value-type="float">
            <text:p>33209</text:p>
          </table:table-cell>
          <table:table-cell office:value-type="float" office:value="97402322" calcext:value-type="float">
            <text:p>97402322</text:p>
          </table:table-cell>
          <table:table-cell office:value-type="float" office:value="9289" calcext:value-type="float">
            <text:p>9289</text:p>
          </table:table-cell>
          <table:table-cell office:value-type="float" office:value="87167151" calcext:value-type="float">
            <text:p>87167151</text:p>
          </table:table-cell>
          <table:table-cell office:value-type="float" office:value="40611298" calcext:value-type="float">
            <text:p>40611298</text:p>
          </table:table-cell>
        </table:table-row>
        <table:table-row table:style-name="ro1" table:visibility="collapse">
          <table:table-cell office:value-type="float" office:value="40500" calcext:value-type="float">
            <text:p>40500</text:p>
          </table:table-cell>
          <table:table-cell office:value-type="float" office:value="152379" calcext:value-type="float">
            <text:p>152379</text:p>
          </table:table-cell>
          <table:table-cell office:value-type="float" office:value="120177" calcext:value-type="float">
            <text:p>120177</text:p>
          </table:table-cell>
          <table:table-cell office:value-type="float" office:value="22075" calcext:value-type="float">
            <text:p>22075</text:p>
          </table:table-cell>
          <table:table-cell office:value-type="float" office:value="29577" calcext:value-type="float">
            <text:p>29577</text:p>
          </table:table-cell>
          <table:table-cell office:value-type="float" office:value="43464" calcext:value-type="float">
            <text:p>43464</text:p>
          </table:table-cell>
          <table:table-cell office:value-type="float" office:value="15295" calcext:value-type="float">
            <text:p>15295</text:p>
          </table:table-cell>
          <table:table-cell office:value-type="float" office:value="17380" calcext:value-type="float">
            <text:p>17380</text:p>
          </table:table-cell>
          <table:table-cell office:value-type="float" office:value="70289029" calcext:value-type="float">
            <text:p>70289029</text:p>
          </table:table-cell>
          <table:table-cell office:value-type="float" office:value="65677" calcext:value-type="float">
            <text:p>65677</text:p>
          </table:table-cell>
          <table:table-cell office:value-type="float" office:value="62407" calcext:value-type="float">
            <text:p>62407</text:p>
          </table:table-cell>
          <table:table-cell office:value-type="float" office:value="9797" calcext:value-type="float">
            <text:p>9797</text:p>
          </table:table-cell>
          <table:table-cell office:value-type="float" office:value="56554623" calcext:value-type="float">
            <text:p>56554623</text:p>
          </table:table-cell>
          <table:table-cell office:value-type="float" office:value="33569" calcext:value-type="float">
            <text:p>33569</text:p>
          </table:table-cell>
          <table:table-cell office:value-type="float" office:value="60942639" calcext:value-type="float">
            <text:p>60942639</text:p>
          </table:table-cell>
          <table:table-cell office:value-type="float" office:value="15468" calcext:value-type="float">
            <text:p>15468</text:p>
          </table:table-cell>
          <table:table-cell office:value-type="float" office:value="46211493" calcext:value-type="float">
            <text:p>46211493</text:p>
          </table:table-cell>
          <table:table-cell office:value-type="float" office:value="32386" calcext:value-type="float">
            <text:p>32386</text:p>
          </table:table-cell>
          <table:table-cell office:value-type="float" office:value="97906249" calcext:value-type="float">
            <text:p>97906249</text:p>
          </table:table-cell>
          <table:table-cell office:value-type="float" office:value="9832" calcext:value-type="float">
            <text:p>9832</text:p>
          </table:table-cell>
          <table:table-cell office:value-type="float" office:value="87315904" calcext:value-type="float">
            <text:p>87315904</text:p>
          </table:table-cell>
          <table:table-cell office:value-type="float" office:value="40866674" calcext:value-type="float">
            <text:p>40866674</text:p>
          </table:table-cell>
        </table:table-row>
        <table:table-row table:style-name="ro1" table:visibility="collapse">
          <table:table-cell office:value-type="float" office:value="40750" calcext:value-type="float">
            <text:p>40750</text:p>
          </table:table-cell>
          <table:table-cell office:value-type="float" office:value="151723" calcext:value-type="float">
            <text:p>151723</text:p>
          </table:table-cell>
          <table:table-cell office:value-type="float" office:value="122337" calcext:value-type="float">
            <text:p>122337</text:p>
          </table:table-cell>
          <table:table-cell office:value-type="float" office:value="23621" calcext:value-type="float">
            <text:p>23621</text:p>
          </table:table-cell>
          <table:table-cell office:value-type="float" office:value="30976" calcext:value-type="float">
            <text:p>30976</text:p>
          </table:table-cell>
          <table:table-cell office:value-type="float" office:value="46869" calcext:value-type="float">
            <text:p>46869</text:p>
          </table:table-cell>
          <table:table-cell office:value-type="float" office:value="20004" calcext:value-type="float">
            <text:p>20004</text:p>
          </table:table-cell>
          <table:table-cell office:value-type="float" office:value="17624" calcext:value-type="float">
            <text:p>17624</text:p>
          </table:table-cell>
          <table:table-cell office:value-type="float" office:value="65438055" calcext:value-type="float">
            <text:p>65438055</text:p>
          </table:table-cell>
          <table:table-cell office:value-type="float" office:value="63635" calcext:value-type="float">
            <text:p>63635</text:p>
          </table:table-cell>
          <table:table-cell office:value-type="float" office:value="64812" calcext:value-type="float">
            <text:p>64812</text:p>
          </table:table-cell>
          <table:table-cell office:value-type="float" office:value="9164" calcext:value-type="float">
            <text:p>9164</text:p>
          </table:table-cell>
          <table:table-cell office:value-type="float" office:value="56764543" calcext:value-type="float">
            <text:p>56764543</text:p>
          </table:table-cell>
          <table:table-cell office:value-type="float" office:value="31881" calcext:value-type="float">
            <text:p>31881</text:p>
          </table:table-cell>
          <table:table-cell office:value-type="float" office:value="61533289" calcext:value-type="float">
            <text:p>61533289</text:p>
          </table:table-cell>
          <table:table-cell office:value-type="float" office:value="14512" calcext:value-type="float">
            <text:p>14512</text:p>
          </table:table-cell>
          <table:table-cell office:value-type="float" office:value="46641759" calcext:value-type="float">
            <text:p>46641759</text:p>
          </table:table-cell>
          <table:table-cell office:value-type="float" office:value="30507" calcext:value-type="float">
            <text:p>30507</text:p>
          </table:table-cell>
          <table:table-cell office:value-type="float" office:value="101390924" calcext:value-type="float">
            <text:p>101390924</text:p>
          </table:table-cell>
          <table:table-cell office:value-type="float" office:value="9621" calcext:value-type="float">
            <text:p>9621</text:p>
          </table:table-cell>
          <table:table-cell office:value-type="float" office:value="88782814" calcext:value-type="float">
            <text:p>88782814</text:p>
          </table:table-cell>
          <table:table-cell office:value-type="float" office:value="41323019" calcext:value-type="float">
            <text:p>41323019</text:p>
          </table:table-cell>
        </table:table-row>
        <table:table-row table:style-name="ro1" table:visibility="collapse">
          <table:table-cell office:value-type="float" office:value="41000" calcext:value-type="float">
            <text:p>41000</text:p>
          </table:table-cell>
          <table:table-cell office:value-type="float" office:value="150833" calcext:value-type="float">
            <text:p>150833</text:p>
          </table:table-cell>
          <table:table-cell office:value-type="float" office:value="113253" calcext:value-type="float">
            <text:p>113253</text:p>
          </table:table-cell>
          <table:table-cell office:value-type="float" office:value="23961" calcext:value-type="float">
            <text:p>23961</text:p>
          </table:table-cell>
          <table:table-cell office:value-type="float" office:value="29848" calcext:value-type="float">
            <text:p>29848</text:p>
          </table:table-cell>
          <table:table-cell office:value-type="float" office:value="49639" calcext:value-type="float">
            <text:p>49639</text:p>
          </table:table-cell>
          <table:table-cell office:value-type="float" office:value="17590" calcext:value-type="float">
            <text:p>17590</text:p>
          </table:table-cell>
          <table:table-cell office:value-type="float" office:value="17860" calcext:value-type="float">
            <text:p>17860</text:p>
          </table:table-cell>
          <table:table-cell office:value-type="float" office:value="66397256" calcext:value-type="float">
            <text:p>66397256</text:p>
          </table:table-cell>
          <table:table-cell office:value-type="float" office:value="68332" calcext:value-type="float">
            <text:p>68332</text:p>
          </table:table-cell>
          <table:table-cell office:value-type="float" office:value="70430" calcext:value-type="float">
            <text:p>70430</text:p>
          </table:table-cell>
          <table:table-cell office:value-type="float" office:value="8925" calcext:value-type="float">
            <text:p>8925</text:p>
          </table:table-cell>
          <table:table-cell office:value-type="float" office:value="56350156" calcext:value-type="float">
            <text:p>56350156</text:p>
          </table:table-cell>
          <table:table-cell office:value-type="float" office:value="29420" calcext:value-type="float">
            <text:p>29420</text:p>
          </table:table-cell>
          <table:table-cell office:value-type="float" office:value="62258550" calcext:value-type="float">
            <text:p>62258550</text:p>
          </table:table-cell>
          <table:table-cell office:value-type="float" office:value="14586" calcext:value-type="float">
            <text:p>14586</text:p>
          </table:table-cell>
          <table:table-cell office:value-type="float" office:value="47230196" calcext:value-type="float">
            <text:p>47230196</text:p>
          </table:table-cell>
          <table:table-cell office:value-type="float" office:value="30881" calcext:value-type="float">
            <text:p>30881</text:p>
          </table:table-cell>
          <table:table-cell office:value-type="float" office:value="100787706" calcext:value-type="float">
            <text:p>100787706</text:p>
          </table:table-cell>
          <table:table-cell office:value-type="float" office:value="9593" calcext:value-type="float">
            <text:p>9593</text:p>
          </table:table-cell>
          <table:table-cell office:value-type="float" office:value="88629942" calcext:value-type="float">
            <text:p>88629942</text:p>
          </table:table-cell>
          <table:table-cell office:value-type="float" office:value="41477108" calcext:value-type="float">
            <text:p>41477108</text:p>
          </table:table-cell>
        </table:table-row>
        <table:table-row table:style-name="ro1" table:visibility="collapse">
          <table:table-cell office:value-type="float" office:value="41250" calcext:value-type="float">
            <text:p>41250</text:p>
          </table:table-cell>
          <table:table-cell office:value-type="float" office:value="170081" calcext:value-type="float">
            <text:p>170081</text:p>
          </table:table-cell>
          <table:table-cell office:value-type="float" office:value="119250" calcext:value-type="float">
            <text:p>119250</text:p>
          </table:table-cell>
          <table:table-cell office:value-type="float" office:value="23181" calcext:value-type="float">
            <text:p>23181</text:p>
          </table:table-cell>
          <table:table-cell office:value-type="float" office:value="33690" calcext:value-type="float">
            <text:p>33690</text:p>
          </table:table-cell>
          <table:table-cell office:value-type="float" office:value="43286" calcext:value-type="float">
            <text:p>43286</text:p>
          </table:table-cell>
          <table:table-cell office:value-type="float" office:value="16156" calcext:value-type="float">
            <text:p>16156</text:p>
          </table:table-cell>
          <table:table-cell office:value-type="float" office:value="17461" calcext:value-type="float">
            <text:p>17461</text:p>
          </table:table-cell>
          <table:table-cell office:value-type="float" office:value="66185538" calcext:value-type="float">
            <text:p>66185538</text:p>
          </table:table-cell>
          <table:table-cell office:value-type="float" office:value="67324" calcext:value-type="float">
            <text:p>67324</text:p>
          </table:table-cell>
          <table:table-cell office:value-type="float" office:value="74162" calcext:value-type="float">
            <text:p>74162</text:p>
          </table:table-cell>
          <table:table-cell office:value-type="float" office:value="8510" calcext:value-type="float">
            <text:p>8510</text:p>
          </table:table-cell>
          <table:table-cell office:value-type="float" office:value="58522433" calcext:value-type="float">
            <text:p>58522433</text:p>
          </table:table-cell>
          <table:table-cell office:value-type="float" office:value="31426" calcext:value-type="float">
            <text:p>31426</text:p>
          </table:table-cell>
          <table:table-cell office:value-type="float" office:value="64082901" calcext:value-type="float">
            <text:p>64082901</text:p>
          </table:table-cell>
          <table:table-cell office:value-type="float" office:value="13533" calcext:value-type="float">
            <text:p>13533</text:p>
          </table:table-cell>
          <table:table-cell office:value-type="float" office:value="47456080" calcext:value-type="float">
            <text:p>47456080</text:p>
          </table:table-cell>
          <table:table-cell office:value-type="float" office:value="30795" calcext:value-type="float">
            <text:p>30795</text:p>
          </table:table-cell>
          <table:table-cell office:value-type="float" office:value="99748848" calcext:value-type="float">
            <text:p>99748848</text:p>
          </table:table-cell>
          <table:table-cell office:value-type="float" office:value="9463" calcext:value-type="float">
            <text:p>9463</text:p>
          </table:table-cell>
          <table:table-cell office:value-type="float" office:value="89470337" calcext:value-type="float">
            <text:p>89470337</text:p>
          </table:table-cell>
          <table:table-cell office:value-type="float" office:value="41577157" calcext:value-type="float">
            <text:p>41577157</text:p>
          </table:table-cell>
        </table:table-row>
        <table:table-row table:style-name="ro1" table:visibility="collapse">
          <table:table-cell office:value-type="float" office:value="41500" calcext:value-type="float">
            <text:p>41500</text:p>
          </table:table-cell>
          <table:table-cell office:value-type="float" office:value="163264" calcext:value-type="float">
            <text:p>163264</text:p>
          </table:table-cell>
          <table:table-cell office:value-type="float" office:value="106168" calcext:value-type="float">
            <text:p>106168</text:p>
          </table:table-cell>
          <table:table-cell office:value-type="float" office:value="25582" calcext:value-type="float">
            <text:p>25582</text:p>
          </table:table-cell>
          <table:table-cell office:value-type="float" office:value="28264" calcext:value-type="float">
            <text:p>28264</text:p>
          </table:table-cell>
          <table:table-cell office:value-type="float" office:value="54300" calcext:value-type="float">
            <text:p>54300</text:p>
          </table:table-cell>
          <table:table-cell office:value-type="float" office:value="16871" calcext:value-type="float">
            <text:p>16871</text:p>
          </table:table-cell>
          <table:table-cell office:value-type="float" office:value="17614" calcext:value-type="float">
            <text:p>17614</text:p>
          </table:table-cell>
          <table:table-cell office:value-type="float" office:value="66395094" calcext:value-type="float">
            <text:p>66395094</text:p>
          </table:table-cell>
          <table:table-cell office:value-type="float" office:value="69403" calcext:value-type="float">
            <text:p>69403</text:p>
          </table:table-cell>
          <table:table-cell office:value-type="float" office:value="61973" calcext:value-type="float">
            <text:p>61973</text:p>
          </table:table-cell>
          <table:table-cell office:value-type="float" office:value="9135" calcext:value-type="float">
            <text:p>9135</text:p>
          </table:table-cell>
          <table:table-cell office:value-type="float" office:value="61336897" calcext:value-type="float">
            <text:p>61336897</text:p>
          </table:table-cell>
          <table:table-cell office:value-type="float" office:value="28622" calcext:value-type="float">
            <text:p>28622</text:p>
          </table:table-cell>
          <table:table-cell office:value-type="float" office:value="62862324" calcext:value-type="float">
            <text:p>62862324</text:p>
          </table:table-cell>
          <table:table-cell office:value-type="float" office:value="14219" calcext:value-type="float">
            <text:p>14219</text:p>
          </table:table-cell>
          <table:table-cell office:value-type="float" office:value="47421158" calcext:value-type="float">
            <text:p>47421158</text:p>
          </table:table-cell>
          <table:table-cell office:value-type="float" office:value="28912" calcext:value-type="float">
            <text:p>28912</text:p>
          </table:table-cell>
          <table:table-cell office:value-type="float" office:value="101767512" calcext:value-type="float">
            <text:p>101767512</text:p>
          </table:table-cell>
          <table:table-cell office:value-type="float" office:value="10169" calcext:value-type="float">
            <text:p>10169</text:p>
          </table:table-cell>
          <table:table-cell office:value-type="float" office:value="90173686" calcext:value-type="float">
            <text:p>90173686</text:p>
          </table:table-cell>
          <table:table-cell office:value-type="float" office:value="41897417" calcext:value-type="float">
            <text:p>41897417</text:p>
          </table:table-cell>
        </table:table-row>
        <table:table-row table:style-name="ro1" table:visibility="collapse">
          <table:table-cell office:value-type="float" office:value="41750" calcext:value-type="float">
            <text:p>41750</text:p>
          </table:table-cell>
          <table:table-cell office:value-type="float" office:value="154044" calcext:value-type="float">
            <text:p>154044</text:p>
          </table:table-cell>
          <table:table-cell office:value-type="float" office:value="110763" calcext:value-type="float">
            <text:p>110763</text:p>
          </table:table-cell>
          <table:table-cell office:value-type="float" office:value="23163" calcext:value-type="float">
            <text:p>23163</text:p>
          </table:table-cell>
          <table:table-cell office:value-type="float" office:value="30957" calcext:value-type="float">
            <text:p>30957</text:p>
          </table:table-cell>
          <table:table-cell office:value-type="float" office:value="41747" calcext:value-type="float">
            <text:p>41747</text:p>
          </table:table-cell>
          <table:table-cell office:value-type="float" office:value="16456" calcext:value-type="float">
            <text:p>16456</text:p>
          </table:table-cell>
          <table:table-cell office:value-type="float" office:value="18335" calcext:value-type="float">
            <text:p>18335</text:p>
          </table:table-cell>
          <table:table-cell office:value-type="float" office:value="67100613" calcext:value-type="float">
            <text:p>67100613</text:p>
          </table:table-cell>
          <table:table-cell office:value-type="float" office:value="68015" calcext:value-type="float">
            <text:p>68015</text:p>
          </table:table-cell>
          <table:table-cell office:value-type="float" office:value="68958" calcext:value-type="float">
            <text:p>68958</text:p>
          </table:table-cell>
          <table:table-cell office:value-type="float" office:value="8911" calcext:value-type="float">
            <text:p>8911</text:p>
          </table:table-cell>
          <table:table-cell office:value-type="float" office:value="57672409" calcext:value-type="float">
            <text:p>57672409</text:p>
          </table:table-cell>
          <table:table-cell office:value-type="float" office:value="30797" calcext:value-type="float">
            <text:p>30797</text:p>
          </table:table-cell>
          <table:table-cell office:value-type="float" office:value="64500122" calcext:value-type="float">
            <text:p>64500122</text:p>
          </table:table-cell>
          <table:table-cell office:value-type="float" office:value="15169" calcext:value-type="float">
            <text:p>15169</text:p>
          </table:table-cell>
          <table:table-cell office:value-type="float" office:value="51383272" calcext:value-type="float">
            <text:p>51383272</text:p>
          </table:table-cell>
          <table:table-cell office:value-type="float" office:value="35592" calcext:value-type="float">
            <text:p>35592</text:p>
          </table:table-cell>
          <table:table-cell office:value-type="float" office:value="102925733" calcext:value-type="float">
            <text:p>102925733</text:p>
          </table:table-cell>
          <table:table-cell office:value-type="float" office:value="9911" calcext:value-type="float">
            <text:p>9911</text:p>
          </table:table-cell>
          <table:table-cell office:value-type="float" office:value="92421913" calcext:value-type="float">
            <text:p>92421913</text:p>
          </table:table-cell>
          <table:table-cell office:value-type="float" office:value="42260921" calcext:value-type="float">
            <text:p>42260921</text:p>
          </table:table-cell>
        </table:table-row>
        <table:table-row table:style-name="ro1" table:visibility="collapse">
          <table:table-cell office:value-type="float" office:value="42000" calcext:value-type="float">
            <text:p>42000</text:p>
          </table:table-cell>
          <table:table-cell office:value-type="float" office:value="162589" calcext:value-type="float">
            <text:p>162589</text:p>
          </table:table-cell>
          <table:table-cell office:value-type="float" office:value="126247" calcext:value-type="float">
            <text:p>126247</text:p>
          </table:table-cell>
          <table:table-cell office:value-type="float" office:value="23168" calcext:value-type="float">
            <text:p>23168</text:p>
          </table:table-cell>
          <table:table-cell office:value-type="float" office:value="30137" calcext:value-type="float">
            <text:p>30137</text:p>
          </table:table-cell>
          <table:table-cell office:value-type="float" office:value="46088" calcext:value-type="float">
            <text:p>46088</text:p>
          </table:table-cell>
          <table:table-cell office:value-type="float" office:value="15832" calcext:value-type="float">
            <text:p>15832</text:p>
          </table:table-cell>
          <table:table-cell office:value-type="float" office:value="17761" calcext:value-type="float">
            <text:p>17761</text:p>
          </table:table-cell>
          <table:table-cell office:value-type="float" office:value="67999048" calcext:value-type="float">
            <text:p>67999048</text:p>
          </table:table-cell>
          <table:table-cell office:value-type="float" office:value="65461" calcext:value-type="float">
            <text:p>65461</text:p>
          </table:table-cell>
          <table:table-cell office:value-type="float" office:value="69462" calcext:value-type="float">
            <text:p>69462</text:p>
          </table:table-cell>
          <table:table-cell office:value-type="float" office:value="9332" calcext:value-type="float">
            <text:p>9332</text:p>
          </table:table-cell>
          <table:table-cell office:value-type="float" office:value="57728001" calcext:value-type="float">
            <text:p>57728001</text:p>
          </table:table-cell>
          <table:table-cell office:value-type="float" office:value="32942" calcext:value-type="float">
            <text:p>32942</text:p>
          </table:table-cell>
          <table:table-cell office:value-type="float" office:value="63931352" calcext:value-type="float">
            <text:p>63931352</text:p>
          </table:table-cell>
          <table:table-cell office:value-type="float" office:value="14459" calcext:value-type="float">
            <text:p>14459</text:p>
          </table:table-cell>
          <table:table-cell office:value-type="float" office:value="49407253" calcext:value-type="float">
            <text:p>49407253</text:p>
          </table:table-cell>
          <table:table-cell office:value-type="float" office:value="30610" calcext:value-type="float">
            <text:p>30610</text:p>
          </table:table-cell>
          <table:table-cell office:value-type="float" office:value="102602644" calcext:value-type="float">
            <text:p>102602644</text:p>
          </table:table-cell>
          <table:table-cell office:value-type="float" office:value="10418" calcext:value-type="float">
            <text:p>10418</text:p>
          </table:table-cell>
          <table:table-cell office:value-type="float" office:value="90613579" calcext:value-type="float">
            <text:p>90613579</text:p>
          </table:table-cell>
          <table:table-cell office:value-type="float" office:value="42754715" calcext:value-type="float">
            <text:p>42754715</text:p>
          </table:table-cell>
        </table:table-row>
        <table:table-row table:style-name="ro1" table:visibility="collapse">
          <table:table-cell office:value-type="float" office:value="42250" calcext:value-type="float">
            <text:p>42250</text:p>
          </table:table-cell>
          <table:table-cell office:value-type="float" office:value="158212" calcext:value-type="float">
            <text:p>158212</text:p>
          </table:table-cell>
          <table:table-cell office:value-type="float" office:value="112408" calcext:value-type="float">
            <text:p>112408</text:p>
          </table:table-cell>
          <table:table-cell office:value-type="float" office:value="22503" calcext:value-type="float">
            <text:p>22503</text:p>
          </table:table-cell>
          <table:table-cell office:value-type="float" office:value="30048" calcext:value-type="float">
            <text:p>30048</text:p>
          </table:table-cell>
          <table:table-cell office:value-type="float" office:value="45340" calcext:value-type="float">
            <text:p>45340</text:p>
          </table:table-cell>
          <table:table-cell office:value-type="float" office:value="20201" calcext:value-type="float">
            <text:p>20201</text:p>
          </table:table-cell>
          <table:table-cell office:value-type="float" office:value="16996" calcext:value-type="float">
            <text:p>16996</text:p>
          </table:table-cell>
          <table:table-cell office:value-type="float" office:value="68257639" calcext:value-type="float">
            <text:p>68257639</text:p>
          </table:table-cell>
          <table:table-cell office:value-type="float" office:value="5218288" calcext:value-type="float">
            <text:p>5218288</text:p>
          </table:table-cell>
          <table:table-cell office:value-type="float" office:value="89424" calcext:value-type="float">
            <text:p>89424</text:p>
          </table:table-cell>
          <table:table-cell office:value-type="float" office:value="11448" calcext:value-type="float">
            <text:p>11448</text:p>
          </table:table-cell>
          <table:table-cell office:value-type="float" office:value="58101216" calcext:value-type="float">
            <text:p>58101216</text:p>
          </table:table-cell>
          <table:table-cell office:value-type="float" office:value="31203" calcext:value-type="float">
            <text:p>31203</text:p>
          </table:table-cell>
          <table:table-cell office:value-type="float" office:value="64876176" calcext:value-type="float">
            <text:p>64876176</text:p>
          </table:table-cell>
          <table:table-cell office:value-type="float" office:value="15674" calcext:value-type="float">
            <text:p>15674</text:p>
          </table:table-cell>
          <table:table-cell office:value-type="float" office:value="48792858" calcext:value-type="float">
            <text:p>48792858</text:p>
          </table:table-cell>
          <table:table-cell office:value-type="float" office:value="30115" calcext:value-type="float">
            <text:p>30115</text:p>
          </table:table-cell>
          <table:table-cell office:value-type="float" office:value="105758327" calcext:value-type="float">
            <text:p>105758327</text:p>
          </table:table-cell>
          <table:table-cell office:value-type="float" office:value="18463" calcext:value-type="float">
            <text:p>18463</text:p>
          </table:table-cell>
          <table:table-cell office:value-type="float" office:value="90324275" calcext:value-type="float">
            <text:p>90324275</text:p>
          </table:table-cell>
          <table:table-cell office:value-type="float" office:value="42691560" calcext:value-type="float">
            <text:p>42691560</text:p>
          </table:table-cell>
        </table:table-row>
        <table:table-row table:style-name="ro1" table:visibility="collapse">
          <table:table-cell office:value-type="float" office:value="42500" calcext:value-type="float">
            <text:p>42500</text:p>
          </table:table-cell>
          <table:table-cell office:value-type="float" office:value="157003" calcext:value-type="float">
            <text:p>157003</text:p>
          </table:table-cell>
          <table:table-cell office:value-type="float" office:value="120959" calcext:value-type="float">
            <text:p>120959</text:p>
          </table:table-cell>
          <table:table-cell office:value-type="float" office:value="22453" calcext:value-type="float">
            <text:p>22453</text:p>
          </table:table-cell>
          <table:table-cell office:value-type="float" office:value="31434" calcext:value-type="float">
            <text:p>31434</text:p>
          </table:table-cell>
          <table:table-cell office:value-type="float" office:value="40952" calcext:value-type="float">
            <text:p>40952</text:p>
          </table:table-cell>
          <table:table-cell office:value-type="float" office:value="17665" calcext:value-type="float">
            <text:p>17665</text:p>
          </table:table-cell>
          <table:table-cell office:value-type="float" office:value="17582" calcext:value-type="float">
            <text:p>17582</text:p>
          </table:table-cell>
          <table:table-cell office:value-type="float" office:value="67939807" calcext:value-type="float">
            <text:p>67939807</text:p>
          </table:table-cell>
          <table:table-cell office:value-type="float" office:value="65533" calcext:value-type="float">
            <text:p>65533</text:p>
          </table:table-cell>
          <table:table-cell office:value-type="float" office:value="89466" calcext:value-type="float">
            <text:p>89466</text:p>
          </table:table-cell>
          <table:table-cell office:value-type="float" office:value="11414" calcext:value-type="float">
            <text:p>11414</text:p>
          </table:table-cell>
          <table:table-cell office:value-type="float" office:value="65197362" calcext:value-type="float">
            <text:p>65197362</text:p>
          </table:table-cell>
          <table:table-cell office:value-type="float" office:value="31831" calcext:value-type="float">
            <text:p>31831</text:p>
          </table:table-cell>
          <table:table-cell office:value-type="float" office:value="64867339" calcext:value-type="float">
            <text:p>64867339</text:p>
          </table:table-cell>
          <table:table-cell office:value-type="float" office:value="14669" calcext:value-type="float">
            <text:p>14669</text:p>
          </table:table-cell>
          <table:table-cell office:value-type="float" office:value="48823857" calcext:value-type="float">
            <text:p>48823857</text:p>
          </table:table-cell>
          <table:table-cell office:value-type="float" office:value="29382" calcext:value-type="float">
            <text:p>29382</text:p>
          </table:table-cell>
          <table:table-cell office:value-type="float" office:value="104042402" calcext:value-type="float">
            <text:p>104042402</text:p>
          </table:table-cell>
          <table:table-cell office:value-type="float" office:value="10375" calcext:value-type="float">
            <text:p>10375</text:p>
          </table:table-cell>
          <table:table-cell office:value-type="float" office:value="91558968" calcext:value-type="float">
            <text:p>91558968</text:p>
          </table:table-cell>
          <table:table-cell office:value-type="float" office:value="42976898" calcext:value-type="float">
            <text:p>42976898</text:p>
          </table:table-cell>
        </table:table-row>
        <table:table-row table:style-name="ro1" table:visibility="collapse">
          <table:table-cell office:value-type="float" office:value="42750" calcext:value-type="float">
            <text:p>42750</text:p>
          </table:table-cell>
          <table:table-cell office:value-type="float" office:value="143038" calcext:value-type="float">
            <text:p>143038</text:p>
          </table:table-cell>
          <table:table-cell office:value-type="float" office:value="120007" calcext:value-type="float">
            <text:p>120007</text:p>
          </table:table-cell>
          <table:table-cell office:value-type="float" office:value="22790" calcext:value-type="float">
            <text:p>22790</text:p>
          </table:table-cell>
          <table:table-cell office:value-type="float" office:value="29416" calcext:value-type="float">
            <text:p>29416</text:p>
          </table:table-cell>
          <table:table-cell office:value-type="float" office:value="51536" calcext:value-type="float">
            <text:p>51536</text:p>
          </table:table-cell>
          <table:table-cell office:value-type="float" office:value="16253" calcext:value-type="float">
            <text:p>16253</text:p>
          </table:table-cell>
          <table:table-cell office:value-type="float" office:value="16672" calcext:value-type="float">
            <text:p>16672</text:p>
          </table:table-cell>
          <table:table-cell office:value-type="float" office:value="73022440" calcext:value-type="float">
            <text:p>73022440</text:p>
          </table:table-cell>
          <table:table-cell office:value-type="float" office:value="60515" calcext:value-type="float">
            <text:p>60515</text:p>
          </table:table-cell>
          <table:table-cell office:value-type="float" office:value="82703" calcext:value-type="float">
            <text:p>82703</text:p>
          </table:table-cell>
          <table:table-cell office:value-type="float" office:value="11010" calcext:value-type="float">
            <text:p>11010</text:p>
          </table:table-cell>
          <table:table-cell office:value-type="float" office:value="63787506" calcext:value-type="float">
            <text:p>63787506</text:p>
          </table:table-cell>
          <table:table-cell office:value-type="float" office:value="29331" calcext:value-type="float">
            <text:p>29331</text:p>
          </table:table-cell>
          <table:table-cell office:value-type="float" office:value="67228078" calcext:value-type="float">
            <text:p>67228078</text:p>
          </table:table-cell>
          <table:table-cell office:value-type="float" office:value="14207" calcext:value-type="float">
            <text:p>14207</text:p>
          </table:table-cell>
          <table:table-cell office:value-type="float" office:value="49491800" calcext:value-type="float">
            <text:p>49491800</text:p>
          </table:table-cell>
          <table:table-cell office:value-type="float" office:value="29204" calcext:value-type="float">
            <text:p>29204</text:p>
          </table:table-cell>
          <table:table-cell office:value-type="float" office:value="104692201" calcext:value-type="float">
            <text:p>104692201</text:p>
          </table:table-cell>
          <table:table-cell office:value-type="float" office:value="9792" calcext:value-type="float">
            <text:p>9792</text:p>
          </table:table-cell>
          <table:table-cell office:value-type="float" office:value="92581373" calcext:value-type="float">
            <text:p>92581373</text:p>
          </table:table-cell>
          <table:table-cell office:value-type="float" office:value="43176906" calcext:value-type="float">
            <text:p>43176906</text:p>
          </table:table-cell>
        </table:table-row>
        <table:table-row table:style-name="ro1" table:visibility="collapse">
          <table:table-cell office:value-type="float" office:value="43000" calcext:value-type="float">
            <text:p>43000</text:p>
          </table:table-cell>
          <table:table-cell office:value-type="float" office:value="150663" calcext:value-type="float">
            <text:p>150663</text:p>
          </table:table-cell>
          <table:table-cell office:value-type="float" office:value="119341" calcext:value-type="float">
            <text:p>119341</text:p>
          </table:table-cell>
          <table:table-cell office:value-type="float" office:value="22409" calcext:value-type="float">
            <text:p>22409</text:p>
          </table:table-cell>
          <table:table-cell office:value-type="float" office:value="29412" calcext:value-type="float">
            <text:p>29412</text:p>
          </table:table-cell>
          <table:table-cell office:value-type="float" office:value="47175" calcext:value-type="float">
            <text:p>47175</text:p>
          </table:table-cell>
          <table:table-cell office:value-type="float" office:value="17120" calcext:value-type="float">
            <text:p>17120</text:p>
          </table:table-cell>
          <table:table-cell office:value-type="float" office:value="17118" calcext:value-type="float">
            <text:p>17118</text:p>
          </table:table-cell>
          <table:table-cell office:value-type="float" office:value="69242623" calcext:value-type="float">
            <text:p>69242623</text:p>
          </table:table-cell>
          <table:table-cell office:value-type="float" office:value="61785" calcext:value-type="float">
            <text:p>61785</text:p>
          </table:table-cell>
          <table:table-cell office:value-type="float" office:value="93668" calcext:value-type="float">
            <text:p>93668</text:p>
          </table:table-cell>
          <table:table-cell office:value-type="float" office:value="11209" calcext:value-type="float">
            <text:p>11209</text:p>
          </table:table-cell>
          <table:table-cell office:value-type="float" office:value="61028387" calcext:value-type="float">
            <text:p>61028387</text:p>
          </table:table-cell>
          <table:table-cell office:value-type="float" office:value="30663" calcext:value-type="float">
            <text:p>30663</text:p>
          </table:table-cell>
          <table:table-cell office:value-type="float" office:value="66841147" calcext:value-type="float">
            <text:p>66841147</text:p>
          </table:table-cell>
          <table:table-cell office:value-type="float" office:value="15795" calcext:value-type="float">
            <text:p>15795</text:p>
          </table:table-cell>
          <table:table-cell office:value-type="float" office:value="49464646" calcext:value-type="float">
            <text:p>49464646</text:p>
          </table:table-cell>
          <table:table-cell office:value-type="float" office:value="27797" calcext:value-type="float">
            <text:p>27797</text:p>
          </table:table-cell>
          <table:table-cell office:value-type="float" office:value="105132096" calcext:value-type="float">
            <text:p>105132096</text:p>
          </table:table-cell>
          <table:table-cell office:value-type="float" office:value="10716" calcext:value-type="float">
            <text:p>10716</text:p>
          </table:table-cell>
          <table:table-cell office:value-type="float" office:value="93123218" calcext:value-type="float">
            <text:p>93123218</text:p>
          </table:table-cell>
          <table:table-cell office:value-type="float" office:value="43452030" calcext:value-type="float">
            <text:p>43452030</text:p>
          </table:table-cell>
        </table:table-row>
        <table:table-row table:style-name="ro1" table:visibility="collapse">
          <table:table-cell office:value-type="float" office:value="43250" calcext:value-type="float">
            <text:p>43250</text:p>
          </table:table-cell>
          <table:table-cell office:value-type="float" office:value="159676" calcext:value-type="float">
            <text:p>159676</text:p>
          </table:table-cell>
          <table:table-cell office:value-type="float" office:value="116274" calcext:value-type="float">
            <text:p>116274</text:p>
          </table:table-cell>
          <table:table-cell office:value-type="float" office:value="22634" calcext:value-type="float">
            <text:p>22634</text:p>
          </table:table-cell>
          <table:table-cell office:value-type="float" office:value="30121" calcext:value-type="float">
            <text:p>30121</text:p>
          </table:table-cell>
          <table:table-cell office:value-type="float" office:value="48633" calcext:value-type="float">
            <text:p>48633</text:p>
          </table:table-cell>
          <table:table-cell office:value-type="float" office:value="20748" calcext:value-type="float">
            <text:p>20748</text:p>
          </table:table-cell>
          <table:table-cell office:value-type="float" office:value="16717" calcext:value-type="float">
            <text:p>16717</text:p>
          </table:table-cell>
          <table:table-cell office:value-type="float" office:value="69269667" calcext:value-type="float">
            <text:p>69269667</text:p>
          </table:table-cell>
          <table:table-cell office:value-type="float" office:value="60788" calcext:value-type="float">
            <text:p>60788</text:p>
          </table:table-cell>
          <table:table-cell office:value-type="float" office:value="80883" calcext:value-type="float">
            <text:p>80883</text:p>
          </table:table-cell>
          <table:table-cell office:value-type="float" office:value="11286" calcext:value-type="float">
            <text:p>11286</text:p>
          </table:table-cell>
          <table:table-cell office:value-type="float" office:value="61295514" calcext:value-type="float">
            <text:p>61295514</text:p>
          </table:table-cell>
          <table:table-cell office:value-type="float" office:value="30296" calcext:value-type="float">
            <text:p>30296</text:p>
          </table:table-cell>
          <table:table-cell office:value-type="float" office:value="67237914" calcext:value-type="float">
            <text:p>67237914</text:p>
          </table:table-cell>
          <table:table-cell office:value-type="float" office:value="14489" calcext:value-type="float">
            <text:p>14489</text:p>
          </table:table-cell>
          <table:table-cell office:value-type="float" office:value="49858275" calcext:value-type="float">
            <text:p>49858275</text:p>
          </table:table-cell>
          <table:table-cell office:value-type="float" office:value="29413" calcext:value-type="float">
            <text:p>29413</text:p>
          </table:table-cell>
          <table:table-cell office:value-type="float" office:value="106127100" calcext:value-type="float">
            <text:p>106127100</text:p>
          </table:table-cell>
          <table:table-cell office:value-type="float" office:value="9631" calcext:value-type="float">
            <text:p>9631</text:p>
          </table:table-cell>
          <table:table-cell office:value-type="float" office:value="93460559" calcext:value-type="float">
            <text:p>93460559</text:p>
          </table:table-cell>
          <table:table-cell office:value-type="float" office:value="43637781" calcext:value-type="float">
            <text:p>43637781</text:p>
          </table:table-cell>
        </table:table-row>
        <table:table-row table:style-name="ro1" table:visibility="collapse">
          <table:table-cell office:value-type="float" office:value="43500" calcext:value-type="float">
            <text:p>43500</text:p>
          </table:table-cell>
          <table:table-cell office:value-type="float" office:value="162922" calcext:value-type="float">
            <text:p>162922</text:p>
          </table:table-cell>
          <table:table-cell office:value-type="float" office:value="122756" calcext:value-type="float">
            <text:p>122756</text:p>
          </table:table-cell>
          <table:table-cell office:value-type="float" office:value="22712" calcext:value-type="float">
            <text:p>22712</text:p>
          </table:table-cell>
          <table:table-cell office:value-type="float" office:value="29836" calcext:value-type="float">
            <text:p>29836</text:p>
          </table:table-cell>
          <table:table-cell office:value-type="float" office:value="48505" calcext:value-type="float">
            <text:p>48505</text:p>
          </table:table-cell>
          <table:table-cell office:value-type="float" office:value="17958" calcext:value-type="float">
            <text:p>17958</text:p>
          </table:table-cell>
          <table:table-cell office:value-type="float" office:value="18750" calcext:value-type="float">
            <text:p>18750</text:p>
          </table:table-cell>
          <table:table-cell office:value-type="float" office:value="69740684" calcext:value-type="float">
            <text:p>69740684</text:p>
          </table:table-cell>
          <table:table-cell office:value-type="float" office:value="62708" calcext:value-type="float">
            <text:p>62708</text:p>
          </table:table-cell>
          <table:table-cell office:value-type="float" office:value="85450" calcext:value-type="float">
            <text:p>85450</text:p>
          </table:table-cell>
          <table:table-cell office:value-type="float" office:value="11313" calcext:value-type="float">
            <text:p>11313</text:p>
          </table:table-cell>
          <table:table-cell office:value-type="float" office:value="61510888" calcext:value-type="float">
            <text:p>61510888</text:p>
          </table:table-cell>
          <table:table-cell office:value-type="float" office:value="32632" calcext:value-type="float">
            <text:p>32632</text:p>
          </table:table-cell>
          <table:table-cell office:value-type="float" office:value="67467669" calcext:value-type="float">
            <text:p>67467669</text:p>
          </table:table-cell>
          <table:table-cell office:value-type="float" office:value="14678" calcext:value-type="float">
            <text:p>14678</text:p>
          </table:table-cell>
          <table:table-cell office:value-type="float" office:value="49939907" calcext:value-type="float">
            <text:p>49939907</text:p>
          </table:table-cell>
          <table:table-cell office:value-type="float" office:value="29546" calcext:value-type="float">
            <text:p>29546</text:p>
          </table:table-cell>
          <table:table-cell office:value-type="float" office:value="105490709" calcext:value-type="float">
            <text:p>105490709</text:p>
          </table:table-cell>
          <table:table-cell office:value-type="float" office:value="12088" calcext:value-type="float">
            <text:p>12088</text:p>
          </table:table-cell>
          <table:table-cell office:value-type="float" office:value="94314582" calcext:value-type="float">
            <text:p>94314582</text:p>
          </table:table-cell>
          <table:table-cell office:value-type="float" office:value="44044474" calcext:value-type="float">
            <text:p>44044474</text:p>
          </table:table-cell>
        </table:table-row>
        <table:table-row table:style-name="ro1" table:visibility="collapse">
          <table:table-cell office:value-type="float" office:value="43750" calcext:value-type="float">
            <text:p>43750</text:p>
          </table:table-cell>
          <table:table-cell office:value-type="float" office:value="202849" calcext:value-type="float">
            <text:p>202849</text:p>
          </table:table-cell>
          <table:table-cell office:value-type="float" office:value="134870" calcext:value-type="float">
            <text:p>134870</text:p>
          </table:table-cell>
          <table:table-cell office:value-type="float" office:value="22546" calcext:value-type="float">
            <text:p>22546</text:p>
          </table:table-cell>
          <table:table-cell office:value-type="float" office:value="28511" calcext:value-type="float">
            <text:p>28511</text:p>
          </table:table-cell>
          <table:table-cell office:value-type="float" office:value="48840" calcext:value-type="float">
            <text:p>48840</text:p>
          </table:table-cell>
          <table:table-cell office:value-type="float" office:value="17045" calcext:value-type="float">
            <text:p>17045</text:p>
          </table:table-cell>
          <table:table-cell office:value-type="float" office:value="17235" calcext:value-type="float">
            <text:p>17235</text:p>
          </table:table-cell>
          <table:table-cell office:value-type="float" office:value="71094767" calcext:value-type="float">
            <text:p>71094767</text:p>
          </table:table-cell>
          <table:table-cell office:value-type="float" office:value="57496" calcext:value-type="float">
            <text:p>57496</text:p>
          </table:table-cell>
          <table:table-cell office:value-type="float" office:value="81134" calcext:value-type="float">
            <text:p>81134</text:p>
          </table:table-cell>
          <table:table-cell office:value-type="float" office:value="24299" calcext:value-type="float">
            <text:p>24299</text:p>
          </table:table-cell>
          <table:table-cell office:value-type="float" office:value="70119738" calcext:value-type="float">
            <text:p>70119738</text:p>
          </table:table-cell>
          <table:table-cell office:value-type="float" office:value="30873" calcext:value-type="float">
            <text:p>30873</text:p>
          </table:table-cell>
          <table:table-cell office:value-type="float" office:value="67279334" calcext:value-type="float">
            <text:p>67279334</text:p>
          </table:table-cell>
          <table:table-cell office:value-type="float" office:value="13338" calcext:value-type="float">
            <text:p>13338</text:p>
          </table:table-cell>
          <table:table-cell office:value-type="float" office:value="50349425" calcext:value-type="float">
            <text:p>50349425</text:p>
          </table:table-cell>
          <table:table-cell office:value-type="float" office:value="27235" calcext:value-type="float">
            <text:p>27235</text:p>
          </table:table-cell>
          <table:table-cell office:value-type="float" office:value="107840791" calcext:value-type="float">
            <text:p>107840791</text:p>
          </table:table-cell>
          <table:table-cell office:value-type="float" office:value="10840" calcext:value-type="float">
            <text:p>10840</text:p>
          </table:table-cell>
          <table:table-cell office:value-type="float" office:value="93875576" calcext:value-type="float">
            <text:p>93875576</text:p>
          </table:table-cell>
          <table:table-cell office:value-type="float" office:value="44559323" calcext:value-type="float">
            <text:p>44559323</text:p>
          </table:table-cell>
        </table:table-row>
        <table:table-row table:style-name="ro1" table:visibility="collapse">
          <table:table-cell office:value-type="float" office:value="44000" calcext:value-type="float">
            <text:p>44000</text:p>
          </table:table-cell>
          <table:table-cell office:value-type="float" office:value="209463" calcext:value-type="float">
            <text:p>209463</text:p>
          </table:table-cell>
          <table:table-cell office:value-type="float" office:value="123213" calcext:value-type="float">
            <text:p>123213</text:p>
          </table:table-cell>
          <table:table-cell office:value-type="float" office:value="25883" calcext:value-type="float">
            <text:p>25883</text:p>
          </table:table-cell>
          <table:table-cell office:value-type="float" office:value="30279" calcext:value-type="float">
            <text:p>30279</text:p>
          </table:table-cell>
          <table:table-cell office:value-type="float" office:value="41130" calcext:value-type="float">
            <text:p>41130</text:p>
          </table:table-cell>
          <table:table-cell office:value-type="float" office:value="15788" calcext:value-type="float">
            <text:p>15788</text:p>
          </table:table-cell>
          <table:table-cell office:value-type="float" office:value="18530" calcext:value-type="float">
            <text:p>18530</text:p>
          </table:table-cell>
          <table:table-cell office:value-type="float" office:value="72768266" calcext:value-type="float">
            <text:p>72768266</text:p>
          </table:table-cell>
          <table:table-cell office:value-type="float" office:value="58351" calcext:value-type="float">
            <text:p>58351</text:p>
          </table:table-cell>
          <table:table-cell office:value-type="float" office:value="81167" calcext:value-type="float">
            <text:p>81167</text:p>
          </table:table-cell>
          <table:table-cell office:value-type="float" office:value="13241" calcext:value-type="float">
            <text:p>13241</text:p>
          </table:table-cell>
          <table:table-cell office:value-type="float" office:value="62545757" calcext:value-type="float">
            <text:p>62545757</text:p>
          </table:table-cell>
          <table:table-cell office:value-type="float" office:value="36418" calcext:value-type="float">
            <text:p>36418</text:p>
          </table:table-cell>
          <table:table-cell office:value-type="float" office:value="67577086" calcext:value-type="float">
            <text:p>67577086</text:p>
          </table:table-cell>
          <table:table-cell office:value-type="float" office:value="15499" calcext:value-type="float">
            <text:p>15499</text:p>
          </table:table-cell>
          <table:table-cell office:value-type="float" office:value="50500913" calcext:value-type="float">
            <text:p>50500913</text:p>
          </table:table-cell>
          <table:table-cell office:value-type="float" office:value="31829" calcext:value-type="float">
            <text:p>31829</text:p>
          </table:table-cell>
          <table:table-cell office:value-type="float" office:value="107986825" calcext:value-type="float">
            <text:p>107986825</text:p>
          </table:table-cell>
          <table:table-cell office:value-type="float" office:value="10831" calcext:value-type="float">
            <text:p>10831</text:p>
          </table:table-cell>
          <table:table-cell office:value-type="float" office:value="94046124" calcext:value-type="float">
            <text:p>94046124</text:p>
          </table:table-cell>
          <table:table-cell office:value-type="float" office:value="44434221" calcext:value-type="float">
            <text:p>44434221</text:p>
          </table:table-cell>
        </table:table-row>
        <table:table-row table:style-name="ro1" table:visibility="collapse">
          <table:table-cell office:value-type="float" office:value="44250" calcext:value-type="float">
            <text:p>44250</text:p>
          </table:table-cell>
          <table:table-cell office:value-type="float" office:value="188337" calcext:value-type="float">
            <text:p>188337</text:p>
          </table:table-cell>
          <table:table-cell office:value-type="float" office:value="125454" calcext:value-type="float">
            <text:p>125454</text:p>
          </table:table-cell>
          <table:table-cell office:value-type="float" office:value="23455" calcext:value-type="float">
            <text:p>23455</text:p>
          </table:table-cell>
          <table:table-cell office:value-type="float" office:value="29744" calcext:value-type="float">
            <text:p>29744</text:p>
          </table:table-cell>
          <table:table-cell office:value-type="float" office:value="68202" calcext:value-type="float">
            <text:p>68202</text:p>
          </table:table-cell>
          <table:table-cell office:value-type="float" office:value="16586" calcext:value-type="float">
            <text:p>16586</text:p>
          </table:table-cell>
          <table:table-cell office:value-type="float" office:value="17682" calcext:value-type="float">
            <text:p>17682</text:p>
          </table:table-cell>
          <table:table-cell office:value-type="float" office:value="71534570" calcext:value-type="float">
            <text:p>71534570</text:p>
          </table:table-cell>
          <table:table-cell office:value-type="float" office:value="56430" calcext:value-type="float">
            <text:p>56430</text:p>
          </table:table-cell>
          <table:table-cell office:value-type="float" office:value="92706" calcext:value-type="float">
            <text:p>92706</text:p>
          </table:table-cell>
          <table:table-cell office:value-type="float" office:value="10712" calcext:value-type="float">
            <text:p>10712</text:p>
          </table:table-cell>
          <table:table-cell office:value-type="float" office:value="63390404" calcext:value-type="float">
            <text:p>63390404</text:p>
          </table:table-cell>
          <table:table-cell office:value-type="float" office:value="33835" calcext:value-type="float">
            <text:p>33835</text:p>
          </table:table-cell>
          <table:table-cell office:value-type="float" office:value="69850992" calcext:value-type="float">
            <text:p>69850992</text:p>
          </table:table-cell>
          <table:table-cell office:value-type="float" office:value="14453" calcext:value-type="float">
            <text:p>14453</text:p>
          </table:table-cell>
          <table:table-cell office:value-type="float" office:value="51763961" calcext:value-type="float">
            <text:p>51763961</text:p>
          </table:table-cell>
          <table:table-cell office:value-type="float" office:value="37210" calcext:value-type="float">
            <text:p>37210</text:p>
          </table:table-cell>
          <table:table-cell office:value-type="float" office:value="106950987" calcext:value-type="float">
            <text:p>106950987</text:p>
          </table:table-cell>
          <table:table-cell office:value-type="float" office:value="9870" calcext:value-type="float">
            <text:p>9870</text:p>
          </table:table-cell>
          <table:table-cell office:value-type="float" office:value="94746271" calcext:value-type="float">
            <text:p>94746271</text:p>
          </table:table-cell>
          <table:table-cell office:value-type="float" office:value="44670731" calcext:value-type="float">
            <text:p>44670731</text:p>
          </table:table-cell>
        </table:table-row>
        <table:table-row table:style-name="ro1" table:visibility="collapse">
          <table:table-cell office:value-type="float" office:value="44500" calcext:value-type="float">
            <text:p>44500</text:p>
          </table:table-cell>
          <table:table-cell office:value-type="float" office:value="183013" calcext:value-type="float">
            <text:p>183013</text:p>
          </table:table-cell>
          <table:table-cell office:value-type="float" office:value="122915" calcext:value-type="float">
            <text:p>122915</text:p>
          </table:table-cell>
          <table:table-cell office:value-type="float" office:value="23416" calcext:value-type="float">
            <text:p>23416</text:p>
          </table:table-cell>
          <table:table-cell office:value-type="float" office:value="29452" calcext:value-type="float">
            <text:p>29452</text:p>
          </table:table-cell>
          <table:table-cell office:value-type="float" office:value="48297" calcext:value-type="float">
            <text:p>48297</text:p>
          </table:table-cell>
          <table:table-cell office:value-type="float" office:value="17042" calcext:value-type="float">
            <text:p>17042</text:p>
          </table:table-cell>
          <table:table-cell office:value-type="float" office:value="17924" calcext:value-type="float">
            <text:p>17924</text:p>
          </table:table-cell>
          <table:table-cell office:value-type="float" office:value="72065325" calcext:value-type="float">
            <text:p>72065325</text:p>
          </table:table-cell>
          <table:table-cell office:value-type="float" office:value="56795" calcext:value-type="float">
            <text:p>56795</text:p>
          </table:table-cell>
          <table:table-cell office:value-type="float" office:value="83546" calcext:value-type="float">
            <text:p>83546</text:p>
          </table:table-cell>
          <table:table-cell office:value-type="float" office:value="10990" calcext:value-type="float">
            <text:p>10990</text:p>
          </table:table-cell>
          <table:table-cell office:value-type="float" office:value="64276640" calcext:value-type="float">
            <text:p>64276640</text:p>
          </table:table-cell>
          <table:table-cell office:value-type="float" office:value="34264" calcext:value-type="float">
            <text:p>34264</text:p>
          </table:table-cell>
          <table:table-cell office:value-type="float" office:value="72637156" calcext:value-type="float">
            <text:p>72637156</text:p>
          </table:table-cell>
          <table:table-cell office:value-type="float" office:value="13581" calcext:value-type="float">
            <text:p>13581</text:p>
          </table:table-cell>
          <table:table-cell office:value-type="float" office:value="52201922" calcext:value-type="float">
            <text:p>52201922</text:p>
          </table:table-cell>
          <table:table-cell office:value-type="float" office:value="28746" calcext:value-type="float">
            <text:p>28746</text:p>
          </table:table-cell>
          <table:table-cell office:value-type="float" office:value="108898850" calcext:value-type="float">
            <text:p>108898850</text:p>
          </table:table-cell>
          <table:table-cell office:value-type="float" office:value="10120" calcext:value-type="float">
            <text:p>10120</text:p>
          </table:table-cell>
          <table:table-cell office:value-type="float" office:value="95418238" calcext:value-type="float">
            <text:p>95418238</text:p>
          </table:table-cell>
          <table:table-cell office:value-type="float" office:value="44913362" calcext:value-type="float">
            <text:p>44913362</text:p>
          </table:table-cell>
        </table:table-row>
        <table:table-row table:style-name="ro1" table:visibility="collapse">
          <table:table-cell office:value-type="float" office:value="44750" calcext:value-type="float">
            <text:p>44750</text:p>
          </table:table-cell>
          <table:table-cell office:value-type="float" office:value="181551" calcext:value-type="float">
            <text:p>181551</text:p>
          </table:table-cell>
          <table:table-cell office:value-type="float" office:value="127375" calcext:value-type="float">
            <text:p>127375</text:p>
          </table:table-cell>
          <table:table-cell office:value-type="float" office:value="23302" calcext:value-type="float">
            <text:p>23302</text:p>
          </table:table-cell>
          <table:table-cell office:value-type="float" office:value="28657" calcext:value-type="float">
            <text:p>28657</text:p>
          </table:table-cell>
          <table:table-cell office:value-type="float" office:value="42534" calcext:value-type="float">
            <text:p>42534</text:p>
          </table:table-cell>
          <table:table-cell office:value-type="float" office:value="16742" calcext:value-type="float">
            <text:p>16742</text:p>
          </table:table-cell>
          <table:table-cell office:value-type="float" office:value="16656" calcext:value-type="float">
            <text:p>16656</text:p>
          </table:table-cell>
          <table:table-cell office:value-type="float" office:value="78627966" calcext:value-type="float">
            <text:p>78627966</text:p>
          </table:table-cell>
          <table:table-cell office:value-type="float" office:value="55748" calcext:value-type="float">
            <text:p>55748</text:p>
          </table:table-cell>
          <table:table-cell office:value-type="float" office:value="87922" calcext:value-type="float">
            <text:p>87922</text:p>
          </table:table-cell>
          <table:table-cell office:value-type="float" office:value="10833" calcext:value-type="float">
            <text:p>10833</text:p>
          </table:table-cell>
          <table:table-cell office:value-type="float" office:value="64283355" calcext:value-type="float">
            <text:p>64283355</text:p>
          </table:table-cell>
          <table:table-cell office:value-type="float" office:value="32956" calcext:value-type="float">
            <text:p>32956</text:p>
          </table:table-cell>
          <table:table-cell office:value-type="float" office:value="69909410" calcext:value-type="float">
            <text:p>69909410</text:p>
          </table:table-cell>
          <table:table-cell office:value-type="float" office:value="15579" calcext:value-type="float">
            <text:p>15579</text:p>
          </table:table-cell>
          <table:table-cell office:value-type="float" office:value="52393421" calcext:value-type="float">
            <text:p>52393421</text:p>
          </table:table-cell>
          <table:table-cell office:value-type="float" office:value="27697" calcext:value-type="float">
            <text:p>27697</text:p>
          </table:table-cell>
          <table:table-cell office:value-type="float" office:value="110826068" calcext:value-type="float">
            <text:p>110826068</text:p>
          </table:table-cell>
          <table:table-cell office:value-type="float" office:value="11958" calcext:value-type="float">
            <text:p>11958</text:p>
          </table:table-cell>
          <table:table-cell office:value-type="float" office:value="96067333" calcext:value-type="float">
            <text:p>96067333</text:p>
          </table:table-cell>
          <table:table-cell office:value-type="float" office:value="45150590" calcext:value-type="float">
            <text:p>45150590</text:p>
          </table:table-cell>
        </table:table-row>
        <table:table-row table:style-name="ro1" table:visibility="collapse">
          <table:table-cell office:value-type="float" office:value="45000" calcext:value-type="float">
            <text:p>45000</text:p>
          </table:table-cell>
          <table:table-cell office:value-type="float" office:value="183335" calcext:value-type="float">
            <text:p>183335</text:p>
          </table:table-cell>
          <table:table-cell office:value-type="float" office:value="131499" calcext:value-type="float">
            <text:p>131499</text:p>
          </table:table-cell>
          <table:table-cell office:value-type="float" office:value="23372" calcext:value-type="float">
            <text:p>23372</text:p>
          </table:table-cell>
          <table:table-cell office:value-type="float" office:value="29668" calcext:value-type="float">
            <text:p>29668</text:p>
          </table:table-cell>
          <table:table-cell office:value-type="float" office:value="42492" calcext:value-type="float">
            <text:p>42492</text:p>
          </table:table-cell>
          <table:table-cell office:value-type="float" office:value="15424" calcext:value-type="float">
            <text:p>15424</text:p>
          </table:table-cell>
          <table:table-cell office:value-type="float" office:value="17242" calcext:value-type="float">
            <text:p>17242</text:p>
          </table:table-cell>
          <table:table-cell office:value-type="float" office:value="73045198" calcext:value-type="float">
            <text:p>73045198</text:p>
          </table:table-cell>
          <table:table-cell office:value-type="float" office:value="57908" calcext:value-type="float">
            <text:p>57908</text:p>
          </table:table-cell>
          <table:table-cell office:value-type="float" office:value="128379" calcext:value-type="float">
            <text:p>128379</text:p>
          </table:table-cell>
          <table:table-cell office:value-type="float" office:value="11168" calcext:value-type="float">
            <text:p>11168</text:p>
          </table:table-cell>
          <table:table-cell office:value-type="float" office:value="65758521" calcext:value-type="float">
            <text:p>65758521</text:p>
          </table:table-cell>
          <table:table-cell office:value-type="float" office:value="35670" calcext:value-type="float">
            <text:p>35670</text:p>
          </table:table-cell>
          <table:table-cell office:value-type="float" office:value="69811407" calcext:value-type="float">
            <text:p>69811407</text:p>
          </table:table-cell>
          <table:table-cell office:value-type="float" office:value="14843" calcext:value-type="float">
            <text:p>14843</text:p>
          </table:table-cell>
          <table:table-cell office:value-type="float" office:value="56344710" calcext:value-type="float">
            <text:p>56344710</text:p>
          </table:table-cell>
          <table:table-cell office:value-type="float" office:value="28255" calcext:value-type="float">
            <text:p>28255</text:p>
          </table:table-cell>
          <table:table-cell office:value-type="float" office:value="112436424" calcext:value-type="float">
            <text:p>112436424</text:p>
          </table:table-cell>
          <table:table-cell office:value-type="float" office:value="10787" calcext:value-type="float">
            <text:p>10787</text:p>
          </table:table-cell>
          <table:table-cell office:value-type="float" office:value="98305890" calcext:value-type="float">
            <text:p>98305890</text:p>
          </table:table-cell>
          <table:table-cell office:value-type="float" office:value="45451258" calcext:value-type="float">
            <text:p>45451258</text:p>
          </table:table-cell>
        </table:table-row>
        <table:table-row table:style-name="ro1" table:visibility="collapse">
          <table:table-cell office:value-type="float" office:value="45250" calcext:value-type="float">
            <text:p>45250</text:p>
          </table:table-cell>
          <table:table-cell office:value-type="float" office:value="174515" calcext:value-type="float">
            <text:p>174515</text:p>
          </table:table-cell>
          <table:table-cell office:value-type="float" office:value="134674" calcext:value-type="float">
            <text:p>134674</text:p>
          </table:table-cell>
          <table:table-cell office:value-type="float" office:value="22915" calcext:value-type="float">
            <text:p>22915</text:p>
          </table:table-cell>
          <table:table-cell office:value-type="float" office:value="30666" calcext:value-type="float">
            <text:p>30666</text:p>
          </table:table-cell>
          <table:table-cell office:value-type="float" office:value="43297" calcext:value-type="float">
            <text:p>43297</text:p>
          </table:table-cell>
          <table:table-cell office:value-type="float" office:value="19745" calcext:value-type="float">
            <text:p>19745</text:p>
          </table:table-cell>
          <table:table-cell office:value-type="float" office:value="17082" calcext:value-type="float">
            <text:p>17082</text:p>
          </table:table-cell>
          <table:table-cell office:value-type="float" office:value="73655252" calcext:value-type="float">
            <text:p>73655252</text:p>
          </table:table-cell>
          <table:table-cell office:value-type="float" office:value="58717" calcext:value-type="float">
            <text:p>58717</text:p>
          </table:table-cell>
          <table:table-cell office:value-type="float" office:value="201049" calcext:value-type="float">
            <text:p>201049</text:p>
          </table:table-cell>
          <table:table-cell office:value-type="float" office:value="10674" calcext:value-type="float">
            <text:p>10674</text:p>
          </table:table-cell>
          <table:table-cell office:value-type="float" office:value="66054651" calcext:value-type="float">
            <text:p>66054651</text:p>
          </table:table-cell>
          <table:table-cell office:value-type="float" office:value="35862" calcext:value-type="float">
            <text:p>35862</text:p>
          </table:table-cell>
          <table:table-cell office:value-type="float" office:value="70655679" calcext:value-type="float">
            <text:p>70655679</text:p>
          </table:table-cell>
          <table:table-cell office:value-type="float" office:value="15055" calcext:value-type="float">
            <text:p>15055</text:p>
          </table:table-cell>
          <table:table-cell office:value-type="float" office:value="53673513" calcext:value-type="float">
            <text:p>53673513</text:p>
          </table:table-cell>
          <table:table-cell office:value-type="float" office:value="28334" calcext:value-type="float">
            <text:p>28334</text:p>
          </table:table-cell>
          <table:table-cell office:value-type="float" office:value="109843344" calcext:value-type="float">
            <text:p>109843344</text:p>
          </table:table-cell>
          <table:table-cell office:value-type="float" office:value="10005" calcext:value-type="float">
            <text:p>10005</text:p>
          </table:table-cell>
          <table:table-cell office:value-type="float" office:value="97674664" calcext:value-type="float">
            <text:p>97674664</text:p>
          </table:table-cell>
          <table:table-cell office:value-type="float" office:value="45744849" calcext:value-type="float">
            <text:p>45744849</text:p>
          </table:table-cell>
        </table:table-row>
        <table:table-row table:style-name="ro1" table:visibility="collapse">
          <table:table-cell office:value-type="float" office:value="45500" calcext:value-type="float">
            <text:p>45500</text:p>
          </table:table-cell>
          <table:table-cell office:value-type="float" office:value="167666" calcext:value-type="float">
            <text:p>167666</text:p>
          </table:table-cell>
          <table:table-cell office:value-type="float" office:value="145466" calcext:value-type="float">
            <text:p>145466</text:p>
          </table:table-cell>
          <table:table-cell office:value-type="float" office:value="22871" calcext:value-type="float">
            <text:p>22871</text:p>
          </table:table-cell>
          <table:table-cell office:value-type="float" office:value="29953" calcext:value-type="float">
            <text:p>29953</text:p>
          </table:table-cell>
          <table:table-cell office:value-type="float" office:value="50719" calcext:value-type="float">
            <text:p>50719</text:p>
          </table:table-cell>
          <table:table-cell office:value-type="float" office:value="16214" calcext:value-type="float">
            <text:p>16214</text:p>
          </table:table-cell>
          <table:table-cell office:value-type="float" office:value="17330" calcext:value-type="float">
            <text:p>17330</text:p>
          </table:table-cell>
          <table:table-cell office:value-type="float" office:value="74461271" calcext:value-type="float">
            <text:p>74461271</text:p>
          </table:table-cell>
          <table:table-cell office:value-type="float" office:value="58413" calcext:value-type="float">
            <text:p>58413</text:p>
          </table:table-cell>
          <table:table-cell office:value-type="float" office:value="1577309" calcext:value-type="float">
            <text:p>1577309</text:p>
          </table:table-cell>
          <table:table-cell office:value-type="float" office:value="10883" calcext:value-type="float">
            <text:p>10883</text:p>
          </table:table-cell>
          <table:table-cell office:value-type="float" office:value="68848397" calcext:value-type="float">
            <text:p>68848397</text:p>
          </table:table-cell>
          <table:table-cell office:value-type="float" office:value="36926" calcext:value-type="float">
            <text:p>36926</text:p>
          </table:table-cell>
          <table:table-cell office:value-type="float" office:value="72724454" calcext:value-type="float">
            <text:p>72724454</text:p>
          </table:table-cell>
          <table:table-cell office:value-type="float" office:value="15617" calcext:value-type="float">
            <text:p>15617</text:p>
          </table:table-cell>
          <table:table-cell office:value-type="float" office:value="54317780" calcext:value-type="float">
            <text:p>54317780</text:p>
          </table:table-cell>
          <table:table-cell office:value-type="float" office:value="28531" calcext:value-type="float">
            <text:p>28531</text:p>
          </table:table-cell>
          <table:table-cell office:value-type="float" office:value="111052120" calcext:value-type="float">
            <text:p>111052120</text:p>
          </table:table-cell>
          <table:table-cell office:value-type="float" office:value="11913" calcext:value-type="float">
            <text:p>11913</text:p>
          </table:table-cell>
          <table:table-cell office:value-type="float" office:value="98571691" calcext:value-type="float">
            <text:p>98571691</text:p>
          </table:table-cell>
          <table:table-cell office:value-type="float" office:value="45913772" calcext:value-type="float">
            <text:p>45913772</text:p>
          </table:table-cell>
        </table:table-row>
        <table:table-row table:style-name="ro1" table:visibility="collapse">
          <table:table-cell office:value-type="float" office:value="45750" calcext:value-type="float">
            <text:p>45750</text:p>
          </table:table-cell>
          <table:table-cell office:value-type="float" office:value="165544" calcext:value-type="float">
            <text:p>165544</text:p>
          </table:table-cell>
          <table:table-cell office:value-type="float" office:value="151131" calcext:value-type="float">
            <text:p>151131</text:p>
          </table:table-cell>
          <table:table-cell office:value-type="float" office:value="23340" calcext:value-type="float">
            <text:p>23340</text:p>
          </table:table-cell>
          <table:table-cell office:value-type="float" office:value="29991" calcext:value-type="float">
            <text:p>29991</text:p>
          </table:table-cell>
          <table:table-cell office:value-type="float" office:value="47921" calcext:value-type="float">
            <text:p>47921</text:p>
          </table:table-cell>
          <table:table-cell office:value-type="float" office:value="18879" calcext:value-type="float">
            <text:p>18879</text:p>
          </table:table-cell>
          <table:table-cell office:value-type="float" office:value="19065" calcext:value-type="float">
            <text:p>19065</text:p>
          </table:table-cell>
          <table:table-cell office:value-type="float" office:value="77078060" calcext:value-type="float">
            <text:p>77078060</text:p>
          </table:table-cell>
          <table:table-cell office:value-type="float" office:value="54596" calcext:value-type="float">
            <text:p>54596</text:p>
          </table:table-cell>
          <table:table-cell office:value-type="float" office:value="98467" calcext:value-type="float">
            <text:p>98467</text:p>
          </table:table-cell>
          <table:table-cell office:value-type="float" office:value="10836" calcext:value-type="float">
            <text:p>10836</text:p>
          </table:table-cell>
          <table:table-cell office:value-type="float" office:value="67452109" calcext:value-type="float">
            <text:p>67452109</text:p>
          </table:table-cell>
          <table:table-cell office:value-type="float" office:value="37851" calcext:value-type="float">
            <text:p>37851</text:p>
          </table:table-cell>
          <table:table-cell office:value-type="float" office:value="72340433" calcext:value-type="float">
            <text:p>72340433</text:p>
          </table:table-cell>
          <table:table-cell office:value-type="float" office:value="14510" calcext:value-type="float">
            <text:p>14510</text:p>
          </table:table-cell>
          <table:table-cell office:value-type="float" office:value="54529450" calcext:value-type="float">
            <text:p>54529450</text:p>
          </table:table-cell>
          <table:table-cell office:value-type="float" office:value="32170" calcext:value-type="float">
            <text:p>32170</text:p>
          </table:table-cell>
          <table:table-cell office:value-type="float" office:value="111462202" calcext:value-type="float">
            <text:p>111462202</text:p>
          </table:table-cell>
          <table:table-cell office:value-type="float" office:value="11372" calcext:value-type="float">
            <text:p>11372</text:p>
          </table:table-cell>
          <table:table-cell office:value-type="float" office:value="99023856" calcext:value-type="float">
            <text:p>99023856</text:p>
          </table:table-cell>
          <table:table-cell office:value-type="float" office:value="46189507" calcext:value-type="float">
            <text:p>46189507</text:p>
          </table:table-cell>
        </table:table-row>
        <table:table-row table:style-name="ro1" table:visibility="collapse">
          <table:table-cell office:value-type="float" office:value="46000" calcext:value-type="float">
            <text:p>46000</text:p>
          </table:table-cell>
          <table:table-cell office:value-type="float" office:value="169794" calcext:value-type="float">
            <text:p>169794</text:p>
          </table:table-cell>
          <table:table-cell office:value-type="float" office:value="176547" calcext:value-type="float">
            <text:p>176547</text:p>
          </table:table-cell>
          <table:table-cell office:value-type="float" office:value="23409" calcext:value-type="float">
            <text:p>23409</text:p>
          </table:table-cell>
          <table:table-cell office:value-type="float" office:value="30957" calcext:value-type="float">
            <text:p>30957</text:p>
          </table:table-cell>
          <table:table-cell office:value-type="float" office:value="45335" calcext:value-type="float">
            <text:p>45335</text:p>
          </table:table-cell>
          <table:table-cell office:value-type="float" office:value="15629" calcext:value-type="float">
            <text:p>15629</text:p>
          </table:table-cell>
          <table:table-cell office:value-type="float" office:value="19747" calcext:value-type="float">
            <text:p>19747</text:p>
          </table:table-cell>
          <table:table-cell office:value-type="float" office:value="76018325" calcext:value-type="float">
            <text:p>76018325</text:p>
          </table:table-cell>
          <table:table-cell office:value-type="float" office:value="60620" calcext:value-type="float">
            <text:p>60620</text:p>
          </table:table-cell>
          <table:table-cell office:value-type="float" office:value="113547" calcext:value-type="float">
            <text:p>113547</text:p>
          </table:table-cell>
          <table:table-cell office:value-type="float" office:value="10502" calcext:value-type="float">
            <text:p>10502</text:p>
          </table:table-cell>
          <table:table-cell office:value-type="float" office:value="67975634" calcext:value-type="float">
            <text:p>67975634</text:p>
          </table:table-cell>
          <table:table-cell office:value-type="float" office:value="36794" calcext:value-type="float">
            <text:p>36794</text:p>
          </table:table-cell>
          <table:table-cell office:value-type="float" office:value="73561137" calcext:value-type="float">
            <text:p>73561137</text:p>
          </table:table-cell>
          <table:table-cell office:value-type="float" office:value="14207" calcext:value-type="float">
            <text:p>14207</text:p>
          </table:table-cell>
          <table:table-cell office:value-type="float" office:value="54082681" calcext:value-type="float">
            <text:p>54082681</text:p>
          </table:table-cell>
          <table:table-cell office:value-type="float" office:value="28840" calcext:value-type="float">
            <text:p>28840</text:p>
          </table:table-cell>
          <table:table-cell office:value-type="float" office:value="112665433" calcext:value-type="float">
            <text:p>112665433</text:p>
          </table:table-cell>
          <table:table-cell office:value-type="float" office:value="13961" calcext:value-type="float">
            <text:p>13961</text:p>
          </table:table-cell>
          <table:table-cell office:value-type="float" office:value="100346401" calcext:value-type="float">
            <text:p>100346401</text:p>
          </table:table-cell>
          <table:table-cell office:value-type="float" office:value="46447409" calcext:value-type="float">
            <text:p>46447409</text:p>
          </table:table-cell>
        </table:table-row>
        <table:table-row table:style-name="ro1" table:visibility="collapse">
          <table:table-cell office:value-type="float" office:value="46250" calcext:value-type="float">
            <text:p>46250</text:p>
          </table:table-cell>
          <table:table-cell office:value-type="float" office:value="157622" calcext:value-type="float">
            <text:p>157622</text:p>
          </table:table-cell>
          <table:table-cell office:value-type="float" office:value="243849" calcext:value-type="float">
            <text:p>243849</text:p>
          </table:table-cell>
          <table:table-cell office:value-type="float" office:value="23622" calcext:value-type="float">
            <text:p>23622</text:p>
          </table:table-cell>
          <table:table-cell office:value-type="float" office:value="28654" calcext:value-type="float">
            <text:p>28654</text:p>
          </table:table-cell>
          <table:table-cell office:value-type="float" office:value="48527" calcext:value-type="float">
            <text:p>48527</text:p>
          </table:table-cell>
          <table:table-cell office:value-type="float" office:value="16130" calcext:value-type="float">
            <text:p>16130</text:p>
          </table:table-cell>
          <table:table-cell office:value-type="float" office:value="19447" calcext:value-type="float">
            <text:p>19447</text:p>
          </table:table-cell>
          <table:table-cell office:value-type="float" office:value="76499667" calcext:value-type="float">
            <text:p>76499667</text:p>
          </table:table-cell>
          <table:table-cell office:value-type="float" office:value="60134" calcext:value-type="float">
            <text:p>60134</text:p>
          </table:table-cell>
          <table:table-cell office:value-type="float" office:value="92301" calcext:value-type="float">
            <text:p>92301</text:p>
          </table:table-cell>
          <table:table-cell office:value-type="float" office:value="10992" calcext:value-type="float">
            <text:p>10992</text:p>
          </table:table-cell>
          <table:table-cell office:value-type="float" office:value="68039170" calcext:value-type="float">
            <text:p>68039170</text:p>
          </table:table-cell>
          <table:table-cell office:value-type="float" office:value="35873" calcext:value-type="float">
            <text:p>35873</text:p>
          </table:table-cell>
          <table:table-cell office:value-type="float" office:value="75273316" calcext:value-type="float">
            <text:p>75273316</text:p>
          </table:table-cell>
          <table:table-cell office:value-type="float" office:value="13999" calcext:value-type="float">
            <text:p>13999</text:p>
          </table:table-cell>
          <table:table-cell office:value-type="float" office:value="56172081" calcext:value-type="float">
            <text:p>56172081</text:p>
          </table:table-cell>
          <table:table-cell office:value-type="float" office:value="28134" calcext:value-type="float">
            <text:p>28134</text:p>
          </table:table-cell>
          <table:table-cell office:value-type="float" office:value="113320061" calcext:value-type="float">
            <text:p>113320061</text:p>
          </table:table-cell>
          <table:table-cell office:value-type="float" office:value="11204" calcext:value-type="float">
            <text:p>11204</text:p>
          </table:table-cell>
          <table:table-cell office:value-type="float" office:value="101757106" calcext:value-type="float">
            <text:p>101757106</text:p>
          </table:table-cell>
          <table:table-cell office:value-type="float" office:value="46679666" calcext:value-type="float">
            <text:p>46679666</text:p>
          </table:table-cell>
        </table:table-row>
        <table:table-row table:style-name="ro1" table:visibility="collapse">
          <table:table-cell office:value-type="float" office:value="46500" calcext:value-type="float">
            <text:p>46500</text:p>
          </table:table-cell>
          <table:table-cell office:value-type="float" office:value="177585" calcext:value-type="float">
            <text:p>177585</text:p>
          </table:table-cell>
          <table:table-cell office:value-type="float" office:value="102965" calcext:value-type="float">
            <text:p>102965</text:p>
          </table:table-cell>
          <table:table-cell office:value-type="float" office:value="23959" calcext:value-type="float">
            <text:p>23959</text:p>
          </table:table-cell>
          <table:table-cell office:value-type="float" office:value="28829" calcext:value-type="float">
            <text:p>28829</text:p>
          </table:table-cell>
          <table:table-cell office:value-type="float" office:value="41537" calcext:value-type="float">
            <text:p>41537</text:p>
          </table:table-cell>
          <table:table-cell office:value-type="float" office:value="15668" calcext:value-type="float">
            <text:p>15668</text:p>
          </table:table-cell>
          <table:table-cell office:value-type="float" office:value="18208" calcext:value-type="float">
            <text:p>18208</text:p>
          </table:table-cell>
          <table:table-cell office:value-type="float" office:value="77854736" calcext:value-type="float">
            <text:p>77854736</text:p>
          </table:table-cell>
          <table:table-cell office:value-type="float" office:value="225591" calcext:value-type="float">
            <text:p>225591</text:p>
          </table:table-cell>
          <table:table-cell office:value-type="float" office:value="90927" calcext:value-type="float">
            <text:p>90927</text:p>
          </table:table-cell>
          <table:table-cell office:value-type="float" office:value="64999" calcext:value-type="float">
            <text:p>64999</text:p>
          </table:table-cell>
          <table:table-cell office:value-type="float" office:value="69389294" calcext:value-type="float">
            <text:p>69389294</text:p>
          </table:table-cell>
          <table:table-cell office:value-type="float" office:value="37338" calcext:value-type="float">
            <text:p>37338</text:p>
          </table:table-cell>
          <table:table-cell office:value-type="float" office:value="75848537" calcext:value-type="float">
            <text:p>75848537</text:p>
          </table:table-cell>
          <table:table-cell office:value-type="float" office:value="14259" calcext:value-type="float">
            <text:p>14259</text:p>
          </table:table-cell>
          <table:table-cell office:value-type="float" office:value="55011591" calcext:value-type="float">
            <text:p>55011591</text:p>
          </table:table-cell>
          <table:table-cell office:value-type="float" office:value="27046" calcext:value-type="float">
            <text:p>27046</text:p>
          </table:table-cell>
          <table:table-cell office:value-type="float" office:value="116059940" calcext:value-type="float">
            <text:p>116059940</text:p>
          </table:table-cell>
          <table:table-cell office:value-type="float" office:value="10541" calcext:value-type="float">
            <text:p>10541</text:p>
          </table:table-cell>
          <table:table-cell office:value-type="float" office:value="101672521" calcext:value-type="float">
            <text:p>101672521</text:p>
          </table:table-cell>
          <table:table-cell office:value-type="float" office:value="46994590" calcext:value-type="float">
            <text:p>46994590</text:p>
          </table:table-cell>
        </table:table-row>
        <table:table-row table:style-name="ro1" table:visibility="collapse">
          <table:table-cell office:value-type="float" office:value="46750" calcext:value-type="float">
            <text:p>46750</text:p>
          </table:table-cell>
          <table:table-cell office:value-type="float" office:value="190081" calcext:value-type="float">
            <text:p>190081</text:p>
          </table:table-cell>
          <table:table-cell office:value-type="float" office:value="118420" calcext:value-type="float">
            <text:p>118420</text:p>
          </table:table-cell>
          <table:table-cell office:value-type="float" office:value="24256" calcext:value-type="float">
            <text:p>24256</text:p>
          </table:table-cell>
          <table:table-cell office:value-type="float" office:value="32714" calcext:value-type="float">
            <text:p>32714</text:p>
          </table:table-cell>
          <table:table-cell office:value-type="float" office:value="36626" calcext:value-type="float">
            <text:p>36626</text:p>
          </table:table-cell>
          <table:table-cell office:value-type="float" office:value="16705" calcext:value-type="float">
            <text:p>16705</text:p>
          </table:table-cell>
          <table:table-cell office:value-type="float" office:value="18511" calcext:value-type="float">
            <text:p>18511</text:p>
          </table:table-cell>
          <table:table-cell office:value-type="float" office:value="82317787" calcext:value-type="float">
            <text:p>82317787</text:p>
          </table:table-cell>
          <table:table-cell office:value-type="float" office:value="102042" calcext:value-type="float">
            <text:p>102042</text:p>
          </table:table-cell>
          <table:table-cell office:value-type="float" office:value="58742" calcext:value-type="float">
            <text:p>58742</text:p>
          </table:table-cell>
          <table:table-cell office:value-type="float" office:value="10575" calcext:value-type="float">
            <text:p>10575</text:p>
          </table:table-cell>
          <table:table-cell office:value-type="float" office:value="69527078" calcext:value-type="float">
            <text:p>69527078</text:p>
          </table:table-cell>
          <table:table-cell office:value-type="float" office:value="36545" calcext:value-type="float">
            <text:p>36545</text:p>
          </table:table-cell>
          <table:table-cell office:value-type="float" office:value="77460797" calcext:value-type="float">
            <text:p>77460797</text:p>
          </table:table-cell>
          <table:table-cell office:value-type="float" office:value="15655" calcext:value-type="float">
            <text:p>15655</text:p>
          </table:table-cell>
          <table:table-cell office:value-type="float" office:value="55536681" calcext:value-type="float">
            <text:p>55536681</text:p>
          </table:table-cell>
          <table:table-cell office:value-type="float" office:value="33614" calcext:value-type="float">
            <text:p>33614</text:p>
          </table:table-cell>
          <table:table-cell office:value-type="float" office:value="114327960" calcext:value-type="float">
            <text:p>114327960</text:p>
          </table:table-cell>
          <table:table-cell office:value-type="float" office:value="10041" calcext:value-type="float">
            <text:p>10041</text:p>
          </table:table-cell>
          <table:table-cell office:value-type="float" office:value="103306389" calcext:value-type="float">
            <text:p>103306389</text:p>
          </table:table-cell>
          <table:table-cell office:value-type="float" office:value="47179723" calcext:value-type="float">
            <text:p>47179723</text:p>
          </table:table-cell>
        </table:table-row>
        <table:table-row table:style-name="ro1" table:visibility="collapse">
          <table:table-cell office:value-type="float" office:value="47000" calcext:value-type="float">
            <text:p>47000</text:p>
          </table:table-cell>
          <table:table-cell office:value-type="float" office:value="180684" calcext:value-type="float">
            <text:p>180684</text:p>
          </table:table-cell>
          <table:table-cell office:value-type="float" office:value="115340" calcext:value-type="float">
            <text:p>115340</text:p>
          </table:table-cell>
          <table:table-cell office:value-type="float" office:value="23667" calcext:value-type="float">
            <text:p>23667</text:p>
          </table:table-cell>
          <table:table-cell office:value-type="float" office:value="32079" calcext:value-type="float">
            <text:p>32079</text:p>
          </table:table-cell>
          <table:table-cell office:value-type="float" office:value="42083" calcext:value-type="float">
            <text:p>42083</text:p>
          </table:table-cell>
          <table:table-cell office:value-type="float" office:value="17205" calcext:value-type="float">
            <text:p>17205</text:p>
          </table:table-cell>
          <table:table-cell office:value-type="float" office:value="18188" calcext:value-type="float">
            <text:p>18188</text:p>
          </table:table-cell>
          <table:table-cell office:value-type="float" office:value="79581578" calcext:value-type="float">
            <text:p>79581578</text:p>
          </table:table-cell>
          <table:table-cell office:value-type="float" office:value="89249" calcext:value-type="float">
            <text:p>89249</text:p>
          </table:table-cell>
          <table:table-cell office:value-type="float" office:value="60832" calcext:value-type="float">
            <text:p>60832</text:p>
          </table:table-cell>
          <table:table-cell office:value-type="float" office:value="10726" calcext:value-type="float">
            <text:p>10726</text:p>
          </table:table-cell>
          <table:table-cell office:value-type="float" office:value="70106395" calcext:value-type="float">
            <text:p>70106395</text:p>
          </table:table-cell>
          <table:table-cell office:value-type="float" office:value="35757" calcext:value-type="float">
            <text:p>35757</text:p>
          </table:table-cell>
          <table:table-cell office:value-type="float" office:value="79361477" calcext:value-type="float">
            <text:p>79361477</text:p>
          </table:table-cell>
          <table:table-cell office:value-type="float" office:value="15173" calcext:value-type="float">
            <text:p>15173</text:p>
          </table:table-cell>
          <table:table-cell office:value-type="float" office:value="55718654" calcext:value-type="float">
            <text:p>55718654</text:p>
          </table:table-cell>
          <table:table-cell office:value-type="float" office:value="31638" calcext:value-type="float">
            <text:p>31638</text:p>
          </table:table-cell>
          <table:table-cell office:value-type="float" office:value="116489345" calcext:value-type="float">
            <text:p>116489345</text:p>
          </table:table-cell>
          <table:table-cell office:value-type="float" office:value="10250" calcext:value-type="float">
            <text:p>10250</text:p>
          </table:table-cell>
          <table:table-cell office:value-type="float" office:value="102898185" calcext:value-type="float">
            <text:p>102898185</text:p>
          </table:table-cell>
          <table:table-cell office:value-type="float" office:value="47439609" calcext:value-type="float">
            <text:p>47439609</text:p>
          </table:table-cell>
        </table:table-row>
        <table:table-row table:style-name="ro1" table:visibility="collapse">
          <table:table-cell office:value-type="float" office:value="47250" calcext:value-type="float">
            <text:p>47250</text:p>
          </table:table-cell>
          <table:table-cell office:value-type="float" office:value="189660" calcext:value-type="float">
            <text:p>189660</text:p>
          </table:table-cell>
          <table:table-cell office:value-type="float" office:value="107054" calcext:value-type="float">
            <text:p>107054</text:p>
          </table:table-cell>
          <table:table-cell office:value-type="float" office:value="23260" calcext:value-type="float">
            <text:p>23260</text:p>
          </table:table-cell>
          <table:table-cell office:value-type="float" office:value="30253" calcext:value-type="float">
            <text:p>30253</text:p>
          </table:table-cell>
          <table:table-cell office:value-type="float" office:value="47754" calcext:value-type="float">
            <text:p>47754</text:p>
          </table:table-cell>
          <table:table-cell office:value-type="float" office:value="16129" calcext:value-type="float">
            <text:p>16129</text:p>
          </table:table-cell>
          <table:table-cell office:value-type="float" office:value="18002" calcext:value-type="float">
            <text:p>18002</text:p>
          </table:table-cell>
          <table:table-cell office:value-type="float" office:value="79022855" calcext:value-type="float">
            <text:p>79022855</text:p>
          </table:table-cell>
          <table:table-cell office:value-type="float" office:value="86670" calcext:value-type="float">
            <text:p>86670</text:p>
          </table:table-cell>
          <table:table-cell office:value-type="float" office:value="66343" calcext:value-type="float">
            <text:p>66343</text:p>
          </table:table-cell>
          <table:table-cell office:value-type="float" office:value="10710" calcext:value-type="float">
            <text:p>10710</text:p>
          </table:table-cell>
          <table:table-cell office:value-type="float" office:value="72050113" calcext:value-type="float">
            <text:p>72050113</text:p>
          </table:table-cell>
          <table:table-cell office:value-type="float" office:value="42838" calcext:value-type="float">
            <text:p>42838</text:p>
          </table:table-cell>
          <table:table-cell office:value-type="float" office:value="78949470" calcext:value-type="float">
            <text:p>78949470</text:p>
          </table:table-cell>
          <table:table-cell office:value-type="float" office:value="15207" calcext:value-type="float">
            <text:p>15207</text:p>
          </table:table-cell>
          <table:table-cell office:value-type="float" office:value="56344057" calcext:value-type="float">
            <text:p>56344057</text:p>
          </table:table-cell>
          <table:table-cell office:value-type="float" office:value="28661" calcext:value-type="float">
            <text:p>28661</text:p>
          </table:table-cell>
          <table:table-cell office:value-type="float" office:value="115900052" calcext:value-type="float">
            <text:p>115900052</text:p>
          </table:table-cell>
          <table:table-cell office:value-type="float" office:value="13418" calcext:value-type="float">
            <text:p>13418</text:p>
          </table:table-cell>
          <table:table-cell office:value-type="float" office:value="103969951" calcext:value-type="float">
            <text:p>103969951</text:p>
          </table:table-cell>
          <table:table-cell office:value-type="float" office:value="47716029" calcext:value-type="float">
            <text:p>47716029</text:p>
          </table:table-cell>
        </table:table-row>
        <table:table-row table:style-name="ro1" table:visibility="collapse">
          <table:table-cell office:value-type="float" office:value="47500" calcext:value-type="float">
            <text:p>47500</text:p>
          </table:table-cell>
          <table:table-cell office:value-type="float" office:value="190013" calcext:value-type="float">
            <text:p>190013</text:p>
          </table:table-cell>
          <table:table-cell office:value-type="float" office:value="110833" calcext:value-type="float">
            <text:p>110833</text:p>
          </table:table-cell>
          <table:table-cell office:value-type="float" office:value="26837" calcext:value-type="float">
            <text:p>26837</text:p>
          </table:table-cell>
          <table:table-cell office:value-type="float" office:value="29453" calcext:value-type="float">
            <text:p>29453</text:p>
          </table:table-cell>
          <table:table-cell office:value-type="float" office:value="50796" calcext:value-type="float">
            <text:p>50796</text:p>
          </table:table-cell>
          <table:table-cell office:value-type="float" office:value="16671" calcext:value-type="float">
            <text:p>16671</text:p>
          </table:table-cell>
          <table:table-cell office:value-type="float" office:value="18293" calcext:value-type="float">
            <text:p>18293</text:p>
          </table:table-cell>
          <table:table-cell office:value-type="float" office:value="79327578" calcext:value-type="float">
            <text:p>79327578</text:p>
          </table:table-cell>
          <table:table-cell office:value-type="float" office:value="85005" calcext:value-type="float">
            <text:p>85005</text:p>
          </table:table-cell>
          <table:table-cell office:value-type="float" office:value="64386" calcext:value-type="float">
            <text:p>64386</text:p>
          </table:table-cell>
          <table:table-cell office:value-type="float" office:value="10496" calcext:value-type="float">
            <text:p>10496</text:p>
          </table:table-cell>
          <table:table-cell office:value-type="float" office:value="73893748" calcext:value-type="float">
            <text:p>73893748</text:p>
          </table:table-cell>
          <table:table-cell office:value-type="float" office:value="36039" calcext:value-type="float">
            <text:p>36039</text:p>
          </table:table-cell>
          <table:table-cell office:value-type="float" office:value="79455649" calcext:value-type="float">
            <text:p>79455649</text:p>
          </table:table-cell>
          <table:table-cell office:value-type="float" office:value="14705" calcext:value-type="float">
            <text:p>14705</text:p>
          </table:table-cell>
          <table:table-cell office:value-type="float" office:value="60163207" calcext:value-type="float">
            <text:p>60163207</text:p>
          </table:table-cell>
          <table:table-cell office:value-type="float" office:value="27831" calcext:value-type="float">
            <text:p>27831</text:p>
          </table:table-cell>
          <table:table-cell office:value-type="float" office:value="116882741" calcext:value-type="float">
            <text:p>116882741</text:p>
          </table:table-cell>
          <table:table-cell office:value-type="float" office:value="10462" calcext:value-type="float">
            <text:p>10462</text:p>
          </table:table-cell>
          <table:table-cell office:value-type="float" office:value="105197978" calcext:value-type="float">
            <text:p>105197978</text:p>
          </table:table-cell>
          <table:table-cell office:value-type="float" office:value="48175359" calcext:value-type="float">
            <text:p>48175359</text:p>
          </table:table-cell>
        </table:table-row>
        <table:table-row table:style-name="ro1" table:visibility="collapse">
          <table:table-cell office:value-type="float" office:value="47750" calcext:value-type="float">
            <text:p>47750</text:p>
          </table:table-cell>
          <table:table-cell office:value-type="float" office:value="173676" calcext:value-type="float">
            <text:p>173676</text:p>
          </table:table-cell>
          <table:table-cell office:value-type="float" office:value="120834" calcext:value-type="float">
            <text:p>120834</text:p>
          </table:table-cell>
          <table:table-cell office:value-type="float" office:value="22331" calcext:value-type="float">
            <text:p>22331</text:p>
          </table:table-cell>
          <table:table-cell office:value-type="float" office:value="28373" calcext:value-type="float">
            <text:p>28373</text:p>
          </table:table-cell>
          <table:table-cell office:value-type="float" office:value="42636" calcext:value-type="float">
            <text:p>42636</text:p>
          </table:table-cell>
          <table:table-cell office:value-type="float" office:value="16543" calcext:value-type="float">
            <text:p>16543</text:p>
          </table:table-cell>
          <table:table-cell office:value-type="float" office:value="17191" calcext:value-type="float">
            <text:p>17191</text:p>
          </table:table-cell>
          <table:table-cell office:value-type="float" office:value="79692124" calcext:value-type="float">
            <text:p>79692124</text:p>
          </table:table-cell>
          <table:table-cell office:value-type="float" office:value="82790" calcext:value-type="float">
            <text:p>82790</text:p>
          </table:table-cell>
          <table:table-cell office:value-type="float" office:value="60289" calcext:value-type="float">
            <text:p>60289</text:p>
          </table:table-cell>
          <table:table-cell office:value-type="float" office:value="10590" calcext:value-type="float">
            <text:p>10590</text:p>
          </table:table-cell>
          <table:table-cell office:value-type="float" office:value="73859001" calcext:value-type="float">
            <text:p>73859001</text:p>
          </table:table-cell>
          <table:table-cell office:value-type="float" office:value="35593" calcext:value-type="float">
            <text:p>35593</text:p>
          </table:table-cell>
          <table:table-cell office:value-type="float" office:value="81131738" calcext:value-type="float">
            <text:p>81131738</text:p>
          </table:table-cell>
          <table:table-cell office:value-type="float" office:value="14794" calcext:value-type="float">
            <text:p>14794</text:p>
          </table:table-cell>
          <table:table-cell office:value-type="float" office:value="57835670" calcext:value-type="float">
            <text:p>57835670</text:p>
          </table:table-cell>
          <table:table-cell office:value-type="float" office:value="28157" calcext:value-type="float">
            <text:p>28157</text:p>
          </table:table-cell>
          <table:table-cell office:value-type="float" office:value="119748272" calcext:value-type="float">
            <text:p>119748272</text:p>
          </table:table-cell>
          <table:table-cell office:value-type="float" office:value="10418" calcext:value-type="float">
            <text:p>10418</text:p>
          </table:table-cell>
          <table:table-cell office:value-type="float" office:value="105288733" calcext:value-type="float">
            <text:p>105288733</text:p>
          </table:table-cell>
          <table:table-cell office:value-type="float" office:value="48278087" calcext:value-type="float">
            <text:p>48278087</text:p>
          </table:table-cell>
        </table:table-row>
        <table:table-row table:style-name="ro1" table:visibility="collapse">
          <table:table-cell office:value-type="float" office:value="48000" calcext:value-type="float">
            <text:p>48000</text:p>
          </table:table-cell>
          <table:table-cell office:value-type="float" office:value="176721" calcext:value-type="float">
            <text:p>176721</text:p>
          </table:table-cell>
          <table:table-cell office:value-type="float" office:value="110335" calcext:value-type="float">
            <text:p>110335</text:p>
          </table:table-cell>
          <table:table-cell office:value-type="float" office:value="23369" calcext:value-type="float">
            <text:p>23369</text:p>
          </table:table-cell>
          <table:table-cell office:value-type="float" office:value="28367" calcext:value-type="float">
            <text:p>28367</text:p>
          </table:table-cell>
          <table:table-cell office:value-type="float" office:value="39964" calcext:value-type="float">
            <text:p>39964</text:p>
          </table:table-cell>
          <table:table-cell office:value-type="float" office:value="15957" calcext:value-type="float">
            <text:p>15957</text:p>
          </table:table-cell>
          <table:table-cell office:value-type="float" office:value="18292" calcext:value-type="float">
            <text:p>18292</text:p>
          </table:table-cell>
          <table:table-cell office:value-type="float" office:value="88466090" calcext:value-type="float">
            <text:p>88466090</text:p>
          </table:table-cell>
          <table:table-cell office:value-type="float" office:value="78790" calcext:value-type="float">
            <text:p>78790</text:p>
          </table:table-cell>
          <table:table-cell office:value-type="float" office:value="63087" calcext:value-type="float">
            <text:p>63087</text:p>
          </table:table-cell>
          <table:table-cell office:value-type="float" office:value="10709" calcext:value-type="float">
            <text:p>10709</text:p>
          </table:table-cell>
          <table:table-cell office:value-type="float" office:value="74147137" calcext:value-type="float">
            <text:p>74147137</text:p>
          </table:table-cell>
          <table:table-cell office:value-type="float" office:value="34804" calcext:value-type="float">
            <text:p>34804</text:p>
          </table:table-cell>
          <table:table-cell office:value-type="float" office:value="82741955" calcext:value-type="float">
            <text:p>82741955</text:p>
          </table:table-cell>
          <table:table-cell office:value-type="float" office:value="14161" calcext:value-type="float">
            <text:p>14161</text:p>
          </table:table-cell>
          <table:table-cell office:value-type="float" office:value="57617786" calcext:value-type="float">
            <text:p>57617786</text:p>
          </table:table-cell>
          <table:table-cell office:value-type="float" office:value="27415" calcext:value-type="float">
            <text:p>27415</text:p>
          </table:table-cell>
          <table:table-cell office:value-type="float" office:value="117818327" calcext:value-type="float">
            <text:p>117818327</text:p>
          </table:table-cell>
          <table:table-cell office:value-type="float" office:value="9915" calcext:value-type="float">
            <text:p>9915</text:p>
          </table:table-cell>
          <table:table-cell office:value-type="float" office:value="107889510" calcext:value-type="float">
            <text:p>107889510</text:p>
          </table:table-cell>
          <table:table-cell office:value-type="float" office:value="48509467" calcext:value-type="float">
            <text:p>48509467</text:p>
          </table:table-cell>
        </table:table-row>
        <table:table-row table:style-name="ro1" table:visibility="collapse">
          <table:table-cell office:value-type="float" office:value="48250" calcext:value-type="float">
            <text:p>48250</text:p>
          </table:table-cell>
          <table:table-cell office:value-type="float" office:value="181414" calcext:value-type="float">
            <text:p>181414</text:p>
          </table:table-cell>
          <table:table-cell office:value-type="float" office:value="110928" calcext:value-type="float">
            <text:p>110928</text:p>
          </table:table-cell>
          <table:table-cell office:value-type="float" office:value="23088" calcext:value-type="float">
            <text:p>23088</text:p>
          </table:table-cell>
          <table:table-cell office:value-type="float" office:value="28971" calcext:value-type="float">
            <text:p>28971</text:p>
          </table:table-cell>
          <table:table-cell office:value-type="float" office:value="47584" calcext:value-type="float">
            <text:p>47584</text:p>
          </table:table-cell>
          <table:table-cell office:value-type="float" office:value="16829" calcext:value-type="float">
            <text:p>16829</text:p>
          </table:table-cell>
          <table:table-cell office:value-type="float" office:value="19757" calcext:value-type="float">
            <text:p>19757</text:p>
          </table:table-cell>
          <table:table-cell office:value-type="float" office:value="85822017" calcext:value-type="float">
            <text:p>85822017</text:p>
          </table:table-cell>
          <table:table-cell office:value-type="float" office:value="79290" calcext:value-type="float">
            <text:p>79290</text:p>
          </table:table-cell>
          <table:table-cell office:value-type="float" office:value="60913" calcext:value-type="float">
            <text:p>60913</text:p>
          </table:table-cell>
          <table:table-cell office:value-type="float" office:value="10954" calcext:value-type="float">
            <text:p>10954</text:p>
          </table:table-cell>
          <table:table-cell office:value-type="float" office:value="75746055" calcext:value-type="float">
            <text:p>75746055</text:p>
          </table:table-cell>
          <table:table-cell office:value-type="float" office:value="36363" calcext:value-type="float">
            <text:p>36363</text:p>
          </table:table-cell>
          <table:table-cell office:value-type="float" office:value="82628532" calcext:value-type="float">
            <text:p>82628532</text:p>
          </table:table-cell>
          <table:table-cell office:value-type="float" office:value="14250" calcext:value-type="float">
            <text:p>14250</text:p>
          </table:table-cell>
          <table:table-cell office:value-type="float" office:value="57391168" calcext:value-type="float">
            <text:p>57391168</text:p>
          </table:table-cell>
          <table:table-cell office:value-type="float" office:value="44867" calcext:value-type="float">
            <text:p>44867</text:p>
          </table:table-cell>
          <table:table-cell office:value-type="float" office:value="118516008" calcext:value-type="float">
            <text:p>118516008</text:p>
          </table:table-cell>
          <table:table-cell office:value-type="float" office:value="10419" calcext:value-type="float">
            <text:p>10419</text:p>
          </table:table-cell>
          <table:table-cell office:value-type="float" office:value="105368817" calcext:value-type="float">
            <text:p>105368817</text:p>
          </table:table-cell>
          <table:table-cell office:value-type="float" office:value="48755123" calcext:value-type="float">
            <text:p>48755123</text:p>
          </table:table-cell>
        </table:table-row>
        <table:table-row table:style-name="ro1" table:visibility="collapse">
          <table:table-cell office:value-type="float" office:value="48500" calcext:value-type="float">
            <text:p>48500</text:p>
          </table:table-cell>
          <table:table-cell office:value-type="float" office:value="178589" calcext:value-type="float">
            <text:p>178589</text:p>
          </table:table-cell>
          <table:table-cell office:value-type="float" office:value="115213" calcext:value-type="float">
            <text:p>115213</text:p>
          </table:table-cell>
          <table:table-cell office:value-type="float" office:value="22540" calcext:value-type="float">
            <text:p>22540</text:p>
          </table:table-cell>
          <table:table-cell office:value-type="float" office:value="30087" calcext:value-type="float">
            <text:p>30087</text:p>
          </table:table-cell>
          <table:table-cell office:value-type="float" office:value="46332" calcext:value-type="float">
            <text:p>46332</text:p>
          </table:table-cell>
          <table:table-cell office:value-type="float" office:value="15993" calcext:value-type="float">
            <text:p>15993</text:p>
          </table:table-cell>
          <table:table-cell office:value-type="float" office:value="19936" calcext:value-type="float">
            <text:p>19936</text:p>
          </table:table-cell>
          <table:table-cell office:value-type="float" office:value="86309272" calcext:value-type="float">
            <text:p>86309272</text:p>
          </table:table-cell>
          <table:table-cell office:value-type="float" office:value="76668" calcext:value-type="float">
            <text:p>76668</text:p>
          </table:table-cell>
          <table:table-cell office:value-type="float" office:value="63070" calcext:value-type="float">
            <text:p>63070</text:p>
          </table:table-cell>
          <table:table-cell office:value-type="float" office:value="10880" calcext:value-type="float">
            <text:p>10880</text:p>
          </table:table-cell>
          <table:table-cell office:value-type="float" office:value="76747294" calcext:value-type="float">
            <text:p>76747294</text:p>
          </table:table-cell>
          <table:table-cell office:value-type="float" office:value="38122" calcext:value-type="float">
            <text:p>38122</text:p>
          </table:table-cell>
          <table:table-cell office:value-type="float" office:value="82968342" calcext:value-type="float">
            <text:p>82968342</text:p>
          </table:table-cell>
          <table:table-cell office:value-type="float" office:value="14536" calcext:value-type="float">
            <text:p>14536</text:p>
          </table:table-cell>
          <table:table-cell office:value-type="float" office:value="58652157" calcext:value-type="float">
            <text:p>58652157</text:p>
          </table:table-cell>
          <table:table-cell office:value-type="float" office:value="30085" calcext:value-type="float">
            <text:p>30085</text:p>
          </table:table-cell>
          <table:table-cell office:value-type="float" office:value="118934425" calcext:value-type="float">
            <text:p>118934425</text:p>
          </table:table-cell>
          <table:table-cell office:value-type="float" office:value="9330" calcext:value-type="float">
            <text:p>9330</text:p>
          </table:table-cell>
          <table:table-cell office:value-type="float" office:value="104956091" calcext:value-type="float">
            <text:p>104956091</text:p>
          </table:table-cell>
          <table:table-cell office:value-type="float" office:value="48993260" calcext:value-type="float">
            <text:p>48993260</text:p>
          </table:table-cell>
        </table:table-row>
        <table:table-row table:style-name="ro1" table:visibility="collapse">
          <table:table-cell office:value-type="float" office:value="48750" calcext:value-type="float">
            <text:p>48750</text:p>
          </table:table-cell>
          <table:table-cell office:value-type="float" office:value="3668643" calcext:value-type="float">
            <text:p>3668643</text:p>
          </table:table-cell>
          <table:table-cell office:value-type="float" office:value="116457" calcext:value-type="float">
            <text:p>116457</text:p>
          </table:table-cell>
          <table:table-cell office:value-type="float" office:value="22207" calcext:value-type="float">
            <text:p>22207</text:p>
          </table:table-cell>
          <table:table-cell office:value-type="float" office:value="29166" calcext:value-type="float">
            <text:p>29166</text:p>
          </table:table-cell>
          <table:table-cell office:value-type="float" office:value="45206" calcext:value-type="float">
            <text:p>45206</text:p>
          </table:table-cell>
          <table:table-cell office:value-type="float" office:value="16157" calcext:value-type="float">
            <text:p>16157</text:p>
          </table:table-cell>
          <table:table-cell office:value-type="float" office:value="20732" calcext:value-type="float">
            <text:p>20732</text:p>
          </table:table-cell>
          <table:table-cell office:value-type="float" office:value="86001727" calcext:value-type="float">
            <text:p>86001727</text:p>
          </table:table-cell>
          <table:table-cell office:value-type="float" office:value="76615" calcext:value-type="float">
            <text:p>76615</text:p>
          </table:table-cell>
          <table:table-cell office:value-type="float" office:value="65958" calcext:value-type="float">
            <text:p>65958</text:p>
          </table:table-cell>
          <table:table-cell office:value-type="float" office:value="10669" calcext:value-type="float">
            <text:p>10669</text:p>
          </table:table-cell>
          <table:table-cell office:value-type="float" office:value="76359487" calcext:value-type="float">
            <text:p>76359487</text:p>
          </table:table-cell>
          <table:table-cell office:value-type="float" office:value="37332" calcext:value-type="float">
            <text:p>37332</text:p>
          </table:table-cell>
          <table:table-cell office:value-type="float" office:value="84831807" calcext:value-type="float">
            <text:p>84831807</text:p>
          </table:table-cell>
          <table:table-cell office:value-type="float" office:value="14557" calcext:value-type="float">
            <text:p>14557</text:p>
          </table:table-cell>
          <table:table-cell office:value-type="float" office:value="58834666" calcext:value-type="float">
            <text:p>58834666</text:p>
          </table:table-cell>
          <table:table-cell office:value-type="float" office:value="27624" calcext:value-type="float">
            <text:p>27624</text:p>
          </table:table-cell>
          <table:table-cell office:value-type="float" office:value="120604752" calcext:value-type="float">
            <text:p>120604752</text:p>
          </table:table-cell>
          <table:table-cell office:value-type="float" office:value="9876" calcext:value-type="float">
            <text:p>9876</text:p>
          </table:table-cell>
          <table:table-cell office:value-type="float" office:value="106019079" calcext:value-type="float">
            <text:p>106019079</text:p>
          </table:table-cell>
          <table:table-cell office:value-type="float" office:value="49194942" calcext:value-type="float">
            <text:p>49194942</text:p>
          </table:table-cell>
        </table:table-row>
        <table:table-row table:style-name="ro1" table:visibility="collapse">
          <table:table-cell office:value-type="float" office:value="49000" calcext:value-type="float">
            <text:p>49000</text:p>
          </table:table-cell>
          <table:table-cell office:value-type="float" office:value="234633" calcext:value-type="float">
            <text:p>234633</text:p>
          </table:table-cell>
          <table:table-cell office:value-type="float" office:value="114175" calcext:value-type="float">
            <text:p>114175</text:p>
          </table:table-cell>
          <table:table-cell office:value-type="float" office:value="22495" calcext:value-type="float">
            <text:p>22495</text:p>
          </table:table-cell>
          <table:table-cell office:value-type="float" office:value="28583" calcext:value-type="float">
            <text:p>28583</text:p>
          </table:table-cell>
          <table:table-cell office:value-type="float" office:value="50083" calcext:value-type="float">
            <text:p>50083</text:p>
          </table:table-cell>
          <table:table-cell office:value-type="float" office:value="16706" calcext:value-type="float">
            <text:p>16706</text:p>
          </table:table-cell>
          <table:table-cell office:value-type="float" office:value="20332" calcext:value-type="float">
            <text:p>20332</text:p>
          </table:table-cell>
          <table:table-cell office:value-type="float" office:value="84043715" calcext:value-type="float">
            <text:p>84043715</text:p>
          </table:table-cell>
          <table:table-cell office:value-type="float" office:value="72512" calcext:value-type="float">
            <text:p>72512</text:p>
          </table:table-cell>
          <table:table-cell office:value-type="float" office:value="68077" calcext:value-type="float">
            <text:p>68077</text:p>
          </table:table-cell>
          <table:table-cell office:value-type="float" office:value="10991" calcext:value-type="float">
            <text:p>10991</text:p>
          </table:table-cell>
          <table:table-cell office:value-type="float" office:value="78515800" calcext:value-type="float">
            <text:p>78515800</text:p>
          </table:table-cell>
          <table:table-cell office:value-type="float" office:value="36801" calcext:value-type="float">
            <text:p>36801</text:p>
          </table:table-cell>
          <table:table-cell office:value-type="float" office:value="88567715" calcext:value-type="float">
            <text:p>88567715</text:p>
          </table:table-cell>
          <table:table-cell office:value-type="float" office:value="13997" calcext:value-type="float">
            <text:p>13997</text:p>
          </table:table-cell>
          <table:table-cell office:value-type="float" office:value="58644619" calcext:value-type="float">
            <text:p>58644619</text:p>
          </table:table-cell>
          <table:table-cell office:value-type="float" office:value="27957" calcext:value-type="float">
            <text:p>27957</text:p>
          </table:table-cell>
          <table:table-cell office:value-type="float" office:value="122665009" calcext:value-type="float">
            <text:p>122665009</text:p>
          </table:table-cell>
          <table:table-cell office:value-type="float" office:value="10129" calcext:value-type="float">
            <text:p>10129</text:p>
          </table:table-cell>
          <table:table-cell office:value-type="float" office:value="106782272" calcext:value-type="float">
            <text:p>106782272</text:p>
          </table:table-cell>
          <table:table-cell office:value-type="float" office:value="49521955" calcext:value-type="float">
            <text:p>49521955</text:p>
          </table:table-cell>
        </table:table-row>
        <table:table-row table:style-name="ro1" table:visibility="collapse">
          <table:table-cell office:value-type="float" office:value="49250" calcext:value-type="float">
            <text:p>49250</text:p>
          </table:table-cell>
          <table:table-cell office:value-type="float" office:value="1958319" calcext:value-type="float">
            <text:p>1958319</text:p>
          </table:table-cell>
          <table:table-cell office:value-type="float" office:value="129420" calcext:value-type="float">
            <text:p>129420</text:p>
          </table:table-cell>
          <table:table-cell office:value-type="float" office:value="22491" calcext:value-type="float">
            <text:p>22491</text:p>
          </table:table-cell>
          <table:table-cell office:value-type="float" office:value="29084" calcext:value-type="float">
            <text:p>29084</text:p>
          </table:table-cell>
          <table:table-cell office:value-type="float" office:value="49342" calcext:value-type="float">
            <text:p>49342</text:p>
          </table:table-cell>
          <table:table-cell office:value-type="float" office:value="19215" calcext:value-type="float">
            <text:p>19215</text:p>
          </table:table-cell>
          <table:table-cell office:value-type="float" office:value="44354" calcext:value-type="float">
            <text:p>44354</text:p>
          </table:table-cell>
          <table:table-cell office:value-type="float" office:value="87509888" calcext:value-type="float">
            <text:p>87509888</text:p>
          </table:table-cell>
          <table:table-cell office:value-type="float" office:value="72412" calcext:value-type="float">
            <text:p>72412</text:p>
          </table:table-cell>
          <table:table-cell office:value-type="float" office:value="64296" calcext:value-type="float">
            <text:p>64296</text:p>
          </table:table-cell>
          <table:table-cell office:value-type="float" office:value="11051" calcext:value-type="float">
            <text:p>11051</text:p>
          </table:table-cell>
          <table:table-cell office:value-type="float" office:value="78296368" calcext:value-type="float">
            <text:p>78296368</text:p>
          </table:table-cell>
          <table:table-cell office:value-type="float" office:value="36090" calcext:value-type="float">
            <text:p>36090</text:p>
          </table:table-cell>
          <table:table-cell office:value-type="float" office:value="91379051" calcext:value-type="float">
            <text:p>91379051</text:p>
          </table:table-cell>
          <table:table-cell office:value-type="float" office:value="14288" calcext:value-type="float">
            <text:p>14288</text:p>
          </table:table-cell>
          <table:table-cell office:value-type="float" office:value="59784433" calcext:value-type="float">
            <text:p>59784433</text:p>
          </table:table-cell>
          <table:table-cell office:value-type="float" office:value="33502" calcext:value-type="float">
            <text:p>33502</text:p>
          </table:table-cell>
          <table:table-cell office:value-type="float" office:value="119934759" calcext:value-type="float">
            <text:p>119934759</text:p>
          </table:table-cell>
          <table:table-cell office:value-type="float" office:value="10789" calcext:value-type="float">
            <text:p>10789</text:p>
          </table:table-cell>
          <table:table-cell office:value-type="float" office:value="109758854" calcext:value-type="float">
            <text:p>109758854</text:p>
          </table:table-cell>
          <table:table-cell office:value-type="float" office:value="49717210" calcext:value-type="float">
            <text:p>49717210</text:p>
          </table:table-cell>
        </table:table-row>
        <table:table-row table:style-name="ro1" table:visibility="collapse">
          <table:table-cell office:value-type="float" office:value="49500" calcext:value-type="float">
            <text:p>49500</text:p>
          </table:table-cell>
          <table:table-cell office:value-type="float" office:value="394592" calcext:value-type="float">
            <text:p>394592</text:p>
          </table:table-cell>
          <table:table-cell office:value-type="float" office:value="111628" calcext:value-type="float">
            <text:p>111628</text:p>
          </table:table-cell>
          <table:table-cell office:value-type="float" office:value="22555" calcext:value-type="float">
            <text:p>22555</text:p>
          </table:table-cell>
          <table:table-cell office:value-type="float" office:value="29076" calcext:value-type="float">
            <text:p>29076</text:p>
          </table:table-cell>
          <table:table-cell office:value-type="float" office:value="53038" calcext:value-type="float">
            <text:p>53038</text:p>
          </table:table-cell>
          <table:table-cell office:value-type="float" office:value="16118" calcext:value-type="float">
            <text:p>16118</text:p>
          </table:table-cell>
          <table:table-cell office:value-type="float" office:value="19779" calcext:value-type="float">
            <text:p>19779</text:p>
          </table:table-cell>
          <table:table-cell office:value-type="float" office:value="84702444" calcext:value-type="float">
            <text:p>84702444</text:p>
          </table:table-cell>
          <table:table-cell office:value-type="float" office:value="73749" calcext:value-type="float">
            <text:p>73749</text:p>
          </table:table-cell>
          <table:table-cell office:value-type="float" office:value="63336" calcext:value-type="float">
            <text:p>63336</text:p>
          </table:table-cell>
          <table:table-cell office:value-type="float" office:value="11045" calcext:value-type="float">
            <text:p>11045</text:p>
          </table:table-cell>
          <table:table-cell office:value-type="float" office:value="78669598" calcext:value-type="float">
            <text:p>78669598</text:p>
          </table:table-cell>
          <table:table-cell office:value-type="float" office:value="37445" calcext:value-type="float">
            <text:p>37445</text:p>
          </table:table-cell>
          <table:table-cell office:value-type="float" office:value="88059034" calcext:value-type="float">
            <text:p>88059034</text:p>
          </table:table-cell>
          <table:table-cell office:value-type="float" office:value="14617" calcext:value-type="float">
            <text:p>14617</text:p>
          </table:table-cell>
          <table:table-cell office:value-type="float" office:value="59813522" calcext:value-type="float">
            <text:p>59813522</text:p>
          </table:table-cell>
          <table:table-cell office:value-type="float" office:value="28604" calcext:value-type="float">
            <text:p>28604</text:p>
          </table:table-cell>
          <table:table-cell office:value-type="float" office:value="120180183" calcext:value-type="float">
            <text:p>120180183</text:p>
          </table:table-cell>
          <table:table-cell office:value-type="float" office:value="10877" calcext:value-type="float">
            <text:p>10877</text:p>
          </table:table-cell>
          <table:table-cell office:value-type="float" office:value="108618659" calcext:value-type="float">
            <text:p>108618659</text:p>
          </table:table-cell>
          <table:table-cell office:value-type="float" office:value="50005415" calcext:value-type="float">
            <text:p>50005415</text:p>
          </table:table-cell>
        </table:table-row>
        <table:table-row table:style-name="ro1" table:visibility="collapse">
          <table:table-cell office:value-type="float" office:value="49750" calcext:value-type="float">
            <text:p>49750</text:p>
          </table:table-cell>
          <table:table-cell office:value-type="float" office:value="302128" calcext:value-type="float">
            <text:p>302128</text:p>
          </table:table-cell>
          <table:table-cell office:value-type="float" office:value="133756" calcext:value-type="float">
            <text:p>133756</text:p>
          </table:table-cell>
          <table:table-cell office:value-type="float" office:value="22707" calcext:value-type="float">
            <text:p>22707</text:p>
          </table:table-cell>
          <table:table-cell office:value-type="float" office:value="27870" calcext:value-type="float">
            <text:p>27870</text:p>
          </table:table-cell>
          <table:table-cell office:value-type="float" office:value="48624" calcext:value-type="float">
            <text:p>48624</text:p>
          </table:table-cell>
          <table:table-cell office:value-type="float" office:value="17159" calcext:value-type="float">
            <text:p>17159</text:p>
          </table:table-cell>
          <table:table-cell office:value-type="float" office:value="18326" calcext:value-type="float">
            <text:p>18326</text:p>
          </table:table-cell>
          <table:table-cell office:value-type="float" office:value="85204577" calcext:value-type="float">
            <text:p>85204577</text:p>
          </table:table-cell>
          <table:table-cell office:value-type="float" office:value="73660" calcext:value-type="float">
            <text:p>73660</text:p>
          </table:table-cell>
          <table:table-cell office:value-type="float" office:value="59591" calcext:value-type="float">
            <text:p>59591</text:p>
          </table:table-cell>
          <table:table-cell office:value-type="float" office:value="11281" calcext:value-type="float">
            <text:p>11281</text:p>
          </table:table-cell>
          <table:table-cell office:value-type="float" office:value="80031513" calcext:value-type="float">
            <text:p>80031513</text:p>
          </table:table-cell>
          <table:table-cell office:value-type="float" office:value="36767" calcext:value-type="float">
            <text:p>36767</text:p>
          </table:table-cell>
          <table:table-cell office:value-type="float" office:value="89683045" calcext:value-type="float">
            <text:p>89683045</text:p>
          </table:table-cell>
          <table:table-cell office:value-type="float" office:value="14460" calcext:value-type="float">
            <text:p>14460</text:p>
          </table:table-cell>
          <table:table-cell office:value-type="float" office:value="60512176" calcext:value-type="float">
            <text:p>60512176</text:p>
          </table:table-cell>
          <table:table-cell office:value-type="float" office:value="27595" calcext:value-type="float">
            <text:p>27595</text:p>
          </table:table-cell>
          <table:table-cell office:value-type="float" office:value="120612481" calcext:value-type="float">
            <text:p>120612481</text:p>
          </table:table-cell>
          <table:table-cell office:value-type="float" office:value="9829" calcext:value-type="float">
            <text:p>9829</text:p>
          </table:table-cell>
          <table:table-cell office:value-type="float" office:value="108994828" calcext:value-type="float">
            <text:p>108994828</text:p>
          </table:table-cell>
          <table:table-cell office:value-type="float" office:value="50426557" calcext:value-type="float">
            <text:p>50426557</text:p>
          </table:table-cell>
        </table:table-row>
        <table:table-row table:style-name="ro1" table:visibility="collapse">
          <table:table-cell office:value-type="float" office:value="50000" calcext:value-type="float">
            <text:p>50000</text:p>
          </table:table-cell>
          <table:table-cell office:value-type="float" office:value="224841" calcext:value-type="float">
            <text:p>224841</text:p>
          </table:table-cell>
          <table:table-cell office:value-type="float" office:value="128616" calcext:value-type="float">
            <text:p>128616</text:p>
          </table:table-cell>
          <table:table-cell office:value-type="float" office:value="22676" calcext:value-type="float">
            <text:p>22676</text:p>
          </table:table-cell>
          <table:table-cell office:value-type="float" office:value="30209" calcext:value-type="float">
            <text:p>30209</text:p>
          </table:table-cell>
          <table:table-cell office:value-type="float" office:value="56488" calcext:value-type="float">
            <text:p>56488</text:p>
          </table:table-cell>
          <table:table-cell office:value-type="float" office:value="15804" calcext:value-type="float">
            <text:p>15804</text:p>
          </table:table-cell>
          <table:table-cell office:value-type="float" office:value="17177" calcext:value-type="float">
            <text:p>17177</text:p>
          </table:table-cell>
          <table:table-cell office:value-type="float" office:value="86670991" calcext:value-type="float">
            <text:p>86670991</text:p>
          </table:table-cell>
          <table:table-cell office:value-type="float" office:value="75371" calcext:value-type="float">
            <text:p>75371</text:p>
          </table:table-cell>
          <table:table-cell office:value-type="float" office:value="69663" calcext:value-type="float">
            <text:p>69663</text:p>
          </table:table-cell>
          <table:table-cell office:value-type="float" office:value="10519" calcext:value-type="float">
            <text:p>10519</text:p>
          </table:table-cell>
          <table:table-cell office:value-type="float" office:value="79052817" calcext:value-type="float">
            <text:p>79052817</text:p>
          </table:table-cell>
          <table:table-cell office:value-type="float" office:value="36091" calcext:value-type="float">
            <text:p>36091</text:p>
          </table:table-cell>
          <table:table-cell office:value-type="float" office:value="90615733" calcext:value-type="float">
            <text:p>90615733</text:p>
          </table:table-cell>
          <table:table-cell office:value-type="float" office:value="13457" calcext:value-type="float">
            <text:p>13457</text:p>
          </table:table-cell>
          <table:table-cell office:value-type="float" office:value="62220110" calcext:value-type="float">
            <text:p>62220110</text:p>
          </table:table-cell>
          <table:table-cell office:value-type="float" office:value="27834" calcext:value-type="float">
            <text:p>27834</text:p>
          </table:table-cell>
          <table:table-cell office:value-type="float" office:value="121119078" calcext:value-type="float">
            <text:p>121119078</text:p>
          </table:table-cell>
          <table:table-cell office:value-type="float" office:value="9702" calcext:value-type="float">
            <text:p>9702</text:p>
          </table:table-cell>
          <table:table-cell office:value-type="float" office:value="109595129" calcext:value-type="float">
            <text:p>109595129</text:p>
          </table:table-cell>
          <table:table-cell office:value-type="float" office:value="50481723" calcext:value-type="float">
            <text:p>50481723</text:p>
          </table:table-cell>
        </table:table-row>
        <table:table-row table:style-name="ro1" table:visibility="collapse">
          <table:table-cell office:value-type="float" office:value="50250" calcext:value-type="float">
            <text:p>50250</text:p>
          </table:table-cell>
          <table:table-cell office:value-type="float" office:value="216135" calcext:value-type="float">
            <text:p>216135</text:p>
          </table:table-cell>
          <table:table-cell office:value-type="float" office:value="119812" calcext:value-type="float">
            <text:p>119812</text:p>
          </table:table-cell>
          <table:table-cell office:value-type="float" office:value="22921" calcext:value-type="float">
            <text:p>22921</text:p>
          </table:table-cell>
          <table:table-cell office:value-type="float" office:value="32122" calcext:value-type="float">
            <text:p>32122</text:p>
          </table:table-cell>
          <table:table-cell office:value-type="float" office:value="43712" calcext:value-type="float">
            <text:p>43712</text:p>
          </table:table-cell>
          <table:table-cell office:value-type="float" office:value="16625" calcext:value-type="float">
            <text:p>16625</text:p>
          </table:table-cell>
          <table:table-cell office:value-type="float" office:value="18810" calcext:value-type="float">
            <text:p>18810</text:p>
          </table:table-cell>
          <table:table-cell office:value-type="float" office:value="87371964" calcext:value-type="float">
            <text:p>87371964</text:p>
          </table:table-cell>
          <table:table-cell office:value-type="float" office:value="70749" calcext:value-type="float">
            <text:p>70749</text:p>
          </table:table-cell>
          <table:table-cell office:value-type="float" office:value="66911" calcext:value-type="float">
            <text:p>66911</text:p>
          </table:table-cell>
          <table:table-cell office:value-type="float" office:value="10555" calcext:value-type="float">
            <text:p>10555</text:p>
          </table:table-cell>
          <table:table-cell office:value-type="float" office:value="81287923" calcext:value-type="float">
            <text:p>81287923</text:p>
          </table:table-cell>
          <table:table-cell office:value-type="float" office:value="36810" calcext:value-type="float">
            <text:p>36810</text:p>
          </table:table-cell>
          <table:table-cell office:value-type="float" office:value="90813566" calcext:value-type="float">
            <text:p>90813566</text:p>
          </table:table-cell>
          <table:table-cell office:value-type="float" office:value="13936" calcext:value-type="float">
            <text:p>13936</text:p>
          </table:table-cell>
          <table:table-cell office:value-type="float" office:value="65215398" calcext:value-type="float">
            <text:p>65215398</text:p>
          </table:table-cell>
          <table:table-cell office:value-type="float" office:value="28003" calcext:value-type="float">
            <text:p>28003</text:p>
          </table:table-cell>
          <table:table-cell office:value-type="float" office:value="123969917" calcext:value-type="float">
            <text:p>123969917</text:p>
          </table:table-cell>
          <table:table-cell office:value-type="float" office:value="9750" calcext:value-type="float">
            <text:p>9750</text:p>
          </table:table-cell>
          <table:table-cell office:value-type="float" office:value="110473234" calcext:value-type="float">
            <text:p>110473234</text:p>
          </table:table-cell>
          <table:table-cell office:value-type="float" office:value="50743612" calcext:value-type="float">
            <text:p>50743612</text:p>
          </table:table-cell>
        </table:table-row>
        <table:table-row table:style-name="ro1" table:visibility="collapse">
          <table:table-cell office:value-type="float" office:value="50500" calcext:value-type="float">
            <text:p>50500</text:p>
          </table:table-cell>
          <table:table-cell office:value-type="float" office:value="188463" calcext:value-type="float">
            <text:p>188463</text:p>
          </table:table-cell>
          <table:table-cell office:value-type="float" office:value="119879" calcext:value-type="float">
            <text:p>119879</text:p>
          </table:table-cell>
          <table:table-cell office:value-type="float" office:value="22752" calcext:value-type="float">
            <text:p>22752</text:p>
          </table:table-cell>
          <table:table-cell office:value-type="float" office:value="31293" calcext:value-type="float">
            <text:p>31293</text:p>
          </table:table-cell>
          <table:table-cell office:value-type="float" office:value="48905" calcext:value-type="float">
            <text:p>48905</text:p>
          </table:table-cell>
          <table:table-cell office:value-type="float" office:value="16668" calcext:value-type="float">
            <text:p>16668</text:p>
          </table:table-cell>
          <table:table-cell office:value-type="float" office:value="16911" calcext:value-type="float">
            <text:p>16911</text:p>
          </table:table-cell>
          <table:table-cell office:value-type="float" office:value="90763800" calcext:value-type="float">
            <text:p>90763800</text:p>
          </table:table-cell>
          <table:table-cell office:value-type="float" office:value="70914" calcext:value-type="float">
            <text:p>70914</text:p>
          </table:table-cell>
          <table:table-cell office:value-type="float" office:value="67548" calcext:value-type="float">
            <text:p>67548</text:p>
          </table:table-cell>
          <table:table-cell office:value-type="float" office:value="10414" calcext:value-type="float">
            <text:p>10414</text:p>
          </table:table-cell>
          <table:table-cell office:value-type="float" office:value="83811921" calcext:value-type="float">
            <text:p>83811921</text:p>
          </table:table-cell>
          <table:table-cell office:value-type="float" office:value="37431" calcext:value-type="float">
            <text:p>37431</text:p>
          </table:table-cell>
          <table:table-cell office:value-type="float" office:value="91490923" calcext:value-type="float">
            <text:p>91490923</text:p>
          </table:table-cell>
          <table:table-cell office:value-type="float" office:value="13746" calcext:value-type="float">
            <text:p>13746</text:p>
          </table:table-cell>
          <table:table-cell office:value-type="float" office:value="62107434" calcext:value-type="float">
            <text:p>62107434</text:p>
          </table:table-cell>
          <table:table-cell office:value-type="float" office:value="27443" calcext:value-type="float">
            <text:p>27443</text:p>
          </table:table-cell>
          <table:table-cell office:value-type="float" office:value="124809789" calcext:value-type="float">
            <text:p>124809789</text:p>
          </table:table-cell>
          <table:table-cell office:value-type="float" office:value="10377" calcext:value-type="float">
            <text:p>10377</text:p>
          </table:table-cell>
          <table:table-cell office:value-type="float" office:value="112355874" calcext:value-type="float">
            <text:p>112355874</text:p>
          </table:table-cell>
          <table:table-cell office:value-type="float" office:value="50995900" calcext:value-type="float">
            <text:p>50995900</text:p>
          </table:table-cell>
        </table:table-row>
        <table:table-row table:style-name="ro1" table:visibility="collapse">
          <table:table-cell office:value-type="float" office:value="50750" calcext:value-type="float">
            <text:p>50750</text:p>
          </table:table-cell>
          <table:table-cell office:value-type="float" office:value="202337" calcext:value-type="float">
            <text:p>202337</text:p>
          </table:table-cell>
          <table:table-cell office:value-type="float" office:value="114251" calcext:value-type="float">
            <text:p>114251</text:p>
          </table:table-cell>
          <table:table-cell office:value-type="float" office:value="22705" calcext:value-type="float">
            <text:p>22705</text:p>
          </table:table-cell>
          <table:table-cell office:value-type="float" office:value="32247" calcext:value-type="float">
            <text:p>32247</text:p>
          </table:table-cell>
          <table:table-cell office:value-type="float" office:value="48547" calcext:value-type="float">
            <text:p>48547</text:p>
          </table:table-cell>
          <table:table-cell office:value-type="float" office:value="22878" calcext:value-type="float">
            <text:p>22878</text:p>
          </table:table-cell>
          <table:table-cell office:value-type="float" office:value="18420" calcext:value-type="float">
            <text:p>18420</text:p>
          </table:table-cell>
          <table:table-cell office:value-type="float" office:value="87488471" calcext:value-type="float">
            <text:p>87488471</text:p>
          </table:table-cell>
          <table:table-cell office:value-type="float" office:value="74789" calcext:value-type="float">
            <text:p>74789</text:p>
          </table:table-cell>
          <table:table-cell office:value-type="float" office:value="69385" calcext:value-type="float">
            <text:p>69385</text:p>
          </table:table-cell>
          <table:table-cell office:value-type="float" office:value="10458" calcext:value-type="float">
            <text:p>10458</text:p>
          </table:table-cell>
          <table:table-cell office:value-type="float" office:value="84073131" calcext:value-type="float">
            <text:p>84073131</text:p>
          </table:table-cell>
          <table:table-cell office:value-type="float" office:value="109470" calcext:value-type="float">
            <text:p>109470</text:p>
          </table:table-cell>
          <table:table-cell office:value-type="float" office:value="92209272" calcext:value-type="float">
            <text:p>92209272</text:p>
          </table:table-cell>
          <table:table-cell office:value-type="float" office:value="14374" calcext:value-type="float">
            <text:p>14374</text:p>
          </table:table-cell>
          <table:table-cell office:value-type="float" office:value="62557238" calcext:value-type="float">
            <text:p>62557238</text:p>
          </table:table-cell>
          <table:table-cell office:value-type="float" office:value="28861" calcext:value-type="float">
            <text:p>28861</text:p>
          </table:table-cell>
          <table:table-cell office:value-type="float" office:value="124874672" calcext:value-type="float">
            <text:p>124874672</text:p>
          </table:table-cell>
          <table:table-cell office:value-type="float" office:value="10639" calcext:value-type="float">
            <text:p>10639</text:p>
          </table:table-cell>
          <table:table-cell office:value-type="float" office:value="112597212" calcext:value-type="float">
            <text:p>112597212</text:p>
          </table:table-cell>
          <table:table-cell office:value-type="float" office:value="51224792" calcext:value-type="float">
            <text:p>51224792</text:p>
          </table:table-cell>
        </table:table-row>
        <table:table-row table:style-name="ro1" table:visibility="collapse">
          <table:table-cell office:value-type="float" office:value="51000" calcext:value-type="float">
            <text:p>51000</text:p>
          </table:table-cell>
          <table:table-cell office:value-type="float" office:value="188802" calcext:value-type="float">
            <text:p>188802</text:p>
          </table:table-cell>
          <table:table-cell office:value-type="float" office:value="120378" calcext:value-type="float">
            <text:p>120378</text:p>
          </table:table-cell>
          <table:table-cell office:value-type="float" office:value="22918" calcext:value-type="float">
            <text:p>22918</text:p>
          </table:table-cell>
          <table:table-cell office:value-type="float" office:value="30681" calcext:value-type="float">
            <text:p>30681</text:p>
          </table:table-cell>
          <table:table-cell office:value-type="float" office:value="52710" calcext:value-type="float">
            <text:p>52710</text:p>
          </table:table-cell>
          <table:table-cell office:value-type="float" office:value="17993" calcext:value-type="float">
            <text:p>17993</text:p>
          </table:table-cell>
          <table:table-cell office:value-type="float" office:value="17193" calcext:value-type="float">
            <text:p>17193</text:p>
          </table:table-cell>
          <table:table-cell office:value-type="float" office:value="88140912" calcext:value-type="float">
            <text:p>88140912</text:p>
          </table:table-cell>
          <table:table-cell office:value-type="float" office:value="71492" calcext:value-type="float">
            <text:p>71492</text:p>
          </table:table-cell>
          <table:table-cell office:value-type="float" office:value="73883" calcext:value-type="float">
            <text:p>73883</text:p>
          </table:table-cell>
          <table:table-cell office:value-type="float" office:value="10467" calcext:value-type="float">
            <text:p>10467</text:p>
          </table:table-cell>
          <table:table-cell office:value-type="float" office:value="83612950" calcext:value-type="float">
            <text:p>83612950</text:p>
          </table:table-cell>
          <table:table-cell office:value-type="float" office:value="49087" calcext:value-type="float">
            <text:p>49087</text:p>
          </table:table-cell>
          <table:table-cell office:value-type="float" office:value="94740270" calcext:value-type="float">
            <text:p>94740270</text:p>
          </table:table-cell>
          <table:table-cell office:value-type="float" office:value="14882" calcext:value-type="float">
            <text:p>14882</text:p>
          </table:table-cell>
          <table:table-cell office:value-type="float" office:value="63519219" calcext:value-type="float">
            <text:p>63519219</text:p>
          </table:table-cell>
          <table:table-cell office:value-type="float" office:value="27238" calcext:value-type="float">
            <text:p>27238</text:p>
          </table:table-cell>
          <table:table-cell office:value-type="float" office:value="124665522" calcext:value-type="float">
            <text:p>124665522</text:p>
          </table:table-cell>
          <table:table-cell office:value-type="float" office:value="10216" calcext:value-type="float">
            <text:p>10216</text:p>
          </table:table-cell>
          <table:table-cell office:value-type="float" office:value="113428399" calcext:value-type="float">
            <text:p>113428399</text:p>
          </table:table-cell>
          <table:table-cell office:value-type="float" office:value="51814481" calcext:value-type="float">
            <text:p>51814481</text:p>
          </table:table-cell>
        </table:table-row>
        <table:table-row table:style-name="ro1" table:visibility="collapse">
          <table:table-cell office:value-type="float" office:value="51250" calcext:value-type="float">
            <text:p>51250</text:p>
          </table:table-cell>
          <table:table-cell office:value-type="float" office:value="178471" calcext:value-type="float">
            <text:p>178471</text:p>
          </table:table-cell>
          <table:table-cell office:value-type="float" office:value="123574" calcext:value-type="float">
            <text:p>123574</text:p>
          </table:table-cell>
          <table:table-cell office:value-type="float" office:value="22457" calcext:value-type="float">
            <text:p>22457</text:p>
          </table:table-cell>
          <table:table-cell office:value-type="float" office:value="31957" calcext:value-type="float">
            <text:p>31957</text:p>
          </table:table-cell>
          <table:table-cell office:value-type="float" office:value="47421" calcext:value-type="float">
            <text:p>47421</text:p>
          </table:table-cell>
          <table:table-cell office:value-type="float" office:value="18999" calcext:value-type="float">
            <text:p>18999</text:p>
          </table:table-cell>
          <table:table-cell office:value-type="float" office:value="17572" calcext:value-type="float">
            <text:p>17572</text:p>
          </table:table-cell>
          <table:table-cell office:value-type="float" office:value="87978397" calcext:value-type="float">
            <text:p>87978397</text:p>
          </table:table-cell>
          <table:table-cell office:value-type="float" office:value="70249" calcext:value-type="float">
            <text:p>70249</text:p>
          </table:table-cell>
          <table:table-cell office:value-type="float" office:value="70262" calcext:value-type="float">
            <text:p>70262</text:p>
          </table:table-cell>
          <table:table-cell office:value-type="float" office:value="10745" calcext:value-type="float">
            <text:p>10745</text:p>
          </table:table-cell>
          <table:table-cell office:value-type="float" office:value="84572565" calcext:value-type="float">
            <text:p>84572565</text:p>
          </table:table-cell>
          <table:table-cell office:value-type="float" office:value="47508" calcext:value-type="float">
            <text:p>47508</text:p>
          </table:table-cell>
          <table:table-cell office:value-type="float" office:value="94503186" calcext:value-type="float">
            <text:p>94503186</text:p>
          </table:table-cell>
          <table:table-cell office:value-type="float" office:value="14785" calcext:value-type="float">
            <text:p>14785</text:p>
          </table:table-cell>
          <table:table-cell office:value-type="float" office:value="65923877" calcext:value-type="float">
            <text:p>65923877</text:p>
          </table:table-cell>
          <table:table-cell office:value-type="float" office:value="28115" calcext:value-type="float">
            <text:p>28115</text:p>
          </table:table-cell>
          <table:table-cell office:value-type="float" office:value="125437168" calcext:value-type="float">
            <text:p>125437168</text:p>
          </table:table-cell>
          <table:table-cell office:value-type="float" office:value="9960" calcext:value-type="float">
            <text:p>9960</text:p>
          </table:table-cell>
          <table:table-cell office:value-type="float" office:value="112426742" calcext:value-type="float">
            <text:p>112426742</text:p>
          </table:table-cell>
          <table:table-cell office:value-type="float" office:value="51770634" calcext:value-type="float">
            <text:p>51770634</text:p>
          </table:table-cell>
        </table:table-row>
        <table:table-row table:style-name="ro1" table:visibility="collapse">
          <table:table-cell office:value-type="float" office:value="51500" calcext:value-type="float">
            <text:p>51500</text:p>
          </table:table-cell>
          <table:table-cell office:value-type="float" office:value="166426" calcext:value-type="float">
            <text:p>166426</text:p>
          </table:table-cell>
          <table:table-cell office:value-type="float" office:value="134907" calcext:value-type="float">
            <text:p>134907</text:p>
          </table:table-cell>
          <table:table-cell office:value-type="float" office:value="22372" calcext:value-type="float">
            <text:p>22372</text:p>
          </table:table-cell>
          <table:table-cell office:value-type="float" office:value="32924" calcext:value-type="float">
            <text:p>32924</text:p>
          </table:table-cell>
          <table:table-cell office:value-type="float" office:value="49212" calcext:value-type="float">
            <text:p>49212</text:p>
          </table:table-cell>
          <table:table-cell office:value-type="float" office:value="17247" calcext:value-type="float">
            <text:p>17247</text:p>
          </table:table-cell>
          <table:table-cell office:value-type="float" office:value="17234" calcext:value-type="float">
            <text:p>17234</text:p>
          </table:table-cell>
          <table:table-cell office:value-type="float" office:value="90079127" calcext:value-type="float">
            <text:p>90079127</text:p>
          </table:table-cell>
          <table:table-cell office:value-type="float" office:value="71075" calcext:value-type="float">
            <text:p>71075</text:p>
          </table:table-cell>
          <table:table-cell office:value-type="float" office:value="78719" calcext:value-type="float">
            <text:p>78719</text:p>
          </table:table-cell>
          <table:table-cell office:value-type="float" office:value="10623" calcext:value-type="float">
            <text:p>10623</text:p>
          </table:table-cell>
          <table:table-cell office:value-type="float" office:value="84552517" calcext:value-type="float">
            <text:p>84552517</text:p>
          </table:table-cell>
          <table:table-cell office:value-type="float" office:value="39371" calcext:value-type="float">
            <text:p>39371</text:p>
          </table:table-cell>
          <table:table-cell office:value-type="float" office:value="95689296" calcext:value-type="float">
            <text:p>95689296</text:p>
          </table:table-cell>
          <table:table-cell office:value-type="float" office:value="14877" calcext:value-type="float">
            <text:p>14877</text:p>
          </table:table-cell>
          <table:table-cell office:value-type="float" office:value="63767109" calcext:value-type="float">
            <text:p>63767109</text:p>
          </table:table-cell>
          <table:table-cell office:value-type="float" office:value="28931" calcext:value-type="float">
            <text:p>28931</text:p>
          </table:table-cell>
          <table:table-cell office:value-type="float" office:value="127385078" calcext:value-type="float">
            <text:p>127385078</text:p>
          </table:table-cell>
          <table:table-cell office:value-type="float" office:value="10084" calcext:value-type="float">
            <text:p>10084</text:p>
          </table:table-cell>
          <table:table-cell office:value-type="float" office:value="112920467" calcext:value-type="float">
            <text:p>112920467</text:p>
          </table:table-cell>
          <table:table-cell office:value-type="float" office:value="52825497" calcext:value-type="float">
            <text:p>52825497</text:p>
          </table:table-cell>
        </table:table-row>
        <table:table-row table:style-name="ro1" table:visibility="collapse">
          <table:table-cell office:value-type="float" office:value="51750" calcext:value-type="float">
            <text:p>51750</text:p>
          </table:table-cell>
          <table:table-cell office:value-type="float" office:value="181509" calcext:value-type="float">
            <text:p>181509</text:p>
          </table:table-cell>
          <table:table-cell office:value-type="float" office:value="128711" calcext:value-type="float">
            <text:p>128711</text:p>
          </table:table-cell>
          <table:table-cell office:value-type="float" office:value="22331" calcext:value-type="float">
            <text:p>22331</text:p>
          </table:table-cell>
          <table:table-cell office:value-type="float" office:value="32252" calcext:value-type="float">
            <text:p>32252</text:p>
          </table:table-cell>
          <table:table-cell office:value-type="float" office:value="41884" calcext:value-type="float">
            <text:p>41884</text:p>
          </table:table-cell>
          <table:table-cell office:value-type="float" office:value="18618" calcext:value-type="float">
            <text:p>18618</text:p>
          </table:table-cell>
          <table:table-cell office:value-type="float" office:value="18418" calcext:value-type="float">
            <text:p>18418</text:p>
          </table:table-cell>
          <table:table-cell office:value-type="float" office:value="91177287" calcext:value-type="float">
            <text:p>91177287</text:p>
          </table:table-cell>
          <table:table-cell office:value-type="float" office:value="79293" calcext:value-type="float">
            <text:p>79293</text:p>
          </table:table-cell>
          <table:table-cell office:value-type="float" office:value="75673" calcext:value-type="float">
            <text:p>75673</text:p>
          </table:table-cell>
          <table:table-cell office:value-type="float" office:value="10673" calcext:value-type="float">
            <text:p>10673</text:p>
          </table:table-cell>
          <table:table-cell office:value-type="float" office:value="88568921" calcext:value-type="float">
            <text:p>88568921</text:p>
          </table:table-cell>
          <table:table-cell office:value-type="float" office:value="39870" calcext:value-type="float">
            <text:p>39870</text:p>
          </table:table-cell>
          <table:table-cell office:value-type="float" office:value="95572507" calcext:value-type="float">
            <text:p>95572507</text:p>
          </table:table-cell>
          <table:table-cell office:value-type="float" office:value="15413" calcext:value-type="float">
            <text:p>15413</text:p>
          </table:table-cell>
          <table:table-cell office:value-type="float" office:value="64620457" calcext:value-type="float">
            <text:p>64620457</text:p>
          </table:table-cell>
          <table:table-cell office:value-type="float" office:value="32009" calcext:value-type="float">
            <text:p>32009</text:p>
          </table:table-cell>
          <table:table-cell office:value-type="float" office:value="126794232" calcext:value-type="float">
            <text:p>126794232</text:p>
          </table:table-cell>
          <table:table-cell office:value-type="float" office:value="9874" calcext:value-type="float">
            <text:p>9874</text:p>
          </table:table-cell>
          <table:table-cell office:value-type="float" office:value="112923175" calcext:value-type="float">
            <text:p>112923175</text:p>
          </table:table-cell>
          <table:table-cell office:value-type="float" office:value="52422487" calcext:value-type="float">
            <text:p>52422487</text:p>
          </table:table-cell>
        </table:table-row>
        <table:table-row table:style-name="ro1" table:visibility="collapse">
          <table:table-cell office:value-type="float" office:value="52000" calcext:value-type="float">
            <text:p>52000</text:p>
          </table:table-cell>
          <table:table-cell office:value-type="float" office:value="172309" calcext:value-type="float">
            <text:p>172309</text:p>
          </table:table-cell>
          <table:table-cell office:value-type="float" office:value="124302" calcext:value-type="float">
            <text:p>124302</text:p>
          </table:table-cell>
          <table:table-cell office:value-type="float" office:value="22623" calcext:value-type="float">
            <text:p>22623</text:p>
          </table:table-cell>
          <table:table-cell office:value-type="float" office:value="33420" calcext:value-type="float">
            <text:p>33420</text:p>
          </table:table-cell>
          <table:table-cell office:value-type="float" office:value="45453" calcext:value-type="float">
            <text:p>45453</text:p>
          </table:table-cell>
          <table:table-cell office:value-type="float" office:value="17878" calcext:value-type="float">
            <text:p>17878</text:p>
          </table:table-cell>
          <table:table-cell office:value-type="float" office:value="18660" calcext:value-type="float">
            <text:p>18660</text:p>
          </table:table-cell>
          <table:table-cell office:value-type="float" office:value="97052858" calcext:value-type="float">
            <text:p>97052858</text:p>
          </table:table-cell>
          <table:table-cell office:value-type="float" office:value="84627" calcext:value-type="float">
            <text:p>84627</text:p>
          </table:table-cell>
          <table:table-cell office:value-type="float" office:value="77613" calcext:value-type="float">
            <text:p>77613</text:p>
          </table:table-cell>
          <table:table-cell office:value-type="float" office:value="10638" calcext:value-type="float">
            <text:p>10638</text:p>
          </table:table-cell>
          <table:table-cell office:value-type="float" office:value="89688619" calcext:value-type="float">
            <text:p>89688619</text:p>
          </table:table-cell>
          <table:table-cell office:value-type="float" office:value="39593" calcext:value-type="float">
            <text:p>39593</text:p>
          </table:table-cell>
          <table:table-cell office:value-type="float" office:value="100611399" calcext:value-type="float">
            <text:p>100611399</text:p>
          </table:table-cell>
          <table:table-cell office:value-type="float" office:value="14674" calcext:value-type="float">
            <text:p>14674</text:p>
          </table:table-cell>
          <table:table-cell office:value-type="float" office:value="64359913" calcext:value-type="float">
            <text:p>64359913</text:p>
          </table:table-cell>
          <table:table-cell office:value-type="float" office:value="27877" calcext:value-type="float">
            <text:p>27877</text:p>
          </table:table-cell>
          <table:table-cell office:value-type="float" office:value="128734224" calcext:value-type="float">
            <text:p>128734224</text:p>
          </table:table-cell>
          <table:table-cell office:value-type="float" office:value="11166" calcext:value-type="float">
            <text:p>11166</text:p>
          </table:table-cell>
          <table:table-cell office:value-type="float" office:value="116351709" calcext:value-type="float">
            <text:p>116351709</text:p>
          </table:table-cell>
          <table:table-cell office:value-type="float" office:value="52898668" calcext:value-type="float">
            <text:p>52898668</text:p>
          </table:table-cell>
        </table:table-row>
        <table:table-row table:style-name="ro1" table:visibility="collapse">
          <table:table-cell office:value-type="float" office:value="52250" calcext:value-type="float">
            <text:p>52250</text:p>
          </table:table-cell>
          <table:table-cell office:value-type="float" office:value="173049" calcext:value-type="float">
            <text:p>173049</text:p>
          </table:table-cell>
          <table:table-cell office:value-type="float" office:value="131415" calcext:value-type="float">
            <text:p>131415</text:p>
          </table:table-cell>
          <table:table-cell office:value-type="float" office:value="22752" calcext:value-type="float">
            <text:p>22752</text:p>
          </table:table-cell>
          <table:table-cell office:value-type="float" office:value="35000" calcext:value-type="float">
            <text:p>35000</text:p>
          </table:table-cell>
          <table:table-cell office:value-type="float" office:value="41540" calcext:value-type="float">
            <text:p>41540</text:p>
          </table:table-cell>
          <table:table-cell office:value-type="float" office:value="20073" calcext:value-type="float">
            <text:p>20073</text:p>
          </table:table-cell>
          <table:table-cell office:value-type="float" office:value="17856" calcext:value-type="float">
            <text:p>17856</text:p>
          </table:table-cell>
          <table:table-cell office:value-type="float" office:value="97085727" calcext:value-type="float">
            <text:p>97085727</text:p>
          </table:table-cell>
          <table:table-cell office:value-type="float" office:value="92927" calcext:value-type="float">
            <text:p>92927</text:p>
          </table:table-cell>
          <table:table-cell office:value-type="float" office:value="72721" calcext:value-type="float">
            <text:p>72721</text:p>
          </table:table-cell>
          <table:table-cell office:value-type="float" office:value="10459" calcext:value-type="float">
            <text:p>10459</text:p>
          </table:table-cell>
          <table:table-cell office:value-type="float" office:value="88565136" calcext:value-type="float">
            <text:p>88565136</text:p>
          </table:table-cell>
          <table:table-cell office:value-type="float" office:value="38409" calcext:value-type="float">
            <text:p>38409</text:p>
          </table:table-cell>
          <table:table-cell office:value-type="float" office:value="100706688" calcext:value-type="float">
            <text:p>100706688</text:p>
          </table:table-cell>
          <table:table-cell office:value-type="float" office:value="14045" calcext:value-type="float">
            <text:p>14045</text:p>
          </table:table-cell>
          <table:table-cell office:value-type="float" office:value="65096302" calcext:value-type="float">
            <text:p>65096302</text:p>
          </table:table-cell>
          <table:table-cell office:value-type="float" office:value="30346" calcext:value-type="float">
            <text:p>30346</text:p>
          </table:table-cell>
          <table:table-cell office:value-type="float" office:value="129340230" calcext:value-type="float">
            <text:p>129340230</text:p>
          </table:table-cell>
          <table:table-cell office:value-type="float" office:value="10416" calcext:value-type="float">
            <text:p>10416</text:p>
          </table:table-cell>
          <table:table-cell office:value-type="float" office:value="116347043" calcext:value-type="float">
            <text:p>116347043</text:p>
          </table:table-cell>
          <table:table-cell office:value-type="float" office:value="52877130" calcext:value-type="float">
            <text:p>52877130</text:p>
          </table:table-cell>
        </table:table-row>
        <table:table-row table:style-name="ro1" table:visibility="collapse">
          <table:table-cell office:value-type="float" office:value="52500" calcext:value-type="float">
            <text:p>52500</text:p>
          </table:table-cell>
          <table:table-cell office:value-type="float" office:value="189127" calcext:value-type="float">
            <text:p>189127</text:p>
          </table:table-cell>
          <table:table-cell office:value-type="float" office:value="135705" calcext:value-type="float">
            <text:p>135705</text:p>
          </table:table-cell>
          <table:table-cell office:value-type="float" office:value="22745" calcext:value-type="float">
            <text:p>22745</text:p>
          </table:table-cell>
          <table:table-cell office:value-type="float" office:value="36670" calcext:value-type="float">
            <text:p>36670</text:p>
          </table:table-cell>
          <table:table-cell office:value-type="float" office:value="39007" calcext:value-type="float">
            <text:p>39007</text:p>
          </table:table-cell>
          <table:table-cell office:value-type="float" office:value="16554" calcext:value-type="float">
            <text:p>16554</text:p>
          </table:table-cell>
          <table:table-cell office:value-type="float" office:value="17997" calcext:value-type="float">
            <text:p>17997</text:p>
          </table:table-cell>
          <table:table-cell office:value-type="float" office:value="93199411" calcext:value-type="float">
            <text:p>93199411</text:p>
          </table:table-cell>
          <table:table-cell office:value-type="float" office:value="87542" calcext:value-type="float">
            <text:p>87542</text:p>
          </table:table-cell>
          <table:table-cell office:value-type="float" office:value="68137" calcext:value-type="float">
            <text:p>68137</text:p>
          </table:table-cell>
          <table:table-cell office:value-type="float" office:value="10630" calcext:value-type="float">
            <text:p>10630</text:p>
          </table:table-cell>
          <table:table-cell office:value-type="float" office:value="89069643" calcext:value-type="float">
            <text:p>89069643</text:p>
          </table:table-cell>
          <table:table-cell office:value-type="float" office:value="41534" calcext:value-type="float">
            <text:p>41534</text:p>
          </table:table-cell>
          <table:table-cell office:value-type="float" office:value="100343859" calcext:value-type="float">
            <text:p>100343859</text:p>
          </table:table-cell>
          <table:table-cell office:value-type="float" office:value="14923" calcext:value-type="float">
            <text:p>14923</text:p>
          </table:table-cell>
          <table:table-cell office:value-type="float" office:value="68820918" calcext:value-type="float">
            <text:p>68820918</text:p>
          </table:table-cell>
          <table:table-cell office:value-type="float" office:value="30207" calcext:value-type="float">
            <text:p>30207</text:p>
          </table:table-cell>
          <table:table-cell office:value-type="float" office:value="131713850" calcext:value-type="float">
            <text:p>131713850</text:p>
          </table:table-cell>
          <table:table-cell office:value-type="float" office:value="10418" calcext:value-type="float">
            <text:p>10418</text:p>
          </table:table-cell>
          <table:table-cell office:value-type="float" office:value="117003140" calcext:value-type="float">
            <text:p>117003140</text:p>
          </table:table-cell>
          <table:table-cell office:value-type="float" office:value="53160707" calcext:value-type="float">
            <text:p>53160707</text:p>
          </table:table-cell>
        </table:table-row>
        <table:table-row table:style-name="ro1" table:visibility="collapse">
          <table:table-cell office:value-type="float" office:value="52750" calcext:value-type="float">
            <text:p>52750</text:p>
          </table:table-cell>
          <table:table-cell office:value-type="float" office:value="178590" calcext:value-type="float">
            <text:p>178590</text:p>
          </table:table-cell>
          <table:table-cell office:value-type="float" office:value="129729" calcext:value-type="float">
            <text:p>129729</text:p>
          </table:table-cell>
          <table:table-cell office:value-type="float" office:value="22839" calcext:value-type="float">
            <text:p>22839</text:p>
          </table:table-cell>
          <table:table-cell office:value-type="float" office:value="34993" calcext:value-type="float">
            <text:p>34993</text:p>
          </table:table-cell>
          <table:table-cell office:value-type="float" office:value="51001" calcext:value-type="float">
            <text:p>51001</text:p>
          </table:table-cell>
          <table:table-cell office:value-type="float" office:value="18881" calcext:value-type="float">
            <text:p>18881</text:p>
          </table:table-cell>
          <table:table-cell office:value-type="float" office:value="18848" calcext:value-type="float">
            <text:p>18848</text:p>
          </table:table-cell>
          <table:table-cell office:value-type="float" office:value="94123497" calcext:value-type="float">
            <text:p>94123497</text:p>
          </table:table-cell>
          <table:table-cell office:value-type="float" office:value="81835" calcext:value-type="float">
            <text:p>81835</text:p>
          </table:table-cell>
          <table:table-cell office:value-type="float" office:value="62838" calcext:value-type="float">
            <text:p>62838</text:p>
          </table:table-cell>
          <table:table-cell office:value-type="float" office:value="10886" calcext:value-type="float">
            <text:p>10886</text:p>
          </table:table-cell>
          <table:table-cell office:value-type="float" office:value="90420485" calcext:value-type="float">
            <text:p>90420485</text:p>
          </table:table-cell>
          <table:table-cell office:value-type="float" office:value="39037" calcext:value-type="float">
            <text:p>39037</text:p>
          </table:table-cell>
          <table:table-cell office:value-type="float" office:value="105421374" calcext:value-type="float">
            <text:p>105421374</text:p>
          </table:table-cell>
          <table:table-cell office:value-type="float" office:value="15751" calcext:value-type="float">
            <text:p>15751</text:p>
          </table:table-cell>
          <table:table-cell office:value-type="float" office:value="65514538" calcext:value-type="float">
            <text:p>65514538</text:p>
          </table:table-cell>
          <table:table-cell office:value-type="float" office:value="32192" calcext:value-type="float">
            <text:p>32192</text:p>
          </table:table-cell>
          <table:table-cell office:value-type="float" office:value="128156377" calcext:value-type="float">
            <text:p>128156377</text:p>
          </table:table-cell>
          <table:table-cell office:value-type="float" office:value="10084" calcext:value-type="float">
            <text:p>10084</text:p>
          </table:table-cell>
          <table:table-cell office:value-type="float" office:value="116017578" calcext:value-type="float">
            <text:p>116017578</text:p>
          </table:table-cell>
          <table:table-cell office:value-type="float" office:value="54062828" calcext:value-type="float">
            <text:p>54062828</text:p>
          </table:table-cell>
        </table:table-row>
        <table:table-row table:style-name="ro1" table:visibility="collapse">
          <table:table-cell office:value-type="float" office:value="53000" calcext:value-type="float">
            <text:p>53000</text:p>
          </table:table-cell>
          <table:table-cell office:value-type="float" office:value="168085" calcext:value-type="float">
            <text:p>168085</text:p>
          </table:table-cell>
          <table:table-cell office:value-type="float" office:value="137432" calcext:value-type="float">
            <text:p>137432</text:p>
          </table:table-cell>
          <table:table-cell office:value-type="float" office:value="22868" calcext:value-type="float">
            <text:p>22868</text:p>
          </table:table-cell>
          <table:table-cell office:value-type="float" office:value="36787" calcext:value-type="float">
            <text:p>36787</text:p>
          </table:table-cell>
          <table:table-cell office:value-type="float" office:value="45819" calcext:value-type="float">
            <text:p>45819</text:p>
          </table:table-cell>
          <table:table-cell office:value-type="float" office:value="16670" calcext:value-type="float">
            <text:p>16670</text:p>
          </table:table-cell>
          <table:table-cell office:value-type="float" office:value="19711" calcext:value-type="float">
            <text:p>19711</text:p>
          </table:table-cell>
          <table:table-cell office:value-type="float" office:value="94482283" calcext:value-type="float">
            <text:p>94482283</text:p>
          </table:table-cell>
          <table:table-cell office:value-type="float" office:value="100127" calcext:value-type="float">
            <text:p>100127</text:p>
          </table:table-cell>
          <table:table-cell office:value-type="float" office:value="54798" calcext:value-type="float">
            <text:p>54798</text:p>
          </table:table-cell>
          <table:table-cell office:value-type="float" office:value="10651" calcext:value-type="float">
            <text:p>10651</text:p>
          </table:table-cell>
          <table:table-cell office:value-type="float" office:value="88996853" calcext:value-type="float">
            <text:p>88996853</text:p>
          </table:table-cell>
          <table:table-cell office:value-type="float" office:value="37180" calcext:value-type="float">
            <text:p>37180</text:p>
          </table:table-cell>
          <table:table-cell office:value-type="float" office:value="104864062" calcext:value-type="float">
            <text:p>104864062</text:p>
          </table:table-cell>
          <table:table-cell office:value-type="float" office:value="17303" calcext:value-type="float">
            <text:p>17303</text:p>
          </table:table-cell>
          <table:table-cell office:value-type="float" office:value="65602034" calcext:value-type="float">
            <text:p>65602034</text:p>
          </table:table-cell>
          <table:table-cell office:value-type="float" office:value="31750" calcext:value-type="float">
            <text:p>31750</text:p>
          </table:table-cell>
          <table:table-cell office:value-type="float" office:value="128493815" calcext:value-type="float">
            <text:p>128493815</text:p>
          </table:table-cell>
          <table:table-cell office:value-type="float" office:value="9834" calcext:value-type="float">
            <text:p>9834</text:p>
          </table:table-cell>
          <table:table-cell office:value-type="float" office:value="117290113" calcext:value-type="float">
            <text:p>117290113</text:p>
          </table:table-cell>
          <table:table-cell office:value-type="float" office:value="53563072" calcext:value-type="float">
            <text:p>53563072</text:p>
          </table:table-cell>
        </table:table-row>
        <table:table-row table:style-name="ro1" table:visibility="collapse">
          <table:table-cell office:value-type="float" office:value="53250" calcext:value-type="float">
            <text:p>53250</text:p>
          </table:table-cell>
          <table:table-cell office:value-type="float" office:value="176720" calcext:value-type="float">
            <text:p>176720</text:p>
          </table:table-cell>
          <table:table-cell office:value-type="float" office:value="153249" calcext:value-type="float">
            <text:p>153249</text:p>
          </table:table-cell>
          <table:table-cell office:value-type="float" office:value="22327" calcext:value-type="float">
            <text:p>22327</text:p>
          </table:table-cell>
          <table:table-cell office:value-type="float" office:value="36376" calcext:value-type="float">
            <text:p>36376</text:p>
          </table:table-cell>
          <table:table-cell office:value-type="float" office:value="49625" calcext:value-type="float">
            <text:p>49625</text:p>
          </table:table-cell>
          <table:table-cell office:value-type="float" office:value="18043" calcext:value-type="float">
            <text:p>18043</text:p>
          </table:table-cell>
          <table:table-cell office:value-type="float" office:value="18108" calcext:value-type="float">
            <text:p>18108</text:p>
          </table:table-cell>
          <table:table-cell office:value-type="float" office:value="95728240" calcext:value-type="float">
            <text:p>95728240</text:p>
          </table:table-cell>
          <table:table-cell office:value-type="float" office:value="82918" calcext:value-type="float">
            <text:p>82918</text:p>
          </table:table-cell>
          <table:table-cell office:value-type="float" office:value="52250" calcext:value-type="float">
            <text:p>52250</text:p>
          </table:table-cell>
          <table:table-cell office:value-type="float" office:value="10468" calcext:value-type="float">
            <text:p>10468</text:p>
          </table:table-cell>
          <table:table-cell office:value-type="float" office:value="91947737" calcext:value-type="float">
            <text:p>91947737</text:p>
          </table:table-cell>
          <table:table-cell office:value-type="float" office:value="37117" calcext:value-type="float">
            <text:p>37117</text:p>
          </table:table-cell>
          <table:table-cell office:value-type="float" office:value="102899337" calcext:value-type="float">
            <text:p>102899337</text:p>
          </table:table-cell>
          <table:table-cell office:value-type="float" office:value="16163" calcext:value-type="float">
            <text:p>16163</text:p>
          </table:table-cell>
          <table:table-cell office:value-type="float" office:value="66653272" calcext:value-type="float">
            <text:p>66653272</text:p>
          </table:table-cell>
          <table:table-cell office:value-type="float" office:value="31417" calcext:value-type="float">
            <text:p>31417</text:p>
          </table:table-cell>
          <table:table-cell office:value-type="float" office:value="129717556" calcext:value-type="float">
            <text:p>129717556</text:p>
          </table:table-cell>
          <table:table-cell office:value-type="float" office:value="10338" calcext:value-type="float">
            <text:p>10338</text:p>
          </table:table-cell>
          <table:table-cell office:value-type="float" office:value="120142058" calcext:value-type="float">
            <text:p>120142058</text:p>
          </table:table-cell>
          <table:table-cell office:value-type="float" office:value="54154236" calcext:value-type="float">
            <text:p>54154236</text:p>
          </table:table-cell>
        </table:table-row>
        <table:table-row table:style-name="ro1" table:visibility="collapse">
          <table:table-cell office:value-type="float" office:value="53500" calcext:value-type="float">
            <text:p>53500</text:p>
          </table:table-cell>
          <table:table-cell office:value-type="float" office:value="161181" calcext:value-type="float">
            <text:p>161181</text:p>
          </table:table-cell>
          <table:table-cell office:value-type="float" office:value="158755" calcext:value-type="float">
            <text:p>158755</text:p>
          </table:table-cell>
          <table:table-cell office:value-type="float" office:value="22668" calcext:value-type="float">
            <text:p>22668</text:p>
          </table:table-cell>
          <table:table-cell office:value-type="float" office:value="34959" calcext:value-type="float">
            <text:p>34959</text:p>
          </table:table-cell>
          <table:table-cell office:value-type="float" office:value="51048" calcext:value-type="float">
            <text:p>51048</text:p>
          </table:table-cell>
          <table:table-cell office:value-type="float" office:value="18961" calcext:value-type="float">
            <text:p>18961</text:p>
          </table:table-cell>
          <table:table-cell office:value-type="float" office:value="41382" calcext:value-type="float">
            <text:p>41382</text:p>
          </table:table-cell>
          <table:table-cell office:value-type="float" office:value="101104473" calcext:value-type="float">
            <text:p>101104473</text:p>
          </table:table-cell>
          <table:table-cell office:value-type="float" office:value="85125" calcext:value-type="float">
            <text:p>85125</text:p>
          </table:table-cell>
          <table:table-cell office:value-type="float" office:value="55718" calcext:value-type="float">
            <text:p>55718</text:p>
          </table:table-cell>
          <table:table-cell office:value-type="float" office:value="10709" calcext:value-type="float">
            <text:p>10709</text:p>
          </table:table-cell>
          <table:table-cell office:value-type="float" office:value="95741472" calcext:value-type="float">
            <text:p>95741472</text:p>
          </table:table-cell>
          <table:table-cell office:value-type="float" office:value="34201" calcext:value-type="float">
            <text:p>34201</text:p>
          </table:table-cell>
          <table:table-cell office:value-type="float" office:value="105305587" calcext:value-type="float">
            <text:p>105305587</text:p>
          </table:table-cell>
          <table:table-cell office:value-type="float" office:value="16311" calcext:value-type="float">
            <text:p>16311</text:p>
          </table:table-cell>
          <table:table-cell office:value-type="float" office:value="67049370" calcext:value-type="float">
            <text:p>67049370</text:p>
          </table:table-cell>
          <table:table-cell office:value-type="float" office:value="29869" calcext:value-type="float">
            <text:p>29869</text:p>
          </table:table-cell>
          <table:table-cell office:value-type="float" office:value="131695632" calcext:value-type="float">
            <text:p>131695632</text:p>
          </table:table-cell>
          <table:table-cell office:value-type="float" office:value="10462" calcext:value-type="float">
            <text:p>10462</text:p>
          </table:table-cell>
          <table:table-cell office:value-type="float" office:value="119702215" calcext:value-type="float">
            <text:p>119702215</text:p>
          </table:table-cell>
          <table:table-cell office:value-type="float" office:value="54188992" calcext:value-type="float">
            <text:p>54188992</text:p>
          </table:table-cell>
        </table:table-row>
        <table:table-row table:style-name="ro1" table:visibility="collapse">
          <table:table-cell office:value-type="float" office:value="53750" calcext:value-type="float">
            <text:p>53750</text:p>
          </table:table-cell>
          <table:table-cell office:value-type="float" office:value="167677" calcext:value-type="float">
            <text:p>167677</text:p>
          </table:table-cell>
          <table:table-cell office:value-type="float" office:value="144968" calcext:value-type="float">
            <text:p>144968</text:p>
          </table:table-cell>
          <table:table-cell office:value-type="float" office:value="22505" calcext:value-type="float">
            <text:p>22505</text:p>
          </table:table-cell>
          <table:table-cell office:value-type="float" office:value="34618" calcext:value-type="float">
            <text:p>34618</text:p>
          </table:table-cell>
          <table:table-cell office:value-type="float" office:value="49211" calcext:value-type="float">
            <text:p>49211</text:p>
          </table:table-cell>
          <table:table-cell office:value-type="float" office:value="19246" calcext:value-type="float">
            <text:p>19246</text:p>
          </table:table-cell>
          <table:table-cell office:value-type="float" office:value="17045" calcext:value-type="float">
            <text:p>17045</text:p>
          </table:table-cell>
          <table:table-cell office:value-type="float" office:value="99432754" calcext:value-type="float">
            <text:p>99432754</text:p>
          </table:table-cell>
          <table:table-cell office:value-type="float" office:value="81398" calcext:value-type="float">
            <text:p>81398</text:p>
          </table:table-cell>
          <table:table-cell office:value-type="float" office:value="51092" calcext:value-type="float">
            <text:p>51092</text:p>
          </table:table-cell>
          <table:table-cell office:value-type="float" office:value="10842" calcext:value-type="float">
            <text:p>10842</text:p>
          </table:table-cell>
          <table:table-cell office:value-type="float" office:value="95842920" calcext:value-type="float">
            <text:p>95842920</text:p>
          </table:table-cell>
          <table:table-cell office:value-type="float" office:value="36625" calcext:value-type="float">
            <text:p>36625</text:p>
          </table:table-cell>
          <table:table-cell office:value-type="float" office:value="106729967" calcext:value-type="float">
            <text:p>106729967</text:p>
          </table:table-cell>
          <table:table-cell office:value-type="float" office:value="16117" calcext:value-type="float">
            <text:p>16117</text:p>
          </table:table-cell>
          <table:table-cell office:value-type="float" office:value="67473958" calcext:value-type="float">
            <text:p>67473958</text:p>
          </table:table-cell>
          <table:table-cell office:value-type="float" office:value="31568" calcext:value-type="float">
            <text:p>31568</text:p>
          </table:table-cell>
          <table:table-cell office:value-type="float" office:value="133977333" calcext:value-type="float">
            <text:p>133977333</text:p>
          </table:table-cell>
          <table:table-cell office:value-type="float" office:value="10210" calcext:value-type="float">
            <text:p>10210</text:p>
          </table:table-cell>
          <table:table-cell office:value-type="float" office:value="119345816" calcext:value-type="float">
            <text:p>119345816</text:p>
          </table:table-cell>
          <table:table-cell office:value-type="float" office:value="54434864" calcext:value-type="float">
            <text:p>54434864</text:p>
          </table:table-cell>
        </table:table-row>
        <table:table-row table:style-name="ro1" table:visibility="collapse">
          <table:table-cell office:value-type="float" office:value="54000" calcext:value-type="float">
            <text:p>54000</text:p>
          </table:table-cell>
          <table:table-cell office:value-type="float" office:value="161302" calcext:value-type="float">
            <text:p>161302</text:p>
          </table:table-cell>
          <table:table-cell office:value-type="float" office:value="141553" calcext:value-type="float">
            <text:p>141553</text:p>
          </table:table-cell>
          <table:table-cell office:value-type="float" office:value="22628" calcext:value-type="float">
            <text:p>22628</text:p>
          </table:table-cell>
          <table:table-cell office:value-type="float" office:value="34497" calcext:value-type="float">
            <text:p>34497</text:p>
          </table:table-cell>
          <table:table-cell office:value-type="float" office:value="43542" calcext:value-type="float">
            <text:p>43542</text:p>
          </table:table-cell>
          <table:table-cell office:value-type="float" office:value="17753" calcext:value-type="float">
            <text:p>17753</text:p>
          </table:table-cell>
          <table:table-cell office:value-type="float" office:value="18625" calcext:value-type="float">
            <text:p>18625</text:p>
          </table:table-cell>
          <table:table-cell office:value-type="float" office:value="102597270" calcext:value-type="float">
            <text:p>102597270</text:p>
          </table:table-cell>
          <table:table-cell office:value-type="float" office:value="80666" calcext:value-type="float">
            <text:p>80666</text:p>
          </table:table-cell>
          <table:table-cell office:value-type="float" office:value="52420" calcext:value-type="float">
            <text:p>52420</text:p>
          </table:table-cell>
          <table:table-cell office:value-type="float" office:value="10483" calcext:value-type="float">
            <text:p>10483</text:p>
          </table:table-cell>
          <table:table-cell office:value-type="float" office:value="96497193" calcext:value-type="float">
            <text:p>96497193</text:p>
          </table:table-cell>
          <table:table-cell office:value-type="float" office:value="33476" calcext:value-type="float">
            <text:p>33476</text:p>
          </table:table-cell>
          <table:table-cell office:value-type="float" office:value="106115359" calcext:value-type="float">
            <text:p>106115359</text:p>
          </table:table-cell>
          <table:table-cell office:value-type="float" office:value="14659" calcext:value-type="float">
            <text:p>14659</text:p>
          </table:table-cell>
          <table:table-cell office:value-type="float" office:value="67649413" calcext:value-type="float">
            <text:p>67649413</text:p>
          </table:table-cell>
          <table:table-cell office:value-type="float" office:value="31499" calcext:value-type="float">
            <text:p>31499</text:p>
          </table:table-cell>
          <table:table-cell office:value-type="float" office:value="131921766" calcext:value-type="float">
            <text:p>131921766</text:p>
          </table:table-cell>
          <table:table-cell office:value-type="float" office:value="9752" calcext:value-type="float">
            <text:p>9752</text:p>
          </table:table-cell>
          <table:table-cell office:value-type="float" office:value="118882566" calcext:value-type="float">
            <text:p>118882566</text:p>
          </table:table-cell>
          <table:table-cell office:value-type="float" office:value="54611214" calcext:value-type="float">
            <text:p>54611214</text:p>
          </table:table-cell>
        </table:table-row>
        <table:table-row table:style-name="ro1" table:visibility="collapse">
          <table:table-cell office:value-type="float" office:value="54250" calcext:value-type="float">
            <text:p>54250</text:p>
          </table:table-cell>
          <table:table-cell office:value-type="float" office:value="159090" calcext:value-type="float">
            <text:p>159090</text:p>
          </table:table-cell>
          <table:table-cell office:value-type="float" office:value="141139" calcext:value-type="float">
            <text:p>141139</text:p>
          </table:table-cell>
          <table:table-cell office:value-type="float" office:value="22917" calcext:value-type="float">
            <text:p>22917</text:p>
          </table:table-cell>
          <table:table-cell office:value-type="float" office:value="34869" calcext:value-type="float">
            <text:p>34869</text:p>
          </table:table-cell>
          <table:table-cell office:value-type="float" office:value="45239" calcext:value-type="float">
            <text:p>45239</text:p>
          </table:table-cell>
          <table:table-cell office:value-type="float" office:value="16993" calcext:value-type="float">
            <text:p>16993</text:p>
          </table:table-cell>
          <table:table-cell office:value-type="float" office:value="18712" calcext:value-type="float">
            <text:p>18712</text:p>
          </table:table-cell>
          <table:table-cell office:value-type="float" office:value="99221178" calcext:value-type="float">
            <text:p>99221178</text:p>
          </table:table-cell>
          <table:table-cell office:value-type="float" office:value="81243" calcext:value-type="float">
            <text:p>81243</text:p>
          </table:table-cell>
          <table:table-cell office:value-type="float" office:value="65122" calcext:value-type="float">
            <text:p>65122</text:p>
          </table:table-cell>
          <table:table-cell office:value-type="float" office:value="10712" calcext:value-type="float">
            <text:p>10712</text:p>
          </table:table-cell>
          <table:table-cell office:value-type="float" office:value="96036225" calcext:value-type="float">
            <text:p>96036225</text:p>
          </table:table-cell>
          <table:table-cell office:value-type="float" office:value="36668" calcext:value-type="float">
            <text:p>36668</text:p>
          </table:table-cell>
          <table:table-cell office:value-type="float" office:value="107859960" calcext:value-type="float">
            <text:p>107859960</text:p>
          </table:table-cell>
          <table:table-cell office:value-type="float" office:value="19088" calcext:value-type="float">
            <text:p>19088</text:p>
          </table:table-cell>
          <table:table-cell office:value-type="float" office:value="68227568" calcext:value-type="float">
            <text:p>68227568</text:p>
          </table:table-cell>
          <table:table-cell office:value-type="float" office:value="40465" calcext:value-type="float">
            <text:p>40465</text:p>
          </table:table-cell>
          <table:table-cell office:value-type="float" office:value="132511271" calcext:value-type="float">
            <text:p>132511271</text:p>
          </table:table-cell>
          <table:table-cell office:value-type="float" office:value="9914" calcext:value-type="float">
            <text:p>9914</text:p>
          </table:table-cell>
          <table:table-cell office:value-type="float" office:value="120053260" calcext:value-type="float">
            <text:p>120053260</text:p>
          </table:table-cell>
          <table:table-cell office:value-type="float" office:value="54802876" calcext:value-type="float">
            <text:p>54802876</text:p>
          </table:table-cell>
        </table:table-row>
        <table:table-row table:style-name="ro1" table:visibility="collapse">
          <table:table-cell office:value-type="float" office:value="54500" calcext:value-type="float">
            <text:p>54500</text:p>
          </table:table-cell>
          <table:table-cell office:value-type="float" office:value="161874" calcext:value-type="float">
            <text:p>161874</text:p>
          </table:table-cell>
          <table:table-cell office:value-type="float" office:value="146408" calcext:value-type="float">
            <text:p>146408</text:p>
          </table:table-cell>
          <table:table-cell office:value-type="float" office:value="22678" calcext:value-type="float">
            <text:p>22678</text:p>
          </table:table-cell>
          <table:table-cell office:value-type="float" office:value="33338" calcext:value-type="float">
            <text:p>33338</text:p>
          </table:table-cell>
          <table:table-cell office:value-type="float" office:value="47581" calcext:value-type="float">
            <text:p>47581</text:p>
          </table:table-cell>
          <table:table-cell office:value-type="float" office:value="15750" calcext:value-type="float">
            <text:p>15750</text:p>
          </table:table-cell>
          <table:table-cell office:value-type="float" office:value="16882" calcext:value-type="float">
            <text:p>16882</text:p>
          </table:table-cell>
          <table:table-cell office:value-type="float" office:value="99652734" calcext:value-type="float">
            <text:p>99652734</text:p>
          </table:table-cell>
          <table:table-cell office:value-type="float" office:value="77655" calcext:value-type="float">
            <text:p>77655</text:p>
          </table:table-cell>
          <table:table-cell office:value-type="float" office:value="60495" calcext:value-type="float">
            <text:p>60495</text:p>
          </table:table-cell>
          <table:table-cell office:value-type="float" office:value="10989" calcext:value-type="float">
            <text:p>10989</text:p>
          </table:table-cell>
          <table:table-cell office:value-type="float" office:value="98275126" calcext:value-type="float">
            <text:p>98275126</text:p>
          </table:table-cell>
          <table:table-cell office:value-type="float" office:value="34647" calcext:value-type="float">
            <text:p>34647</text:p>
          </table:table-cell>
          <table:table-cell office:value-type="float" office:value="108199209" calcext:value-type="float">
            <text:p>108199209</text:p>
          </table:table-cell>
          <table:table-cell office:value-type="float" office:value="13884" calcext:value-type="float">
            <text:p>13884</text:p>
          </table:table-cell>
          <table:table-cell office:value-type="float" office:value="69057503" calcext:value-type="float">
            <text:p>69057503</text:p>
          </table:table-cell>
          <table:table-cell office:value-type="float" office:value="32912" calcext:value-type="float">
            <text:p>32912</text:p>
          </table:table-cell>
          <table:table-cell office:value-type="float" office:value="133900714" calcext:value-type="float">
            <text:p>133900714</text:p>
          </table:table-cell>
          <table:table-cell office:value-type="float" office:value="10501" calcext:value-type="float">
            <text:p>10501</text:p>
          </table:table-cell>
          <table:table-cell office:value-type="float" office:value="121191039" calcext:value-type="float">
            <text:p>121191039</text:p>
          </table:table-cell>
          <table:table-cell office:value-type="float" office:value="55181146" calcext:value-type="float">
            <text:p>55181146</text:p>
          </table:table-cell>
        </table:table-row>
        <table:table-row table:style-name="ro1" table:visibility="collapse">
          <table:table-cell office:value-type="float" office:value="54750" calcext:value-type="float">
            <text:p>54750</text:p>
          </table:table-cell>
          <table:table-cell office:value-type="float" office:value="160876" calcext:value-type="float">
            <text:p>160876</text:p>
          </table:table-cell>
          <table:table-cell office:value-type="float" office:value="146874" calcext:value-type="float">
            <text:p>146874</text:p>
          </table:table-cell>
          <table:table-cell office:value-type="float" office:value="22469" calcext:value-type="float">
            <text:p>22469</text:p>
          </table:table-cell>
          <table:table-cell office:value-type="float" office:value="33787" calcext:value-type="float">
            <text:p>33787</text:p>
          </table:table-cell>
          <table:table-cell office:value-type="float" office:value="53871" calcext:value-type="float">
            <text:p>53871</text:p>
          </table:table-cell>
          <table:table-cell office:value-type="float" office:value="19212" calcext:value-type="float">
            <text:p>19212</text:p>
          </table:table-cell>
          <table:table-cell office:value-type="float" office:value="17673" calcext:value-type="float">
            <text:p>17673</text:p>
          </table:table-cell>
          <table:table-cell office:value-type="float" office:value="102878240" calcext:value-type="float">
            <text:p>102878240</text:p>
          </table:table-cell>
          <table:table-cell office:value-type="float" office:value="81204" calcext:value-type="float">
            <text:p>81204</text:p>
          </table:table-cell>
          <table:table-cell office:value-type="float" office:value="59464" calcext:value-type="float">
            <text:p>59464</text:p>
          </table:table-cell>
          <table:table-cell office:value-type="float" office:value="10916" calcext:value-type="float">
            <text:p>10916</text:p>
          </table:table-cell>
          <table:table-cell office:value-type="float" office:value="111373915" calcext:value-type="float">
            <text:p>111373915</text:p>
          </table:table-cell>
          <table:table-cell office:value-type="float" office:value="35371" calcext:value-type="float">
            <text:p>35371</text:p>
          </table:table-cell>
          <table:table-cell office:value-type="float" office:value="108562261" calcext:value-type="float">
            <text:p>108562261</text:p>
          </table:table-cell>
          <table:table-cell office:value-type="float" office:value="15308" calcext:value-type="float">
            <text:p>15308</text:p>
          </table:table-cell>
          <table:table-cell office:value-type="float" office:value="74923988" calcext:value-type="float">
            <text:p>74923988</text:p>
          </table:table-cell>
          <table:table-cell office:value-type="float" office:value="32376" calcext:value-type="float">
            <text:p>32376</text:p>
          </table:table-cell>
          <table:table-cell office:value-type="float" office:value="134842983" calcext:value-type="float">
            <text:p>134842983</text:p>
          </table:table-cell>
          <table:table-cell office:value-type="float" office:value="9828" calcext:value-type="float">
            <text:p>9828</text:p>
          </table:table-cell>
          <table:table-cell office:value-type="float" office:value="121820808" calcext:value-type="float">
            <text:p>121820808</text:p>
          </table:table-cell>
          <table:table-cell office:value-type="float" office:value="55357442" calcext:value-type="float">
            <text:p>55357442</text:p>
          </table:table-cell>
        </table:table-row>
        <table:table-row table:style-name="ro1" table:visibility="collapse">
          <table:table-cell office:value-type="float" office:value="55000" calcext:value-type="float">
            <text:p>55000</text:p>
          </table:table-cell>
          <table:table-cell office:value-type="float" office:value="153121" calcext:value-type="float">
            <text:p>153121</text:p>
          </table:table-cell>
          <table:table-cell office:value-type="float" office:value="148507" calcext:value-type="float">
            <text:p>148507</text:p>
          </table:table-cell>
          <table:table-cell office:value-type="float" office:value="22676" calcext:value-type="float">
            <text:p>22676</text:p>
          </table:table-cell>
          <table:table-cell office:value-type="float" office:value="34631" calcext:value-type="float">
            <text:p>34631</text:p>
          </table:table-cell>
          <table:table-cell office:value-type="float" office:value="60485" calcext:value-type="float">
            <text:p>60485</text:p>
          </table:table-cell>
          <table:table-cell office:value-type="float" office:value="21201" calcext:value-type="float">
            <text:p>21201</text:p>
          </table:table-cell>
          <table:table-cell office:value-type="float" office:value="17038" calcext:value-type="float">
            <text:p>17038</text:p>
          </table:table-cell>
          <table:table-cell office:value-type="float" office:value="107113777" calcext:value-type="float">
            <text:p>107113777</text:p>
          </table:table-cell>
          <table:table-cell office:value-type="float" office:value="81081" calcext:value-type="float">
            <text:p>81081</text:p>
          </table:table-cell>
          <table:table-cell office:value-type="float" office:value="59928" calcext:value-type="float">
            <text:p>59928</text:p>
          </table:table-cell>
          <table:table-cell office:value-type="float" office:value="10993" calcext:value-type="float">
            <text:p>10993</text:p>
          </table:table-cell>
          <table:table-cell office:value-type="float" office:value="99379233" calcext:value-type="float">
            <text:p>99379233</text:p>
          </table:table-cell>
          <table:table-cell office:value-type="float" office:value="34460" calcext:value-type="float">
            <text:p>34460</text:p>
          </table:table-cell>
          <table:table-cell office:value-type="float" office:value="111227629" calcext:value-type="float">
            <text:p>111227629</text:p>
          </table:table-cell>
          <table:table-cell office:value-type="float" office:value="15170" calcext:value-type="float">
            <text:p>15170</text:p>
          </table:table-cell>
          <table:table-cell office:value-type="float" office:value="70067126" calcext:value-type="float">
            <text:p>70067126</text:p>
          </table:table-cell>
          <table:table-cell office:value-type="float" office:value="35251" calcext:value-type="float">
            <text:p>35251</text:p>
          </table:table-cell>
          <table:table-cell office:value-type="float" office:value="138047688" calcext:value-type="float">
            <text:p>138047688</text:p>
          </table:table-cell>
          <table:table-cell office:value-type="float" office:value="9710" calcext:value-type="float">
            <text:p>9710</text:p>
          </table:table-cell>
          <table:table-cell office:value-type="float" office:value="122427988" calcext:value-type="float">
            <text:p>122427988</text:p>
          </table:table-cell>
          <table:table-cell office:value-type="float" office:value="55681364" calcext:value-type="float">
            <text:p>55681364</text:p>
          </table:table-cell>
        </table:table-row>
        <table:table-row table:style-name="ro1" table:visibility="collapse">
          <table:table-cell office:value-type="float" office:value="55250" calcext:value-type="float">
            <text:p>55250</text:p>
          </table:table-cell>
          <table:table-cell office:value-type="float" office:value="162794" calcext:value-type="float">
            <text:p>162794</text:p>
          </table:table-cell>
          <table:table-cell office:value-type="float" office:value="153845" calcext:value-type="float">
            <text:p>153845</text:p>
          </table:table-cell>
          <table:table-cell office:value-type="float" office:value="22384" calcext:value-type="float">
            <text:p>22384</text:p>
          </table:table-cell>
          <table:table-cell office:value-type="float" office:value="32835" calcext:value-type="float">
            <text:p>32835</text:p>
          </table:table-cell>
          <table:table-cell office:value-type="float" office:value="54001" calcext:value-type="float">
            <text:p>54001</text:p>
          </table:table-cell>
          <table:table-cell office:value-type="float" office:value="17447" calcext:value-type="float">
            <text:p>17447</text:p>
          </table:table-cell>
          <table:table-cell office:value-type="float" office:value="17911" calcext:value-type="float">
            <text:p>17911</text:p>
          </table:table-cell>
          <table:table-cell office:value-type="float" office:value="105781080" calcext:value-type="float">
            <text:p>105781080</text:p>
          </table:table-cell>
          <table:table-cell office:value-type="float" office:value="86915" calcext:value-type="float">
            <text:p>86915</text:p>
          </table:table-cell>
          <table:table-cell office:value-type="float" office:value="60910" calcext:value-type="float">
            <text:p>60910</text:p>
          </table:table-cell>
          <table:table-cell office:value-type="float" office:value="10789" calcext:value-type="float">
            <text:p>10789</text:p>
          </table:table-cell>
          <table:table-cell office:value-type="float" office:value="100529105" calcext:value-type="float">
            <text:p>100529105</text:p>
          </table:table-cell>
          <table:table-cell office:value-type="float" office:value="38804" calcext:value-type="float">
            <text:p>38804</text:p>
          </table:table-cell>
          <table:table-cell office:value-type="float" office:value="112410042" calcext:value-type="float">
            <text:p>112410042</text:p>
          </table:table-cell>
          <table:table-cell office:value-type="float" office:value="14414" calcext:value-type="float">
            <text:p>14414</text:p>
          </table:table-cell>
          <table:table-cell office:value-type="float" office:value="73139075" calcext:value-type="float">
            <text:p>73139075</text:p>
          </table:table-cell>
          <table:table-cell office:value-type="float" office:value="31424" calcext:value-type="float">
            <text:p>31424</text:p>
          </table:table-cell>
          <table:table-cell office:value-type="float" office:value="135560138" calcext:value-type="float">
            <text:p>135560138</text:p>
          </table:table-cell>
          <table:table-cell office:value-type="float" office:value="10333" calcext:value-type="float">
            <text:p>10333</text:p>
          </table:table-cell>
          <table:table-cell office:value-type="float" office:value="122726665" calcext:value-type="float">
            <text:p>122726665</text:p>
          </table:table-cell>
          <table:table-cell office:value-type="float" office:value="55822413" calcext:value-type="float">
            <text:p>55822413</text:p>
          </table:table-cell>
        </table:table-row>
        <table:table-row table:style-name="ro1" table:visibility="collapse">
          <table:table-cell office:value-type="float" office:value="55500" calcext:value-type="float">
            <text:p>55500</text:p>
          </table:table-cell>
          <table:table-cell office:value-type="float" office:value="162553" calcext:value-type="float">
            <text:p>162553</text:p>
          </table:table-cell>
          <table:table-cell office:value-type="float" office:value="160632" calcext:value-type="float">
            <text:p>160632</text:p>
          </table:table-cell>
          <table:table-cell office:value-type="float" office:value="23089" calcext:value-type="float">
            <text:p>23089</text:p>
          </table:table-cell>
          <table:table-cell office:value-type="float" office:value="35079" calcext:value-type="float">
            <text:p>35079</text:p>
          </table:table-cell>
          <table:table-cell office:value-type="float" office:value="56993" calcext:value-type="float">
            <text:p>56993</text:p>
          </table:table-cell>
          <table:table-cell office:value-type="float" office:value="21675" calcext:value-type="float">
            <text:p>21675</text:p>
          </table:table-cell>
          <table:table-cell office:value-type="float" office:value="17236" calcext:value-type="float">
            <text:p>17236</text:p>
          </table:table-cell>
          <table:table-cell office:value-type="float" office:value="102217351" calcext:value-type="float">
            <text:p>102217351</text:p>
          </table:table-cell>
          <table:table-cell office:value-type="float" office:value="81664" calcext:value-type="float">
            <text:p>81664</text:p>
          </table:table-cell>
          <table:table-cell office:value-type="float" office:value="59777" calcext:value-type="float">
            <text:p>59777</text:p>
          </table:table-cell>
          <table:table-cell office:value-type="float" office:value="10673" calcext:value-type="float">
            <text:p>10673</text:p>
          </table:table-cell>
          <table:table-cell office:value-type="float" office:value="100527684" calcext:value-type="float">
            <text:p>100527684</text:p>
          </table:table-cell>
          <table:table-cell office:value-type="float" office:value="36202" calcext:value-type="float">
            <text:p>36202</text:p>
          </table:table-cell>
          <table:table-cell office:value-type="float" office:value="114276392" calcext:value-type="float">
            <text:p>114276392</text:p>
          </table:table-cell>
          <table:table-cell office:value-type="float" office:value="14615" calcext:value-type="float">
            <text:p>14615</text:p>
          </table:table-cell>
          <table:table-cell office:value-type="float" office:value="71056108" calcext:value-type="float">
            <text:p>71056108</text:p>
          </table:table-cell>
          <table:table-cell office:value-type="float" office:value="33158" calcext:value-type="float">
            <text:p>33158</text:p>
          </table:table-cell>
          <table:table-cell office:value-type="float" office:value="134872627" calcext:value-type="float">
            <text:p>134872627</text:p>
          </table:table-cell>
          <table:table-cell office:value-type="float" office:value="10331" calcext:value-type="float">
            <text:p>10331</text:p>
          </table:table-cell>
          <table:table-cell office:value-type="float" office:value="123568818" calcext:value-type="float">
            <text:p>123568818</text:p>
          </table:table-cell>
          <table:table-cell office:value-type="float" office:value="56132047" calcext:value-type="float">
            <text:p>56132047</text:p>
          </table:table-cell>
        </table:table-row>
        <table:table-row table:style-name="ro1" table:visibility="collapse">
          <table:table-cell office:value-type="float" office:value="55750" calcext:value-type="float">
            <text:p>55750</text:p>
          </table:table-cell>
          <table:table-cell office:value-type="float" office:value="162868" calcext:value-type="float">
            <text:p>162868</text:p>
          </table:table-cell>
          <table:table-cell office:value-type="float" office:value="164212" calcext:value-type="float">
            <text:p>164212</text:p>
          </table:table-cell>
          <table:table-cell office:value-type="float" office:value="23613" calcext:value-type="float">
            <text:p>23613</text:p>
          </table:table-cell>
          <table:table-cell office:value-type="float" office:value="34509" calcext:value-type="float">
            <text:p>34509</text:p>
          </table:table-cell>
          <table:table-cell office:value-type="float" office:value="58323" calcext:value-type="float">
            <text:p>58323</text:p>
          </table:table-cell>
          <table:table-cell office:value-type="float" office:value="22251" calcext:value-type="float">
            <text:p>22251</text:p>
          </table:table-cell>
          <table:table-cell office:value-type="float" office:value="18435" calcext:value-type="float">
            <text:p>18435</text:p>
          </table:table-cell>
          <table:table-cell office:value-type="float" office:value="102504356" calcext:value-type="float">
            <text:p>102504356</text:p>
          </table:table-cell>
          <table:table-cell office:value-type="float" office:value="89889" calcext:value-type="float">
            <text:p>89889</text:p>
          </table:table-cell>
          <table:table-cell office:value-type="float" office:value="57340" calcext:value-type="float">
            <text:p>57340</text:p>
          </table:table-cell>
          <table:table-cell office:value-type="float" office:value="11247" calcext:value-type="float">
            <text:p>11247</text:p>
          </table:table-cell>
          <table:table-cell office:value-type="float" office:value="104451131" calcext:value-type="float">
            <text:p>104451131</text:p>
          </table:table-cell>
          <table:table-cell office:value-type="float" office:value="34950" calcext:value-type="float">
            <text:p>34950</text:p>
          </table:table-cell>
          <table:table-cell office:value-type="float" office:value="115132371" calcext:value-type="float">
            <text:p>115132371</text:p>
          </table:table-cell>
          <table:table-cell office:value-type="float" office:value="13416" calcext:value-type="float">
            <text:p>13416</text:p>
          </table:table-cell>
          <table:table-cell office:value-type="float" office:value="72769656" calcext:value-type="float">
            <text:p>72769656</text:p>
          </table:table-cell>
          <table:table-cell office:value-type="float" office:value="33250" calcext:value-type="float">
            <text:p>33250</text:p>
          </table:table-cell>
          <table:table-cell office:value-type="float" office:value="136021685" calcext:value-type="float">
            <text:p>136021685</text:p>
          </table:table-cell>
          <table:table-cell office:value-type="float" office:value="10582" calcext:value-type="float">
            <text:p>10582</text:p>
          </table:table-cell>
          <table:table-cell office:value-type="float" office:value="125228854" calcext:value-type="float">
            <text:p>125228854</text:p>
          </table:table-cell>
          <table:table-cell office:value-type="float" office:value="56307520" calcext:value-type="float">
            <text:p>56307520</text:p>
          </table:table-cell>
        </table:table-row>
        <table:table-row table:style-name="ro1" table:visibility="collapse">
          <table:table-cell office:value-type="float" office:value="56000" calcext:value-type="float">
            <text:p>56000</text:p>
          </table:table-cell>
          <table:table-cell office:value-type="float" office:value="151805" calcext:value-type="float">
            <text:p>151805</text:p>
          </table:table-cell>
          <table:table-cell office:value-type="float" office:value="161790" calcext:value-type="float">
            <text:p>161790</text:p>
          </table:table-cell>
          <table:table-cell office:value-type="float" office:value="23327" calcext:value-type="float">
            <text:p>23327</text:p>
          </table:table-cell>
          <table:table-cell office:value-type="float" office:value="33676" calcext:value-type="float">
            <text:p>33676</text:p>
          </table:table-cell>
          <table:table-cell office:value-type="float" office:value="59758" calcext:value-type="float">
            <text:p>59758</text:p>
          </table:table-cell>
          <table:table-cell office:value-type="float" office:value="16626" calcext:value-type="float">
            <text:p>16626</text:p>
          </table:table-cell>
          <table:table-cell office:value-type="float" office:value="17172" calcext:value-type="float">
            <text:p>17172</text:p>
          </table:table-cell>
          <table:table-cell office:value-type="float" office:value="104180139" calcext:value-type="float">
            <text:p>104180139</text:p>
          </table:table-cell>
          <table:table-cell office:value-type="float" office:value="78833" calcext:value-type="float">
            <text:p>78833</text:p>
          </table:table-cell>
          <table:table-cell office:value-type="float" office:value="58746" calcext:value-type="float">
            <text:p>58746</text:p>
          </table:table-cell>
          <table:table-cell office:value-type="float" office:value="10916" calcext:value-type="float">
            <text:p>10916</text:p>
          </table:table-cell>
          <table:table-cell office:value-type="float" office:value="107622400" calcext:value-type="float">
            <text:p>107622400</text:p>
          </table:table-cell>
          <table:table-cell office:value-type="float" office:value="33476" calcext:value-type="float">
            <text:p>33476</text:p>
          </table:table-cell>
          <table:table-cell office:value-type="float" office:value="116681540" calcext:value-type="float">
            <text:p>116681540</text:p>
          </table:table-cell>
          <table:table-cell office:value-type="float" office:value="14126" calcext:value-type="float">
            <text:p>14126</text:p>
          </table:table-cell>
          <table:table-cell office:value-type="float" office:value="78001360" calcext:value-type="float">
            <text:p>78001360</text:p>
          </table:table-cell>
          <table:table-cell office:value-type="float" office:value="64790" calcext:value-type="float">
            <text:p>64790</text:p>
          </table:table-cell>
          <table:table-cell office:value-type="float" office:value="138577684" calcext:value-type="float">
            <text:p>138577684</text:p>
          </table:table-cell>
          <table:table-cell office:value-type="float" office:value="10749" calcext:value-type="float">
            <text:p>10749</text:p>
          </table:table-cell>
          <table:table-cell office:value-type="float" office:value="125612533" calcext:value-type="float">
            <text:p>125612533</text:p>
          </table:table-cell>
          <table:table-cell office:value-type="float" office:value="56675441" calcext:value-type="float">
            <text:p>56675441</text:p>
          </table:table-cell>
        </table:table-row>
        <table:table-row table:style-name="ro1" table:visibility="collapse">
          <table:table-cell office:value-type="float" office:value="56250" calcext:value-type="float">
            <text:p>56250</text:p>
          </table:table-cell>
          <table:table-cell office:value-type="float" office:value="168014" calcext:value-type="float">
            <text:p>168014</text:p>
          </table:table-cell>
          <table:table-cell office:value-type="float" office:value="163667" calcext:value-type="float">
            <text:p>163667</text:p>
          </table:table-cell>
          <table:table-cell office:value-type="float" office:value="23046" calcext:value-type="float">
            <text:p>23046</text:p>
          </table:table-cell>
          <table:table-cell office:value-type="float" office:value="34877" calcext:value-type="float">
            <text:p>34877</text:p>
          </table:table-cell>
          <table:table-cell office:value-type="float" office:value="66623" calcext:value-type="float">
            <text:p>66623</text:p>
          </table:table-cell>
          <table:table-cell office:value-type="float" office:value="20248" calcext:value-type="float">
            <text:p>20248</text:p>
          </table:table-cell>
          <table:table-cell office:value-type="float" office:value="17214" calcext:value-type="float">
            <text:p>17214</text:p>
          </table:table-cell>
          <table:table-cell office:value-type="float" office:value="103670852" calcext:value-type="float">
            <text:p>103670852</text:p>
          </table:table-cell>
          <table:table-cell office:value-type="float" office:value="80342" calcext:value-type="float">
            <text:p>80342</text:p>
          </table:table-cell>
          <table:table-cell office:value-type="float" office:value="61548" calcext:value-type="float">
            <text:p>61548</text:p>
          </table:table-cell>
          <table:table-cell office:value-type="float" office:value="10427" calcext:value-type="float">
            <text:p>10427</text:p>
          </table:table-cell>
          <table:table-cell office:value-type="float" office:value="103962000" calcext:value-type="float">
            <text:p>103962000</text:p>
          </table:table-cell>
          <table:table-cell office:value-type="float" office:value="32612" calcext:value-type="float">
            <text:p>32612</text:p>
          </table:table-cell>
          <table:table-cell office:value-type="float" office:value="120675133" calcext:value-type="float">
            <text:p>120675133</text:p>
          </table:table-cell>
          <table:table-cell office:value-type="float" office:value="16214" calcext:value-type="float">
            <text:p>16214</text:p>
          </table:table-cell>
          <table:table-cell office:value-type="float" office:value="72108341" calcext:value-type="float">
            <text:p>72108341</text:p>
          </table:table-cell>
          <table:table-cell office:value-type="float" office:value="41034" calcext:value-type="float">
            <text:p>41034</text:p>
          </table:table-cell>
          <table:table-cell office:value-type="float" office:value="136841532" calcext:value-type="float">
            <text:p>136841532</text:p>
          </table:table-cell>
          <table:table-cell office:value-type="float" office:value="9922" calcext:value-type="float">
            <text:p>9922</text:p>
          </table:table-cell>
          <table:table-cell office:value-type="float" office:value="126620927" calcext:value-type="float">
            <text:p>126620927</text:p>
          </table:table-cell>
          <table:table-cell office:value-type="float" office:value="56882725" calcext:value-type="float">
            <text:p>56882725</text:p>
          </table:table-cell>
        </table:table-row>
        <table:table-row table:style-name="ro1" table:visibility="collapse">
          <table:table-cell office:value-type="float" office:value="56500" calcext:value-type="float">
            <text:p>56500</text:p>
          </table:table-cell>
          <table:table-cell office:value-type="float" office:value="160873" calcext:value-type="float">
            <text:p>160873</text:p>
          </table:table-cell>
          <table:table-cell office:value-type="float" office:value="169187" calcext:value-type="float">
            <text:p>169187</text:p>
          </table:table-cell>
          <table:table-cell office:value-type="float" office:value="40759" calcext:value-type="float">
            <text:p>40759</text:p>
          </table:table-cell>
          <table:table-cell office:value-type="float" office:value="33576" calcext:value-type="float">
            <text:p>33576</text:p>
          </table:table-cell>
          <table:table-cell office:value-type="float" office:value="58300" calcext:value-type="float">
            <text:p>58300</text:p>
          </table:table-cell>
          <table:table-cell office:value-type="float" office:value="16501" calcext:value-type="float">
            <text:p>16501</text:p>
          </table:table-cell>
          <table:table-cell office:value-type="float" office:value="17122" calcext:value-type="float">
            <text:p>17122</text:p>
          </table:table-cell>
          <table:table-cell office:value-type="float" office:value="117859240" calcext:value-type="float">
            <text:p>117859240</text:p>
          </table:table-cell>
          <table:table-cell office:value-type="float" office:value="82325" calcext:value-type="float">
            <text:p>82325</text:p>
          </table:table-cell>
          <table:table-cell office:value-type="float" office:value="61114" calcext:value-type="float">
            <text:p>61114</text:p>
          </table:table-cell>
          <table:table-cell office:value-type="float" office:value="10581" calcext:value-type="float">
            <text:p>10581</text:p>
          </table:table-cell>
          <table:table-cell office:value-type="float" office:value="106173896" calcext:value-type="float">
            <text:p>106173896</text:p>
          </table:table-cell>
          <table:table-cell office:value-type="float" office:value="36984" calcext:value-type="float">
            <text:p>36984</text:p>
          </table:table-cell>
          <table:table-cell office:value-type="float" office:value="118904313" calcext:value-type="float">
            <text:p>118904313</text:p>
          </table:table-cell>
          <table:table-cell office:value-type="float" office:value="14084" calcext:value-type="float">
            <text:p>14084</text:p>
          </table:table-cell>
          <table:table-cell office:value-type="float" office:value="72333612" calcext:value-type="float">
            <text:p>72333612</text:p>
          </table:table-cell>
          <table:table-cell office:value-type="float" office:value="38411" calcext:value-type="float">
            <text:p>38411</text:p>
          </table:table-cell>
          <table:table-cell office:value-type="float" office:value="138492686" calcext:value-type="float">
            <text:p>138492686</text:p>
          </table:table-cell>
          <table:table-cell office:value-type="float" office:value="9955" calcext:value-type="float">
            <text:p>9955</text:p>
          </table:table-cell>
          <table:table-cell office:value-type="float" office:value="127665530" calcext:value-type="float">
            <text:p>127665530</text:p>
          </table:table-cell>
          <table:table-cell office:value-type="float" office:value="57221540" calcext:value-type="float">
            <text:p>57221540</text:p>
          </table:table-cell>
        </table:table-row>
        <table:table-row table:style-name="ro1" table:visibility="collapse">
          <table:table-cell office:value-type="float" office:value="56750" calcext:value-type="float">
            <text:p>56750</text:p>
          </table:table-cell>
          <table:table-cell office:value-type="float" office:value="153705" calcext:value-type="float">
            <text:p>153705</text:p>
          </table:table-cell>
          <table:table-cell office:value-type="float" office:value="179251" calcext:value-type="float">
            <text:p>179251</text:p>
          </table:table-cell>
          <table:table-cell office:value-type="float" office:value="23371" calcext:value-type="float">
            <text:p>23371</text:p>
          </table:table-cell>
          <table:table-cell office:value-type="float" office:value="34161" calcext:value-type="float">
            <text:p>34161</text:p>
          </table:table-cell>
          <table:table-cell office:value-type="float" office:value="57504" calcext:value-type="float">
            <text:p>57504</text:p>
          </table:table-cell>
          <table:table-cell office:value-type="float" office:value="15412" calcext:value-type="float">
            <text:p>15412</text:p>
          </table:table-cell>
          <table:table-cell office:value-type="float" office:value="18174" calcext:value-type="float">
            <text:p>18174</text:p>
          </table:table-cell>
          <table:table-cell office:value-type="float" office:value="109966312" calcext:value-type="float">
            <text:p>109966312</text:p>
          </table:table-cell>
          <table:table-cell office:value-type="float" office:value="2694122" calcext:value-type="float">
            <text:p>2694122</text:p>
          </table:table-cell>
          <table:table-cell office:value-type="float" office:value="73974" calcext:value-type="float">
            <text:p>73974</text:p>
          </table:table-cell>
          <table:table-cell office:value-type="float" office:value="10500" calcext:value-type="float">
            <text:p>10500</text:p>
          </table:table-cell>
          <table:table-cell office:value-type="float" office:value="113139885" calcext:value-type="float">
            <text:p>113139885</text:p>
          </table:table-cell>
          <table:table-cell office:value-type="float" office:value="35249" calcext:value-type="float">
            <text:p>35249</text:p>
          </table:table-cell>
          <table:table-cell office:value-type="float" office:value="122163577" calcext:value-type="float">
            <text:p>122163577</text:p>
          </table:table-cell>
          <table:table-cell office:value-type="float" office:value="14746" calcext:value-type="float">
            <text:p>14746</text:p>
          </table:table-cell>
          <table:table-cell office:value-type="float" office:value="79059184" calcext:value-type="float">
            <text:p>79059184</text:p>
          </table:table-cell>
          <table:table-cell office:value-type="float" office:value="44510" calcext:value-type="float">
            <text:p>44510</text:p>
          </table:table-cell>
          <table:table-cell office:value-type="float" office:value="138815077" calcext:value-type="float">
            <text:p>138815077</text:p>
          </table:table-cell>
          <table:table-cell office:value-type="float" office:value="10082" calcext:value-type="float">
            <text:p>10082</text:p>
          </table:table-cell>
          <table:table-cell office:value-type="float" office:value="128097906" calcext:value-type="float">
            <text:p>128097906</text:p>
          </table:table-cell>
          <table:table-cell office:value-type="float" office:value="57445165" calcext:value-type="float">
            <text:p>57445165</text:p>
          </table:table-cell>
        </table:table-row>
        <table:table-row table:style-name="ro1" table:visibility="collapse">
          <table:table-cell office:value-type="float" office:value="57000" calcext:value-type="float">
            <text:p>57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192834" calcext:value-type="float">
            <text:p>192834</text:p>
          </table:table-cell>
          <table:table-cell office:value-type="float" office:value="23796" calcext:value-type="float">
            <text:p>23796</text:p>
          </table:table-cell>
          <table:table-cell office:value-type="float" office:value="33250" calcext:value-type="float">
            <text:p>33250</text:p>
          </table:table-cell>
          <table:table-cell office:value-type="float" office:value="57212" calcext:value-type="float">
            <text:p>57212</text:p>
          </table:table-cell>
          <table:table-cell office:value-type="float" office:value="20546" calcext:value-type="float">
            <text:p>20546</text:p>
          </table:table-cell>
          <table:table-cell office:value-type="float" office:value="17298" calcext:value-type="float">
            <text:p>17298</text:p>
          </table:table-cell>
          <table:table-cell office:value-type="float" office:value="107666503" calcext:value-type="float">
            <text:p>107666503</text:p>
          </table:table-cell>
          <table:table-cell office:value-type="float" office:value="143622" calcext:value-type="float">
            <text:p>143622</text:p>
          </table:table-cell>
          <table:table-cell office:value-type="float" office:value="58684" calcext:value-type="float">
            <text:p>58684</text:p>
          </table:table-cell>
          <table:table-cell office:value-type="float" office:value="10257" calcext:value-type="float">
            <text:p>10257</text:p>
          </table:table-cell>
          <table:table-cell office:value-type="float" office:value="116926031" calcext:value-type="float">
            <text:p>116926031</text:p>
          </table:table-cell>
          <table:table-cell office:value-type="float" office:value="33799" calcext:value-type="float">
            <text:p>33799</text:p>
          </table:table-cell>
          <table:table-cell office:value-type="float" office:value="123596781" calcext:value-type="float">
            <text:p>123596781</text:p>
          </table:table-cell>
          <table:table-cell office:value-type="float" office:value="13334" calcext:value-type="float">
            <text:p>13334</text:p>
          </table:table-cell>
          <table:table-cell office:value-type="float" office:value="74853925" calcext:value-type="float">
            <text:p>74853925</text:p>
          </table:table-cell>
          <table:table-cell office:value-type="float" office:value="37583" calcext:value-type="float">
            <text:p>37583</text:p>
          </table:table-cell>
          <table:table-cell office:value-type="float" office:value="142324198" calcext:value-type="float">
            <text:p>142324198</text:p>
          </table:table-cell>
          <table:table-cell office:value-type="float" office:value="9953" calcext:value-type="float">
            <text:p>9953</text:p>
          </table:table-cell>
          <table:table-cell office:value-type="float" office:value="128491214" calcext:value-type="float">
            <text:p>128491214</text:p>
          </table:table-cell>
          <table:table-cell office:value-type="float" office:value="57586536" calcext:value-type="float">
            <text:p>57586536</text:p>
          </table:table-cell>
        </table:table-row>
        <table:table-row table:style-name="ro1" table:visibility="collapse">
          <table:table-cell office:value-type="float" office:value="57250" calcext:value-type="float">
            <text:p>57250</text:p>
          </table:table-cell>
          <table:table-cell office:value-type="float" office:value="178240" calcext:value-type="float">
            <text:p>178240</text:p>
          </table:table-cell>
          <table:table-cell office:value-type="float" office:value="186936" calcext:value-type="float">
            <text:p>186936</text:p>
          </table:table-cell>
          <table:table-cell office:value-type="float" office:value="22872" calcext:value-type="float">
            <text:p>22872</text:p>
          </table:table-cell>
          <table:table-cell office:value-type="float" office:value="32541" calcext:value-type="float">
            <text:p>32541</text:p>
          </table:table-cell>
          <table:table-cell office:value-type="float" office:value="52664" calcext:value-type="float">
            <text:p>52664</text:p>
          </table:table-cell>
          <table:table-cell office:value-type="float" office:value="16500" calcext:value-type="float">
            <text:p>16500</text:p>
          </table:table-cell>
          <table:table-cell office:value-type="float" office:value="17386" calcext:value-type="float">
            <text:p>17386</text:p>
          </table:table-cell>
          <table:table-cell office:value-type="float" office:value="107553168" calcext:value-type="float">
            <text:p>107553168</text:p>
          </table:table-cell>
          <table:table-cell office:value-type="float" office:value="112681" calcext:value-type="float">
            <text:p>112681</text:p>
          </table:table-cell>
          <table:table-cell office:value-type="float" office:value="60714" calcext:value-type="float">
            <text:p>60714</text:p>
          </table:table-cell>
          <table:table-cell office:value-type="float" office:value="10795" calcext:value-type="float">
            <text:p>10795</text:p>
          </table:table-cell>
          <table:table-cell office:value-type="float" office:value="111181235" calcext:value-type="float">
            <text:p>111181235</text:p>
          </table:table-cell>
          <table:table-cell office:value-type="float" office:value="32208" calcext:value-type="float">
            <text:p>32208</text:p>
          </table:table-cell>
          <table:table-cell office:value-type="float" office:value="129082760" calcext:value-type="float">
            <text:p>129082760</text:p>
          </table:table-cell>
          <table:table-cell office:value-type="float" office:value="13624" calcext:value-type="float">
            <text:p>13624</text:p>
          </table:table-cell>
          <table:table-cell office:value-type="float" office:value="77857030" calcext:value-type="float">
            <text:p>77857030</text:p>
          </table:table-cell>
          <table:table-cell office:value-type="float" office:value="37074" calcext:value-type="float">
            <text:p>37074</text:p>
          </table:table-cell>
          <table:table-cell office:value-type="float" office:value="139814024" calcext:value-type="float">
            <text:p>139814024</text:p>
          </table:table-cell>
          <table:table-cell office:value-type="float" office:value="10127" calcext:value-type="float">
            <text:p>10127</text:p>
          </table:table-cell>
          <table:table-cell office:value-type="float" office:value="128657890" calcext:value-type="float">
            <text:p>128657890</text:p>
          </table:table-cell>
          <table:table-cell office:value-type="float" office:value="57988396" calcext:value-type="float">
            <text:p>57988396</text:p>
          </table:table-cell>
        </table:table-row>
        <table:table-row table:style-name="ro1" table:visibility="collapse">
          <table:table-cell office:value-type="float" office:value="57500" calcext:value-type="float">
            <text:p>57500</text:p>
          </table:table-cell>
          <table:table-cell office:value-type="float" office:value="151593" calcext:value-type="float">
            <text:p>151593</text:p>
          </table:table-cell>
          <table:table-cell office:value-type="float" office:value="190378" calcext:value-type="float">
            <text:p>190378</text:p>
          </table:table-cell>
          <table:table-cell office:value-type="float" office:value="23743" calcext:value-type="float">
            <text:p>23743</text:p>
          </table:table-cell>
          <table:table-cell office:value-type="float" office:value="32877" calcext:value-type="float">
            <text:p>32877</text:p>
          </table:table-cell>
          <table:table-cell office:value-type="float" office:value="59786" calcext:value-type="float">
            <text:p>59786</text:p>
          </table:table-cell>
          <table:table-cell office:value-type="float" office:value="16379" calcext:value-type="float">
            <text:p>16379</text:p>
          </table:table-cell>
          <table:table-cell office:value-type="float" office:value="17654" calcext:value-type="float">
            <text:p>17654</text:p>
          </table:table-cell>
          <table:table-cell office:value-type="float" office:value="112739834" calcext:value-type="float">
            <text:p>112739834</text:p>
          </table:table-cell>
          <table:table-cell office:value-type="float" office:value="1665212" calcext:value-type="float">
            <text:p>1665212</text:p>
          </table:table-cell>
          <table:table-cell office:value-type="float" office:value="61766" calcext:value-type="float">
            <text:p>61766</text:p>
          </table:table-cell>
          <table:table-cell office:value-type="float" office:value="10836" calcext:value-type="float">
            <text:p>10836</text:p>
          </table:table-cell>
          <table:table-cell office:value-type="float" office:value="112705039" calcext:value-type="float">
            <text:p>112705039</text:p>
          </table:table-cell>
          <table:table-cell office:value-type="float" office:value="32877" calcext:value-type="float">
            <text:p>32877</text:p>
          </table:table-cell>
          <table:table-cell office:value-type="float" office:value="124547770" calcext:value-type="float">
            <text:p>124547770</text:p>
          </table:table-cell>
          <table:table-cell office:value-type="float" office:value="14130" calcext:value-type="float">
            <text:p>14130</text:p>
          </table:table-cell>
          <table:table-cell office:value-type="float" office:value="77293872" calcext:value-type="float">
            <text:p>77293872</text:p>
          </table:table-cell>
          <table:table-cell office:value-type="float" office:value="36950" calcext:value-type="float">
            <text:p>36950</text:p>
          </table:table-cell>
          <table:table-cell office:value-type="float" office:value="142543202" calcext:value-type="float">
            <text:p>142543202</text:p>
          </table:table-cell>
          <table:table-cell office:value-type="float" office:value="10795" calcext:value-type="float">
            <text:p>10795</text:p>
          </table:table-cell>
          <table:table-cell office:value-type="float" office:value="127072640" calcext:value-type="float">
            <text:p>127072640</text:p>
          </table:table-cell>
          <table:table-cell office:value-type="float" office:value="58161193" calcext:value-type="float">
            <text:p>58161193</text:p>
          </table:table-cell>
        </table:table-row>
        <table:table-row table:style-name="ro1" table:visibility="collapse">
          <table:table-cell office:value-type="float" office:value="57750" calcext:value-type="float">
            <text:p>57750</text:p>
          </table:table-cell>
          <table:table-cell office:value-type="float" office:value="169047" calcext:value-type="float">
            <text:p>169047</text:p>
          </table:table-cell>
          <table:table-cell office:value-type="float" office:value="203754" calcext:value-type="float">
            <text:p>203754</text:p>
          </table:table-cell>
          <table:table-cell office:value-type="float" office:value="24000" calcext:value-type="float">
            <text:p>24000</text:p>
          </table:table-cell>
          <table:table-cell office:value-type="float" office:value="31550" calcext:value-type="float">
            <text:p>31550</text:p>
          </table:table-cell>
          <table:table-cell office:value-type="float" office:value="60372" calcext:value-type="float">
            <text:p>60372</text:p>
          </table:table-cell>
          <table:table-cell office:value-type="float" office:value="15533" calcext:value-type="float">
            <text:p>15533</text:p>
          </table:table-cell>
          <table:table-cell office:value-type="float" office:value="17095" calcext:value-type="float">
            <text:p>17095</text:p>
          </table:table-cell>
          <table:table-cell office:value-type="float" office:value="110451615" calcext:value-type="float">
            <text:p>110451615</text:p>
          </table:table-cell>
          <table:table-cell office:value-type="float" office:value="251475" calcext:value-type="float">
            <text:p>251475</text:p>
          </table:table-cell>
          <table:table-cell office:value-type="float" office:value="54665" calcext:value-type="float">
            <text:p>54665</text:p>
          </table:table-cell>
          <table:table-cell office:value-type="float" office:value="10418" calcext:value-type="float">
            <text:p>10418</text:p>
          </table:table-cell>
          <table:table-cell office:value-type="float" office:value="112432577" calcext:value-type="float">
            <text:p>112432577</text:p>
          </table:table-cell>
          <table:table-cell office:value-type="float" office:value="34156" calcext:value-type="float">
            <text:p>34156</text:p>
          </table:table-cell>
          <table:table-cell office:value-type="float" office:value="127852627" calcext:value-type="float">
            <text:p>127852627</text:p>
          </table:table-cell>
          <table:table-cell office:value-type="float" office:value="16202" calcext:value-type="float">
            <text:p>16202</text:p>
          </table:table-cell>
          <table:table-cell office:value-type="float" office:value="76805194" calcext:value-type="float">
            <text:p>76805194</text:p>
          </table:table-cell>
          <table:table-cell office:value-type="float" office:value="36163" calcext:value-type="float">
            <text:p>36163</text:p>
          </table:table-cell>
          <table:table-cell office:value-type="float" office:value="140744756" calcext:value-type="float">
            <text:p>140744756</text:p>
          </table:table-cell>
          <table:table-cell office:value-type="float" office:value="10415" calcext:value-type="float">
            <text:p>10415</text:p>
          </table:table-cell>
          <table:table-cell office:value-type="float" office:value="127619709" calcext:value-type="float">
            <text:p>127619709</text:p>
          </table:table-cell>
          <table:table-cell office:value-type="float" office:value="58477362" calcext:value-type="float">
            <text:p>58477362</text:p>
          </table:table-cell>
        </table:table-row>
        <table:table-row table:style-name="ro1" table:visibility="collapse">
          <table:table-cell office:value-type="float" office:value="58000" calcext:value-type="float">
            <text:p>58000</text:p>
          </table:table-cell>
          <table:table-cell office:value-type="float" office:value="154463" calcext:value-type="float">
            <text:p>154463</text:p>
          </table:table-cell>
          <table:table-cell office:value-type="float" office:value="220088" calcext:value-type="float">
            <text:p>220088</text:p>
          </table:table-cell>
          <table:table-cell office:value-type="float" office:value="23123" calcext:value-type="float">
            <text:p>23123</text:p>
          </table:table-cell>
          <table:table-cell office:value-type="float" office:value="36383" calcext:value-type="float">
            <text:p>36383</text:p>
          </table:table-cell>
          <table:table-cell office:value-type="float" office:value="66413" calcext:value-type="float">
            <text:p>66413</text:p>
          </table:table-cell>
          <table:table-cell office:value-type="float" office:value="19141" calcext:value-type="float">
            <text:p>19141</text:p>
          </table:table-cell>
          <table:table-cell office:value-type="float" office:value="17253" calcext:value-type="float">
            <text:p>17253</text:p>
          </table:table-cell>
          <table:table-cell office:value-type="float" office:value="116878221" calcext:value-type="float">
            <text:p>116878221</text:p>
          </table:table-cell>
          <table:table-cell office:value-type="float" office:value="121501" calcext:value-type="float">
            <text:p>121501</text:p>
          </table:table-cell>
          <table:table-cell office:value-type="float" office:value="61820" calcext:value-type="float">
            <text:p>61820</text:p>
          </table:table-cell>
          <table:table-cell office:value-type="float" office:value="10422" calcext:value-type="float">
            <text:p>10422</text:p>
          </table:table-cell>
          <table:table-cell office:value-type="float" office:value="114452428" calcext:value-type="float">
            <text:p>114452428</text:p>
          </table:table-cell>
          <table:table-cell office:value-type="float" office:value="33835" calcext:value-type="float">
            <text:p>33835</text:p>
          </table:table-cell>
          <table:table-cell office:value-type="float" office:value="127708959" calcext:value-type="float">
            <text:p>127708959</text:p>
          </table:table-cell>
          <table:table-cell office:value-type="float" office:value="15405" calcext:value-type="float">
            <text:p>15405</text:p>
          </table:table-cell>
          <table:table-cell office:value-type="float" office:value="77055583" calcext:value-type="float">
            <text:p>77055583</text:p>
          </table:table-cell>
          <table:table-cell office:value-type="float" office:value="35019" calcext:value-type="float">
            <text:p>35019</text:p>
          </table:table-cell>
          <table:table-cell office:value-type="float" office:value="143252415" calcext:value-type="float">
            <text:p>143252415</text:p>
          </table:table-cell>
          <table:table-cell office:value-type="float" office:value="9999" calcext:value-type="float">
            <text:p>9999</text:p>
          </table:table-cell>
          <table:table-cell office:value-type="float" office:value="128441756" calcext:value-type="float">
            <text:p>128441756</text:p>
          </table:table-cell>
          <table:table-cell office:value-type="float" office:value="58610947" calcext:value-type="float">
            <text:p>58610947</text:p>
          </table:table-cell>
        </table:table-row>
        <table:table-row table:style-name="ro1" table:visibility="collapse">
          <table:table-cell office:value-type="float" office:value="58250" calcext:value-type="float">
            <text:p>58250</text:p>
          </table:table-cell>
          <table:table-cell office:value-type="float" office:value="158219" calcext:value-type="float">
            <text:p>158219</text:p>
          </table:table-cell>
          <table:table-cell office:value-type="float" office:value="241267" calcext:value-type="float">
            <text:p>241267</text:p>
          </table:table-cell>
          <table:table-cell office:value-type="float" office:value="23254" calcext:value-type="float">
            <text:p>23254</text:p>
          </table:table-cell>
          <table:table-cell office:value-type="float" office:value="33717" calcext:value-type="float">
            <text:p>33717</text:p>
          </table:table-cell>
          <table:table-cell office:value-type="float" office:value="58548" calcext:value-type="float">
            <text:p>58548</text:p>
          </table:table-cell>
          <table:table-cell office:value-type="float" office:value="18954" calcext:value-type="float">
            <text:p>18954</text:p>
          </table:table-cell>
          <table:table-cell office:value-type="float" office:value="17346" calcext:value-type="float">
            <text:p>17346</text:p>
          </table:table-cell>
          <table:table-cell office:value-type="float" office:value="112486350" calcext:value-type="float">
            <text:p>112486350</text:p>
          </table:table-cell>
          <table:table-cell office:value-type="float" office:value="175263" calcext:value-type="float">
            <text:p>175263</text:p>
          </table:table-cell>
          <table:table-cell office:value-type="float" office:value="66096" calcext:value-type="float">
            <text:p>66096</text:p>
          </table:table-cell>
          <table:table-cell office:value-type="float" office:value="10374" calcext:value-type="float">
            <text:p>10374</text:p>
          </table:table-cell>
          <table:table-cell office:value-type="float" office:value="115100150" calcext:value-type="float">
            <text:p>115100150</text:p>
          </table:table-cell>
          <table:table-cell office:value-type="float" office:value="35533" calcext:value-type="float">
            <text:p>35533</text:p>
          </table:table-cell>
          <table:table-cell office:value-type="float" office:value="128495896" calcext:value-type="float">
            <text:p>128495896</text:p>
          </table:table-cell>
          <table:table-cell office:value-type="float" office:value="16633" calcext:value-type="float">
            <text:p>16633</text:p>
          </table:table-cell>
          <table:table-cell office:value-type="float" office:value="78363200" calcext:value-type="float">
            <text:p>78363200</text:p>
          </table:table-cell>
          <table:table-cell office:value-type="float" office:value="34585" calcext:value-type="float">
            <text:p>34585</text:p>
          </table:table-cell>
          <table:table-cell office:value-type="float" office:value="145527655" calcext:value-type="float">
            <text:p>145527655</text:p>
          </table:table-cell>
          <table:table-cell office:value-type="float" office:value="10088" calcext:value-type="float">
            <text:p>10088</text:p>
          </table:table-cell>
          <table:table-cell office:value-type="float" office:value="132647320" calcext:value-type="float">
            <text:p>132647320</text:p>
          </table:table-cell>
          <table:table-cell office:value-type="float" office:value="59043373" calcext:value-type="float">
            <text:p>59043373</text:p>
          </table:table-cell>
        </table:table-row>
        <table:table-row table:style-name="ro1" table:visibility="collapse">
          <table:table-cell office:value-type="float" office:value="58500" calcext:value-type="float">
            <text:p>58500</text:p>
          </table:table-cell>
          <table:table-cell office:value-type="float" office:value="155886" calcext:value-type="float">
            <text:p>155886</text:p>
          </table:table-cell>
          <table:table-cell office:value-type="float" office:value="2015017" calcext:value-type="float">
            <text:p>2015017</text:p>
          </table:table-cell>
          <table:table-cell office:value-type="float" office:value="23131" calcext:value-type="float">
            <text:p>23131</text:p>
          </table:table-cell>
          <table:table-cell office:value-type="float" office:value="32201" calcext:value-type="float">
            <text:p>32201</text:p>
          </table:table-cell>
          <table:table-cell office:value-type="float" office:value="54401" calcext:value-type="float">
            <text:p>54401</text:p>
          </table:table-cell>
          <table:table-cell office:value-type="float" office:value="16831" calcext:value-type="float">
            <text:p>16831</text:p>
          </table:table-cell>
          <table:table-cell office:value-type="float" office:value="18411" calcext:value-type="float">
            <text:p>18411</text:p>
          </table:table-cell>
          <table:table-cell office:value-type="float" office:value="116834760" calcext:value-type="float">
            <text:p>116834760</text:p>
          </table:table-cell>
          <table:table-cell office:value-type="float" office:value="130254" calcext:value-type="float">
            <text:p>130254</text:p>
          </table:table-cell>
          <table:table-cell office:value-type="float" office:value="69123" calcext:value-type="float">
            <text:p>69123</text:p>
          </table:table-cell>
          <table:table-cell office:value-type="float" office:value="10491" calcext:value-type="float">
            <text:p>10491</text:p>
          </table:table-cell>
          <table:table-cell office:value-type="float" office:value="117251009" calcext:value-type="float">
            <text:p>117251009</text:p>
          </table:table-cell>
          <table:table-cell office:value-type="float" office:value="32016" calcext:value-type="float">
            <text:p>32016</text:p>
          </table:table-cell>
          <table:table-cell office:value-type="float" office:value="130904764" calcext:value-type="float">
            <text:p>130904764</text:p>
          </table:table-cell>
          <table:table-cell office:value-type="float" office:value="16201" calcext:value-type="float">
            <text:p>16201</text:p>
          </table:table-cell>
          <table:table-cell office:value-type="float" office:value="78499532" calcext:value-type="float">
            <text:p>78499532</text:p>
          </table:table-cell>
          <table:table-cell office:value-type="float" office:value="33963" calcext:value-type="float">
            <text:p>33963</text:p>
          </table:table-cell>
          <table:table-cell office:value-type="float" office:value="143018137" calcext:value-type="float">
            <text:p>143018137</text:p>
          </table:table-cell>
          <table:table-cell office:value-type="float" office:value="9964" calcext:value-type="float">
            <text:p>9964</text:p>
          </table:table-cell>
          <table:table-cell office:value-type="float" office:value="132210301" calcext:value-type="float">
            <text:p>132210301</text:p>
          </table:table-cell>
          <table:table-cell office:value-type="float" office:value="59842191" calcext:value-type="float">
            <text:p>59842191</text:p>
          </table:table-cell>
        </table:table-row>
        <table:table-row table:style-name="ro1" table:visibility="collapse">
          <table:table-cell office:value-type="float" office:value="58750" calcext:value-type="float">
            <text:p>58750</text:p>
          </table:table-cell>
          <table:table-cell office:value-type="float" office:value="143746" calcext:value-type="float">
            <text:p>143746</text:p>
          </table:table-cell>
          <table:table-cell office:value-type="float" office:value="315006" calcext:value-type="float">
            <text:p>315006</text:p>
          </table:table-cell>
          <table:table-cell office:value-type="float" office:value="23391" calcext:value-type="float">
            <text:p>23391</text:p>
          </table:table-cell>
          <table:table-cell office:value-type="float" office:value="34741" calcext:value-type="float">
            <text:p>34741</text:p>
          </table:table-cell>
          <table:table-cell office:value-type="float" office:value="64880" calcext:value-type="float">
            <text:p>64880</text:p>
          </table:table-cell>
          <table:table-cell office:value-type="float" office:value="16833" calcext:value-type="float">
            <text:p>16833</text:p>
          </table:table-cell>
          <table:table-cell office:value-type="float" office:value="17481" calcext:value-type="float">
            <text:p>17481</text:p>
          </table:table-cell>
          <table:table-cell office:value-type="float" office:value="123749081" calcext:value-type="float">
            <text:p>123749081</text:p>
          </table:table-cell>
          <table:table-cell office:value-type="float" office:value="142292" calcext:value-type="float">
            <text:p>142292</text:p>
          </table:table-cell>
          <table:table-cell office:value-type="float" office:value="63632" calcext:value-type="float">
            <text:p>63632</text:p>
          </table:table-cell>
          <table:table-cell office:value-type="float" office:value="10453" calcext:value-type="float">
            <text:p>10453</text:p>
          </table:table-cell>
          <table:table-cell office:value-type="float" office:value="119764079" calcext:value-type="float">
            <text:p>119764079</text:p>
          </table:table-cell>
          <table:table-cell office:value-type="float" office:value="33585" calcext:value-type="float">
            <text:p>33585</text:p>
          </table:table-cell>
          <table:table-cell office:value-type="float" office:value="130554827" calcext:value-type="float">
            <text:p>130554827</text:p>
          </table:table-cell>
          <table:table-cell office:value-type="float" office:value="14470" calcext:value-type="float">
            <text:p>14470</text:p>
          </table:table-cell>
          <table:table-cell office:value-type="float" office:value="85344664" calcext:value-type="float">
            <text:p>85344664</text:p>
          </table:table-cell>
          <table:table-cell office:value-type="float" office:value="33913" calcext:value-type="float">
            <text:p>33913</text:p>
          </table:table-cell>
          <table:table-cell office:value-type="float" office:value="143657545" calcext:value-type="float">
            <text:p>143657545</text:p>
          </table:table-cell>
          <table:table-cell office:value-type="float" office:value="10332" calcext:value-type="float">
            <text:p>10332</text:p>
          </table:table-cell>
          <table:table-cell office:value-type="float" office:value="133309635" calcext:value-type="float">
            <text:p>133309635</text:p>
          </table:table-cell>
          <table:table-cell office:value-type="float" office:value="59781811" calcext:value-type="float">
            <text:p>59781811</text:p>
          </table:table-cell>
        </table:table-row>
        <table:table-row table:style-name="ro1" table:visibility="collapse">
          <table:table-cell office:value-type="float" office:value="59000" calcext:value-type="float">
            <text:p>59000</text:p>
          </table:table-cell>
          <table:table-cell office:value-type="float" office:value="149171" calcext:value-type="float">
            <text:p>149171</text:p>
          </table:table-cell>
          <table:table-cell office:value-type="float" office:value="2046604" calcext:value-type="float">
            <text:p>2046604</text:p>
          </table:table-cell>
          <table:table-cell office:value-type="float" office:value="23870" calcext:value-type="float">
            <text:p>23870</text:p>
          </table:table-cell>
          <table:table-cell office:value-type="float" office:value="36053" calcext:value-type="float">
            <text:p>36053</text:p>
          </table:table-cell>
          <table:table-cell office:value-type="float" office:value="60262" calcext:value-type="float">
            <text:p>60262</text:p>
          </table:table-cell>
          <table:table-cell office:value-type="float" office:value="20246" calcext:value-type="float">
            <text:p>20246</text:p>
          </table:table-cell>
          <table:table-cell office:value-type="float" office:value="16834" calcext:value-type="float">
            <text:p>16834</text:p>
          </table:table-cell>
          <table:table-cell office:value-type="float" office:value="114421283" calcext:value-type="float">
            <text:p>114421283</text:p>
          </table:table-cell>
          <table:table-cell office:value-type="float" office:value="112704" calcext:value-type="float">
            <text:p>112704</text:p>
          </table:table-cell>
          <table:table-cell office:value-type="float" office:value="65091" calcext:value-type="float">
            <text:p>65091</text:p>
          </table:table-cell>
          <table:table-cell office:value-type="float" office:value="10447" calcext:value-type="float">
            <text:p>10447</text:p>
          </table:table-cell>
          <table:table-cell office:value-type="float" office:value="124558436" calcext:value-type="float">
            <text:p>124558436</text:p>
          </table:table-cell>
          <table:table-cell office:value-type="float" office:value="35016" calcext:value-type="float">
            <text:p>35016</text:p>
          </table:table-cell>
          <table:table-cell office:value-type="float" office:value="133286996" calcext:value-type="float">
            <text:p>133286996</text:p>
          </table:table-cell>
          <table:table-cell office:value-type="float" office:value="15782" calcext:value-type="float">
            <text:p>15782</text:p>
          </table:table-cell>
          <table:table-cell office:value-type="float" office:value="81255867" calcext:value-type="float">
            <text:p>81255867</text:p>
          </table:table-cell>
          <table:table-cell office:value-type="float" office:value="34594" calcext:value-type="float">
            <text:p>34594</text:p>
          </table:table-cell>
          <table:table-cell office:value-type="float" office:value="144064037" calcext:value-type="float">
            <text:p>144064037</text:p>
          </table:table-cell>
          <table:table-cell office:value-type="float" office:value="11502" calcext:value-type="float">
            <text:p>11502</text:p>
          </table:table-cell>
          <table:table-cell office:value-type="float" office:value="133998436" calcext:value-type="float">
            <text:p>133998436</text:p>
          </table:table-cell>
          <table:table-cell office:value-type="float" office:value="59763811" calcext:value-type="float">
            <text:p>59763811</text:p>
          </table:table-cell>
        </table:table-row>
        <table:table-row table:style-name="ro1" table:visibility="collapse">
          <table:table-cell office:value-type="float" office:value="59250" calcext:value-type="float">
            <text:p>59250</text:p>
          </table:table-cell>
          <table:table-cell office:value-type="float" office:value="137762" calcext:value-type="float">
            <text:p>137762</text:p>
          </table:table-cell>
          <table:table-cell office:value-type="float" office:value="162254" calcext:value-type="float">
            <text:p>162254</text:p>
          </table:table-cell>
          <table:table-cell office:value-type="float" office:value="23140" calcext:value-type="float">
            <text:p>23140</text:p>
          </table:table-cell>
          <table:table-cell office:value-type="float" office:value="32010" calcext:value-type="float">
            <text:p>32010</text:p>
          </table:table-cell>
          <table:table-cell office:value-type="float" office:value="57551" calcext:value-type="float">
            <text:p>57551</text:p>
          </table:table-cell>
          <table:table-cell office:value-type="float" office:value="18998" calcext:value-type="float">
            <text:p>18998</text:p>
          </table:table-cell>
          <table:table-cell office:value-type="float" office:value="17425" calcext:value-type="float">
            <text:p>17425</text:p>
          </table:table-cell>
          <table:table-cell office:value-type="float" office:value="122838800" calcext:value-type="float">
            <text:p>122838800</text:p>
          </table:table-cell>
          <table:table-cell office:value-type="float" office:value="119246" calcext:value-type="float">
            <text:p>119246</text:p>
          </table:table-cell>
          <table:table-cell office:value-type="float" office:value="59055" calcext:value-type="float">
            <text:p>59055</text:p>
          </table:table-cell>
          <table:table-cell office:value-type="float" office:value="10414" calcext:value-type="float">
            <text:p>10414</text:p>
          </table:table-cell>
          <table:table-cell office:value-type="float" office:value="121759551" calcext:value-type="float">
            <text:p>121759551</text:p>
          </table:table-cell>
          <table:table-cell office:value-type="float" office:value="34323" calcext:value-type="float">
            <text:p>34323</text:p>
          </table:table-cell>
          <table:table-cell office:value-type="float" office:value="135088213" calcext:value-type="float">
            <text:p>135088213</text:p>
          </table:table-cell>
          <table:table-cell office:value-type="float" office:value="16158" calcext:value-type="float">
            <text:p>16158</text:p>
          </table:table-cell>
          <table:table-cell office:value-type="float" office:value="82004181" calcext:value-type="float">
            <text:p>82004181</text:p>
          </table:table-cell>
          <table:table-cell office:value-type="float" office:value="43035" calcext:value-type="float">
            <text:p>43035</text:p>
          </table:table-cell>
          <table:table-cell office:value-type="float" office:value="147838697" calcext:value-type="float">
            <text:p>147838697</text:p>
          </table:table-cell>
          <table:table-cell office:value-type="float" office:value="10580" calcext:value-type="float">
            <text:p>10580</text:p>
          </table:table-cell>
          <table:table-cell office:value-type="float" office:value="135580843" calcext:value-type="float">
            <text:p>135580843</text:p>
          </table:table-cell>
          <table:table-cell office:value-type="float" office:value="60242698" calcext:value-type="float">
            <text:p>60242698</text:p>
          </table:table-cell>
        </table:table-row>
        <table:table-row table:style-name="ro1" table:visibility="collapse">
          <table:table-cell office:value-type="float" office:value="59500" calcext:value-type="float">
            <text:p>59500</text:p>
          </table:table-cell>
          <table:table-cell office:value-type="float" office:value="158012" calcext:value-type="float">
            <text:p>158012</text:p>
          </table:table-cell>
          <table:table-cell office:value-type="float" office:value="157505" calcext:value-type="float">
            <text:p>157505</text:p>
          </table:table-cell>
          <table:table-cell office:value-type="float" office:value="53460" calcext:value-type="float">
            <text:p>53460</text:p>
          </table:table-cell>
          <table:table-cell office:value-type="float" office:value="31711" calcext:value-type="float">
            <text:p>31711</text:p>
          </table:table-cell>
          <table:table-cell office:value-type="float" office:value="4859057" calcext:value-type="float">
            <text:p>4859057</text:p>
          </table:table-cell>
          <table:table-cell office:value-type="float" office:value="20749" calcext:value-type="float">
            <text:p>20749</text:p>
          </table:table-cell>
          <table:table-cell office:value-type="float" office:value="17576" calcext:value-type="float">
            <text:p>17576</text:p>
          </table:table-cell>
          <table:table-cell office:value-type="float" office:value="114765776" calcext:value-type="float">
            <text:p>114765776</text:p>
          </table:table-cell>
          <table:table-cell office:value-type="float" office:value="124661" calcext:value-type="float">
            <text:p>124661</text:p>
          </table:table-cell>
          <table:table-cell office:value-type="float" office:value="57966" calcext:value-type="float">
            <text:p>57966</text:p>
          </table:table-cell>
          <table:table-cell office:value-type="float" office:value="10581" calcext:value-type="float">
            <text:p>10581</text:p>
          </table:table-cell>
          <table:table-cell office:value-type="float" office:value="124362091" calcext:value-type="float">
            <text:p>124362091</text:p>
          </table:table-cell>
          <table:table-cell office:value-type="float" office:value="30141" calcext:value-type="float">
            <text:p>30141</text:p>
          </table:table-cell>
          <table:table-cell office:value-type="float" office:value="141425568" calcext:value-type="float">
            <text:p>141425568</text:p>
          </table:table-cell>
          <table:table-cell office:value-type="float" office:value="15568" calcext:value-type="float">
            <text:p>15568</text:p>
          </table:table-cell>
          <table:table-cell office:value-type="float" office:value="81050898" calcext:value-type="float">
            <text:p>81050898</text:p>
          </table:table-cell>
          <table:table-cell office:value-type="float" office:value="31133" calcext:value-type="float">
            <text:p>31133</text:p>
          </table:table-cell>
          <table:table-cell office:value-type="float" office:value="144265379" calcext:value-type="float">
            <text:p>144265379</text:p>
          </table:table-cell>
          <table:table-cell office:value-type="float" office:value="9704" calcext:value-type="float">
            <text:p>9704</text:p>
          </table:table-cell>
          <table:table-cell office:value-type="float" office:value="134137853" calcext:value-type="float">
            <text:p>134137853</text:p>
          </table:table-cell>
          <table:table-cell office:value-type="float" office:value="60472706" calcext:value-type="float">
            <text:p>60472706</text:p>
          </table:table-cell>
        </table:table-row>
        <table:table-row table:style-name="ro1" table:visibility="collapse">
          <table:table-cell office:value-type="float" office:value="59750" calcext:value-type="float">
            <text:p>59750</text:p>
          </table:table-cell>
          <table:table-cell office:value-type="float" office:value="147932" calcext:value-type="float">
            <text:p>147932</text:p>
          </table:table-cell>
          <table:table-cell office:value-type="float" office:value="161430" calcext:value-type="float">
            <text:p>161430</text:p>
          </table:table-cell>
          <table:table-cell office:value-type="float" office:value="23500" calcext:value-type="float">
            <text:p>23500</text:p>
          </table:table-cell>
          <table:table-cell office:value-type="float" office:value="33662" calcext:value-type="float">
            <text:p>33662</text:p>
          </table:table-cell>
          <table:table-cell office:value-type="float" office:value="98303" calcext:value-type="float">
            <text:p>98303</text:p>
          </table:table-cell>
          <table:table-cell office:value-type="float" office:value="19086" calcext:value-type="float">
            <text:p>19086</text:p>
          </table:table-cell>
          <table:table-cell office:value-type="float" office:value="17784" calcext:value-type="float">
            <text:p>17784</text:p>
          </table:table-cell>
          <table:table-cell office:value-type="float" office:value="115345220" calcext:value-type="float">
            <text:p>115345220</text:p>
          </table:table-cell>
          <table:table-cell office:value-type="float" office:value="105719" calcext:value-type="float">
            <text:p>105719</text:p>
          </table:table-cell>
          <table:table-cell office:value-type="float" office:value="62195" calcext:value-type="float">
            <text:p>62195</text:p>
          </table:table-cell>
          <table:table-cell office:value-type="float" office:value="10372" calcext:value-type="float">
            <text:p>10372</text:p>
          </table:table-cell>
          <table:table-cell office:value-type="float" office:value="125771288" calcext:value-type="float">
            <text:p>125771288</text:p>
          </table:table-cell>
          <table:table-cell office:value-type="float" office:value="30834" calcext:value-type="float">
            <text:p>30834</text:p>
          </table:table-cell>
          <table:table-cell office:value-type="float" office:value="138004440" calcext:value-type="float">
            <text:p>138004440</text:p>
          </table:table-cell>
          <table:table-cell office:value-type="float" office:value="16717" calcext:value-type="float">
            <text:p>16717</text:p>
          </table:table-cell>
          <table:table-cell office:value-type="float" office:value="88920010" calcext:value-type="float">
            <text:p>88920010</text:p>
          </table:table-cell>
          <table:table-cell office:value-type="float" office:value="31912" calcext:value-type="float">
            <text:p>31912</text:p>
          </table:table-cell>
          <table:table-cell office:value-type="float" office:value="145199275" calcext:value-type="float">
            <text:p>145199275</text:p>
          </table:table-cell>
          <table:table-cell office:value-type="float" office:value="9581" calcext:value-type="float">
            <text:p>9581</text:p>
          </table:table-cell>
          <table:table-cell office:value-type="float" office:value="133545295" calcext:value-type="float">
            <text:p>133545295</text:p>
          </table:table-cell>
          <table:table-cell office:value-type="float" office:value="60699463" calcext:value-type="float">
            <text:p>60699463</text:p>
          </table:table-cell>
        </table:table-row>
        <table:table-row table:style-name="ro1" table:visibility="collapse">
          <table:table-cell office:value-type="float" office:value="60000" calcext:value-type="float">
            <text:p>60000</text:p>
          </table:table-cell>
          <table:table-cell office:value-type="float" office:value="143346" calcext:value-type="float">
            <text:p>143346</text:p>
          </table:table-cell>
          <table:table-cell office:value-type="float" office:value="170701" calcext:value-type="float">
            <text:p>170701</text:p>
          </table:table-cell>
          <table:table-cell office:value-type="float" office:value="23385" calcext:value-type="float">
            <text:p>23385</text:p>
          </table:table-cell>
          <table:table-cell office:value-type="float" office:value="32260" calcext:value-type="float">
            <text:p>32260</text:p>
          </table:table-cell>
          <table:table-cell office:value-type="float" office:value="80433" calcext:value-type="float">
            <text:p>80433</text:p>
          </table:table-cell>
          <table:table-cell office:value-type="float" office:value="19661" calcext:value-type="float">
            <text:p>19661</text:p>
          </table:table-cell>
          <table:table-cell office:value-type="float" office:value="18286" calcext:value-type="float">
            <text:p>18286</text:p>
          </table:table-cell>
          <table:table-cell office:value-type="float" office:value="115740480" calcext:value-type="float">
            <text:p>115740480</text:p>
          </table:table-cell>
          <table:table-cell office:value-type="float" office:value="112750" calcext:value-type="float">
            <text:p>112750</text:p>
          </table:table-cell>
          <table:table-cell office:value-type="float" office:value="61913" calcext:value-type="float">
            <text:p>61913</text:p>
          </table:table-cell>
          <table:table-cell office:value-type="float" office:value="10531" calcext:value-type="float">
            <text:p>10531</text:p>
          </table:table-cell>
          <table:table-cell office:value-type="float" office:value="127730673" calcext:value-type="float">
            <text:p>127730673</text:p>
          </table:table-cell>
          <table:table-cell office:value-type="float" office:value="30429" calcext:value-type="float">
            <text:p>30429</text:p>
          </table:table-cell>
          <table:table-cell office:value-type="float" office:value="140900889" calcext:value-type="float">
            <text:p>140900889</text:p>
          </table:table-cell>
          <table:table-cell office:value-type="float" office:value="15112" calcext:value-type="float">
            <text:p>15112</text:p>
          </table:table-cell>
          <table:table-cell office:value-type="float" office:value="86637528" calcext:value-type="float">
            <text:p>86637528</text:p>
          </table:table-cell>
          <table:table-cell office:value-type="float" office:value="32287" calcext:value-type="float">
            <text:p>32287</text:p>
          </table:table-cell>
          <table:table-cell office:value-type="float" office:value="146064257" calcext:value-type="float">
            <text:p>146064257</text:p>
          </table:table-cell>
          <table:table-cell office:value-type="float" office:value="9668" calcext:value-type="float">
            <text:p>9668</text:p>
          </table:table-cell>
          <table:table-cell office:value-type="float" office:value="134864196" calcext:value-type="float">
            <text:p>134864196</text:p>
          </table:table-cell>
          <table:table-cell office:value-type="float" office:value="60961177" calcext:value-type="float">
            <text:p>60961177</text:p>
          </table:table-cell>
        </table:table-row>
        <table:table-row table:style-name="ro1" table:visibility="collapse">
          <table:table-cell office:value-type="float" office:value="60250" calcext:value-type="float">
            <text:p>60250</text:p>
          </table:table-cell>
          <table:table-cell office:value-type="float" office:value="149208" calcext:value-type="float">
            <text:p>149208</text:p>
          </table:table-cell>
          <table:table-cell office:value-type="float" office:value="166869" calcext:value-type="float">
            <text:p>166869</text:p>
          </table:table-cell>
          <table:table-cell office:value-type="float" office:value="23665" calcext:value-type="float">
            <text:p>23665</text:p>
          </table:table-cell>
          <table:table-cell office:value-type="float" office:value="45156" calcext:value-type="float">
            <text:p>45156</text:p>
          </table:table-cell>
          <table:table-cell office:value-type="float" office:value="80960" calcext:value-type="float">
            <text:p>80960</text:p>
          </table:table-cell>
          <table:table-cell office:value-type="float" office:value="20590" calcext:value-type="float">
            <text:p>20590</text:p>
          </table:table-cell>
          <table:table-cell office:value-type="float" office:value="17412" calcext:value-type="float">
            <text:p>17412</text:p>
          </table:table-cell>
          <table:table-cell office:value-type="float" office:value="117169934" calcext:value-type="float">
            <text:p>117169934</text:p>
          </table:table-cell>
          <table:table-cell office:value-type="float" office:value="117745" calcext:value-type="float">
            <text:p>117745</text:p>
          </table:table-cell>
          <table:table-cell office:value-type="float" office:value="68005" calcext:value-type="float">
            <text:p>68005</text:p>
          </table:table-cell>
          <table:table-cell office:value-type="float" office:value="10397" calcext:value-type="float">
            <text:p>10397</text:p>
          </table:table-cell>
          <table:table-cell office:value-type="float" office:value="131645645" calcext:value-type="float">
            <text:p>131645645</text:p>
          </table:table-cell>
          <table:table-cell office:value-type="float" office:value="35369" calcext:value-type="float">
            <text:p>35369</text:p>
          </table:table-cell>
          <table:table-cell office:value-type="float" office:value="140904556" calcext:value-type="float">
            <text:p>140904556</text:p>
          </table:table-cell>
          <table:table-cell office:value-type="float" office:value="16044" calcext:value-type="float">
            <text:p>16044</text:p>
          </table:table-cell>
          <table:table-cell office:value-type="float" office:value="87451641" calcext:value-type="float">
            <text:p>87451641</text:p>
          </table:table-cell>
          <table:table-cell office:value-type="float" office:value="31992" calcext:value-type="float">
            <text:p>31992</text:p>
          </table:table-cell>
          <table:table-cell office:value-type="float" office:value="150841483" calcext:value-type="float">
            <text:p>150841483</text:p>
          </table:table-cell>
          <table:table-cell office:value-type="float" office:value="9666" calcext:value-type="float">
            <text:p>9666</text:p>
          </table:table-cell>
          <table:table-cell office:value-type="float" office:value="135114164" calcext:value-type="float">
            <text:p>135114164</text:p>
          </table:table-cell>
          <table:table-cell office:value-type="float" office:value="61305688" calcext:value-type="float">
            <text:p>61305688</text:p>
          </table:table-cell>
        </table:table-row>
        <table:table-row table:style-name="ro1" table:visibility="collapse">
          <table:table-cell office:value-type="float" office:value="60500" calcext:value-type="float">
            <text:p>60500</text:p>
          </table:table-cell>
          <table:table-cell office:value-type="float" office:value="149628" calcext:value-type="float">
            <text:p>149628</text:p>
          </table:table-cell>
          <table:table-cell office:value-type="float" office:value="168124" calcext:value-type="float">
            <text:p>168124</text:p>
          </table:table-cell>
          <table:table-cell office:value-type="float" office:value="23825" calcext:value-type="float">
            <text:p>23825</text:p>
          </table:table-cell>
          <table:table-cell office:value-type="float" office:value="40892" calcext:value-type="float">
            <text:p>40892</text:p>
          </table:table-cell>
          <table:table-cell office:value-type="float" office:value="77678" calcext:value-type="float">
            <text:p>77678</text:p>
          </table:table-cell>
          <table:table-cell office:value-type="float" office:value="21338" calcext:value-type="float">
            <text:p>21338</text:p>
          </table:table-cell>
          <table:table-cell office:value-type="float" office:value="18682" calcext:value-type="float">
            <text:p>18682</text:p>
          </table:table-cell>
          <table:table-cell office:value-type="float" office:value="125623499" calcext:value-type="float">
            <text:p>125623499</text:p>
          </table:table-cell>
          <table:table-cell office:value-type="float" office:value="111291" calcext:value-type="float">
            <text:p>111291</text:p>
          </table:table-cell>
          <table:table-cell office:value-type="float" office:value="55958" calcext:value-type="float">
            <text:p>55958</text:p>
          </table:table-cell>
          <table:table-cell office:value-type="float" office:value="10716" calcext:value-type="float">
            <text:p>10716</text:p>
          </table:table-cell>
          <table:table-cell office:value-type="float" office:value="132192857" calcext:value-type="float">
            <text:p>132192857</text:p>
          </table:table-cell>
          <table:table-cell office:value-type="float" office:value="32215" calcext:value-type="float">
            <text:p>32215</text:p>
          </table:table-cell>
          <table:table-cell office:value-type="float" office:value="148241268" calcext:value-type="float">
            <text:p>148241268</text:p>
          </table:table-cell>
          <table:table-cell office:value-type="float" office:value="16175" calcext:value-type="float">
            <text:p>16175</text:p>
          </table:table-cell>
          <table:table-cell office:value-type="float" office:value="90663687" calcext:value-type="float">
            <text:p>90663687</text:p>
          </table:table-cell>
          <table:table-cell office:value-type="float" office:value="34092" calcext:value-type="float">
            <text:p>34092</text:p>
          </table:table-cell>
          <table:table-cell office:value-type="float" office:value="146775095" calcext:value-type="float">
            <text:p>146775095</text:p>
          </table:table-cell>
          <table:table-cell office:value-type="float" office:value="9830" calcext:value-type="float">
            <text:p>9830</text:p>
          </table:table-cell>
          <table:table-cell office:value-type="float" office:value="140620933" calcext:value-type="float">
            <text:p>140620933</text:p>
          </table:table-cell>
          <table:table-cell office:value-type="float" office:value="61480188" calcext:value-type="float">
            <text:p>61480188</text:p>
          </table:table-cell>
        </table:table-row>
        <table:table-row table:style-name="ro1" table:visibility="collapse">
          <table:table-cell office:value-type="float" office:value="60750" calcext:value-type="float">
            <text:p>60750</text:p>
          </table:table-cell>
          <table:table-cell office:value-type="float" office:value="149382" calcext:value-type="float">
            <text:p>149382</text:p>
          </table:table-cell>
          <table:table-cell office:value-type="float" office:value="166492" calcext:value-type="float">
            <text:p>166492</text:p>
          </table:table-cell>
          <table:table-cell office:value-type="float" office:value="23828" calcext:value-type="float">
            <text:p>23828</text:p>
          </table:table-cell>
          <table:table-cell office:value-type="float" office:value="38081" calcext:value-type="float">
            <text:p>38081</text:p>
          </table:table-cell>
          <table:table-cell office:value-type="float" office:value="82337" calcext:value-type="float">
            <text:p>82337</text:p>
          </table:table-cell>
          <table:table-cell office:value-type="float" office:value="16177" calcext:value-type="float">
            <text:p>16177</text:p>
          </table:table-cell>
          <table:table-cell office:value-type="float" office:value="18283" calcext:value-type="float">
            <text:p>18283</text:p>
          </table:table-cell>
          <table:table-cell office:value-type="float" office:value="121392014" calcext:value-type="float">
            <text:p>121392014</text:p>
          </table:table-cell>
          <table:table-cell office:value-type="float" office:value="108508" calcext:value-type="float">
            <text:p>108508</text:p>
          </table:table-cell>
          <table:table-cell office:value-type="float" office:value="64256" calcext:value-type="float">
            <text:p>64256</text:p>
          </table:table-cell>
          <table:table-cell office:value-type="float" office:value="10462" calcext:value-type="float">
            <text:p>10462</text:p>
          </table:table-cell>
          <table:table-cell office:value-type="float" office:value="139635821" calcext:value-type="float">
            <text:p>139635821</text:p>
          </table:table-cell>
          <table:table-cell office:value-type="float" office:value="33803" calcext:value-type="float">
            <text:p>33803</text:p>
          </table:table-cell>
          <table:table-cell office:value-type="float" office:value="148309820" calcext:value-type="float">
            <text:p>148309820</text:p>
          </table:table-cell>
          <table:table-cell office:value-type="float" office:value="15442" calcext:value-type="float">
            <text:p>15442</text:p>
          </table:table-cell>
          <table:table-cell office:value-type="float" office:value="86112267" calcext:value-type="float">
            <text:p>86112267</text:p>
          </table:table-cell>
          <table:table-cell office:value-type="float" office:value="30864" calcext:value-type="float">
            <text:p>30864</text:p>
          </table:table-cell>
          <table:table-cell office:value-type="float" office:value="148313680" calcext:value-type="float">
            <text:p>148313680</text:p>
          </table:table-cell>
          <table:table-cell office:value-type="float" office:value="9996" calcext:value-type="float">
            <text:p>9996</text:p>
          </table:table-cell>
          <table:table-cell office:value-type="float" office:value="137125331" calcext:value-type="float">
            <text:p>137125331</text:p>
          </table:table-cell>
          <table:table-cell office:value-type="float" office:value="61754414" calcext:value-type="float">
            <text:p>61754414</text:p>
          </table:table-cell>
        </table:table-row>
        <table:table-row table:style-name="ro1" table:visibility="collapse">
          <table:table-cell office:value-type="float" office:value="61000" calcext:value-type="float">
            <text:p>61000</text:p>
          </table:table-cell>
          <table:table-cell office:value-type="float" office:value="159496" calcext:value-type="float">
            <text:p>159496</text:p>
          </table:table-cell>
          <table:table-cell office:value-type="float" office:value="167046" calcext:value-type="float">
            <text:p>167046</text:p>
          </table:table-cell>
          <table:table-cell office:value-type="float" office:value="23919" calcext:value-type="float">
            <text:p>23919</text:p>
          </table:table-cell>
          <table:table-cell office:value-type="float" office:value="37290" calcext:value-type="float">
            <text:p>37290</text:p>
          </table:table-cell>
          <table:table-cell office:value-type="float" office:value="69902" calcext:value-type="float">
            <text:p>69902</text:p>
          </table:table-cell>
          <table:table-cell office:value-type="float" office:value="16205" calcext:value-type="float">
            <text:p>16205</text:p>
          </table:table-cell>
          <table:table-cell office:value-type="float" office:value="18040" calcext:value-type="float">
            <text:p>18040</text:p>
          </table:table-cell>
          <table:table-cell office:value-type="float" office:value="133781437" calcext:value-type="float">
            <text:p>133781437</text:p>
          </table:table-cell>
          <table:table-cell office:value-type="float" office:value="108202" calcext:value-type="float">
            <text:p>108202</text:p>
          </table:table-cell>
          <table:table-cell office:value-type="float" office:value="63795" calcext:value-type="float">
            <text:p>63795</text:p>
          </table:table-cell>
          <table:table-cell office:value-type="float" office:value="10458" calcext:value-type="float">
            <text:p>10458</text:p>
          </table:table-cell>
          <table:table-cell office:value-type="float" office:value="144730522" calcext:value-type="float">
            <text:p>144730522</text:p>
          </table:table-cell>
          <table:table-cell office:value-type="float" office:value="34886" calcext:value-type="float">
            <text:p>34886</text:p>
          </table:table-cell>
          <table:table-cell office:value-type="float" office:value="151784711" calcext:value-type="float">
            <text:p>151784711</text:p>
          </table:table-cell>
          <table:table-cell office:value-type="float" office:value="15613" calcext:value-type="float">
            <text:p>15613</text:p>
          </table:table-cell>
          <table:table-cell office:value-type="float" office:value="85701502" calcext:value-type="float">
            <text:p>85701502</text:p>
          </table:table-cell>
          <table:table-cell office:value-type="float" office:value="30622" calcext:value-type="float">
            <text:p>30622</text:p>
          </table:table-cell>
          <table:table-cell office:value-type="float" office:value="150039718" calcext:value-type="float">
            <text:p>150039718</text:p>
          </table:table-cell>
          <table:table-cell office:value-type="float" office:value="9247" calcext:value-type="float">
            <text:p>9247</text:p>
          </table:table-cell>
          <table:table-cell office:value-type="float" office:value="136839911" calcext:value-type="float">
            <text:p>136839911</text:p>
          </table:table-cell>
          <table:table-cell office:value-type="float" office:value="62038961" calcext:value-type="float">
            <text:p>62038961</text:p>
          </table:table-cell>
        </table:table-row>
        <table:table-row table:style-name="ro1" table:visibility="collapse">
          <table:table-cell office:value-type="float" office:value="61250" calcext:value-type="float">
            <text:p>61250</text:p>
          </table:table-cell>
          <table:table-cell office:value-type="float" office:value="148713" calcext:value-type="float">
            <text:p>148713</text:p>
          </table:table-cell>
          <table:table-cell office:value-type="float" office:value="172835" calcext:value-type="float">
            <text:p>172835</text:p>
          </table:table-cell>
          <table:table-cell office:value-type="float" office:value="23798" calcext:value-type="float">
            <text:p>23798</text:p>
          </table:table-cell>
          <table:table-cell office:value-type="float" office:value="36121" calcext:value-type="float">
            <text:p>36121</text:p>
          </table:table-cell>
          <table:table-cell office:value-type="float" office:value="76199" calcext:value-type="float">
            <text:p>76199</text:p>
          </table:table-cell>
          <table:table-cell office:value-type="float" office:value="16168" calcext:value-type="float">
            <text:p>16168</text:p>
          </table:table-cell>
          <table:table-cell office:value-type="float" office:value="18343" calcext:value-type="float">
            <text:p>18343</text:p>
          </table:table-cell>
          <table:table-cell office:value-type="float" office:value="142065837" calcext:value-type="float">
            <text:p>142065837</text:p>
          </table:table-cell>
          <table:table-cell office:value-type="float" office:value="100975" calcext:value-type="float">
            <text:p>100975</text:p>
          </table:table-cell>
          <table:table-cell office:value-type="float" office:value="65883" calcext:value-type="float">
            <text:p>65883</text:p>
          </table:table-cell>
          <table:table-cell office:value-type="float" office:value="10840" calcext:value-type="float">
            <text:p>10840</text:p>
          </table:table-cell>
          <table:table-cell office:value-type="float" office:value="136831250" calcext:value-type="float">
            <text:p>136831250</text:p>
          </table:table-cell>
          <table:table-cell office:value-type="float" office:value="31325" calcext:value-type="float">
            <text:p>31325</text:p>
          </table:table-cell>
          <table:table-cell office:value-type="float" office:value="151214610" calcext:value-type="float">
            <text:p>151214610</text:p>
          </table:table-cell>
          <table:table-cell office:value-type="float" office:value="15287" calcext:value-type="float">
            <text:p>15287</text:p>
          </table:table-cell>
          <table:table-cell office:value-type="float" office:value="87282723" calcext:value-type="float">
            <text:p>87282723</text:p>
          </table:table-cell>
          <table:table-cell office:value-type="float" office:value="30920" calcext:value-type="float">
            <text:p>30920</text:p>
          </table:table-cell>
          <table:table-cell office:value-type="float" office:value="153966827" calcext:value-type="float">
            <text:p>153966827</text:p>
          </table:table-cell>
          <table:table-cell office:value-type="float" office:value="10131" calcext:value-type="float">
            <text:p>10131</text:p>
          </table:table-cell>
          <table:table-cell office:value-type="float" office:value="139098521" calcext:value-type="float">
            <text:p>139098521</text:p>
          </table:table-cell>
          <table:table-cell office:value-type="float" office:value="62921984" calcext:value-type="float">
            <text:p>62921984</text:p>
          </table:table-cell>
        </table:table-row>
        <table:table-row table:style-name="ro1" table:visibility="collapse">
          <table:table-cell office:value-type="float" office:value="61500" calcext:value-type="float">
            <text:p>61500</text:p>
          </table:table-cell>
          <table:table-cell office:value-type="float" office:value="141543" calcext:value-type="float">
            <text:p>141543</text:p>
          </table:table-cell>
          <table:table-cell office:value-type="float" office:value="169209" calcext:value-type="float">
            <text:p>169209</text:p>
          </table:table-cell>
          <table:table-cell office:value-type="float" office:value="23722" calcext:value-type="float">
            <text:p>23722</text:p>
          </table:table-cell>
          <table:table-cell office:value-type="float" office:value="35872" calcext:value-type="float">
            <text:p>35872</text:p>
          </table:table-cell>
          <table:table-cell office:value-type="float" office:value="79952" calcext:value-type="float">
            <text:p>79952</text:p>
          </table:table-cell>
          <table:table-cell office:value-type="float" office:value="15870" calcext:value-type="float">
            <text:p>15870</text:p>
          </table:table-cell>
          <table:table-cell office:value-type="float" office:value="19117" calcext:value-type="float">
            <text:p>19117</text:p>
          </table:table-cell>
          <table:table-cell office:value-type="float" office:value="133271604" calcext:value-type="float">
            <text:p>133271604</text:p>
          </table:table-cell>
          <table:table-cell office:value-type="float" office:value="102911" calcext:value-type="float">
            <text:p>102911</text:p>
          </table:table-cell>
          <table:table-cell office:value-type="float" office:value="61715" calcext:value-type="float">
            <text:p>61715</text:p>
          </table:table-cell>
          <table:table-cell office:value-type="float" office:value="10701" calcext:value-type="float">
            <text:p>10701</text:p>
          </table:table-cell>
          <table:table-cell office:value-type="float" office:value="138864508" calcext:value-type="float">
            <text:p>138864508</text:p>
          </table:table-cell>
          <table:table-cell office:value-type="float" office:value="33360" calcext:value-type="float">
            <text:p>33360</text:p>
          </table:table-cell>
          <table:table-cell office:value-type="float" office:value="153134802" calcext:value-type="float">
            <text:p>153134802</text:p>
          </table:table-cell>
          <table:table-cell office:value-type="float" office:value="16142" calcext:value-type="float">
            <text:p>16142</text:p>
          </table:table-cell>
          <table:table-cell office:value-type="float" office:value="85553996" calcext:value-type="float">
            <text:p>85553996</text:p>
          </table:table-cell>
          <table:table-cell office:value-type="float" office:value="31340" calcext:value-type="float">
            <text:p>31340</text:p>
          </table:table-cell>
          <table:table-cell office:value-type="float" office:value="150992103" calcext:value-type="float">
            <text:p>150992103</text:p>
          </table:table-cell>
          <table:table-cell office:value-type="float" office:value="10337" calcext:value-type="float">
            <text:p>10337</text:p>
          </table:table-cell>
          <table:table-cell office:value-type="float" office:value="141088111" calcext:value-type="float">
            <text:p>141088111</text:p>
          </table:table-cell>
          <table:table-cell office:value-type="float" office:value="63023098" calcext:value-type="float">
            <text:p>63023098</text:p>
          </table:table-cell>
        </table:table-row>
        <table:table-row table:style-name="ro1" table:visibility="collapse">
          <table:table-cell office:value-type="float" office:value="61750" calcext:value-type="float">
            <text:p>61750</text:p>
          </table:table-cell>
          <table:table-cell office:value-type="float" office:value="144542" calcext:value-type="float">
            <text:p>144542</text:p>
          </table:table-cell>
          <table:table-cell office:value-type="float" office:value="186094" calcext:value-type="float">
            <text:p>186094</text:p>
          </table:table-cell>
          <table:table-cell office:value-type="float" office:value="23711" calcext:value-type="float">
            <text:p>23711</text:p>
          </table:table-cell>
          <table:table-cell office:value-type="float" office:value="34505" calcext:value-type="float">
            <text:p>34505</text:p>
          </table:table-cell>
          <table:table-cell office:value-type="float" office:value="75436" calcext:value-type="float">
            <text:p>75436</text:p>
          </table:table-cell>
          <table:table-cell office:value-type="float" office:value="14705" calcext:value-type="float">
            <text:p>14705</text:p>
          </table:table-cell>
          <table:table-cell office:value-type="float" office:value="17806" calcext:value-type="float">
            <text:p>17806</text:p>
          </table:table-cell>
          <table:table-cell office:value-type="float" office:value="134661220" calcext:value-type="float">
            <text:p>134661220</text:p>
          </table:table-cell>
          <table:table-cell office:value-type="float" office:value="104032" calcext:value-type="float">
            <text:p>104032</text:p>
          </table:table-cell>
          <table:table-cell office:value-type="float" office:value="66494" calcext:value-type="float">
            <text:p>66494</text:p>
          </table:table-cell>
          <table:table-cell office:value-type="float" office:value="10540" calcext:value-type="float">
            <text:p>10540</text:p>
          </table:table-cell>
          <table:table-cell office:value-type="float" office:value="139771111" calcext:value-type="float">
            <text:p>139771111</text:p>
          </table:table-cell>
          <table:table-cell office:value-type="float" office:value="33848" calcext:value-type="float">
            <text:p>33848</text:p>
          </table:table-cell>
          <table:table-cell office:value-type="float" office:value="158894958" calcext:value-type="float">
            <text:p>158894958</text:p>
          </table:table-cell>
          <table:table-cell office:value-type="float" office:value="14630" calcext:value-type="float">
            <text:p>14630</text:p>
          </table:table-cell>
          <table:table-cell office:value-type="float" office:value="86384402" calcext:value-type="float">
            <text:p>86384402</text:p>
          </table:table-cell>
          <table:table-cell office:value-type="float" office:value="37362" calcext:value-type="float">
            <text:p>37362</text:p>
          </table:table-cell>
          <table:table-cell office:value-type="float" office:value="150129396" calcext:value-type="float">
            <text:p>150129396</text:p>
          </table:table-cell>
          <table:table-cell office:value-type="float" office:value="10121" calcext:value-type="float">
            <text:p>10121</text:p>
          </table:table-cell>
          <table:table-cell office:value-type="float" office:value="140057647" calcext:value-type="float">
            <text:p>140057647</text:p>
          </table:table-cell>
          <table:table-cell office:value-type="float" office:value="62810937" calcext:value-type="float">
            <text:p>62810937</text:p>
          </table:table-cell>
        </table:table-row>
        <table:table-row table:style-name="ro1" table:visibility="collapse">
          <table:table-cell office:value-type="float" office:value="62000" calcext:value-type="float">
            <text:p>62000</text:p>
          </table:table-cell>
          <table:table-cell office:value-type="float" office:value="156790" calcext:value-type="float">
            <text:p>156790</text:p>
          </table:table-cell>
          <table:table-cell office:value-type="float" office:value="192206" calcext:value-type="float">
            <text:p>192206</text:p>
          </table:table-cell>
          <table:table-cell office:value-type="float" office:value="25253" calcext:value-type="float">
            <text:p>25253</text:p>
          </table:table-cell>
          <table:table-cell office:value-type="float" office:value="34252" calcext:value-type="float">
            <text:p>34252</text:p>
          </table:table-cell>
          <table:table-cell office:value-type="float" office:value="75466" calcext:value-type="float">
            <text:p>75466</text:p>
          </table:table-cell>
          <table:table-cell office:value-type="float" office:value="15257" calcext:value-type="float">
            <text:p>15257</text:p>
          </table:table-cell>
          <table:table-cell office:value-type="float" office:value="17753" calcext:value-type="float">
            <text:p>17753</text:p>
          </table:table-cell>
          <table:table-cell office:value-type="float" office:value="125389913" calcext:value-type="float">
            <text:p>125389913</text:p>
          </table:table-cell>
          <table:table-cell office:value-type="float" office:value="119878" calcext:value-type="float">
            <text:p>119878</text:p>
          </table:table-cell>
          <table:table-cell office:value-type="float" office:value="60581" calcext:value-type="float">
            <text:p>60581</text:p>
          </table:table-cell>
          <table:table-cell office:value-type="float" office:value="10545" calcext:value-type="float">
            <text:p>10545</text:p>
          </table:table-cell>
          <table:table-cell office:value-type="float" office:value="141679428" calcext:value-type="float">
            <text:p>141679428</text:p>
          </table:table-cell>
          <table:table-cell office:value-type="float" office:value="33799" calcext:value-type="float">
            <text:p>33799</text:p>
          </table:table-cell>
          <table:table-cell office:value-type="float" office:value="163536971" calcext:value-type="float">
            <text:p>163536971</text:p>
          </table:table-cell>
          <table:table-cell office:value-type="float" office:value="14461" calcext:value-type="float">
            <text:p>14461</text:p>
          </table:table-cell>
          <table:table-cell office:value-type="float" office:value="88707627" calcext:value-type="float">
            <text:p>88707627</text:p>
          </table:table-cell>
          <table:table-cell office:value-type="float" office:value="31086" calcext:value-type="float">
            <text:p>31086</text:p>
          </table:table-cell>
          <table:table-cell office:value-type="float" office:value="151671143" calcext:value-type="float">
            <text:p>151671143</text:p>
          </table:table-cell>
          <table:table-cell office:value-type="float" office:value="10582" calcext:value-type="float">
            <text:p>10582</text:p>
          </table:table-cell>
          <table:table-cell office:value-type="float" office:value="140299122" calcext:value-type="float">
            <text:p>140299122</text:p>
          </table:table-cell>
          <table:table-cell office:value-type="float" office:value="63032739" calcext:value-type="float">
            <text:p>63032739</text:p>
          </table:table-cell>
        </table:table-row>
        <table:table-row table:style-name="ro1" table:visibility="collapse">
          <table:table-cell office:value-type="float" office:value="62250" calcext:value-type="float">
            <text:p>62250</text:p>
          </table:table-cell>
          <table:table-cell office:value-type="float" office:value="247812" calcext:value-type="float">
            <text:p>247812</text:p>
          </table:table-cell>
          <table:table-cell office:value-type="float" office:value="184923" calcext:value-type="float">
            <text:p>184923</text:p>
          </table:table-cell>
          <table:table-cell office:value-type="float" office:value="23419" calcext:value-type="float">
            <text:p>23419</text:p>
          </table:table-cell>
          <table:table-cell office:value-type="float" office:value="33299" calcext:value-type="float">
            <text:p>33299</text:p>
          </table:table-cell>
          <table:table-cell office:value-type="float" office:value="70372" calcext:value-type="float">
            <text:p>70372</text:p>
          </table:table-cell>
          <table:table-cell office:value-type="float" office:value="14538" calcext:value-type="float">
            <text:p>14538</text:p>
          </table:table-cell>
          <table:table-cell office:value-type="float" office:value="17522" calcext:value-type="float">
            <text:p>17522</text:p>
          </table:table-cell>
          <table:table-cell office:value-type="float" office:value="124438852" calcext:value-type="float">
            <text:p>124438852</text:p>
          </table:table-cell>
          <table:table-cell office:value-type="float" office:value="105795" calcext:value-type="float">
            <text:p>105795</text:p>
          </table:table-cell>
          <table:table-cell office:value-type="float" office:value="56912" calcext:value-type="float">
            <text:p>56912</text:p>
          </table:table-cell>
          <table:table-cell office:value-type="float" office:value="10455" calcext:value-type="float">
            <text:p>10455</text:p>
          </table:table-cell>
          <table:table-cell office:value-type="float" office:value="142955535" calcext:value-type="float">
            <text:p>142955535</text:p>
          </table:table-cell>
          <table:table-cell office:value-type="float" office:value="31428" calcext:value-type="float">
            <text:p>31428</text:p>
          </table:table-cell>
          <table:table-cell office:value-type="float" office:value="155490573" calcext:value-type="float">
            <text:p>155490573</text:p>
          </table:table-cell>
          <table:table-cell office:value-type="float" office:value="14559" calcext:value-type="float">
            <text:p>14559</text:p>
          </table:table-cell>
          <table:table-cell office:value-type="float" office:value="96936871" calcext:value-type="float">
            <text:p>96936871</text:p>
          </table:table-cell>
          <table:table-cell office:value-type="float" office:value="30751" calcext:value-type="float">
            <text:p>30751</text:p>
          </table:table-cell>
          <table:table-cell office:value-type="float" office:value="154611904" calcext:value-type="float">
            <text:p>154611904</text:p>
          </table:table-cell>
          <table:table-cell office:value-type="float" office:value="10662" calcext:value-type="float">
            <text:p>10662</text:p>
          </table:table-cell>
          <table:table-cell office:value-type="float" office:value="141568903" calcext:value-type="float">
            <text:p>141568903</text:p>
          </table:table-cell>
          <table:table-cell office:value-type="float" office:value="63318359" calcext:value-type="float">
            <text:p>63318359</text:p>
          </table:table-cell>
        </table:table-row>
        <table:table-row table:style-name="ro1" table:visibility="collapse">
          <table:table-cell office:value-type="float" office:value="62500" calcext:value-type="float">
            <text:p>62500</text:p>
          </table:table-cell>
          <table:table-cell office:value-type="float" office:value="214666" calcext:value-type="float">
            <text:p>214666</text:p>
          </table:table-cell>
          <table:table-cell office:value-type="float" office:value="194677" calcext:value-type="float">
            <text:p>194677</text:p>
          </table:table-cell>
          <table:table-cell office:value-type="float" office:value="23666" calcext:value-type="float">
            <text:p>23666</text:p>
          </table:table-cell>
          <table:table-cell office:value-type="float" office:value="35180" calcext:value-type="float">
            <text:p>35180</text:p>
          </table:table-cell>
          <table:table-cell office:value-type="float" office:value="67295" calcext:value-type="float">
            <text:p>67295</text:p>
          </table:table-cell>
          <table:table-cell office:value-type="float" office:value="18509" calcext:value-type="float">
            <text:p>18509</text:p>
          </table:table-cell>
          <table:table-cell office:value-type="float" office:value="17412" calcext:value-type="float">
            <text:p>17412</text:p>
          </table:table-cell>
          <table:table-cell office:value-type="float" office:value="125785838" calcext:value-type="float">
            <text:p>125785838</text:p>
          </table:table-cell>
          <table:table-cell office:value-type="float" office:value="99960" calcext:value-type="float">
            <text:p>99960</text:p>
          </table:table-cell>
          <table:table-cell office:value-type="float" office:value="62805" calcext:value-type="float">
            <text:p>62805</text:p>
          </table:table-cell>
          <table:table-cell office:value-type="float" office:value="10419" calcext:value-type="float">
            <text:p>10419</text:p>
          </table:table-cell>
          <table:table-cell office:value-type="float" office:value="145949104" calcext:value-type="float">
            <text:p>145949104</text:p>
          </table:table-cell>
          <table:table-cell office:value-type="float" office:value="31577" calcext:value-type="float">
            <text:p>31577</text:p>
          </table:table-cell>
          <table:table-cell office:value-type="float" office:value="157998812" calcext:value-type="float">
            <text:p>157998812</text:p>
          </table:table-cell>
          <table:table-cell office:value-type="float" office:value="15085" calcext:value-type="float">
            <text:p>15085</text:p>
          </table:table-cell>
          <table:table-cell office:value-type="float" office:value="89218235" calcext:value-type="float">
            <text:p>89218235</text:p>
          </table:table-cell>
          <table:table-cell office:value-type="float" office:value="30997" calcext:value-type="float">
            <text:p>30997</text:p>
          </table:table-cell>
          <table:table-cell office:value-type="float" office:value="153499143" calcext:value-type="float">
            <text:p>153499143</text:p>
          </table:table-cell>
          <table:table-cell office:value-type="float" office:value="14332" calcext:value-type="float">
            <text:p>14332</text:p>
          </table:table-cell>
          <table:table-cell office:value-type="float" office:value="143736702" calcext:value-type="float">
            <text:p>143736702</text:p>
          </table:table-cell>
          <table:table-cell office:value-type="float" office:value="63471624" calcext:value-type="float">
            <text:p>63471624</text:p>
          </table:table-cell>
        </table:table-row>
        <table:table-row table:style-name="ro1" table:visibility="collapse">
          <table:table-cell office:value-type="float" office:value="62750" calcext:value-type="float">
            <text:p>62750</text:p>
          </table:table-cell>
          <table:table-cell office:value-type="float" office:value="224726" calcext:value-type="float">
            <text:p>224726</text:p>
          </table:table-cell>
          <table:table-cell office:value-type="float" office:value="191002" calcext:value-type="float">
            <text:p>191002</text:p>
          </table:table-cell>
          <table:table-cell office:value-type="float" office:value="25338" calcext:value-type="float">
            <text:p>25338</text:p>
          </table:table-cell>
          <table:table-cell office:value-type="float" office:value="32706" calcext:value-type="float">
            <text:p>32706</text:p>
          </table:table-cell>
          <table:table-cell office:value-type="float" office:value="65786" calcext:value-type="float">
            <text:p>65786</text:p>
          </table:table-cell>
          <table:table-cell office:value-type="float" office:value="20170" calcext:value-type="float">
            <text:p>20170</text:p>
          </table:table-cell>
          <table:table-cell office:value-type="float" office:value="18836" calcext:value-type="float">
            <text:p>18836</text:p>
          </table:table-cell>
          <table:table-cell office:value-type="float" office:value="135856968" calcext:value-type="float">
            <text:p>135856968</text:p>
          </table:table-cell>
          <table:table-cell office:value-type="float" office:value="103174" calcext:value-type="float">
            <text:p>103174</text:p>
          </table:table-cell>
          <table:table-cell office:value-type="float" office:value="67085" calcext:value-type="float">
            <text:p>67085</text:p>
          </table:table-cell>
          <table:table-cell office:value-type="float" office:value="10383" calcext:value-type="float">
            <text:p>10383</text:p>
          </table:table-cell>
          <table:table-cell office:value-type="float" office:value="148044396" calcext:value-type="float">
            <text:p>148044396</text:p>
          </table:table-cell>
          <table:table-cell office:value-type="float" office:value="34464" calcext:value-type="float">
            <text:p>34464</text:p>
          </table:table-cell>
          <table:table-cell office:value-type="float" office:value="160685898" calcext:value-type="float">
            <text:p>160685898</text:p>
          </table:table-cell>
          <table:table-cell office:value-type="float" office:value="14115" calcext:value-type="float">
            <text:p>14115</text:p>
          </table:table-cell>
          <table:table-cell office:value-type="float" office:value="88774225" calcext:value-type="float">
            <text:p>88774225</text:p>
          </table:table-cell>
          <table:table-cell office:value-type="float" office:value="32416" calcext:value-type="float">
            <text:p>32416</text:p>
          </table:table-cell>
          <table:table-cell office:value-type="float" office:value="152681252" calcext:value-type="float">
            <text:p>152681252</text:p>
          </table:table-cell>
          <table:table-cell office:value-type="float" office:value="10457" calcext:value-type="float">
            <text:p>10457</text:p>
          </table:table-cell>
          <table:table-cell office:value-type="float" office:value="141148481" calcext:value-type="float">
            <text:p>141148481</text:p>
          </table:table-cell>
          <table:table-cell office:value-type="float" office:value="63840386" calcext:value-type="float">
            <text:p>63840386</text:p>
          </table:table-cell>
        </table:table-row>
        <table:table-row table:style-name="ro1" table:visibility="collapse">
          <table:table-cell office:value-type="float" office:value="63000" calcext:value-type="float">
            <text:p>63000</text:p>
          </table:table-cell>
          <table:table-cell office:value-type="float" office:value="194636" calcext:value-type="float">
            <text:p>194636</text:p>
          </table:table-cell>
          <table:table-cell office:value-type="float" office:value="200048" calcext:value-type="float">
            <text:p>200048</text:p>
          </table:table-cell>
          <table:table-cell office:value-type="float" office:value="23330" calcext:value-type="float">
            <text:p>23330</text:p>
          </table:table-cell>
          <table:table-cell office:value-type="float" office:value="30997" calcext:value-type="float">
            <text:p>30997</text:p>
          </table:table-cell>
          <table:table-cell office:value-type="float" office:value="53766" calcext:value-type="float">
            <text:p>53766</text:p>
          </table:table-cell>
          <table:table-cell office:value-type="float" office:value="18417" calcext:value-type="float">
            <text:p>18417</text:p>
          </table:table-cell>
          <table:table-cell office:value-type="float" office:value="17998" calcext:value-type="float">
            <text:p>17998</text:p>
          </table:table-cell>
          <table:table-cell office:value-type="float" office:value="131961898" calcext:value-type="float">
            <text:p>131961898</text:p>
          </table:table-cell>
          <table:table-cell office:value-type="float" office:value="100134" calcext:value-type="float">
            <text:p>100134</text:p>
          </table:table-cell>
          <table:table-cell office:value-type="float" office:value="69928" calcext:value-type="float">
            <text:p>69928</text:p>
          </table:table-cell>
          <table:table-cell office:value-type="float" office:value="10996" calcext:value-type="float">
            <text:p>10996</text:p>
          </table:table-cell>
          <table:table-cell office:value-type="float" office:value="146636826" calcext:value-type="float">
            <text:p>146636826</text:p>
          </table:table-cell>
          <table:table-cell office:value-type="float" office:value="34291" calcext:value-type="float">
            <text:p>34291</text:p>
          </table:table-cell>
          <table:table-cell office:value-type="float" office:value="160143115" calcext:value-type="float">
            <text:p>160143115</text:p>
          </table:table-cell>
          <table:table-cell office:value-type="float" office:value="15494" calcext:value-type="float">
            <text:p>15494</text:p>
          </table:table-cell>
          <table:table-cell office:value-type="float" office:value="88750800" calcext:value-type="float">
            <text:p>88750800</text:p>
          </table:table-cell>
          <table:table-cell office:value-type="float" office:value="33164" calcext:value-type="float">
            <text:p>33164</text:p>
          </table:table-cell>
          <table:table-cell office:value-type="float" office:value="153289015" calcext:value-type="float">
            <text:p>153289015</text:p>
          </table:table-cell>
          <table:table-cell office:value-type="float" office:value="9999" calcext:value-type="float">
            <text:p>9999</text:p>
          </table:table-cell>
          <table:table-cell office:value-type="float" office:value="142050995" calcext:value-type="float">
            <text:p>142050995</text:p>
          </table:table-cell>
          <table:table-cell office:value-type="float" office:value="64005299" calcext:value-type="float">
            <text:p>64005299</text:p>
          </table:table-cell>
        </table:table-row>
        <table:table-row table:style-name="ro1" table:visibility="collapse">
          <table:table-cell office:value-type="float" office:value="63250" calcext:value-type="float">
            <text:p>63250</text:p>
          </table:table-cell>
          <table:table-cell office:value-type="float" office:value="184372" calcext:value-type="float">
            <text:p>184372</text:p>
          </table:table-cell>
          <table:table-cell office:value-type="float" office:value="196456" calcext:value-type="float">
            <text:p>196456</text:p>
          </table:table-cell>
          <table:table-cell office:value-type="float" office:value="23297" calcext:value-type="float">
            <text:p>23297</text:p>
          </table:table-cell>
          <table:table-cell office:value-type="float" office:value="32414" calcext:value-type="float">
            <text:p>32414</text:p>
          </table:table-cell>
          <table:table-cell office:value-type="float" office:value="52573" calcext:value-type="float">
            <text:p>52573</text:p>
          </table:table-cell>
          <table:table-cell office:value-type="float" office:value="21276" calcext:value-type="float">
            <text:p>21276</text:p>
          </table:table-cell>
          <table:table-cell office:value-type="float" office:value="17366" calcext:value-type="float">
            <text:p>17366</text:p>
          </table:table-cell>
          <table:table-cell office:value-type="float" office:value="127708604" calcext:value-type="float">
            <text:p>127708604</text:p>
          </table:table-cell>
          <table:table-cell office:value-type="float" office:value="109670" calcext:value-type="float">
            <text:p>109670</text:p>
          </table:table-cell>
          <table:table-cell office:value-type="float" office:value="71089" calcext:value-type="float">
            <text:p>71089</text:p>
          </table:table-cell>
          <table:table-cell office:value-type="float" office:value="10645" calcext:value-type="float">
            <text:p>10645</text:p>
          </table:table-cell>
          <table:table-cell office:value-type="float" office:value="158988997" calcext:value-type="float">
            <text:p>158988997</text:p>
          </table:table-cell>
          <table:table-cell office:value-type="float" office:value="35259" calcext:value-type="float">
            <text:p>35259</text:p>
          </table:table-cell>
          <table:table-cell office:value-type="float" office:value="163225173" calcext:value-type="float">
            <text:p>163225173</text:p>
          </table:table-cell>
          <table:table-cell office:value-type="float" office:value="15300" calcext:value-type="float">
            <text:p>15300</text:p>
          </table:table-cell>
          <table:table-cell office:value-type="float" office:value="89994170" calcext:value-type="float">
            <text:p>89994170</text:p>
          </table:table-cell>
          <table:table-cell office:value-type="float" office:value="43080" calcext:value-type="float">
            <text:p>43080</text:p>
          </table:table-cell>
          <table:table-cell office:value-type="float" office:value="155954052" calcext:value-type="float">
            <text:p>155954052</text:p>
          </table:table-cell>
          <table:table-cell office:value-type="float" office:value="10169" calcext:value-type="float">
            <text:p>10169</text:p>
          </table:table-cell>
          <table:table-cell office:value-type="float" office:value="141771580" calcext:value-type="float">
            <text:p>141771580</text:p>
          </table:table-cell>
          <table:table-cell office:value-type="float" office:value="64399241" calcext:value-type="float">
            <text:p>64399241</text:p>
          </table:table-cell>
        </table:table-row>
        <table:table-row table:style-name="ro1" table:visibility="collapse">
          <table:table-cell office:value-type="float" office:value="63500" calcext:value-type="float">
            <text:p>63500</text:p>
          </table:table-cell>
          <table:table-cell office:value-type="float" office:value="189882" calcext:value-type="float">
            <text:p>189882</text:p>
          </table:table-cell>
          <table:table-cell office:value-type="float" office:value="201675" calcext:value-type="float">
            <text:p>201675</text:p>
          </table:table-cell>
          <table:table-cell office:value-type="float" office:value="23621" calcext:value-type="float">
            <text:p>23621</text:p>
          </table:table-cell>
          <table:table-cell office:value-type="float" office:value="33636" calcext:value-type="float">
            <text:p>33636</text:p>
          </table:table-cell>
          <table:table-cell office:value-type="float" office:value="52726" calcext:value-type="float">
            <text:p>52726</text:p>
          </table:table-cell>
          <table:table-cell office:value-type="float" office:value="19004" calcext:value-type="float">
            <text:p>19004</text:p>
          </table:table-cell>
          <table:table-cell office:value-type="float" office:value="17160" calcext:value-type="float">
            <text:p>17160</text:p>
          </table:table-cell>
          <table:table-cell office:value-type="float" office:value="127785319" calcext:value-type="float">
            <text:p>127785319</text:p>
          </table:table-cell>
          <table:table-cell office:value-type="float" office:value="109336" calcext:value-type="float">
            <text:p>109336</text:p>
          </table:table-cell>
          <table:table-cell office:value-type="float" office:value="68457" calcext:value-type="float">
            <text:p>68457</text:p>
          </table:table-cell>
          <table:table-cell office:value-type="float" office:value="10363" calcext:value-type="float">
            <text:p>10363</text:p>
          </table:table-cell>
          <table:table-cell office:value-type="float" office:value="152973664" calcext:value-type="float">
            <text:p>152973664</text:p>
          </table:table-cell>
          <table:table-cell office:value-type="float" office:value="32214" calcext:value-type="float">
            <text:p>32214</text:p>
          </table:table-cell>
          <table:table-cell office:value-type="float" office:value="165640358" calcext:value-type="float">
            <text:p>165640358</text:p>
          </table:table-cell>
          <table:table-cell office:value-type="float" office:value="15096" calcext:value-type="float">
            <text:p>15096</text:p>
          </table:table-cell>
          <table:table-cell office:value-type="float" office:value="92825015" calcext:value-type="float">
            <text:p>92825015</text:p>
          </table:table-cell>
          <table:table-cell office:value-type="float" office:value="38214" calcext:value-type="float">
            <text:p>38214</text:p>
          </table:table-cell>
          <table:table-cell office:value-type="float" office:value="154993698" calcext:value-type="float">
            <text:p>154993698</text:p>
          </table:table-cell>
          <table:table-cell office:value-type="float" office:value="10418" calcext:value-type="float">
            <text:p>10418</text:p>
          </table:table-cell>
          <table:table-cell office:value-type="float" office:value="144211722" calcext:value-type="float">
            <text:p>144211722</text:p>
          </table:table-cell>
          <table:table-cell office:value-type="float" office:value="64476738" calcext:value-type="float">
            <text:p>64476738</text:p>
          </table:table-cell>
        </table:table-row>
        <table:table-row table:style-name="ro1" table:visibility="collapse">
          <table:table-cell office:value-type="float" office:value="63750" calcext:value-type="float">
            <text:p>63750</text:p>
          </table:table-cell>
          <table:table-cell office:value-type="float" office:value="185860" calcext:value-type="float">
            <text:p>185860</text:p>
          </table:table-cell>
          <table:table-cell office:value-type="float" office:value="346175" calcext:value-type="float">
            <text:p>346175</text:p>
          </table:table-cell>
          <table:table-cell office:value-type="float" office:value="23792" calcext:value-type="float">
            <text:p>23792</text:p>
          </table:table-cell>
          <table:table-cell office:value-type="float" office:value="31499" calcext:value-type="float">
            <text:p>31499</text:p>
          </table:table-cell>
          <table:table-cell office:value-type="float" office:value="51737" calcext:value-type="float">
            <text:p>51737</text:p>
          </table:table-cell>
          <table:table-cell office:value-type="float" office:value="19469" calcext:value-type="float">
            <text:p>19469</text:p>
          </table:table-cell>
          <table:table-cell office:value-type="float" office:value="16536" calcext:value-type="float">
            <text:p>16536</text:p>
          </table:table-cell>
          <table:table-cell office:value-type="float" office:value="128333795" calcext:value-type="float">
            <text:p>128333795</text:p>
          </table:table-cell>
          <table:table-cell office:value-type="float" office:value="123043" calcext:value-type="float">
            <text:p>123043</text:p>
          </table:table-cell>
          <table:table-cell office:value-type="float" office:value="63710" calcext:value-type="float">
            <text:p>63710</text:p>
          </table:table-cell>
          <table:table-cell office:value-type="float" office:value="10412" calcext:value-type="float">
            <text:p>10412</text:p>
          </table:table-cell>
          <table:table-cell office:value-type="float" office:value="156145183" calcext:value-type="float">
            <text:p>156145183</text:p>
          </table:table-cell>
          <table:table-cell office:value-type="float" office:value="35586" calcext:value-type="float">
            <text:p>35586</text:p>
          </table:table-cell>
          <table:table-cell office:value-type="float" office:value="166597986" calcext:value-type="float">
            <text:p>166597986</text:p>
          </table:table-cell>
          <table:table-cell office:value-type="float" office:value="16498" calcext:value-type="float">
            <text:p>16498</text:p>
          </table:table-cell>
          <table:table-cell office:value-type="float" office:value="94963456" calcext:value-type="float">
            <text:p>94963456</text:p>
          </table:table-cell>
          <table:table-cell office:value-type="float" office:value="35836" calcext:value-type="float">
            <text:p>35836</text:p>
          </table:table-cell>
          <table:table-cell office:value-type="float" office:value="155821718" calcext:value-type="float">
            <text:p>155821718</text:p>
          </table:table-cell>
          <table:table-cell office:value-type="float" office:value="9915" calcext:value-type="float">
            <text:p>9915</text:p>
          </table:table-cell>
          <table:table-cell office:value-type="float" office:value="147347199" calcext:value-type="float">
            <text:p>147347199</text:p>
          </table:table-cell>
          <table:table-cell office:value-type="float" office:value="64828283" calcext:value-type="float">
            <text:p>64828283</text:p>
          </table:table-cell>
        </table:table-row>
        <table:table-row table:style-name="ro1" table:visibility="collapse">
          <table:table-cell office:value-type="float" office:value="64000" calcext:value-type="float">
            <text:p>64000</text:p>
          </table:table-cell>
          <table:table-cell office:value-type="float" office:value="179835" calcext:value-type="float">
            <text:p>179835</text:p>
          </table:table-cell>
          <table:table-cell office:value-type="float" office:value="155135" calcext:value-type="float">
            <text:p>155135</text:p>
          </table:table-cell>
          <table:table-cell office:value-type="float" office:value="23583" calcext:value-type="float">
            <text:p>23583</text:p>
          </table:table-cell>
          <table:table-cell office:value-type="float" office:value="31876" calcext:value-type="float">
            <text:p>31876</text:p>
          </table:table-cell>
          <table:table-cell office:value-type="float" office:value="52588" calcext:value-type="float">
            <text:p>52588</text:p>
          </table:table-cell>
          <table:table-cell office:value-type="float" office:value="23415" calcext:value-type="float">
            <text:p>23415</text:p>
          </table:table-cell>
          <table:table-cell office:value-type="float" office:value="17587" calcext:value-type="float">
            <text:p>17587</text:p>
          </table:table-cell>
          <table:table-cell office:value-type="float" office:value="137755606" calcext:value-type="float">
            <text:p>137755606</text:p>
          </table:table-cell>
          <table:table-cell office:value-type="float" office:value="98506" calcext:value-type="float">
            <text:p>98506</text:p>
          </table:table-cell>
          <table:table-cell office:value-type="float" office:value="72591" calcext:value-type="float">
            <text:p>72591</text:p>
          </table:table-cell>
          <table:table-cell office:value-type="float" office:value="10432" calcext:value-type="float">
            <text:p>10432</text:p>
          </table:table-cell>
          <table:table-cell office:value-type="float" office:value="155699791" calcext:value-type="float">
            <text:p>155699791</text:p>
          </table:table-cell>
          <table:table-cell office:value-type="float" office:value="32595" calcext:value-type="float">
            <text:p>32595</text:p>
          </table:table-cell>
          <table:table-cell office:value-type="float" office:value="169044135" calcext:value-type="float">
            <text:p>169044135</text:p>
          </table:table-cell>
          <table:table-cell office:value-type="float" office:value="14423" calcext:value-type="float">
            <text:p>14423</text:p>
          </table:table-cell>
          <table:table-cell office:value-type="float" office:value="91873893" calcext:value-type="float">
            <text:p>91873893</text:p>
          </table:table-cell>
          <table:table-cell office:value-type="float" office:value="36842" calcext:value-type="float">
            <text:p>36842</text:p>
          </table:table-cell>
          <table:table-cell office:value-type="float" office:value="156481560" calcext:value-type="float">
            <text:p>156481560</text:p>
          </table:table-cell>
          <table:table-cell office:value-type="float" office:value="10375" calcext:value-type="float">
            <text:p>10375</text:p>
          </table:table-cell>
          <table:table-cell office:value-type="float" office:value="144300753" calcext:value-type="float">
            <text:p>144300753</text:p>
          </table:table-cell>
          <table:table-cell office:value-type="float" office:value="65060004" calcext:value-type="float">
            <text:p>65060004</text:p>
          </table:table-cell>
        </table:table-row>
        <table:table-row table:style-name="ro1" table:visibility="collapse">
          <table:table-cell office:value-type="float" office:value="64250" calcext:value-type="float">
            <text:p>64250</text:p>
          </table:table-cell>
          <table:table-cell office:value-type="float" office:value="178710" calcext:value-type="float">
            <text:p>178710</text:p>
          </table:table-cell>
          <table:table-cell office:value-type="float" office:value="169878" calcext:value-type="float">
            <text:p>169878</text:p>
          </table:table-cell>
          <table:table-cell office:value-type="float" office:value="23500" calcext:value-type="float">
            <text:p>23500</text:p>
          </table:table-cell>
          <table:table-cell office:value-type="float" office:value="31538" calcext:value-type="float">
            <text:p>31538</text:p>
          </table:table-cell>
          <table:table-cell office:value-type="float" office:value="50692" calcext:value-type="float">
            <text:p>50692</text:p>
          </table:table-cell>
          <table:table-cell office:value-type="float" office:value="22513" calcext:value-type="float">
            <text:p>22513</text:p>
          </table:table-cell>
          <table:table-cell office:value-type="float" office:value="17593" calcext:value-type="float">
            <text:p>17593</text:p>
          </table:table-cell>
          <table:table-cell office:value-type="float" office:value="133732617" calcext:value-type="float">
            <text:p>133732617</text:p>
          </table:table-cell>
          <table:table-cell office:value-type="float" office:value="101552" calcext:value-type="float">
            <text:p>101552</text:p>
          </table:table-cell>
          <table:table-cell office:value-type="float" office:value="72679" calcext:value-type="float">
            <text:p>72679</text:p>
          </table:table-cell>
          <table:table-cell office:value-type="float" office:value="10469" calcext:value-type="float">
            <text:p>10469</text:p>
          </table:table-cell>
          <table:table-cell office:value-type="float" office:value="156957447" calcext:value-type="float">
            <text:p>156957447</text:p>
          </table:table-cell>
          <table:table-cell office:value-type="float" office:value="34004" calcext:value-type="float">
            <text:p>34004</text:p>
          </table:table-cell>
          <table:table-cell office:value-type="float" office:value="174479269" calcext:value-type="float">
            <text:p>174479269</text:p>
          </table:table-cell>
          <table:table-cell office:value-type="float" office:value="15520" calcext:value-type="float">
            <text:p>15520</text:p>
          </table:table-cell>
          <table:table-cell office:value-type="float" office:value="94930953" calcext:value-type="float">
            <text:p>94930953</text:p>
          </table:table-cell>
          <table:table-cell office:value-type="float" office:value="50502" calcext:value-type="float">
            <text:p>50502</text:p>
          </table:table-cell>
          <table:table-cell office:value-type="float" office:value="163088462" calcext:value-type="float">
            <text:p>163088462</text:p>
          </table:table-cell>
          <table:table-cell office:value-type="float" office:value="9999" calcext:value-type="float">
            <text:p>9999</text:p>
          </table:table-cell>
          <table:table-cell office:value-type="float" office:value="146959572" calcext:value-type="float">
            <text:p>146959572</text:p>
          </table:table-cell>
          <table:table-cell office:value-type="float" office:value="65370959" calcext:value-type="float">
            <text:p>65370959</text:p>
          </table:table-cell>
        </table:table-row>
        <table:table-row table:style-name="ro1" table:visibility="collapse">
          <table:table-cell office:value-type="float" office:value="64500" calcext:value-type="float">
            <text:p>64500</text:p>
          </table:table-cell>
          <table:table-cell office:value-type="float" office:value="186431" calcext:value-type="float">
            <text:p>186431</text:p>
          </table:table-cell>
          <table:table-cell office:value-type="float" office:value="179057" calcext:value-type="float">
            <text:p>179057</text:p>
          </table:table-cell>
          <table:table-cell office:value-type="float" office:value="24335" calcext:value-type="float">
            <text:p>24335</text:p>
          </table:table-cell>
          <table:table-cell office:value-type="float" office:value="29457" calcext:value-type="float">
            <text:p>29457</text:p>
          </table:table-cell>
          <table:table-cell office:value-type="float" office:value="53923" calcext:value-type="float">
            <text:p>53923</text:p>
          </table:table-cell>
          <table:table-cell office:value-type="float" office:value="21077" calcext:value-type="float">
            <text:p>21077</text:p>
          </table:table-cell>
          <table:table-cell office:value-type="float" office:value="17751" calcext:value-type="float">
            <text:p>17751</text:p>
          </table:table-cell>
          <table:table-cell office:value-type="float" office:value="136201726" calcext:value-type="float">
            <text:p>136201726</text:p>
          </table:table-cell>
          <table:table-cell office:value-type="float" office:value="111842" calcext:value-type="float">
            <text:p>111842</text:p>
          </table:table-cell>
          <table:table-cell office:value-type="float" office:value="78634" calcext:value-type="float">
            <text:p>78634</text:p>
          </table:table-cell>
          <table:table-cell office:value-type="float" office:value="10663" calcext:value-type="float">
            <text:p>10663</text:p>
          </table:table-cell>
          <table:table-cell office:value-type="float" office:value="167013333" calcext:value-type="float">
            <text:p>167013333</text:p>
          </table:table-cell>
          <table:table-cell office:value-type="float" office:value="34838" calcext:value-type="float">
            <text:p>34838</text:p>
          </table:table-cell>
          <table:table-cell office:value-type="float" office:value="180401514" calcext:value-type="float">
            <text:p>180401514</text:p>
          </table:table-cell>
          <table:table-cell office:value-type="float" office:value="15039" calcext:value-type="float">
            <text:p>15039</text:p>
          </table:table-cell>
          <table:table-cell office:value-type="float" office:value="97200923" calcext:value-type="float">
            <text:p>97200923</text:p>
          </table:table-cell>
          <table:table-cell office:value-type="float" office:value="44378" calcext:value-type="float">
            <text:p>44378</text:p>
          </table:table-cell>
          <table:table-cell office:value-type="float" office:value="158741727" calcext:value-type="float">
            <text:p>158741727</text:p>
          </table:table-cell>
          <table:table-cell office:value-type="float" office:value="9793" calcext:value-type="float">
            <text:p>9793</text:p>
          </table:table-cell>
          <table:table-cell office:value-type="float" office:value="147715630" calcext:value-type="float">
            <text:p>147715630</text:p>
          </table:table-cell>
          <table:table-cell office:value-type="float" office:value="65552934" calcext:value-type="float">
            <text:p>65552934</text:p>
          </table:table-cell>
        </table:table-row>
        <table:table-row table:style-name="ro1" table:visibility="collapse">
          <table:table-cell office:value-type="float" office:value="64750" calcext:value-type="float">
            <text:p>64750</text:p>
          </table:table-cell>
          <table:table-cell office:value-type="float" office:value="173043" calcext:value-type="float">
            <text:p>173043</text:p>
          </table:table-cell>
          <table:table-cell office:value-type="float" office:value="184594" calcext:value-type="float">
            <text:p>184594</text:p>
          </table:table-cell>
          <table:table-cell office:value-type="float" office:value="23050" calcext:value-type="float">
            <text:p>23050</text:p>
          </table:table-cell>
          <table:table-cell office:value-type="float" office:value="30164" calcext:value-type="float">
            <text:p>30164</text:p>
          </table:table-cell>
          <table:table-cell office:value-type="float" office:value="48416" calcext:value-type="float">
            <text:p>48416</text:p>
          </table:table-cell>
          <table:table-cell office:value-type="float" office:value="19831" calcext:value-type="float">
            <text:p>19831</text:p>
          </table:table-cell>
          <table:table-cell office:value-type="float" office:value="16187" calcext:value-type="float">
            <text:p>16187</text:p>
          </table:table-cell>
          <table:table-cell office:value-type="float" office:value="135782294" calcext:value-type="float">
            <text:p>135782294</text:p>
          </table:table-cell>
          <table:table-cell office:value-type="float" office:value="103037" calcext:value-type="float">
            <text:p>103037</text:p>
          </table:table-cell>
          <table:table-cell office:value-type="float" office:value="85292" calcext:value-type="float">
            <text:p>85292</text:p>
          </table:table-cell>
          <table:table-cell office:value-type="float" office:value="11041" calcext:value-type="float">
            <text:p>11041</text:p>
          </table:table-cell>
          <table:table-cell office:value-type="float" office:value="161850867" calcext:value-type="float">
            <text:p>161850867</text:p>
          </table:table-cell>
          <table:table-cell office:value-type="float" office:value="31748" calcext:value-type="float">
            <text:p>31748</text:p>
          </table:table-cell>
          <table:table-cell office:value-type="float" office:value="186884000" calcext:value-type="float">
            <text:p>186884000</text:p>
          </table:table-cell>
          <table:table-cell office:value-type="float" office:value="15759" calcext:value-type="float">
            <text:p>15759</text:p>
          </table:table-cell>
          <table:table-cell office:value-type="float" office:value="95820591" calcext:value-type="float">
            <text:p>95820591</text:p>
          </table:table-cell>
          <table:table-cell office:value-type="float" office:value="2264606" calcext:value-type="float">
            <text:p>2264606</text:p>
          </table:table-cell>
          <table:table-cell office:value-type="float" office:value="158152708" calcext:value-type="float">
            <text:p>158152708</text:p>
          </table:table-cell>
          <table:table-cell office:value-type="float" office:value="9836" calcext:value-type="float">
            <text:p>9836</text:p>
          </table:table-cell>
          <table:table-cell office:value-type="float" office:value="149524971" calcext:value-type="float">
            <text:p>149524971</text:p>
          </table:table-cell>
          <table:table-cell office:value-type="float" office:value="65766774" calcext:value-type="float">
            <text:p>65766774</text:p>
          </table:table-cell>
        </table:table-row>
        <table:table-row table:style-name="ro1" table:visibility="collapse">
          <table:table-cell office:value-type="float" office:value="65000" calcext:value-type="float">
            <text:p>65000</text:p>
          </table:table-cell>
          <table:table-cell office:value-type="float" office:value="174762" calcext:value-type="float">
            <text:p>174762</text:p>
          </table:table-cell>
          <table:table-cell office:value-type="float" office:value="177832" calcext:value-type="float">
            <text:p>177832</text:p>
          </table:table-cell>
          <table:table-cell office:value-type="float" office:value="23209" calcext:value-type="float">
            <text:p>23209</text:p>
          </table:table-cell>
          <table:table-cell office:value-type="float" office:value="30126" calcext:value-type="float">
            <text:p>30126</text:p>
          </table:table-cell>
          <table:table-cell office:value-type="float" office:value="53244" calcext:value-type="float">
            <text:p>53244</text:p>
          </table:table-cell>
          <table:table-cell office:value-type="float" office:value="17292" calcext:value-type="float">
            <text:p>17292</text:p>
          </table:table-cell>
          <table:table-cell office:value-type="float" office:value="17366" calcext:value-type="float">
            <text:p>17366</text:p>
          </table:table-cell>
          <table:table-cell office:value-type="float" office:value="143618487" calcext:value-type="float">
            <text:p>143618487</text:p>
          </table:table-cell>
          <table:table-cell office:value-type="float" office:value="112962" calcext:value-type="float">
            <text:p>112962</text:p>
          </table:table-cell>
          <table:table-cell office:value-type="float" office:value="69006" calcext:value-type="float">
            <text:p>69006</text:p>
          </table:table-cell>
          <table:table-cell office:value-type="float" office:value="10754" calcext:value-type="float">
            <text:p>10754</text:p>
          </table:table-cell>
          <table:table-cell office:value-type="float" office:value="161573206" calcext:value-type="float">
            <text:p>161573206</text:p>
          </table:table-cell>
          <table:table-cell office:value-type="float" office:value="32962" calcext:value-type="float">
            <text:p>32962</text:p>
          </table:table-cell>
          <table:table-cell office:value-type="float" office:value="189431106" calcext:value-type="float">
            <text:p>189431106</text:p>
          </table:table-cell>
          <table:table-cell office:value-type="float" office:value="15250" calcext:value-type="float">
            <text:p>15250</text:p>
          </table:table-cell>
          <table:table-cell office:value-type="float" office:value="98606765" calcext:value-type="float">
            <text:p>98606765</text:p>
          </table:table-cell>
          <table:table-cell office:value-type="float" office:value="104538" calcext:value-type="float">
            <text:p>104538</text:p>
          </table:table-cell>
          <table:table-cell office:value-type="float" office:value="161838591" calcext:value-type="float">
            <text:p>161838591</text:p>
          </table:table-cell>
          <table:table-cell office:value-type="float" office:value="9792" calcext:value-type="float">
            <text:p>9792</text:p>
          </table:table-cell>
          <table:table-cell office:value-type="float" office:value="148079466" calcext:value-type="float">
            <text:p>148079466</text:p>
          </table:table-cell>
          <table:table-cell office:value-type="float" office:value="65997235" calcext:value-type="float">
            <text:p>65997235</text:p>
          </table:table-cell>
        </table:table-row>
        <table:table-row table:style-name="ro1" table:visibility="collapse">
          <table:table-cell office:value-type="float" office:value="65250" calcext:value-type="float">
            <text:p>65250</text:p>
          </table:table-cell>
          <table:table-cell office:value-type="float" office:value="183244" calcext:value-type="float">
            <text:p>183244</text:p>
          </table:table-cell>
          <table:table-cell office:value-type="float" office:value="179475" calcext:value-type="float">
            <text:p>179475</text:p>
          </table:table-cell>
          <table:table-cell office:value-type="float" office:value="23506" calcext:value-type="float">
            <text:p>23506</text:p>
          </table:table-cell>
          <table:table-cell office:value-type="float" office:value="29949" calcext:value-type="float">
            <text:p>29949</text:p>
          </table:table-cell>
          <table:table-cell office:value-type="float" office:value="64624" calcext:value-type="float">
            <text:p>64624</text:p>
          </table:table-cell>
          <table:table-cell office:value-type="float" office:value="23552" calcext:value-type="float">
            <text:p>23552</text:p>
          </table:table-cell>
          <table:table-cell office:value-type="float" office:value="19259" calcext:value-type="float">
            <text:p>19259</text:p>
          </table:table-cell>
          <table:table-cell office:value-type="float" office:value="152176047" calcext:value-type="float">
            <text:p>152176047</text:p>
          </table:table-cell>
          <table:table-cell office:value-type="float" office:value="91879" calcext:value-type="float">
            <text:p>91879</text:p>
          </table:table-cell>
          <table:table-cell office:value-type="float" office:value="74225" calcext:value-type="float">
            <text:p>74225</text:p>
          </table:table-cell>
          <table:table-cell office:value-type="float" office:value="10709" calcext:value-type="float">
            <text:p>10709</text:p>
          </table:table-cell>
          <table:table-cell office:value-type="float" office:value="167911354" calcext:value-type="float">
            <text:p>167911354</text:p>
          </table:table-cell>
          <table:table-cell office:value-type="float" office:value="33340" calcext:value-type="float">
            <text:p>33340</text:p>
          </table:table-cell>
          <table:table-cell office:value-type="float" office:value="179826370" calcext:value-type="float">
            <text:p>179826370</text:p>
          </table:table-cell>
          <table:table-cell office:value-type="float" office:value="15257" calcext:value-type="float">
            <text:p>15257</text:p>
          </table:table-cell>
          <table:table-cell office:value-type="float" office:value="99641958" calcext:value-type="float">
            <text:p>99641958</text:p>
          </table:table-cell>
          <table:table-cell office:value-type="float" office:value="86369" calcext:value-type="float">
            <text:p>86369</text:p>
          </table:table-cell>
          <table:table-cell office:value-type="float" office:value="160356650" calcext:value-type="float">
            <text:p>160356650</text:p>
          </table:table-cell>
          <table:table-cell office:value-type="float" office:value="9994" calcext:value-type="float">
            <text:p>9994</text:p>
          </table:table-cell>
          <table:table-cell office:value-type="float" office:value="148587644" calcext:value-type="float">
            <text:p>148587644</text:p>
          </table:table-cell>
          <table:table-cell office:value-type="float" office:value="66430453" calcext:value-type="float">
            <text:p>66430453</text:p>
          </table:table-cell>
        </table:table-row>
        <table:table-row table:style-name="ro1" table:visibility="collapse">
          <table:table-cell office:value-type="float" office:value="65500" calcext:value-type="float">
            <text:p>65500</text:p>
          </table:table-cell>
          <table:table-cell office:value-type="float" office:value="161966" calcext:value-type="float">
            <text:p>161966</text:p>
          </table:table-cell>
          <table:table-cell office:value-type="float" office:value="199611" calcext:value-type="float">
            <text:p>199611</text:p>
          </table:table-cell>
          <table:table-cell office:value-type="float" office:value="23292" calcext:value-type="float">
            <text:p>23292</text:p>
          </table:table-cell>
          <table:table-cell office:value-type="float" office:value="30297" calcext:value-type="float">
            <text:p>30297</text:p>
          </table:table-cell>
          <table:table-cell office:value-type="float" office:value="56505" calcext:value-type="float">
            <text:p>56505</text:p>
          </table:table-cell>
          <table:table-cell office:value-type="float" office:value="18205" calcext:value-type="float">
            <text:p>18205</text:p>
          </table:table-cell>
          <table:table-cell office:value-type="float" office:value="17198" calcext:value-type="float">
            <text:p>17198</text:p>
          </table:table-cell>
          <table:table-cell office:value-type="float" office:value="152065091" calcext:value-type="float">
            <text:p>152065091</text:p>
          </table:table-cell>
          <table:table-cell office:value-type="float" office:value="106410" calcext:value-type="float">
            <text:p>106410</text:p>
          </table:table-cell>
          <table:table-cell office:value-type="float" office:value="72580" calcext:value-type="float">
            <text:p>72580</text:p>
          </table:table-cell>
          <table:table-cell office:value-type="float" office:value="10753" calcext:value-type="float">
            <text:p>10753</text:p>
          </table:table-cell>
          <table:table-cell office:value-type="float" office:value="171299532" calcext:value-type="float">
            <text:p>171299532</text:p>
          </table:table-cell>
          <table:table-cell office:value-type="float" office:value="33874" calcext:value-type="float">
            <text:p>33874</text:p>
          </table:table-cell>
          <table:table-cell office:value-type="float" office:value="181647009" calcext:value-type="float">
            <text:p>181647009</text:p>
          </table:table-cell>
          <table:table-cell office:value-type="float" office:value="16659" calcext:value-type="float">
            <text:p>16659</text:p>
          </table:table-cell>
          <table:table-cell office:value-type="float" office:value="102172749" calcext:value-type="float">
            <text:p>102172749</text:p>
          </table:table-cell>
          <table:table-cell office:value-type="float" office:value="56475" calcext:value-type="float">
            <text:p>56475</text:p>
          </table:table-cell>
          <table:table-cell office:value-type="float" office:value="160315525" calcext:value-type="float">
            <text:p>160315525</text:p>
          </table:table-cell>
          <table:table-cell office:value-type="float" office:value="9337" calcext:value-type="float">
            <text:p>9337</text:p>
          </table:table-cell>
          <table:table-cell office:value-type="float" office:value="149406872" calcext:value-type="float">
            <text:p>149406872</text:p>
          </table:table-cell>
          <table:table-cell office:value-type="float" office:value="66521788" calcext:value-type="float">
            <text:p>66521788</text:p>
          </table:table-cell>
        </table:table-row>
        <table:table-row table:style-name="ro1" table:visibility="collapse">
          <table:table-cell office:value-type="float" office:value="65750" calcext:value-type="float">
            <text:p>65750</text:p>
          </table:table-cell>
          <table:table-cell office:value-type="float" office:value="179671" calcext:value-type="float">
            <text:p>179671</text:p>
          </table:table-cell>
          <table:table-cell office:value-type="float" office:value="192394" calcext:value-type="float">
            <text:p>192394</text:p>
          </table:table-cell>
          <table:table-cell office:value-type="float" office:value="23547" calcext:value-type="float">
            <text:p>23547</text:p>
          </table:table-cell>
          <table:table-cell office:value-type="float" office:value="30245" calcext:value-type="float">
            <text:p>30245</text:p>
          </table:table-cell>
          <table:table-cell office:value-type="float" office:value="103502" calcext:value-type="float">
            <text:p>103502</text:p>
          </table:table-cell>
          <table:table-cell office:value-type="float" office:value="17666" calcext:value-type="float">
            <text:p>17666</text:p>
          </table:table-cell>
          <table:table-cell office:value-type="float" office:value="18174" calcext:value-type="float">
            <text:p>18174</text:p>
          </table:table-cell>
          <table:table-cell office:value-type="float" office:value="142291646" calcext:value-type="float">
            <text:p>142291646</text:p>
          </table:table-cell>
          <table:table-cell office:value-type="float" office:value="95132" calcext:value-type="float">
            <text:p>95132</text:p>
          </table:table-cell>
          <table:table-cell office:value-type="float" office:value="65083" calcext:value-type="float">
            <text:p>65083</text:p>
          </table:table-cell>
          <table:table-cell office:value-type="float" office:value="11049" calcext:value-type="float">
            <text:p>11049</text:p>
          </table:table-cell>
          <table:table-cell office:value-type="float" office:value="169491770" calcext:value-type="float">
            <text:p>169491770</text:p>
          </table:table-cell>
          <table:table-cell office:value-type="float" office:value="33777" calcext:value-type="float">
            <text:p>33777</text:p>
          </table:table-cell>
          <table:table-cell office:value-type="float" office:value="184704458" calcext:value-type="float">
            <text:p>184704458</text:p>
          </table:table-cell>
          <table:table-cell office:value-type="float" office:value="14359" calcext:value-type="float">
            <text:p>14359</text:p>
          </table:table-cell>
          <table:table-cell office:value-type="float" office:value="95189155" calcext:value-type="float">
            <text:p>95189155</text:p>
          </table:table-cell>
          <table:table-cell office:value-type="float" office:value="1820490" calcext:value-type="float">
            <text:p>1820490</text:p>
          </table:table-cell>
          <table:table-cell office:value-type="float" office:value="161570350" calcext:value-type="float">
            <text:p>161570350</text:p>
          </table:table-cell>
          <table:table-cell office:value-type="float" office:value="9793" calcext:value-type="float">
            <text:p>9793</text:p>
          </table:table-cell>
          <table:table-cell office:value-type="float" office:value="150694072" calcext:value-type="float">
            <text:p>150694072</text:p>
          </table:table-cell>
          <table:table-cell office:value-type="float" office:value="66802375" calcext:value-type="float">
            <text:p>66802375</text:p>
          </table:table-cell>
        </table:table-row>
        <table:table-row table:style-name="ro1" table:visibility="collapse">
          <table:table-cell office:value-type="float" office:value="66000" calcext:value-type="float">
            <text:p>66000</text:p>
          </table:table-cell>
          <table:table-cell office:value-type="float" office:value="179386" calcext:value-type="float">
            <text:p>179386</text:p>
          </table:table-cell>
          <table:table-cell office:value-type="float" office:value="190419" calcext:value-type="float">
            <text:p>190419</text:p>
          </table:table-cell>
          <table:table-cell office:value-type="float" office:value="23795" calcext:value-type="float">
            <text:p>23795</text:p>
          </table:table-cell>
          <table:table-cell office:value-type="float" office:value="29120" calcext:value-type="float">
            <text:p>29120</text:p>
          </table:table-cell>
          <table:table-cell office:value-type="float" office:value="104463" calcext:value-type="float">
            <text:p>104463</text:p>
          </table:table-cell>
          <table:table-cell office:value-type="float" office:value="20965" calcext:value-type="float">
            <text:p>20965</text:p>
          </table:table-cell>
          <table:table-cell office:value-type="float" office:value="17410" calcext:value-type="float">
            <text:p>17410</text:p>
          </table:table-cell>
          <table:table-cell office:value-type="float" office:value="141695685" calcext:value-type="float">
            <text:p>141695685</text:p>
          </table:table-cell>
          <table:table-cell office:value-type="float" office:value="111366" calcext:value-type="float">
            <text:p>111366</text:p>
          </table:table-cell>
          <table:table-cell office:value-type="float" office:value="66116" calcext:value-type="float">
            <text:p>66116</text:p>
          </table:table-cell>
          <table:table-cell office:value-type="float" office:value="10457" calcext:value-type="float">
            <text:p>10457</text:p>
          </table:table-cell>
          <table:table-cell office:value-type="float" office:value="186963826" calcext:value-type="float">
            <text:p>186963826</text:p>
          </table:table-cell>
          <table:table-cell office:value-type="float" office:value="33097" calcext:value-type="float">
            <text:p>33097</text:p>
          </table:table-cell>
          <table:table-cell office:value-type="float" office:value="187023927" calcext:value-type="float">
            <text:p>187023927</text:p>
          </table:table-cell>
          <table:table-cell office:value-type="float" office:value="14771" calcext:value-type="float">
            <text:p>14771</text:p>
          </table:table-cell>
          <table:table-cell office:value-type="float" office:value="95406092" calcext:value-type="float">
            <text:p>95406092</text:p>
          </table:table-cell>
          <table:table-cell office:value-type="float" office:value="56014" calcext:value-type="float">
            <text:p>56014</text:p>
          </table:table-cell>
          <table:table-cell office:value-type="float" office:value="164267017" calcext:value-type="float">
            <text:p>164267017</text:p>
          </table:table-cell>
          <table:table-cell office:value-type="float" office:value="10128" calcext:value-type="float">
            <text:p>10128</text:p>
          </table:table-cell>
          <table:table-cell office:value-type="float" office:value="150198224" calcext:value-type="float">
            <text:p>150198224</text:p>
          </table:table-cell>
          <table:table-cell office:value-type="float" office:value="67091308" calcext:value-type="float">
            <text:p>67091308</text:p>
          </table:table-cell>
        </table:table-row>
        <table:table-row table:style-name="ro1" table:visibility="collapse">
          <table:table-cell office:value-type="float" office:value="66250" calcext:value-type="float">
            <text:p>66250</text:p>
          </table:table-cell>
          <table:table-cell office:value-type="float" office:value="157206" calcext:value-type="float">
            <text:p>157206</text:p>
          </table:table-cell>
          <table:table-cell office:value-type="float" office:value="216929" calcext:value-type="float">
            <text:p>216929</text:p>
          </table:table-cell>
          <table:table-cell office:value-type="float" office:value="23583" calcext:value-type="float">
            <text:p>23583</text:p>
          </table:table-cell>
          <table:table-cell office:value-type="float" office:value="28335" calcext:value-type="float">
            <text:p>28335</text:p>
          </table:table-cell>
          <table:table-cell office:value-type="float" office:value="86840" calcext:value-type="float">
            <text:p>86840</text:p>
          </table:table-cell>
          <table:table-cell office:value-type="float" office:value="16302" calcext:value-type="float">
            <text:p>16302</text:p>
          </table:table-cell>
          <table:table-cell office:value-type="float" office:value="17128" calcext:value-type="float">
            <text:p>17128</text:p>
          </table:table-cell>
          <table:table-cell office:value-type="float" office:value="138442915" calcext:value-type="float">
            <text:p>138442915</text:p>
          </table:table-cell>
          <table:table-cell office:value-type="float" office:value="94838" calcext:value-type="float">
            <text:p>94838</text:p>
          </table:table-cell>
          <table:table-cell office:value-type="float" office:value="67925" calcext:value-type="float">
            <text:p>67925</text:p>
          </table:table-cell>
          <table:table-cell office:value-type="float" office:value="10536" calcext:value-type="float">
            <text:p>10536</text:p>
          </table:table-cell>
          <table:table-cell office:value-type="float" office:value="183075335" calcext:value-type="float">
            <text:p>183075335</text:p>
          </table:table-cell>
          <table:table-cell office:value-type="float" office:value="31622" calcext:value-type="float">
            <text:p>31622</text:p>
          </table:table-cell>
          <table:table-cell office:value-type="float" office:value="188279873" calcext:value-type="float">
            <text:p>188279873</text:p>
          </table:table-cell>
          <table:table-cell office:value-type="float" office:value="15277" calcext:value-type="float">
            <text:p>15277</text:p>
          </table:table-cell>
          <table:table-cell office:value-type="float" office:value="102827263" calcext:value-type="float">
            <text:p>102827263</text:p>
          </table:table-cell>
          <table:table-cell office:value-type="float" office:value="56375" calcext:value-type="float">
            <text:p>56375</text:p>
          </table:table-cell>
          <table:table-cell office:value-type="float" office:value="163173503" calcext:value-type="float">
            <text:p>163173503</text:p>
          </table:table-cell>
          <table:table-cell office:value-type="float" office:value="9835" calcext:value-type="float">
            <text:p>9835</text:p>
          </table:table-cell>
          <table:table-cell office:value-type="float" office:value="152925534" calcext:value-type="float">
            <text:p>152925534</text:p>
          </table:table-cell>
          <table:table-cell office:value-type="float" office:value="68003459" calcext:value-type="float">
            <text:p>68003459</text:p>
          </table:table-cell>
        </table:table-row>
        <table:table-row table:style-name="ro1" table:visibility="collapse">
          <table:table-cell office:value-type="float" office:value="66500" calcext:value-type="float">
            <text:p>66500</text:p>
          </table:table-cell>
          <table:table-cell office:value-type="float" office:value="174459" calcext:value-type="float">
            <text:p>174459</text:p>
          </table:table-cell>
          <table:table-cell office:value-type="float" office:value="199921" calcext:value-type="float">
            <text:p>199921</text:p>
          </table:table-cell>
          <table:table-cell office:value-type="float" office:value="22956" calcext:value-type="float">
            <text:p>22956</text:p>
          </table:table-cell>
          <table:table-cell office:value-type="float" office:value="28376" calcext:value-type="float">
            <text:p>28376</text:p>
          </table:table-cell>
          <table:table-cell office:value-type="float" office:value="76879" calcext:value-type="float">
            <text:p>76879</text:p>
          </table:table-cell>
          <table:table-cell office:value-type="float" office:value="14290" calcext:value-type="float">
            <text:p>14290</text:p>
          </table:table-cell>
          <table:table-cell office:value-type="float" office:value="17208" calcext:value-type="float">
            <text:p>17208</text:p>
          </table:table-cell>
          <table:table-cell office:value-type="float" office:value="145370911" calcext:value-type="float">
            <text:p>145370911</text:p>
          </table:table-cell>
          <table:table-cell office:value-type="float" office:value="95829" calcext:value-type="float">
            <text:p>95829</text:p>
          </table:table-cell>
          <table:table-cell office:value-type="float" office:value="80916" calcext:value-type="float">
            <text:p>80916</text:p>
          </table:table-cell>
          <table:table-cell office:value-type="float" office:value="10644" calcext:value-type="float">
            <text:p>10644</text:p>
          </table:table-cell>
          <table:table-cell office:value-type="float" office:value="176652533" calcext:value-type="float">
            <text:p>176652533</text:p>
          </table:table-cell>
          <table:table-cell office:value-type="float" office:value="36918" calcext:value-type="float">
            <text:p>36918</text:p>
          </table:table-cell>
          <table:table-cell office:value-type="float" office:value="192543458" calcext:value-type="float">
            <text:p>192543458</text:p>
          </table:table-cell>
          <table:table-cell office:value-type="float" office:value="14053" calcext:value-type="float">
            <text:p>14053</text:p>
          </table:table-cell>
          <table:table-cell office:value-type="float" office:value="101305421" calcext:value-type="float">
            <text:p>101305421</text:p>
          </table:table-cell>
          <table:table-cell office:value-type="float" office:value="52326" calcext:value-type="float">
            <text:p>52326</text:p>
          </table:table-cell>
          <table:table-cell office:value-type="float" office:value="165117790" calcext:value-type="float">
            <text:p>165117790</text:p>
          </table:table-cell>
          <table:table-cell office:value-type="float" office:value="9333" calcext:value-type="float">
            <text:p>9333</text:p>
          </table:table-cell>
          <table:table-cell office:value-type="float" office:value="151774393" calcext:value-type="float">
            <text:p>151774393</text:p>
          </table:table-cell>
          <table:table-cell office:value-type="float" office:value="68169467" calcext:value-type="float">
            <text:p>68169467</text:p>
          </table:table-cell>
        </table:table-row>
        <table:table-row table:style-name="ro1" table:visibility="collapse">
          <table:table-cell office:value-type="float" office:value="66750" calcext:value-type="float">
            <text:p>66750</text:p>
          </table:table-cell>
          <table:table-cell office:value-type="float" office:value="166885" calcext:value-type="float">
            <text:p>166885</text:p>
          </table:table-cell>
          <table:table-cell office:value-type="float" office:value="218299" calcext:value-type="float">
            <text:p>218299</text:p>
          </table:table-cell>
          <table:table-cell office:value-type="float" office:value="23067" calcext:value-type="float">
            <text:p>23067</text:p>
          </table:table-cell>
          <table:table-cell office:value-type="float" office:value="30499" calcext:value-type="float">
            <text:p>30499</text:p>
          </table:table-cell>
          <table:table-cell office:value-type="float" office:value="70735" calcext:value-type="float">
            <text:p>70735</text:p>
          </table:table-cell>
          <table:table-cell office:value-type="float" office:value="14505" calcext:value-type="float">
            <text:p>14505</text:p>
          </table:table-cell>
          <table:table-cell office:value-type="float" office:value="16917" calcext:value-type="float">
            <text:p>16917</text:p>
          </table:table-cell>
          <table:table-cell office:value-type="float" office:value="140867862" calcext:value-type="float">
            <text:p>140867862</text:p>
          </table:table-cell>
          <table:table-cell office:value-type="float" office:value="98174" calcext:value-type="float">
            <text:p>98174</text:p>
          </table:table-cell>
          <table:table-cell office:value-type="float" office:value="67456" calcext:value-type="float">
            <text:p>67456</text:p>
          </table:table-cell>
          <table:table-cell office:value-type="float" office:value="10834" calcext:value-type="float">
            <text:p>10834</text:p>
          </table:table-cell>
          <table:table-cell office:value-type="float" office:value="177770346" calcext:value-type="float">
            <text:p>177770346</text:p>
          </table:table-cell>
          <table:table-cell office:value-type="float" office:value="33960" calcext:value-type="float">
            <text:p>33960</text:p>
          </table:table-cell>
          <table:table-cell office:value-type="float" office:value="190865660" calcext:value-type="float">
            <text:p>190865660</text:p>
          </table:table-cell>
          <table:table-cell office:value-type="float" office:value="15553" calcext:value-type="float">
            <text:p>15553</text:p>
          </table:table-cell>
          <table:table-cell office:value-type="float" office:value="96427623" calcext:value-type="float">
            <text:p>96427623</text:p>
          </table:table-cell>
          <table:table-cell office:value-type="float" office:value="53795" calcext:value-type="float">
            <text:p>53795</text:p>
          </table:table-cell>
          <table:table-cell office:value-type="float" office:value="164519309" calcext:value-type="float">
            <text:p>164519309</text:p>
          </table:table-cell>
          <table:table-cell office:value-type="float" office:value="9579" calcext:value-type="float">
            <text:p>9579</text:p>
          </table:table-cell>
          <table:table-cell office:value-type="float" office:value="154372529" calcext:value-type="float">
            <text:p>154372529</text:p>
          </table:table-cell>
          <table:table-cell office:value-type="float" office:value="68112953" calcext:value-type="float">
            <text:p>68112953</text:p>
          </table:table-cell>
        </table:table-row>
        <table:table-row table:style-name="ro1" table:visibility="collapse">
          <table:table-cell office:value-type="float" office:value="67000" calcext:value-type="float">
            <text:p>67000</text:p>
          </table:table-cell>
          <table:table-cell office:value-type="float" office:value="150546" calcext:value-type="float">
            <text:p>150546</text:p>
          </table:table-cell>
          <table:table-cell office:value-type="float" office:value="230091" calcext:value-type="float">
            <text:p>230091</text:p>
          </table:table-cell>
          <table:table-cell office:value-type="float" office:value="23290" calcext:value-type="float">
            <text:p>23290</text:p>
          </table:table-cell>
          <table:table-cell office:value-type="float" office:value="29591" calcext:value-type="float">
            <text:p>29591</text:p>
          </table:table-cell>
          <table:table-cell office:value-type="float" office:value="105922" calcext:value-type="float">
            <text:p>105922</text:p>
          </table:table-cell>
          <table:table-cell office:value-type="float" office:value="14454" calcext:value-type="float">
            <text:p>14454</text:p>
          </table:table-cell>
          <table:table-cell office:value-type="float" office:value="18539" calcext:value-type="float">
            <text:p>18539</text:p>
          </table:table-cell>
          <table:table-cell office:value-type="float" office:value="143876431" calcext:value-type="float">
            <text:p>143876431</text:p>
          </table:table-cell>
          <table:table-cell office:value-type="float" office:value="96750" calcext:value-type="float">
            <text:p>96750</text:p>
          </table:table-cell>
          <table:table-cell office:value-type="float" office:value="72797" calcext:value-type="float">
            <text:p>72797</text:p>
          </table:table-cell>
          <table:table-cell office:value-type="float" office:value="11069" calcext:value-type="float">
            <text:p>11069</text:p>
          </table:table-cell>
          <table:table-cell office:value-type="float" office:value="179977659" calcext:value-type="float">
            <text:p>179977659</text:p>
          </table:table-cell>
          <table:table-cell office:value-type="float" office:value="33786" calcext:value-type="float">
            <text:p>33786</text:p>
          </table:table-cell>
          <table:table-cell office:value-type="float" office:value="194476800" calcext:value-type="float">
            <text:p>194476800</text:p>
          </table:table-cell>
          <table:table-cell office:value-type="float" office:value="15681" calcext:value-type="float">
            <text:p>15681</text:p>
          </table:table-cell>
          <table:table-cell office:value-type="float" office:value="103666409" calcext:value-type="float">
            <text:p>103666409</text:p>
          </table:table-cell>
          <table:table-cell office:value-type="float" office:value="47038" calcext:value-type="float">
            <text:p>47038</text:p>
          </table:table-cell>
          <table:table-cell office:value-type="float" office:value="167993529" calcext:value-type="float">
            <text:p>167993529</text:p>
          </table:table-cell>
          <table:table-cell office:value-type="float" office:value="9757" calcext:value-type="float">
            <text:p>9757</text:p>
          </table:table-cell>
          <table:table-cell office:value-type="float" office:value="151939055" calcext:value-type="float">
            <text:p>151939055</text:p>
          </table:table-cell>
          <table:table-cell office:value-type="float" office:value="68288211" calcext:value-type="float">
            <text:p>68288211</text:p>
          </table:table-cell>
        </table:table-row>
        <table:table-row table:style-name="ro1" table:visibility="collapse">
          <table:table-cell office:value-type="float" office:value="67250" calcext:value-type="float">
            <text:p>67250</text:p>
          </table:table-cell>
          <table:table-cell office:value-type="float" office:value="174380" calcext:value-type="float">
            <text:p>174380</text:p>
          </table:table-cell>
          <table:table-cell office:value-type="float" office:value="367098" calcext:value-type="float">
            <text:p>367098</text:p>
          </table:table-cell>
          <table:table-cell office:value-type="float" office:value="23120" calcext:value-type="float">
            <text:p>23120</text:p>
          </table:table-cell>
          <table:table-cell office:value-type="float" office:value="29709" calcext:value-type="float">
            <text:p>29709</text:p>
          </table:table-cell>
          <table:table-cell office:value-type="float" office:value="60502" calcext:value-type="float">
            <text:p>60502</text:p>
          </table:table-cell>
          <table:table-cell office:value-type="float" office:value="15414" calcext:value-type="float">
            <text:p>15414</text:p>
          </table:table-cell>
          <table:table-cell office:value-type="float" office:value="17813" calcext:value-type="float">
            <text:p>17813</text:p>
          </table:table-cell>
          <table:table-cell office:value-type="float" office:value="143906817" calcext:value-type="float">
            <text:p>143906817</text:p>
          </table:table-cell>
          <table:table-cell office:value-type="float" office:value="93512" calcext:value-type="float">
            <text:p>93512</text:p>
          </table:table-cell>
          <table:table-cell office:value-type="float" office:value="81585" calcext:value-type="float">
            <text:p>81585</text:p>
          </table:table-cell>
          <table:table-cell office:value-type="float" office:value="11036" calcext:value-type="float">
            <text:p>11036</text:p>
          </table:table-cell>
          <table:table-cell office:value-type="float" office:value="186587901" calcext:value-type="float">
            <text:p>186587901</text:p>
          </table:table-cell>
          <table:table-cell office:value-type="float" office:value="34500" calcext:value-type="float">
            <text:p>34500</text:p>
          </table:table-cell>
          <table:table-cell office:value-type="float" office:value="195399665" calcext:value-type="float">
            <text:p>195399665</text:p>
          </table:table-cell>
          <table:table-cell office:value-type="float" office:value="15422" calcext:value-type="float">
            <text:p>15422</text:p>
          </table:table-cell>
          <table:table-cell office:value-type="float" office:value="101456265" calcext:value-type="float">
            <text:p>101456265</text:p>
          </table:table-cell>
          <table:table-cell office:value-type="float" office:value="45836" calcext:value-type="float">
            <text:p>45836</text:p>
          </table:table-cell>
          <table:table-cell office:value-type="float" office:value="166449375" calcext:value-type="float">
            <text:p>166449375</text:p>
          </table:table-cell>
          <table:table-cell office:value-type="float" office:value="9633" calcext:value-type="float">
            <text:p>9633</text:p>
          </table:table-cell>
          <table:table-cell office:value-type="float" office:value="153646264" calcext:value-type="float">
            <text:p>153646264</text:p>
          </table:table-cell>
          <table:table-cell office:value-type="float" office:value="68360762" calcext:value-type="float">
            <text:p>68360762</text:p>
          </table:table-cell>
        </table:table-row>
        <table:table-row table:style-name="ro1" table:visibility="collapse">
          <table:table-cell office:value-type="float" office:value="67500" calcext:value-type="float">
            <text:p>67500</text:p>
          </table:table-cell>
          <table:table-cell office:value-type="float" office:value="161918" calcext:value-type="float">
            <text:p>161918</text:p>
          </table:table-cell>
          <table:table-cell office:value-type="float" office:value="289922" calcext:value-type="float">
            <text:p>289922</text:p>
          </table:table-cell>
          <table:table-cell office:value-type="float" office:value="23487" calcext:value-type="float">
            <text:p>23487</text:p>
          </table:table-cell>
          <table:table-cell office:value-type="float" office:value="29719" calcext:value-type="float">
            <text:p>29719</text:p>
          </table:table-cell>
          <table:table-cell office:value-type="float" office:value="51291" calcext:value-type="float">
            <text:p>51291</text:p>
          </table:table-cell>
          <table:table-cell office:value-type="float" office:value="14962" calcext:value-type="float">
            <text:p>14962</text:p>
          </table:table-cell>
          <table:table-cell office:value-type="float" office:value="17487" calcext:value-type="float">
            <text:p>17487</text:p>
          </table:table-cell>
          <table:table-cell office:value-type="float" office:value="141788211" calcext:value-type="float">
            <text:p>141788211</text:p>
          </table:table-cell>
          <table:table-cell office:value-type="float" office:value="90993" calcext:value-type="float">
            <text:p>90993</text:p>
          </table:table-cell>
          <table:table-cell office:value-type="float" office:value="66291" calcext:value-type="float">
            <text:p>66291</text:p>
          </table:table-cell>
          <table:table-cell office:value-type="float" office:value="10660" calcext:value-type="float">
            <text:p>10660</text:p>
          </table:table-cell>
          <table:table-cell office:value-type="float" office:value="191225491" calcext:value-type="float">
            <text:p>191225491</text:p>
          </table:table-cell>
          <table:table-cell office:value-type="float" office:value="33912" calcext:value-type="float">
            <text:p>33912</text:p>
          </table:table-cell>
          <table:table-cell office:value-type="float" office:value="197003387" calcext:value-type="float">
            <text:p>197003387</text:p>
          </table:table-cell>
          <table:table-cell office:value-type="float" office:value="15477" calcext:value-type="float">
            <text:p>15477</text:p>
          </table:table-cell>
          <table:table-cell office:value-type="float" office:value="97431020" calcext:value-type="float">
            <text:p>97431020</text:p>
          </table:table-cell>
          <table:table-cell office:value-type="float" office:value="78248" calcext:value-type="float">
            <text:p>78248</text:p>
          </table:table-cell>
          <table:table-cell office:value-type="float" office:value="166219251" calcext:value-type="float">
            <text:p>166219251</text:p>
          </table:table-cell>
          <table:table-cell office:value-type="float" office:value="9920" calcext:value-type="float">
            <text:p>9920</text:p>
          </table:table-cell>
          <table:table-cell office:value-type="float" office:value="153588767" calcext:value-type="float">
            <text:p>153588767</text:p>
          </table:table-cell>
          <table:table-cell office:value-type="float" office:value="68642637" calcext:value-type="float">
            <text:p>68642637</text:p>
          </table:table-cell>
        </table:table-row>
        <table:table-row table:style-name="ro1" table:visibility="collapse">
          <table:table-cell office:value-type="float" office:value="67750" calcext:value-type="float">
            <text:p>67750</text:p>
          </table:table-cell>
          <table:table-cell office:value-type="float" office:value="166882" calcext:value-type="float">
            <text:p>166882</text:p>
          </table:table-cell>
          <table:table-cell office:value-type="float" office:value="169519" calcext:value-type="float">
            <text:p>169519</text:p>
          </table:table-cell>
          <table:table-cell office:value-type="float" office:value="23379" calcext:value-type="float">
            <text:p>23379</text:p>
          </table:table-cell>
          <table:table-cell office:value-type="float" office:value="30081" calcext:value-type="float">
            <text:p>30081</text:p>
          </table:table-cell>
          <table:table-cell office:value-type="float" office:value="48460" calcext:value-type="float">
            <text:p>48460</text:p>
          </table:table-cell>
          <table:table-cell office:value-type="float" office:value="18916" calcext:value-type="float">
            <text:p>18916</text:p>
          </table:table-cell>
          <table:table-cell office:value-type="float" office:value="17170" calcext:value-type="float">
            <text:p>17170</text:p>
          </table:table-cell>
          <table:table-cell office:value-type="float" office:value="143207328" calcext:value-type="float">
            <text:p>143207328</text:p>
          </table:table-cell>
          <table:table-cell office:value-type="float" office:value="97382" calcext:value-type="float">
            <text:p>97382</text:p>
          </table:table-cell>
          <table:table-cell office:value-type="float" office:value="77381" calcext:value-type="float">
            <text:p>77381</text:p>
          </table:table-cell>
          <table:table-cell office:value-type="float" office:value="11040" calcext:value-type="float">
            <text:p>11040</text:p>
          </table:table-cell>
          <table:table-cell office:value-type="float" office:value="187796347" calcext:value-type="float">
            <text:p>187796347</text:p>
          </table:table-cell>
          <table:table-cell office:value-type="float" office:value="37745" calcext:value-type="float">
            <text:p>37745</text:p>
          </table:table-cell>
          <table:table-cell office:value-type="float" office:value="199071233" calcext:value-type="float">
            <text:p>199071233</text:p>
          </table:table-cell>
          <table:table-cell office:value-type="float" office:value="14249" calcext:value-type="float">
            <text:p>14249</text:p>
          </table:table-cell>
          <table:table-cell office:value-type="float" office:value="103010377" calcext:value-type="float">
            <text:p>103010377</text:p>
          </table:table-cell>
          <table:table-cell office:value-type="float" office:value="45755" calcext:value-type="float">
            <text:p>45755</text:p>
          </table:table-cell>
          <table:table-cell office:value-type="float" office:value="168873840" calcext:value-type="float">
            <text:p>168873840</text:p>
          </table:table-cell>
          <table:table-cell office:value-type="float" office:value="9834" calcext:value-type="float">
            <text:p>9834</text:p>
          </table:table-cell>
          <table:table-cell office:value-type="float" office:value="157222299" calcext:value-type="float">
            <text:p>157222299</text:p>
          </table:table-cell>
          <table:table-cell office:value-type="float" office:value="68918532" calcext:value-type="float">
            <text:p>68918532</text:p>
          </table:table-cell>
        </table:table-row>
        <table:table-row table:style-name="ro1" table:visibility="collapse">
          <table:table-cell office:value-type="float" office:value="68000" calcext:value-type="float">
            <text:p>68000</text:p>
          </table:table-cell>
          <table:table-cell office:value-type="float" office:value="189964" calcext:value-type="float">
            <text:p>189964</text:p>
          </table:table-cell>
          <table:table-cell office:value-type="float" office:value="147791" calcext:value-type="float">
            <text:p>147791</text:p>
          </table:table-cell>
          <table:table-cell office:value-type="float" office:value="23382" calcext:value-type="float">
            <text:p>23382</text:p>
          </table:table-cell>
          <table:table-cell office:value-type="float" office:value="28796" calcext:value-type="float">
            <text:p>28796</text:p>
          </table:table-cell>
          <table:table-cell office:value-type="float" office:value="49587" calcext:value-type="float">
            <text:p>49587</text:p>
          </table:table-cell>
          <table:table-cell office:value-type="float" office:value="14539" calcext:value-type="float">
            <text:p>14539</text:p>
          </table:table-cell>
          <table:table-cell office:value-type="float" office:value="16042" calcext:value-type="float">
            <text:p>16042</text:p>
          </table:table-cell>
          <table:table-cell office:value-type="float" office:value="143154928" calcext:value-type="float">
            <text:p>143154928</text:p>
          </table:table-cell>
          <table:table-cell office:value-type="float" office:value="100003" calcext:value-type="float">
            <text:p>100003</text:p>
          </table:table-cell>
          <table:table-cell office:value-type="float" office:value="79583" calcext:value-type="float">
            <text:p>79583</text:p>
          </table:table-cell>
          <table:table-cell office:value-type="float" office:value="10654" calcext:value-type="float">
            <text:p>10654</text:p>
          </table:table-cell>
          <table:table-cell office:value-type="float" office:value="188646716" calcext:value-type="float">
            <text:p>188646716</text:p>
          </table:table-cell>
          <table:table-cell office:value-type="float" office:value="31695" calcext:value-type="float">
            <text:p>31695</text:p>
          </table:table-cell>
          <table:table-cell office:value-type="float" office:value="201682773" calcext:value-type="float">
            <text:p>201682773</text:p>
          </table:table-cell>
          <table:table-cell office:value-type="float" office:value="15184" calcext:value-type="float">
            <text:p>15184</text:p>
          </table:table-cell>
          <table:table-cell office:value-type="float" office:value="105020487" calcext:value-type="float">
            <text:p>105020487</text:p>
          </table:table-cell>
          <table:table-cell office:value-type="float" office:value="56135" calcext:value-type="float">
            <text:p>56135</text:p>
          </table:table-cell>
          <table:table-cell office:value-type="float" office:value="168120868" calcext:value-type="float">
            <text:p>168120868</text:p>
          </table:table-cell>
          <table:table-cell office:value-type="float" office:value="10037" calcext:value-type="float">
            <text:p>10037</text:p>
          </table:table-cell>
          <table:table-cell office:value-type="float" office:value="155489807" calcext:value-type="float">
            <text:p>155489807</text:p>
          </table:table-cell>
          <table:table-cell office:value-type="float" office:value="70631028" calcext:value-type="float">
            <text:p>70631028</text:p>
          </table:table-cell>
        </table:table-row>
        <table:table-row table:style-name="ro1" table:visibility="collapse">
          <table:table-cell office:value-type="float" office:value="68250" calcext:value-type="float">
            <text:p>68250</text:p>
          </table:table-cell>
          <table:table-cell office:value-type="float" office:value="165550" calcext:value-type="float">
            <text:p>165550</text:p>
          </table:table-cell>
          <table:table-cell office:value-type="float" office:value="159752" calcext:value-type="float">
            <text:p>159752</text:p>
          </table:table-cell>
          <table:table-cell office:value-type="float" office:value="23451" calcext:value-type="float">
            <text:p>23451</text:p>
          </table:table-cell>
          <table:table-cell office:value-type="float" office:value="29153" calcext:value-type="float">
            <text:p>29153</text:p>
          </table:table-cell>
          <table:table-cell office:value-type="float" office:value="43865" calcext:value-type="float">
            <text:p>43865</text:p>
          </table:table-cell>
          <table:table-cell office:value-type="float" office:value="17507" calcext:value-type="float">
            <text:p>17507</text:p>
          </table:table-cell>
          <table:table-cell office:value-type="float" office:value="16432" calcext:value-type="float">
            <text:p>16432</text:p>
          </table:table-cell>
          <table:table-cell office:value-type="float" office:value="150471262" calcext:value-type="float">
            <text:p>150471262</text:p>
          </table:table-cell>
          <table:table-cell office:value-type="float" office:value="97218" calcext:value-type="float">
            <text:p>97218</text:p>
          </table:table-cell>
          <table:table-cell office:value-type="float" office:value="75799" calcext:value-type="float">
            <text:p>75799</text:p>
          </table:table-cell>
          <table:table-cell office:value-type="float" office:value="10750" calcext:value-type="float">
            <text:p>10750</text:p>
          </table:table-cell>
          <table:table-cell office:value-type="float" office:value="203691391" calcext:value-type="float">
            <text:p>203691391</text:p>
          </table:table-cell>
          <table:table-cell office:value-type="float" office:value="32380" calcext:value-type="float">
            <text:p>32380</text:p>
          </table:table-cell>
          <table:table-cell office:value-type="float" office:value="204249683" calcext:value-type="float">
            <text:p>204249683</text:p>
          </table:table-cell>
          <table:table-cell office:value-type="float" office:value="14612" calcext:value-type="float">
            <text:p>14612</text:p>
          </table:table-cell>
          <table:table-cell office:value-type="float" office:value="103306530" calcext:value-type="float">
            <text:p>103306530</text:p>
          </table:table-cell>
          <table:table-cell office:value-type="float" office:value="47468" calcext:value-type="float">
            <text:p>47468</text:p>
          </table:table-cell>
          <table:table-cell office:value-type="float" office:value="166230248" calcext:value-type="float">
            <text:p>166230248</text:p>
          </table:table-cell>
          <table:table-cell office:value-type="float" office:value="9788" calcext:value-type="float">
            <text:p>9788</text:p>
          </table:table-cell>
          <table:table-cell office:value-type="float" office:value="155892613" calcext:value-type="float">
            <text:p>155892613</text:p>
          </table:table-cell>
          <table:table-cell office:value-type="float" office:value="69717347" calcext:value-type="float">
            <text:p>69717347</text:p>
          </table:table-cell>
        </table:table-row>
        <table:table-row table:style-name="ro1" table:visibility="collapse">
          <table:table-cell office:value-type="float" office:value="68500" calcext:value-type="float">
            <text:p>68500</text:p>
          </table:table-cell>
          <table:table-cell office:value-type="float" office:value="186289" calcext:value-type="float">
            <text:p>186289</text:p>
          </table:table-cell>
          <table:table-cell office:value-type="float" office:value="146129" calcext:value-type="float">
            <text:p>146129</text:p>
          </table:table-cell>
          <table:table-cell office:value-type="float" office:value="23470" calcext:value-type="float">
            <text:p>23470</text:p>
          </table:table-cell>
          <table:table-cell office:value-type="float" office:value="29031" calcext:value-type="float">
            <text:p>29031</text:p>
          </table:table-cell>
          <table:table-cell office:value-type="float" office:value="46757" calcext:value-type="float">
            <text:p>46757</text:p>
          </table:table-cell>
          <table:table-cell office:value-type="float" office:value="14333" calcext:value-type="float">
            <text:p>14333</text:p>
          </table:table-cell>
          <table:table-cell office:value-type="float" office:value="17279" calcext:value-type="float">
            <text:p>17279</text:p>
          </table:table-cell>
          <table:table-cell office:value-type="float" office:value="143841530" calcext:value-type="float">
            <text:p>143841530</text:p>
          </table:table-cell>
          <table:table-cell office:value-type="float" office:value="96888" calcext:value-type="float">
            <text:p>96888</text:p>
          </table:table-cell>
          <table:table-cell office:value-type="float" office:value="68686" calcext:value-type="float">
            <text:p>68686</text:p>
          </table:table-cell>
          <table:table-cell office:value-type="float" office:value="10811" calcext:value-type="float">
            <text:p>10811</text:p>
          </table:table-cell>
          <table:table-cell office:value-type="float" office:value="195353610" calcext:value-type="float">
            <text:p>195353610</text:p>
          </table:table-cell>
          <table:table-cell office:value-type="float" office:value="32015" calcext:value-type="float">
            <text:p>32015</text:p>
          </table:table-cell>
          <table:table-cell office:value-type="float" office:value="207771950" calcext:value-type="float">
            <text:p>207771950</text:p>
          </table:table-cell>
          <table:table-cell office:value-type="float" office:value="14179" calcext:value-type="float">
            <text:p>14179</text:p>
          </table:table-cell>
          <table:table-cell office:value-type="float" office:value="103801906" calcext:value-type="float">
            <text:p>103801906</text:p>
          </table:table-cell>
          <table:table-cell office:value-type="float" office:value="43708" calcext:value-type="float">
            <text:p>43708</text:p>
          </table:table-cell>
          <table:table-cell office:value-type="float" office:value="166916961" calcext:value-type="float">
            <text:p>166916961</text:p>
          </table:table-cell>
          <table:table-cell office:value-type="float" office:value="9335" calcext:value-type="float">
            <text:p>9335</text:p>
          </table:table-cell>
          <table:table-cell office:value-type="float" office:value="159080138" calcext:value-type="float">
            <text:p>159080138</text:p>
          </table:table-cell>
          <table:table-cell office:value-type="float" office:value="69930350" calcext:value-type="float">
            <text:p>69930350</text:p>
          </table:table-cell>
        </table:table-row>
        <table:table-row table:style-name="ro1" table:visibility="collapse">
          <table:table-cell office:value-type="float" office:value="68750" calcext:value-type="float">
            <text:p>68750</text:p>
          </table:table-cell>
          <table:table-cell office:value-type="float" office:value="174925" calcext:value-type="float">
            <text:p>174925</text:p>
          </table:table-cell>
          <table:table-cell office:value-type="float" office:value="154458" calcext:value-type="float">
            <text:p>154458</text:p>
          </table:table-cell>
          <table:table-cell office:value-type="float" office:value="23676" calcext:value-type="float">
            <text:p>23676</text:p>
          </table:table-cell>
          <table:table-cell office:value-type="float" office:value="28377" calcext:value-type="float">
            <text:p>28377</text:p>
          </table:table-cell>
          <table:table-cell office:value-type="float" office:value="52942" calcext:value-type="float">
            <text:p>52942</text:p>
          </table:table-cell>
          <table:table-cell office:value-type="float" office:value="14254" calcext:value-type="float">
            <text:p>14254</text:p>
          </table:table-cell>
          <table:table-cell office:value-type="float" office:value="17113" calcext:value-type="float">
            <text:p>17113</text:p>
          </table:table-cell>
          <table:table-cell office:value-type="float" office:value="144235007" calcext:value-type="float">
            <text:p>144235007</text:p>
          </table:table-cell>
          <table:table-cell office:value-type="float" office:value="96594" calcext:value-type="float">
            <text:p>96594</text:p>
          </table:table-cell>
          <table:table-cell office:value-type="float" office:value="75502" calcext:value-type="float">
            <text:p>75502</text:p>
          </table:table-cell>
          <table:table-cell office:value-type="float" office:value="10701" calcext:value-type="float">
            <text:p>10701</text:p>
          </table:table-cell>
          <table:table-cell office:value-type="float" office:value="194873605" calcext:value-type="float">
            <text:p>194873605</text:p>
          </table:table-cell>
          <table:table-cell office:value-type="float" office:value="33966" calcext:value-type="float">
            <text:p>33966</text:p>
          </table:table-cell>
          <table:table-cell office:value-type="float" office:value="207788040" calcext:value-type="float">
            <text:p>207788040</text:p>
          </table:table-cell>
          <table:table-cell office:value-type="float" office:value="14545" calcext:value-type="float">
            <text:p>14545</text:p>
          </table:table-cell>
          <table:table-cell office:value-type="float" office:value="100873622" calcext:value-type="float">
            <text:p>100873622</text:p>
          </table:table-cell>
          <table:table-cell office:value-type="float" office:value="44624" calcext:value-type="float">
            <text:p>44624</text:p>
          </table:table-cell>
          <table:table-cell office:value-type="float" office:value="171671218" calcext:value-type="float">
            <text:p>171671218</text:p>
          </table:table-cell>
          <table:table-cell office:value-type="float" office:value="9290" calcext:value-type="float">
            <text:p>9290</text:p>
          </table:table-cell>
          <table:table-cell office:value-type="float" office:value="162171714" calcext:value-type="float">
            <text:p>162171714</text:p>
          </table:table-cell>
          <table:table-cell office:value-type="float" office:value="70153066" calcext:value-type="float">
            <text:p>70153066</text:p>
          </table:table-cell>
        </table:table-row>
        <table:table-row table:style-name="ro1" table:visibility="collapse">
          <table:table-cell office:value-type="float" office:value="69000" calcext:value-type="float">
            <text:p>69000</text:p>
          </table:table-cell>
          <table:table-cell office:value-type="float" office:value="169747" calcext:value-type="float">
            <text:p>169747</text:p>
          </table:table-cell>
          <table:table-cell office:value-type="float" office:value="145628" calcext:value-type="float">
            <text:p>145628</text:p>
          </table:table-cell>
          <table:table-cell office:value-type="float" office:value="23508" calcext:value-type="float">
            <text:p>23508</text:p>
          </table:table-cell>
          <table:table-cell office:value-type="float" office:value="28123" calcext:value-type="float">
            <text:p>28123</text:p>
          </table:table-cell>
          <table:table-cell office:value-type="float" office:value="110799" calcext:value-type="float">
            <text:p>110799</text:p>
          </table:table-cell>
          <table:table-cell office:value-type="float" office:value="14988" calcext:value-type="float">
            <text:p>14988</text:p>
          </table:table-cell>
          <table:table-cell office:value-type="float" office:value="16838" calcext:value-type="float">
            <text:p>16838</text:p>
          </table:table-cell>
          <table:table-cell office:value-type="float" office:value="145180986" calcext:value-type="float">
            <text:p>145180986</text:p>
          </table:table-cell>
          <table:table-cell office:value-type="float" office:value="97404" calcext:value-type="float">
            <text:p>97404</text:p>
          </table:table-cell>
          <table:table-cell office:value-type="float" office:value="85621" calcext:value-type="float">
            <text:p>85621</text:p>
          </table:table-cell>
          <table:table-cell office:value-type="float" office:value="10673" calcext:value-type="float">
            <text:p>10673</text:p>
          </table:table-cell>
          <table:table-cell office:value-type="float" office:value="206630487" calcext:value-type="float">
            <text:p>206630487</text:p>
          </table:table-cell>
          <table:table-cell office:value-type="float" office:value="36709" calcext:value-type="float">
            <text:p>36709</text:p>
          </table:table-cell>
          <table:table-cell office:value-type="float" office:value="211099469" calcext:value-type="float">
            <text:p>211099469</text:p>
          </table:table-cell>
          <table:table-cell office:value-type="float" office:value="14963" calcext:value-type="float">
            <text:p>14963</text:p>
          </table:table-cell>
          <table:table-cell office:value-type="float" office:value="101866611" calcext:value-type="float">
            <text:p>101866611</text:p>
          </table:table-cell>
          <table:table-cell office:value-type="float" office:value="44548" calcext:value-type="float">
            <text:p>44548</text:p>
          </table:table-cell>
          <table:table-cell office:value-type="float" office:value="168342733" calcext:value-type="float">
            <text:p>168342733</text:p>
          </table:table-cell>
          <table:table-cell office:value-type="float" office:value="10208" calcext:value-type="float">
            <text:p>10208</text:p>
          </table:table-cell>
          <table:table-cell office:value-type="float" office:value="158343784" calcext:value-type="float">
            <text:p>158343784</text:p>
          </table:table-cell>
          <table:table-cell office:value-type="float" office:value="70178847" calcext:value-type="float">
            <text:p>70178847</text:p>
          </table:table-cell>
        </table:table-row>
        <table:table-row table:style-name="ro1" table:visibility="collapse">
          <table:table-cell office:value-type="float" office:value="69250" calcext:value-type="float">
            <text:p>69250</text:p>
          </table:table-cell>
          <table:table-cell office:value-type="float" office:value="171335" calcext:value-type="float">
            <text:p>171335</text:p>
          </table:table-cell>
          <table:table-cell office:value-type="float" office:value="134503" calcext:value-type="float">
            <text:p>134503</text:p>
          </table:table-cell>
          <table:table-cell office:value-type="float" office:value="24490" calcext:value-type="float">
            <text:p>24490</text:p>
          </table:table-cell>
          <table:table-cell office:value-type="float" office:value="31167" calcext:value-type="float">
            <text:p>31167</text:p>
          </table:table-cell>
          <table:table-cell office:value-type="float" office:value="77878" calcext:value-type="float">
            <text:p>77878</text:p>
          </table:table-cell>
          <table:table-cell office:value-type="float" office:value="16860" calcext:value-type="float">
            <text:p>16860</text:p>
          </table:table-cell>
          <table:table-cell office:value-type="float" office:value="17490" calcext:value-type="float">
            <text:p>17490</text:p>
          </table:table-cell>
          <table:table-cell office:value-type="float" office:value="154975761" calcext:value-type="float">
            <text:p>154975761</text:p>
          </table:table-cell>
          <table:table-cell office:value-type="float" office:value="94922" calcext:value-type="float">
            <text:p>94922</text:p>
          </table:table-cell>
          <table:table-cell office:value-type="float" office:value="77161" calcext:value-type="float">
            <text:p>77161</text:p>
          </table:table-cell>
          <table:table-cell office:value-type="float" office:value="10551" calcext:value-type="float">
            <text:p>10551</text:p>
          </table:table-cell>
          <table:table-cell office:value-type="float" office:value="201942724" calcext:value-type="float">
            <text:p>201942724</text:p>
          </table:table-cell>
          <table:table-cell office:value-type="float" office:value="33533" calcext:value-type="float">
            <text:p>33533</text:p>
          </table:table-cell>
          <table:table-cell office:value-type="float" office:value="222621647" calcext:value-type="float">
            <text:p>222621647</text:p>
          </table:table-cell>
          <table:table-cell office:value-type="float" office:value="14337" calcext:value-type="float">
            <text:p>14337</text:p>
          </table:table-cell>
          <table:table-cell office:value-type="float" office:value="102313701" calcext:value-type="float">
            <text:p>102313701</text:p>
          </table:table-cell>
          <table:table-cell office:value-type="float" office:value="45949" calcext:value-type="float">
            <text:p>45949</text:p>
          </table:table-cell>
          <table:table-cell office:value-type="float" office:value="170481354" calcext:value-type="float">
            <text:p>170481354</text:p>
          </table:table-cell>
          <table:table-cell office:value-type="float" office:value="9462" calcext:value-type="float">
            <text:p>9462</text:p>
          </table:table-cell>
          <table:table-cell office:value-type="float" office:value="158594250" calcext:value-type="float">
            <text:p>158594250</text:p>
          </table:table-cell>
          <table:table-cell office:value-type="float" office:value="70384774" calcext:value-type="float">
            <text:p>70384774</text:p>
          </table:table-cell>
        </table:table-row>
        <table:table-row table:style-name="ro1" table:visibility="collapse">
          <table:table-cell office:value-type="float" office:value="69500" calcext:value-type="float">
            <text:p>69500</text:p>
          </table:table-cell>
          <table:table-cell office:value-type="float" office:value="180133" calcext:value-type="float">
            <text:p>180133</text:p>
          </table:table-cell>
          <table:table-cell office:value-type="float" office:value="138769" calcext:value-type="float">
            <text:p>138769</text:p>
          </table:table-cell>
          <table:table-cell office:value-type="float" office:value="24255" calcext:value-type="float">
            <text:p>24255</text:p>
          </table:table-cell>
          <table:table-cell office:value-type="float" office:value="31230" calcext:value-type="float">
            <text:p>31230</text:p>
          </table:table-cell>
          <table:table-cell office:value-type="float" office:value="82876" calcext:value-type="float">
            <text:p>82876</text:p>
          </table:table-cell>
          <table:table-cell office:value-type="float" office:value="17067" calcext:value-type="float">
            <text:p>17067</text:p>
          </table:table-cell>
          <table:table-cell office:value-type="float" office:value="16340" calcext:value-type="float">
            <text:p>16340</text:p>
          </table:table-cell>
          <table:table-cell office:value-type="float" office:value="152022546" calcext:value-type="float">
            <text:p>152022546</text:p>
          </table:table-cell>
          <table:table-cell office:value-type="float" office:value="92964" calcext:value-type="float">
            <text:p>92964</text:p>
          </table:table-cell>
          <table:table-cell office:value-type="float" office:value="72969" calcext:value-type="float">
            <text:p>72969</text:p>
          </table:table-cell>
          <table:table-cell office:value-type="float" office:value="10752" calcext:value-type="float">
            <text:p>10752</text:p>
          </table:table-cell>
          <table:table-cell office:value-type="float" office:value="210953276" calcext:value-type="float">
            <text:p>210953276</text:p>
          </table:table-cell>
          <table:table-cell office:value-type="float" office:value="34912" calcext:value-type="float">
            <text:p>34912</text:p>
          </table:table-cell>
          <table:table-cell office:value-type="float" office:value="224858108" calcext:value-type="float">
            <text:p>224858108</text:p>
          </table:table-cell>
          <table:table-cell office:value-type="float" office:value="15176" calcext:value-type="float">
            <text:p>15176</text:p>
          </table:table-cell>
          <table:table-cell office:value-type="float" office:value="107597271" calcext:value-type="float">
            <text:p>107597271</text:p>
          </table:table-cell>
          <table:table-cell office:value-type="float" office:value="46625" calcext:value-type="float">
            <text:p>46625</text:p>
          </table:table-cell>
          <table:table-cell office:value-type="float" office:value="176203640" calcext:value-type="float">
            <text:p>176203640</text:p>
          </table:table-cell>
          <table:table-cell office:value-type="float" office:value="9708" calcext:value-type="float">
            <text:p>9708</text:p>
          </table:table-cell>
          <table:table-cell office:value-type="float" office:value="161267977" calcext:value-type="float">
            <text:p>161267977</text:p>
          </table:table-cell>
          <table:table-cell office:value-type="float" office:value="71344967" calcext:value-type="float">
            <text:p>71344967</text:p>
          </table:table-cell>
        </table:table-row>
        <table:table-row table:style-name="ro1" table:visibility="collapse">
          <table:table-cell office:value-type="float" office:value="69750" calcext:value-type="float">
            <text:p>69750</text:p>
          </table:table-cell>
          <table:table-cell office:value-type="float" office:value="160629" calcext:value-type="float">
            <text:p>160629</text:p>
          </table:table-cell>
          <table:table-cell office:value-type="float" office:value="134510" calcext:value-type="float">
            <text:p>134510</text:p>
          </table:table-cell>
          <table:table-cell office:value-type="float" office:value="24168" calcext:value-type="float">
            <text:p>24168</text:p>
          </table:table-cell>
          <table:table-cell office:value-type="float" office:value="28083" calcext:value-type="float">
            <text:p>28083</text:p>
          </table:table-cell>
          <table:table-cell office:value-type="float" office:value="67009" calcext:value-type="float">
            <text:p>67009</text:p>
          </table:table-cell>
          <table:table-cell office:value-type="float" office:value="18864" calcext:value-type="float">
            <text:p>18864</text:p>
          </table:table-cell>
          <table:table-cell office:value-type="float" office:value="18780" calcext:value-type="float">
            <text:p>18780</text:p>
          </table:table-cell>
          <table:table-cell office:value-type="float" office:value="150592882" calcext:value-type="float">
            <text:p>150592882</text:p>
          </table:table-cell>
          <table:table-cell office:value-type="float" office:value="90710" calcext:value-type="float">
            <text:p>90710</text:p>
          </table:table-cell>
          <table:table-cell office:value-type="float" office:value="74463" calcext:value-type="float">
            <text:p>74463</text:p>
          </table:table-cell>
          <table:table-cell office:value-type="float" office:value="10758" calcext:value-type="float">
            <text:p>10758</text:p>
          </table:table-cell>
          <table:table-cell office:value-type="float" office:value="212527028" calcext:value-type="float">
            <text:p>212527028</text:p>
          </table:table-cell>
          <table:table-cell office:value-type="float" office:value="32619" calcext:value-type="float">
            <text:p>32619</text:p>
          </table:table-cell>
          <table:table-cell office:value-type="float" office:value="222325127" calcext:value-type="float">
            <text:p>222325127</text:p>
          </table:table-cell>
          <table:table-cell office:value-type="float" office:value="14080" calcext:value-type="float">
            <text:p>14080</text:p>
          </table:table-cell>
          <table:table-cell office:value-type="float" office:value="109297410" calcext:value-type="float">
            <text:p>109297410</text:p>
          </table:table-cell>
          <table:table-cell office:value-type="float" office:value="42630" calcext:value-type="float">
            <text:p>42630</text:p>
          </table:table-cell>
          <table:table-cell office:value-type="float" office:value="172083834" calcext:value-type="float">
            <text:p>172083834</text:p>
          </table:table-cell>
          <table:table-cell office:value-type="float" office:value="9584" calcext:value-type="float">
            <text:p>9584</text:p>
          </table:table-cell>
          <table:table-cell office:value-type="float" office:value="159155670" calcext:value-type="float">
            <text:p>159155670</text:p>
          </table:table-cell>
          <table:table-cell office:value-type="float" office:value="71132672" calcext:value-type="float">
            <text:p>71132672</text:p>
          </table:table-cell>
        </table:table-row>
        <table:table-row table:style-name="ro1" table:visibility="collapse">
          <table:table-cell office:value-type="float" office:value="70000" calcext:value-type="float">
            <text:p>70000</text:p>
          </table:table-cell>
          <table:table-cell office:value-type="float" office:value="156547" calcext:value-type="float">
            <text:p>156547</text:p>
          </table:table-cell>
          <table:table-cell office:value-type="float" office:value="127128" calcext:value-type="float">
            <text:p>127128</text:p>
          </table:table-cell>
          <table:table-cell office:value-type="float" office:value="24332" calcext:value-type="float">
            <text:p>24332</text:p>
          </table:table-cell>
          <table:table-cell office:value-type="float" office:value="27577" calcext:value-type="float">
            <text:p>27577</text:p>
          </table:table-cell>
          <table:table-cell office:value-type="float" office:value="70378" calcext:value-type="float">
            <text:p>70378</text:p>
          </table:table-cell>
          <table:table-cell office:value-type="float" office:value="15485" calcext:value-type="float">
            <text:p>15485</text:p>
          </table:table-cell>
          <table:table-cell office:value-type="float" office:value="18340" calcext:value-type="float">
            <text:p>18340</text:p>
          </table:table-cell>
          <table:table-cell office:value-type="float" office:value="148499462" calcext:value-type="float">
            <text:p>148499462</text:p>
          </table:table-cell>
          <table:table-cell office:value-type="float" office:value="94583" calcext:value-type="float">
            <text:p>94583</text:p>
          </table:table-cell>
          <table:table-cell office:value-type="float" office:value="73960" calcext:value-type="float">
            <text:p>73960</text:p>
          </table:table-cell>
          <table:table-cell office:value-type="float" office:value="10956" calcext:value-type="float">
            <text:p>10956</text:p>
          </table:table-cell>
          <table:table-cell office:value-type="float" office:value="207820390" calcext:value-type="float">
            <text:p>207820390</text:p>
          </table:table-cell>
          <table:table-cell office:value-type="float" office:value="32290" calcext:value-type="float">
            <text:p>32290</text:p>
          </table:table-cell>
          <table:table-cell office:value-type="float" office:value="228427433" calcext:value-type="float">
            <text:p>228427433</text:p>
          </table:table-cell>
          <table:table-cell office:value-type="float" office:value="14876" calcext:value-type="float">
            <text:p>14876</text:p>
          </table:table-cell>
          <table:table-cell office:value-type="float" office:value="108994033" calcext:value-type="float">
            <text:p>108994033</text:p>
          </table:table-cell>
          <table:table-cell office:value-type="float" office:value="42306" calcext:value-type="float">
            <text:p>42306</text:p>
          </table:table-cell>
          <table:table-cell office:value-type="float" office:value="173482660" calcext:value-type="float">
            <text:p>173482660</text:p>
          </table:table-cell>
          <table:table-cell office:value-type="float" office:value="9294" calcext:value-type="float">
            <text:p>9294</text:p>
          </table:table-cell>
          <table:table-cell office:value-type="float" office:value="160211777" calcext:value-type="float">
            <text:p>160211777</text:p>
          </table:table-cell>
          <table:table-cell office:value-type="float" office:value="71173675" calcext:value-type="float">
            <text:p>71173675</text:p>
          </table:table-cell>
        </table:table-row>
        <table:table-row table:style-name="ro1" table:visibility="collapse">
          <table:table-cell office:value-type="float" office:value="70250" calcext:value-type="float">
            <text:p>70250</text:p>
          </table:table-cell>
          <table:table-cell office:value-type="float" office:value="163699" calcext:value-type="float">
            <text:p>163699</text:p>
          </table:table-cell>
          <table:table-cell office:value-type="float" office:value="131789" calcext:value-type="float">
            <text:p>131789</text:p>
          </table:table-cell>
          <table:table-cell office:value-type="float" office:value="23708" calcext:value-type="float">
            <text:p>23708</text:p>
          </table:table-cell>
          <table:table-cell office:value-type="float" office:value="27666" calcext:value-type="float">
            <text:p>27666</text:p>
          </table:table-cell>
          <table:table-cell office:value-type="float" office:value="64006" calcext:value-type="float">
            <text:p>64006</text:p>
          </table:table-cell>
          <table:table-cell office:value-type="float" office:value="15691" calcext:value-type="float">
            <text:p>15691</text:p>
          </table:table-cell>
          <table:table-cell office:value-type="float" office:value="16959" calcext:value-type="float">
            <text:p>16959</text:p>
          </table:table-cell>
          <table:table-cell office:value-type="float" office:value="158730489" calcext:value-type="float">
            <text:p>158730489</text:p>
          </table:table-cell>
          <table:table-cell office:value-type="float" office:value="92586" calcext:value-type="float">
            <text:p>92586</text:p>
          </table:table-cell>
          <table:table-cell office:value-type="float" office:value="82260" calcext:value-type="float">
            <text:p>82260</text:p>
          </table:table-cell>
          <table:table-cell office:value-type="float" office:value="10701" calcext:value-type="float">
            <text:p>10701</text:p>
          </table:table-cell>
          <table:table-cell office:value-type="float" office:value="208547960" calcext:value-type="float">
            <text:p>208547960</text:p>
          </table:table-cell>
          <table:table-cell office:value-type="float" office:value="32900" calcext:value-type="float">
            <text:p>32900</text:p>
          </table:table-cell>
          <table:table-cell office:value-type="float" office:value="223146828" calcext:value-type="float">
            <text:p>223146828</text:p>
          </table:table-cell>
          <table:table-cell office:value-type="float" office:value="15252" calcext:value-type="float">
            <text:p>15252</text:p>
          </table:table-cell>
          <table:table-cell office:value-type="float" office:value="104925240" calcext:value-type="float">
            <text:p>104925240</text:p>
          </table:table-cell>
          <table:table-cell office:value-type="float" office:value="41805" calcext:value-type="float">
            <text:p>41805</text:p>
          </table:table-cell>
          <table:table-cell office:value-type="float" office:value="173143384" calcext:value-type="float">
            <text:p>173143384</text:p>
          </table:table-cell>
          <table:table-cell office:value-type="float" office:value="9459" calcext:value-type="float">
            <text:p>9459</text:p>
          </table:table-cell>
          <table:table-cell office:value-type="float" office:value="161198012" calcext:value-type="float">
            <text:p>161198012</text:p>
          </table:table-cell>
          <table:table-cell office:value-type="float" office:value="71488786" calcext:value-type="float">
            <text:p>71488786</text:p>
          </table:table-cell>
        </table:table-row>
        <table:table-row table:style-name="ro1" table:visibility="collapse">
          <table:table-cell office:value-type="float" office:value="70500" calcext:value-type="float">
            <text:p>70500</text:p>
          </table:table-cell>
          <table:table-cell office:value-type="float" office:value="173636" calcext:value-type="float">
            <text:p>173636</text:p>
          </table:table-cell>
          <table:table-cell office:value-type="float" office:value="129987" calcext:value-type="float">
            <text:p>129987</text:p>
          </table:table-cell>
          <table:table-cell office:value-type="float" office:value="23619" calcext:value-type="float">
            <text:p>23619</text:p>
          </table:table-cell>
          <table:table-cell office:value-type="float" office:value="27716" calcext:value-type="float">
            <text:p>27716</text:p>
          </table:table-cell>
          <table:table-cell office:value-type="float" office:value="50788" calcext:value-type="float">
            <text:p>50788</text:p>
          </table:table-cell>
          <table:table-cell office:value-type="float" office:value="15874" calcext:value-type="float">
            <text:p>15874</text:p>
          </table:table-cell>
          <table:table-cell office:value-type="float" office:value="17043" calcext:value-type="float">
            <text:p>17043</text:p>
          </table:table-cell>
          <table:table-cell office:value-type="float" office:value="156219053" calcext:value-type="float">
            <text:p>156219053</text:p>
          </table:table-cell>
          <table:table-cell office:value-type="float" office:value="86340" calcext:value-type="float">
            <text:p>86340</text:p>
          </table:table-cell>
          <table:table-cell office:value-type="float" office:value="80172" calcext:value-type="float">
            <text:p>80172</text:p>
          </table:table-cell>
          <table:table-cell office:value-type="float" office:value="11386" calcext:value-type="float">
            <text:p>11386</text:p>
          </table:table-cell>
          <table:table-cell office:value-type="float" office:value="220551753" calcext:value-type="float">
            <text:p>220551753</text:p>
          </table:table-cell>
          <table:table-cell office:value-type="float" office:value="61387" calcext:value-type="float">
            <text:p>61387</text:p>
          </table:table-cell>
          <table:table-cell office:value-type="float" office:value="226326579" calcext:value-type="float">
            <text:p>226326579</text:p>
          </table:table-cell>
          <table:table-cell office:value-type="float" office:value="15832" calcext:value-type="float">
            <text:p>15832</text:p>
          </table:table-cell>
          <table:table-cell office:value-type="float" office:value="105057456" calcext:value-type="float">
            <text:p>105057456</text:p>
          </table:table-cell>
          <table:table-cell office:value-type="float" office:value="48304" calcext:value-type="float">
            <text:p>48304</text:p>
          </table:table-cell>
          <table:table-cell office:value-type="float" office:value="177629433" calcext:value-type="float">
            <text:p>177629433</text:p>
          </table:table-cell>
          <table:table-cell office:value-type="float" office:value="9418" calcext:value-type="float">
            <text:p>9418</text:p>
          </table:table-cell>
          <table:table-cell office:value-type="float" office:value="162937418" calcext:value-type="float">
            <text:p>162937418</text:p>
          </table:table-cell>
          <table:table-cell office:value-type="float" office:value="71790526" calcext:value-type="float">
            <text:p>71790526</text:p>
          </table:table-cell>
        </table:table-row>
        <table:table-row table:style-name="ro1" table:visibility="collapse">
          <table:table-cell office:value-type="float" office:value="70750" calcext:value-type="float">
            <text:p>70750</text:p>
          </table:table-cell>
          <table:table-cell office:value-type="float" office:value="168130" calcext:value-type="float">
            <text:p>168130</text:p>
          </table:table-cell>
          <table:table-cell office:value-type="float" office:value="145760" calcext:value-type="float">
            <text:p>145760</text:p>
          </table:table-cell>
          <table:table-cell office:value-type="float" office:value="23714" calcext:value-type="float">
            <text:p>23714</text:p>
          </table:table-cell>
          <table:table-cell office:value-type="float" office:value="27788" calcext:value-type="float">
            <text:p>27788</text:p>
          </table:table-cell>
          <table:table-cell office:value-type="float" office:value="62298" calcext:value-type="float">
            <text:p>62298</text:p>
          </table:table-cell>
          <table:table-cell office:value-type="float" office:value="15517" calcext:value-type="float">
            <text:p>15517</text:p>
          </table:table-cell>
          <table:table-cell office:value-type="float" office:value="16565" calcext:value-type="float">
            <text:p>16565</text:p>
          </table:table-cell>
          <table:table-cell office:value-type="float" office:value="152388812" calcext:value-type="float">
            <text:p>152388812</text:p>
          </table:table-cell>
          <table:table-cell office:value-type="float" office:value="91835" calcext:value-type="float">
            <text:p>91835</text:p>
          </table:table-cell>
          <table:table-cell office:value-type="float" office:value="84754" calcext:value-type="float">
            <text:p>84754</text:p>
          </table:table-cell>
          <table:table-cell office:value-type="float" office:value="11494" calcext:value-type="float">
            <text:p>11494</text:p>
          </table:table-cell>
          <table:table-cell office:value-type="float" office:value="215442357" calcext:value-type="float">
            <text:p>215442357</text:p>
          </table:table-cell>
          <table:table-cell office:value-type="float" office:value="36409" calcext:value-type="float">
            <text:p>36409</text:p>
          </table:table-cell>
          <table:table-cell office:value-type="float" office:value="234775043" calcext:value-type="float">
            <text:p>234775043</text:p>
          </table:table-cell>
          <table:table-cell office:value-type="float" office:value="14433" calcext:value-type="float">
            <text:p>14433</text:p>
          </table:table-cell>
          <table:table-cell office:value-type="float" office:value="106493535" calcext:value-type="float">
            <text:p>106493535</text:p>
          </table:table-cell>
          <table:table-cell office:value-type="float" office:value="51860" calcext:value-type="float">
            <text:p>51860</text:p>
          </table:table-cell>
          <table:table-cell office:value-type="float" office:value="174105753" calcext:value-type="float">
            <text:p>174105753</text:p>
          </table:table-cell>
          <table:table-cell office:value-type="float" office:value="9545" calcext:value-type="float">
            <text:p>9545</text:p>
          </table:table-cell>
          <table:table-cell office:value-type="float" office:value="162421209" calcext:value-type="float">
            <text:p>162421209</text:p>
          </table:table-cell>
          <table:table-cell office:value-type="float" office:value="71972274" calcext:value-type="float">
            <text:p>71972274</text:p>
          </table:table-cell>
        </table:table-row>
        <table:table-row table:style-name="ro1" table:visibility="collapse">
          <table:table-cell office:value-type="float" office:value="71000" calcext:value-type="float">
            <text:p>71000</text:p>
          </table:table-cell>
          <table:table-cell office:value-type="float" office:value="162302" calcext:value-type="float">
            <text:p>162302</text:p>
          </table:table-cell>
          <table:table-cell office:value-type="float" office:value="125661" calcext:value-type="float">
            <text:p>125661</text:p>
          </table:table-cell>
          <table:table-cell office:value-type="float" office:value="23571" calcext:value-type="float">
            <text:p>23571</text:p>
          </table:table-cell>
          <table:table-cell office:value-type="float" office:value="29255" calcext:value-type="float">
            <text:p>29255</text:p>
          </table:table-cell>
          <table:table-cell office:value-type="float" office:value="52837" calcext:value-type="float">
            <text:p>52837</text:p>
          </table:table-cell>
          <table:table-cell office:value-type="float" office:value="16363" calcext:value-type="float">
            <text:p>16363</text:p>
          </table:table-cell>
          <table:table-cell office:value-type="float" office:value="17665" calcext:value-type="float">
            <text:p>17665</text:p>
          </table:table-cell>
          <table:table-cell office:value-type="float" office:value="153081171" calcext:value-type="float">
            <text:p>153081171</text:p>
          </table:table-cell>
          <table:table-cell office:value-type="float" office:value="95425" calcext:value-type="float">
            <text:p>95425</text:p>
          </table:table-cell>
          <table:table-cell office:value-type="float" office:value="76918" calcext:value-type="float">
            <text:p>76918</text:p>
          </table:table-cell>
          <table:table-cell office:value-type="float" office:value="10906" calcext:value-type="float">
            <text:p>10906</text:p>
          </table:table-cell>
          <table:table-cell office:value-type="float" office:value="215824204" calcext:value-type="float">
            <text:p>215824204</text:p>
          </table:table-cell>
          <table:table-cell office:value-type="float" office:value="36511" calcext:value-type="float">
            <text:p>36511</text:p>
          </table:table-cell>
          <table:table-cell office:value-type="float" office:value="225648681" calcext:value-type="float">
            <text:p>225648681</text:p>
          </table:table-cell>
          <table:table-cell office:value-type="float" office:value="16457" calcext:value-type="float">
            <text:p>16457</text:p>
          </table:table-cell>
          <table:table-cell office:value-type="float" office:value="106653834" calcext:value-type="float">
            <text:p>106653834</text:p>
          </table:table-cell>
          <table:table-cell office:value-type="float" office:value="49796" calcext:value-type="float">
            <text:p>49796</text:p>
          </table:table-cell>
          <table:table-cell office:value-type="float" office:value="173162996" calcext:value-type="float">
            <text:p>173162996</text:p>
          </table:table-cell>
          <table:table-cell office:value-type="float" office:value="9458" calcext:value-type="float">
            <text:p>9458</text:p>
          </table:table-cell>
          <table:table-cell office:value-type="float" office:value="164108871" calcext:value-type="float">
            <text:p>164108871</text:p>
          </table:table-cell>
          <table:table-cell office:value-type="float" office:value="72331563" calcext:value-type="float">
            <text:p>72331563</text:p>
          </table:table-cell>
        </table:table-row>
        <table:table-row table:style-name="ro1" table:visibility="collapse">
          <table:table-cell office:value-type="float" office:value="71250" calcext:value-type="float">
            <text:p>71250</text:p>
          </table:table-cell>
          <table:table-cell office:value-type="float" office:value="163295" calcext:value-type="float">
            <text:p>163295</text:p>
          </table:table-cell>
          <table:table-cell office:value-type="float" office:value="138507" calcext:value-type="float">
            <text:p>138507</text:p>
          </table:table-cell>
          <table:table-cell office:value-type="float" office:value="23360" calcext:value-type="float">
            <text:p>23360</text:p>
          </table:table-cell>
          <table:table-cell office:value-type="float" office:value="28675" calcext:value-type="float">
            <text:p>28675</text:p>
          </table:table-cell>
          <table:table-cell office:value-type="float" office:value="60639" calcext:value-type="float">
            <text:p>60639</text:p>
          </table:table-cell>
          <table:table-cell office:value-type="float" office:value="16269" calcext:value-type="float">
            <text:p>16269</text:p>
          </table:table-cell>
          <table:table-cell office:value-type="float" office:value="17420" calcext:value-type="float">
            <text:p>17420</text:p>
          </table:table-cell>
          <table:table-cell office:value-type="float" office:value="166561429" calcext:value-type="float">
            <text:p>166561429</text:p>
          </table:table-cell>
          <table:table-cell office:value-type="float" office:value="94323" calcext:value-type="float">
            <text:p>94323</text:p>
          </table:table-cell>
          <table:table-cell office:value-type="float" office:value="82460" calcext:value-type="float">
            <text:p>82460</text:p>
          </table:table-cell>
          <table:table-cell office:value-type="float" office:value="10705" calcext:value-type="float">
            <text:p>10705</text:p>
          </table:table-cell>
          <table:table-cell office:value-type="float" office:value="225441819" calcext:value-type="float">
            <text:p>225441819</text:p>
          </table:table-cell>
          <table:table-cell office:value-type="float" office:value="35751" calcext:value-type="float">
            <text:p>35751</text:p>
          </table:table-cell>
          <table:table-cell office:value-type="float" office:value="239133253" calcext:value-type="float">
            <text:p>239133253</text:p>
          </table:table-cell>
          <table:table-cell office:value-type="float" office:value="15223" calcext:value-type="float">
            <text:p>15223</text:p>
          </table:table-cell>
          <table:table-cell office:value-type="float" office:value="115103162" calcext:value-type="float">
            <text:p>115103162</text:p>
          </table:table-cell>
          <table:table-cell office:value-type="float" office:value="49452" calcext:value-type="float">
            <text:p>49452</text:p>
          </table:table-cell>
          <table:table-cell office:value-type="float" office:value="175709603" calcext:value-type="float">
            <text:p>175709603</text:p>
          </table:table-cell>
          <table:table-cell office:value-type="float" office:value="9296" calcext:value-type="float">
            <text:p>9296</text:p>
          </table:table-cell>
          <table:table-cell office:value-type="float" office:value="164677223" calcext:value-type="float">
            <text:p>164677223</text:p>
          </table:table-cell>
          <table:table-cell office:value-type="float" office:value="72703716" calcext:value-type="float">
            <text:p>72703716</text:p>
          </table:table-cell>
        </table:table-row>
        <table:table-row table:style-name="ro1" table:visibility="collapse">
          <table:table-cell office:value-type="float" office:value="71500" calcext:value-type="float">
            <text:p>71500</text:p>
          </table:table-cell>
          <table:table-cell office:value-type="float" office:value="182503" calcext:value-type="float">
            <text:p>182503</text:p>
          </table:table-cell>
          <table:table-cell office:value-type="float" office:value="137919" calcext:value-type="float">
            <text:p>137919</text:p>
          </table:table-cell>
          <table:table-cell office:value-type="float" office:value="23328" calcext:value-type="float">
            <text:p>23328</text:p>
          </table:table-cell>
          <table:table-cell office:value-type="float" office:value="27092" calcext:value-type="float">
            <text:p>27092</text:p>
          </table:table-cell>
          <table:table-cell office:value-type="float" office:value="56373" calcext:value-type="float">
            <text:p>56373</text:p>
          </table:table-cell>
          <table:table-cell office:value-type="float" office:value="15625" calcext:value-type="float">
            <text:p>15625</text:p>
          </table:table-cell>
          <table:table-cell office:value-type="float" office:value="17434" calcext:value-type="float">
            <text:p>17434</text:p>
          </table:table-cell>
          <table:table-cell office:value-type="float" office:value="155320816" calcext:value-type="float">
            <text:p>155320816</text:p>
          </table:table-cell>
          <table:table-cell office:value-type="float" office:value="98461" calcext:value-type="float">
            <text:p>98461</text:p>
          </table:table-cell>
          <table:table-cell office:value-type="float" office:value="80543" calcext:value-type="float">
            <text:p>80543</text:p>
          </table:table-cell>
          <table:table-cell office:value-type="float" office:value="10915" calcext:value-type="float">
            <text:p>10915</text:p>
          </table:table-cell>
          <table:table-cell office:value-type="float" office:value="224199842" calcext:value-type="float">
            <text:p>224199842</text:p>
          </table:table-cell>
          <table:table-cell office:value-type="float" office:value="34795" calcext:value-type="float">
            <text:p>34795</text:p>
          </table:table-cell>
          <table:table-cell office:value-type="float" office:value="241368321" calcext:value-type="float">
            <text:p>241368321</text:p>
          </table:table-cell>
          <table:table-cell office:value-type="float" office:value="15417" calcext:value-type="float">
            <text:p>15417</text:p>
          </table:table-cell>
          <table:table-cell office:value-type="float" office:value="107515935" calcext:value-type="float">
            <text:p>107515935</text:p>
          </table:table-cell>
          <table:table-cell office:value-type="float" office:value="45765" calcext:value-type="float">
            <text:p>45765</text:p>
          </table:table-cell>
          <table:table-cell office:value-type="float" office:value="175073540" calcext:value-type="float">
            <text:p>175073540</text:p>
          </table:table-cell>
          <table:table-cell office:value-type="float" office:value="9629" calcext:value-type="float">
            <text:p>9629</text:p>
          </table:table-cell>
          <table:table-cell office:value-type="float" office:value="168308353" calcext:value-type="float">
            <text:p>168308353</text:p>
          </table:table-cell>
          <table:table-cell office:value-type="float" office:value="72900138" calcext:value-type="float">
            <text:p>72900138</text:p>
          </table:table-cell>
        </table:table-row>
        <table:table-row table:style-name="ro1" table:visibility="collapse">
          <table:table-cell office:value-type="float" office:value="71750" calcext:value-type="float">
            <text:p>71750</text:p>
          </table:table-cell>
          <table:table-cell office:value-type="float" office:value="151294" calcext:value-type="float">
            <text:p>151294</text:p>
          </table:table-cell>
          <table:table-cell office:value-type="float" office:value="142877" calcext:value-type="float">
            <text:p>142877</text:p>
          </table:table-cell>
          <table:table-cell office:value-type="float" office:value="23253" calcext:value-type="float">
            <text:p>23253</text:p>
          </table:table-cell>
          <table:table-cell office:value-type="float" office:value="27625" calcext:value-type="float">
            <text:p>27625</text:p>
          </table:table-cell>
          <table:table-cell office:value-type="float" office:value="53166" calcext:value-type="float">
            <text:p>53166</text:p>
          </table:table-cell>
          <table:table-cell office:value-type="float" office:value="14592" calcext:value-type="float">
            <text:p>14592</text:p>
          </table:table-cell>
          <table:table-cell office:value-type="float" office:value="17841" calcext:value-type="float">
            <text:p>17841</text:p>
          </table:table-cell>
          <table:table-cell office:value-type="float" office:value="154924639" calcext:value-type="float">
            <text:p>154924639</text:p>
          </table:table-cell>
          <table:table-cell office:value-type="float" office:value="96082" calcext:value-type="float">
            <text:p>96082</text:p>
          </table:table-cell>
          <table:table-cell office:value-type="float" office:value="89010" calcext:value-type="float">
            <text:p>89010</text:p>
          </table:table-cell>
          <table:table-cell office:value-type="float" office:value="10968" calcext:value-type="float">
            <text:p>10968</text:p>
          </table:table-cell>
          <table:table-cell office:value-type="float" office:value="236391302" calcext:value-type="float">
            <text:p>236391302</text:p>
          </table:table-cell>
          <table:table-cell office:value-type="float" office:value="33836" calcext:value-type="float">
            <text:p>33836</text:p>
          </table:table-cell>
          <table:table-cell office:value-type="float" office:value="244771497" calcext:value-type="float">
            <text:p>244771497</text:p>
          </table:table-cell>
          <table:table-cell office:value-type="float" office:value="15411" calcext:value-type="float">
            <text:p>15411</text:p>
          </table:table-cell>
          <table:table-cell office:value-type="float" office:value="110714197" calcext:value-type="float">
            <text:p>110714197</text:p>
          </table:table-cell>
          <table:table-cell office:value-type="float" office:value="46133" calcext:value-type="float">
            <text:p>46133</text:p>
          </table:table-cell>
          <table:table-cell office:value-type="float" office:value="177278588" calcext:value-type="float">
            <text:p>177278588</text:p>
          </table:table-cell>
          <table:table-cell office:value-type="float" office:value="9412" calcext:value-type="float">
            <text:p>9412</text:p>
          </table:table-cell>
          <table:table-cell office:value-type="float" office:value="166750864" calcext:value-type="float">
            <text:p>166750864</text:p>
          </table:table-cell>
          <table:table-cell office:value-type="float" office:value="72998968" calcext:value-type="float">
            <text:p>72998968</text:p>
          </table:table-cell>
        </table:table-row>
        <table:table-row table:style-name="ro1" table:visibility="collapse">
          <table:table-cell office:value-type="float" office:value="72000" calcext:value-type="float">
            <text:p>72000</text:p>
          </table:table-cell>
          <table:table-cell office:value-type="float" office:value="170132" calcext:value-type="float">
            <text:p>170132</text:p>
          </table:table-cell>
          <table:table-cell office:value-type="float" office:value="139545" calcext:value-type="float">
            <text:p>139545</text:p>
          </table:table-cell>
          <table:table-cell office:value-type="float" office:value="23043" calcext:value-type="float">
            <text:p>23043</text:p>
          </table:table-cell>
          <table:table-cell office:value-type="float" office:value="26822" calcext:value-type="float">
            <text:p>26822</text:p>
          </table:table-cell>
          <table:table-cell office:value-type="float" office:value="53628" calcext:value-type="float">
            <text:p>53628</text:p>
          </table:table-cell>
          <table:table-cell office:value-type="float" office:value="15873" calcext:value-type="float">
            <text:p>15873</text:p>
          </table:table-cell>
          <table:table-cell office:value-type="float" office:value="16166" calcext:value-type="float">
            <text:p>16166</text:p>
          </table:table-cell>
          <table:table-cell office:value-type="float" office:value="160969386" calcext:value-type="float">
            <text:p>160969386</text:p>
          </table:table-cell>
          <table:table-cell office:value-type="float" office:value="84544" calcext:value-type="float">
            <text:p>84544</text:p>
          </table:table-cell>
          <table:table-cell office:value-type="float" office:value="77478" calcext:value-type="float">
            <text:p>77478</text:p>
          </table:table-cell>
          <table:table-cell office:value-type="float" office:value="10880" calcext:value-type="float">
            <text:p>10880</text:p>
          </table:table-cell>
          <table:table-cell office:value-type="float" office:value="231315203" calcext:value-type="float">
            <text:p>231315203</text:p>
          </table:table-cell>
          <table:table-cell office:value-type="float" office:value="34402" calcext:value-type="float">
            <text:p>34402</text:p>
          </table:table-cell>
          <table:table-cell office:value-type="float" office:value="248755411" calcext:value-type="float">
            <text:p>248755411</text:p>
          </table:table-cell>
          <table:table-cell office:value-type="float" office:value="15641" calcext:value-type="float">
            <text:p>15641</text:p>
          </table:table-cell>
          <table:table-cell office:value-type="float" office:value="112772634" calcext:value-type="float">
            <text:p>112772634</text:p>
          </table:table-cell>
          <table:table-cell office:value-type="float" office:value="46248" calcext:value-type="float">
            <text:p>46248</text:p>
          </table:table-cell>
          <table:table-cell office:value-type="float" office:value="177079744" calcext:value-type="float">
            <text:p>177079744</text:p>
          </table:table-cell>
          <table:table-cell office:value-type="float" office:value="9709" calcext:value-type="float">
            <text:p>9709</text:p>
          </table:table-cell>
          <table:table-cell office:value-type="float" office:value="166402999" calcext:value-type="float">
            <text:p>166402999</text:p>
          </table:table-cell>
          <table:table-cell office:value-type="float" office:value="73389993" calcext:value-type="float">
            <text:p>73389993</text:p>
          </table:table-cell>
        </table:table-row>
        <table:table-row table:style-name="ro1" table:visibility="collapse">
          <table:table-cell office:value-type="float" office:value="72250" calcext:value-type="float">
            <text:p>72250</text:p>
          </table:table-cell>
          <table:table-cell office:value-type="float" office:value="168251" calcext:value-type="float">
            <text:p>168251</text:p>
          </table:table-cell>
          <table:table-cell office:value-type="float" office:value="143552" calcext:value-type="float">
            <text:p>143552</text:p>
          </table:table-cell>
          <table:table-cell office:value-type="float" office:value="23211" calcext:value-type="float">
            <text:p>23211</text:p>
          </table:table-cell>
          <table:table-cell office:value-type="float" office:value="27512" calcext:value-type="float">
            <text:p>27512</text:p>
          </table:table-cell>
          <table:table-cell office:value-type="float" office:value="55262" calcext:value-type="float">
            <text:p>55262</text:p>
          </table:table-cell>
          <table:table-cell office:value-type="float" office:value="14726" calcext:value-type="float">
            <text:p>14726</text:p>
          </table:table-cell>
          <table:table-cell office:value-type="float" office:value="17625" calcext:value-type="float">
            <text:p>17625</text:p>
          </table:table-cell>
          <table:table-cell office:value-type="float" office:value="159629861" calcext:value-type="float">
            <text:p>159629861</text:p>
          </table:table-cell>
          <table:table-cell office:value-type="float" office:value="86678" calcext:value-type="float">
            <text:p>86678</text:p>
          </table:table-cell>
          <table:table-cell office:value-type="float" office:value="74538" calcext:value-type="float">
            <text:p>74538</text:p>
          </table:table-cell>
          <table:table-cell office:value-type="float" office:value="10952" calcext:value-type="float">
            <text:p>10952</text:p>
          </table:table-cell>
          <table:table-cell office:value-type="float" office:value="236755946" calcext:value-type="float">
            <text:p>236755946</text:p>
          </table:table-cell>
          <table:table-cell office:value-type="float" office:value="33690" calcext:value-type="float">
            <text:p>33690</text:p>
          </table:table-cell>
          <table:table-cell office:value-type="float" office:value="235195974" calcext:value-type="float">
            <text:p>235195974</text:p>
          </table:table-cell>
          <table:table-cell office:value-type="float" office:value="15132" calcext:value-type="float">
            <text:p>15132</text:p>
          </table:table-cell>
          <table:table-cell office:value-type="float" office:value="115573728" calcext:value-type="float">
            <text:p>115573728</text:p>
          </table:table-cell>
          <table:table-cell office:value-type="float" office:value="46501" calcext:value-type="float">
            <text:p>46501</text:p>
          </table:table-cell>
          <table:table-cell office:value-type="float" office:value="180981359" calcext:value-type="float">
            <text:p>180981359</text:p>
          </table:table-cell>
          <table:table-cell office:value-type="float" office:value="9330" calcext:value-type="float">
            <text:p>9330</text:p>
          </table:table-cell>
          <table:table-cell office:value-type="float" office:value="167841621" calcext:value-type="float">
            <text:p>167841621</text:p>
          </table:table-cell>
          <table:table-cell office:value-type="float" office:value="73791905" calcext:value-type="float">
            <text:p>73791905</text:p>
          </table:table-cell>
        </table:table-row>
        <table:table-row table:style-name="ro1" table:visibility="collapse">
          <table:table-cell office:value-type="float" office:value="72500" calcext:value-type="float">
            <text:p>72500</text:p>
          </table:table-cell>
          <table:table-cell office:value-type="float" office:value="158763" calcext:value-type="float">
            <text:p>158763</text:p>
          </table:table-cell>
          <table:table-cell office:value-type="float" office:value="154574" calcext:value-type="float">
            <text:p>154574</text:p>
          </table:table-cell>
          <table:table-cell office:value-type="float" office:value="23167" calcext:value-type="float">
            <text:p>23167</text:p>
          </table:table-cell>
          <table:table-cell office:value-type="float" office:value="27506" calcext:value-type="float">
            <text:p>27506</text:p>
          </table:table-cell>
          <table:table-cell office:value-type="float" office:value="49385" calcext:value-type="float">
            <text:p>49385</text:p>
          </table:table-cell>
          <table:table-cell office:value-type="float" office:value="17214" calcext:value-type="float">
            <text:p>17214</text:p>
          </table:table-cell>
          <table:table-cell office:value-type="float" office:value="18040" calcext:value-type="float">
            <text:p>18040</text:p>
          </table:table-cell>
          <table:table-cell office:value-type="float" office:value="157816473" calcext:value-type="float">
            <text:p>157816473</text:p>
          </table:table-cell>
          <table:table-cell office:value-type="float" office:value="96251" calcext:value-type="float">
            <text:p>96251</text:p>
          </table:table-cell>
          <table:table-cell office:value-type="float" office:value="69950" calcext:value-type="float">
            <text:p>69950</text:p>
          </table:table-cell>
          <table:table-cell office:value-type="float" office:value="10777" calcext:value-type="float">
            <text:p>10777</text:p>
          </table:table-cell>
          <table:table-cell office:value-type="float" office:value="230278250" calcext:value-type="float">
            <text:p>230278250</text:p>
          </table:table-cell>
          <table:table-cell office:value-type="float" office:value="36215" calcext:value-type="float">
            <text:p>36215</text:p>
          </table:table-cell>
          <table:table-cell office:value-type="float" office:value="260565881" calcext:value-type="float">
            <text:p>260565881</text:p>
          </table:table-cell>
          <table:table-cell office:value-type="float" office:value="15070" calcext:value-type="float">
            <text:p>15070</text:p>
          </table:table-cell>
          <table:table-cell office:value-type="float" office:value="112035081" calcext:value-type="float">
            <text:p>112035081</text:p>
          </table:table-cell>
          <table:table-cell office:value-type="float" office:value="44215" calcext:value-type="float">
            <text:p>44215</text:p>
          </table:table-cell>
          <table:table-cell office:value-type="float" office:value="177152898" calcext:value-type="float">
            <text:p>177152898</text:p>
          </table:table-cell>
          <table:table-cell office:value-type="float" office:value="9376" calcext:value-type="float">
            <text:p>9376</text:p>
          </table:table-cell>
          <table:table-cell office:value-type="float" office:value="168609016" calcext:value-type="float">
            <text:p>168609016</text:p>
          </table:table-cell>
          <table:table-cell office:value-type="float" office:value="74068212" calcext:value-type="float">
            <text:p>74068212</text:p>
          </table:table-cell>
        </table:table-row>
        <table:table-row table:style-name="ro1" table:visibility="collapse">
          <table:table-cell office:value-type="float" office:value="72750" calcext:value-type="float">
            <text:p>72750</text:p>
          </table:table-cell>
          <table:table-cell office:value-type="float" office:value="158345" calcext:value-type="float">
            <text:p>158345</text:p>
          </table:table-cell>
          <table:table-cell office:value-type="float" office:value="152511" calcext:value-type="float">
            <text:p>152511</text:p>
          </table:table-cell>
          <table:table-cell office:value-type="float" office:value="23295" calcext:value-type="float">
            <text:p>23295</text:p>
          </table:table-cell>
          <table:table-cell office:value-type="float" office:value="27923" calcext:value-type="float">
            <text:p>27923</text:p>
          </table:table-cell>
          <table:table-cell office:value-type="float" office:value="48755" calcext:value-type="float">
            <text:p>48755</text:p>
          </table:table-cell>
          <table:table-cell office:value-type="float" office:value="17478" calcext:value-type="float">
            <text:p>17478</text:p>
          </table:table-cell>
          <table:table-cell office:value-type="float" office:value="17235" calcext:value-type="float">
            <text:p>17235</text:p>
          </table:table-cell>
          <table:table-cell office:value-type="float" office:value="162291725" calcext:value-type="float">
            <text:p>162291725</text:p>
          </table:table-cell>
          <table:table-cell office:value-type="float" office:value="95301" calcext:value-type="float">
            <text:p>95301</text:p>
          </table:table-cell>
          <table:table-cell office:value-type="float" office:value="75205" calcext:value-type="float">
            <text:p>75205</text:p>
          </table:table-cell>
          <table:table-cell office:value-type="float" office:value="10775" calcext:value-type="float">
            <text:p>10775</text:p>
          </table:table-cell>
          <table:table-cell office:value-type="float" office:value="232012845" calcext:value-type="float">
            <text:p>232012845</text:p>
          </table:table-cell>
          <table:table-cell office:value-type="float" office:value="35290" calcext:value-type="float">
            <text:p>35290</text:p>
          </table:table-cell>
          <table:table-cell office:value-type="float" office:value="236964028" calcext:value-type="float">
            <text:p>236964028</text:p>
          </table:table-cell>
          <table:table-cell office:value-type="float" office:value="14751" calcext:value-type="float">
            <text:p>14751</text:p>
          </table:table-cell>
          <table:table-cell office:value-type="float" office:value="116099653" calcext:value-type="float">
            <text:p>116099653</text:p>
          </table:table-cell>
          <table:table-cell office:value-type="float" office:value="43709" calcext:value-type="float">
            <text:p>43709</text:p>
          </table:table-cell>
          <table:table-cell office:value-type="float" office:value="181543365" calcext:value-type="float">
            <text:p>181543365</text:p>
          </table:table-cell>
          <table:table-cell office:value-type="float" office:value="9248" calcext:value-type="float">
            <text:p>9248</text:p>
          </table:table-cell>
          <table:table-cell office:value-type="float" office:value="168742853" calcext:value-type="float">
            <text:p>168742853</text:p>
          </table:table-cell>
          <table:table-cell office:value-type="float" office:value="75045228" calcext:value-type="float">
            <text:p>75045228</text:p>
          </table:table-cell>
        </table:table-row>
        <table:table-row table:style-name="ro1" table:visibility="collapse">
          <table:table-cell office:value-type="float" office:value="73000" calcext:value-type="float">
            <text:p>73000</text:p>
          </table:table-cell>
          <table:table-cell office:value-type="float" office:value="168699" calcext:value-type="float">
            <text:p>168699</text:p>
          </table:table-cell>
          <table:table-cell office:value-type="float" office:value="141338" calcext:value-type="float">
            <text:p>141338</text:p>
          </table:table-cell>
          <table:table-cell office:value-type="float" office:value="23364" calcext:value-type="float">
            <text:p>23364</text:p>
          </table:table-cell>
          <table:table-cell office:value-type="float" office:value="27963" calcext:value-type="float">
            <text:p>27963</text:p>
          </table:table-cell>
          <table:table-cell office:value-type="float" office:value="50302" calcext:value-type="float">
            <text:p>50302</text:p>
          </table:table-cell>
          <table:table-cell office:value-type="float" office:value="15957" calcext:value-type="float">
            <text:p>15957</text:p>
          </table:table-cell>
          <table:table-cell office:value-type="float" office:value="17082" calcext:value-type="float">
            <text:p>17082</text:p>
          </table:table-cell>
          <table:table-cell office:value-type="float" office:value="165241440" calcext:value-type="float">
            <text:p>165241440</text:p>
          </table:table-cell>
          <table:table-cell office:value-type="float" office:value="92253" calcext:value-type="float">
            <text:p>92253</text:p>
          </table:table-cell>
          <table:table-cell office:value-type="float" office:value="87922" calcext:value-type="float">
            <text:p>87922</text:p>
          </table:table-cell>
          <table:table-cell office:value-type="float" office:value="11054" calcext:value-type="float">
            <text:p>11054</text:p>
          </table:table-cell>
          <table:table-cell office:value-type="float" office:value="234754047" calcext:value-type="float">
            <text:p>234754047</text:p>
          </table:table-cell>
          <table:table-cell office:value-type="float" office:value="33320" calcext:value-type="float">
            <text:p>33320</text:p>
          </table:table-cell>
          <table:table-cell office:value-type="float" office:value="238188730" calcext:value-type="float">
            <text:p>238188730</text:p>
          </table:table-cell>
          <table:table-cell office:value-type="float" office:value="14607" calcext:value-type="float">
            <text:p>14607</text:p>
          </table:table-cell>
          <table:table-cell office:value-type="float" office:value="113197452" calcext:value-type="float">
            <text:p>113197452</text:p>
          </table:table-cell>
          <table:table-cell office:value-type="float" office:value="63423" calcext:value-type="float">
            <text:p>63423</text:p>
          </table:table-cell>
          <table:table-cell office:value-type="float" office:value="182956089" calcext:value-type="float">
            <text:p>182956089</text:p>
          </table:table-cell>
          <table:table-cell office:value-type="float" office:value="8832" calcext:value-type="float">
            <text:p>8832</text:p>
          </table:table-cell>
          <table:table-cell office:value-type="float" office:value="170416771" calcext:value-type="float">
            <text:p>170416771</text:p>
          </table:table-cell>
          <table:table-cell office:value-type="float" office:value="74870276" calcext:value-type="float">
            <text:p>74870276</text:p>
          </table:table-cell>
        </table:table-row>
        <table:table-row table:style-name="ro1" table:visibility="collapse">
          <table:table-cell office:value-type="float" office:value="73250" calcext:value-type="float">
            <text:p>73250</text:p>
          </table:table-cell>
          <table:table-cell office:value-type="float" office:value="159792" calcext:value-type="float">
            <text:p>159792</text:p>
          </table:table-cell>
          <table:table-cell office:value-type="float" office:value="143332" calcext:value-type="float">
            <text:p>143332</text:p>
          </table:table-cell>
          <table:table-cell office:value-type="float" office:value="23624" calcext:value-type="float">
            <text:p>23624</text:p>
          </table:table-cell>
          <table:table-cell office:value-type="float" office:value="27789" calcext:value-type="float">
            <text:p>27789</text:p>
          </table:table-cell>
          <table:table-cell office:value-type="float" office:value="51185" calcext:value-type="float">
            <text:p>51185</text:p>
          </table:table-cell>
          <table:table-cell office:value-type="float" office:value="16231" calcext:value-type="float">
            <text:p>16231</text:p>
          </table:table-cell>
          <table:table-cell office:value-type="float" office:value="16889" calcext:value-type="float">
            <text:p>16889</text:p>
          </table:table-cell>
          <table:table-cell office:value-type="float" office:value="159310183" calcext:value-type="float">
            <text:p>159310183</text:p>
          </table:table-cell>
          <table:table-cell office:value-type="float" office:value="82801" calcext:value-type="float">
            <text:p>82801</text:p>
          </table:table-cell>
          <table:table-cell office:value-type="float" office:value="80920" calcext:value-type="float">
            <text:p>80920</text:p>
          </table:table-cell>
          <table:table-cell office:value-type="float" office:value="10656" calcext:value-type="float">
            <text:p>10656</text:p>
          </table:table-cell>
          <table:table-cell office:value-type="float" office:value="244504757" calcext:value-type="float">
            <text:p>244504757</text:p>
          </table:table-cell>
          <table:table-cell office:value-type="float" office:value="33914" calcext:value-type="float">
            <text:p>33914</text:p>
          </table:table-cell>
          <table:table-cell office:value-type="float" office:value="252673205" calcext:value-type="float">
            <text:p>252673205</text:p>
          </table:table-cell>
          <table:table-cell office:value-type="float" office:value="15708" calcext:value-type="float">
            <text:p>15708</text:p>
          </table:table-cell>
          <table:table-cell office:value-type="float" office:value="114561619" calcext:value-type="float">
            <text:p>114561619</text:p>
          </table:table-cell>
          <table:table-cell office:value-type="float" office:value="54430" calcext:value-type="float">
            <text:p>54430</text:p>
          </table:table-cell>
          <table:table-cell office:value-type="float" office:value="178993315" calcext:value-type="float">
            <text:p>178993315</text:p>
          </table:table-cell>
          <table:table-cell office:value-type="float" office:value="9580" calcext:value-type="float">
            <text:p>9580</text:p>
          </table:table-cell>
          <table:table-cell office:value-type="float" office:value="172063500" calcext:value-type="float">
            <text:p>172063500</text:p>
          </table:table-cell>
          <table:table-cell office:value-type="float" office:value="74820392" calcext:value-type="float">
            <text:p>74820392</text:p>
          </table:table-cell>
        </table:table-row>
        <table:table-row table:style-name="ro1" table:visibility="collapse">
          <table:table-cell office:value-type="float" office:value="73500" calcext:value-type="float">
            <text:p>73500</text:p>
          </table:table-cell>
          <table:table-cell office:value-type="float" office:value="189309" calcext:value-type="float">
            <text:p>189309</text:p>
          </table:table-cell>
          <table:table-cell office:value-type="float" office:value="138761" calcext:value-type="float">
            <text:p>138761</text:p>
          </table:table-cell>
          <table:table-cell office:value-type="float" office:value="23213" calcext:value-type="float">
            <text:p>23213</text:p>
          </table:table-cell>
          <table:table-cell office:value-type="float" office:value="28165" calcext:value-type="float">
            <text:p>28165</text:p>
          </table:table-cell>
          <table:table-cell office:value-type="float" office:value="45792" calcext:value-type="float">
            <text:p>45792</text:p>
          </table:table-cell>
          <table:table-cell office:value-type="float" office:value="17279" calcext:value-type="float">
            <text:p>17279</text:p>
          </table:table-cell>
          <table:table-cell office:value-type="float" office:value="16447" calcext:value-type="float">
            <text:p>16447</text:p>
          </table:table-cell>
          <table:table-cell office:value-type="float" office:value="160987606" calcext:value-type="float">
            <text:p>160987606</text:p>
          </table:table-cell>
          <table:table-cell office:value-type="float" office:value="90295" calcext:value-type="float">
            <text:p>90295</text:p>
          </table:table-cell>
          <table:table-cell office:value-type="float" office:value="73676" calcext:value-type="float">
            <text:p>73676</text:p>
          </table:table-cell>
          <table:table-cell office:value-type="float" office:value="10547" calcext:value-type="float">
            <text:p>10547</text:p>
          </table:table-cell>
          <table:table-cell office:value-type="float" office:value="240135410" calcext:value-type="float">
            <text:p>240135410</text:p>
          </table:table-cell>
          <table:table-cell office:value-type="float" office:value="35807" calcext:value-type="float">
            <text:p>35807</text:p>
          </table:table-cell>
          <table:table-cell office:value-type="float" office:value="251466703" calcext:value-type="float">
            <text:p>251466703</text:p>
          </table:table-cell>
          <table:table-cell office:value-type="float" office:value="17158" calcext:value-type="float">
            <text:p>17158</text:p>
          </table:table-cell>
          <table:table-cell office:value-type="float" office:value="119955652" calcext:value-type="float">
            <text:p>119955652</text:p>
          </table:table-cell>
          <table:table-cell office:value-type="float" office:value="1565314" calcext:value-type="float">
            <text:p>1565314</text:p>
          </table:table-cell>
          <table:table-cell office:value-type="float" office:value="179536536" calcext:value-type="float">
            <text:p>179536536</text:p>
          </table:table-cell>
          <table:table-cell office:value-type="float" office:value="9248" calcext:value-type="float">
            <text:p>9248</text:p>
          </table:table-cell>
          <table:table-cell office:value-type="float" office:value="170256587" calcext:value-type="float">
            <text:p>170256587</text:p>
          </table:table-cell>
          <table:table-cell office:value-type="float" office:value="75098277" calcext:value-type="float">
            <text:p>75098277</text:p>
          </table:table-cell>
        </table:table-row>
        <table:table-row table:style-name="ro1" table:visibility="collapse">
          <table:table-cell office:value-type="float" office:value="73750" calcext:value-type="float">
            <text:p>73750</text:p>
          </table:table-cell>
          <table:table-cell office:value-type="float" office:value="166586" calcext:value-type="float">
            <text:p>166586</text:p>
          </table:table-cell>
          <table:table-cell office:value-type="float" office:value="147337" calcext:value-type="float">
            <text:p>147337</text:p>
          </table:table-cell>
          <table:table-cell office:value-type="float" office:value="23500" calcext:value-type="float">
            <text:p>23500</text:p>
          </table:table-cell>
          <table:table-cell office:value-type="float" office:value="27581" calcext:value-type="float">
            <text:p>27581</text:p>
          </table:table-cell>
          <table:table-cell office:value-type="float" office:value="52004" calcext:value-type="float">
            <text:p>52004</text:p>
          </table:table-cell>
          <table:table-cell office:value-type="float" office:value="15615" calcext:value-type="float">
            <text:p>15615</text:p>
          </table:table-cell>
          <table:table-cell office:value-type="float" office:value="17886" calcext:value-type="float">
            <text:p>17886</text:p>
          </table:table-cell>
          <table:table-cell office:value-type="float" office:value="159874241" calcext:value-type="float">
            <text:p>159874241</text:p>
          </table:table-cell>
          <table:table-cell office:value-type="float" office:value="90129" calcext:value-type="float">
            <text:p>90129</text:p>
          </table:table-cell>
          <table:table-cell office:value-type="float" office:value="72051" calcext:value-type="float">
            <text:p>72051</text:p>
          </table:table-cell>
          <table:table-cell office:value-type="float" office:value="10788" calcext:value-type="float">
            <text:p>10788</text:p>
          </table:table-cell>
          <table:table-cell office:value-type="float" office:value="256167603" calcext:value-type="float">
            <text:p>256167603</text:p>
          </table:table-cell>
          <table:table-cell office:value-type="float" office:value="36291" calcext:value-type="float">
            <text:p>36291</text:p>
          </table:table-cell>
          <table:table-cell office:value-type="float" office:value="262834707" calcext:value-type="float">
            <text:p>262834707</text:p>
          </table:table-cell>
          <table:table-cell office:value-type="float" office:value="15071" calcext:value-type="float">
            <text:p>15071</text:p>
          </table:table-cell>
          <table:table-cell office:value-type="float" office:value="116334993" calcext:value-type="float">
            <text:p>116334993</text:p>
          </table:table-cell>
          <table:table-cell office:value-type="float" office:value="99003" calcext:value-type="float">
            <text:p>99003</text:p>
          </table:table-cell>
          <table:table-cell office:value-type="float" office:value="183477422" calcext:value-type="float">
            <text:p>183477422</text:p>
          </table:table-cell>
          <table:table-cell office:value-type="float" office:value="9375" calcext:value-type="float">
            <text:p>9375</text:p>
          </table:table-cell>
          <table:table-cell office:value-type="float" office:value="170516015" calcext:value-type="float">
            <text:p>170516015</text:p>
          </table:table-cell>
          <table:table-cell office:value-type="float" office:value="75691804" calcext:value-type="float">
            <text:p>75691804</text:p>
          </table:table-cell>
        </table:table-row>
        <table:table-row table:style-name="ro1" table:visibility="collapse">
          <table:table-cell office:value-type="float" office:value="74000" calcext:value-type="float">
            <text:p>74000</text:p>
          </table:table-cell>
          <table:table-cell office:value-type="float" office:value="181676" calcext:value-type="float">
            <text:p>181676</text:p>
          </table:table-cell>
          <table:table-cell office:value-type="float" office:value="137005" calcext:value-type="float">
            <text:p>137005</text:p>
          </table:table-cell>
          <table:table-cell office:value-type="float" office:value="23304" calcext:value-type="float">
            <text:p>23304</text:p>
          </table:table-cell>
          <table:table-cell office:value-type="float" office:value="28037" calcext:value-type="float">
            <text:p>28037</text:p>
          </table:table-cell>
          <table:table-cell office:value-type="float" office:value="48915" calcext:value-type="float">
            <text:p>48915</text:p>
          </table:table-cell>
          <table:table-cell office:value-type="float" office:value="16255" calcext:value-type="float">
            <text:p>16255</text:p>
          </table:table-cell>
          <table:table-cell office:value-type="float" office:value="17585" calcext:value-type="float">
            <text:p>17585</text:p>
          </table:table-cell>
          <table:table-cell office:value-type="float" office:value="168225571" calcext:value-type="float">
            <text:p>168225571</text:p>
          </table:table-cell>
          <table:table-cell office:value-type="float" office:value="93668" calcext:value-type="float">
            <text:p>93668</text:p>
          </table:table-cell>
          <table:table-cell office:value-type="float" office:value="77044" calcext:value-type="float">
            <text:p>77044</text:p>
          </table:table-cell>
          <table:table-cell office:value-type="float" office:value="11167" calcext:value-type="float">
            <text:p>11167</text:p>
          </table:table-cell>
          <table:table-cell office:value-type="float" office:value="246696279" calcext:value-type="float">
            <text:p>246696279</text:p>
          </table:table-cell>
          <table:table-cell office:value-type="float" office:value="34904" calcext:value-type="float">
            <text:p>34904</text:p>
          </table:table-cell>
          <table:table-cell office:value-type="float" office:value="252362987" calcext:value-type="float">
            <text:p>252362987</text:p>
          </table:table-cell>
          <table:table-cell office:value-type="float" office:value="15981" calcext:value-type="float">
            <text:p>15981</text:p>
          </table:table-cell>
          <table:table-cell office:value-type="float" office:value="124289243" calcext:value-type="float">
            <text:p>124289243</text:p>
          </table:table-cell>
          <table:table-cell office:value-type="float" office:value="88756" calcext:value-type="float">
            <text:p>88756</text:p>
          </table:table-cell>
          <table:table-cell office:value-type="float" office:value="182705170" calcext:value-type="float">
            <text:p>182705170</text:p>
          </table:table-cell>
          <table:table-cell office:value-type="float" office:value="9293" calcext:value-type="float">
            <text:p>9293</text:p>
          </table:table-cell>
          <table:table-cell office:value-type="float" office:value="174649118" calcext:value-type="float">
            <text:p>174649118</text:p>
          </table:table-cell>
          <table:table-cell office:value-type="float" office:value="81114650" calcext:value-type="float">
            <text:p>81114650</text:p>
          </table:table-cell>
        </table:table-row>
        <table:table-row table:style-name="ro1" table:visibility="collapse">
          <table:table-cell office:value-type="float" office:value="74250" calcext:value-type="float">
            <text:p>74250</text:p>
          </table:table-cell>
          <table:table-cell office:value-type="float" office:value="172469" calcext:value-type="float">
            <text:p>172469</text:p>
          </table:table-cell>
          <table:table-cell office:value-type="float" office:value="136001" calcext:value-type="float">
            <text:p>136001</text:p>
          </table:table-cell>
          <table:table-cell office:value-type="float" office:value="23703" calcext:value-type="float">
            <text:p>23703</text:p>
          </table:table-cell>
          <table:table-cell office:value-type="float" office:value="28213" calcext:value-type="float">
            <text:p>28213</text:p>
          </table:table-cell>
          <table:table-cell office:value-type="float" office:value="58618" calcext:value-type="float">
            <text:p>58618</text:p>
          </table:table-cell>
          <table:table-cell office:value-type="float" office:value="16072" calcext:value-type="float">
            <text:p>16072</text:p>
          </table:table-cell>
          <table:table-cell office:value-type="float" office:value="17640" calcext:value-type="float">
            <text:p>17640</text:p>
          </table:table-cell>
          <table:table-cell office:value-type="float" office:value="167328251" calcext:value-type="float">
            <text:p>167328251</text:p>
          </table:table-cell>
          <table:table-cell office:value-type="float" office:value="83595" calcext:value-type="float">
            <text:p>83595</text:p>
          </table:table-cell>
          <table:table-cell office:value-type="float" office:value="76619" calcext:value-type="float">
            <text:p>76619</text:p>
          </table:table-cell>
          <table:table-cell office:value-type="float" office:value="10826" calcext:value-type="float">
            <text:p>10826</text:p>
          </table:table-cell>
          <table:table-cell office:value-type="float" office:value="259196927" calcext:value-type="float">
            <text:p>259196927</text:p>
          </table:table-cell>
          <table:table-cell office:value-type="float" office:value="37460" calcext:value-type="float">
            <text:p>37460</text:p>
          </table:table-cell>
          <table:table-cell office:value-type="float" office:value="259328808" calcext:value-type="float">
            <text:p>259328808</text:p>
          </table:table-cell>
          <table:table-cell office:value-type="float" office:value="15005" calcext:value-type="float">
            <text:p>15005</text:p>
          </table:table-cell>
          <table:table-cell office:value-type="float" office:value="118685283" calcext:value-type="float">
            <text:p>118685283</text:p>
          </table:table-cell>
          <table:table-cell office:value-type="float" office:value="73261" calcext:value-type="float">
            <text:p>73261</text:p>
          </table:table-cell>
          <table:table-cell office:value-type="float" office:value="184271698" calcext:value-type="float">
            <text:p>184271698</text:p>
          </table:table-cell>
          <table:table-cell office:value-type="float" office:value="9250" calcext:value-type="float">
            <text:p>9250</text:p>
          </table:table-cell>
          <table:table-cell office:value-type="float" office:value="173590797" calcext:value-type="float">
            <text:p>173590797</text:p>
          </table:table-cell>
          <table:table-cell office:value-type="float" office:value="76988958" calcext:value-type="float">
            <text:p>76988958</text:p>
          </table:table-cell>
        </table:table-row>
        <table:table-row table:style-name="ro1" table:visibility="collapse">
          <table:table-cell office:value-type="float" office:value="74500" calcext:value-type="float">
            <text:p>74500</text:p>
          </table:table-cell>
          <table:table-cell office:value-type="float" office:value="167791" calcext:value-type="float">
            <text:p>167791</text:p>
          </table:table-cell>
          <table:table-cell office:value-type="float" office:value="149421" calcext:value-type="float">
            <text:p>149421</text:p>
          </table:table-cell>
          <table:table-cell office:value-type="float" office:value="23455" calcext:value-type="float">
            <text:p>23455</text:p>
          </table:table-cell>
          <table:table-cell office:value-type="float" office:value="26725" calcext:value-type="float">
            <text:p>26725</text:p>
          </table:table-cell>
          <table:table-cell office:value-type="float" office:value="56252" calcext:value-type="float">
            <text:p>56252</text:p>
          </table:table-cell>
          <table:table-cell office:value-type="float" office:value="16706" calcext:value-type="float">
            <text:p>16706</text:p>
          </table:table-cell>
          <table:table-cell office:value-type="float" office:value="17050" calcext:value-type="float">
            <text:p>17050</text:p>
          </table:table-cell>
          <table:table-cell office:value-type="float" office:value="168558653" calcext:value-type="float">
            <text:p>168558653</text:p>
          </table:table-cell>
          <table:table-cell office:value-type="float" office:value="85703" calcext:value-type="float">
            <text:p>85703</text:p>
          </table:table-cell>
          <table:table-cell office:value-type="float" office:value="73261" calcext:value-type="float">
            <text:p>73261</text:p>
          </table:table-cell>
          <table:table-cell office:value-type="float" office:value="10757" calcext:value-type="float">
            <text:p>10757</text:p>
          </table:table-cell>
          <table:table-cell office:value-type="float" office:value="248897883" calcext:value-type="float">
            <text:p>248897883</text:p>
          </table:table-cell>
          <table:table-cell office:value-type="float" office:value="33329" calcext:value-type="float">
            <text:p>33329</text:p>
          </table:table-cell>
          <table:table-cell office:value-type="float" office:value="274348756" calcext:value-type="float">
            <text:p>274348756</text:p>
          </table:table-cell>
          <table:table-cell office:value-type="float" office:value="14976" calcext:value-type="float">
            <text:p>14976</text:p>
          </table:table-cell>
          <table:table-cell office:value-type="float" office:value="125573814" calcext:value-type="float">
            <text:p>125573814</text:p>
          </table:table-cell>
          <table:table-cell office:value-type="float" office:value="56036" calcext:value-type="float">
            <text:p>56036</text:p>
          </table:table-cell>
          <table:table-cell office:value-type="float" office:value="184369772" calcext:value-type="float">
            <text:p>184369772</text:p>
          </table:table-cell>
          <table:table-cell office:value-type="float" office:value="9378" calcext:value-type="float">
            <text:p>9378</text:p>
          </table:table-cell>
          <table:table-cell office:value-type="float" office:value="172767765" calcext:value-type="float">
            <text:p>172767765</text:p>
          </table:table-cell>
          <table:table-cell office:value-type="float" office:value="76303896" calcext:value-type="float">
            <text:p>76303896</text:p>
          </table:table-cell>
        </table:table-row>
        <table:table-row table:style-name="ro1" table:visibility="collapse">
          <table:table-cell office:value-type="float" office:value="74750" calcext:value-type="float">
            <text:p>74750</text:p>
          </table:table-cell>
          <table:table-cell office:value-type="float" office:value="155628" calcext:value-type="float">
            <text:p>155628</text:p>
          </table:table-cell>
          <table:table-cell office:value-type="float" office:value="144014" calcext:value-type="float">
            <text:p>144014</text:p>
          </table:table-cell>
          <table:table-cell office:value-type="float" office:value="23084" calcext:value-type="float">
            <text:p>23084</text:p>
          </table:table-cell>
          <table:table-cell office:value-type="float" office:value="31379" calcext:value-type="float">
            <text:p>31379</text:p>
          </table:table-cell>
          <table:table-cell office:value-type="float" office:value="56290" calcext:value-type="float">
            <text:p>56290</text:p>
          </table:table-cell>
          <table:table-cell office:value-type="float" office:value="16810" calcext:value-type="float">
            <text:p>16810</text:p>
          </table:table-cell>
          <table:table-cell office:value-type="float" office:value="16834" calcext:value-type="float">
            <text:p>16834</text:p>
          </table:table-cell>
          <table:table-cell office:value-type="float" office:value="172636651" calcext:value-type="float">
            <text:p>172636651</text:p>
          </table:table-cell>
          <table:table-cell office:value-type="float" office:value="87640" calcext:value-type="float">
            <text:p>87640</text:p>
          </table:table-cell>
          <table:table-cell office:value-type="float" office:value="86592" calcext:value-type="float">
            <text:p>86592</text:p>
          </table:table-cell>
          <table:table-cell office:value-type="float" office:value="10912" calcext:value-type="float">
            <text:p>10912</text:p>
          </table:table-cell>
          <table:table-cell office:value-type="float" office:value="250748195" calcext:value-type="float">
            <text:p>250748195</text:p>
          </table:table-cell>
          <table:table-cell office:value-type="float" office:value="34961" calcext:value-type="float">
            <text:p>34961</text:p>
          </table:table-cell>
          <table:table-cell office:value-type="float" office:value="257813303" calcext:value-type="float">
            <text:p>257813303</text:p>
          </table:table-cell>
          <table:table-cell office:value-type="float" office:value="15974" calcext:value-type="float">
            <text:p>15974</text:p>
          </table:table-cell>
          <table:table-cell office:value-type="float" office:value="121112939" calcext:value-type="float">
            <text:p>121112939</text:p>
          </table:table-cell>
          <table:table-cell office:value-type="float" office:value="48096" calcext:value-type="float">
            <text:p>48096</text:p>
          </table:table-cell>
          <table:table-cell office:value-type="float" office:value="186362567" calcext:value-type="float">
            <text:p>186362567</text:p>
          </table:table-cell>
          <table:table-cell office:value-type="float" office:value="12333" calcext:value-type="float">
            <text:p>12333</text:p>
          </table:table-cell>
          <table:table-cell office:value-type="float" office:value="173882659" calcext:value-type="float">
            <text:p>173882659</text:p>
          </table:table-cell>
          <table:table-cell office:value-type="float" office:value="76538237" calcext:value-type="float">
            <text:p>76538237</text:p>
          </table:table-cell>
        </table:table-row>
        <table:table-row table:style-name="ro1" table:visibility="collapse">
          <table:table-cell office:value-type="float" office:value="75000" calcext:value-type="float">
            <text:p>75000</text:p>
          </table:table-cell>
          <table:table-cell office:value-type="float" office:value="164124" calcext:value-type="float">
            <text:p>164124</text:p>
          </table:table-cell>
          <table:table-cell office:value-type="float" office:value="153421" calcext:value-type="float">
            <text:p>153421</text:p>
          </table:table-cell>
          <table:table-cell office:value-type="float" office:value="23955" calcext:value-type="float">
            <text:p>23955</text:p>
          </table:table-cell>
          <table:table-cell office:value-type="float" office:value="27542" calcext:value-type="float">
            <text:p>27542</text:p>
          </table:table-cell>
          <table:table-cell office:value-type="float" office:value="46897" calcext:value-type="float">
            <text:p>46897</text:p>
          </table:table-cell>
          <table:table-cell office:value-type="float" office:value="15906" calcext:value-type="float">
            <text:p>15906</text:p>
          </table:table-cell>
          <table:table-cell office:value-type="float" office:value="16917" calcext:value-type="float">
            <text:p>16917</text:p>
          </table:table-cell>
          <table:table-cell office:value-type="float" office:value="169720449" calcext:value-type="float">
            <text:p>169720449</text:p>
          </table:table-cell>
          <table:table-cell office:value-type="float" office:value="90954" calcext:value-type="float">
            <text:p>90954</text:p>
          </table:table-cell>
          <table:table-cell office:value-type="float" office:value="76288" calcext:value-type="float">
            <text:p>76288</text:p>
          </table:table-cell>
          <table:table-cell office:value-type="float" office:value="11918" calcext:value-type="float">
            <text:p>11918</text:p>
          </table:table-cell>
          <table:table-cell office:value-type="float" office:value="258960066" calcext:value-type="float">
            <text:p>258960066</text:p>
          </table:table-cell>
          <table:table-cell office:value-type="float" office:value="33725" calcext:value-type="float">
            <text:p>33725</text:p>
          </table:table-cell>
          <table:table-cell office:value-type="float" office:value="269527390" calcext:value-type="float">
            <text:p>269527390</text:p>
          </table:table-cell>
          <table:table-cell office:value-type="float" office:value="15764" calcext:value-type="float">
            <text:p>15764</text:p>
          </table:table-cell>
          <table:table-cell office:value-type="float" office:value="122625644" calcext:value-type="float">
            <text:p>122625644</text:p>
          </table:table-cell>
          <table:table-cell office:value-type="float" office:value="47517" calcext:value-type="float">
            <text:p>47517</text:p>
          </table:table-cell>
          <table:table-cell office:value-type="float" office:value="184613750" calcext:value-type="float">
            <text:p>184613750</text:p>
          </table:table-cell>
          <table:table-cell office:value-type="float" office:value="9039" calcext:value-type="float">
            <text:p>9039</text:p>
          </table:table-cell>
          <table:table-cell office:value-type="float" office:value="176558187" calcext:value-type="float">
            <text:p>176558187</text:p>
          </table:table-cell>
          <table:table-cell office:value-type="float" office:value="76833995" calcext:value-type="float">
            <text:p>76833995</text:p>
          </table:table-cell>
        </table:table-row>
        <table:table-row table:style-name="ro1" table:visibility="collapse">
          <table:table-cell office:value-type="float" office:value="75250" calcext:value-type="float">
            <text:p>75250</text:p>
          </table:table-cell>
          <table:table-cell office:value-type="float" office:value="164592" calcext:value-type="float">
            <text:p>164592</text:p>
          </table:table-cell>
          <table:table-cell office:value-type="float" office:value="151840" calcext:value-type="float">
            <text:p>151840</text:p>
          </table:table-cell>
          <table:table-cell office:value-type="float" office:value="23537" calcext:value-type="float">
            <text:p>23537</text:p>
          </table:table-cell>
          <table:table-cell office:value-type="float" office:value="27999" calcext:value-type="float">
            <text:p>27999</text:p>
          </table:table-cell>
          <table:table-cell office:value-type="float" office:value="54675" calcext:value-type="float">
            <text:p>54675</text:p>
          </table:table-cell>
          <table:table-cell office:value-type="float" office:value="17492" calcext:value-type="float">
            <text:p>17492</text:p>
          </table:table-cell>
          <table:table-cell office:value-type="float" office:value="17550" calcext:value-type="float">
            <text:p>17550</text:p>
          </table:table-cell>
          <table:table-cell office:value-type="float" office:value="168294564" calcext:value-type="float">
            <text:p>168294564</text:p>
          </table:table-cell>
          <table:table-cell office:value-type="float" office:value="84590" calcext:value-type="float">
            <text:p>84590</text:p>
          </table:table-cell>
          <table:table-cell office:value-type="float" office:value="81366" calcext:value-type="float">
            <text:p>81366</text:p>
          </table:table-cell>
          <table:table-cell office:value-type="float" office:value="11375" calcext:value-type="float">
            <text:p>11375</text:p>
          </table:table-cell>
          <table:table-cell office:value-type="float" office:value="255177199" calcext:value-type="float">
            <text:p>255177199</text:p>
          </table:table-cell>
          <table:table-cell office:value-type="float" office:value="35786" calcext:value-type="float">
            <text:p>35786</text:p>
          </table:table-cell>
          <table:table-cell office:value-type="float" office:value="261835003" calcext:value-type="float">
            <text:p>261835003</text:p>
          </table:table-cell>
          <table:table-cell office:value-type="float" office:value="16622" calcext:value-type="float">
            <text:p>16622</text:p>
          </table:table-cell>
          <table:table-cell office:value-type="float" office:value="130146622" calcext:value-type="float">
            <text:p>130146622</text:p>
          </table:table-cell>
          <table:table-cell office:value-type="float" office:value="44955" calcext:value-type="float">
            <text:p>44955</text:p>
          </table:table-cell>
          <table:table-cell office:value-type="float" office:value="187027832" calcext:value-type="float">
            <text:p>187027832</text:p>
          </table:table-cell>
          <table:table-cell office:value-type="float" office:value="9460" calcext:value-type="float">
            <text:p>9460</text:p>
          </table:table-cell>
          <table:table-cell office:value-type="float" office:value="175096025" calcext:value-type="float">
            <text:p>175096025</text:p>
          </table:table-cell>
          <table:table-cell office:value-type="float" office:value="77189333" calcext:value-type="float">
            <text:p>77189333</text:p>
          </table:table-cell>
        </table:table-row>
        <table:table-row table:style-name="ro1" table:visibility="collapse">
          <table:table-cell office:value-type="float" office:value="75500" calcext:value-type="float">
            <text:p>75500</text:p>
          </table:table-cell>
          <table:table-cell office:value-type="float" office:value="172879" calcext:value-type="float">
            <text:p>172879</text:p>
          </table:table-cell>
          <table:table-cell office:value-type="float" office:value="142802" calcext:value-type="float">
            <text:p>142802</text:p>
          </table:table-cell>
          <table:table-cell office:value-type="float" office:value="23378" calcext:value-type="float">
            <text:p>23378</text:p>
          </table:table-cell>
          <table:table-cell office:value-type="float" office:value="28869" calcext:value-type="float">
            <text:p>28869</text:p>
          </table:table-cell>
          <table:table-cell office:value-type="float" office:value="56325" calcext:value-type="float">
            <text:p>56325</text:p>
          </table:table-cell>
          <table:table-cell office:value-type="float" office:value="16467" calcext:value-type="float">
            <text:p>16467</text:p>
          </table:table-cell>
          <table:table-cell office:value-type="float" office:value="16568" calcext:value-type="float">
            <text:p>16568</text:p>
          </table:table-cell>
          <table:table-cell office:value-type="float" office:value="167393750" calcext:value-type="float">
            <text:p>167393750</text:p>
          </table:table-cell>
          <table:table-cell office:value-type="float" office:value="79675" calcext:value-type="float">
            <text:p>79675</text:p>
          </table:table-cell>
          <table:table-cell office:value-type="float" office:value="84173" calcext:value-type="float">
            <text:p>84173</text:p>
          </table:table-cell>
          <table:table-cell office:value-type="float" office:value="10953" calcext:value-type="float">
            <text:p>10953</text:p>
          </table:table-cell>
          <table:table-cell office:value-type="float" office:value="257371711" calcext:value-type="float">
            <text:p>257371711</text:p>
          </table:table-cell>
          <table:table-cell office:value-type="float" office:value="38030" calcext:value-type="float">
            <text:p>38030</text:p>
          </table:table-cell>
          <table:table-cell office:value-type="float" office:value="279630374" calcext:value-type="float">
            <text:p>279630374</text:p>
          </table:table-cell>
          <table:table-cell office:value-type="float" office:value="15669" calcext:value-type="float">
            <text:p>15669</text:p>
          </table:table-cell>
          <table:table-cell office:value-type="float" office:value="124823888" calcext:value-type="float">
            <text:p>124823888</text:p>
          </table:table-cell>
          <table:table-cell office:value-type="float" office:value="50668" calcext:value-type="float">
            <text:p>50668</text:p>
          </table:table-cell>
          <table:table-cell office:value-type="float" office:value="190092093" calcext:value-type="float">
            <text:p>190092093</text:p>
          </table:table-cell>
          <table:table-cell office:value-type="float" office:value="9917" calcext:value-type="float">
            <text:p>9917</text:p>
          </table:table-cell>
          <table:table-cell office:value-type="float" office:value="176852319" calcext:value-type="float">
            <text:p>176852319</text:p>
          </table:table-cell>
          <table:table-cell office:value-type="float" office:value="77500061" calcext:value-type="float">
            <text:p>77500061</text:p>
          </table:table-cell>
        </table:table-row>
        <table:table-row table:style-name="ro1" table:visibility="collapse">
          <table:table-cell office:value-type="float" office:value="75750" calcext:value-type="float">
            <text:p>75750</text:p>
          </table:table-cell>
          <table:table-cell office:value-type="float" office:value="172831" calcext:value-type="float">
            <text:p>172831</text:p>
          </table:table-cell>
          <table:table-cell office:value-type="float" office:value="148162" calcext:value-type="float">
            <text:p>148162</text:p>
          </table:table-cell>
          <table:table-cell office:value-type="float" office:value="23385" calcext:value-type="float">
            <text:p>23385</text:p>
          </table:table-cell>
          <table:table-cell office:value-type="float" office:value="28885" calcext:value-type="float">
            <text:p>28885</text:p>
          </table:table-cell>
          <table:table-cell office:value-type="float" office:value="44746" calcext:value-type="float">
            <text:p>44746</text:p>
          </table:table-cell>
          <table:table-cell office:value-type="float" office:value="17743" calcext:value-type="float">
            <text:p>17743</text:p>
          </table:table-cell>
          <table:table-cell office:value-type="float" office:value="17805" calcext:value-type="float">
            <text:p>17805</text:p>
          </table:table-cell>
          <table:table-cell office:value-type="float" office:value="176835328" calcext:value-type="float">
            <text:p>176835328</text:p>
          </table:table-cell>
          <table:table-cell office:value-type="float" office:value="90545" calcext:value-type="float">
            <text:p>90545</text:p>
          </table:table-cell>
          <table:table-cell office:value-type="float" office:value="78996" calcext:value-type="float">
            <text:p>78996</text:p>
          </table:table-cell>
          <table:table-cell office:value-type="float" office:value="10867" calcext:value-type="float">
            <text:p>10867</text:p>
          </table:table-cell>
          <table:table-cell office:value-type="float" office:value="269682209" calcext:value-type="float">
            <text:p>269682209</text:p>
          </table:table-cell>
          <table:table-cell office:value-type="float" office:value="37790" calcext:value-type="float">
            <text:p>37790</text:p>
          </table:table-cell>
          <table:table-cell office:value-type="float" office:value="264535338" calcext:value-type="float">
            <text:p>264535338</text:p>
          </table:table-cell>
          <table:table-cell office:value-type="float" office:value="14639" calcext:value-type="float">
            <text:p>14639</text:p>
          </table:table-cell>
          <table:table-cell office:value-type="float" office:value="125391851" calcext:value-type="float">
            <text:p>125391851</text:p>
          </table:table-cell>
          <table:table-cell office:value-type="float" office:value="42214" calcext:value-type="float">
            <text:p>42214</text:p>
          </table:table-cell>
          <table:table-cell office:value-type="float" office:value="186248841" calcext:value-type="float">
            <text:p>186248841</text:p>
          </table:table-cell>
          <table:table-cell office:value-type="float" office:value="9672" calcext:value-type="float">
            <text:p>9672</text:p>
          </table:table-cell>
          <table:table-cell office:value-type="float" office:value="179378258" calcext:value-type="float">
            <text:p>179378258</text:p>
          </table:table-cell>
          <table:table-cell office:value-type="float" office:value="77674355" calcext:value-type="float">
            <text:p>77674355</text:p>
          </table:table-cell>
        </table:table-row>
        <table:table-row table:style-name="ro1" table:visibility="collapse">
          <table:table-cell office:value-type="float" office:value="76000" calcext:value-type="float">
            <text:p>76000</text:p>
          </table:table-cell>
          <table:table-cell office:value-type="float" office:value="161211" calcext:value-type="float">
            <text:p>161211</text:p>
          </table:table-cell>
          <table:table-cell office:value-type="float" office:value="149414" calcext:value-type="float">
            <text:p>149414</text:p>
          </table:table-cell>
          <table:table-cell office:value-type="float" office:value="23427" calcext:value-type="float">
            <text:p>23427</text:p>
          </table:table-cell>
          <table:table-cell office:value-type="float" office:value="28314" calcext:value-type="float">
            <text:p>28314</text:p>
          </table:table-cell>
          <table:table-cell office:value-type="float" office:value="52507" calcext:value-type="float">
            <text:p>52507</text:p>
          </table:table-cell>
          <table:table-cell office:value-type="float" office:value="16214" calcext:value-type="float">
            <text:p>16214</text:p>
          </table:table-cell>
          <table:table-cell office:value-type="float" office:value="16975" calcext:value-type="float">
            <text:p>16975</text:p>
          </table:table-cell>
          <table:table-cell office:value-type="float" office:value="185492558" calcext:value-type="float">
            <text:p>185492558</text:p>
          </table:table-cell>
          <table:table-cell office:value-type="float" office:value="96183" calcext:value-type="float">
            <text:p>96183</text:p>
          </table:table-cell>
          <table:table-cell office:value-type="float" office:value="81380" calcext:value-type="float">
            <text:p>81380</text:p>
          </table:table-cell>
          <table:table-cell office:value-type="float" office:value="10532" calcext:value-type="float">
            <text:p>10532</text:p>
          </table:table-cell>
          <table:table-cell office:value-type="float" office:value="275296119" calcext:value-type="float">
            <text:p>275296119</text:p>
          </table:table-cell>
          <table:table-cell office:value-type="float" office:value="36330" calcext:value-type="float">
            <text:p>36330</text:p>
          </table:table-cell>
          <table:table-cell office:value-type="float" office:value="283791788" calcext:value-type="float">
            <text:p>283791788</text:p>
          </table:table-cell>
          <table:table-cell office:value-type="float" office:value="15865" calcext:value-type="float">
            <text:p>15865</text:p>
          </table:table-cell>
          <table:table-cell office:value-type="float" office:value="132565358" calcext:value-type="float">
            <text:p>132565358</text:p>
          </table:table-cell>
          <table:table-cell office:value-type="float" office:value="41623" calcext:value-type="float">
            <text:p>41623</text:p>
          </table:table-cell>
          <table:table-cell office:value-type="float" office:value="187831913" calcext:value-type="float">
            <text:p>187831913</text:p>
          </table:table-cell>
          <table:table-cell office:value-type="float" office:value="9498" calcext:value-type="float">
            <text:p>9498</text:p>
          </table:table-cell>
          <table:table-cell office:value-type="float" office:value="177840656" calcext:value-type="float">
            <text:p>177840656</text:p>
          </table:table-cell>
          <table:table-cell office:value-type="float" office:value="77886193" calcext:value-type="float">
            <text:p>77886193</text:p>
          </table:table-cell>
        </table:table-row>
        <table:table-row table:style-name="ro1" table:visibility="collapse">
          <table:table-cell office:value-type="float" office:value="76250" calcext:value-type="float">
            <text:p>76250</text:p>
          </table:table-cell>
          <table:table-cell office:value-type="float" office:value="172957" calcext:value-type="float">
            <text:p>172957</text:p>
          </table:table-cell>
          <table:table-cell office:value-type="float" office:value="151843" calcext:value-type="float">
            <text:p>151843</text:p>
          </table:table-cell>
          <table:table-cell office:value-type="float" office:value="23546" calcext:value-type="float">
            <text:p>23546</text:p>
          </table:table-cell>
          <table:table-cell office:value-type="float" office:value="32123" calcext:value-type="float">
            <text:p>32123</text:p>
          </table:table-cell>
          <table:table-cell office:value-type="float" office:value="48515" calcext:value-type="float">
            <text:p>48515</text:p>
          </table:table-cell>
          <table:table-cell office:value-type="float" office:value="16412" calcext:value-type="float">
            <text:p>16412</text:p>
          </table:table-cell>
          <table:table-cell office:value-type="float" office:value="16558" calcext:value-type="float">
            <text:p>16558</text:p>
          </table:table-cell>
          <table:table-cell office:value-type="float" office:value="184912872" calcext:value-type="float">
            <text:p>184912872</text:p>
          </table:table-cell>
          <table:table-cell office:value-type="float" office:value="83413" calcext:value-type="float">
            <text:p>83413</text:p>
          </table:table-cell>
          <table:table-cell office:value-type="float" office:value="80426" calcext:value-type="float">
            <text:p>80426</text:p>
          </table:table-cell>
          <table:table-cell office:value-type="float" office:value="10585" calcext:value-type="float">
            <text:p>10585</text:p>
          </table:table-cell>
          <table:table-cell office:value-type="float" office:value="269634788" calcext:value-type="float">
            <text:p>269634788</text:p>
          </table:table-cell>
          <table:table-cell office:value-type="float" office:value="35959" calcext:value-type="float">
            <text:p>35959</text:p>
          </table:table-cell>
          <table:table-cell office:value-type="float" office:value="268758502" calcext:value-type="float">
            <text:p>268758502</text:p>
          </table:table-cell>
          <table:table-cell office:value-type="float" office:value="15026" calcext:value-type="float">
            <text:p>15026</text:p>
          </table:table-cell>
          <table:table-cell office:value-type="float" office:value="131988791" calcext:value-type="float">
            <text:p>131988791</text:p>
          </table:table-cell>
          <table:table-cell office:value-type="float" office:value="42132" calcext:value-type="float">
            <text:p>42132</text:p>
          </table:table-cell>
          <table:table-cell office:value-type="float" office:value="189101658" calcext:value-type="float">
            <text:p>189101658</text:p>
          </table:table-cell>
          <table:table-cell office:value-type="float" office:value="9710" calcext:value-type="float">
            <text:p>9710</text:p>
          </table:table-cell>
          <table:table-cell office:value-type="float" office:value="179549836" calcext:value-type="float">
            <text:p>179549836</text:p>
          </table:table-cell>
          <table:table-cell office:value-type="float" office:value="78255949" calcext:value-type="float">
            <text:p>78255949</text:p>
          </table:table-cell>
        </table:table-row>
        <table:table-row table:style-name="ro1" table:visibility="collapse">
          <table:table-cell office:value-type="float" office:value="76500" calcext:value-type="float">
            <text:p>76500</text:p>
          </table:table-cell>
          <table:table-cell office:value-type="float" office:value="168703" calcext:value-type="float">
            <text:p>168703</text:p>
          </table:table-cell>
          <table:table-cell office:value-type="float" office:value="141719" calcext:value-type="float">
            <text:p>141719</text:p>
          </table:table-cell>
          <table:table-cell office:value-type="float" office:value="38499" calcext:value-type="float">
            <text:p>38499</text:p>
          </table:table-cell>
          <table:table-cell office:value-type="float" office:value="27245" calcext:value-type="float">
            <text:p>27245</text:p>
          </table:table-cell>
          <table:table-cell office:value-type="float" office:value="46580" calcext:value-type="float">
            <text:p>46580</text:p>
          </table:table-cell>
          <table:table-cell office:value-type="float" office:value="16653" calcext:value-type="float">
            <text:p>16653</text:p>
          </table:table-cell>
          <table:table-cell office:value-type="float" office:value="18009" calcext:value-type="float">
            <text:p>18009</text:p>
          </table:table-cell>
          <table:table-cell office:value-type="float" office:value="182992205" calcext:value-type="float">
            <text:p>182992205</text:p>
          </table:table-cell>
          <table:table-cell office:value-type="float" office:value="88671" calcext:value-type="float">
            <text:p>88671</text:p>
          </table:table-cell>
          <table:table-cell office:value-type="float" office:value="81333" calcext:value-type="float">
            <text:p>81333</text:p>
          </table:table-cell>
          <table:table-cell office:value-type="float" office:value="10791" calcext:value-type="float">
            <text:p>10791</text:p>
          </table:table-cell>
          <table:table-cell office:value-type="float" office:value="272587082" calcext:value-type="float">
            <text:p>272587082</text:p>
          </table:table-cell>
          <table:table-cell office:value-type="float" office:value="35212" calcext:value-type="float">
            <text:p>35212</text:p>
          </table:table-cell>
          <table:table-cell office:value-type="float" office:value="289203393" calcext:value-type="float">
            <text:p>289203393</text:p>
          </table:table-cell>
          <table:table-cell office:value-type="float" office:value="14663" calcext:value-type="float">
            <text:p>14663</text:p>
          </table:table-cell>
          <table:table-cell office:value-type="float" office:value="130775792" calcext:value-type="float">
            <text:p>130775792</text:p>
          </table:table-cell>
          <table:table-cell office:value-type="float" office:value="39827" calcext:value-type="float">
            <text:p>39827</text:p>
          </table:table-cell>
          <table:table-cell office:value-type="float" office:value="187931103" calcext:value-type="float">
            <text:p>187931103</text:p>
          </table:table-cell>
          <table:table-cell office:value-type="float" office:value="9412" calcext:value-type="float">
            <text:p>9412</text:p>
          </table:table-cell>
          <table:table-cell office:value-type="float" office:value="178118092" calcext:value-type="float">
            <text:p>178118092</text:p>
          </table:table-cell>
          <table:table-cell office:value-type="float" office:value="78353122" calcext:value-type="float">
            <text:p>78353122</text:p>
          </table:table-cell>
        </table:table-row>
        <table:table-row table:style-name="ro1" table:visibility="collapse">
          <table:table-cell office:value-type="float" office:value="76750" calcext:value-type="float">
            <text:p>76750</text:p>
          </table:table-cell>
          <table:table-cell office:value-type="float" office:value="157588" calcext:value-type="float">
            <text:p>157588</text:p>
          </table:table-cell>
          <table:table-cell office:value-type="float" office:value="151752" calcext:value-type="float">
            <text:p>151752</text:p>
          </table:table-cell>
          <table:table-cell office:value-type="float" office:value="23334" calcext:value-type="float">
            <text:p>23334</text:p>
          </table:table-cell>
          <table:table-cell office:value-type="float" office:value="26998" calcext:value-type="float">
            <text:p>26998</text:p>
          </table:table-cell>
          <table:table-cell office:value-type="float" office:value="53315" calcext:value-type="float">
            <text:p>53315</text:p>
          </table:table-cell>
          <table:table-cell office:value-type="float" office:value="21032" calcext:value-type="float">
            <text:p>21032</text:p>
          </table:table-cell>
          <table:table-cell office:value-type="float" office:value="17369" calcext:value-type="float">
            <text:p>17369</text:p>
          </table:table-cell>
          <table:table-cell office:value-type="float" office:value="173771936" calcext:value-type="float">
            <text:p>173771936</text:p>
          </table:table-cell>
          <table:table-cell office:value-type="float" office:value="88083" calcext:value-type="float">
            <text:p>88083</text:p>
          </table:table-cell>
          <table:table-cell office:value-type="float" office:value="82041" calcext:value-type="float">
            <text:p>82041</text:p>
          </table:table-cell>
          <table:table-cell office:value-type="float" office:value="10657" calcext:value-type="float">
            <text:p>10657</text:p>
          </table:table-cell>
          <table:table-cell office:value-type="float" office:value="273310853" calcext:value-type="float">
            <text:p>273310853</text:p>
          </table:table-cell>
          <table:table-cell office:value-type="float" office:value="35507" calcext:value-type="float">
            <text:p>35507</text:p>
          </table:table-cell>
          <table:table-cell office:value-type="float" office:value="274989900" calcext:value-type="float">
            <text:p>274989900</text:p>
          </table:table-cell>
          <table:table-cell office:value-type="float" office:value="15640" calcext:value-type="float">
            <text:p>15640</text:p>
          </table:table-cell>
          <table:table-cell office:value-type="float" office:value="129699480" calcext:value-type="float">
            <text:p>129699480</text:p>
          </table:table-cell>
          <table:table-cell office:value-type="float" office:value="37559" calcext:value-type="float">
            <text:p>37559</text:p>
          </table:table-cell>
          <table:table-cell office:value-type="float" office:value="188594354" calcext:value-type="float">
            <text:p>188594354</text:p>
          </table:table-cell>
          <table:table-cell office:value-type="float" office:value="9377" calcext:value-type="float">
            <text:p>9377</text:p>
          </table:table-cell>
          <table:table-cell office:value-type="float" office:value="182396778" calcext:value-type="float">
            <text:p>182396778</text:p>
          </table:table-cell>
          <table:table-cell office:value-type="float" office:value="78617258" calcext:value-type="float">
            <text:p>78617258</text:p>
          </table:table-cell>
        </table:table-row>
        <table:table-row table:style-name="ro1" table:visibility="collapse">
          <table:table-cell office:value-type="float" office:value="77000" calcext:value-type="float">
            <text:p>77000</text:p>
          </table:table-cell>
          <table:table-cell office:value-type="float" office:value="174473" calcext:value-type="float">
            <text:p>174473</text:p>
          </table:table-cell>
          <table:table-cell office:value-type="float" office:value="140793" calcext:value-type="float">
            <text:p>140793</text:p>
          </table:table-cell>
          <table:table-cell office:value-type="float" office:value="23377" calcext:value-type="float">
            <text:p>23377</text:p>
          </table:table-cell>
          <table:table-cell office:value-type="float" office:value="27342" calcext:value-type="float">
            <text:p>27342</text:p>
          </table:table-cell>
          <table:table-cell office:value-type="float" office:value="53824" calcext:value-type="float">
            <text:p>53824</text:p>
          </table:table-cell>
          <table:table-cell office:value-type="float" office:value="19589" calcext:value-type="float">
            <text:p>19589</text:p>
          </table:table-cell>
          <table:table-cell office:value-type="float" office:value="17755" calcext:value-type="float">
            <text:p>17755</text:p>
          </table:table-cell>
          <table:table-cell office:value-type="float" office:value="170227205" calcext:value-type="float">
            <text:p>170227205</text:p>
          </table:table-cell>
          <table:table-cell office:value-type="float" office:value="89114" calcext:value-type="float">
            <text:p>89114</text:p>
          </table:table-cell>
          <table:table-cell office:value-type="float" office:value="86904" calcext:value-type="float">
            <text:p>86904</text:p>
          </table:table-cell>
          <table:table-cell office:value-type="float" office:value="10908" calcext:value-type="float">
            <text:p>10908</text:p>
          </table:table-cell>
          <table:table-cell office:value-type="float" office:value="281721102" calcext:value-type="float">
            <text:p>281721102</text:p>
          </table:table-cell>
          <table:table-cell office:value-type="float" office:value="34446" calcext:value-type="float">
            <text:p>34446</text:p>
          </table:table-cell>
          <table:table-cell office:value-type="float" office:value="272628616" calcext:value-type="float">
            <text:p>272628616</text:p>
          </table:table-cell>
          <table:table-cell office:value-type="float" office:value="14630" calcext:value-type="float">
            <text:p>14630</text:p>
          </table:table-cell>
          <table:table-cell office:value-type="float" office:value="133678561" calcext:value-type="float">
            <text:p>133678561</text:p>
          </table:table-cell>
          <table:table-cell office:value-type="float" office:value="123955" calcext:value-type="float">
            <text:p>123955</text:p>
          </table:table-cell>
          <table:table-cell office:value-type="float" office:value="192662667" calcext:value-type="float">
            <text:p>192662667</text:p>
          </table:table-cell>
          <table:table-cell office:value-type="float" office:value="9334" calcext:value-type="float">
            <text:p>9334</text:p>
          </table:table-cell>
          <table:table-cell office:value-type="float" office:value="180221315" calcext:value-type="float">
            <text:p>180221315</text:p>
          </table:table-cell>
          <table:table-cell office:value-type="float" office:value="78887751" calcext:value-type="float">
            <text:p>78887751</text:p>
          </table:table-cell>
        </table:table-row>
        <table:table-row table:style-name="ro1" table:visibility="collapse">
          <table:table-cell office:value-type="float" office:value="77250" calcext:value-type="float">
            <text:p>77250</text:p>
          </table:table-cell>
          <table:table-cell office:value-type="float" office:value="160050" calcext:value-type="float">
            <text:p>160050</text:p>
          </table:table-cell>
          <table:table-cell office:value-type="float" office:value="145936" calcext:value-type="float">
            <text:p>145936</text:p>
          </table:table-cell>
          <table:table-cell office:value-type="float" office:value="23659" calcext:value-type="float">
            <text:p>23659</text:p>
          </table:table-cell>
          <table:table-cell office:value-type="float" office:value="27211" calcext:value-type="float">
            <text:p>27211</text:p>
          </table:table-cell>
          <table:table-cell office:value-type="float" office:value="44128" calcext:value-type="float">
            <text:p>44128</text:p>
          </table:table-cell>
          <table:table-cell office:value-type="float" office:value="21458" calcext:value-type="float">
            <text:p>21458</text:p>
          </table:table-cell>
          <table:table-cell office:value-type="float" office:value="17206" calcext:value-type="float">
            <text:p>17206</text:p>
          </table:table-cell>
          <table:table-cell office:value-type="float" office:value="170724813" calcext:value-type="float">
            <text:p>170724813</text:p>
          </table:table-cell>
          <table:table-cell office:value-type="float" office:value="85589" calcext:value-type="float">
            <text:p>85589</text:p>
          </table:table-cell>
          <table:table-cell office:value-type="float" office:value="88639" calcext:value-type="float">
            <text:p>88639</text:p>
          </table:table-cell>
          <table:table-cell office:value-type="float" office:value="11165" calcext:value-type="float">
            <text:p>11165</text:p>
          </table:table-cell>
          <table:table-cell office:value-type="float" office:value="291297832" calcext:value-type="float">
            <text:p>291297832</text:p>
          </table:table-cell>
          <table:table-cell office:value-type="float" office:value="37963" calcext:value-type="float">
            <text:p>37963</text:p>
          </table:table-cell>
          <table:table-cell office:value-type="float" office:value="293246517" calcext:value-type="float">
            <text:p>293246517</text:p>
          </table:table-cell>
          <table:table-cell office:value-type="float" office:value="15025" calcext:value-type="float">
            <text:p>15025</text:p>
          </table:table-cell>
          <table:table-cell office:value-type="float" office:value="137455791" calcext:value-type="float">
            <text:p>137455791</text:p>
          </table:table-cell>
          <table:table-cell office:value-type="float" office:value="64511" calcext:value-type="float">
            <text:p>64511</text:p>
          </table:table-cell>
          <table:table-cell office:value-type="float" office:value="192489413" calcext:value-type="float">
            <text:p>192489413</text:p>
          </table:table-cell>
          <table:table-cell office:value-type="float" office:value="10163" calcext:value-type="float">
            <text:p>10163</text:p>
          </table:table-cell>
          <table:table-cell office:value-type="float" office:value="181379168" calcext:value-type="float">
            <text:p>181379168</text:p>
          </table:table-cell>
          <table:table-cell office:value-type="float" office:value="79294356" calcext:value-type="float">
            <text:p>79294356</text:p>
          </table:table-cell>
        </table:table-row>
        <table:table-row table:style-name="ro1" table:visibility="collapse">
          <table:table-cell office:value-type="float" office:value="77500" calcext:value-type="float">
            <text:p>77500</text:p>
          </table:table-cell>
          <table:table-cell office:value-type="float" office:value="155710" calcext:value-type="float">
            <text:p>155710</text:p>
          </table:table-cell>
          <table:table-cell office:value-type="float" office:value="144374" calcext:value-type="float">
            <text:p>144374</text:p>
          </table:table-cell>
          <table:table-cell office:value-type="float" office:value="23339" calcext:value-type="float">
            <text:p>23339</text:p>
          </table:table-cell>
          <table:table-cell office:value-type="float" office:value="28713" calcext:value-type="float">
            <text:p>28713</text:p>
          </table:table-cell>
          <table:table-cell office:value-type="float" office:value="46428" calcext:value-type="float">
            <text:p>46428</text:p>
          </table:table-cell>
          <table:table-cell office:value-type="float" office:value="21593" calcext:value-type="float">
            <text:p>21593</text:p>
          </table:table-cell>
          <table:table-cell office:value-type="float" office:value="16754" calcext:value-type="float">
            <text:p>16754</text:p>
          </table:table-cell>
          <table:table-cell office:value-type="float" office:value="179590398" calcext:value-type="float">
            <text:p>179590398</text:p>
          </table:table-cell>
          <table:table-cell office:value-type="float" office:value="93706" calcext:value-type="float">
            <text:p>93706</text:p>
          </table:table-cell>
          <table:table-cell office:value-type="float" office:value="83396" calcext:value-type="float">
            <text:p>83396</text:p>
          </table:table-cell>
          <table:table-cell office:value-type="float" office:value="10845" calcext:value-type="float">
            <text:p>10845</text:p>
          </table:table-cell>
          <table:table-cell office:value-type="float" office:value="281221435" calcext:value-type="float">
            <text:p>281221435</text:p>
          </table:table-cell>
          <table:table-cell office:value-type="float" office:value="39505" calcext:value-type="float">
            <text:p>39505</text:p>
          </table:table-cell>
          <table:table-cell office:value-type="float" office:value="281396126" calcext:value-type="float">
            <text:p>281396126</text:p>
          </table:table-cell>
          <table:table-cell office:value-type="float" office:value="15220" calcext:value-type="float">
            <text:p>15220</text:p>
          </table:table-cell>
          <table:table-cell office:value-type="float" office:value="137619301" calcext:value-type="float">
            <text:p>137619301</text:p>
          </table:table-cell>
          <table:table-cell office:value-type="float" office:value="57754" calcext:value-type="float">
            <text:p>57754</text:p>
          </table:table-cell>
          <table:table-cell office:value-type="float" office:value="192861472" calcext:value-type="float">
            <text:p>192861472</text:p>
          </table:table-cell>
          <table:table-cell office:value-type="float" office:value="9998" calcext:value-type="float">
            <text:p>9998</text:p>
          </table:table-cell>
          <table:table-cell office:value-type="float" office:value="184008844" calcext:value-type="float">
            <text:p>184008844</text:p>
          </table:table-cell>
          <table:table-cell office:value-type="float" office:value="79427777" calcext:value-type="float">
            <text:p>79427777</text:p>
          </table:table-cell>
        </table:table-row>
        <table:table-row table:style-name="ro1" table:visibility="collapse">
          <table:table-cell office:value-type="float" office:value="77750" calcext:value-type="float">
            <text:p>77750</text:p>
          </table:table-cell>
          <table:table-cell office:value-type="float" office:value="151716" calcext:value-type="float">
            <text:p>151716</text:p>
          </table:table-cell>
          <table:table-cell office:value-type="float" office:value="151791" calcext:value-type="float">
            <text:p>151791</text:p>
          </table:table-cell>
          <table:table-cell office:value-type="float" office:value="23795" calcext:value-type="float">
            <text:p>23795</text:p>
          </table:table-cell>
          <table:table-cell office:value-type="float" office:value="27040" calcext:value-type="float">
            <text:p>27040</text:p>
          </table:table-cell>
          <table:table-cell office:value-type="float" office:value="47033" calcext:value-type="float">
            <text:p>47033</text:p>
          </table:table-cell>
          <table:table-cell office:value-type="float" office:value="18515" calcext:value-type="float">
            <text:p>18515</text:p>
          </table:table-cell>
          <table:table-cell office:value-type="float" office:value="17490" calcext:value-type="float">
            <text:p>17490</text:p>
          </table:table-cell>
          <table:table-cell office:value-type="float" office:value="170790605" calcext:value-type="float">
            <text:p>170790605</text:p>
          </table:table-cell>
          <table:table-cell office:value-type="float" office:value="84756" calcext:value-type="float">
            <text:p>84756</text:p>
          </table:table-cell>
          <table:table-cell office:value-type="float" office:value="80426" calcext:value-type="float">
            <text:p>80426</text:p>
          </table:table-cell>
          <table:table-cell office:value-type="float" office:value="11004" calcext:value-type="float">
            <text:p>11004</text:p>
          </table:table-cell>
          <table:table-cell office:value-type="float" office:value="282470411" calcext:value-type="float">
            <text:p>282470411</text:p>
          </table:table-cell>
          <table:table-cell office:value-type="float" office:value="34379" calcext:value-type="float">
            <text:p>34379</text:p>
          </table:table-cell>
          <table:table-cell office:value-type="float" office:value="299742287" calcext:value-type="float">
            <text:p>299742287</text:p>
          </table:table-cell>
          <table:table-cell office:value-type="float" office:value="15735" calcext:value-type="float">
            <text:p>15735</text:p>
          </table:table-cell>
          <table:table-cell office:value-type="float" office:value="133165705" calcext:value-type="float">
            <text:p>133165705</text:p>
          </table:table-cell>
          <table:table-cell office:value-type="float" office:value="55015" calcext:value-type="float">
            <text:p>55015</text:p>
          </table:table-cell>
          <table:table-cell office:value-type="float" office:value="195201613" calcext:value-type="float">
            <text:p>195201613</text:p>
          </table:table-cell>
          <table:table-cell office:value-type="float" office:value="9082" calcext:value-type="float">
            <text:p>9082</text:p>
          </table:table-cell>
          <table:table-cell office:value-type="float" office:value="183351295" calcext:value-type="float">
            <text:p>183351295</text:p>
          </table:table-cell>
          <table:table-cell office:value-type="float" office:value="79762289" calcext:value-type="float">
            <text:p>79762289</text:p>
          </table:table-cell>
        </table:table-row>
        <table:table-row table:style-name="ro1" table:visibility="collapse">
          <table:table-cell office:value-type="float" office:value="78000" calcext:value-type="float">
            <text:p>78000</text:p>
          </table:table-cell>
          <table:table-cell office:value-type="float" office:value="163335" calcext:value-type="float">
            <text:p>163335</text:p>
          </table:table-cell>
          <table:table-cell office:value-type="float" office:value="158381" calcext:value-type="float">
            <text:p>158381</text:p>
          </table:table-cell>
          <table:table-cell office:value-type="float" office:value="23554" calcext:value-type="float">
            <text:p>23554</text:p>
          </table:table-cell>
          <table:table-cell office:value-type="float" office:value="28165" calcext:value-type="float">
            <text:p>28165</text:p>
          </table:table-cell>
          <table:table-cell office:value-type="float" office:value="50213" calcext:value-type="float">
            <text:p>50213</text:p>
          </table:table-cell>
          <table:table-cell office:value-type="float" office:value="23228" calcext:value-type="float">
            <text:p>23228</text:p>
          </table:table-cell>
          <table:table-cell office:value-type="float" office:value="17794" calcext:value-type="float">
            <text:p>17794</text:p>
          </table:table-cell>
          <table:table-cell office:value-type="float" office:value="171313120" calcext:value-type="float">
            <text:p>171313120</text:p>
          </table:table-cell>
          <table:table-cell office:value-type="float" office:value="89915" calcext:value-type="float">
            <text:p>89915</text:p>
          </table:table-cell>
          <table:table-cell office:value-type="float" office:value="86215" calcext:value-type="float">
            <text:p>86215</text:p>
          </table:table-cell>
          <table:table-cell office:value-type="float" office:value="11201" calcext:value-type="float">
            <text:p>11201</text:p>
          </table:table-cell>
          <table:table-cell office:value-type="float" office:value="295668888" calcext:value-type="float">
            <text:p>295668888</text:p>
          </table:table-cell>
          <table:table-cell office:value-type="float" office:value="37577" calcext:value-type="float">
            <text:p>37577</text:p>
          </table:table-cell>
          <table:table-cell office:value-type="float" office:value="282658627" calcext:value-type="float">
            <text:p>282658627</text:p>
          </table:table-cell>
          <table:table-cell office:value-type="float" office:value="15135" calcext:value-type="float">
            <text:p>15135</text:p>
          </table:table-cell>
          <table:table-cell office:value-type="float" office:value="140273632" calcext:value-type="float">
            <text:p>140273632</text:p>
          </table:table-cell>
          <table:table-cell office:value-type="float" office:value="61614" calcext:value-type="float">
            <text:p>61614</text:p>
          </table:table-cell>
          <table:table-cell office:value-type="float" office:value="192685953" calcext:value-type="float">
            <text:p>192685953</text:p>
          </table:table-cell>
          <table:table-cell office:value-type="float" office:value="9422" calcext:value-type="float">
            <text:p>9422</text:p>
          </table:table-cell>
          <table:table-cell office:value-type="float" office:value="183086957" calcext:value-type="float">
            <text:p>183086957</text:p>
          </table:table-cell>
          <table:table-cell office:value-type="float" office:value="79978908" calcext:value-type="float">
            <text:p>79978908</text:p>
          </table:table-cell>
        </table:table-row>
        <table:table-row table:style-name="ro1" table:visibility="collapse">
          <table:table-cell office:value-type="float" office:value="78250" calcext:value-type="float">
            <text:p>78250</text:p>
          </table:table-cell>
          <table:table-cell office:value-type="float" office:value="174353" calcext:value-type="float">
            <text:p>174353</text:p>
          </table:table-cell>
          <table:table-cell office:value-type="float" office:value="154034" calcext:value-type="float">
            <text:p>154034</text:p>
          </table:table-cell>
          <table:table-cell office:value-type="float" office:value="23506" calcext:value-type="float">
            <text:p>23506</text:p>
          </table:table-cell>
          <table:table-cell office:value-type="float" office:value="27420" calcext:value-type="float">
            <text:p>27420</text:p>
          </table:table-cell>
          <table:table-cell office:value-type="float" office:value="49507" calcext:value-type="float">
            <text:p>49507</text:p>
          </table:table-cell>
          <table:table-cell office:value-type="float" office:value="23033" calcext:value-type="float">
            <text:p>23033</text:p>
          </table:table-cell>
          <table:table-cell office:value-type="float" office:value="18116" calcext:value-type="float">
            <text:p>18116</text:p>
          </table:table-cell>
          <table:table-cell office:value-type="float" office:value="177813673" calcext:value-type="float">
            <text:p>177813673</text:p>
          </table:table-cell>
          <table:table-cell office:value-type="float" office:value="85232" calcext:value-type="float">
            <text:p>85232</text:p>
          </table:table-cell>
          <table:table-cell office:value-type="float" office:value="83467" calcext:value-type="float">
            <text:p>83467</text:p>
          </table:table-cell>
          <table:table-cell office:value-type="float" office:value="10631" calcext:value-type="float">
            <text:p>10631</text:p>
          </table:table-cell>
          <table:table-cell office:value-type="float" office:value="303678951" calcext:value-type="float">
            <text:p>303678951</text:p>
          </table:table-cell>
          <table:table-cell office:value-type="float" office:value="35660" calcext:value-type="float">
            <text:p>35660</text:p>
          </table:table-cell>
          <table:table-cell office:value-type="float" office:value="292226111" calcext:value-type="float">
            <text:p>292226111</text:p>
          </table:table-cell>
          <table:table-cell office:value-type="float" office:value="15303" calcext:value-type="float">
            <text:p>15303</text:p>
          </table:table-cell>
          <table:table-cell office:value-type="float" office:value="137127316" calcext:value-type="float">
            <text:p>137127316</text:p>
          </table:table-cell>
          <table:table-cell office:value-type="float" office:value="55405" calcext:value-type="float">
            <text:p>55405</text:p>
          </table:table-cell>
          <table:table-cell office:value-type="float" office:value="192497646" calcext:value-type="float">
            <text:p>192497646</text:p>
          </table:table-cell>
          <table:table-cell office:value-type="float" office:value="9253" calcext:value-type="float">
            <text:p>9253</text:p>
          </table:table-cell>
          <table:table-cell office:value-type="float" office:value="184749345" calcext:value-type="float">
            <text:p>184749345</text:p>
          </table:table-cell>
          <table:table-cell office:value-type="float" office:value="80267179" calcext:value-type="float">
            <text:p>80267179</text:p>
          </table:table-cell>
        </table:table-row>
        <table:table-row table:style-name="ro1" table:visibility="collapse">
          <table:table-cell office:value-type="float" office:value="78500" calcext:value-type="float">
            <text:p>78500</text:p>
          </table:table-cell>
          <table:table-cell office:value-type="float" office:value="189379" calcext:value-type="float">
            <text:p>189379</text:p>
          </table:table-cell>
          <table:table-cell office:value-type="float" office:value="169542" calcext:value-type="float">
            <text:p>169542</text:p>
          </table:table-cell>
          <table:table-cell office:value-type="float" office:value="24786" calcext:value-type="float">
            <text:p>24786</text:p>
          </table:table-cell>
          <table:table-cell office:value-type="float" office:value="27871" calcext:value-type="float">
            <text:p>27871</text:p>
          </table:table-cell>
          <table:table-cell office:value-type="float" office:value="51754" calcext:value-type="float">
            <text:p>51754</text:p>
          </table:table-cell>
          <table:table-cell office:value-type="float" office:value="26565" calcext:value-type="float">
            <text:p>26565</text:p>
          </table:table-cell>
          <table:table-cell office:value-type="float" office:value="18435" calcext:value-type="float">
            <text:p>18435</text:p>
          </table:table-cell>
          <table:table-cell office:value-type="float" office:value="171671132" calcext:value-type="float">
            <text:p>171671132</text:p>
          </table:table-cell>
          <table:table-cell office:value-type="float" office:value="86133" calcext:value-type="float">
            <text:p>86133</text:p>
          </table:table-cell>
          <table:table-cell office:value-type="float" office:value="87117" calcext:value-type="float">
            <text:p>87117</text:p>
          </table:table-cell>
          <table:table-cell office:value-type="float" office:value="11038" calcext:value-type="float">
            <text:p>11038</text:p>
          </table:table-cell>
          <table:table-cell office:value-type="float" office:value="300877409" calcext:value-type="float">
            <text:p>300877409</text:p>
          </table:table-cell>
          <table:table-cell office:value-type="float" office:value="38119" calcext:value-type="float">
            <text:p>38119</text:p>
          </table:table-cell>
          <table:table-cell office:value-type="float" office:value="285229446" calcext:value-type="float">
            <text:p>285229446</text:p>
          </table:table-cell>
          <table:table-cell office:value-type="float" office:value="14999" calcext:value-type="float">
            <text:p>14999</text:p>
          </table:table-cell>
          <table:table-cell office:value-type="float" office:value="141541954" calcext:value-type="float">
            <text:p>141541954</text:p>
          </table:table-cell>
          <table:table-cell office:value-type="float" office:value="51681" calcext:value-type="float">
            <text:p>51681</text:p>
          </table:table-cell>
          <table:table-cell office:value-type="float" office:value="192887420" calcext:value-type="float">
            <text:p>192887420</text:p>
          </table:table-cell>
          <table:table-cell office:value-type="float" office:value="9669" calcext:value-type="float">
            <text:p>9669</text:p>
          </table:table-cell>
          <table:table-cell office:value-type="float" office:value="184728063" calcext:value-type="float">
            <text:p>184728063</text:p>
          </table:table-cell>
          <table:table-cell office:value-type="float" office:value="80555893" calcext:value-type="float">
            <text:p>80555893</text:p>
          </table:table-cell>
        </table:table-row>
        <table:table-row table:style-name="ro1" table:visibility="collapse">
          <table:table-cell office:value-type="float" office:value="78750" calcext:value-type="float">
            <text:p>78750</text:p>
          </table:table-cell>
          <table:table-cell office:value-type="float" office:value="181890" calcext:value-type="float">
            <text:p>181890</text:p>
          </table:table-cell>
          <table:table-cell office:value-type="float" office:value="157084" calcext:value-type="float">
            <text:p>157084</text:p>
          </table:table-cell>
          <table:table-cell office:value-type="float" office:value="25169" calcext:value-type="float">
            <text:p>25169</text:p>
          </table:table-cell>
          <table:table-cell office:value-type="float" office:value="28084" calcext:value-type="float">
            <text:p>28084</text:p>
          </table:table-cell>
          <table:table-cell office:value-type="float" office:value="48127" calcext:value-type="float">
            <text:p>48127</text:p>
          </table:table-cell>
          <table:table-cell office:value-type="float" office:value="21653" calcext:value-type="float">
            <text:p>21653</text:p>
          </table:table-cell>
          <table:table-cell office:value-type="float" office:value="15667" calcext:value-type="float">
            <text:p>15667</text:p>
          </table:table-cell>
          <table:table-cell office:value-type="float" office:value="172199727" calcext:value-type="float">
            <text:p>172199727</text:p>
          </table:table-cell>
          <table:table-cell office:value-type="float" office:value="120456" calcext:value-type="float">
            <text:p>120456</text:p>
          </table:table-cell>
          <table:table-cell office:value-type="float" office:value="90068" calcext:value-type="float">
            <text:p>90068</text:p>
          </table:table-cell>
          <table:table-cell office:value-type="float" office:value="10674" calcext:value-type="float">
            <text:p>10674</text:p>
          </table:table-cell>
          <table:table-cell office:value-type="float" office:value="295014066" calcext:value-type="float">
            <text:p>295014066</text:p>
          </table:table-cell>
          <table:table-cell office:value-type="float" office:value="37662" calcext:value-type="float">
            <text:p>37662</text:p>
          </table:table-cell>
          <table:table-cell office:value-type="float" office:value="306032648" calcext:value-type="float">
            <text:p>306032648</text:p>
          </table:table-cell>
          <table:table-cell office:value-type="float" office:value="14331" calcext:value-type="float">
            <text:p>14331</text:p>
          </table:table-cell>
          <table:table-cell office:value-type="float" office:value="145753624" calcext:value-type="float">
            <text:p>145753624</text:p>
          </table:table-cell>
          <table:table-cell office:value-type="float" office:value="50335" calcext:value-type="float">
            <text:p>50335</text:p>
          </table:table-cell>
          <table:table-cell office:value-type="float" office:value="197160304" calcext:value-type="float">
            <text:p>197160304</text:p>
          </table:table-cell>
          <table:table-cell office:value-type="float" office:value="9666" calcext:value-type="float">
            <text:p>9666</text:p>
          </table:table-cell>
          <table:table-cell office:value-type="float" office:value="184752682" calcext:value-type="float">
            <text:p>184752682</text:p>
          </table:table-cell>
          <table:table-cell office:value-type="float" office:value="80936560" calcext:value-type="float">
            <text:p>80936560</text:p>
          </table:table-cell>
        </table:table-row>
        <table:table-row table:style-name="ro1" table:visibility="collapse">
          <table:table-cell office:value-type="float" office:value="79000" calcext:value-type="float">
            <text:p>79000</text:p>
          </table:table-cell>
          <table:table-cell office:value-type="float" office:value="182119" calcext:value-type="float">
            <text:p>182119</text:p>
          </table:table-cell>
          <table:table-cell office:value-type="float" office:value="155075" calcext:value-type="float">
            <text:p>155075</text:p>
          </table:table-cell>
          <table:table-cell office:value-type="float" office:value="24752" calcext:value-type="float">
            <text:p>24752</text:p>
          </table:table-cell>
          <table:table-cell office:value-type="float" office:value="28000" calcext:value-type="float">
            <text:p>28000</text:p>
          </table:table-cell>
          <table:table-cell office:value-type="float" office:value="48546" calcext:value-type="float">
            <text:p>48546</text:p>
          </table:table-cell>
          <table:table-cell office:value-type="float" office:value="23918" calcext:value-type="float">
            <text:p>23918</text:p>
          </table:table-cell>
          <table:table-cell office:value-type="float" office:value="18333" calcext:value-type="float">
            <text:p>18333</text:p>
          </table:table-cell>
          <table:table-cell office:value-type="float" office:value="185746275" calcext:value-type="float">
            <text:p>185746275</text:p>
          </table:table-cell>
          <table:table-cell office:value-type="float" office:value="112752" calcext:value-type="float">
            <text:p>112752</text:p>
          </table:table-cell>
          <table:table-cell office:value-type="float" office:value="90159" calcext:value-type="float">
            <text:p>90159</text:p>
          </table:table-cell>
          <table:table-cell office:value-type="float" office:value="10496" calcext:value-type="float">
            <text:p>10496</text:p>
          </table:table-cell>
          <table:table-cell office:value-type="float" office:value="295941727" calcext:value-type="float">
            <text:p>295941727</text:p>
          </table:table-cell>
          <table:table-cell office:value-type="float" office:value="36376" calcext:value-type="float">
            <text:p>36376</text:p>
          </table:table-cell>
          <table:table-cell office:value-type="float" office:value="294621517" calcext:value-type="float">
            <text:p>294621517</text:p>
          </table:table-cell>
          <table:table-cell office:value-type="float" office:value="14118" calcext:value-type="float">
            <text:p>14118</text:p>
          </table:table-cell>
          <table:table-cell office:value-type="float" office:value="144531000" calcext:value-type="float">
            <text:p>144531000</text:p>
          </table:table-cell>
          <table:table-cell office:value-type="float" office:value="45203" calcext:value-type="float">
            <text:p>45203</text:p>
          </table:table-cell>
          <table:table-cell office:value-type="float" office:value="193579566" calcext:value-type="float">
            <text:p>193579566</text:p>
          </table:table-cell>
          <table:table-cell office:value-type="float" office:value="9750" calcext:value-type="float">
            <text:p>9750</text:p>
          </table:table-cell>
          <table:table-cell office:value-type="float" office:value="185622959" calcext:value-type="float">
            <text:p>185622959</text:p>
          </table:table-cell>
          <table:table-cell office:value-type="float" office:value="81137239" calcext:value-type="float">
            <text:p>81137239</text:p>
          </table:table-cell>
        </table:table-row>
        <table:table-row table:style-name="ro1" table:visibility="collapse">
          <table:table-cell office:value-type="float" office:value="79250" calcext:value-type="float">
            <text:p>79250</text:p>
          </table:table-cell>
          <table:table-cell office:value-type="float" office:value="174489" calcext:value-type="float">
            <text:p>174489</text:p>
          </table:table-cell>
          <table:table-cell office:value-type="float" office:value="155601" calcext:value-type="float">
            <text:p>155601</text:p>
          </table:table-cell>
          <table:table-cell office:value-type="float" office:value="24666" calcext:value-type="float">
            <text:p>24666</text:p>
          </table:table-cell>
          <table:table-cell office:value-type="float" office:value="26965" calcext:value-type="float">
            <text:p>26965</text:p>
          </table:table-cell>
          <table:table-cell office:value-type="float" office:value="53348" calcext:value-type="float">
            <text:p>53348</text:p>
          </table:table-cell>
          <table:table-cell office:value-type="float" office:value="18412" calcext:value-type="float">
            <text:p>18412</text:p>
          </table:table-cell>
          <table:table-cell office:value-type="float" office:value="17287" calcext:value-type="float">
            <text:p>17287</text:p>
          </table:table-cell>
          <table:table-cell office:value-type="float" office:value="181373904" calcext:value-type="float">
            <text:p>181373904</text:p>
          </table:table-cell>
          <table:table-cell office:value-type="float" office:value="110079" calcext:value-type="float">
            <text:p>110079</text:p>
          </table:table-cell>
          <table:table-cell office:value-type="float" office:value="93084" calcext:value-type="float">
            <text:p>93084</text:p>
          </table:table-cell>
          <table:table-cell office:value-type="float" office:value="11002" calcext:value-type="float">
            <text:p>11002</text:p>
          </table:table-cell>
          <table:table-cell office:value-type="float" office:value="299979223" calcext:value-type="float">
            <text:p>299979223</text:p>
          </table:table-cell>
          <table:table-cell office:value-type="float" office:value="39500" calcext:value-type="float">
            <text:p>39500</text:p>
          </table:table-cell>
          <table:table-cell office:value-type="float" office:value="305312404" calcext:value-type="float">
            <text:p>305312404</text:p>
          </table:table-cell>
          <table:table-cell office:value-type="float" office:value="14720" calcext:value-type="float">
            <text:p>14720</text:p>
          </table:table-cell>
          <table:table-cell office:value-type="float" office:value="143094951" calcext:value-type="float">
            <text:p>143094951</text:p>
          </table:table-cell>
          <table:table-cell office:value-type="float" office:value="48868" calcext:value-type="float">
            <text:p>48868</text:p>
          </table:table-cell>
          <table:table-cell office:value-type="float" office:value="194354276" calcext:value-type="float">
            <text:p>194354276</text:p>
          </table:table-cell>
          <table:table-cell office:value-type="float" office:value="9462" calcext:value-type="float">
            <text:p>9462</text:p>
          </table:table-cell>
          <table:table-cell office:value-type="float" office:value="185506160" calcext:value-type="float">
            <text:p>185506160</text:p>
          </table:table-cell>
          <table:table-cell office:value-type="float" office:value="81345165" calcext:value-type="float">
            <text:p>81345165</text:p>
          </table:table-cell>
        </table:table-row>
        <table:table-row table:style-name="ro1" table:visibility="collapse">
          <table:table-cell office:value-type="float" office:value="79500" calcext:value-type="float">
            <text:p>79500</text:p>
          </table:table-cell>
          <table:table-cell office:value-type="float" office:value="223174" calcext:value-type="float">
            <text:p>223174</text:p>
          </table:table-cell>
          <table:table-cell office:value-type="float" office:value="151843" calcext:value-type="float">
            <text:p>151843</text:p>
          </table:table-cell>
          <table:table-cell office:value-type="float" office:value="24623" calcext:value-type="float">
            <text:p>24623</text:p>
          </table:table-cell>
          <table:table-cell office:value-type="float" office:value="27530" calcext:value-type="float">
            <text:p>27530</text:p>
          </table:table-cell>
          <table:table-cell office:value-type="float" office:value="53512" calcext:value-type="float">
            <text:p>53512</text:p>
          </table:table-cell>
          <table:table-cell office:value-type="float" office:value="22834" calcext:value-type="float">
            <text:p>22834</text:p>
          </table:table-cell>
          <table:table-cell office:value-type="float" office:value="17090" calcext:value-type="float">
            <text:p>17090</text:p>
          </table:table-cell>
          <table:table-cell office:value-type="float" office:value="176340765" calcext:value-type="float">
            <text:p>176340765</text:p>
          </table:table-cell>
          <table:table-cell office:value-type="float" office:value="99795" calcext:value-type="float">
            <text:p>99795</text:p>
          </table:table-cell>
          <table:table-cell office:value-type="float" office:value="99921" calcext:value-type="float">
            <text:p>99921</text:p>
          </table:table-cell>
          <table:table-cell office:value-type="float" office:value="10959" calcext:value-type="float">
            <text:p>10959</text:p>
          </table:table-cell>
          <table:table-cell office:value-type="float" office:value="304714531" calcext:value-type="float">
            <text:p>304714531</text:p>
          </table:table-cell>
          <table:table-cell office:value-type="float" office:value="35924" calcext:value-type="float">
            <text:p>35924</text:p>
          </table:table-cell>
          <table:table-cell office:value-type="float" office:value="301032494" calcext:value-type="float">
            <text:p>301032494</text:p>
          </table:table-cell>
          <table:table-cell office:value-type="float" office:value="14718" calcext:value-type="float">
            <text:p>14718</text:p>
          </table:table-cell>
          <table:table-cell office:value-type="float" office:value="145962549" calcext:value-type="float">
            <text:p>145962549</text:p>
          </table:table-cell>
          <table:table-cell office:value-type="float" office:value="48120" calcext:value-type="float">
            <text:p>48120</text:p>
          </table:table-cell>
          <table:table-cell office:value-type="float" office:value="198879605" calcext:value-type="float">
            <text:p>198879605</text:p>
          </table:table-cell>
          <table:table-cell office:value-type="float" office:value="8873" calcext:value-type="float">
            <text:p>8873</text:p>
          </table:table-cell>
          <table:table-cell office:value-type="float" office:value="184871273" calcext:value-type="float">
            <text:p>184871273</text:p>
          </table:table-cell>
          <table:table-cell office:value-type="float" office:value="81694888" calcext:value-type="float">
            <text:p>81694888</text:p>
          </table:table-cell>
        </table:table-row>
        <table:table-row table:style-name="ro1" table:visibility="collapse">
          <table:table-cell office:value-type="float" office:value="79750" calcext:value-type="float">
            <text:p>79750</text:p>
          </table:table-cell>
          <table:table-cell office:value-type="float" office:value="241832" calcext:value-type="float">
            <text:p>241832</text:p>
          </table:table-cell>
          <table:table-cell office:value-type="float" office:value="159004" calcext:value-type="float">
            <text:p>159004</text:p>
          </table:table-cell>
          <table:table-cell office:value-type="float" office:value="24970" calcext:value-type="float">
            <text:p>24970</text:p>
          </table:table-cell>
          <table:table-cell office:value-type="float" office:value="27675" calcext:value-type="float">
            <text:p>27675</text:p>
          </table:table-cell>
          <table:table-cell office:value-type="float" office:value="58384" calcext:value-type="float">
            <text:p>58384</text:p>
          </table:table-cell>
          <table:table-cell office:value-type="float" office:value="16673" calcext:value-type="float">
            <text:p>16673</text:p>
          </table:table-cell>
          <table:table-cell office:value-type="float" office:value="17079" calcext:value-type="float">
            <text:p>17079</text:p>
          </table:table-cell>
          <table:table-cell office:value-type="float" office:value="186164875" calcext:value-type="float">
            <text:p>186164875</text:p>
          </table:table-cell>
          <table:table-cell office:value-type="float" office:value="104668" calcext:value-type="float">
            <text:p>104668</text:p>
          </table:table-cell>
          <table:table-cell office:value-type="float" office:value="107412" calcext:value-type="float">
            <text:p>107412</text:p>
          </table:table-cell>
          <table:table-cell office:value-type="float" office:value="10543" calcext:value-type="float">
            <text:p>10543</text:p>
          </table:table-cell>
          <table:table-cell office:value-type="float" office:value="306386702" calcext:value-type="float">
            <text:p>306386702</text:p>
          </table:table-cell>
          <table:table-cell office:value-type="float" office:value="38916" calcext:value-type="float">
            <text:p>38916</text:p>
          </table:table-cell>
          <table:table-cell office:value-type="float" office:value="303635208" calcext:value-type="float">
            <text:p>303635208</text:p>
          </table:table-cell>
          <table:table-cell office:value-type="float" office:value="14192" calcext:value-type="float">
            <text:p>14192</text:p>
          </table:table-cell>
          <table:table-cell office:value-type="float" office:value="153487693" calcext:value-type="float">
            <text:p>153487693</text:p>
          </table:table-cell>
          <table:table-cell office:value-type="float" office:value="52838" calcext:value-type="float">
            <text:p>52838</text:p>
          </table:table-cell>
          <table:table-cell office:value-type="float" office:value="196005256" calcext:value-type="float">
            <text:p>196005256</text:p>
          </table:table-cell>
          <table:table-cell office:value-type="float" office:value="9370" calcext:value-type="float">
            <text:p>9370</text:p>
          </table:table-cell>
          <table:table-cell office:value-type="float" office:value="187108790" calcext:value-type="float">
            <text:p>187108790</text:p>
          </table:table-cell>
          <table:table-cell office:value-type="float" office:value="81888174" calcext:value-type="float">
            <text:p>81888174</text:p>
          </table:table-cell>
        </table:table-row>
        <table:table-row table:style-name="ro1" table:visibility="collapse">
          <table:table-cell office:value-type="float" office:value="80000" calcext:value-type="float">
            <text:p>80000</text:p>
          </table:table-cell>
          <table:table-cell office:value-type="float" office:value="225850" calcext:value-type="float">
            <text:p>225850</text:p>
          </table:table-cell>
          <table:table-cell office:value-type="float" office:value="153922" calcext:value-type="float">
            <text:p>153922</text:p>
          </table:table-cell>
          <table:table-cell office:value-type="float" office:value="26335" calcext:value-type="float">
            <text:p>26335</text:p>
          </table:table-cell>
          <table:table-cell office:value-type="float" office:value="26869" calcext:value-type="float">
            <text:p>26869</text:p>
          </table:table-cell>
          <table:table-cell office:value-type="float" office:value="49785" calcext:value-type="float">
            <text:p>49785</text:p>
          </table:table-cell>
          <table:table-cell office:value-type="float" office:value="20423" calcext:value-type="float">
            <text:p>20423</text:p>
          </table:table-cell>
          <table:table-cell office:value-type="float" office:value="17774" calcext:value-type="float">
            <text:p>17774</text:p>
          </table:table-cell>
          <table:table-cell office:value-type="float" office:value="199385169" calcext:value-type="float">
            <text:p>199385169</text:p>
          </table:table-cell>
          <table:table-cell office:value-type="float" office:value="98114" calcext:value-type="float">
            <text:p>98114</text:p>
          </table:table-cell>
          <table:table-cell office:value-type="float" office:value="112293" calcext:value-type="float">
            <text:p>112293</text:p>
          </table:table-cell>
          <table:table-cell office:value-type="float" office:value="10494" calcext:value-type="float">
            <text:p>10494</text:p>
          </table:table-cell>
          <table:table-cell office:value-type="float" office:value="315963307" calcext:value-type="float">
            <text:p>315963307</text:p>
          </table:table-cell>
          <table:table-cell office:value-type="float" office:value="40337" calcext:value-type="float">
            <text:p>40337</text:p>
          </table:table-cell>
          <table:table-cell office:value-type="float" office:value="305230833" calcext:value-type="float">
            <text:p>305230833</text:p>
          </table:table-cell>
          <table:table-cell office:value-type="float" office:value="14840" calcext:value-type="float">
            <text:p>14840</text:p>
          </table:table-cell>
          <table:table-cell office:value-type="float" office:value="152217182" calcext:value-type="float">
            <text:p>152217182</text:p>
          </table:table-cell>
          <table:table-cell office:value-type="float" office:value="45798" calcext:value-type="float">
            <text:p>45798</text:p>
          </table:table-cell>
          <table:table-cell office:value-type="float" office:value="196630900" calcext:value-type="float">
            <text:p>196630900</text:p>
          </table:table-cell>
          <table:table-cell office:value-type="float" office:value="9374" calcext:value-type="float">
            <text:p>9374</text:p>
          </table:table-cell>
          <table:table-cell office:value-type="float" office:value="190291933" calcext:value-type="float">
            <text:p>190291933</text:p>
          </table:table-cell>
          <table:table-cell office:value-type="float" office:value="82402279" calcext:value-type="float">
            <text:p>82402279</text:p>
          </table:table-cell>
        </table:table-row>
        <table:table-row table:style-name="ro1" table:visibility="collapse">
          <table:table-cell office:value-type="float" office:value="80250" calcext:value-type="float">
            <text:p>80250</text:p>
          </table:table-cell>
          <table:table-cell office:value-type="float" office:value="221974" calcext:value-type="float">
            <text:p>221974</text:p>
          </table:table-cell>
          <table:table-cell office:value-type="float" office:value="149206" calcext:value-type="float">
            <text:p>149206</text:p>
          </table:table-cell>
          <table:table-cell office:value-type="float" office:value="24787" calcext:value-type="float">
            <text:p>24787</text:p>
          </table:table-cell>
          <table:table-cell office:value-type="float" office:value="28044" calcext:value-type="float">
            <text:p>28044</text:p>
          </table:table-cell>
          <table:table-cell office:value-type="float" office:value="42633" calcext:value-type="float">
            <text:p>42633</text:p>
          </table:table-cell>
          <table:table-cell office:value-type="float" office:value="24805" calcext:value-type="float">
            <text:p>24805</text:p>
          </table:table-cell>
          <table:table-cell office:value-type="float" office:value="17892" calcext:value-type="float">
            <text:p>17892</text:p>
          </table:table-cell>
          <table:table-cell office:value-type="float" office:value="193616597" calcext:value-type="float">
            <text:p>193616597</text:p>
          </table:table-cell>
          <table:table-cell office:value-type="float" office:value="96869" calcext:value-type="float">
            <text:p>96869</text:p>
          </table:table-cell>
          <table:table-cell office:value-type="float" office:value="166133" calcext:value-type="float">
            <text:p>166133</text:p>
          </table:table-cell>
          <table:table-cell office:value-type="float" office:value="11083" calcext:value-type="float">
            <text:p>11083</text:p>
          </table:table-cell>
          <table:table-cell office:value-type="float" office:value="317865613" calcext:value-type="float">
            <text:p>317865613</text:p>
          </table:table-cell>
          <table:table-cell office:value-type="float" office:value="38965" calcext:value-type="float">
            <text:p>38965</text:p>
          </table:table-cell>
          <table:table-cell office:value-type="float" office:value="310835044" calcext:value-type="float">
            <text:p>310835044</text:p>
          </table:table-cell>
          <table:table-cell office:value-type="float" office:value="14219" calcext:value-type="float">
            <text:p>14219</text:p>
          </table:table-cell>
          <table:table-cell office:value-type="float" office:value="148133520" calcext:value-type="float">
            <text:p>148133520</text:p>
          </table:table-cell>
          <table:table-cell office:value-type="float" office:value="46038" calcext:value-type="float">
            <text:p>46038</text:p>
          </table:table-cell>
          <table:table-cell office:value-type="float" office:value="200592852" calcext:value-type="float">
            <text:p>200592852</text:p>
          </table:table-cell>
          <table:table-cell office:value-type="float" office:value="9249" calcext:value-type="float">
            <text:p>9249</text:p>
          </table:table-cell>
          <table:table-cell office:value-type="float" office:value="189155535" calcext:value-type="float">
            <text:p>189155535</text:p>
          </table:table-cell>
          <table:table-cell office:value-type="float" office:value="82580076" calcext:value-type="float">
            <text:p>82580076</text:p>
          </table:table-cell>
        </table:table-row>
        <table:table-row table:style-name="ro1" table:visibility="collapse">
          <table:table-cell office:value-type="float" office:value="80500" calcext:value-type="float">
            <text:p>80500</text:p>
          </table:table-cell>
          <table:table-cell office:value-type="float" office:value="196459" calcext:value-type="float">
            <text:p>196459</text:p>
          </table:table-cell>
          <table:table-cell office:value-type="float" office:value="155435" calcext:value-type="float">
            <text:p>155435</text:p>
          </table:table-cell>
          <table:table-cell office:value-type="float" office:value="24919" calcext:value-type="float">
            <text:p>24919</text:p>
          </table:table-cell>
          <table:table-cell office:value-type="float" office:value="30510" calcext:value-type="float">
            <text:p>30510</text:p>
          </table:table-cell>
          <table:table-cell office:value-type="float" office:value="45505" calcext:value-type="float">
            <text:p>45505</text:p>
          </table:table-cell>
          <table:table-cell office:value-type="float" office:value="29700" calcext:value-type="float">
            <text:p>29700</text:p>
          </table:table-cell>
          <table:table-cell office:value-type="float" office:value="17622" calcext:value-type="float">
            <text:p>17622</text:p>
          </table:table-cell>
          <table:table-cell office:value-type="float" office:value="186369766" calcext:value-type="float">
            <text:p>186369766</text:p>
          </table:table-cell>
          <table:table-cell office:value-type="float" office:value="104087" calcext:value-type="float">
            <text:p>104087</text:p>
          </table:table-cell>
          <table:table-cell office:value-type="float" office:value="169705" calcext:value-type="float">
            <text:p>169705</text:p>
          </table:table-cell>
          <table:table-cell office:value-type="float" office:value="10415" calcext:value-type="float">
            <text:p>10415</text:p>
          </table:table-cell>
          <table:table-cell office:value-type="float" office:value="311708898" calcext:value-type="float">
            <text:p>311708898</text:p>
          </table:table-cell>
          <table:table-cell office:value-type="float" office:value="39743" calcext:value-type="float">
            <text:p>39743</text:p>
          </table:table-cell>
          <table:table-cell office:value-type="float" office:value="306542245" calcext:value-type="float">
            <text:p>306542245</text:p>
          </table:table-cell>
          <table:table-cell office:value-type="float" office:value="15106" calcext:value-type="float">
            <text:p>15106</text:p>
          </table:table-cell>
          <table:table-cell office:value-type="float" office:value="159440047" calcext:value-type="float">
            <text:p>159440047</text:p>
          </table:table-cell>
          <table:table-cell office:value-type="float" office:value="45588" calcext:value-type="float">
            <text:p>45588</text:p>
          </table:table-cell>
          <table:table-cell office:value-type="float" office:value="197684029" calcext:value-type="float">
            <text:p>197684029</text:p>
          </table:table-cell>
          <table:table-cell office:value-type="float" office:value="9832" calcext:value-type="float">
            <text:p>9832</text:p>
          </table:table-cell>
          <table:table-cell office:value-type="float" office:value="188376882" calcext:value-type="float">
            <text:p>188376882</text:p>
          </table:table-cell>
          <table:table-cell office:value-type="float" office:value="82574453" calcext:value-type="float">
            <text:p>82574453</text:p>
          </table:table-cell>
        </table:table-row>
        <table:table-row table:style-name="ro1" table:visibility="collapse">
          <table:table-cell office:value-type="float" office:value="80750" calcext:value-type="float">
            <text:p>80750</text:p>
          </table:table-cell>
          <table:table-cell office:value-type="float" office:value="205510" calcext:value-type="float">
            <text:p>205510</text:p>
          </table:table-cell>
          <table:table-cell office:value-type="float" office:value="156264" calcext:value-type="float">
            <text:p>156264</text:p>
          </table:table-cell>
          <table:table-cell office:value-type="float" office:value="24841" calcext:value-type="float">
            <text:p>24841</text:p>
          </table:table-cell>
          <table:table-cell office:value-type="float" office:value="29906" calcext:value-type="float">
            <text:p>29906</text:p>
          </table:table-cell>
          <table:table-cell office:value-type="float" office:value="46541" calcext:value-type="float">
            <text:p>46541</text:p>
          </table:table-cell>
          <table:table-cell office:value-type="float" office:value="23345" calcext:value-type="float">
            <text:p>23345</text:p>
          </table:table-cell>
          <table:table-cell office:value-type="float" office:value="18047" calcext:value-type="float">
            <text:p>18047</text:p>
          </table:table-cell>
          <table:table-cell office:value-type="float" office:value="184093941" calcext:value-type="float">
            <text:p>184093941</text:p>
          </table:table-cell>
          <table:table-cell office:value-type="float" office:value="103803" calcext:value-type="float">
            <text:p>103803</text:p>
          </table:table-cell>
          <table:table-cell office:value-type="float" office:value="76089" calcext:value-type="float">
            <text:p>76089</text:p>
          </table:table-cell>
          <table:table-cell office:value-type="float" office:value="10534" calcext:value-type="float">
            <text:p>10534</text:p>
          </table:table-cell>
          <table:table-cell office:value-type="float" office:value="332727179" calcext:value-type="float">
            <text:p>332727179</text:p>
          </table:table-cell>
          <table:table-cell office:value-type="float" office:value="40415" calcext:value-type="float">
            <text:p>40415</text:p>
          </table:table-cell>
          <table:table-cell office:value-type="float" office:value="334742622" calcext:value-type="float">
            <text:p>334742622</text:p>
          </table:table-cell>
          <table:table-cell office:value-type="float" office:value="13737" calcext:value-type="float">
            <text:p>13737</text:p>
          </table:table-cell>
          <table:table-cell office:value-type="float" office:value="150180878" calcext:value-type="float">
            <text:p>150180878</text:p>
          </table:table-cell>
          <table:table-cell office:value-type="float" office:value="43251" calcext:value-type="float">
            <text:p>43251</text:p>
          </table:table-cell>
          <table:table-cell office:value-type="float" office:value="200447251" calcext:value-type="float">
            <text:p>200447251</text:p>
          </table:table-cell>
          <table:table-cell office:value-type="float" office:value="9418" calcext:value-type="float">
            <text:p>9418</text:p>
          </table:table-cell>
          <table:table-cell office:value-type="float" office:value="189847867" calcext:value-type="float">
            <text:p>189847867</text:p>
          </table:table-cell>
          <table:table-cell office:value-type="float" office:value="82671404" calcext:value-type="float">
            <text:p>82671404</text:p>
          </table:table-cell>
        </table:table-row>
        <table:table-row table:style-name="ro1" table:visibility="collapse">
          <table:table-cell office:value-type="float" office:value="81000" calcext:value-type="float">
            <text:p>81000</text:p>
          </table:table-cell>
          <table:table-cell office:value-type="float" office:value="196790" calcext:value-type="float">
            <text:p>196790</text:p>
          </table:table-cell>
          <table:table-cell office:value-type="float" office:value="164659" calcext:value-type="float">
            <text:p>164659</text:p>
          </table:table-cell>
          <table:table-cell office:value-type="float" office:value="25419" calcext:value-type="float">
            <text:p>25419</text:p>
          </table:table-cell>
          <table:table-cell office:value-type="float" office:value="27848" calcext:value-type="float">
            <text:p>27848</text:p>
          </table:table-cell>
          <table:table-cell office:value-type="float" office:value="46792" calcext:value-type="float">
            <text:p>46792</text:p>
          </table:table-cell>
          <table:table-cell office:value-type="float" office:value="18142" calcext:value-type="float">
            <text:p>18142</text:p>
          </table:table-cell>
          <table:table-cell office:value-type="float" office:value="17860" calcext:value-type="float">
            <text:p>17860</text:p>
          </table:table-cell>
          <table:table-cell office:value-type="float" office:value="177221420" calcext:value-type="float">
            <text:p>177221420</text:p>
          </table:table-cell>
          <table:table-cell office:value-type="float" office:value="96500" calcext:value-type="float">
            <text:p>96500</text:p>
          </table:table-cell>
          <table:table-cell office:value-type="float" office:value="77133" calcext:value-type="float">
            <text:p>77133</text:p>
          </table:table-cell>
          <table:table-cell office:value-type="float" office:value="10470" calcext:value-type="float">
            <text:p>10470</text:p>
          </table:table-cell>
          <table:table-cell office:value-type="float" office:value="318725601" calcext:value-type="float">
            <text:p>318725601</text:p>
          </table:table-cell>
          <table:table-cell office:value-type="float" office:value="41080" calcext:value-type="float">
            <text:p>41080</text:p>
          </table:table-cell>
          <table:table-cell office:value-type="float" office:value="308504728" calcext:value-type="float">
            <text:p>308504728</text:p>
          </table:table-cell>
          <table:table-cell office:value-type="float" office:value="14224" calcext:value-type="float">
            <text:p>14224</text:p>
          </table:table-cell>
          <table:table-cell office:value-type="float" office:value="150942987" calcext:value-type="float">
            <text:p>150942987</text:p>
          </table:table-cell>
          <table:table-cell office:value-type="float" office:value="47569" calcext:value-type="float">
            <text:p>47569</text:p>
          </table:table-cell>
          <table:table-cell office:value-type="float" office:value="202784964" calcext:value-type="float">
            <text:p>202784964</text:p>
          </table:table-cell>
          <table:table-cell office:value-type="float" office:value="9121" calcext:value-type="float">
            <text:p>9121</text:p>
          </table:table-cell>
          <table:table-cell office:value-type="float" office:value="190279767" calcext:value-type="float">
            <text:p>190279767</text:p>
          </table:table-cell>
          <table:table-cell office:value-type="float" office:value="84798804" calcext:value-type="float">
            <text:p>84798804</text:p>
          </table:table-cell>
        </table:table-row>
        <table:table-row table:style-name="ro1" table:visibility="collapse">
          <table:table-cell office:value-type="float" office:value="81250" calcext:value-type="float">
            <text:p>81250</text:p>
          </table:table-cell>
          <table:table-cell office:value-type="float" office:value="210965" calcext:value-type="float">
            <text:p>210965</text:p>
          </table:table-cell>
          <table:table-cell office:value-type="float" office:value="156376" calcext:value-type="float">
            <text:p>156376</text:p>
          </table:table-cell>
          <table:table-cell office:value-type="float" office:value="25330" calcext:value-type="float">
            <text:p>25330</text:p>
          </table:table-cell>
          <table:table-cell office:value-type="float" office:value="29617" calcext:value-type="float">
            <text:p>29617</text:p>
          </table:table-cell>
          <table:table-cell office:value-type="float" office:value="44558" calcext:value-type="float">
            <text:p>44558</text:p>
          </table:table-cell>
          <table:table-cell office:value-type="float" office:value="25793" calcext:value-type="float">
            <text:p>25793</text:p>
          </table:table-cell>
          <table:table-cell office:value-type="float" office:value="17067" calcext:value-type="float">
            <text:p>17067</text:p>
          </table:table-cell>
          <table:table-cell office:value-type="float" office:value="177845809" calcext:value-type="float">
            <text:p>177845809</text:p>
          </table:table-cell>
          <table:table-cell office:value-type="float" office:value="97553" calcext:value-type="float">
            <text:p>97553</text:p>
          </table:table-cell>
          <table:table-cell office:value-type="float" office:value="80714" calcext:value-type="float">
            <text:p>80714</text:p>
          </table:table-cell>
          <table:table-cell office:value-type="float" office:value="10453" calcext:value-type="float">
            <text:p>10453</text:p>
          </table:table-cell>
          <table:table-cell office:value-type="float" office:value="342843972" calcext:value-type="float">
            <text:p>342843972</text:p>
          </table:table-cell>
          <table:table-cell office:value-type="float" office:value="43958" calcext:value-type="float">
            <text:p>43958</text:p>
          </table:table-cell>
          <table:table-cell office:value-type="float" office:value="317194139" calcext:value-type="float">
            <text:p>317194139</text:p>
          </table:table-cell>
          <table:table-cell office:value-type="float" office:value="14671" calcext:value-type="float">
            <text:p>14671</text:p>
          </table:table-cell>
          <table:table-cell office:value-type="float" office:value="152078617" calcext:value-type="float">
            <text:p>152078617</text:p>
          </table:table-cell>
          <table:table-cell office:value-type="float" office:value="43299" calcext:value-type="float">
            <text:p>43299</text:p>
          </table:table-cell>
          <table:table-cell office:value-type="float" office:value="200960551" calcext:value-type="float">
            <text:p>200960551</text:p>
          </table:table-cell>
          <table:table-cell office:value-type="float" office:value="9292" calcext:value-type="float">
            <text:p>9292</text:p>
          </table:table-cell>
          <table:table-cell office:value-type="float" office:value="190639057" calcext:value-type="float">
            <text:p>190639057</text:p>
          </table:table-cell>
          <table:table-cell office:value-type="float" office:value="83509470" calcext:value-type="float">
            <text:p>83509470</text:p>
          </table:table-cell>
        </table:table-row>
        <table:table-row table:style-name="ro1" table:visibility="collapse">
          <table:table-cell office:value-type="float" office:value="81500" calcext:value-type="float">
            <text:p>81500</text:p>
          </table:table-cell>
          <table:table-cell office:value-type="float" office:value="195494" calcext:value-type="float">
            <text:p>195494</text:p>
          </table:table-cell>
          <table:table-cell office:value-type="float" office:value="151512" calcext:value-type="float">
            <text:p>151512</text:p>
          </table:table-cell>
          <table:table-cell office:value-type="float" office:value="24241" calcext:value-type="float">
            <text:p>24241</text:p>
          </table:table-cell>
          <table:table-cell office:value-type="float" office:value="26460" calcext:value-type="float">
            <text:p>26460</text:p>
          </table:table-cell>
          <table:table-cell office:value-type="float" office:value="47038" calcext:value-type="float">
            <text:p>47038</text:p>
          </table:table-cell>
          <table:table-cell office:value-type="float" office:value="21198" calcext:value-type="float">
            <text:p>21198</text:p>
          </table:table-cell>
          <table:table-cell office:value-type="float" office:value="17121" calcext:value-type="float">
            <text:p>17121</text:p>
          </table:table-cell>
          <table:table-cell office:value-type="float" office:value="184342712" calcext:value-type="float">
            <text:p>184342712</text:p>
          </table:table-cell>
          <table:table-cell office:value-type="float" office:value="90210" calcext:value-type="float">
            <text:p>90210</text:p>
          </table:table-cell>
          <table:table-cell office:value-type="float" office:value="72879" calcext:value-type="float">
            <text:p>72879</text:p>
          </table:table-cell>
          <table:table-cell office:value-type="float" office:value="10707" calcext:value-type="float">
            <text:p>10707</text:p>
          </table:table-cell>
          <table:table-cell office:value-type="float" office:value="320889212" calcext:value-type="float">
            <text:p>320889212</text:p>
          </table:table-cell>
          <table:table-cell office:value-type="float" office:value="40667" calcext:value-type="float">
            <text:p>40667</text:p>
          </table:table-cell>
          <table:table-cell office:value-type="float" office:value="315295788" calcext:value-type="float">
            <text:p>315295788</text:p>
          </table:table-cell>
          <table:table-cell office:value-type="float" office:value="14700" calcext:value-type="float">
            <text:p>14700</text:p>
          </table:table-cell>
          <table:table-cell office:value-type="float" office:value="162178358" calcext:value-type="float">
            <text:p>162178358</text:p>
          </table:table-cell>
          <table:table-cell office:value-type="float" office:value="46029" calcext:value-type="float">
            <text:p>46029</text:p>
          </table:table-cell>
          <table:table-cell office:value-type="float" office:value="201640863" calcext:value-type="float">
            <text:p>201640863</text:p>
          </table:table-cell>
          <table:table-cell office:value-type="float" office:value="9456" calcext:value-type="float">
            <text:p>9456</text:p>
          </table:table-cell>
          <table:table-cell office:value-type="float" office:value="192239124" calcext:value-type="float">
            <text:p>192239124</text:p>
          </table:table-cell>
          <table:table-cell office:value-type="float" office:value="83889182" calcext:value-type="float">
            <text:p>83889182</text:p>
          </table:table-cell>
        </table:table-row>
        <table:table-row table:style-name="ro1" table:visibility="collapse">
          <table:table-cell office:value-type="float" office:value="81750" calcext:value-type="float">
            <text:p>81750</text:p>
          </table:table-cell>
          <table:table-cell office:value-type="float" office:value="193087" calcext:value-type="float">
            <text:p>193087</text:p>
          </table:table-cell>
          <table:table-cell office:value-type="float" office:value="156507" calcext:value-type="float">
            <text:p>156507</text:p>
          </table:table-cell>
          <table:table-cell office:value-type="float" office:value="24499" calcext:value-type="float">
            <text:p>24499</text:p>
          </table:table-cell>
          <table:table-cell office:value-type="float" office:value="26498" calcext:value-type="float">
            <text:p>26498</text:p>
          </table:table-cell>
          <table:table-cell office:value-type="float" office:value="51625" calcext:value-type="float">
            <text:p>51625</text:p>
          </table:table-cell>
          <table:table-cell office:value-type="float" office:value="21764" calcext:value-type="float">
            <text:p>21764</text:p>
          </table:table-cell>
          <table:table-cell office:value-type="float" office:value="17929" calcext:value-type="float">
            <text:p>17929</text:p>
          </table:table-cell>
          <table:table-cell office:value-type="float" office:value="180476178" calcext:value-type="float">
            <text:p>180476178</text:p>
          </table:table-cell>
          <table:table-cell office:value-type="float" office:value="87360" calcext:value-type="float">
            <text:p>87360</text:p>
          </table:table-cell>
          <table:table-cell office:value-type="float" office:value="73051" calcext:value-type="float">
            <text:p>73051</text:p>
          </table:table-cell>
          <table:table-cell office:value-type="float" office:value="10531" calcext:value-type="float">
            <text:p>10531</text:p>
          </table:table-cell>
          <table:table-cell office:value-type="float" office:value="325981406" calcext:value-type="float">
            <text:p>325981406</text:p>
          </table:table-cell>
          <table:table-cell office:value-type="float" office:value="45870" calcext:value-type="float">
            <text:p>45870</text:p>
          </table:table-cell>
          <table:table-cell office:value-type="float" office:value="349344297" calcext:value-type="float">
            <text:p>349344297</text:p>
          </table:table-cell>
          <table:table-cell office:value-type="float" office:value="14076" calcext:value-type="float">
            <text:p>14076</text:p>
          </table:table-cell>
          <table:table-cell office:value-type="float" office:value="152702694" calcext:value-type="float">
            <text:p>152702694</text:p>
          </table:table-cell>
          <table:table-cell office:value-type="float" office:value="49041" calcext:value-type="float">
            <text:p>49041</text:p>
          </table:table-cell>
          <table:table-cell office:value-type="float" office:value="202979380" calcext:value-type="float">
            <text:p>202979380</text:p>
          </table:table-cell>
          <table:table-cell office:value-type="float" office:value="9751" calcext:value-type="float">
            <text:p>9751</text:p>
          </table:table-cell>
          <table:table-cell office:value-type="float" office:value="190785880" calcext:value-type="float">
            <text:p>190785880</text:p>
          </table:table-cell>
          <table:table-cell office:value-type="float" office:value="84116246" calcext:value-type="float">
            <text:p>84116246</text:p>
          </table:table-cell>
        </table:table-row>
        <table:table-row table:style-name="ro1" table:visibility="collapse">
          <table:table-cell office:value-type="float" office:value="82000" calcext:value-type="float">
            <text:p>82000</text:p>
          </table:table-cell>
          <table:table-cell office:value-type="float" office:value="224869" calcext:value-type="float">
            <text:p>224869</text:p>
          </table:table-cell>
          <table:table-cell office:value-type="float" office:value="158500" calcext:value-type="float">
            <text:p>158500</text:p>
          </table:table-cell>
          <table:table-cell office:value-type="float" office:value="24714" calcext:value-type="float">
            <text:p>24714</text:p>
          </table:table-cell>
          <table:table-cell office:value-type="float" office:value="27827" calcext:value-type="float">
            <text:p>27827</text:p>
          </table:table-cell>
          <table:table-cell office:value-type="float" office:value="49200" calcext:value-type="float">
            <text:p>49200</text:p>
          </table:table-cell>
          <table:table-cell office:value-type="float" office:value="22935" calcext:value-type="float">
            <text:p>22935</text:p>
          </table:table-cell>
          <table:table-cell office:value-type="float" office:value="17832" calcext:value-type="float">
            <text:p>17832</text:p>
          </table:table-cell>
          <table:table-cell office:value-type="float" office:value="180732860" calcext:value-type="float">
            <text:p>180732860</text:p>
          </table:table-cell>
          <table:table-cell office:value-type="float" office:value="119085" calcext:value-type="float">
            <text:p>119085</text:p>
          </table:table-cell>
          <table:table-cell office:value-type="float" office:value="77432" calcext:value-type="float">
            <text:p>77432</text:p>
          </table:table-cell>
          <table:table-cell office:value-type="float" office:value="10622" calcext:value-type="float">
            <text:p>10622</text:p>
          </table:table-cell>
          <table:table-cell office:value-type="float" office:value="329558012" calcext:value-type="float">
            <text:p>329558012</text:p>
          </table:table-cell>
          <table:table-cell office:value-type="float" office:value="40794" calcext:value-type="float">
            <text:p>40794</text:p>
          </table:table-cell>
          <table:table-cell office:value-type="float" office:value="344349861" calcext:value-type="float">
            <text:p>344349861</text:p>
          </table:table-cell>
          <table:table-cell office:value-type="float" office:value="13622" calcext:value-type="float">
            <text:p>13622</text:p>
          </table:table-cell>
          <table:table-cell office:value-type="float" office:value="156739956" calcext:value-type="float">
            <text:p>156739956</text:p>
          </table:table-cell>
          <table:table-cell office:value-type="float" office:value="42326" calcext:value-type="float">
            <text:p>42326</text:p>
          </table:table-cell>
          <table:table-cell office:value-type="float" office:value="202031527" calcext:value-type="float">
            <text:p>202031527</text:p>
          </table:table-cell>
          <table:table-cell office:value-type="float" office:value="9545" calcext:value-type="float">
            <text:p>9545</text:p>
          </table:table-cell>
          <table:table-cell office:value-type="float" office:value="192256716" calcext:value-type="float">
            <text:p>192256716</text:p>
          </table:table-cell>
          <table:table-cell office:value-type="float" office:value="84302288" calcext:value-type="float">
            <text:p>84302288</text:p>
          </table:table-cell>
        </table:table-row>
        <table:table-row table:style-name="ro1" table:visibility="collapse">
          <table:table-cell office:value-type="float" office:value="82250" calcext:value-type="float">
            <text:p>82250</text:p>
          </table:table-cell>
          <table:table-cell office:value-type="float" office:value="210713" calcext:value-type="float">
            <text:p>210713</text:p>
          </table:table-cell>
          <table:table-cell office:value-type="float" office:value="168912" calcext:value-type="float">
            <text:p>168912</text:p>
          </table:table-cell>
          <table:table-cell office:value-type="float" office:value="25086" calcext:value-type="float">
            <text:p>25086</text:p>
          </table:table-cell>
          <table:table-cell office:value-type="float" office:value="27136" calcext:value-type="float">
            <text:p>27136</text:p>
          </table:table-cell>
          <table:table-cell office:value-type="float" office:value="44920" calcext:value-type="float">
            <text:p>44920</text:p>
          </table:table-cell>
          <table:table-cell office:value-type="float" office:value="23239" calcext:value-type="float">
            <text:p>23239</text:p>
          </table:table-cell>
          <table:table-cell office:value-type="float" office:value="18544" calcext:value-type="float">
            <text:p>18544</text:p>
          </table:table-cell>
          <table:table-cell office:value-type="float" office:value="185724749" calcext:value-type="float">
            <text:p>185724749</text:p>
          </table:table-cell>
          <table:table-cell office:value-type="float" office:value="103305" calcext:value-type="float">
            <text:p>103305</text:p>
          </table:table-cell>
          <table:table-cell office:value-type="float" office:value="72803" calcext:value-type="float">
            <text:p>72803</text:p>
          </table:table-cell>
          <table:table-cell office:value-type="float" office:value="10703" calcext:value-type="float">
            <text:p>10703</text:p>
          </table:table-cell>
          <table:table-cell office:value-type="float" office:value="333019110" calcext:value-type="float">
            <text:p>333019110</text:p>
          </table:table-cell>
          <table:table-cell office:value-type="float" office:value="46828" calcext:value-type="float">
            <text:p>46828</text:p>
          </table:table-cell>
          <table:table-cell office:value-type="float" office:value="323745182" calcext:value-type="float">
            <text:p>323745182</text:p>
          </table:table-cell>
          <table:table-cell office:value-type="float" office:value="14379" calcext:value-type="float">
            <text:p>14379</text:p>
          </table:table-cell>
          <table:table-cell office:value-type="float" office:value="158952564" calcext:value-type="float">
            <text:p>158952564</text:p>
          </table:table-cell>
          <table:table-cell office:value-type="float" office:value="41723" calcext:value-type="float">
            <text:p>41723</text:p>
          </table:table-cell>
          <table:table-cell office:value-type="float" office:value="203694434" calcext:value-type="float">
            <text:p>203694434</text:p>
          </table:table-cell>
          <table:table-cell office:value-type="float" office:value="9168" calcext:value-type="float">
            <text:p>9168</text:p>
          </table:table-cell>
          <table:table-cell office:value-type="float" office:value="195478743" calcext:value-type="float">
            <text:p>195478743</text:p>
          </table:table-cell>
          <table:table-cell office:value-type="float" office:value="84551874" calcext:value-type="float">
            <text:p>84551874</text:p>
          </table:table-cell>
        </table:table-row>
        <table:table-row table:style-name="ro1" table:visibility="collapse">
          <table:table-cell office:value-type="float" office:value="82500" calcext:value-type="float">
            <text:p>82500</text:p>
          </table:table-cell>
          <table:table-cell office:value-type="float" office:value="228663" calcext:value-type="float">
            <text:p>228663</text:p>
          </table:table-cell>
          <table:table-cell office:value-type="float" office:value="160466" calcext:value-type="float">
            <text:p>160466</text:p>
          </table:table-cell>
          <table:table-cell office:value-type="float" office:value="24708" calcext:value-type="float">
            <text:p>24708</text:p>
          </table:table-cell>
          <table:table-cell office:value-type="float" office:value="25958" calcext:value-type="float">
            <text:p>25958</text:p>
          </table:table-cell>
          <table:table-cell office:value-type="float" office:value="51123" calcext:value-type="float">
            <text:p>51123</text:p>
          </table:table-cell>
          <table:table-cell office:value-type="float" office:value="22269" calcext:value-type="float">
            <text:p>22269</text:p>
          </table:table-cell>
          <table:table-cell office:value-type="float" office:value="17751" calcext:value-type="float">
            <text:p>17751</text:p>
          </table:table-cell>
          <table:table-cell office:value-type="float" office:value="186480472" calcext:value-type="float">
            <text:p>186480472</text:p>
          </table:table-cell>
          <table:table-cell office:value-type="float" office:value="96012" calcext:value-type="float">
            <text:p>96012</text:p>
          </table:table-cell>
          <table:table-cell office:value-type="float" office:value="78083" calcext:value-type="float">
            <text:p>78083</text:p>
          </table:table-cell>
          <table:table-cell office:value-type="float" office:value="10819" calcext:value-type="float">
            <text:p>10819</text:p>
          </table:table-cell>
          <table:table-cell office:value-type="float" office:value="348727614" calcext:value-type="float">
            <text:p>348727614</text:p>
          </table:table-cell>
          <table:table-cell office:value-type="float" office:value="46297" calcext:value-type="float">
            <text:p>46297</text:p>
          </table:table-cell>
          <table:table-cell office:value-type="float" office:value="331737410" calcext:value-type="float">
            <text:p>331737410</text:p>
          </table:table-cell>
          <table:table-cell office:value-type="float" office:value="13668" calcext:value-type="float">
            <text:p>13668</text:p>
          </table:table-cell>
          <table:table-cell office:value-type="float" office:value="164341879" calcext:value-type="float">
            <text:p>164341879</text:p>
          </table:table-cell>
          <table:table-cell office:value-type="float" office:value="40577" calcext:value-type="float">
            <text:p>40577</text:p>
          </table:table-cell>
          <table:table-cell office:value-type="float" office:value="207555057" calcext:value-type="float">
            <text:p>207555057</text:p>
          </table:table-cell>
          <table:table-cell office:value-type="float" office:value="9419" calcext:value-type="float">
            <text:p>9419</text:p>
          </table:table-cell>
          <table:table-cell office:value-type="float" office:value="194332107" calcext:value-type="float">
            <text:p>194332107</text:p>
          </table:table-cell>
          <table:table-cell office:value-type="float" office:value="84889103" calcext:value-type="float">
            <text:p>84889103</text:p>
          </table:table-cell>
        </table:table-row>
        <table:table-row table:style-name="ro1" table:visibility="collapse">
          <table:table-cell office:value-type="float" office:value="82750" calcext:value-type="float">
            <text:p>82750</text:p>
          </table:table-cell>
          <table:table-cell office:value-type="float" office:value="228093" calcext:value-type="float">
            <text:p>228093</text:p>
          </table:table-cell>
          <table:table-cell office:value-type="float" office:value="167001" calcext:value-type="float">
            <text:p>167001</text:p>
          </table:table-cell>
          <table:table-cell office:value-type="float" office:value="25053" calcext:value-type="float">
            <text:p>25053</text:p>
          </table:table-cell>
          <table:table-cell office:value-type="float" office:value="59161" calcext:value-type="float">
            <text:p>59161</text:p>
          </table:table-cell>
          <table:table-cell office:value-type="float" office:value="46113" calcext:value-type="float">
            <text:p>46113</text:p>
          </table:table-cell>
          <table:table-cell office:value-type="float" office:value="18097" calcext:value-type="float">
            <text:p>18097</text:p>
          </table:table-cell>
          <table:table-cell office:value-type="float" office:value="19441" calcext:value-type="float">
            <text:p>19441</text:p>
          </table:table-cell>
          <table:table-cell office:value-type="float" office:value="186434687" calcext:value-type="float">
            <text:p>186434687</text:p>
          </table:table-cell>
          <table:table-cell office:value-type="float" office:value="98129" calcext:value-type="float">
            <text:p>98129</text:p>
          </table:table-cell>
          <table:table-cell office:value-type="float" office:value="77205" calcext:value-type="float">
            <text:p>77205</text:p>
          </table:table-cell>
          <table:table-cell office:value-type="float" office:value="10798" calcext:value-type="float">
            <text:p>10798</text:p>
          </table:table-cell>
          <table:table-cell office:value-type="float" office:value="349019548" calcext:value-type="float">
            <text:p>349019548</text:p>
          </table:table-cell>
          <table:table-cell office:value-type="float" office:value="48667" calcext:value-type="float">
            <text:p>48667</text:p>
          </table:table-cell>
          <table:table-cell office:value-type="float" office:value="340991876" calcext:value-type="float">
            <text:p>340991876</text:p>
          </table:table-cell>
          <table:table-cell office:value-type="float" office:value="13791" calcext:value-type="float">
            <text:p>13791</text:p>
          </table:table-cell>
          <table:table-cell office:value-type="float" office:value="166683948" calcext:value-type="float">
            <text:p>166683948</text:p>
          </table:table-cell>
          <table:table-cell office:value-type="float" office:value="43538" calcext:value-type="float">
            <text:p>43538</text:p>
          </table:table-cell>
          <table:table-cell office:value-type="float" office:value="205742779" calcext:value-type="float">
            <text:p>205742779</text:p>
          </table:table-cell>
          <table:table-cell office:value-type="float" office:value="9421" calcext:value-type="float">
            <text:p>9421</text:p>
          </table:table-cell>
          <table:table-cell office:value-type="float" office:value="196053876" calcext:value-type="float">
            <text:p>196053876</text:p>
          </table:table-cell>
          <table:table-cell office:value-type="float" office:value="85089883" calcext:value-type="float">
            <text:p>85089883</text:p>
          </table:table-cell>
        </table:table-row>
        <table:table-row table:style-name="ro1" table:visibility="collapse">
          <table:table-cell office:value-type="float" office:value="83000" calcext:value-type="float">
            <text:p>83000</text:p>
          </table:table-cell>
          <table:table-cell office:value-type="float" office:value="216542" calcext:value-type="float">
            <text:p>216542</text:p>
          </table:table-cell>
          <table:table-cell office:value-type="float" office:value="165795" calcext:value-type="float">
            <text:p>165795</text:p>
          </table:table-cell>
          <table:table-cell office:value-type="float" office:value="24712" calcext:value-type="float">
            <text:p>24712</text:p>
          </table:table-cell>
          <table:table-cell office:value-type="float" office:value="30838" calcext:value-type="float">
            <text:p>30838</text:p>
          </table:table-cell>
          <table:table-cell office:value-type="float" office:value="57393" calcext:value-type="float">
            <text:p>57393</text:p>
          </table:table-cell>
          <table:table-cell office:value-type="float" office:value="23235" calcext:value-type="float">
            <text:p>23235</text:p>
          </table:table-cell>
          <table:table-cell office:value-type="float" office:value="18088" calcext:value-type="float">
            <text:p>18088</text:p>
          </table:table-cell>
          <table:table-cell office:value-type="float" office:value="189596778" calcext:value-type="float">
            <text:p>189596778</text:p>
          </table:table-cell>
          <table:table-cell office:value-type="float" office:value="104742" calcext:value-type="float">
            <text:p>104742</text:p>
          </table:table-cell>
          <table:table-cell office:value-type="float" office:value="76043" calcext:value-type="float">
            <text:p>76043</text:p>
          </table:table-cell>
          <table:table-cell office:value-type="float" office:value="11456" calcext:value-type="float">
            <text:p>11456</text:p>
          </table:table-cell>
          <table:table-cell office:value-type="float" office:value="339386180" calcext:value-type="float">
            <text:p>339386180</text:p>
          </table:table-cell>
          <table:table-cell office:value-type="float" office:value="46139" calcext:value-type="float">
            <text:p>46139</text:p>
          </table:table-cell>
          <table:table-cell office:value-type="float" office:value="330084973" calcext:value-type="float">
            <text:p>330084973</text:p>
          </table:table-cell>
          <table:table-cell office:value-type="float" office:value="14299" calcext:value-type="float">
            <text:p>14299</text:p>
          </table:table-cell>
          <table:table-cell office:value-type="float" office:value="167638108" calcext:value-type="float">
            <text:p>167638108</text:p>
          </table:table-cell>
          <table:table-cell office:value-type="float" office:value="52611" calcext:value-type="float">
            <text:p>52611</text:p>
          </table:table-cell>
          <table:table-cell office:value-type="float" office:value="205854670" calcext:value-type="float">
            <text:p>205854670</text:p>
          </table:table-cell>
          <table:table-cell office:value-type="float" office:value="9710" calcext:value-type="float">
            <text:p>9710</text:p>
          </table:table-cell>
          <table:table-cell office:value-type="float" office:value="195972957" calcext:value-type="float">
            <text:p>195972957</text:p>
          </table:table-cell>
          <table:table-cell office:value-type="float" office:value="85355313" calcext:value-type="float">
            <text:p>85355313</text:p>
          </table:table-cell>
        </table:table-row>
        <table:table-row table:style-name="ro1" table:visibility="collapse">
          <table:table-cell office:value-type="float" office:value="83250" calcext:value-type="float">
            <text:p>83250</text:p>
          </table:table-cell>
          <table:table-cell office:value-type="float" office:value="267435" calcext:value-type="float">
            <text:p>267435</text:p>
          </table:table-cell>
          <table:table-cell office:value-type="float" office:value="154847" calcext:value-type="float">
            <text:p>154847</text:p>
          </table:table-cell>
          <table:table-cell office:value-type="float" office:value="24747" calcext:value-type="float">
            <text:p>24747</text:p>
          </table:table-cell>
          <table:table-cell office:value-type="float" office:value="32371" calcext:value-type="float">
            <text:p>32371</text:p>
          </table:table-cell>
          <table:table-cell office:value-type="float" office:value="47961" calcext:value-type="float">
            <text:p>47961</text:p>
          </table:table-cell>
          <table:table-cell office:value-type="float" office:value="21270" calcext:value-type="float">
            <text:p>21270</text:p>
          </table:table-cell>
          <table:table-cell office:value-type="float" office:value="16539" calcext:value-type="float">
            <text:p>16539</text:p>
          </table:table-cell>
          <table:table-cell office:value-type="float" office:value="194230784" calcext:value-type="float">
            <text:p>194230784</text:p>
          </table:table-cell>
          <table:table-cell office:value-type="float" office:value="96660" calcext:value-type="float">
            <text:p>96660</text:p>
          </table:table-cell>
          <table:table-cell office:value-type="float" office:value="74702" calcext:value-type="float">
            <text:p>74702</text:p>
          </table:table-cell>
          <table:table-cell office:value-type="float" office:value="11635" calcext:value-type="float">
            <text:p>11635</text:p>
          </table:table-cell>
          <table:table-cell office:value-type="float" office:value="346269426" calcext:value-type="float">
            <text:p>346269426</text:p>
          </table:table-cell>
          <table:table-cell office:value-type="float" office:value="42280" calcext:value-type="float">
            <text:p>42280</text:p>
          </table:table-cell>
          <table:table-cell office:value-type="float" office:value="340323651" calcext:value-type="float">
            <text:p>340323651</text:p>
          </table:table-cell>
          <table:table-cell office:value-type="float" office:value="13704" calcext:value-type="float">
            <text:p>13704</text:p>
          </table:table-cell>
          <table:table-cell office:value-type="float" office:value="159424617" calcext:value-type="float">
            <text:p>159424617</text:p>
          </table:table-cell>
          <table:table-cell office:value-type="float" office:value="42623" calcext:value-type="float">
            <text:p>42623</text:p>
          </table:table-cell>
          <table:table-cell office:value-type="float" office:value="208686978" calcext:value-type="float">
            <text:p>208686978</text:p>
          </table:table-cell>
          <table:table-cell office:value-type="float" office:value="9415" calcext:value-type="float">
            <text:p>9415</text:p>
          </table:table-cell>
          <table:table-cell office:value-type="float" office:value="196279848" calcext:value-type="float">
            <text:p>196279848</text:p>
          </table:table-cell>
          <table:table-cell office:value-type="float" office:value="85648360" calcext:value-type="float">
            <text:p>85648360</text:p>
          </table:table-cell>
        </table:table-row>
        <table:table-row table:style-name="ro1" table:visibility="collapse">
          <table:table-cell office:value-type="float" office:value="83500" calcext:value-type="float">
            <text:p>83500</text:p>
          </table:table-cell>
          <table:table-cell office:value-type="float" office:value="232225" calcext:value-type="float">
            <text:p>232225</text:p>
          </table:table-cell>
          <table:table-cell office:value-type="float" office:value="165505" calcext:value-type="float">
            <text:p>165505</text:p>
          </table:table-cell>
          <table:table-cell office:value-type="float" office:value="24630" calcext:value-type="float">
            <text:p>24630</text:p>
          </table:table-cell>
          <table:table-cell office:value-type="float" office:value="30707" calcext:value-type="float">
            <text:p>30707</text:p>
          </table:table-cell>
          <table:table-cell office:value-type="float" office:value="61222" calcext:value-type="float">
            <text:p>61222</text:p>
          </table:table-cell>
          <table:table-cell office:value-type="float" office:value="27996" calcext:value-type="float">
            <text:p>27996</text:p>
          </table:table-cell>
          <table:table-cell office:value-type="float" office:value="17538" calcext:value-type="float">
            <text:p>17538</text:p>
          </table:table-cell>
          <table:table-cell office:value-type="float" office:value="185993839" calcext:value-type="float">
            <text:p>185993839</text:p>
          </table:table-cell>
          <table:table-cell office:value-type="float" office:value="114045" calcext:value-type="float">
            <text:p>114045</text:p>
          </table:table-cell>
          <table:table-cell office:value-type="float" office:value="75510" calcext:value-type="float">
            <text:p>75510</text:p>
          </table:table-cell>
          <table:table-cell office:value-type="float" office:value="11377" calcext:value-type="float">
            <text:p>11377</text:p>
          </table:table-cell>
          <table:table-cell office:value-type="float" office:value="342174726" calcext:value-type="float">
            <text:p>342174726</text:p>
          </table:table-cell>
          <table:table-cell office:value-type="float" office:value="42364" calcext:value-type="float">
            <text:p>42364</text:p>
          </table:table-cell>
          <table:table-cell office:value-type="float" office:value="338932275" calcext:value-type="float">
            <text:p>338932275</text:p>
          </table:table-cell>
          <table:table-cell office:value-type="float" office:value="13999" calcext:value-type="float">
            <text:p>13999</text:p>
          </table:table-cell>
          <table:table-cell office:value-type="float" office:value="167586104" calcext:value-type="float">
            <text:p>167586104</text:p>
          </table:table-cell>
          <table:table-cell office:value-type="float" office:value="39828" calcext:value-type="float">
            <text:p>39828</text:p>
          </table:table-cell>
          <table:table-cell office:value-type="float" office:value="205469875" calcext:value-type="float">
            <text:p>205469875</text:p>
          </table:table-cell>
          <table:table-cell office:value-type="float" office:value="9630" calcext:value-type="float">
            <text:p>9630</text:p>
          </table:table-cell>
          <table:table-cell office:value-type="float" office:value="196076339" calcext:value-type="float">
            <text:p>196076339</text:p>
          </table:table-cell>
          <table:table-cell office:value-type="float" office:value="86003006" calcext:value-type="float">
            <text:p>86003006</text:p>
          </table:table-cell>
        </table:table-row>
        <table:table-row table:style-name="ro1" table:visibility="collapse">
          <table:table-cell office:value-type="float" office:value="83750" calcext:value-type="float">
            <text:p>83750</text:p>
          </table:table-cell>
          <table:table-cell office:value-type="float" office:value="304429" calcext:value-type="float">
            <text:p>304429</text:p>
          </table:table-cell>
          <table:table-cell office:value-type="float" office:value="164496" calcext:value-type="float">
            <text:p>164496</text:p>
          </table:table-cell>
          <table:table-cell office:value-type="float" office:value="24573" calcext:value-type="float">
            <text:p>24573</text:p>
          </table:table-cell>
          <table:table-cell office:value-type="float" office:value="29789" calcext:value-type="float">
            <text:p>29789</text:p>
          </table:table-cell>
          <table:table-cell office:value-type="float" office:value="42501" calcext:value-type="float">
            <text:p>42501</text:p>
          </table:table-cell>
          <table:table-cell office:value-type="float" office:value="24629" calcext:value-type="float">
            <text:p>24629</text:p>
          </table:table-cell>
          <table:table-cell office:value-type="float" office:value="16430" calcext:value-type="float">
            <text:p>16430</text:p>
          </table:table-cell>
          <table:table-cell office:value-type="float" office:value="186876837" calcext:value-type="float">
            <text:p>186876837</text:p>
          </table:table-cell>
          <table:table-cell office:value-type="float" office:value="109795" calcext:value-type="float">
            <text:p>109795</text:p>
          </table:table-cell>
          <table:table-cell office:value-type="float" office:value="81158" calcext:value-type="float">
            <text:p>81158</text:p>
          </table:table-cell>
          <table:table-cell office:value-type="float" office:value="10753" calcext:value-type="float">
            <text:p>10753</text:p>
          </table:table-cell>
          <table:table-cell office:value-type="float" office:value="343638804" calcext:value-type="float">
            <text:p>343638804</text:p>
          </table:table-cell>
          <table:table-cell office:value-type="float" office:value="41043" calcext:value-type="float">
            <text:p>41043</text:p>
          </table:table-cell>
          <table:table-cell office:value-type="float" office:value="348532726" calcext:value-type="float">
            <text:p>348532726</text:p>
          </table:table-cell>
          <table:table-cell office:value-type="float" office:value="13953" calcext:value-type="float">
            <text:p>13953</text:p>
          </table:table-cell>
          <table:table-cell office:value-type="float" office:value="169867221" calcext:value-type="float">
            <text:p>169867221</text:p>
          </table:table-cell>
          <table:table-cell office:value-type="float" office:value="39879" calcext:value-type="float">
            <text:p>39879</text:p>
          </table:table-cell>
          <table:table-cell office:value-type="float" office:value="208619094" calcext:value-type="float">
            <text:p>208619094</text:p>
          </table:table-cell>
          <table:table-cell office:value-type="float" office:value="9333" calcext:value-type="float">
            <text:p>9333</text:p>
          </table:table-cell>
          <table:table-cell office:value-type="float" office:value="197069110" calcext:value-type="float">
            <text:p>197069110</text:p>
          </table:table-cell>
          <table:table-cell office:value-type="float" office:value="86764192" calcext:value-type="float">
            <text:p>86764192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229430" calcext:value-type="float">
            <text:p>229430</text:p>
          </table:table-cell>
          <table:table-cell office:value-type="float" office:value="173541" calcext:value-type="float">
            <text:p>173541</text:p>
          </table:table-cell>
          <table:table-cell office:value-type="float" office:value="24545" calcext:value-type="float">
            <text:p>24545</text:p>
          </table:table-cell>
          <table:table-cell office:value-type="float" office:value="29509" calcext:value-type="float">
            <text:p>29509</text:p>
          </table:table-cell>
          <table:table-cell office:value-type="float" office:value="48763" calcext:value-type="float">
            <text:p>48763</text:p>
          </table:table-cell>
          <table:table-cell office:value-type="float" office:value="27307" calcext:value-type="float">
            <text:p>27307</text:p>
          </table:table-cell>
          <table:table-cell office:value-type="float" office:value="17929" calcext:value-type="float">
            <text:p>17929</text:p>
          </table:table-cell>
          <table:table-cell office:value-type="float" office:value="193442099" calcext:value-type="float">
            <text:p>193442099</text:p>
          </table:table-cell>
          <table:table-cell office:value-type="float" office:value="116294" calcext:value-type="float">
            <text:p>116294</text:p>
          </table:table-cell>
          <table:table-cell office:value-type="float" office:value="88172" calcext:value-type="float">
            <text:p>88172</text:p>
          </table:table-cell>
          <table:table-cell office:value-type="float" office:value="10613" calcext:value-type="float">
            <text:p>10613</text:p>
          </table:table-cell>
          <table:table-cell office:value-type="float" office:value="356604970" calcext:value-type="float">
            <text:p>356604970</text:p>
          </table:table-cell>
          <table:table-cell office:value-type="float" office:value="41285" calcext:value-type="float">
            <text:p>41285</text:p>
          </table:table-cell>
          <table:table-cell office:value-type="float" office:value="325589382" calcext:value-type="float">
            <text:p>325589382</text:p>
          </table:table-cell>
          <table:table-cell office:value-type="float" office:value="14623" calcext:value-type="float">
            <text:p>14623</text:p>
          </table:table-cell>
          <table:table-cell office:value-type="float" office:value="167197299" calcext:value-type="float">
            <text:p>167197299</text:p>
          </table:table-cell>
          <table:table-cell office:value-type="float" office:value="47667" calcext:value-type="float">
            <text:p>47667</text:p>
          </table:table-cell>
          <table:table-cell office:value-type="float" office:value="207751433" calcext:value-type="float">
            <text:p>207751433</text:p>
          </table:table-cell>
          <table:table-cell office:value-type="float" office:value="9291" calcext:value-type="float">
            <text:p>9291</text:p>
          </table:table-cell>
          <table:table-cell office:value-type="float" office:value="199219106" calcext:value-type="float">
            <text:p>199219106</text:p>
          </table:table-cell>
          <table:table-cell office:value-type="float" office:value="86431400" calcext:value-type="float">
            <text:p>86431400</text:p>
          </table:table-cell>
        </table:table-row>
        <table:table-row table:style-name="ro1">
          <table:table-cell office:value-type="float" office:value="84250" calcext:value-type="float">
            <text:p>84250</text:p>
          </table:table-cell>
          <table:table-cell office:value-type="float" office:value="221888" calcext:value-type="float">
            <text:p>221888</text:p>
          </table:table-cell>
          <table:table-cell office:value-type="float" office:value="185088" calcext:value-type="float">
            <text:p>185088</text:p>
          </table:table-cell>
          <table:table-cell office:value-type="float" office:value="25164" calcext:value-type="float">
            <text:p>25164</text:p>
          </table:table-cell>
          <table:table-cell office:value-type="float" office:value="29833" calcext:value-type="float">
            <text:p>29833</text:p>
          </table:table-cell>
          <table:table-cell office:value-type="float" office:value="42226" calcext:value-type="float">
            <text:p>42226</text:p>
          </table:table-cell>
          <table:table-cell office:value-type="float" office:value="19536" calcext:value-type="float">
            <text:p>19536</text:p>
          </table:table-cell>
          <table:table-cell office:value-type="float" office:value="18492" calcext:value-type="float">
            <text:p>18492</text:p>
          </table:table-cell>
          <table:table-cell office:value-type="float" office:value="183422808" calcext:value-type="float">
            <text:p>183422808</text:p>
          </table:table-cell>
          <table:table-cell office:value-type="float" office:value="123802" calcext:value-type="float">
            <text:p>123802</text:p>
          </table:table-cell>
          <table:table-cell office:value-type="float" office:value="85164" calcext:value-type="float">
            <text:p>85164</text:p>
          </table:table-cell>
          <table:table-cell office:value-type="float" office:value="10458" calcext:value-type="float">
            <text:p>10458</text:p>
          </table:table-cell>
          <table:table-cell office:value-type="float" office:value="362154754" calcext:value-type="float">
            <text:p>362154754</text:p>
          </table:table-cell>
          <table:table-cell office:value-type="float" office:value="44121" calcext:value-type="float">
            <text:p>44121</text:p>
          </table:table-cell>
          <table:table-cell office:value-type="float" office:value="336809460" calcext:value-type="float">
            <text:p>336809460</text:p>
          </table:table-cell>
          <table:table-cell office:value-type="float" office:value="14674" calcext:value-type="float">
            <text:p>14674</text:p>
          </table:table-cell>
          <table:table-cell office:value-type="float" office:value="172503339" calcext:value-type="float">
            <text:p>172503339</text:p>
          </table:table-cell>
          <table:table-cell office:value-type="float" office:value="46117" calcext:value-type="float">
            <text:p>46117</text:p>
          </table:table-cell>
          <table:table-cell office:value-type="float" office:value="206944478" calcext:value-type="float">
            <text:p>206944478</text:p>
          </table:table-cell>
          <table:table-cell office:value-type="float" office:value="9507" calcext:value-type="float">
            <text:p>9507</text:p>
          </table:table-cell>
          <table:table-cell office:value-type="float" office:value="199280678" calcext:value-type="float">
            <text:p>199280678</text:p>
          </table:table-cell>
          <table:table-cell office:value-type="float" office:value="86693430" calcext:value-type="float">
            <text:p>86693430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214788" calcext:value-type="float">
            <text:p>214788</text:p>
          </table:table-cell>
          <table:table-cell office:value-type="float" office:value="156961" calcext:value-type="float">
            <text:p>156961</text:p>
          </table:table-cell>
          <table:table-cell office:value-type="float" office:value="24956" calcext:value-type="float">
            <text:p>24956</text:p>
          </table:table-cell>
          <table:table-cell office:value-type="float" office:value="29583" calcext:value-type="float">
            <text:p>29583</text:p>
          </table:table-cell>
          <table:table-cell office:value-type="float" office:value="44419" calcext:value-type="float">
            <text:p>44419</text:p>
          </table:table-cell>
          <table:table-cell office:value-type="float" office:value="18959" calcext:value-type="float">
            <text:p>18959</text:p>
          </table:table-cell>
          <table:table-cell office:value-type="float" office:value="18872" calcext:value-type="float">
            <text:p>18872</text:p>
          </table:table-cell>
          <table:table-cell office:value-type="float" office:value="188770386" calcext:value-type="float">
            <text:p>188770386</text:p>
          </table:table-cell>
          <table:table-cell office:value-type="float" office:value="100715" calcext:value-type="float">
            <text:p>100715</text:p>
          </table:table-cell>
          <table:table-cell office:value-type="float" office:value="85972" calcext:value-type="float">
            <text:p>85972</text:p>
          </table:table-cell>
          <table:table-cell office:value-type="float" office:value="10544" calcext:value-type="float">
            <text:p>10544</text:p>
          </table:table-cell>
          <table:table-cell office:value-type="float" office:value="351240739" calcext:value-type="float">
            <text:p>351240739</text:p>
          </table:table-cell>
          <table:table-cell office:value-type="float" office:value="46323" calcext:value-type="float">
            <text:p>46323</text:p>
          </table:table-cell>
          <table:table-cell office:value-type="float" office:value="331403320" calcext:value-type="float">
            <text:p>331403320</text:p>
          </table:table-cell>
          <table:table-cell office:value-type="float" office:value="14661" calcext:value-type="float">
            <text:p>14661</text:p>
          </table:table-cell>
          <table:table-cell office:value-type="float" office:value="170919366" calcext:value-type="float">
            <text:p>170919366</text:p>
          </table:table-cell>
          <table:table-cell office:value-type="float" office:value="43476" calcext:value-type="float">
            <text:p>43476</text:p>
          </table:table-cell>
          <table:table-cell office:value-type="float" office:value="209663577" calcext:value-type="float">
            <text:p>209663577</text:p>
          </table:table-cell>
          <table:table-cell office:value-type="float" office:value="9545" calcext:value-type="float">
            <text:p>9545</text:p>
          </table:table-cell>
          <table:table-cell office:value-type="float" office:value="201250232" calcext:value-type="float">
            <text:p>201250232</text:p>
          </table:table-cell>
          <table:table-cell office:value-type="float" office:value="87064154" calcext:value-type="float">
            <text:p>87064154</text:p>
          </table:table-cell>
        </table:table-row>
        <table:table-row table:style-name="ro1">
          <table:table-cell office:value-type="float" office:value="84750" calcext:value-type="float">
            <text:p>84750</text:p>
          </table:table-cell>
          <table:table-cell office:value-type="float" office:value="200255" calcext:value-type="float">
            <text:p>200255</text:p>
          </table:table-cell>
          <table:table-cell office:value-type="float" office:value="161326" calcext:value-type="float">
            <text:p>161326</text:p>
          </table:table-cell>
          <table:table-cell office:value-type="float" office:value="25173" calcext:value-type="float">
            <text:p>25173</text:p>
          </table:table-cell>
          <table:table-cell office:value-type="float" office:value="27548" calcext:value-type="float">
            <text:p>27548</text:p>
          </table:table-cell>
          <table:table-cell office:value-type="float" office:value="42221" calcext:value-type="float">
            <text:p>42221</text:p>
          </table:table-cell>
          <table:table-cell office:value-type="float" office:value="26406" calcext:value-type="float">
            <text:p>26406</text:p>
          </table:table-cell>
          <table:table-cell office:value-type="float" office:value="18136" calcext:value-type="float">
            <text:p>18136</text:p>
          </table:table-cell>
          <table:table-cell office:value-type="float" office:value="193776391" calcext:value-type="float">
            <text:p>193776391</text:p>
          </table:table-cell>
          <table:table-cell office:value-type="float" office:value="100267" calcext:value-type="float">
            <text:p>100267</text:p>
          </table:table-cell>
          <table:table-cell office:value-type="float" office:value="92533" calcext:value-type="float">
            <text:p>92533</text:p>
          </table:table-cell>
          <table:table-cell office:value-type="float" office:value="10630" calcext:value-type="float">
            <text:p>10630</text:p>
          </table:table-cell>
          <table:table-cell office:value-type="float" office:value="349691115" calcext:value-type="float">
            <text:p>349691115</text:p>
          </table:table-cell>
          <table:table-cell office:value-type="float" office:value="43044" calcext:value-type="float">
            <text:p>43044</text:p>
          </table:table-cell>
          <table:table-cell office:value-type="float" office:value="347955674" calcext:value-type="float">
            <text:p>347955674</text:p>
          </table:table-cell>
          <table:table-cell office:value-type="float" office:value="15462" calcext:value-type="float">
            <text:p>15462</text:p>
          </table:table-cell>
          <table:table-cell office:value-type="float" office:value="171448137" calcext:value-type="float">
            <text:p>171448137</text:p>
          </table:table-cell>
          <table:table-cell office:value-type="float" office:value="41245" calcext:value-type="float">
            <text:p>41245</text:p>
          </table:table-cell>
          <table:table-cell office:value-type="float" office:value="210292833" calcext:value-type="float">
            <text:p>210292833</text:p>
          </table:table-cell>
          <table:table-cell office:value-type="float" office:value="9333" calcext:value-type="float">
            <text:p>9333</text:p>
          </table:table-cell>
          <table:table-cell office:value-type="float" office:value="197867192" calcext:value-type="float">
            <text:p>197867192</text:p>
          </table:table-cell>
          <table:table-cell office:value-type="float" office:value="87437417" calcext:value-type="float">
            <text:p>87437417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25375" calcext:value-type="float">
            <text:p>225375</text:p>
          </table:table-cell>
          <table:table-cell office:value-type="float" office:value="166952" calcext:value-type="float">
            <text:p>166952</text:p>
          </table:table-cell>
          <table:table-cell office:value-type="float" office:value="24719" calcext:value-type="float">
            <text:p>24719</text:p>
          </table:table-cell>
          <table:table-cell office:value-type="float" office:value="27841" calcext:value-type="float">
            <text:p>27841</text:p>
          </table:table-cell>
          <table:table-cell office:value-type="float" office:value="40995" calcext:value-type="float">
            <text:p>40995</text:p>
          </table:table-cell>
          <table:table-cell office:value-type="float" office:value="22007" calcext:value-type="float">
            <text:p>22007</text:p>
          </table:table-cell>
          <table:table-cell office:value-type="float" office:value="16381" calcext:value-type="float">
            <text:p>16381</text:p>
          </table:table-cell>
          <table:table-cell office:value-type="float" office:value="186951788" calcext:value-type="float">
            <text:p>186951788</text:p>
          </table:table-cell>
          <table:table-cell office:value-type="float" office:value="95715" calcext:value-type="float">
            <text:p>95715</text:p>
          </table:table-cell>
          <table:table-cell office:value-type="float" office:value="91322" calcext:value-type="float">
            <text:p>91322</text:p>
          </table:table-cell>
          <table:table-cell office:value-type="float" office:value="10499" calcext:value-type="float">
            <text:p>10499</text:p>
          </table:table-cell>
          <table:table-cell office:value-type="float" office:value="352477232" calcext:value-type="float">
            <text:p>352477232</text:p>
          </table:table-cell>
          <table:table-cell office:value-type="float" office:value="40216" calcext:value-type="float">
            <text:p>40216</text:p>
          </table:table-cell>
          <table:table-cell office:value-type="float" office:value="349042327" calcext:value-type="float">
            <text:p>349042327</text:p>
          </table:table-cell>
          <table:table-cell office:value-type="float" office:value="13956" calcext:value-type="float">
            <text:p>13956</text:p>
          </table:table-cell>
          <table:table-cell office:value-type="float" office:value="169630997" calcext:value-type="float">
            <text:p>169630997</text:p>
          </table:table-cell>
          <table:table-cell office:value-type="float" office:value="39279" calcext:value-type="float">
            <text:p>39279</text:p>
          </table:table-cell>
          <table:table-cell office:value-type="float" office:value="209802024" calcext:value-type="float">
            <text:p>209802024</text:p>
          </table:table-cell>
          <table:table-cell office:value-type="float" office:value="9415" calcext:value-type="float">
            <text:p>9415</text:p>
          </table:table-cell>
          <table:table-cell office:value-type="float" office:value="200398589" calcext:value-type="float">
            <text:p>200398589</text:p>
          </table:table-cell>
          <table:table-cell office:value-type="float" office:value="87667263" calcext:value-type="float">
            <text:p>87667263</text:p>
          </table:table-cell>
        </table:table-row>
        <table:table-row table:style-name="ro1">
          <table:table-cell office:value-type="float" office:value="85250" calcext:value-type="float">
            <text:p>85250</text:p>
          </table:table-cell>
          <table:table-cell office:value-type="float" office:value="228163" calcext:value-type="float">
            <text:p>228163</text:p>
          </table:table-cell>
          <table:table-cell office:value-type="float" office:value="167257" calcext:value-type="float">
            <text:p>167257</text:p>
          </table:table-cell>
          <table:table-cell office:value-type="float" office:value="25327" calcext:value-type="float">
            <text:p>25327</text:p>
          </table:table-cell>
          <table:table-cell office:value-type="float" office:value="28006" calcext:value-type="float">
            <text:p>28006</text:p>
          </table:table-cell>
          <table:table-cell office:value-type="float" office:value="45413" calcext:value-type="float">
            <text:p>45413</text:p>
          </table:table-cell>
          <table:table-cell office:value-type="float" office:value="23048" calcext:value-type="float">
            <text:p>23048</text:p>
          </table:table-cell>
          <table:table-cell office:value-type="float" office:value="18840" calcext:value-type="float">
            <text:p>18840</text:p>
          </table:table-cell>
          <table:table-cell office:value-type="float" office:value="187453146" calcext:value-type="float">
            <text:p>187453146</text:p>
          </table:table-cell>
          <table:table-cell office:value-type="float" office:value="7432871" calcext:value-type="float">
            <text:p>7432871</text:p>
          </table:table-cell>
          <table:table-cell office:value-type="float" office:value="107882" calcext:value-type="float">
            <text:p>107882</text:p>
          </table:table-cell>
          <table:table-cell office:value-type="float" office:value="10665" calcext:value-type="float">
            <text:p>10665</text:p>
          </table:table-cell>
          <table:table-cell office:value-type="float" office:value="359322309" calcext:value-type="float">
            <text:p>359322309</text:p>
          </table:table-cell>
          <table:table-cell office:value-type="float" office:value="44463" calcext:value-type="float">
            <text:p>44463</text:p>
          </table:table-cell>
          <table:table-cell office:value-type="float" office:value="354313195" calcext:value-type="float">
            <text:p>354313195</text:p>
          </table:table-cell>
          <table:table-cell office:value-type="float" office:value="14924" calcext:value-type="float">
            <text:p>14924</text:p>
          </table:table-cell>
          <table:table-cell office:value-type="float" office:value="182784268" calcext:value-type="float">
            <text:p>182784268</text:p>
          </table:table-cell>
          <table:table-cell office:value-type="float" office:value="41744" calcext:value-type="float">
            <text:p>41744</text:p>
          </table:table-cell>
          <table:table-cell office:value-type="float" office:value="212070353" calcext:value-type="float">
            <text:p>212070353</text:p>
          </table:table-cell>
          <table:table-cell office:value-type="float" office:value="9417" calcext:value-type="float">
            <text:p>9417</text:p>
          </table:table-cell>
          <table:table-cell office:value-type="float" office:value="201556599" calcext:value-type="float">
            <text:p>201556599</text:p>
          </table:table-cell>
          <table:table-cell office:value-type="float" office:value="87865552" calcext:value-type="float">
            <text:p>87865552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231965" calcext:value-type="float">
            <text:p>231965</text:p>
          </table:table-cell>
          <table:table-cell office:value-type="float" office:value="178602" calcext:value-type="float">
            <text:p>178602</text:p>
          </table:table-cell>
          <table:table-cell office:value-type="float" office:value="25051" calcext:value-type="float">
            <text:p>25051</text:p>
          </table:table-cell>
          <table:table-cell office:value-type="float" office:value="28093" calcext:value-type="float">
            <text:p>28093</text:p>
          </table:table-cell>
          <table:table-cell office:value-type="float" office:value="48445" calcext:value-type="float">
            <text:p>48445</text:p>
          </table:table-cell>
          <table:table-cell office:value-type="float" office:value="24025" calcext:value-type="float">
            <text:p>24025</text:p>
          </table:table-cell>
          <table:table-cell office:value-type="float" office:value="17832" calcext:value-type="float">
            <text:p>17832</text:p>
          </table:table-cell>
          <table:table-cell office:value-type="float" office:value="196935238" calcext:value-type="float">
            <text:p>196935238</text:p>
          </table:table-cell>
          <table:table-cell office:value-type="float" office:value="79666" calcext:value-type="float">
            <text:p>79666</text:p>
          </table:table-cell>
          <table:table-cell office:value-type="float" office:value="163555" calcext:value-type="float">
            <text:p>163555</text:p>
          </table:table-cell>
          <table:table-cell office:value-type="float" office:value="8824" calcext:value-type="float">
            <text:p>8824</text:p>
          </table:table-cell>
          <table:table-cell office:value-type="float" office:value="360511096" calcext:value-type="float">
            <text:p>360511096</text:p>
          </table:table-cell>
          <table:table-cell office:value-type="float" office:value="45257" calcext:value-type="float">
            <text:p>45257</text:p>
          </table:table-cell>
          <table:table-cell office:value-type="float" office:value="349435173" calcext:value-type="float">
            <text:p>349435173</text:p>
          </table:table-cell>
          <table:table-cell office:value-type="float" office:value="14374" calcext:value-type="float">
            <text:p>14374</text:p>
          </table:table-cell>
          <table:table-cell office:value-type="float" office:value="180977721" calcext:value-type="float">
            <text:p>180977721</text:p>
          </table:table-cell>
          <table:table-cell office:value-type="float" office:value="46954" calcext:value-type="float">
            <text:p>46954</text:p>
          </table:table-cell>
          <table:table-cell office:value-type="float" office:value="213666474" calcext:value-type="float">
            <text:p>213666474</text:p>
          </table:table-cell>
          <table:table-cell office:value-type="float" office:value="9955" calcext:value-type="float">
            <text:p>9955</text:p>
          </table:table-cell>
          <table:table-cell office:value-type="float" office:value="200229156" calcext:value-type="float">
            <text:p>200229156</text:p>
          </table:table-cell>
          <table:table-cell office:value-type="float" office:value="88240036" calcext:value-type="float">
            <text:p>88240036</text:p>
          </table:table-cell>
        </table:table-row>
        <table:table-row table:style-name="ro1">
          <table:table-cell office:value-type="float" office:value="85750" calcext:value-type="float">
            <text:p>85750</text:p>
          </table:table-cell>
          <table:table-cell office:value-type="float" office:value="234499" calcext:value-type="float">
            <text:p>234499</text:p>
          </table:table-cell>
          <table:table-cell office:value-type="float" office:value="172177" calcext:value-type="float">
            <text:p>172177</text:p>
          </table:table-cell>
          <table:table-cell office:value-type="float" office:value="24369" calcext:value-type="float">
            <text:p>24369</text:p>
          </table:table-cell>
          <table:table-cell office:value-type="float" office:value="27628" calcext:value-type="float">
            <text:p>27628</text:p>
          </table:table-cell>
          <table:table-cell office:value-type="float" office:value="44123" calcext:value-type="float">
            <text:p>44123</text:p>
          </table:table-cell>
          <table:table-cell office:value-type="float" office:value="23316" calcext:value-type="float">
            <text:p>23316</text:p>
          </table:table-cell>
          <table:table-cell office:value-type="float" office:value="17798" calcext:value-type="float">
            <text:p>17798</text:p>
          </table:table-cell>
          <table:table-cell office:value-type="float" office:value="192031398" calcext:value-type="float">
            <text:p>192031398</text:p>
          </table:table-cell>
          <table:table-cell office:value-type="float" office:value="82961" calcext:value-type="float">
            <text:p>82961</text:p>
          </table:table-cell>
          <table:table-cell office:value-type="float" office:value="1940552" calcext:value-type="float">
            <text:p>1940552</text:p>
          </table:table-cell>
          <table:table-cell office:value-type="float" office:value="8881" calcext:value-type="float">
            <text:p>8881</text:p>
          </table:table-cell>
          <table:table-cell office:value-type="float" office:value="367998693" calcext:value-type="float">
            <text:p>367998693</text:p>
          </table:table-cell>
          <table:table-cell office:value-type="float" office:value="46754" calcext:value-type="float">
            <text:p>46754</text:p>
          </table:table-cell>
          <table:table-cell office:value-type="float" office:value="363260163" calcext:value-type="float">
            <text:p>363260163</text:p>
          </table:table-cell>
          <table:table-cell office:value-type="float" office:value="14412" calcext:value-type="float">
            <text:p>14412</text:p>
          </table:table-cell>
          <table:table-cell office:value-type="float" office:value="175889348" calcext:value-type="float">
            <text:p>175889348</text:p>
          </table:table-cell>
          <table:table-cell office:value-type="float" office:value="43136" calcext:value-type="float">
            <text:p>43136</text:p>
          </table:table-cell>
          <table:table-cell office:value-type="float" office:value="214841404" calcext:value-type="float">
            <text:p>214841404</text:p>
          </table:table-cell>
          <table:table-cell office:value-type="float" office:value="9044" calcext:value-type="float">
            <text:p>9044</text:p>
          </table:table-cell>
          <table:table-cell office:value-type="float" office:value="201389921" calcext:value-type="float">
            <text:p>201389921</text:p>
          </table:table-cell>
          <table:table-cell office:value-type="float" office:value="88931391" calcext:value-type="float">
            <text:p>88931391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216883" calcext:value-type="float">
            <text:p>216883</text:p>
          </table:table-cell>
          <table:table-cell office:value-type="float" office:value="163637" calcext:value-type="float">
            <text:p>163637</text:p>
          </table:table-cell>
          <table:table-cell office:value-type="float" office:value="24704" calcext:value-type="float">
            <text:p>24704</text:p>
          </table:table-cell>
          <table:table-cell office:value-type="float" office:value="31252" calcext:value-type="float">
            <text:p>31252</text:p>
          </table:table-cell>
          <table:table-cell office:value-type="float" office:value="45664" calcext:value-type="float">
            <text:p>45664</text:p>
          </table:table-cell>
          <table:table-cell office:value-type="float" office:value="24524" calcext:value-type="float">
            <text:p>24524</text:p>
          </table:table-cell>
          <table:table-cell office:value-type="float" office:value="18418" calcext:value-type="float">
            <text:p>18418</text:p>
          </table:table-cell>
          <table:table-cell office:value-type="float" office:value="190647275" calcext:value-type="float">
            <text:p>190647275</text:p>
          </table:table-cell>
          <table:table-cell office:value-type="float" office:value="84301" calcext:value-type="float">
            <text:p>84301</text:p>
          </table:table-cell>
          <table:table-cell office:value-type="float" office:value="84654" calcext:value-type="float">
            <text:p>84654</text:p>
          </table:table-cell>
          <table:table-cell office:value-type="float" office:value="9049" calcext:value-type="float">
            <text:p>9049</text:p>
          </table:table-cell>
          <table:table-cell office:value-type="float" office:value="370154795" calcext:value-type="float">
            <text:p>370154795</text:p>
          </table:table-cell>
          <table:table-cell office:value-type="float" office:value="45793" calcext:value-type="float">
            <text:p>45793</text:p>
          </table:table-cell>
          <table:table-cell office:value-type="float" office:value="365182638" calcext:value-type="float">
            <text:p>365182638</text:p>
          </table:table-cell>
          <table:table-cell office:value-type="float" office:value="13295" calcext:value-type="float">
            <text:p>13295</text:p>
          </table:table-cell>
          <table:table-cell office:value-type="float" office:value="185868692" calcext:value-type="float">
            <text:p>185868692</text:p>
          </table:table-cell>
          <table:table-cell office:value-type="float" office:value="41692" calcext:value-type="float">
            <text:p>41692</text:p>
          </table:table-cell>
          <table:table-cell office:value-type="float" office:value="214336951" calcext:value-type="float">
            <text:p>214336951</text:p>
          </table:table-cell>
          <table:table-cell office:value-type="float" office:value="9541" calcext:value-type="float">
            <text:p>9541</text:p>
          </table:table-cell>
          <table:table-cell office:value-type="float" office:value="205196102" calcext:value-type="float">
            <text:p>205196102</text:p>
          </table:table-cell>
          <table:table-cell office:value-type="float" office:value="89131248" calcext:value-type="float">
            <text:p>89131248</text:p>
          </table:table-cell>
        </table:table-row>
        <table:table-row table:style-name="ro1">
          <table:table-cell office:value-type="float" office:value="86250" calcext:value-type="float">
            <text:p>86250</text:p>
          </table:table-cell>
          <table:table-cell office:value-type="float" office:value="213308" calcext:value-type="float">
            <text:p>213308</text:p>
          </table:table-cell>
          <table:table-cell office:value-type="float" office:value="174371" calcext:value-type="float">
            <text:p>174371</text:p>
          </table:table-cell>
          <table:table-cell office:value-type="float" office:value="24882" calcext:value-type="float">
            <text:p>24882</text:p>
          </table:table-cell>
          <table:table-cell office:value-type="float" office:value="28871" calcext:value-type="float">
            <text:p>28871</text:p>
          </table:table-cell>
          <table:table-cell office:value-type="float" office:value="41063" calcext:value-type="float">
            <text:p>41063</text:p>
          </table:table-cell>
          <table:table-cell office:value-type="float" office:value="31453" calcext:value-type="float">
            <text:p>31453</text:p>
          </table:table-cell>
          <table:table-cell office:value-type="float" office:value="19202" calcext:value-type="float">
            <text:p>19202</text:p>
          </table:table-cell>
          <table:table-cell office:value-type="float" office:value="195767811" calcext:value-type="float">
            <text:p>195767811</text:p>
          </table:table-cell>
          <table:table-cell office:value-type="float" office:value="99134" calcext:value-type="float">
            <text:p>99134</text:p>
          </table:table-cell>
          <table:table-cell office:value-type="float" office:value="92095" calcext:value-type="float">
            <text:p>92095</text:p>
          </table:table-cell>
          <table:table-cell office:value-type="float" office:value="8494" calcext:value-type="float">
            <text:p>8494</text:p>
          </table:table-cell>
          <table:table-cell office:value-type="float" office:value="364583425" calcext:value-type="float">
            <text:p>364583425</text:p>
          </table:table-cell>
          <table:table-cell office:value-type="float" office:value="43955" calcext:value-type="float">
            <text:p>43955</text:p>
          </table:table-cell>
          <table:table-cell office:value-type="float" office:value="343473322" calcext:value-type="float">
            <text:p>343473322</text:p>
          </table:table-cell>
          <table:table-cell office:value-type="float" office:value="15290" calcext:value-type="float">
            <text:p>15290</text:p>
          </table:table-cell>
          <table:table-cell office:value-type="float" office:value="181127427" calcext:value-type="float">
            <text:p>181127427</text:p>
          </table:table-cell>
          <table:table-cell office:value-type="float" office:value="49619" calcext:value-type="float">
            <text:p>49619</text:p>
          </table:table-cell>
          <table:table-cell office:value-type="float" office:value="213520360" calcext:value-type="float">
            <text:p>213520360</text:p>
          </table:table-cell>
          <table:table-cell office:value-type="float" office:value="9543" calcext:value-type="float">
            <text:p>9543</text:p>
          </table:table-cell>
          <table:table-cell office:value-type="float" office:value="201904855" calcext:value-type="float">
            <text:p>201904855</text:p>
          </table:table-cell>
          <table:table-cell office:value-type="float" office:value="91956460" calcext:value-type="float">
            <text:p>91956460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229834" calcext:value-type="float">
            <text:p>229834</text:p>
          </table:table-cell>
          <table:table-cell office:value-type="float" office:value="174133" calcext:value-type="float">
            <text:p>174133</text:p>
          </table:table-cell>
          <table:table-cell office:value-type="float" office:value="25164" calcext:value-type="float">
            <text:p>25164</text:p>
          </table:table-cell>
          <table:table-cell office:value-type="float" office:value="27725" calcext:value-type="float">
            <text:p>27725</text:p>
          </table:table-cell>
          <table:table-cell office:value-type="float" office:value="44592" calcext:value-type="float">
            <text:p>44592</text:p>
          </table:table-cell>
          <table:table-cell office:value-type="float" office:value="22121" calcext:value-type="float">
            <text:p>22121</text:p>
          </table:table-cell>
          <table:table-cell office:value-type="float" office:value="18451" calcext:value-type="float">
            <text:p>18451</text:p>
          </table:table-cell>
          <table:table-cell office:value-type="float" office:value="192895306" calcext:value-type="float">
            <text:p>192895306</text:p>
          </table:table-cell>
          <table:table-cell office:value-type="float" office:value="82672" calcext:value-type="float">
            <text:p>82672</text:p>
          </table:table-cell>
          <table:table-cell office:value-type="float" office:value="78508" calcext:value-type="float">
            <text:p>78508</text:p>
          </table:table-cell>
          <table:table-cell office:value-type="float" office:value="9000" calcext:value-type="float">
            <text:p>9000</text:p>
          </table:table-cell>
          <table:table-cell office:value-type="float" office:value="365529030" calcext:value-type="float">
            <text:p>365529030</text:p>
          </table:table-cell>
          <table:table-cell office:value-type="float" office:value="45634" calcext:value-type="float">
            <text:p>45634</text:p>
          </table:table-cell>
          <table:table-cell office:value-type="float" office:value="375999370" calcext:value-type="float">
            <text:p>375999370</text:p>
          </table:table-cell>
          <table:table-cell office:value-type="float" office:value="13542" calcext:value-type="float">
            <text:p>13542</text:p>
          </table:table-cell>
          <table:table-cell office:value-type="float" office:value="182164735" calcext:value-type="float">
            <text:p>182164735</text:p>
          </table:table-cell>
          <table:table-cell office:value-type="float" office:value="43753" calcext:value-type="float">
            <text:p>43753</text:p>
          </table:table-cell>
          <table:table-cell office:value-type="float" office:value="213514926" calcext:value-type="float">
            <text:p>213514926</text:p>
          </table:table-cell>
          <table:table-cell office:value-type="float" office:value="9747" calcext:value-type="float">
            <text:p>9747</text:p>
          </table:table-cell>
          <table:table-cell office:value-type="float" office:value="202770981" calcext:value-type="float">
            <text:p>202770981</text:p>
          </table:table-cell>
          <table:table-cell office:value-type="float" office:value="91437992" calcext:value-type="float">
            <text:p>91437992</text:p>
          </table:table-cell>
        </table:table-row>
        <table:table-row table:style-name="ro1">
          <table:table-cell office:value-type="float" office:value="86750" calcext:value-type="float">
            <text:p>86750</text:p>
          </table:table-cell>
          <table:table-cell office:value-type="float" office:value="224684" calcext:value-type="float">
            <text:p>224684</text:p>
          </table:table-cell>
          <table:table-cell office:value-type="float" office:value="184533" calcext:value-type="float">
            <text:p>184533</text:p>
          </table:table-cell>
          <table:table-cell office:value-type="float" office:value="24918" calcext:value-type="float">
            <text:p>24918</text:p>
          </table:table-cell>
          <table:table-cell office:value-type="float" office:value="30581" calcext:value-type="float">
            <text:p>30581</text:p>
          </table:table-cell>
          <table:table-cell office:value-type="float" office:value="51008" calcext:value-type="float">
            <text:p>51008</text:p>
          </table:table-cell>
          <table:table-cell office:value-type="float" office:value="22504" calcext:value-type="float">
            <text:p>22504</text:p>
          </table:table-cell>
          <table:table-cell office:value-type="float" office:value="20360" calcext:value-type="float">
            <text:p>20360</text:p>
          </table:table-cell>
          <table:table-cell office:value-type="float" office:value="190195975" calcext:value-type="float">
            <text:p>190195975</text:p>
          </table:table-cell>
          <table:table-cell office:value-type="float" office:value="79582" calcext:value-type="float">
            <text:p>79582</text:p>
          </table:table-cell>
          <table:table-cell office:value-type="float" office:value="78378" calcext:value-type="float">
            <text:p>78378</text:p>
          </table:table-cell>
          <table:table-cell office:value-type="float" office:value="8813" calcext:value-type="float">
            <text:p>8813</text:p>
          </table:table-cell>
          <table:table-cell office:value-type="float" office:value="377122623" calcext:value-type="float">
            <text:p>377122623</text:p>
          </table:table-cell>
          <table:table-cell office:value-type="float" office:value="43423" calcext:value-type="float">
            <text:p>43423</text:p>
          </table:table-cell>
          <table:table-cell office:value-type="float" office:value="357358952" calcext:value-type="float">
            <text:p>357358952</text:p>
          </table:table-cell>
          <table:table-cell office:value-type="float" office:value="14653" calcext:value-type="float">
            <text:p>14653</text:p>
          </table:table-cell>
          <table:table-cell office:value-type="float" office:value="186560084" calcext:value-type="float">
            <text:p>186560084</text:p>
          </table:table-cell>
          <table:table-cell office:value-type="float" office:value="48667" calcext:value-type="float">
            <text:p>48667</text:p>
          </table:table-cell>
          <table:table-cell office:value-type="float" office:value="217868801" calcext:value-type="float">
            <text:p>217868801</text:p>
          </table:table-cell>
          <table:table-cell office:value-type="float" office:value="9704" calcext:value-type="float">
            <text:p>9704</text:p>
          </table:table-cell>
          <table:table-cell office:value-type="float" office:value="206812378" calcext:value-type="float">
            <text:p>206812378</text:p>
          </table:table-cell>
          <table:table-cell office:value-type="float" office:value="90342427" calcext:value-type="float">
            <text:p>90342427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222997" calcext:value-type="float">
            <text:p>222997</text:p>
          </table:table-cell>
          <table:table-cell office:value-type="float" office:value="189740" calcext:value-type="float">
            <text:p>189740</text:p>
          </table:table-cell>
          <table:table-cell office:value-type="float" office:value="24701" calcext:value-type="float">
            <text:p>24701</text:p>
          </table:table-cell>
          <table:table-cell office:value-type="float" office:value="28789" calcext:value-type="float">
            <text:p>28789</text:p>
          </table:table-cell>
          <table:table-cell office:value-type="float" office:value="42634" calcext:value-type="float">
            <text:p>42634</text:p>
          </table:table-cell>
          <table:table-cell office:value-type="float" office:value="21005" calcext:value-type="float">
            <text:p>21005</text:p>
          </table:table-cell>
          <table:table-cell office:value-type="float" office:value="22002" calcext:value-type="float">
            <text:p>22002</text:p>
          </table:table-cell>
          <table:table-cell office:value-type="float" office:value="190704293" calcext:value-type="float">
            <text:p>190704293</text:p>
          </table:table-cell>
          <table:table-cell office:value-type="float" office:value="74432" calcext:value-type="float">
            <text:p>74432</text:p>
          </table:table-cell>
          <table:table-cell office:value-type="float" office:value="79540" calcext:value-type="float">
            <text:p>79540</text:p>
          </table:table-cell>
          <table:table-cell office:value-type="float" office:value="8580" calcext:value-type="float">
            <text:p>8580</text:p>
          </table:table-cell>
          <table:table-cell office:value-type="float" office:value="383213142" calcext:value-type="float">
            <text:p>383213142</text:p>
          </table:table-cell>
          <table:table-cell office:value-type="float" office:value="63078" calcext:value-type="float">
            <text:p>63078</text:p>
          </table:table-cell>
          <table:table-cell office:value-type="float" office:value="356479659" calcext:value-type="float">
            <text:p>356479659</text:p>
          </table:table-cell>
          <table:table-cell office:value-type="float" office:value="13510" calcext:value-type="float">
            <text:p>13510</text:p>
          </table:table-cell>
          <table:table-cell office:value-type="float" office:value="190632625" calcext:value-type="float">
            <text:p>190632625</text:p>
          </table:table-cell>
          <table:table-cell office:value-type="float" office:value="46796" calcext:value-type="float">
            <text:p>46796</text:p>
          </table:table-cell>
          <table:table-cell office:value-type="float" office:value="217330120" calcext:value-type="float">
            <text:p>217330120</text:p>
          </table:table-cell>
          <table:table-cell office:value-type="float" office:value="9501" calcext:value-type="float">
            <text:p>9501</text:p>
          </table:table-cell>
          <table:table-cell office:value-type="float" office:value="205358594" calcext:value-type="float">
            <text:p>205358594</text:p>
          </table:table-cell>
          <table:table-cell office:value-type="float" office:value="90462046" calcext:value-type="float">
            <text:p>90462046</text:p>
          </table:table-cell>
        </table:table-row>
        <table:table-row table:style-name="ro1">
          <table:table-cell office:value-type="float" office:value="87250" calcext:value-type="float">
            <text:p>87250</text:p>
          </table:table-cell>
          <table:table-cell office:value-type="float" office:value="232638" calcext:value-type="float">
            <text:p>232638</text:p>
          </table:table-cell>
          <table:table-cell office:value-type="float" office:value="179456" calcext:value-type="float">
            <text:p>179456</text:p>
          </table:table-cell>
          <table:table-cell office:value-type="float" office:value="25161" calcext:value-type="float">
            <text:p>25161</text:p>
          </table:table-cell>
          <table:table-cell office:value-type="float" office:value="28371" calcext:value-type="float">
            <text:p>28371</text:p>
          </table:table-cell>
          <table:table-cell office:value-type="float" office:value="48880" calcext:value-type="float">
            <text:p>48880</text:p>
          </table:table-cell>
          <table:table-cell office:value-type="float" office:value="27159" calcext:value-type="float">
            <text:p>27159</text:p>
          </table:table-cell>
          <table:table-cell office:value-type="float" office:value="71922" calcext:value-type="float">
            <text:p>71922</text:p>
          </table:table-cell>
          <table:table-cell office:value-type="float" office:value="206793275" calcext:value-type="float">
            <text:p>206793275</text:p>
          </table:table-cell>
          <table:table-cell office:value-type="float" office:value="72168" calcext:value-type="float">
            <text:p>72168</text:p>
          </table:table-cell>
          <table:table-cell office:value-type="float" office:value="81875" calcext:value-type="float">
            <text:p>81875</text:p>
          </table:table-cell>
          <table:table-cell office:value-type="float" office:value="9248" calcext:value-type="float">
            <text:p>9248</text:p>
          </table:table-cell>
          <table:table-cell office:value-type="float" office:value="374673033" calcext:value-type="float">
            <text:p>374673033</text:p>
          </table:table-cell>
          <table:table-cell office:value-type="float" office:value="59625" calcext:value-type="float">
            <text:p>59625</text:p>
          </table:table-cell>
          <table:table-cell office:value-type="float" office:value="367610370" calcext:value-type="float">
            <text:p>367610370</text:p>
          </table:table-cell>
          <table:table-cell office:value-type="float" office:value="14537" calcext:value-type="float">
            <text:p>14537</text:p>
          </table:table-cell>
          <table:table-cell office:value-type="float" office:value="188542909" calcext:value-type="float">
            <text:p>188542909</text:p>
          </table:table-cell>
          <table:table-cell office:value-type="float" office:value="45218" calcext:value-type="float">
            <text:p>45218</text:p>
          </table:table-cell>
          <table:table-cell office:value-type="float" office:value="216547859" calcext:value-type="float">
            <text:p>216547859</text:p>
          </table:table-cell>
          <table:table-cell office:value-type="float" office:value="9165" calcext:value-type="float">
            <text:p>9165</text:p>
          </table:table-cell>
          <table:table-cell office:value-type="float" office:value="206970575" calcext:value-type="float">
            <text:p>206970575</text:p>
          </table:table-cell>
          <table:table-cell office:value-type="float" office:value="90965845" calcext:value-type="float">
            <text:p>9096584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261006" calcext:value-type="float">
            <text:p>261006</text:p>
          </table:table-cell>
          <table:table-cell office:value-type="float" office:value="177884" calcext:value-type="float">
            <text:p>177884</text:p>
          </table:table-cell>
          <table:table-cell office:value-type="float" office:value="25012" calcext:value-type="float">
            <text:p>25012</text:p>
          </table:table-cell>
          <table:table-cell office:value-type="float" office:value="27169" calcext:value-type="float">
            <text:p>27169</text:p>
          </table:table-cell>
          <table:table-cell office:value-type="float" office:value="43413" calcext:value-type="float">
            <text:p>43413</text:p>
          </table:table-cell>
          <table:table-cell office:value-type="float" office:value="23427" calcext:value-type="float">
            <text:p>23427</text:p>
          </table:table-cell>
          <table:table-cell office:value-type="float" office:value="19154" calcext:value-type="float">
            <text:p>19154</text:p>
          </table:table-cell>
          <table:table-cell office:value-type="float" office:value="192802209" calcext:value-type="float">
            <text:p>192802209</text:p>
          </table:table-cell>
          <table:table-cell office:value-type="float" office:value="73790" calcext:value-type="float">
            <text:p>73790</text:p>
          </table:table-cell>
          <table:table-cell office:value-type="float" office:value="83296" calcext:value-type="float">
            <text:p>83296</text:p>
          </table:table-cell>
          <table:table-cell office:value-type="float" office:value="9261" calcext:value-type="float">
            <text:p>9261</text:p>
          </table:table-cell>
          <table:table-cell office:value-type="float" office:value="381495302" calcext:value-type="float">
            <text:p>381495302</text:p>
          </table:table-cell>
          <table:table-cell office:value-type="float" office:value="49947" calcext:value-type="float">
            <text:p>49947</text:p>
          </table:table-cell>
          <table:table-cell office:value-type="float" office:value="355159626" calcext:value-type="float">
            <text:p>355159626</text:p>
          </table:table-cell>
          <table:table-cell office:value-type="float" office:value="14214" calcext:value-type="float">
            <text:p>14214</text:p>
          </table:table-cell>
          <table:table-cell office:value-type="float" office:value="189247831" calcext:value-type="float">
            <text:p>189247831</text:p>
          </table:table-cell>
          <table:table-cell office:value-type="float" office:value="40666" calcext:value-type="float">
            <text:p>40666</text:p>
          </table:table-cell>
          <table:table-cell office:value-type="float" office:value="220195039" calcext:value-type="float">
            <text:p>220195039</text:p>
          </table:table-cell>
          <table:table-cell office:value-type="float" office:value="9545" calcext:value-type="float">
            <text:p>9545</text:p>
          </table:table-cell>
          <table:table-cell office:value-type="float" office:value="207764505" calcext:value-type="float">
            <text:p>207764505</text:p>
          </table:table-cell>
          <table:table-cell office:value-type="float" office:value="91155315" calcext:value-type="float">
            <text:p>91155315</text:p>
          </table:table-cell>
        </table:table-row>
        <table:table-row table:style-name="ro1">
          <table:table-cell office:value-type="float" office:value="87750" calcext:value-type="float">
            <text:p>87750</text:p>
          </table:table-cell>
          <table:table-cell office:value-type="float" office:value="247663" calcext:value-type="float">
            <text:p>247663</text:p>
          </table:table-cell>
          <table:table-cell office:value-type="float" office:value="163598" calcext:value-type="float">
            <text:p>163598</text:p>
          </table:table-cell>
          <table:table-cell office:value-type="float" office:value="24916" calcext:value-type="float">
            <text:p>24916</text:p>
          </table:table-cell>
          <table:table-cell office:value-type="float" office:value="27790" calcext:value-type="float">
            <text:p>27790</text:p>
          </table:table-cell>
          <table:table-cell office:value-type="float" office:value="49757" calcext:value-type="float">
            <text:p>49757</text:p>
          </table:table-cell>
          <table:table-cell office:value-type="float" office:value="22574" calcext:value-type="float">
            <text:p>22574</text:p>
          </table:table-cell>
          <table:table-cell office:value-type="float" office:value="18511" calcext:value-type="float">
            <text:p>18511</text:p>
          </table:table-cell>
          <table:table-cell office:value-type="float" office:value="193325991" calcext:value-type="float">
            <text:p>193325991</text:p>
          </table:table-cell>
          <table:table-cell office:value-type="float" office:value="75296" calcext:value-type="float">
            <text:p>75296</text:p>
          </table:table-cell>
          <table:table-cell office:value-type="float" office:value="78210" calcext:value-type="float">
            <text:p>78210</text:p>
          </table:table-cell>
          <table:table-cell office:value-type="float" office:value="9034" calcext:value-type="float">
            <text:p>9034</text:p>
          </table:table-cell>
          <table:table-cell office:value-type="float" office:value="383763167" calcext:value-type="float">
            <text:p>383763167</text:p>
          </table:table-cell>
          <table:table-cell office:value-type="float" office:value="45672" calcext:value-type="float">
            <text:p>45672</text:p>
          </table:table-cell>
          <table:table-cell office:value-type="float" office:value="372667726" calcext:value-type="float">
            <text:p>372667726</text:p>
          </table:table-cell>
          <table:table-cell office:value-type="float" office:value="14507" calcext:value-type="float">
            <text:p>14507</text:p>
          </table:table-cell>
          <table:table-cell office:value-type="float" office:value="194940625" calcext:value-type="float">
            <text:p>194940625</text:p>
          </table:table-cell>
          <table:table-cell office:value-type="float" office:value="40079" calcext:value-type="float">
            <text:p>40079</text:p>
          </table:table-cell>
          <table:table-cell office:value-type="float" office:value="218088965" calcext:value-type="float">
            <text:p>218088965</text:p>
          </table:table-cell>
          <table:table-cell office:value-type="float" office:value="9249" calcext:value-type="float">
            <text:p>9249</text:p>
          </table:table-cell>
          <table:table-cell office:value-type="float" office:value="206028464" calcext:value-type="float">
            <text:p>206028464</text:p>
          </table:table-cell>
          <table:table-cell office:value-type="float" office:value="91381937" calcext:value-type="float">
            <text:p>91381937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29178" calcext:value-type="float">
            <text:p>229178</text:p>
          </table:table-cell>
          <table:table-cell office:value-type="float" office:value="171093" calcext:value-type="float">
            <text:p>171093</text:p>
          </table:table-cell>
          <table:table-cell office:value-type="float" office:value="24909" calcext:value-type="float">
            <text:p>24909</text:p>
          </table:table-cell>
          <table:table-cell office:value-type="float" office:value="28414" calcext:value-type="float">
            <text:p>28414</text:p>
          </table:table-cell>
          <table:table-cell office:value-type="float" office:value="50929" calcext:value-type="float">
            <text:p>50929</text:p>
          </table:table-cell>
          <table:table-cell office:value-type="float" office:value="19111" calcext:value-type="float">
            <text:p>19111</text:p>
          </table:table-cell>
          <table:table-cell office:value-type="float" office:value="18860" calcext:value-type="float">
            <text:p>18860</text:p>
          </table:table-cell>
          <table:table-cell office:value-type="float" office:value="199554923" calcext:value-type="float">
            <text:p>199554923</text:p>
          </table:table-cell>
          <table:table-cell office:value-type="float" office:value="94473" calcext:value-type="float">
            <text:p>94473</text:p>
          </table:table-cell>
          <table:table-cell office:value-type="float" office:value="82920" calcext:value-type="float">
            <text:p>82920</text:p>
          </table:table-cell>
          <table:table-cell office:value-type="float" office:value="8921" calcext:value-type="float">
            <text:p>8921</text:p>
          </table:table-cell>
          <table:table-cell office:value-type="float" office:value="378829018" calcext:value-type="float">
            <text:p>378829018</text:p>
          </table:table-cell>
          <table:table-cell office:value-type="float" office:value="4684014" calcext:value-type="float">
            <text:p>4684014</text:p>
          </table:table-cell>
          <table:table-cell office:value-type="float" office:value="383265869" calcext:value-type="float">
            <text:p>383265869</text:p>
          </table:table-cell>
          <table:table-cell office:value-type="float" office:value="13999" calcext:value-type="float">
            <text:p>13999</text:p>
          </table:table-cell>
          <table:table-cell office:value-type="float" office:value="191198563" calcext:value-type="float">
            <text:p>191198563</text:p>
          </table:table-cell>
          <table:table-cell office:value-type="float" office:value="47157" calcext:value-type="float">
            <text:p>47157</text:p>
          </table:table-cell>
          <table:table-cell office:value-type="float" office:value="224233183" calcext:value-type="float">
            <text:p>224233183</text:p>
          </table:table-cell>
          <table:table-cell office:value-type="float" office:value="9376" calcext:value-type="float">
            <text:p>9376</text:p>
          </table:table-cell>
          <table:table-cell office:value-type="float" office:value="207134656" calcext:value-type="float">
            <text:p>207134656</text:p>
          </table:table-cell>
          <table:table-cell office:value-type="float" office:value="91580898" calcext:value-type="float">
            <text:p>91580898</text:p>
          </table:table-cell>
        </table:table-row>
        <table:table-row table:style-name="ro1">
          <table:table-cell office:value-type="float" office:value="88250" calcext:value-type="float">
            <text:p>88250</text:p>
          </table:table-cell>
          <table:table-cell office:value-type="float" office:value="226814" calcext:value-type="float">
            <text:p>226814</text:p>
          </table:table-cell>
          <table:table-cell office:value-type="float" office:value="178719" calcext:value-type="float">
            <text:p>178719</text:p>
          </table:table-cell>
          <table:table-cell office:value-type="float" office:value="24002" calcext:value-type="float">
            <text:p>24002</text:p>
          </table:table-cell>
          <table:table-cell office:value-type="float" office:value="26870" calcext:value-type="float">
            <text:p>26870</text:p>
          </table:table-cell>
          <table:table-cell office:value-type="float" office:value="52547" calcext:value-type="float">
            <text:p>52547</text:p>
          </table:table-cell>
          <table:table-cell office:value-type="float" office:value="17110" calcext:value-type="float">
            <text:p>17110</text:p>
          </table:table-cell>
          <table:table-cell office:value-type="float" office:value="22200" calcext:value-type="float">
            <text:p>22200</text:p>
          </table:table-cell>
          <table:table-cell office:value-type="float" office:value="195068495" calcext:value-type="float">
            <text:p>195068495</text:p>
          </table:table-cell>
          <table:table-cell office:value-type="float" office:value="78964" calcext:value-type="float">
            <text:p>78964</text:p>
          </table:table-cell>
          <table:table-cell office:value-type="float" office:value="84039" calcext:value-type="float">
            <text:p>84039</text:p>
          </table:table-cell>
          <table:table-cell office:value-type="float" office:value="8669" calcext:value-type="float">
            <text:p>8669</text:p>
          </table:table-cell>
          <table:table-cell office:value-type="float" office:value="386175195" calcext:value-type="float">
            <text:p>386175195</text:p>
          </table:table-cell>
          <table:table-cell office:value-type="float" office:value="94470" calcext:value-type="float">
            <text:p>94470</text:p>
          </table:table-cell>
          <table:table-cell office:value-type="float" office:value="385170376" calcext:value-type="float">
            <text:p>385170376</text:p>
          </table:table-cell>
          <table:table-cell office:value-type="float" office:value="13791" calcext:value-type="float">
            <text:p>13791</text:p>
          </table:table-cell>
          <table:table-cell office:value-type="float" office:value="188826570" calcext:value-type="float">
            <text:p>188826570</text:p>
          </table:table-cell>
          <table:table-cell office:value-type="float" office:value="45077" calcext:value-type="float">
            <text:p>45077</text:p>
          </table:table-cell>
          <table:table-cell office:value-type="float" office:value="217982259" calcext:value-type="float">
            <text:p>217982259</text:p>
          </table:table-cell>
          <table:table-cell office:value-type="float" office:value="9504" calcext:value-type="float">
            <text:p>9504</text:p>
          </table:table-cell>
          <table:table-cell office:value-type="float" office:value="211124713" calcext:value-type="float">
            <text:p>211124713</text:p>
          </table:table-cell>
          <table:table-cell office:value-type="float" office:value="91910244" calcext:value-type="float">
            <text:p>91910244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211375" calcext:value-type="float">
            <text:p>211375</text:p>
          </table:table-cell>
          <table:table-cell office:value-type="float" office:value="181472" calcext:value-type="float">
            <text:p>181472</text:p>
          </table:table-cell>
          <table:table-cell office:value-type="float" office:value="25171" calcext:value-type="float">
            <text:p>25171</text:p>
          </table:table-cell>
          <table:table-cell office:value-type="float" office:value="27202" calcext:value-type="float">
            <text:p>27202</text:p>
          </table:table-cell>
          <table:table-cell office:value-type="float" office:value="44918" calcext:value-type="float">
            <text:p>44918</text:p>
          </table:table-cell>
          <table:table-cell office:value-type="float" office:value="19174" calcext:value-type="float">
            <text:p>19174</text:p>
          </table:table-cell>
          <table:table-cell office:value-type="float" office:value="22709" calcext:value-type="float">
            <text:p>22709</text:p>
          </table:table-cell>
          <table:table-cell office:value-type="float" office:value="201549394" calcext:value-type="float">
            <text:p>201549394</text:p>
          </table:table-cell>
          <table:table-cell office:value-type="float" office:value="79840" calcext:value-type="float">
            <text:p>79840</text:p>
          </table:table-cell>
          <table:table-cell office:value-type="float" office:value="83668" calcext:value-type="float">
            <text:p>83668</text:p>
          </table:table-cell>
          <table:table-cell office:value-type="float" office:value="9242" calcext:value-type="float">
            <text:p>9242</text:p>
          </table:table-cell>
          <table:table-cell office:value-type="float" office:value="386418864" calcext:value-type="float">
            <text:p>386418864</text:p>
          </table:table-cell>
          <table:table-cell office:value-type="float" office:value="67716" calcext:value-type="float">
            <text:p>67716</text:p>
          </table:table-cell>
          <table:table-cell office:value-type="float" office:value="369473301" calcext:value-type="float">
            <text:p>369473301</text:p>
          </table:table-cell>
          <table:table-cell office:value-type="float" office:value="13864" calcext:value-type="float">
            <text:p>13864</text:p>
          </table:table-cell>
          <table:table-cell office:value-type="float" office:value="196615199" calcext:value-type="float">
            <text:p>196615199</text:p>
          </table:table-cell>
          <table:table-cell office:value-type="float" office:value="44178" calcext:value-type="float">
            <text:p>44178</text:p>
          </table:table-cell>
          <table:table-cell office:value-type="float" office:value="219009776" calcext:value-type="float">
            <text:p>219009776</text:p>
          </table:table-cell>
          <table:table-cell office:value-type="float" office:value="9373" calcext:value-type="float">
            <text:p>9373</text:p>
          </table:table-cell>
          <table:table-cell office:value-type="float" office:value="210464358" calcext:value-type="float">
            <text:p>210464358</text:p>
          </table:table-cell>
          <table:table-cell office:value-type="float" office:value="92092409" calcext:value-type="float">
            <text:p>92092409</text:p>
          </table:table-cell>
        </table:table-row>
        <table:table-row table:style-name="ro1">
          <table:table-cell office:value-type="float" office:value="88750" calcext:value-type="float">
            <text:p>88750</text:p>
          </table:table-cell>
          <table:table-cell office:value-type="float" office:value="219720" calcext:value-type="float">
            <text:p>219720</text:p>
          </table:table-cell>
          <table:table-cell office:value-type="float" office:value="206671" calcext:value-type="float">
            <text:p>206671</text:p>
          </table:table-cell>
          <table:table-cell office:value-type="float" office:value="24464" calcext:value-type="float">
            <text:p>24464</text:p>
          </table:table-cell>
          <table:table-cell office:value-type="float" office:value="27364" calcext:value-type="float">
            <text:p>27364</text:p>
          </table:table-cell>
          <table:table-cell office:value-type="float" office:value="44456" calcext:value-type="float">
            <text:p>44456</text:p>
          </table:table-cell>
          <table:table-cell office:value-type="float" office:value="24218" calcext:value-type="float">
            <text:p>24218</text:p>
          </table:table-cell>
          <table:table-cell office:value-type="float" office:value="24283" calcext:value-type="float">
            <text:p>24283</text:p>
          </table:table-cell>
          <table:table-cell office:value-type="float" office:value="197331263" calcext:value-type="float">
            <text:p>197331263</text:p>
          </table:table-cell>
          <table:table-cell office:value-type="float" office:value="82178" calcext:value-type="float">
            <text:p>82178</text:p>
          </table:table-cell>
          <table:table-cell office:value-type="float" office:value="81542" calcext:value-type="float">
            <text:p>81542</text:p>
          </table:table-cell>
          <table:table-cell office:value-type="float" office:value="9299" calcext:value-type="float">
            <text:p>9299</text:p>
          </table:table-cell>
          <table:table-cell office:value-type="float" office:value="401753451" calcext:value-type="float">
            <text:p>401753451</text:p>
          </table:table-cell>
          <table:table-cell office:value-type="float" office:value="66218" calcext:value-type="float">
            <text:p>66218</text:p>
          </table:table-cell>
          <table:table-cell office:value-type="float" office:value="361058013" calcext:value-type="float">
            <text:p>361058013</text:p>
          </table:table-cell>
          <table:table-cell office:value-type="float" office:value="14548" calcext:value-type="float">
            <text:p>14548</text:p>
          </table:table-cell>
          <table:table-cell office:value-type="float" office:value="189891892" calcext:value-type="float">
            <text:p>189891892</text:p>
          </table:table-cell>
          <table:table-cell office:value-type="float" office:value="41553" calcext:value-type="float">
            <text:p>41553</text:p>
          </table:table-cell>
          <table:table-cell office:value-type="float" office:value="225070053" calcext:value-type="float">
            <text:p>225070053</text:p>
          </table:table-cell>
          <table:table-cell office:value-type="float" office:value="9582" calcext:value-type="float">
            <text:p>9582</text:p>
          </table:table-cell>
          <table:table-cell office:value-type="float" office:value="209476619" calcext:value-type="float">
            <text:p>209476619</text:p>
          </table:table-cell>
          <table:table-cell office:value-type="float" office:value="92546574" calcext:value-type="float">
            <text:p>92546574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13256" calcext:value-type="float">
            <text:p>213256</text:p>
          </table:table-cell>
          <table:table-cell office:value-type="float" office:value="187427" calcext:value-type="float">
            <text:p>187427</text:p>
          </table:table-cell>
          <table:table-cell office:value-type="float" office:value="24798" calcext:value-type="float">
            <text:p>24798</text:p>
          </table:table-cell>
          <table:table-cell office:value-type="float" office:value="27957" calcext:value-type="float">
            <text:p>27957</text:p>
          </table:table-cell>
          <table:table-cell office:value-type="float" office:value="41748" calcext:value-type="float">
            <text:p>41748</text:p>
          </table:table-cell>
          <table:table-cell office:value-type="float" office:value="29003" calcext:value-type="float">
            <text:p>29003</text:p>
          </table:table-cell>
          <table:table-cell office:value-type="float" office:value="20894" calcext:value-type="float">
            <text:p>20894</text:p>
          </table:table-cell>
          <table:table-cell office:value-type="float" office:value="211691800" calcext:value-type="float">
            <text:p>211691800</text:p>
          </table:table-cell>
          <table:table-cell office:value-type="float" office:value="93716" calcext:value-type="float">
            <text:p>93716</text:p>
          </table:table-cell>
          <table:table-cell office:value-type="float" office:value="78592" calcext:value-type="float">
            <text:p>78592</text:p>
          </table:table-cell>
          <table:table-cell office:value-type="float" office:value="8743" calcext:value-type="float">
            <text:p>8743</text:p>
          </table:table-cell>
          <table:table-cell office:value-type="float" office:value="399531255" calcext:value-type="float">
            <text:p>399531255</text:p>
          </table:table-cell>
          <table:table-cell office:value-type="float" office:value="62793" calcext:value-type="float">
            <text:p>62793</text:p>
          </table:table-cell>
          <table:table-cell office:value-type="float" office:value="381672327" calcext:value-type="float">
            <text:p>381672327</text:p>
          </table:table-cell>
          <table:table-cell office:value-type="float" office:value="13910" calcext:value-type="float">
            <text:p>13910</text:p>
          </table:table-cell>
          <table:table-cell office:value-type="float" office:value="195938991" calcext:value-type="float">
            <text:p>195938991</text:p>
          </table:table-cell>
          <table:table-cell office:value-type="float" office:value="48598" calcext:value-type="float">
            <text:p>48598</text:p>
          </table:table-cell>
          <table:table-cell office:value-type="float" office:value="223422061" calcext:value-type="float">
            <text:p>223422061</text:p>
          </table:table-cell>
          <table:table-cell office:value-type="float" office:value="9586" calcext:value-type="float">
            <text:p>9586</text:p>
          </table:table-cell>
          <table:table-cell office:value-type="float" office:value="212621183" calcext:value-type="float">
            <text:p>212621183</text:p>
          </table:table-cell>
          <table:table-cell office:value-type="float" office:value="92839854" calcext:value-type="float">
            <text:p>92839854</text:p>
          </table:table-cell>
        </table:table-row>
        <table:table-row table:style-name="ro1">
          <table:table-cell office:value-type="float" office:value="89250" calcext:value-type="float">
            <text:p>89250</text:p>
          </table:table-cell>
          <table:table-cell office:value-type="float" office:value="220176" calcext:value-type="float">
            <text:p>220176</text:p>
          </table:table-cell>
          <table:table-cell office:value-type="float" office:value="164513" calcext:value-type="float">
            <text:p>164513</text:p>
          </table:table-cell>
          <table:table-cell office:value-type="float" office:value="24919" calcext:value-type="float">
            <text:p>24919</text:p>
          </table:table-cell>
          <table:table-cell office:value-type="float" office:value="28663" calcext:value-type="float">
            <text:p>28663</text:p>
          </table:table-cell>
          <table:table-cell office:value-type="float" office:value="46964" calcext:value-type="float">
            <text:p>46964</text:p>
          </table:table-cell>
          <table:table-cell office:value-type="float" office:value="19036" calcext:value-type="float">
            <text:p>19036</text:p>
          </table:table-cell>
          <table:table-cell office:value-type="float" office:value="26663" calcext:value-type="float">
            <text:p>26663</text:p>
          </table:table-cell>
          <table:table-cell office:value-type="float" office:value="199109739" calcext:value-type="float">
            <text:p>199109739</text:p>
          </table:table-cell>
          <table:table-cell office:value-type="float" office:value="84459" calcext:value-type="float">
            <text:p>84459</text:p>
          </table:table-cell>
          <table:table-cell office:value-type="float" office:value="79496" calcext:value-type="float">
            <text:p>79496</text:p>
          </table:table-cell>
          <table:table-cell office:value-type="float" office:value="8968" calcext:value-type="float">
            <text:p>8968</text:p>
          </table:table-cell>
          <table:table-cell office:value-type="float" office:value="386430539" calcext:value-type="float">
            <text:p>386430539</text:p>
          </table:table-cell>
          <table:table-cell office:value-type="float" office:value="53732" calcext:value-type="float">
            <text:p>53732</text:p>
          </table:table-cell>
          <table:table-cell office:value-type="float" office:value="375786243" calcext:value-type="float">
            <text:p>375786243</text:p>
          </table:table-cell>
          <table:table-cell office:value-type="float" office:value="14113" calcext:value-type="float">
            <text:p>14113</text:p>
          </table:table-cell>
          <table:table-cell office:value-type="float" office:value="206297387" calcext:value-type="float">
            <text:p>206297387</text:p>
          </table:table-cell>
          <table:table-cell office:value-type="float" office:value="40419" calcext:value-type="float">
            <text:p>40419</text:p>
          </table:table-cell>
          <table:table-cell office:value-type="float" office:value="221093148" calcext:value-type="float">
            <text:p>221093148</text:p>
          </table:table-cell>
          <table:table-cell office:value-type="float" office:value="9670" calcext:value-type="float">
            <text:p>9670</text:p>
          </table:table-cell>
          <table:table-cell office:value-type="float" office:value="213479623" calcext:value-type="float">
            <text:p>213479623</text:p>
          </table:table-cell>
          <table:table-cell office:value-type="float" office:value="92955027" calcext:value-type="float">
            <text:p>92955027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207869" calcext:value-type="float">
            <text:p>207869</text:p>
          </table:table-cell>
          <table:table-cell office:value-type="float" office:value="164429" calcext:value-type="float">
            <text:p>164429</text:p>
          </table:table-cell>
          <table:table-cell office:value-type="float" office:value="24457" calcext:value-type="float">
            <text:p>24457</text:p>
          </table:table-cell>
          <table:table-cell office:value-type="float" office:value="27662" calcext:value-type="float">
            <text:p>27662</text:p>
          </table:table-cell>
          <table:table-cell office:value-type="float" office:value="44378" calcext:value-type="float">
            <text:p>44378</text:p>
          </table:table-cell>
          <table:table-cell office:value-type="float" office:value="23276" calcext:value-type="float">
            <text:p>23276</text:p>
          </table:table-cell>
          <table:table-cell office:value-type="float" office:value="24279" calcext:value-type="float">
            <text:p>24279</text:p>
          </table:table-cell>
          <table:table-cell office:value-type="float" office:value="205082902" calcext:value-type="float">
            <text:p>205082902</text:p>
          </table:table-cell>
          <table:table-cell office:value-type="float" office:value="98882" calcext:value-type="float">
            <text:p>98882</text:p>
          </table:table-cell>
          <table:table-cell office:value-type="float" office:value="80200" calcext:value-type="float">
            <text:p>80200</text:p>
          </table:table-cell>
          <table:table-cell office:value-type="float" office:value="9166" calcext:value-type="float">
            <text:p>9166</text:p>
          </table:table-cell>
          <table:table-cell office:value-type="float" office:value="399724844" calcext:value-type="float">
            <text:p>399724844</text:p>
          </table:table-cell>
          <table:table-cell office:value-type="float" office:value="57259" calcext:value-type="float">
            <text:p>57259</text:p>
          </table:table-cell>
          <table:table-cell office:value-type="float" office:value="368230712" calcext:value-type="float">
            <text:p>368230712</text:p>
          </table:table-cell>
          <table:table-cell office:value-type="float" office:value="14663" calcext:value-type="float">
            <text:p>14663</text:p>
          </table:table-cell>
          <table:table-cell office:value-type="float" office:value="196121533" calcext:value-type="float">
            <text:p>196121533</text:p>
          </table:table-cell>
          <table:table-cell office:value-type="float" office:value="50419" calcext:value-type="float">
            <text:p>50419</text:p>
          </table:table-cell>
          <table:table-cell office:value-type="float" office:value="225107809" calcext:value-type="float">
            <text:p>225107809</text:p>
          </table:table-cell>
          <table:table-cell office:value-type="float" office:value="9247" calcext:value-type="float">
            <text:p>9247</text:p>
          </table:table-cell>
          <table:table-cell office:value-type="float" office:value="213823092" calcext:value-type="float">
            <text:p>213823092</text:p>
          </table:table-cell>
          <table:table-cell office:value-type="float" office:value="93250627" calcext:value-type="float">
            <text:p>93250627</text:p>
          </table:table-cell>
        </table:table-row>
        <table:table-row table:style-name="ro1">
          <table:table-cell office:value-type="float" office:value="89750" calcext:value-type="float">
            <text:p>89750</text:p>
          </table:table-cell>
          <table:table-cell office:value-type="float" office:value="200093" calcext:value-type="float">
            <text:p>200093</text:p>
          </table:table-cell>
          <table:table-cell office:value-type="float" office:value="161386" calcext:value-type="float">
            <text:p>161386</text:p>
          </table:table-cell>
          <table:table-cell office:value-type="float" office:value="24763" calcext:value-type="float">
            <text:p>24763</text:p>
          </table:table-cell>
          <table:table-cell office:value-type="float" office:value="26249" calcext:value-type="float">
            <text:p>26249</text:p>
          </table:table-cell>
          <table:table-cell office:value-type="float" office:value="43605" calcext:value-type="float">
            <text:p>43605</text:p>
          </table:table-cell>
          <table:table-cell office:value-type="float" office:value="28006" calcext:value-type="float">
            <text:p>28006</text:p>
          </table:table-cell>
          <table:table-cell office:value-type="float" office:value="25292" calcext:value-type="float">
            <text:p>25292</text:p>
          </table:table-cell>
          <table:table-cell office:value-type="float" office:value="197969587" calcext:value-type="float">
            <text:p>197969587</text:p>
          </table:table-cell>
          <table:table-cell office:value-type="float" office:value="84465" calcext:value-type="float">
            <text:p>84465</text:p>
          </table:table-cell>
          <table:table-cell office:value-type="float" office:value="82919" calcext:value-type="float">
            <text:p>82919</text:p>
          </table:table-cell>
          <table:table-cell office:value-type="float" office:value="9005" calcext:value-type="float">
            <text:p>9005</text:p>
          </table:table-cell>
          <table:table-cell office:value-type="float" office:value="391753538" calcext:value-type="float">
            <text:p>391753538</text:p>
          </table:table-cell>
          <table:table-cell office:value-type="float" office:value="57132" calcext:value-type="float">
            <text:p>57132</text:p>
          </table:table-cell>
          <table:table-cell office:value-type="float" office:value="382213601" calcext:value-type="float">
            <text:p>382213601</text:p>
          </table:table-cell>
          <table:table-cell office:value-type="float" office:value="14040" calcext:value-type="float">
            <text:p>14040</text:p>
          </table:table-cell>
          <table:table-cell office:value-type="float" office:value="202925447" calcext:value-type="float">
            <text:p>202925447</text:p>
          </table:table-cell>
          <table:table-cell office:value-type="float" office:value="43306" calcext:value-type="float">
            <text:p>43306</text:p>
          </table:table-cell>
          <table:table-cell office:value-type="float" office:value="220990229" calcext:value-type="float">
            <text:p>220990229</text:p>
          </table:table-cell>
          <table:table-cell office:value-type="float" office:value="9501" calcext:value-type="float">
            <text:p>9501</text:p>
          </table:table-cell>
          <table:table-cell office:value-type="float" office:value="215573298" calcext:value-type="float">
            <text:p>215573298</text:p>
          </table:table-cell>
          <table:table-cell office:value-type="float" office:value="93544839" calcext:value-type="float">
            <text:p>935448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09009" calcext:value-type="float">
            <text:p>209009</text:p>
          </table:table-cell>
          <table:table-cell office:value-type="float" office:value="158342" calcext:value-type="float">
            <text:p>158342</text:p>
          </table:table-cell>
          <table:table-cell office:value-type="float" office:value="24793" calcext:value-type="float">
            <text:p>24793</text:p>
          </table:table-cell>
          <table:table-cell office:value-type="float" office:value="26887" calcext:value-type="float">
            <text:p>26887</text:p>
          </table:table-cell>
          <table:table-cell office:value-type="float" office:value="51470" calcext:value-type="float">
            <text:p>51470</text:p>
          </table:table-cell>
          <table:table-cell office:value-type="float" office:value="23777" calcext:value-type="float">
            <text:p>23777</text:p>
          </table:table-cell>
          <table:table-cell office:value-type="float" office:value="30134" calcext:value-type="float">
            <text:p>30134</text:p>
          </table:table-cell>
          <table:table-cell office:value-type="float" office:value="201249794" calcext:value-type="float">
            <text:p>201249794</text:p>
          </table:table-cell>
          <table:table-cell office:value-type="float" office:value="95261" calcext:value-type="float">
            <text:p>95261</text:p>
          </table:table-cell>
          <table:table-cell office:value-type="float" office:value="85622" calcext:value-type="float">
            <text:p>85622</text:p>
          </table:table-cell>
          <table:table-cell office:value-type="float" office:value="9093" calcext:value-type="float">
            <text:p>9093</text:p>
          </table:table-cell>
          <table:table-cell office:value-type="float" office:value="392748527" calcext:value-type="float">
            <text:p>392748527</text:p>
          </table:table-cell>
          <table:table-cell office:value-type="float" office:value="58306" calcext:value-type="float">
            <text:p>58306</text:p>
          </table:table-cell>
          <table:table-cell office:value-type="float" office:value="375332542" calcext:value-type="float">
            <text:p>375332542</text:p>
          </table:table-cell>
          <table:table-cell office:value-type="float" office:value="14663" calcext:value-type="float">
            <text:p>14663</text:p>
          </table:table-cell>
          <table:table-cell office:value-type="float" office:value="207004349" calcext:value-type="float">
            <text:p>207004349</text:p>
          </table:table-cell>
          <table:table-cell office:value-type="float" office:value="45833" calcext:value-type="float">
            <text:p>45833</text:p>
          </table:table-cell>
          <table:table-cell office:value-type="float" office:value="221959444" calcext:value-type="float">
            <text:p>221959444</text:p>
          </table:table-cell>
          <table:table-cell office:value-type="float" office:value="9416" calcext:value-type="float">
            <text:p>9416</text:p>
          </table:table-cell>
          <table:table-cell office:value-type="float" office:value="212455882" calcext:value-type="float">
            <text:p>212455882</text:p>
          </table:table-cell>
          <table:table-cell office:value-type="float" office:value="93623679" calcext:value-type="float">
            <text:p>93623679</text:p>
          </table:table-cell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float" office:value="218297" calcext:value-type="float">
            <text:p>218297</text:p>
          </table:table-cell>
          <table:table-cell office:value-type="float" office:value="187103" calcext:value-type="float">
            <text:p>187103</text:p>
          </table:table-cell>
          <table:table-cell office:value-type="float" office:value="24796" calcext:value-type="float">
            <text:p>24796</text:p>
          </table:table-cell>
          <table:table-cell office:value-type="float" office:value="26923" calcext:value-type="float">
            <text:p>26923</text:p>
          </table:table-cell>
          <table:table-cell office:value-type="float" office:value="42504" calcext:value-type="float">
            <text:p>42504</text:p>
          </table:table-cell>
          <table:table-cell office:value-type="float" office:value="26221" calcext:value-type="float">
            <text:p>26221</text:p>
          </table:table-cell>
          <table:table-cell office:value-type="float" office:value="28631" calcext:value-type="float">
            <text:p>28631</text:p>
          </table:table-cell>
          <table:table-cell office:value-type="float" office:value="204803781" calcext:value-type="float">
            <text:p>204803781</text:p>
          </table:table-cell>
          <table:table-cell office:value-type="float" office:value="97844" calcext:value-type="float">
            <text:p>97844</text:p>
          </table:table-cell>
          <table:table-cell office:value-type="float" office:value="81128" calcext:value-type="float">
            <text:p>81128</text:p>
          </table:table-cell>
          <table:table-cell office:value-type="float" office:value="8700" calcext:value-type="float">
            <text:p>8700</text:p>
          </table:table-cell>
          <table:table-cell office:value-type="float" office:value="394717204" calcext:value-type="float">
            <text:p>394717204</text:p>
          </table:table-cell>
          <table:table-cell office:value-type="float" office:value="55964" calcext:value-type="float">
            <text:p>55964</text:p>
          </table:table-cell>
          <table:table-cell office:value-type="float" office:value="393369473" calcext:value-type="float">
            <text:p>393369473</text:p>
          </table:table-cell>
          <table:table-cell office:value-type="float" office:value="14670" calcext:value-type="float">
            <text:p>14670</text:p>
          </table:table-cell>
          <table:table-cell office:value-type="float" office:value="198864499" calcext:value-type="float">
            <text:p>198864499</text:p>
          </table:table-cell>
          <table:table-cell office:value-type="float" office:value="44997" calcext:value-type="float">
            <text:p>44997</text:p>
          </table:table-cell>
          <table:table-cell office:value-type="float" office:value="225180590" calcext:value-type="float">
            <text:p>225180590</text:p>
          </table:table-cell>
          <table:table-cell office:value-type="float" office:value="9376" calcext:value-type="float">
            <text:p>9376</text:p>
          </table:table-cell>
          <table:table-cell office:value-type="float" office:value="212728033" calcext:value-type="float">
            <text:p>212728033</text:p>
          </table:table-cell>
          <table:table-cell office:value-type="float" office:value="94046767" calcext:value-type="float">
            <text:p>94046767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98622" calcext:value-type="float">
            <text:p>198622</text:p>
          </table:table-cell>
          <table:table-cell office:value-type="float" office:value="197965" calcext:value-type="float">
            <text:p>197965</text:p>
          </table:table-cell>
          <table:table-cell office:value-type="float" office:value="24743" calcext:value-type="float">
            <text:p>24743</text:p>
          </table:table-cell>
          <table:table-cell office:value-type="float" office:value="37737" calcext:value-type="float">
            <text:p>37737</text:p>
          </table:table-cell>
          <table:table-cell office:value-type="float" office:value="43257" calcext:value-type="float">
            <text:p>43257</text:p>
          </table:table-cell>
          <table:table-cell office:value-type="float" office:value="20461" calcext:value-type="float">
            <text:p>20461</text:p>
          </table:table-cell>
          <table:table-cell office:value-type="float" office:value="23752" calcext:value-type="float">
            <text:p>23752</text:p>
          </table:table-cell>
          <table:table-cell office:value-type="float" office:value="206353813" calcext:value-type="float">
            <text:p>206353813</text:p>
          </table:table-cell>
          <table:table-cell office:value-type="float" office:value="86296" calcext:value-type="float">
            <text:p>86296</text:p>
          </table:table-cell>
          <table:table-cell office:value-type="float" office:value="79789" calcext:value-type="float">
            <text:p>79789</text:p>
          </table:table-cell>
          <table:table-cell office:value-type="float" office:value="8914" calcext:value-type="float">
            <text:p>8914</text:p>
          </table:table-cell>
          <table:table-cell office:value-type="float" office:value="406986347" calcext:value-type="float">
            <text:p>406986347</text:p>
          </table:table-cell>
          <table:table-cell office:value-type="float" office:value="55916" calcext:value-type="float">
            <text:p>55916</text:p>
          </table:table-cell>
          <table:table-cell office:value-type="float" office:value="401419398" calcext:value-type="float">
            <text:p>401419398</text:p>
          </table:table-cell>
          <table:table-cell office:value-type="float" office:value="14289" calcext:value-type="float">
            <text:p>14289</text:p>
          </table:table-cell>
          <table:table-cell office:value-type="float" office:value="205618071" calcext:value-type="float">
            <text:p>205618071</text:p>
          </table:table-cell>
          <table:table-cell office:value-type="float" office:value="45000" calcext:value-type="float">
            <text:p>45000</text:p>
          </table:table-cell>
          <table:table-cell office:value-type="float" office:value="224182191" calcext:value-type="float">
            <text:p>224182191</text:p>
          </table:table-cell>
          <table:table-cell office:value-type="float" office:value="9583" calcext:value-type="float">
            <text:p>9583</text:p>
          </table:table-cell>
          <table:table-cell office:value-type="float" office:value="214552921" calcext:value-type="float">
            <text:p>214552921</text:p>
          </table:table-cell>
          <table:table-cell office:value-type="float" office:value="94146617" calcext:value-type="float">
            <text:p>94146617</text:p>
          </table:table-cell>
        </table:table-row>
        <table:table-row table:style-name="ro1">
          <table:table-cell office:value-type="float" office:value="90750" calcext:value-type="float">
            <text:p>90750</text:p>
          </table:table-cell>
          <table:table-cell office:value-type="float" office:value="187089" calcext:value-type="float">
            <text:p>187089</text:p>
          </table:table-cell>
          <table:table-cell office:value-type="float" office:value="165606" calcext:value-type="float">
            <text:p>165606</text:p>
          </table:table-cell>
          <table:table-cell office:value-type="float" office:value="24583" calcext:value-type="float">
            <text:p>24583</text:p>
          </table:table-cell>
          <table:table-cell office:value-type="float" office:value="35414" calcext:value-type="float">
            <text:p>35414</text:p>
          </table:table-cell>
          <table:table-cell office:value-type="float" office:value="46211" calcext:value-type="float">
            <text:p>46211</text:p>
          </table:table-cell>
          <table:table-cell office:value-type="float" office:value="23657" calcext:value-type="float">
            <text:p>23657</text:p>
          </table:table-cell>
          <table:table-cell office:value-type="float" office:value="17800" calcext:value-type="float">
            <text:p>17800</text:p>
          </table:table-cell>
          <table:table-cell office:value-type="float" office:value="204713280" calcext:value-type="float">
            <text:p>204713280</text:p>
          </table:table-cell>
          <table:table-cell office:value-type="float" office:value="92461" calcext:value-type="float">
            <text:p>92461</text:p>
          </table:table-cell>
          <table:table-cell office:value-type="float" office:value="84884" calcext:value-type="float">
            <text:p>84884</text:p>
          </table:table-cell>
          <table:table-cell office:value-type="float" office:value="9293" calcext:value-type="float">
            <text:p>9293</text:p>
          </table:table-cell>
          <table:table-cell office:value-type="float" office:value="400701175" calcext:value-type="float">
            <text:p>400701175</text:p>
          </table:table-cell>
          <table:table-cell office:value-type="float" office:value="61004" calcext:value-type="float">
            <text:p>61004</text:p>
          </table:table-cell>
          <table:table-cell office:value-type="float" office:value="388176718" calcext:value-type="float">
            <text:p>388176718</text:p>
          </table:table-cell>
          <table:table-cell office:value-type="float" office:value="16629" calcext:value-type="float">
            <text:p>16629</text:p>
          </table:table-cell>
          <table:table-cell office:value-type="float" office:value="210466133" calcext:value-type="float">
            <text:p>210466133</text:p>
          </table:table-cell>
          <table:table-cell office:value-type="float" office:value="40752" calcext:value-type="float">
            <text:p>40752</text:p>
          </table:table-cell>
          <table:table-cell office:value-type="float" office:value="226582122" calcext:value-type="float">
            <text:p>226582122</text:p>
          </table:table-cell>
          <table:table-cell office:value-type="float" office:value="9504" calcext:value-type="float">
            <text:p>9504</text:p>
          </table:table-cell>
          <table:table-cell office:value-type="float" office:value="214866256" calcext:value-type="float">
            <text:p>214866256</text:p>
          </table:table-cell>
          <table:table-cell office:value-type="float" office:value="95773476" calcext:value-type="float">
            <text:p>95773476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93504" calcext:value-type="float">
            <text:p>193504</text:p>
          </table:table-cell>
          <table:table-cell office:value-type="float" office:value="165757" calcext:value-type="float">
            <text:p>165757</text:p>
          </table:table-cell>
          <table:table-cell office:value-type="float" office:value="25176" calcext:value-type="float">
            <text:p>25176</text:p>
          </table:table-cell>
          <table:table-cell office:value-type="float" office:value="36492" calcext:value-type="float">
            <text:p>36492</text:p>
          </table:table-cell>
          <table:table-cell office:value-type="float" office:value="43782" calcext:value-type="float">
            <text:p>43782</text:p>
          </table:table-cell>
          <table:table-cell office:value-type="float" office:value="29804" calcext:value-type="float">
            <text:p>29804</text:p>
          </table:table-cell>
          <table:table-cell office:value-type="float" office:value="21432" calcext:value-type="float">
            <text:p>21432</text:p>
          </table:table-cell>
          <table:table-cell office:value-type="float" office:value="208068842" calcext:value-type="float">
            <text:p>208068842</text:p>
          </table:table-cell>
          <table:table-cell office:value-type="float" office:value="84572" calcext:value-type="float">
            <text:p>84572</text:p>
          </table:table-cell>
          <table:table-cell office:value-type="float" office:value="82582" calcext:value-type="float">
            <text:p>82582</text:p>
          </table:table-cell>
          <table:table-cell office:value-type="float" office:value="9176" calcext:value-type="float">
            <text:p>9176</text:p>
          </table:table-cell>
          <table:table-cell office:value-type="float" office:value="405849572" calcext:value-type="float">
            <text:p>405849572</text:p>
          </table:table-cell>
          <table:table-cell office:value-type="float" office:value="59055" calcext:value-type="float">
            <text:p>59055</text:p>
          </table:table-cell>
          <table:table-cell office:value-type="float" office:value="392793394" calcext:value-type="float">
            <text:p>392793394</text:p>
          </table:table-cell>
          <table:table-cell office:value-type="float" office:value="14499" calcext:value-type="float">
            <text:p>14499</text:p>
          </table:table-cell>
          <table:table-cell office:value-type="float" office:value="209576313" calcext:value-type="float">
            <text:p>209576313</text:p>
          </table:table-cell>
          <table:table-cell office:value-type="float" office:value="42255" calcext:value-type="float">
            <text:p>42255</text:p>
          </table:table-cell>
          <table:table-cell office:value-type="float" office:value="227459415" calcext:value-type="float">
            <text:p>227459415</text:p>
          </table:table-cell>
          <table:table-cell office:value-type="float" office:value="9255" calcext:value-type="float">
            <text:p>9255</text:p>
          </table:table-cell>
          <table:table-cell office:value-type="float" office:value="218820059" calcext:value-type="float">
            <text:p>218820059</text:p>
          </table:table-cell>
          <table:table-cell office:value-type="float" office:value="95550661" calcext:value-type="float">
            <text:p>95550661</text:p>
          </table:table-cell>
        </table:table-row>
        <table:table-row table:style-name="ro1">
          <table:table-cell office:value-type="float" office:value="91250" calcext:value-type="float">
            <text:p>91250</text:p>
          </table:table-cell>
          <table:table-cell office:value-type="float" office:value="219092" calcext:value-type="float">
            <text:p>219092</text:p>
          </table:table-cell>
          <table:table-cell office:value-type="float" office:value="158766" calcext:value-type="float">
            <text:p>158766</text:p>
          </table:table-cell>
          <table:table-cell office:value-type="float" office:value="24417" calcext:value-type="float">
            <text:p>24417</text:p>
          </table:table-cell>
          <table:table-cell office:value-type="float" office:value="57961" calcext:value-type="float">
            <text:p>57961</text:p>
          </table:table-cell>
          <table:table-cell office:value-type="float" office:value="44042" calcext:value-type="float">
            <text:p>44042</text:p>
          </table:table-cell>
          <table:table-cell office:value-type="float" office:value="24403" calcext:value-type="float">
            <text:p>24403</text:p>
          </table:table-cell>
          <table:table-cell office:value-type="float" office:value="17119" calcext:value-type="float">
            <text:p>17119</text:p>
          </table:table-cell>
          <table:table-cell office:value-type="float" office:value="205989681" calcext:value-type="float">
            <text:p>205989681</text:p>
          </table:table-cell>
          <table:table-cell office:value-type="float" office:value="89164" calcext:value-type="float">
            <text:p>89164</text:p>
          </table:table-cell>
          <table:table-cell office:value-type="float" office:value="87347" calcext:value-type="float">
            <text:p>87347</text:p>
          </table:table-cell>
          <table:table-cell office:value-type="float" office:value="9536" calcext:value-type="float">
            <text:p>9536</text:p>
          </table:table-cell>
          <table:table-cell office:value-type="float" office:value="401491453" calcext:value-type="float">
            <text:p>401491453</text:p>
          </table:table-cell>
          <table:table-cell office:value-type="float" office:value="56009" calcext:value-type="float">
            <text:p>56009</text:p>
          </table:table-cell>
          <table:table-cell office:value-type="float" office:value="392025082" calcext:value-type="float">
            <text:p>392025082</text:p>
          </table:table-cell>
          <table:table-cell office:value-type="float" office:value="15127" calcext:value-type="float">
            <text:p>15127</text:p>
          </table:table-cell>
          <table:table-cell office:value-type="float" office:value="215230635" calcext:value-type="float">
            <text:p>215230635</text:p>
          </table:table-cell>
          <table:table-cell office:value-type="float" office:value="35881" calcext:value-type="float">
            <text:p>35881</text:p>
          </table:table-cell>
          <table:table-cell office:value-type="float" office:value="227609628" calcext:value-type="float">
            <text:p>227609628</text:p>
          </table:table-cell>
          <table:table-cell office:value-type="float" office:value="9503" calcext:value-type="float">
            <text:p>9503</text:p>
          </table:table-cell>
          <table:table-cell office:value-type="float" office:value="216474492" calcext:value-type="float">
            <text:p>216474492</text:p>
          </table:table-cell>
          <table:table-cell office:value-type="float" office:value="95629033" calcext:value-type="float">
            <text:p>95629033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218514" calcext:value-type="float">
            <text:p>218514</text:p>
          </table:table-cell>
          <table:table-cell office:value-type="float" office:value="162844" calcext:value-type="float">
            <text:p>162844</text:p>
          </table:table-cell>
          <table:table-cell office:value-type="float" office:value="24664" calcext:value-type="float">
            <text:p>24664</text:p>
          </table:table-cell>
          <table:table-cell office:value-type="float" office:value="33749" calcext:value-type="float">
            <text:p>33749</text:p>
          </table:table-cell>
          <table:table-cell office:value-type="float" office:value="41556" calcext:value-type="float">
            <text:p>41556</text:p>
          </table:table-cell>
          <table:table-cell office:value-type="float" office:value="24376" calcext:value-type="float">
            <text:p>24376</text:p>
          </table:table-cell>
          <table:table-cell office:value-type="float" office:value="18520" calcext:value-type="float">
            <text:p>18520</text:p>
          </table:table-cell>
          <table:table-cell office:value-type="float" office:value="207443399" calcext:value-type="float">
            <text:p>207443399</text:p>
          </table:table-cell>
          <table:table-cell office:value-type="float" office:value="88010" calcext:value-type="float">
            <text:p>88010</text:p>
          </table:table-cell>
          <table:table-cell office:value-type="float" office:value="88515" calcext:value-type="float">
            <text:p>88515</text:p>
          </table:table-cell>
          <table:table-cell office:value-type="float" office:value="9323" calcext:value-type="float">
            <text:p>9323</text:p>
          </table:table-cell>
          <table:table-cell office:value-type="float" office:value="419058796" calcext:value-type="float">
            <text:p>419058796</text:p>
          </table:table-cell>
          <table:table-cell office:value-type="float" office:value="52708" calcext:value-type="float">
            <text:p>52708</text:p>
          </table:table-cell>
          <table:table-cell office:value-type="float" office:value="388738231" calcext:value-type="float">
            <text:p>388738231</text:p>
          </table:table-cell>
          <table:table-cell office:value-type="float" office:value="17579" calcext:value-type="float">
            <text:p>17579</text:p>
          </table:table-cell>
          <table:table-cell office:value-type="float" office:value="213883777" calcext:value-type="float">
            <text:p>213883777</text:p>
          </table:table-cell>
          <table:table-cell office:value-type="float" office:value="35783" calcext:value-type="float">
            <text:p>35783</text:p>
          </table:table-cell>
          <table:table-cell office:value-type="float" office:value="229529916" calcext:value-type="float">
            <text:p>229529916</text:p>
          </table:table-cell>
          <table:table-cell office:value-type="float" office:value="9083" calcext:value-type="float">
            <text:p>9083</text:p>
          </table:table-cell>
          <table:table-cell office:value-type="float" office:value="217655347" calcext:value-type="float">
            <text:p>217655347</text:p>
          </table:table-cell>
          <table:table-cell office:value-type="float" office:value="95931825" calcext:value-type="float">
            <text:p>95931825</text:p>
          </table:table-cell>
        </table:table-row>
        <table:table-row table:style-name="ro1">
          <table:table-cell office:value-type="float" office:value="91750" calcext:value-type="float">
            <text:p>91750</text:p>
          </table:table-cell>
          <table:table-cell office:value-type="float" office:value="220247" calcext:value-type="float">
            <text:p>220247</text:p>
          </table:table-cell>
          <table:table-cell office:value-type="float" office:value="171129" calcext:value-type="float">
            <text:p>171129</text:p>
          </table:table-cell>
          <table:table-cell office:value-type="float" office:value="25001" calcext:value-type="float">
            <text:p>25001</text:p>
          </table:table-cell>
          <table:table-cell office:value-type="float" office:value="34539" calcext:value-type="float">
            <text:p>34539</text:p>
          </table:table-cell>
          <table:table-cell office:value-type="float" office:value="46553" calcext:value-type="float">
            <text:p>46553</text:p>
          </table:table-cell>
          <table:table-cell office:value-type="float" office:value="22399" calcext:value-type="float">
            <text:p>22399</text:p>
          </table:table-cell>
          <table:table-cell office:value-type="float" office:value="17806" calcext:value-type="float">
            <text:p>17806</text:p>
          </table:table-cell>
          <table:table-cell office:value-type="float" office:value="211027037" calcext:value-type="float">
            <text:p>211027037</text:p>
          </table:table-cell>
          <table:table-cell office:value-type="float" office:value="91431" calcext:value-type="float">
            <text:p>91431</text:p>
          </table:table-cell>
          <table:table-cell office:value-type="float" office:value="95473" calcext:value-type="float">
            <text:p>95473</text:p>
          </table:table-cell>
          <table:table-cell office:value-type="float" office:value="9170" calcext:value-type="float">
            <text:p>9170</text:p>
          </table:table-cell>
          <table:table-cell office:value-type="float" office:value="403177380" calcext:value-type="float">
            <text:p>403177380</text:p>
          </table:table-cell>
          <table:table-cell office:value-type="float" office:value="56411" calcext:value-type="float">
            <text:p>56411</text:p>
          </table:table-cell>
          <table:table-cell office:value-type="float" office:value="392660307" calcext:value-type="float">
            <text:p>392660307</text:p>
          </table:table-cell>
          <table:table-cell office:value-type="float" office:value="14873" calcext:value-type="float">
            <text:p>14873</text:p>
          </table:table-cell>
          <table:table-cell office:value-type="float" office:value="210253169" calcext:value-type="float">
            <text:p>210253169</text:p>
          </table:table-cell>
          <table:table-cell office:value-type="float" office:value="39336" calcext:value-type="float">
            <text:p>39336</text:p>
          </table:table-cell>
          <table:table-cell office:value-type="float" office:value="226563822" calcext:value-type="float">
            <text:p>226563822</text:p>
          </table:table-cell>
          <table:table-cell office:value-type="float" office:value="9374" calcext:value-type="float">
            <text:p>9374</text:p>
          </table:table-cell>
          <table:table-cell office:value-type="float" office:value="218934132" calcext:value-type="float">
            <text:p>218934132</text:p>
          </table:table-cell>
          <table:table-cell office:value-type="float" office:value="95807150" calcext:value-type="float">
            <text:p>9580715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04340" calcext:value-type="float">
            <text:p>204340</text:p>
          </table:table-cell>
          <table:table-cell office:value-type="float" office:value="167131" calcext:value-type="float">
            <text:p>167131</text:p>
          </table:table-cell>
          <table:table-cell office:value-type="float" office:value="24369" calcext:value-type="float">
            <text:p>24369</text:p>
          </table:table-cell>
          <table:table-cell office:value-type="float" office:value="34503" calcext:value-type="float">
            <text:p>34503</text:p>
          </table:table-cell>
          <table:table-cell office:value-type="float" office:value="48443" calcext:value-type="float">
            <text:p>48443</text:p>
          </table:table-cell>
          <table:table-cell office:value-type="float" office:value="21014" calcext:value-type="float">
            <text:p>21014</text:p>
          </table:table-cell>
          <table:table-cell office:value-type="float" office:value="18431" calcext:value-type="float">
            <text:p>18431</text:p>
          </table:table-cell>
          <table:table-cell office:value-type="float" office:value="203833389" calcext:value-type="float">
            <text:p>203833389</text:p>
          </table:table-cell>
          <table:table-cell office:value-type="float" office:value="90300" calcext:value-type="float">
            <text:p>90300</text:p>
          </table:table-cell>
          <table:table-cell office:value-type="float" office:value="89964" calcext:value-type="float">
            <text:p>89964</text:p>
          </table:table-cell>
          <table:table-cell office:value-type="float" office:value="8922" calcext:value-type="float">
            <text:p>8922</text:p>
          </table:table-cell>
          <table:table-cell office:value-type="float" office:value="409909414" calcext:value-type="float">
            <text:p>409909414</text:p>
          </table:table-cell>
          <table:table-cell office:value-type="float" office:value="52120" calcext:value-type="float">
            <text:p>52120</text:p>
          </table:table-cell>
          <table:table-cell office:value-type="float" office:value="394873673" calcext:value-type="float">
            <text:p>394873673</text:p>
          </table:table-cell>
          <table:table-cell office:value-type="float" office:value="13904" calcext:value-type="float">
            <text:p>13904</text:p>
          </table:table-cell>
          <table:table-cell office:value-type="float" office:value="211820839" calcext:value-type="float">
            <text:p>211820839</text:p>
          </table:table-cell>
          <table:table-cell office:value-type="float" office:value="36173" calcext:value-type="float">
            <text:p>36173</text:p>
          </table:table-cell>
          <table:table-cell office:value-type="float" office:value="227319345" calcext:value-type="float">
            <text:p>227319345</text:p>
          </table:table-cell>
          <table:table-cell office:value-type="float" office:value="9575" calcext:value-type="float">
            <text:p>9575</text:p>
          </table:table-cell>
          <table:table-cell office:value-type="float" office:value="220941578" calcext:value-type="float">
            <text:p>220941578</text:p>
          </table:table-cell>
          <table:table-cell office:value-type="float" office:value="96142503" calcext:value-type="float">
            <text:p>96142503</text:p>
          </table:table-cell>
        </table:table-row>
        <table:table-row table:style-name="ro1">
          <table:table-cell office:value-type="float" office:value="92250" calcext:value-type="float">
            <text:p>92250</text:p>
          </table:table-cell>
          <table:table-cell office:value-type="float" office:value="214129" calcext:value-type="float">
            <text:p>214129</text:p>
          </table:table-cell>
          <table:table-cell office:value-type="float" office:value="161602" calcext:value-type="float">
            <text:p>161602</text:p>
          </table:table-cell>
          <table:table-cell office:value-type="float" office:value="24323" calcext:value-type="float">
            <text:p>24323</text:p>
          </table:table-cell>
          <table:table-cell office:value-type="float" office:value="33823" calcext:value-type="float">
            <text:p>33823</text:p>
          </table:table-cell>
          <table:table-cell office:value-type="float" office:value="44494" calcext:value-type="float">
            <text:p>44494</text:p>
          </table:table-cell>
          <table:table-cell office:value-type="float" office:value="25974" calcext:value-type="float">
            <text:p>25974</text:p>
          </table:table-cell>
          <table:table-cell office:value-type="float" office:value="16458" calcext:value-type="float">
            <text:p>16458</text:p>
          </table:table-cell>
          <table:table-cell office:value-type="float" office:value="208539936" calcext:value-type="float">
            <text:p>208539936</text:p>
          </table:table-cell>
          <table:table-cell office:value-type="float" office:value="94129" calcext:value-type="float">
            <text:p>94129</text:p>
          </table:table-cell>
          <table:table-cell office:value-type="float" office:value="95572" calcext:value-type="float">
            <text:p>95572</text:p>
          </table:table-cell>
          <table:table-cell office:value-type="float" office:value="9091" calcext:value-type="float">
            <text:p>9091</text:p>
          </table:table-cell>
          <table:table-cell office:value-type="float" office:value="437203298" calcext:value-type="float">
            <text:p>437203298</text:p>
          </table:table-cell>
          <table:table-cell office:value-type="float" office:value="51049" calcext:value-type="float">
            <text:p>51049</text:p>
          </table:table-cell>
          <table:table-cell office:value-type="float" office:value="399923058" calcext:value-type="float">
            <text:p>399923058</text:p>
          </table:table-cell>
          <table:table-cell office:value-type="float" office:value="14425" calcext:value-type="float">
            <text:p>14425</text:p>
          </table:table-cell>
          <table:table-cell office:value-type="float" office:value="219571270" calcext:value-type="float">
            <text:p>219571270</text:p>
          </table:table-cell>
          <table:table-cell office:value-type="float" office:value="41923" calcext:value-type="float">
            <text:p>41923</text:p>
          </table:table-cell>
          <table:table-cell office:value-type="float" office:value="230850600" calcext:value-type="float">
            <text:p>230850600</text:p>
          </table:table-cell>
          <table:table-cell office:value-type="float" office:value="9546" calcext:value-type="float">
            <text:p>9546</text:p>
          </table:table-cell>
          <table:table-cell office:value-type="float" office:value="223216677" calcext:value-type="float">
            <text:p>223216677</text:p>
          </table:table-cell>
          <table:table-cell office:value-type="float" office:value="97347654" calcext:value-type="float">
            <text:p>97347654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203644" calcext:value-type="float">
            <text:p>203644</text:p>
          </table:table-cell>
          <table:table-cell office:value-type="float" office:value="161745" calcext:value-type="float">
            <text:p>161745</text:p>
          </table:table-cell>
          <table:table-cell office:value-type="float" office:value="24756" calcext:value-type="float">
            <text:p>24756</text:p>
          </table:table-cell>
          <table:table-cell office:value-type="float" office:value="33827" calcext:value-type="float">
            <text:p>33827</text:p>
          </table:table-cell>
          <table:table-cell office:value-type="float" office:value="44850" calcext:value-type="float">
            <text:p>44850</text:p>
          </table:table-cell>
          <table:table-cell office:value-type="float" office:value="20591" calcext:value-type="float">
            <text:p>20591</text:p>
          </table:table-cell>
          <table:table-cell office:value-type="float" office:value="17493" calcext:value-type="float">
            <text:p>17493</text:p>
          </table:table-cell>
          <table:table-cell office:value-type="float" office:value="202409387" calcext:value-type="float">
            <text:p>202409387</text:p>
          </table:table-cell>
          <table:table-cell office:value-type="float" office:value="93171" calcext:value-type="float">
            <text:p>93171</text:p>
          </table:table-cell>
          <table:table-cell office:value-type="float" office:value="87505" calcext:value-type="float">
            <text:p>87505</text:p>
          </table:table-cell>
          <table:table-cell office:value-type="float" office:value="8879" calcext:value-type="float">
            <text:p>8879</text:p>
          </table:table-cell>
          <table:table-cell office:value-type="float" office:value="427847733" calcext:value-type="float">
            <text:p>427847733</text:p>
          </table:table-cell>
          <table:table-cell office:value-type="float" office:value="50340" calcext:value-type="float">
            <text:p>50340</text:p>
          </table:table-cell>
          <table:table-cell office:value-type="float" office:value="399377505" calcext:value-type="float">
            <text:p>399377505</text:p>
          </table:table-cell>
          <table:table-cell office:value-type="float" office:value="17306" calcext:value-type="float">
            <text:p>17306</text:p>
          </table:table-cell>
          <table:table-cell office:value-type="float" office:value="219144525" calcext:value-type="float">
            <text:p>219144525</text:p>
          </table:table-cell>
          <table:table-cell office:value-type="float" office:value="42289" calcext:value-type="float">
            <text:p>42289</text:p>
          </table:table-cell>
          <table:table-cell office:value-type="float" office:value="228510015" calcext:value-type="float">
            <text:p>228510015</text:p>
          </table:table-cell>
          <table:table-cell office:value-type="float" office:value="9707" calcext:value-type="float">
            <text:p>9707</text:p>
          </table:table-cell>
          <table:table-cell office:value-type="float" office:value="221954045" calcext:value-type="float">
            <text:p>221954045</text:p>
          </table:table-cell>
          <table:table-cell office:value-type="float" office:value="96835466" calcext:value-type="float">
            <text:p>96835466</text:p>
          </table:table-cell>
        </table:table-row>
        <table:table-row table:style-name="ro1">
          <table:table-cell office:value-type="float" office:value="92750" calcext:value-type="float">
            <text:p>92750</text:p>
          </table:table-cell>
          <table:table-cell office:value-type="float" office:value="195614" calcext:value-type="float">
            <text:p>195614</text:p>
          </table:table-cell>
          <table:table-cell office:value-type="float" office:value="162965" calcext:value-type="float">
            <text:p>162965</text:p>
          </table:table-cell>
          <table:table-cell office:value-type="float" office:value="24458" calcext:value-type="float">
            <text:p>24458</text:p>
          </table:table-cell>
          <table:table-cell office:value-type="float" office:value="40579" calcext:value-type="float">
            <text:p>40579</text:p>
          </table:table-cell>
          <table:table-cell office:value-type="float" office:value="40215" calcext:value-type="float">
            <text:p>40215</text:p>
          </table:table-cell>
          <table:table-cell office:value-type="float" office:value="19462" calcext:value-type="float">
            <text:p>19462</text:p>
          </table:table-cell>
          <table:table-cell office:value-type="float" office:value="18533" calcext:value-type="float">
            <text:p>18533</text:p>
          </table:table-cell>
          <table:table-cell office:value-type="float" office:value="204378646" calcext:value-type="float">
            <text:p>204378646</text:p>
          </table:table-cell>
          <table:table-cell office:value-type="float" office:value="110989" calcext:value-type="float">
            <text:p>110989</text:p>
          </table:table-cell>
          <table:table-cell office:value-type="float" office:value="91494" calcext:value-type="float">
            <text:p>91494</text:p>
          </table:table-cell>
          <table:table-cell office:value-type="float" office:value="9038" calcext:value-type="float">
            <text:p>9038</text:p>
          </table:table-cell>
          <table:table-cell office:value-type="float" office:value="418915890" calcext:value-type="float">
            <text:p>418915890</text:p>
          </table:table-cell>
          <table:table-cell office:value-type="float" office:value="49964" calcext:value-type="float">
            <text:p>49964</text:p>
          </table:table-cell>
          <table:table-cell office:value-type="float" office:value="402327013" calcext:value-type="float">
            <text:p>402327013</text:p>
          </table:table-cell>
          <table:table-cell office:value-type="float" office:value="14378" calcext:value-type="float">
            <text:p>14378</text:p>
          </table:table-cell>
          <table:table-cell office:value-type="float" office:value="218579336" calcext:value-type="float">
            <text:p>218579336</text:p>
          </table:table-cell>
          <table:table-cell office:value-type="float" office:value="35208" calcext:value-type="float">
            <text:p>35208</text:p>
          </table:table-cell>
          <table:table-cell office:value-type="float" office:value="234264638" calcext:value-type="float">
            <text:p>234264638</text:p>
          </table:table-cell>
          <table:table-cell office:value-type="float" office:value="9914" calcext:value-type="float">
            <text:p>9914</text:p>
          </table:table-cell>
          <table:table-cell office:value-type="float" office:value="221339781" calcext:value-type="float">
            <text:p>221339781</text:p>
          </table:table-cell>
          <table:table-cell office:value-type="float" office:value="96586976" calcext:value-type="float">
            <text:p>96586976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14088" calcext:value-type="float">
            <text:p>214088</text:p>
          </table:table-cell>
          <table:table-cell office:value-type="float" office:value="162298" calcext:value-type="float">
            <text:p>162298</text:p>
          </table:table-cell>
          <table:table-cell office:value-type="float" office:value="24668" calcext:value-type="float">
            <text:p>24668</text:p>
          </table:table-cell>
          <table:table-cell office:value-type="float" office:value="32921" calcext:value-type="float">
            <text:p>32921</text:p>
          </table:table-cell>
          <table:table-cell office:value-type="float" office:value="51214" calcext:value-type="float">
            <text:p>51214</text:p>
          </table:table-cell>
          <table:table-cell office:value-type="float" office:value="24961" calcext:value-type="float">
            <text:p>24961</text:p>
          </table:table-cell>
          <table:table-cell office:value-type="float" office:value="17852" calcext:value-type="float">
            <text:p>17852</text:p>
          </table:table-cell>
          <table:table-cell office:value-type="float" office:value="217198151" calcext:value-type="float">
            <text:p>217198151</text:p>
          </table:table-cell>
          <table:table-cell office:value-type="float" office:value="93228" calcext:value-type="float">
            <text:p>93228</text:p>
          </table:table-cell>
          <table:table-cell office:value-type="float" office:value="88342" calcext:value-type="float">
            <text:p>88342</text:p>
          </table:table-cell>
          <table:table-cell office:value-type="float" office:value="20201" calcext:value-type="float">
            <text:p>20201</text:p>
          </table:table-cell>
          <table:table-cell office:value-type="float" office:value="430413551" calcext:value-type="float">
            <text:p>430413551</text:p>
          </table:table-cell>
          <table:table-cell office:value-type="float" office:value="48006" calcext:value-type="float">
            <text:p>48006</text:p>
          </table:table-cell>
          <table:table-cell office:value-type="float" office:value="397879040" calcext:value-type="float">
            <text:p>397879040</text:p>
          </table:table-cell>
          <table:table-cell office:value-type="float" office:value="13874" calcext:value-type="float">
            <text:p>13874</text:p>
          </table:table-cell>
          <table:table-cell office:value-type="float" office:value="219146219" calcext:value-type="float">
            <text:p>219146219</text:p>
          </table:table-cell>
          <table:table-cell office:value-type="float" office:value="43743" calcext:value-type="float">
            <text:p>43743</text:p>
          </table:table-cell>
          <table:table-cell office:value-type="float" office:value="232882532" calcext:value-type="float">
            <text:p>232882532</text:p>
          </table:table-cell>
          <table:table-cell office:value-type="float" office:value="9798" calcext:value-type="float">
            <text:p>9798</text:p>
          </table:table-cell>
          <table:table-cell office:value-type="float" office:value="223527544" calcext:value-type="float">
            <text:p>223527544</text:p>
          </table:table-cell>
          <table:table-cell office:value-type="float" office:value="96951944" calcext:value-type="float">
            <text:p>96951944</text:p>
          </table:table-cell>
        </table:table-row>
        <table:table-row table:style-name="ro1">
          <table:table-cell office:value-type="float" office:value="93250" calcext:value-type="float">
            <text:p>93250</text:p>
          </table:table-cell>
          <table:table-cell office:value-type="float" office:value="207540" calcext:value-type="float">
            <text:p>207540</text:p>
          </table:table-cell>
          <table:table-cell office:value-type="float" office:value="170047" calcext:value-type="float">
            <text:p>170047</text:p>
          </table:table-cell>
          <table:table-cell office:value-type="float" office:value="24831" calcext:value-type="float">
            <text:p>24831</text:p>
          </table:table-cell>
          <table:table-cell office:value-type="float" office:value="34250" calcext:value-type="float">
            <text:p>34250</text:p>
          </table:table-cell>
          <table:table-cell office:value-type="float" office:value="48256" calcext:value-type="float">
            <text:p>48256</text:p>
          </table:table-cell>
          <table:table-cell office:value-type="float" office:value="20965" calcext:value-type="float">
            <text:p>20965</text:p>
          </table:table-cell>
          <table:table-cell office:value-type="float" office:value="16915" calcext:value-type="float">
            <text:p>16915</text:p>
          </table:table-cell>
          <table:table-cell office:value-type="float" office:value="207072731" calcext:value-type="float">
            <text:p>207072731</text:p>
          </table:table-cell>
          <table:table-cell office:value-type="float" office:value="80795" calcext:value-type="float">
            <text:p>80795</text:p>
          </table:table-cell>
          <table:table-cell office:value-type="float" office:value="90478" calcext:value-type="float">
            <text:p>90478</text:p>
          </table:table-cell>
          <table:table-cell office:value-type="float" office:value="9277" calcext:value-type="float">
            <text:p>9277</text:p>
          </table:table-cell>
          <table:table-cell office:value-type="float" office:value="426021439" calcext:value-type="float">
            <text:p>426021439</text:p>
          </table:table-cell>
          <table:table-cell office:value-type="float" office:value="50169" calcext:value-type="float">
            <text:p>50169</text:p>
          </table:table-cell>
          <table:table-cell office:value-type="float" office:value="409934769" calcext:value-type="float">
            <text:p>409934769</text:p>
          </table:table-cell>
          <table:table-cell office:value-type="float" office:value="14795" calcext:value-type="float">
            <text:p>14795</text:p>
          </table:table-cell>
          <table:table-cell office:value-type="float" office:value="236121074" calcext:value-type="float">
            <text:p>236121074</text:p>
          </table:table-cell>
          <table:table-cell office:value-type="float" office:value="37881" calcext:value-type="float">
            <text:p>37881</text:p>
          </table:table-cell>
          <table:table-cell office:value-type="float" office:value="232501418" calcext:value-type="float">
            <text:p>232501418</text:p>
          </table:table-cell>
          <table:table-cell office:value-type="float" office:value="9918" calcext:value-type="float">
            <text:p>9918</text:p>
          </table:table-cell>
          <table:table-cell office:value-type="float" office:value="225047176" calcext:value-type="float">
            <text:p>225047176</text:p>
          </table:table-cell>
          <table:table-cell office:value-type="float" office:value="98952160" calcext:value-type="float">
            <text:p>98952160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206883" calcext:value-type="float">
            <text:p>206883</text:p>
          </table:table-cell>
          <table:table-cell office:value-type="float" office:value="164797" calcext:value-type="float">
            <text:p>164797</text:p>
          </table:table-cell>
          <table:table-cell office:value-type="float" office:value="24797" calcext:value-type="float">
            <text:p>24797</text:p>
          </table:table-cell>
          <table:table-cell office:value-type="float" office:value="33835" calcext:value-type="float">
            <text:p>33835</text:p>
          </table:table-cell>
          <table:table-cell office:value-type="float" office:value="46250" calcext:value-type="float">
            <text:p>46250</text:p>
          </table:table-cell>
          <table:table-cell office:value-type="float" office:value="20925" calcext:value-type="float">
            <text:p>20925</text:p>
          </table:table-cell>
          <table:table-cell office:value-type="float" office:value="19760" calcext:value-type="float">
            <text:p>19760</text:p>
          </table:table-cell>
          <table:table-cell office:value-type="float" office:value="203219120" calcext:value-type="float">
            <text:p>203219120</text:p>
          </table:table-cell>
          <table:table-cell office:value-type="float" office:value="96953" calcext:value-type="float">
            <text:p>96953</text:p>
          </table:table-cell>
          <table:table-cell office:value-type="float" office:value="93797" calcext:value-type="float">
            <text:p>93797</text:p>
          </table:table-cell>
          <table:table-cell office:value-type="float" office:value="9138" calcext:value-type="float">
            <text:p>9138</text:p>
          </table:table-cell>
          <table:table-cell office:value-type="float" office:value="436279440" calcext:value-type="float">
            <text:p>436279440</text:p>
          </table:table-cell>
          <table:table-cell office:value-type="float" office:value="48578" calcext:value-type="float">
            <text:p>48578</text:p>
          </table:table-cell>
          <table:table-cell office:value-type="float" office:value="412029459" calcext:value-type="float">
            <text:p>412029459</text:p>
          </table:table-cell>
          <table:table-cell office:value-type="float" office:value="19545" calcext:value-type="float">
            <text:p>19545</text:p>
          </table:table-cell>
          <table:table-cell office:value-type="float" office:value="222624583" calcext:value-type="float">
            <text:p>222624583</text:p>
          </table:table-cell>
          <table:table-cell office:value-type="float" office:value="38240" calcext:value-type="float">
            <text:p>38240</text:p>
          </table:table-cell>
          <table:table-cell office:value-type="float" office:value="236582078" calcext:value-type="float">
            <text:p>236582078</text:p>
          </table:table-cell>
          <table:table-cell office:value-type="float" office:value="10122" calcext:value-type="float">
            <text:p>10122</text:p>
          </table:table-cell>
          <table:table-cell office:value-type="float" office:value="224137337" calcext:value-type="float">
            <text:p>224137337</text:p>
          </table:table-cell>
          <table:table-cell office:value-type="float" office:value="99794766" calcext:value-type="float">
            <text:p>99794766</text:p>
          </table:table-cell>
        </table:table-row>
        <table:table-row table:style-name="ro1">
          <table:table-cell office:value-type="float" office:value="93750" calcext:value-type="float">
            <text:p>93750</text:p>
          </table:table-cell>
          <table:table-cell office:value-type="float" office:value="192586" calcext:value-type="float">
            <text:p>192586</text:p>
          </table:table-cell>
          <table:table-cell office:value-type="float" office:value="170257" calcext:value-type="float">
            <text:p>170257</text:p>
          </table:table-cell>
          <table:table-cell office:value-type="float" office:value="24252" calcext:value-type="float">
            <text:p>24252</text:p>
          </table:table-cell>
          <table:table-cell office:value-type="float" office:value="33634" calcext:value-type="float">
            <text:p>33634</text:p>
          </table:table-cell>
          <table:table-cell office:value-type="float" office:value="48919" calcext:value-type="float">
            <text:p>48919</text:p>
          </table:table-cell>
          <table:table-cell office:value-type="float" office:value="19930" calcext:value-type="float">
            <text:p>19930</text:p>
          </table:table-cell>
          <table:table-cell office:value-type="float" office:value="16714" calcext:value-type="float">
            <text:p>16714</text:p>
          </table:table-cell>
          <table:table-cell office:value-type="float" office:value="213403298" calcext:value-type="float">
            <text:p>213403298</text:p>
          </table:table-cell>
          <table:table-cell office:value-type="float" office:value="89711" calcext:value-type="float">
            <text:p>89711</text:p>
          </table:table-cell>
          <table:table-cell office:value-type="float" office:value="99476" calcext:value-type="float">
            <text:p>99476</text:p>
          </table:table-cell>
          <table:table-cell office:value-type="float" office:value="9289" calcext:value-type="float">
            <text:p>9289</text:p>
          </table:table-cell>
          <table:table-cell office:value-type="float" office:value="423368320" calcext:value-type="float">
            <text:p>423368320</text:p>
          </table:table-cell>
          <table:table-cell office:value-type="float" office:value="51454" calcext:value-type="float">
            <text:p>51454</text:p>
          </table:table-cell>
          <table:table-cell office:value-type="float" office:value="400448115" calcext:value-type="float">
            <text:p>400448115</text:p>
          </table:table-cell>
          <table:table-cell office:value-type="float" office:value="14241" calcext:value-type="float">
            <text:p>14241</text:p>
          </table:table-cell>
          <table:table-cell office:value-type="float" office:value="217387142" calcext:value-type="float">
            <text:p>217387142</text:p>
          </table:table-cell>
          <table:table-cell office:value-type="float" office:value="45991" calcext:value-type="float">
            <text:p>45991</text:p>
          </table:table-cell>
          <table:table-cell office:value-type="float" office:value="231252937" calcext:value-type="float">
            <text:p>231252937</text:p>
          </table:table-cell>
          <table:table-cell office:value-type="float" office:value="9919" calcext:value-type="float">
            <text:p>9919</text:p>
          </table:table-cell>
          <table:table-cell office:value-type="float" office:value="226812237" calcext:value-type="float">
            <text:p>226812237</text:p>
          </table:table-cell>
          <table:table-cell office:value-type="float" office:value="98003212" calcext:value-type="float">
            <text:p>9800321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92049" calcext:value-type="float">
            <text:p>192049</text:p>
          </table:table-cell>
          <table:table-cell office:value-type="float" office:value="168954" calcext:value-type="float">
            <text:p>168954</text:p>
          </table:table-cell>
          <table:table-cell office:value-type="float" office:value="24786" calcext:value-type="float">
            <text:p>24786</text:p>
          </table:table-cell>
          <table:table-cell office:value-type="float" office:value="39006" calcext:value-type="float">
            <text:p>39006</text:p>
          </table:table-cell>
          <table:table-cell office:value-type="float" office:value="44254" calcext:value-type="float">
            <text:p>44254</text:p>
          </table:table-cell>
          <table:table-cell office:value-type="float" office:value="21668" calcext:value-type="float">
            <text:p>21668</text:p>
          </table:table-cell>
          <table:table-cell office:value-type="float" office:value="19041" calcext:value-type="float">
            <text:p>19041</text:p>
          </table:table-cell>
          <table:table-cell office:value-type="float" office:value="205661027" calcext:value-type="float">
            <text:p>205661027</text:p>
          </table:table-cell>
          <table:table-cell office:value-type="float" office:value="99751" calcext:value-type="float">
            <text:p>99751</text:p>
          </table:table-cell>
          <table:table-cell office:value-type="float" office:value="88308" calcext:value-type="float">
            <text:p>88308</text:p>
          </table:table-cell>
          <table:table-cell office:value-type="float" office:value="8791" calcext:value-type="float">
            <text:p>8791</text:p>
          </table:table-cell>
          <table:table-cell office:value-type="float" office:value="434222050" calcext:value-type="float">
            <text:p>434222050</text:p>
          </table:table-cell>
          <table:table-cell office:value-type="float" office:value="90191" calcext:value-type="float">
            <text:p>90191</text:p>
          </table:table-cell>
          <table:table-cell office:value-type="float" office:value="408855270" calcext:value-type="float">
            <text:p>408855270</text:p>
          </table:table-cell>
          <table:table-cell office:value-type="float" office:value="15208" calcext:value-type="float">
            <text:p>15208</text:p>
          </table:table-cell>
          <table:table-cell office:value-type="float" office:value="224865226" calcext:value-type="float">
            <text:p>224865226</text:p>
          </table:table-cell>
          <table:table-cell office:value-type="float" office:value="40951" calcext:value-type="float">
            <text:p>40951</text:p>
          </table:table-cell>
          <table:table-cell office:value-type="float" office:value="234950849" calcext:value-type="float">
            <text:p>234950849</text:p>
          </table:table-cell>
          <table:table-cell office:value-type="float" office:value="10126" calcext:value-type="float">
            <text:p>10126</text:p>
          </table:table-cell>
          <table:table-cell office:value-type="float" office:value="223912377" calcext:value-type="float">
            <text:p>223912377</text:p>
          </table:table-cell>
          <table:table-cell office:value-type="float" office:value="98108311" calcext:value-type="float">
            <text:p>98108311</text:p>
          </table:table-cell>
        </table:table-row>
        <table:table-row table:style-name="ro1">
          <table:table-cell office:value-type="float" office:value="94250" calcext:value-type="float">
            <text:p>94250</text:p>
          </table:table-cell>
          <table:table-cell office:value-type="float" office:value="201831" calcext:value-type="float">
            <text:p>201831</text:p>
          </table:table-cell>
          <table:table-cell office:value-type="float" office:value="166040" calcext:value-type="float">
            <text:p>166040</text:p>
          </table:table-cell>
          <table:table-cell office:value-type="float" office:value="24758" calcext:value-type="float">
            <text:p>24758</text:p>
          </table:table-cell>
          <table:table-cell office:value-type="float" office:value="32587" calcext:value-type="float">
            <text:p>32587</text:p>
          </table:table-cell>
          <table:table-cell office:value-type="float" office:value="50116" calcext:value-type="float">
            <text:p>50116</text:p>
          </table:table-cell>
          <table:table-cell office:value-type="float" office:value="22815" calcext:value-type="float">
            <text:p>22815</text:p>
          </table:table-cell>
          <table:table-cell office:value-type="float" office:value="18752" calcext:value-type="float">
            <text:p>18752</text:p>
          </table:table-cell>
          <table:table-cell office:value-type="float" office:value="206456796" calcext:value-type="float">
            <text:p>206456796</text:p>
          </table:table-cell>
          <table:table-cell office:value-type="float" office:value="94340" calcext:value-type="float">
            <text:p>94340</text:p>
          </table:table-cell>
          <table:table-cell office:value-type="float" office:value="80214" calcext:value-type="float">
            <text:p>80214</text:p>
          </table:table-cell>
          <table:table-cell office:value-type="float" office:value="9546" calcext:value-type="float">
            <text:p>9546</text:p>
          </table:table-cell>
          <table:table-cell office:value-type="float" office:value="444215298" calcext:value-type="float">
            <text:p>444215298</text:p>
          </table:table-cell>
          <table:table-cell office:value-type="float" office:value="90153" calcext:value-type="float">
            <text:p>90153</text:p>
          </table:table-cell>
          <table:table-cell office:value-type="float" office:value="412913605" calcext:value-type="float">
            <text:p>412913605</text:p>
          </table:table-cell>
          <table:table-cell office:value-type="float" office:value="16083" calcext:value-type="float">
            <text:p>16083</text:p>
          </table:table-cell>
          <table:table-cell office:value-type="float" office:value="232607700" calcext:value-type="float">
            <text:p>232607700</text:p>
          </table:table-cell>
          <table:table-cell office:value-type="float" office:value="49289" calcext:value-type="float">
            <text:p>49289</text:p>
          </table:table-cell>
          <table:table-cell office:value-type="float" office:value="233708811" calcext:value-type="float">
            <text:p>233708811</text:p>
          </table:table-cell>
          <table:table-cell office:value-type="float" office:value="10457" calcext:value-type="float">
            <text:p>10457</text:p>
          </table:table-cell>
          <table:table-cell office:value-type="float" office:value="225183601" calcext:value-type="float">
            <text:p>225183601</text:p>
          </table:table-cell>
          <table:table-cell office:value-type="float" office:value="98233100" calcext:value-type="float">
            <text:p>98233100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288760" calcext:value-type="float">
            <text:p>288760</text:p>
          </table:table-cell>
          <table:table-cell office:value-type="float" office:value="167491" calcext:value-type="float">
            <text:p>167491</text:p>
          </table:table-cell>
          <table:table-cell office:value-type="float" office:value="24666" calcext:value-type="float">
            <text:p>24666</text:p>
          </table:table-cell>
          <table:table-cell office:value-type="float" office:value="33835" calcext:value-type="float">
            <text:p>33835</text:p>
          </table:table-cell>
          <table:table-cell office:value-type="float" office:value="49574" calcext:value-type="float">
            <text:p>49574</text:p>
          </table:table-cell>
          <table:table-cell office:value-type="float" office:value="23334" calcext:value-type="float">
            <text:p>23334</text:p>
          </table:table-cell>
          <table:table-cell office:value-type="float" office:value="18025" calcext:value-type="float">
            <text:p>18025</text:p>
          </table:table-cell>
          <table:table-cell office:value-type="float" office:value="216929011" calcext:value-type="float">
            <text:p>216929011</text:p>
          </table:table-cell>
          <table:table-cell office:value-type="float" office:value="95714" calcext:value-type="float">
            <text:p>95714</text:p>
          </table:table-cell>
          <table:table-cell office:value-type="float" office:value="83330" calcext:value-type="float">
            <text:p>83330</text:p>
          </table:table-cell>
          <table:table-cell office:value-type="float" office:value="8958" calcext:value-type="float">
            <text:p>8958</text:p>
          </table:table-cell>
          <table:table-cell office:value-type="float" office:value="457861291" calcext:value-type="float">
            <text:p>457861291</text:p>
          </table:table-cell>
          <table:table-cell office:value-type="float" office:value="90855" calcext:value-type="float">
            <text:p>90855</text:p>
          </table:table-cell>
          <table:table-cell office:value-type="float" office:value="425585897" calcext:value-type="float">
            <text:p>425585897</text:p>
          </table:table-cell>
          <table:table-cell office:value-type="float" office:value="15049" calcext:value-type="float">
            <text:p>15049</text:p>
          </table:table-cell>
          <table:table-cell office:value-type="float" office:value="231895532" calcext:value-type="float">
            <text:p>231895532</text:p>
          </table:table-cell>
          <table:table-cell office:value-type="float" office:value="45672" calcext:value-type="float">
            <text:p>45672</text:p>
          </table:table-cell>
          <table:table-cell office:value-type="float" office:value="235684061" calcext:value-type="float">
            <text:p>235684061</text:p>
          </table:table-cell>
          <table:table-cell office:value-type="float" office:value="9958" calcext:value-type="float">
            <text:p>9958</text:p>
          </table:table-cell>
          <table:table-cell office:value-type="float" office:value="227707109" calcext:value-type="float">
            <text:p>227707109</text:p>
          </table:table-cell>
          <table:table-cell office:value-type="float" office:value="98625652" calcext:value-type="float">
            <text:p>98625652</text:p>
          </table:table-cell>
        </table:table-row>
        <table:table-row table:style-name="ro1">
          <table:table-cell office:value-type="float" office:value="94750" calcext:value-type="float">
            <text:p>94750</text:p>
          </table:table-cell>
          <table:table-cell office:value-type="float" office:value="266342" calcext:value-type="float">
            <text:p>266342</text:p>
          </table:table-cell>
          <table:table-cell office:value-type="float" office:value="220935" calcext:value-type="float">
            <text:p>220935</text:p>
          </table:table-cell>
          <table:table-cell office:value-type="float" office:value="26372" calcext:value-type="float">
            <text:p>26372</text:p>
          </table:table-cell>
          <table:table-cell office:value-type="float" office:value="33784" calcext:value-type="float">
            <text:p>33784</text:p>
          </table:table-cell>
          <table:table-cell office:value-type="float" office:value="54576" calcext:value-type="float">
            <text:p>54576</text:p>
          </table:table-cell>
          <table:table-cell office:value-type="float" office:value="33278" calcext:value-type="float">
            <text:p>33278</text:p>
          </table:table-cell>
          <table:table-cell office:value-type="float" office:value="17271" calcext:value-type="float">
            <text:p>17271</text:p>
          </table:table-cell>
          <table:table-cell office:value-type="float" office:value="210935301" calcext:value-type="float">
            <text:p>210935301</text:p>
          </table:table-cell>
          <table:table-cell office:value-type="float" office:value="87069" calcext:value-type="float">
            <text:p>87069</text:p>
          </table:table-cell>
          <table:table-cell office:value-type="float" office:value="85803" calcext:value-type="float">
            <text:p>85803</text:p>
          </table:table-cell>
          <table:table-cell office:value-type="float" office:value="9054" calcext:value-type="float">
            <text:p>9054</text:p>
          </table:table-cell>
          <table:table-cell office:value-type="float" office:value="433305116" calcext:value-type="float">
            <text:p>433305116</text:p>
          </table:table-cell>
          <table:table-cell office:value-type="float" office:value="80841" calcext:value-type="float">
            <text:p>80841</text:p>
          </table:table-cell>
          <table:table-cell office:value-type="float" office:value="420854174" calcext:value-type="float">
            <text:p>420854174</text:p>
          </table:table-cell>
          <table:table-cell office:value-type="float" office:value="15053" calcext:value-type="float">
            <text:p>15053</text:p>
          </table:table-cell>
          <table:table-cell office:value-type="float" office:value="232053065" calcext:value-type="float">
            <text:p>232053065</text:p>
          </table:table-cell>
          <table:table-cell office:value-type="float" office:value="44507" calcext:value-type="float">
            <text:p>44507</text:p>
          </table:table-cell>
          <table:table-cell office:value-type="float" office:value="239908191" calcext:value-type="float">
            <text:p>239908191</text:p>
          </table:table-cell>
          <table:table-cell office:value-type="float" office:value="10497" calcext:value-type="float">
            <text:p>10497</text:p>
          </table:table-cell>
          <table:table-cell office:value-type="float" office:value="224103513" calcext:value-type="float">
            <text:p>224103513</text:p>
          </table:table-cell>
          <table:table-cell office:value-type="float" office:value="101074599" calcext:value-type="float">
            <text:p>10107459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36135" calcext:value-type="float">
            <text:p>236135</text:p>
          </table:table-cell>
          <table:table-cell office:value-type="float" office:value="172962" calcext:value-type="float">
            <text:p>172962</text:p>
          </table:table-cell>
          <table:table-cell office:value-type="float" office:value="24873" calcext:value-type="float">
            <text:p>24873</text:p>
          </table:table-cell>
          <table:table-cell office:value-type="float" office:value="33415" calcext:value-type="float">
            <text:p>33415</text:p>
          </table:table-cell>
          <table:table-cell office:value-type="float" office:value="47963" calcext:value-type="float">
            <text:p>47963</text:p>
          </table:table-cell>
          <table:table-cell office:value-type="float" office:value="22531" calcext:value-type="float">
            <text:p>22531</text:p>
          </table:table-cell>
          <table:table-cell office:value-type="float" office:value="17339" calcext:value-type="float">
            <text:p>17339</text:p>
          </table:table-cell>
          <table:table-cell office:value-type="float" office:value="217105023" calcext:value-type="float">
            <text:p>217105023</text:p>
          </table:table-cell>
          <table:table-cell office:value-type="float" office:value="93037" calcext:value-type="float">
            <text:p>93037</text:p>
          </table:table-cell>
          <table:table-cell office:value-type="float" office:value="95999" calcext:value-type="float">
            <text:p>95999</text:p>
          </table:table-cell>
          <table:table-cell office:value-type="float" office:value="8710" calcext:value-type="float">
            <text:p>8710</text:p>
          </table:table-cell>
          <table:table-cell office:value-type="float" office:value="437630366" calcext:value-type="float">
            <text:p>437630366</text:p>
          </table:table-cell>
          <table:table-cell office:value-type="float" office:value="45724" calcext:value-type="float">
            <text:p>45724</text:p>
          </table:table-cell>
          <table:table-cell office:value-type="float" office:value="433060955" calcext:value-type="float">
            <text:p>433060955</text:p>
          </table:table-cell>
          <table:table-cell office:value-type="float" office:value="14837" calcext:value-type="float">
            <text:p>14837</text:p>
          </table:table-cell>
          <table:table-cell office:value-type="float" office:value="239832265" calcext:value-type="float">
            <text:p>239832265</text:p>
          </table:table-cell>
          <table:table-cell office:value-type="float" office:value="42248" calcext:value-type="float">
            <text:p>42248</text:p>
          </table:table-cell>
          <table:table-cell office:value-type="float" office:value="234910089" calcext:value-type="float">
            <text:p>234910089</text:p>
          </table:table-cell>
          <table:table-cell office:value-type="float" office:value="10250" calcext:value-type="float">
            <text:p>10250</text:p>
          </table:table-cell>
          <table:table-cell office:value-type="float" office:value="226139245" calcext:value-type="float">
            <text:p>226139245</text:p>
          </table:table-cell>
          <table:table-cell office:value-type="float" office:value="99503248" calcext:value-type="float">
            <text:p>99503248</text:p>
          </table:table-cell>
        </table:table-row>
        <table:table-row table:style-name="ro1">
          <table:table-cell office:value-type="float" office:value="95250" calcext:value-type="float">
            <text:p>95250</text:p>
          </table:table-cell>
          <table:table-cell office:value-type="float" office:value="240756" calcext:value-type="float">
            <text:p>240756</text:p>
          </table:table-cell>
          <table:table-cell office:value-type="float" office:value="173045" calcext:value-type="float">
            <text:p>173045</text:p>
          </table:table-cell>
          <table:table-cell office:value-type="float" office:value="24750" calcext:value-type="float">
            <text:p>24750</text:p>
          </table:table-cell>
          <table:table-cell office:value-type="float" office:value="32710" calcext:value-type="float">
            <text:p>32710</text:p>
          </table:table-cell>
          <table:table-cell office:value-type="float" office:value="48384" calcext:value-type="float">
            <text:p>48384</text:p>
          </table:table-cell>
          <table:table-cell office:value-type="float" office:value="30749" calcext:value-type="float">
            <text:p>30749</text:p>
          </table:table-cell>
          <table:table-cell office:value-type="float" office:value="17937" calcext:value-type="float">
            <text:p>17937</text:p>
          </table:table-cell>
          <table:table-cell office:value-type="float" office:value="215863355" calcext:value-type="float">
            <text:p>215863355</text:p>
          </table:table-cell>
          <table:table-cell office:value-type="float" office:value="89709" calcext:value-type="float">
            <text:p>89709</text:p>
          </table:table-cell>
          <table:table-cell office:value-type="float" office:value="98585" calcext:value-type="float">
            <text:p>98585</text:p>
          </table:table-cell>
          <table:table-cell office:value-type="float" office:value="9124" calcext:value-type="float">
            <text:p>9124</text:p>
          </table:table-cell>
          <table:table-cell office:value-type="float" office:value="443420283" calcext:value-type="float">
            <text:p>443420283</text:p>
          </table:table-cell>
          <table:table-cell office:value-type="float" office:value="48171" calcext:value-type="float">
            <text:p>48171</text:p>
          </table:table-cell>
          <table:table-cell office:value-type="float" office:value="418312605" calcext:value-type="float">
            <text:p>418312605</text:p>
          </table:table-cell>
          <table:table-cell office:value-type="float" office:value="15839" calcext:value-type="float">
            <text:p>15839</text:p>
          </table:table-cell>
          <table:table-cell office:value-type="float" office:value="232880260" calcext:value-type="float">
            <text:p>232880260</text:p>
          </table:table-cell>
          <table:table-cell office:value-type="float" office:value="45738" calcext:value-type="float">
            <text:p>45738</text:p>
          </table:table-cell>
          <table:table-cell office:value-type="float" office:value="241490543" calcext:value-type="float">
            <text:p>241490543</text:p>
          </table:table-cell>
          <table:table-cell office:value-type="float" office:value="10006" calcext:value-type="float">
            <text:p>10006</text:p>
          </table:table-cell>
          <table:table-cell office:value-type="float" office:value="230797223" calcext:value-type="float">
            <text:p>230797223</text:p>
          </table:table-cell>
          <table:table-cell office:value-type="float" office:value="100532091" calcext:value-type="float">
            <text:p>100532091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227008" calcext:value-type="float">
            <text:p>227008</text:p>
          </table:table-cell>
          <table:table-cell office:value-type="float" office:value="176634" calcext:value-type="float">
            <text:p>176634</text:p>
          </table:table-cell>
          <table:table-cell office:value-type="float" office:value="25000" calcext:value-type="float">
            <text:p>25000</text:p>
          </table:table-cell>
          <table:table-cell office:value-type="float" office:value="38815" calcext:value-type="float">
            <text:p>38815</text:p>
          </table:table-cell>
          <table:table-cell office:value-type="float" office:value="50628" calcext:value-type="float">
            <text:p>50628</text:p>
          </table:table-cell>
          <table:table-cell office:value-type="float" office:value="29741" calcext:value-type="float">
            <text:p>29741</text:p>
          </table:table-cell>
          <table:table-cell office:value-type="float" office:value="18554" calcext:value-type="float">
            <text:p>18554</text:p>
          </table:table-cell>
          <table:table-cell office:value-type="float" office:value="214862416" calcext:value-type="float">
            <text:p>214862416</text:p>
          </table:table-cell>
          <table:table-cell office:value-type="float" office:value="89426" calcext:value-type="float">
            <text:p>89426</text:p>
          </table:table-cell>
          <table:table-cell office:value-type="float" office:value="138173" calcext:value-type="float">
            <text:p>138173</text:p>
          </table:table-cell>
          <table:table-cell office:value-type="float" office:value="8831" calcext:value-type="float">
            <text:p>8831</text:p>
          </table:table-cell>
          <table:table-cell office:value-type="float" office:value="443125204" calcext:value-type="float">
            <text:p>443125204</text:p>
          </table:table-cell>
          <table:table-cell office:value-type="float" office:value="48561" calcext:value-type="float">
            <text:p>48561</text:p>
          </table:table-cell>
          <table:table-cell office:value-type="float" office:value="425399351" calcext:value-type="float">
            <text:p>425399351</text:p>
          </table:table-cell>
          <table:table-cell office:value-type="float" office:value="16247" calcext:value-type="float">
            <text:p>16247</text:p>
          </table:table-cell>
          <table:table-cell office:value-type="float" office:value="236574585" calcext:value-type="float">
            <text:p>236574585</text:p>
          </table:table-cell>
          <table:table-cell office:value-type="float" office:value="34993" calcext:value-type="float">
            <text:p>34993</text:p>
          </table:table-cell>
          <table:table-cell office:value-type="float" office:value="237028666" calcext:value-type="float">
            <text:p>237028666</text:p>
          </table:table-cell>
          <table:table-cell office:value-type="float" office:value="10335" calcext:value-type="float">
            <text:p>10335</text:p>
          </table:table-cell>
          <table:table-cell office:value-type="float" office:value="227977182" calcext:value-type="float">
            <text:p>227977182</text:p>
          </table:table-cell>
          <table:table-cell office:value-type="float" office:value="99848935" calcext:value-type="float">
            <text:p>99848935</text:p>
          </table:table-cell>
        </table:table-row>
        <table:table-row table:style-name="ro1">
          <table:table-cell office:value-type="float" office:value="95750" calcext:value-type="float">
            <text:p>95750</text:p>
          </table:table-cell>
          <table:table-cell office:value-type="float" office:value="217698" calcext:value-type="float">
            <text:p>217698</text:p>
          </table:table-cell>
          <table:table-cell office:value-type="float" office:value="175803" calcext:value-type="float">
            <text:p>175803</text:p>
          </table:table-cell>
          <table:table-cell office:value-type="float" office:value="24507" calcext:value-type="float">
            <text:p>24507</text:p>
          </table:table-cell>
          <table:table-cell office:value-type="float" office:value="32499" calcext:value-type="float">
            <text:p>32499</text:p>
          </table:table-cell>
          <table:table-cell office:value-type="float" office:value="51595" calcext:value-type="float">
            <text:p>51595</text:p>
          </table:table-cell>
          <table:table-cell office:value-type="float" office:value="27890" calcext:value-type="float">
            <text:p>27890</text:p>
          </table:table-cell>
          <table:table-cell office:value-type="float" office:value="19030" calcext:value-type="float">
            <text:p>19030</text:p>
          </table:table-cell>
          <table:table-cell office:value-type="float" office:value="210527376" calcext:value-type="float">
            <text:p>210527376</text:p>
          </table:table-cell>
          <table:table-cell office:value-type="float" office:value="90292" calcext:value-type="float">
            <text:p>90292</text:p>
          </table:table-cell>
          <table:table-cell office:value-type="float" office:value="96127" calcext:value-type="float">
            <text:p>96127</text:p>
          </table:table-cell>
          <table:table-cell office:value-type="float" office:value="9240" calcext:value-type="float">
            <text:p>9240</text:p>
          </table:table-cell>
          <table:table-cell office:value-type="float" office:value="443646337" calcext:value-type="float">
            <text:p>443646337</text:p>
          </table:table-cell>
          <table:table-cell office:value-type="float" office:value="46664" calcext:value-type="float">
            <text:p>46664</text:p>
          </table:table-cell>
          <table:table-cell office:value-type="float" office:value="427451240" calcext:value-type="float">
            <text:p>427451240</text:p>
          </table:table-cell>
          <table:table-cell office:value-type="float" office:value="14959" calcext:value-type="float">
            <text:p>14959</text:p>
          </table:table-cell>
          <table:table-cell office:value-type="float" office:value="234493305" calcext:value-type="float">
            <text:p>234493305</text:p>
          </table:table-cell>
          <table:table-cell office:value-type="float" office:value="39461" calcext:value-type="float">
            <text:p>39461</text:p>
          </table:table-cell>
          <table:table-cell office:value-type="float" office:value="238675704" calcext:value-type="float">
            <text:p>238675704</text:p>
          </table:table-cell>
          <table:table-cell office:value-type="float" office:value="10086" calcext:value-type="float">
            <text:p>10086</text:p>
          </table:table-cell>
          <table:table-cell office:value-type="float" office:value="228734030" calcext:value-type="float">
            <text:p>228734030</text:p>
          </table:table-cell>
          <table:table-cell office:value-type="float" office:value="100166281" calcext:value-type="float">
            <text:p>100166281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31253" calcext:value-type="float">
            <text:p>231253</text:p>
          </table:table-cell>
          <table:table-cell office:value-type="float" office:value="184841" calcext:value-type="float">
            <text:p>184841</text:p>
          </table:table-cell>
          <table:table-cell office:value-type="float" office:value="25046" calcext:value-type="float">
            <text:p>25046</text:p>
          </table:table-cell>
          <table:table-cell office:value-type="float" office:value="31329" calcext:value-type="float">
            <text:p>31329</text:p>
          </table:table-cell>
          <table:table-cell office:value-type="float" office:value="48927" calcext:value-type="float">
            <text:p>48927</text:p>
          </table:table-cell>
          <table:table-cell office:value-type="float" office:value="31544" calcext:value-type="float">
            <text:p>31544</text:p>
          </table:table-cell>
          <table:table-cell office:value-type="float" office:value="19272" calcext:value-type="float">
            <text:p>19272</text:p>
          </table:table-cell>
          <table:table-cell office:value-type="float" office:value="216308968" calcext:value-type="float">
            <text:p>216308968</text:p>
          </table:table-cell>
          <table:table-cell office:value-type="float" office:value="85176" calcext:value-type="float">
            <text:p>85176</text:p>
          </table:table-cell>
          <table:table-cell office:value-type="float" office:value="99986" calcext:value-type="float">
            <text:p>99986</text:p>
          </table:table-cell>
          <table:table-cell office:value-type="float" office:value="8453" calcext:value-type="float">
            <text:p>8453</text:p>
          </table:table-cell>
          <table:table-cell office:value-type="float" office:value="452071722" calcext:value-type="float">
            <text:p>452071722</text:p>
          </table:table-cell>
          <table:table-cell office:value-type="float" office:value="45665" calcext:value-type="float">
            <text:p>45665</text:p>
          </table:table-cell>
          <table:table-cell office:value-type="float" office:value="437073475" calcext:value-type="float">
            <text:p>437073475</text:p>
          </table:table-cell>
          <table:table-cell office:value-type="float" office:value="15547" calcext:value-type="float">
            <text:p>15547</text:p>
          </table:table-cell>
          <table:table-cell office:value-type="float" office:value="233014384" calcext:value-type="float">
            <text:p>233014384</text:p>
          </table:table-cell>
          <table:table-cell office:value-type="float" office:value="35225" calcext:value-type="float">
            <text:p>35225</text:p>
          </table:table-cell>
          <table:table-cell office:value-type="float" office:value="242556877" calcext:value-type="float">
            <text:p>242556877</text:p>
          </table:table-cell>
          <table:table-cell office:value-type="float" office:value="11624" calcext:value-type="float">
            <text:p>11624</text:p>
          </table:table-cell>
          <table:table-cell office:value-type="float" office:value="229666006" calcext:value-type="float">
            <text:p>229666006</text:p>
          </table:table-cell>
          <table:table-cell office:value-type="float" office:value="100223120" calcext:value-type="float">
            <text:p>100223120</text:p>
          </table:table-cell>
        </table:table-row>
        <table:table-row table:style-name="ro1">
          <table:table-cell office:value-type="float" office:value="96250" calcext:value-type="float">
            <text:p>96250</text:p>
          </table:table-cell>
          <table:table-cell office:value-type="float" office:value="229980" calcext:value-type="float">
            <text:p>229980</text:p>
          </table:table-cell>
          <table:table-cell office:value-type="float" office:value="182502" calcext:value-type="float">
            <text:p>182502</text:p>
          </table:table-cell>
          <table:table-cell office:value-type="float" office:value="24876" calcext:value-type="float">
            <text:p>24876</text:p>
          </table:table-cell>
          <table:table-cell office:value-type="float" office:value="33097" calcext:value-type="float">
            <text:p>33097</text:p>
          </table:table-cell>
          <table:table-cell office:value-type="float" office:value="48790" calcext:value-type="float">
            <text:p>48790</text:p>
          </table:table-cell>
          <table:table-cell office:value-type="float" office:value="33241" calcext:value-type="float">
            <text:p>33241</text:p>
          </table:table-cell>
          <table:table-cell office:value-type="float" office:value="18934" calcext:value-type="float">
            <text:p>18934</text:p>
          </table:table-cell>
          <table:table-cell office:value-type="float" office:value="212051129" calcext:value-type="float">
            <text:p>212051129</text:p>
          </table:table-cell>
          <table:table-cell office:value-type="float" office:value="87182" calcext:value-type="float">
            <text:p>87182</text:p>
          </table:table-cell>
          <table:table-cell office:value-type="float" office:value="90678" calcext:value-type="float">
            <text:p>90678</text:p>
          </table:table-cell>
          <table:table-cell office:value-type="float" office:value="8585" calcext:value-type="float">
            <text:p>8585</text:p>
          </table:table-cell>
          <table:table-cell office:value-type="float" office:value="451610952" calcext:value-type="float">
            <text:p>451610952</text:p>
          </table:table-cell>
          <table:table-cell office:value-type="float" office:value="44956" calcext:value-type="float">
            <text:p>44956</text:p>
          </table:table-cell>
          <table:table-cell office:value-type="float" office:value="414840332" calcext:value-type="float">
            <text:p>414840332</text:p>
          </table:table-cell>
          <table:table-cell office:value-type="float" office:value="14725" calcext:value-type="float">
            <text:p>14725</text:p>
          </table:table-cell>
          <table:table-cell office:value-type="float" office:value="242267339" calcext:value-type="float">
            <text:p>242267339</text:p>
          </table:table-cell>
          <table:table-cell office:value-type="float" office:value="41904" calcext:value-type="float">
            <text:p>41904</text:p>
          </table:table-cell>
          <table:table-cell office:value-type="float" office:value="239359489" calcext:value-type="float">
            <text:p>239359489</text:p>
          </table:table-cell>
          <table:table-cell office:value-type="float" office:value="9956" calcext:value-type="float">
            <text:p>9956</text:p>
          </table:table-cell>
          <table:table-cell office:value-type="float" office:value="232603907" calcext:value-type="float">
            <text:p>232603907</text:p>
          </table:table-cell>
          <table:table-cell office:value-type="float" office:value="100565416" calcext:value-type="float">
            <text:p>100565416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226249" calcext:value-type="float">
            <text:p>226249</text:p>
          </table:table-cell>
          <table:table-cell office:value-type="float" office:value="189055" calcext:value-type="float">
            <text:p>189055</text:p>
          </table:table-cell>
          <table:table-cell office:value-type="float" office:value="24956" calcext:value-type="float">
            <text:p>24956</text:p>
          </table:table-cell>
          <table:table-cell office:value-type="float" office:value="33421" calcext:value-type="float">
            <text:p>33421</text:p>
          </table:table-cell>
          <table:table-cell office:value-type="float" office:value="51409" calcext:value-type="float">
            <text:p>51409</text:p>
          </table:table-cell>
          <table:table-cell office:value-type="float" office:value="14941" calcext:value-type="float">
            <text:p>14941</text:p>
          </table:table-cell>
          <table:table-cell office:value-type="float" office:value="19675" calcext:value-type="float">
            <text:p>19675</text:p>
          </table:table-cell>
          <table:table-cell office:value-type="float" office:value="220947643" calcext:value-type="float">
            <text:p>220947643</text:p>
          </table:table-cell>
          <table:table-cell office:value-type="float" office:value="92346" calcext:value-type="float">
            <text:p>92346</text:p>
          </table:table-cell>
          <table:table-cell office:value-type="float" office:value="94500" calcext:value-type="float">
            <text:p>94500</text:p>
          </table:table-cell>
          <table:table-cell office:value-type="float" office:value="9003" calcext:value-type="float">
            <text:p>9003</text:p>
          </table:table-cell>
          <table:table-cell office:value-type="float" office:value="446302722" calcext:value-type="float">
            <text:p>446302722</text:p>
          </table:table-cell>
          <table:table-cell office:value-type="float" office:value="47295" calcext:value-type="float">
            <text:p>47295</text:p>
          </table:table-cell>
          <table:table-cell office:value-type="float" office:value="427223815" calcext:value-type="float">
            <text:p>427223815</text:p>
          </table:table-cell>
          <table:table-cell office:value-type="float" office:value="15126" calcext:value-type="float">
            <text:p>15126</text:p>
          </table:table-cell>
          <table:table-cell office:value-type="float" office:value="236520079" calcext:value-type="float">
            <text:p>236520079</text:p>
          </table:table-cell>
          <table:table-cell office:value-type="float" office:value="34289" calcext:value-type="float">
            <text:p>34289</text:p>
          </table:table-cell>
          <table:table-cell office:value-type="float" office:value="243001278" calcext:value-type="float">
            <text:p>243001278</text:p>
          </table:table-cell>
          <table:table-cell office:value-type="float" office:value="10550" calcext:value-type="float">
            <text:p>10550</text:p>
          </table:table-cell>
          <table:table-cell office:value-type="float" office:value="232429646" calcext:value-type="float">
            <text:p>232429646</text:p>
          </table:table-cell>
          <table:table-cell office:value-type="float" office:value="102545464" calcext:value-type="float">
            <text:p>102545464</text:p>
          </table:table-cell>
        </table:table-row>
        <table:table-row table:style-name="ro1">
          <table:table-cell office:value-type="float" office:value="96750" calcext:value-type="float">
            <text:p>96750</text:p>
          </table:table-cell>
          <table:table-cell office:value-type="float" office:value="228175" calcext:value-type="float">
            <text:p>228175</text:p>
          </table:table-cell>
          <table:table-cell office:value-type="float" office:value="187933" calcext:value-type="float">
            <text:p>187933</text:p>
          </table:table-cell>
          <table:table-cell office:value-type="float" office:value="33048" calcext:value-type="float">
            <text:p>33048</text:p>
          </table:table-cell>
          <table:table-cell office:value-type="float" office:value="38993" calcext:value-type="float">
            <text:p>38993</text:p>
          </table:table-cell>
          <table:table-cell office:value-type="float" office:value="52002" calcext:value-type="float">
            <text:p>52002</text:p>
          </table:table-cell>
          <table:table-cell office:value-type="float" office:value="14834" calcext:value-type="float">
            <text:p>14834</text:p>
          </table:table-cell>
          <table:table-cell office:value-type="float" office:value="19021" calcext:value-type="float">
            <text:p>19021</text:p>
          </table:table-cell>
          <table:table-cell office:value-type="float" office:value="215842164" calcext:value-type="float">
            <text:p>215842164</text:p>
          </table:table-cell>
          <table:table-cell office:value-type="float" office:value="96211" calcext:value-type="float">
            <text:p>96211</text:p>
          </table:table-cell>
          <table:table-cell office:value-type="float" office:value="87996" calcext:value-type="float">
            <text:p>87996</text:p>
          </table:table-cell>
          <table:table-cell office:value-type="float" office:value="9124" calcext:value-type="float">
            <text:p>9124</text:p>
          </table:table-cell>
          <table:table-cell office:value-type="float" office:value="452324258" calcext:value-type="float">
            <text:p>452324258</text:p>
          </table:table-cell>
          <table:table-cell office:value-type="float" office:value="49491" calcext:value-type="float">
            <text:p>49491</text:p>
          </table:table-cell>
          <table:table-cell office:value-type="float" office:value="432677476" calcext:value-type="float">
            <text:p>432677476</text:p>
          </table:table-cell>
          <table:table-cell office:value-type="float" office:value="15540" calcext:value-type="float">
            <text:p>15540</text:p>
          </table:table-cell>
          <table:table-cell office:value-type="float" office:value="242124207" calcext:value-type="float">
            <text:p>242124207</text:p>
          </table:table-cell>
          <table:table-cell office:value-type="float" office:value="40828" calcext:value-type="float">
            <text:p>40828</text:p>
          </table:table-cell>
          <table:table-cell office:value-type="float" office:value="243007460" calcext:value-type="float">
            <text:p>243007460</text:p>
          </table:table-cell>
          <table:table-cell office:value-type="float" office:value="10047" calcext:value-type="float">
            <text:p>10047</text:p>
          </table:table-cell>
          <table:table-cell office:value-type="float" office:value="229315270" calcext:value-type="float">
            <text:p>229315270</text:p>
          </table:table-cell>
          <table:table-cell office:value-type="float" office:value="103171908" calcext:value-type="float">
            <text:p>103171908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213433" calcext:value-type="float">
            <text:p>213433</text:p>
          </table:table-cell>
          <table:table-cell office:value-type="float" office:value="203385" calcext:value-type="float">
            <text:p>203385</text:p>
          </table:table-cell>
          <table:table-cell office:value-type="float" office:value="25376" calcext:value-type="float">
            <text:p>25376</text:p>
          </table:table-cell>
          <table:table-cell office:value-type="float" office:value="33335" calcext:value-type="float">
            <text:p>33335</text:p>
          </table:table-cell>
          <table:table-cell office:value-type="float" office:value="50002" calcext:value-type="float">
            <text:p>50002</text:p>
          </table:table-cell>
          <table:table-cell office:value-type="float" office:value="15119" calcext:value-type="float">
            <text:p>15119</text:p>
          </table:table-cell>
          <table:table-cell office:value-type="float" office:value="18741" calcext:value-type="float">
            <text:p>18741</text:p>
          </table:table-cell>
          <table:table-cell office:value-type="float" office:value="217028311" calcext:value-type="float">
            <text:p>217028311</text:p>
          </table:table-cell>
          <table:table-cell office:value-type="float" office:value="85996" calcext:value-type="float">
            <text:p>85996</text:p>
          </table:table-cell>
          <table:table-cell office:value-type="float" office:value="89125" calcext:value-type="float">
            <text:p>89125</text:p>
          </table:table-cell>
          <table:table-cell office:value-type="float" office:value="9380" calcext:value-type="float">
            <text:p>9380</text:p>
          </table:table-cell>
          <table:table-cell office:value-type="float" office:value="454643629" calcext:value-type="float">
            <text:p>454643629</text:p>
          </table:table-cell>
          <table:table-cell office:value-type="float" office:value="47309" calcext:value-type="float">
            <text:p>47309</text:p>
          </table:table-cell>
          <table:table-cell office:value-type="float" office:value="432007290" calcext:value-type="float">
            <text:p>432007290</text:p>
          </table:table-cell>
          <table:table-cell office:value-type="float" office:value="15142" calcext:value-type="float">
            <text:p>15142</text:p>
          </table:table-cell>
          <table:table-cell office:value-type="float" office:value="242391366" calcext:value-type="float">
            <text:p>242391366</text:p>
          </table:table-cell>
          <table:table-cell office:value-type="float" office:value="41328" calcext:value-type="float">
            <text:p>41328</text:p>
          </table:table-cell>
          <table:table-cell office:value-type="float" office:value="239722464" calcext:value-type="float">
            <text:p>239722464</text:p>
          </table:table-cell>
          <table:table-cell office:value-type="float" office:value="9997" calcext:value-type="float">
            <text:p>9997</text:p>
          </table:table-cell>
          <table:table-cell office:value-type="float" office:value="231413519" calcext:value-type="float">
            <text:p>231413519</text:p>
          </table:table-cell>
          <table:table-cell office:value-type="float" office:value="102348712" calcext:value-type="float">
            <text:p>102348712</text:p>
          </table:table-cell>
        </table:table-row>
        <table:table-row table:style-name="ro1">
          <table:table-cell office:value-type="float" office:value="97250" calcext:value-type="float">
            <text:p>97250</text:p>
          </table:table-cell>
          <table:table-cell office:value-type="float" office:value="224430" calcext:value-type="float">
            <text:p>224430</text:p>
          </table:table-cell>
          <table:table-cell office:value-type="float" office:value="219468" calcext:value-type="float">
            <text:p>219468</text:p>
          </table:table-cell>
          <table:table-cell office:value-type="float" office:value="24542" calcext:value-type="float">
            <text:p>24542</text:p>
          </table:table-cell>
          <table:table-cell office:value-type="float" office:value="31961" calcext:value-type="float">
            <text:p>31961</text:p>
          </table:table-cell>
          <table:table-cell office:value-type="float" office:value="52265" calcext:value-type="float">
            <text:p>52265</text:p>
          </table:table-cell>
          <table:table-cell office:value-type="float" office:value="14982" calcext:value-type="float">
            <text:p>14982</text:p>
          </table:table-cell>
          <table:table-cell office:value-type="float" office:value="17776" calcext:value-type="float">
            <text:p>17776</text:p>
          </table:table-cell>
          <table:table-cell office:value-type="float" office:value="222384939" calcext:value-type="float">
            <text:p>222384939</text:p>
          </table:table-cell>
          <table:table-cell office:value-type="float" office:value="83754" calcext:value-type="float">
            <text:p>83754</text:p>
          </table:table-cell>
          <table:table-cell office:value-type="float" office:value="87792" calcext:value-type="float">
            <text:p>87792</text:p>
          </table:table-cell>
          <table:table-cell office:value-type="float" office:value="9250" calcext:value-type="float">
            <text:p>9250</text:p>
          </table:table-cell>
          <table:table-cell office:value-type="float" office:value="454687634" calcext:value-type="float">
            <text:p>454687634</text:p>
          </table:table-cell>
          <table:table-cell office:value-type="float" office:value="43869" calcext:value-type="float">
            <text:p>43869</text:p>
          </table:table-cell>
          <table:table-cell office:value-type="float" office:value="435714596" calcext:value-type="float">
            <text:p>435714596</text:p>
          </table:table-cell>
          <table:table-cell office:value-type="float" office:value="14619" calcext:value-type="float">
            <text:p>14619</text:p>
          </table:table-cell>
          <table:table-cell office:value-type="float" office:value="242108484" calcext:value-type="float">
            <text:p>242108484</text:p>
          </table:table-cell>
          <table:table-cell office:value-type="float" office:value="38802" calcext:value-type="float">
            <text:p>38802</text:p>
          </table:table-cell>
          <table:table-cell office:value-type="float" office:value="243817143" calcext:value-type="float">
            <text:p>243817143</text:p>
          </table:table-cell>
          <table:table-cell office:value-type="float" office:value="10038" calcext:value-type="float">
            <text:p>10038</text:p>
          </table:table-cell>
          <table:table-cell office:value-type="float" office:value="235310356" calcext:value-type="float">
            <text:p>235310356</text:p>
          </table:table-cell>
          <table:table-cell office:value-type="float" office:value="103560707" calcext:value-type="float">
            <text:p>10356070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215970" calcext:value-type="float">
            <text:p>215970</text:p>
          </table:table-cell>
          <table:table-cell office:value-type="float" office:value="256975" calcext:value-type="float">
            <text:p>256975</text:p>
          </table:table-cell>
          <table:table-cell office:value-type="float" office:value="24793" calcext:value-type="float">
            <text:p>24793</text:p>
          </table:table-cell>
          <table:table-cell office:value-type="float" office:value="31290" calcext:value-type="float">
            <text:p>31290</text:p>
          </table:table-cell>
          <table:table-cell office:value-type="float" office:value="51198" calcext:value-type="float">
            <text:p>51198</text:p>
          </table:table-cell>
          <table:table-cell office:value-type="float" office:value="14670" calcext:value-type="float">
            <text:p>14670</text:p>
          </table:table-cell>
          <table:table-cell office:value-type="float" office:value="18988" calcext:value-type="float">
            <text:p>18988</text:p>
          </table:table-cell>
          <table:table-cell office:value-type="float" office:value="219566389" calcext:value-type="float">
            <text:p>219566389</text:p>
          </table:table-cell>
          <table:table-cell office:value-type="float" office:value="85292" calcext:value-type="float">
            <text:p>85292</text:p>
          </table:table-cell>
          <table:table-cell office:value-type="float" office:value="85257" calcext:value-type="float">
            <text:p>85257</text:p>
          </table:table-cell>
          <table:table-cell office:value-type="float" office:value="8997" calcext:value-type="float">
            <text:p>8997</text:p>
          </table:table-cell>
          <table:table-cell office:value-type="float" office:value="472651417" calcext:value-type="float">
            <text:p>472651417</text:p>
          </table:table-cell>
          <table:table-cell office:value-type="float" office:value="45791" calcext:value-type="float">
            <text:p>45791</text:p>
          </table:table-cell>
          <table:table-cell office:value-type="float" office:value="441947908" calcext:value-type="float">
            <text:p>441947908</text:p>
          </table:table-cell>
          <table:table-cell office:value-type="float" office:value="14257" calcext:value-type="float">
            <text:p>14257</text:p>
          </table:table-cell>
          <table:table-cell office:value-type="float" office:value="245479468" calcext:value-type="float">
            <text:p>245479468</text:p>
          </table:table-cell>
          <table:table-cell office:value-type="float" office:value="39111" calcext:value-type="float">
            <text:p>39111</text:p>
          </table:table-cell>
          <table:table-cell office:value-type="float" office:value="243526070" calcext:value-type="float">
            <text:p>243526070</text:p>
          </table:table-cell>
          <table:table-cell office:value-type="float" office:value="10004" calcext:value-type="float">
            <text:p>10004</text:p>
          </table:table-cell>
          <table:table-cell office:value-type="float" office:value="231501935" calcext:value-type="float">
            <text:p>231501935</text:p>
          </table:table-cell>
          <table:table-cell office:value-type="float" office:value="102609136" calcext:value-type="float">
            <text:p>102609136</text:p>
          </table:table-cell>
        </table:table-row>
        <table:table-row table:style-name="ro1">
          <table:table-cell office:value-type="float" office:value="97750" calcext:value-type="float">
            <text:p>97750</text:p>
          </table:table-cell>
          <table:table-cell office:value-type="float" office:value="231996" calcext:value-type="float">
            <text:p>231996</text:p>
          </table:table-cell>
          <table:table-cell office:value-type="float" office:value="196322" calcext:value-type="float">
            <text:p>196322</text:p>
          </table:table-cell>
          <table:table-cell office:value-type="float" office:value="24452" calcext:value-type="float">
            <text:p>24452</text:p>
          </table:table-cell>
          <table:table-cell office:value-type="float" office:value="33082" calcext:value-type="float">
            <text:p>33082</text:p>
          </table:table-cell>
          <table:table-cell office:value-type="float" office:value="48880" calcext:value-type="float">
            <text:p>48880</text:p>
          </table:table-cell>
          <table:table-cell office:value-type="float" office:value="15033" calcext:value-type="float">
            <text:p>15033</text:p>
          </table:table-cell>
          <table:table-cell office:value-type="float" office:value="18777" calcext:value-type="float">
            <text:p>18777</text:p>
          </table:table-cell>
          <table:table-cell office:value-type="float" office:value="218734324" calcext:value-type="float">
            <text:p>218734324</text:p>
          </table:table-cell>
          <table:table-cell office:value-type="float" office:value="89838" calcext:value-type="float">
            <text:p>89838</text:p>
          </table:table-cell>
          <table:table-cell office:value-type="float" office:value="83874" calcext:value-type="float">
            <text:p>83874</text:p>
          </table:table-cell>
          <table:table-cell office:value-type="float" office:value="9293" calcext:value-type="float">
            <text:p>9293</text:p>
          </table:table-cell>
          <table:table-cell office:value-type="float" office:value="462699233" calcext:value-type="float">
            <text:p>462699233</text:p>
          </table:table-cell>
          <table:table-cell office:value-type="float" office:value="47697" calcext:value-type="float">
            <text:p>47697</text:p>
          </table:table-cell>
          <table:table-cell office:value-type="float" office:value="435766730" calcext:value-type="float">
            <text:p>435766730</text:p>
          </table:table-cell>
          <table:table-cell office:value-type="float" office:value="16487" calcext:value-type="float">
            <text:p>16487</text:p>
          </table:table-cell>
          <table:table-cell office:value-type="float" office:value="248557657" calcext:value-type="float">
            <text:p>248557657</text:p>
          </table:table-cell>
          <table:table-cell office:value-type="float" office:value="43125" calcext:value-type="float">
            <text:p>43125</text:p>
          </table:table-cell>
          <table:table-cell office:value-type="float" office:value="247934790" calcext:value-type="float">
            <text:p>247934790</text:p>
          </table:table-cell>
          <table:table-cell office:value-type="float" office:value="10032" calcext:value-type="float">
            <text:p>10032</text:p>
          </table:table-cell>
          <table:table-cell office:value-type="float" office:value="234489653" calcext:value-type="float">
            <text:p>234489653</text:p>
          </table:table-cell>
          <table:table-cell office:value-type="float" office:value="102520730" calcext:value-type="float">
            <text:p>102520730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217757" calcext:value-type="float">
            <text:p>217757</text:p>
          </table:table-cell>
          <table:table-cell office:value-type="float" office:value="181389" calcext:value-type="float">
            <text:p>181389</text:p>
          </table:table-cell>
          <table:table-cell office:value-type="float" office:value="24867" calcext:value-type="float">
            <text:p>24867</text:p>
          </table:table-cell>
          <table:table-cell office:value-type="float" office:value="32511" calcext:value-type="float">
            <text:p>32511</text:p>
          </table:table-cell>
          <table:table-cell office:value-type="float" office:value="48382" calcext:value-type="float">
            <text:p>48382</text:p>
          </table:table-cell>
          <table:table-cell office:value-type="float" office:value="14799" calcext:value-type="float">
            <text:p>14799</text:p>
          </table:table-cell>
          <table:table-cell office:value-type="float" office:value="19561" calcext:value-type="float">
            <text:p>19561</text:p>
          </table:table-cell>
          <table:table-cell office:value-type="float" office:value="221729364" calcext:value-type="float">
            <text:p>221729364</text:p>
          </table:table-cell>
          <table:table-cell office:value-type="float" office:value="90104" calcext:value-type="float">
            <text:p>90104</text:p>
          </table:table-cell>
          <table:table-cell office:value-type="float" office:value="87293" calcext:value-type="float">
            <text:p>87293</text:p>
          </table:table-cell>
          <table:table-cell office:value-type="float" office:value="8592" calcext:value-type="float">
            <text:p>8592</text:p>
          </table:table-cell>
          <table:table-cell office:value-type="float" office:value="494536648" calcext:value-type="float">
            <text:p>494536648</text:p>
          </table:table-cell>
          <table:table-cell office:value-type="float" office:value="46885" calcext:value-type="float">
            <text:p>46885</text:p>
          </table:table-cell>
          <table:table-cell office:value-type="float" office:value="442646345" calcext:value-type="float">
            <text:p>442646345</text:p>
          </table:table-cell>
          <table:table-cell office:value-type="float" office:value="15666" calcext:value-type="float">
            <text:p>15666</text:p>
          </table:table-cell>
          <table:table-cell office:value-type="float" office:value="254552226" calcext:value-type="float">
            <text:p>254552226</text:p>
          </table:table-cell>
          <table:table-cell office:value-type="float" office:value="36783" calcext:value-type="float">
            <text:p>36783</text:p>
          </table:table-cell>
          <table:table-cell office:value-type="float" office:value="244305631" calcext:value-type="float">
            <text:p>244305631</text:p>
          </table:table-cell>
          <table:table-cell office:value-type="float" office:value="10254" calcext:value-type="float">
            <text:p>10254</text:p>
          </table:table-cell>
          <table:table-cell office:value-type="float" office:value="232695987" calcext:value-type="float">
            <text:p>232695987</text:p>
          </table:table-cell>
          <table:table-cell office:value-type="float" office:value="102847932" calcext:value-type="float">
            <text:p>102847932</text:p>
          </table:table-cell>
        </table:table-row>
        <table:table-row table:style-name="ro1">
          <table:table-cell office:value-type="float" office:value="98250" calcext:value-type="float">
            <text:p>98250</text:p>
          </table:table-cell>
          <table:table-cell office:value-type="float" office:value="206993" calcext:value-type="float">
            <text:p>206993</text:p>
          </table:table-cell>
          <table:table-cell office:value-type="float" office:value="189511" calcext:value-type="float">
            <text:p>189511</text:p>
          </table:table-cell>
          <table:table-cell office:value-type="float" office:value="24659" calcext:value-type="float">
            <text:p>24659</text:p>
          </table:table-cell>
          <table:table-cell office:value-type="float" office:value="37589" calcext:value-type="float">
            <text:p>37589</text:p>
          </table:table-cell>
          <table:table-cell office:value-type="float" office:value="52742" calcext:value-type="float">
            <text:p>52742</text:p>
          </table:table-cell>
          <table:table-cell office:value-type="float" office:value="15777" calcext:value-type="float">
            <text:p>15777</text:p>
          </table:table-cell>
          <table:table-cell office:value-type="float" office:value="16598" calcext:value-type="float">
            <text:p>16598</text:p>
          </table:table-cell>
          <table:table-cell office:value-type="float" office:value="215582781" calcext:value-type="float">
            <text:p>215582781</text:p>
          </table:table-cell>
          <table:table-cell office:value-type="float" office:value="78461" calcext:value-type="float">
            <text:p>78461</text:p>
          </table:table-cell>
          <table:table-cell office:value-type="float" office:value="84619" calcext:value-type="float">
            <text:p>84619</text:p>
          </table:table-cell>
          <table:table-cell office:value-type="float" office:value="9387" calcext:value-type="float">
            <text:p>9387</text:p>
          </table:table-cell>
          <table:table-cell office:value-type="float" office:value="460602435" calcext:value-type="float">
            <text:p>460602435</text:p>
          </table:table-cell>
          <table:table-cell office:value-type="float" office:value="51200" calcext:value-type="float">
            <text:p>51200</text:p>
          </table:table-cell>
          <table:table-cell office:value-type="float" office:value="432449391" calcext:value-type="float">
            <text:p>432449391</text:p>
          </table:table-cell>
          <table:table-cell office:value-type="float" office:value="15906" calcext:value-type="float">
            <text:p>15906</text:p>
          </table:table-cell>
          <table:table-cell office:value-type="float" office:value="247681787" calcext:value-type="float">
            <text:p>247681787</text:p>
          </table:table-cell>
          <table:table-cell office:value-type="float" office:value="38529" calcext:value-type="float">
            <text:p>38529</text:p>
          </table:table-cell>
          <table:table-cell office:value-type="float" office:value="244912297" calcext:value-type="float">
            <text:p>244912297</text:p>
          </table:table-cell>
          <table:table-cell office:value-type="float" office:value="10077" calcext:value-type="float">
            <text:p>10077</text:p>
          </table:table-cell>
          <table:table-cell office:value-type="float" office:value="233785136" calcext:value-type="float">
            <text:p>233785136</text:p>
          </table:table-cell>
          <table:table-cell office:value-type="float" office:value="102994820" calcext:value-type="float">
            <text:p>102994820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215353" calcext:value-type="float">
            <text:p>215353</text:p>
          </table:table-cell>
          <table:table-cell office:value-type="float" office:value="191745" calcext:value-type="float">
            <text:p>191745</text:p>
          </table:table-cell>
          <table:table-cell office:value-type="float" office:value="24423" calcext:value-type="float">
            <text:p>24423</text:p>
          </table:table-cell>
          <table:table-cell office:value-type="float" office:value="33325" calcext:value-type="float">
            <text:p>33325</text:p>
          </table:table-cell>
          <table:table-cell office:value-type="float" office:value="46742" calcext:value-type="float">
            <text:p>46742</text:p>
          </table:table-cell>
          <table:table-cell office:value-type="float" office:value="14837" calcext:value-type="float">
            <text:p>14837</text:p>
          </table:table-cell>
          <table:table-cell office:value-type="float" office:value="19464" calcext:value-type="float">
            <text:p>19464</text:p>
          </table:table-cell>
          <table:table-cell office:value-type="float" office:value="220131163" calcext:value-type="float">
            <text:p>220131163</text:p>
          </table:table-cell>
          <table:table-cell office:value-type="float" office:value="97767" calcext:value-type="float">
            <text:p>97767</text:p>
          </table:table-cell>
          <table:table-cell office:value-type="float" office:value="86827" calcext:value-type="float">
            <text:p>86827</text:p>
          </table:table-cell>
          <table:table-cell office:value-type="float" office:value="9165" calcext:value-type="float">
            <text:p>9165</text:p>
          </table:table-cell>
          <table:table-cell office:value-type="float" office:value="468564670" calcext:value-type="float">
            <text:p>468564670</text:p>
          </table:table-cell>
          <table:table-cell office:value-type="float" office:value="45538" calcext:value-type="float">
            <text:p>45538</text:p>
          </table:table-cell>
          <table:table-cell office:value-type="float" office:value="441911400" calcext:value-type="float">
            <text:p>441911400</text:p>
          </table:table-cell>
          <table:table-cell office:value-type="float" office:value="15300" calcext:value-type="float">
            <text:p>15300</text:p>
          </table:table-cell>
          <table:table-cell office:value-type="float" office:value="256203830" calcext:value-type="float">
            <text:p>256203830</text:p>
          </table:table-cell>
          <table:table-cell office:value-type="float" office:value="42098" calcext:value-type="float">
            <text:p>42098</text:p>
          </table:table-cell>
          <table:table-cell office:value-type="float" office:value="247983407" calcext:value-type="float">
            <text:p>247983407</text:p>
          </table:table-cell>
          <table:table-cell office:value-type="float" office:value="10458" calcext:value-type="float">
            <text:p>10458</text:p>
          </table:table-cell>
          <table:table-cell office:value-type="float" office:value="237357015" calcext:value-type="float">
            <text:p>237357015</text:p>
          </table:table-cell>
          <table:table-cell office:value-type="float" office:value="103191992" calcext:value-type="float">
            <text:p>103191992</text:p>
          </table:table-cell>
        </table:table-row>
        <table:table-row table:style-name="ro1">
          <table:table-cell office:value-type="float" office:value="98750" calcext:value-type="float">
            <text:p>98750</text:p>
          </table:table-cell>
          <table:table-cell office:value-type="float" office:value="210259" calcext:value-type="float">
            <text:p>210259</text:p>
          </table:table-cell>
          <table:table-cell office:value-type="float" office:value="184933" calcext:value-type="float">
            <text:p>184933</text:p>
          </table:table-cell>
          <table:table-cell office:value-type="float" office:value="25048" calcext:value-type="float">
            <text:p>25048</text:p>
          </table:table-cell>
          <table:table-cell office:value-type="float" office:value="32625" calcext:value-type="float">
            <text:p>32625</text:p>
          </table:table-cell>
          <table:table-cell office:value-type="float" office:value="47644" calcext:value-type="float">
            <text:p>47644</text:p>
          </table:table-cell>
          <table:table-cell office:value-type="float" office:value="14787" calcext:value-type="float">
            <text:p>14787</text:p>
          </table:table-cell>
          <table:table-cell office:value-type="float" office:value="18638" calcext:value-type="float">
            <text:p>18638</text:p>
          </table:table-cell>
          <table:table-cell office:value-type="float" office:value="227027784" calcext:value-type="float">
            <text:p>227027784</text:p>
          </table:table-cell>
          <table:table-cell office:value-type="float" office:value="85461" calcext:value-type="float">
            <text:p>85461</text:p>
          </table:table-cell>
          <table:table-cell office:value-type="float" office:value="84877" calcext:value-type="float">
            <text:p>84877</text:p>
          </table:table-cell>
          <table:table-cell office:value-type="float" office:value="9548" calcext:value-type="float">
            <text:p>9548</text:p>
          </table:table-cell>
          <table:table-cell office:value-type="float" office:value="461421209" calcext:value-type="float">
            <text:p>461421209</text:p>
          </table:table-cell>
          <table:table-cell office:value-type="float" office:value="45054" calcext:value-type="float">
            <text:p>45054</text:p>
          </table:table-cell>
          <table:table-cell office:value-type="float" office:value="467623832" calcext:value-type="float">
            <text:p>467623832</text:p>
          </table:table-cell>
          <table:table-cell office:value-type="float" office:value="15004" calcext:value-type="float">
            <text:p>15004</text:p>
          </table:table-cell>
          <table:table-cell office:value-type="float" office:value="248739027" calcext:value-type="float">
            <text:p>248739027</text:p>
          </table:table-cell>
          <table:table-cell office:value-type="float" office:value="38376" calcext:value-type="float">
            <text:p>38376</text:p>
          </table:table-cell>
          <table:table-cell office:value-type="float" office:value="246234837" calcext:value-type="float">
            <text:p>246234837</text:p>
          </table:table-cell>
          <table:table-cell office:value-type="float" office:value="10012" calcext:value-type="float">
            <text:p>10012</text:p>
          </table:table-cell>
          <table:table-cell office:value-type="float" office:value="234390499" calcext:value-type="float">
            <text:p>234390499</text:p>
          </table:table-cell>
          <table:table-cell office:value-type="float" office:value="103693130" calcext:value-type="float">
            <text:p>10369313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214420" calcext:value-type="float">
            <text:p>214420</text:p>
          </table:table-cell>
          <table:table-cell office:value-type="float" office:value="204473" calcext:value-type="float">
            <text:p>204473</text:p>
          </table:table-cell>
          <table:table-cell office:value-type="float" office:value="24458" calcext:value-type="float">
            <text:p>24458</text:p>
          </table:table-cell>
          <table:table-cell office:value-type="float" office:value="33464" calcext:value-type="float">
            <text:p>33464</text:p>
          </table:table-cell>
          <table:table-cell office:value-type="float" office:value="46002" calcext:value-type="float">
            <text:p>46002</text:p>
          </table:table-cell>
          <table:table-cell office:value-type="float" office:value="15003" calcext:value-type="float">
            <text:p>15003</text:p>
          </table:table-cell>
          <table:table-cell office:value-type="float" office:value="19242" calcext:value-type="float">
            <text:p>19242</text:p>
          </table:table-cell>
          <table:table-cell office:value-type="float" office:value="221021644" calcext:value-type="float">
            <text:p>221021644</text:p>
          </table:table-cell>
          <table:table-cell office:value-type="float" office:value="90836" calcext:value-type="float">
            <text:p>90836</text:p>
          </table:table-cell>
          <table:table-cell office:value-type="float" office:value="90385" calcext:value-type="float">
            <text:p>90385</text:p>
          </table:table-cell>
          <table:table-cell office:value-type="float" office:value="8659" calcext:value-type="float">
            <text:p>8659</text:p>
          </table:table-cell>
          <table:table-cell office:value-type="float" office:value="462277733" calcext:value-type="float">
            <text:p>462277733</text:p>
          </table:table-cell>
          <table:table-cell office:value-type="float" office:value="48118" calcext:value-type="float">
            <text:p>48118</text:p>
          </table:table-cell>
          <table:table-cell office:value-type="float" office:value="449170079" calcext:value-type="float">
            <text:p>449170079</text:p>
          </table:table-cell>
          <table:table-cell office:value-type="float" office:value="15037" calcext:value-type="float">
            <text:p>15037</text:p>
          </table:table-cell>
          <table:table-cell office:value-type="float" office:value="253131444" calcext:value-type="float">
            <text:p>253131444</text:p>
          </table:table-cell>
          <table:table-cell office:value-type="float" office:value="45960" calcext:value-type="float">
            <text:p>45960</text:p>
          </table:table-cell>
          <table:table-cell office:value-type="float" office:value="249103136" calcext:value-type="float">
            <text:p>249103136</text:p>
          </table:table-cell>
          <table:table-cell office:value-type="float" office:value="9999" calcext:value-type="float">
            <text:p>9999</text:p>
          </table:table-cell>
          <table:table-cell office:value-type="float" office:value="238160257" calcext:value-type="float">
            <text:p>238160257</text:p>
          </table:table-cell>
          <table:table-cell office:value-type="float" office:value="105359978" calcext:value-type="float">
            <text:p>105359978</text:p>
          </table:table-cell>
        </table:table-row>
        <table:table-row table:style-name="ro1">
          <table:table-cell office:value-type="float" office:value="99250" calcext:value-type="float">
            <text:p>99250</text:p>
          </table:table-cell>
          <table:table-cell office:value-type="float" office:value="205087" calcext:value-type="float">
            <text:p>205087</text:p>
          </table:table-cell>
          <table:table-cell office:value-type="float" office:value="200511" calcext:value-type="float">
            <text:p>200511</text:p>
          </table:table-cell>
          <table:table-cell office:value-type="float" office:value="24583" calcext:value-type="float">
            <text:p>24583</text:p>
          </table:table-cell>
          <table:table-cell office:value-type="float" office:value="34260" calcext:value-type="float">
            <text:p>34260</text:p>
          </table:table-cell>
          <table:table-cell office:value-type="float" office:value="45090" calcext:value-type="float">
            <text:p>45090</text:p>
          </table:table-cell>
          <table:table-cell office:value-type="float" office:value="14749" calcext:value-type="float">
            <text:p>14749</text:p>
          </table:table-cell>
          <table:table-cell office:value-type="float" office:value="17865" calcext:value-type="float">
            <text:p>17865</text:p>
          </table:table-cell>
          <table:table-cell office:value-type="float" office:value="224277082" calcext:value-type="float">
            <text:p>224277082</text:p>
          </table:table-cell>
          <table:table-cell office:value-type="float" office:value="99100" calcext:value-type="float">
            <text:p>99100</text:p>
          </table:table-cell>
          <table:table-cell office:value-type="float" office:value="81381" calcext:value-type="float">
            <text:p>81381</text:p>
          </table:table-cell>
          <table:table-cell office:value-type="float" office:value="9344" calcext:value-type="float">
            <text:p>9344</text:p>
          </table:table-cell>
          <table:table-cell office:value-type="float" office:value="464698769" calcext:value-type="float">
            <text:p>464698769</text:p>
          </table:table-cell>
          <table:table-cell office:value-type="float" office:value="44678" calcext:value-type="float">
            <text:p>44678</text:p>
          </table:table-cell>
          <table:table-cell office:value-type="float" office:value="450544158" calcext:value-type="float">
            <text:p>450544158</text:p>
          </table:table-cell>
          <table:table-cell office:value-type="float" office:value="14062" calcext:value-type="float">
            <text:p>14062</text:p>
          </table:table-cell>
          <table:table-cell office:value-type="float" office:value="259870682" calcext:value-type="float">
            <text:p>259870682</text:p>
          </table:table-cell>
          <table:table-cell office:value-type="float" office:value="36872" calcext:value-type="float">
            <text:p>36872</text:p>
          </table:table-cell>
          <table:table-cell office:value-type="float" office:value="246289043" calcext:value-type="float">
            <text:p>246289043</text:p>
          </table:table-cell>
          <table:table-cell office:value-type="float" office:value="9998" calcext:value-type="float">
            <text:p>9998</text:p>
          </table:table-cell>
          <table:table-cell office:value-type="float" office:value="235928413" calcext:value-type="float">
            <text:p>235928413</text:p>
          </table:table-cell>
          <table:table-cell office:value-type="float" office:value="104527691" calcext:value-type="float">
            <text:p>104527691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206917" calcext:value-type="float">
            <text:p>206917</text:p>
          </table:table-cell>
          <table:table-cell office:value-type="float" office:value="229086" calcext:value-type="float">
            <text:p>229086</text:p>
          </table:table-cell>
          <table:table-cell office:value-type="float" office:value="24334" calcext:value-type="float">
            <text:p>24334</text:p>
          </table:table-cell>
          <table:table-cell office:value-type="float" office:value="40464" calcext:value-type="float">
            <text:p>40464</text:p>
          </table:table-cell>
          <table:table-cell office:value-type="float" office:value="172565" calcext:value-type="float">
            <text:p>172565</text:p>
          </table:table-cell>
          <table:table-cell office:value-type="float" office:value="14615" calcext:value-type="float">
            <text:p>14615</text:p>
          </table:table-cell>
          <table:table-cell office:value-type="float" office:value="20173" calcext:value-type="float">
            <text:p>20173</text:p>
          </table:table-cell>
          <table:table-cell office:value-type="float" office:value="221688286" calcext:value-type="float">
            <text:p>221688286</text:p>
          </table:table-cell>
          <table:table-cell office:value-type="float" office:value="88746" calcext:value-type="float">
            <text:p>88746</text:p>
          </table:table-cell>
          <table:table-cell office:value-type="float" office:value="92009" calcext:value-type="float">
            <text:p>92009</text:p>
          </table:table-cell>
          <table:table-cell office:value-type="float" office:value="8655" calcext:value-type="float">
            <text:p>8655</text:p>
          </table:table-cell>
          <table:table-cell office:value-type="float" office:value="480620246" calcext:value-type="float">
            <text:p>480620246</text:p>
          </table:table-cell>
          <table:table-cell office:value-type="float" office:value="50261" calcext:value-type="float">
            <text:p>50261</text:p>
          </table:table-cell>
          <table:table-cell office:value-type="float" office:value="457613746" calcext:value-type="float">
            <text:p>457613746</text:p>
          </table:table-cell>
          <table:table-cell office:value-type="float" office:value="15797" calcext:value-type="float">
            <text:p>15797</text:p>
          </table:table-cell>
          <table:table-cell office:value-type="float" office:value="255849946" calcext:value-type="float">
            <text:p>255849946</text:p>
          </table:table-cell>
          <table:table-cell office:value-type="float" office:value="37513" calcext:value-type="float">
            <text:p>37513</text:p>
          </table:table-cell>
          <table:table-cell office:value-type="float" office:value="246931337" calcext:value-type="float">
            <text:p>246931337</text:p>
          </table:table-cell>
          <table:table-cell office:value-type="float" office:value="9833" calcext:value-type="float">
            <text:p>9833</text:p>
          </table:table-cell>
          <table:table-cell office:value-type="float" office:value="238589140" calcext:value-type="float">
            <text:p>238589140</text:p>
          </table:table-cell>
          <table:table-cell office:value-type="float" office:value="104538867" calcext:value-type="float">
            <text:p>104538867</text:p>
          </table:table-cell>
        </table:table-row>
        <table:table-row table:style-name="ro1">
          <table:table-cell office:value-type="float" office:value="99750" calcext:value-type="float">
            <text:p>99750</text:p>
          </table:table-cell>
          <table:table-cell office:value-type="float" office:value="203129" calcext:value-type="float">
            <text:p>203129</text:p>
          </table:table-cell>
          <table:table-cell office:value-type="float" office:value="196414" calcext:value-type="float">
            <text:p>196414</text:p>
          </table:table-cell>
          <table:table-cell office:value-type="float" office:value="24071" calcext:value-type="float">
            <text:p>24071</text:p>
          </table:table-cell>
          <table:table-cell office:value-type="float" office:value="35367" calcext:value-type="float">
            <text:p>35367</text:p>
          </table:table-cell>
          <table:table-cell office:value-type="float" office:value="73404" calcext:value-type="float">
            <text:p>73404</text:p>
          </table:table-cell>
          <table:table-cell office:value-type="float" office:value="14873" calcext:value-type="float">
            <text:p>14873</text:p>
          </table:table-cell>
          <table:table-cell office:value-type="float" office:value="18444" calcext:value-type="float">
            <text:p>18444</text:p>
          </table:table-cell>
          <table:table-cell office:value-type="float" office:value="218393279" calcext:value-type="float">
            <text:p>218393279</text:p>
          </table:table-cell>
          <table:table-cell office:value-type="float" office:value="81587" calcext:value-type="float">
            <text:p>81587</text:p>
          </table:table-cell>
          <table:table-cell office:value-type="float" office:value="89432" calcext:value-type="float">
            <text:p>89432</text:p>
          </table:table-cell>
          <table:table-cell office:value-type="float" office:value="8750" calcext:value-type="float">
            <text:p>8750</text:p>
          </table:table-cell>
          <table:table-cell office:value-type="float" office:value="469900755" calcext:value-type="float">
            <text:p>469900755</text:p>
          </table:table-cell>
          <table:table-cell office:value-type="float" office:value="186336" calcext:value-type="float">
            <text:p>186336</text:p>
          </table:table-cell>
          <table:table-cell office:value-type="float" office:value="469570170" calcext:value-type="float">
            <text:p>469570170</text:p>
          </table:table-cell>
          <table:table-cell office:value-type="float" office:value="16088" calcext:value-type="float">
            <text:p>16088</text:p>
          </table:table-cell>
          <table:table-cell office:value-type="float" office:value="274490752" calcext:value-type="float">
            <text:p>274490752</text:p>
          </table:table-cell>
          <table:table-cell office:value-type="float" office:value="34695" calcext:value-type="float">
            <text:p>34695</text:p>
          </table:table-cell>
          <table:table-cell office:value-type="float" office:value="249893286" calcext:value-type="float">
            <text:p>249893286</text:p>
          </table:table-cell>
          <table:table-cell office:value-type="float" office:value="10292" calcext:value-type="float">
            <text:p>10292</text:p>
          </table:table-cell>
          <table:table-cell office:value-type="float" office:value="238583263" calcext:value-type="float">
            <text:p>238583263</text:p>
          </table:table-cell>
          <table:table-cell office:value-type="float" office:value="105935075" calcext:value-type="float">
            <text:p>1059350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0807" calcext:value-type="float">
            <text:p>220807</text:p>
          </table:table-cell>
          <table:table-cell office:value-type="float" office:value="191092" calcext:value-type="float">
            <text:p>191092</text:p>
          </table:table-cell>
          <table:table-cell office:value-type="float" office:value="25213" calcext:value-type="float">
            <text:p>25213</text:p>
          </table:table-cell>
          <table:table-cell office:value-type="float" office:value="35261" calcext:value-type="float">
            <text:p>35261</text:p>
          </table:table-cell>
          <table:table-cell office:value-type="float" office:value="62793" calcext:value-type="float">
            <text:p>62793</text:p>
          </table:table-cell>
          <table:table-cell office:value-type="float" office:value="14828" calcext:value-type="float">
            <text:p>14828</text:p>
          </table:table-cell>
          <table:table-cell office:value-type="float" office:value="18690" calcext:value-type="float">
            <text:p>18690</text:p>
          </table:table-cell>
          <table:table-cell office:value-type="float" office:value="228078931" calcext:value-type="float">
            <text:p>228078931</text:p>
          </table:table-cell>
          <table:table-cell office:value-type="float" office:value="87014" calcext:value-type="float">
            <text:p>87014</text:p>
          </table:table-cell>
          <table:table-cell office:value-type="float" office:value="92714" calcext:value-type="float">
            <text:p>92714</text:p>
          </table:table-cell>
          <table:table-cell office:value-type="float" office:value="8713" calcext:value-type="float">
            <text:p>8713</text:p>
          </table:table-cell>
          <table:table-cell office:value-type="float" office:value="468257584" calcext:value-type="float">
            <text:p>468257584</text:p>
          </table:table-cell>
          <table:table-cell office:value-type="float" office:value="77826" calcext:value-type="float">
            <text:p>77826</text:p>
          </table:table-cell>
          <table:table-cell office:value-type="float" office:value="484076189" calcext:value-type="float">
            <text:p>484076189</text:p>
          </table:table-cell>
          <table:table-cell office:value-type="float" office:value="15551" calcext:value-type="float">
            <text:p>15551</text:p>
          </table:table-cell>
          <table:table-cell office:value-type="float" office:value="261306350" calcext:value-type="float">
            <text:p>261306350</text:p>
          </table:table-cell>
          <table:table-cell office:value-type="float" office:value="39950" calcext:value-type="float">
            <text:p>39950</text:p>
          </table:table-cell>
          <table:table-cell office:value-type="float" office:value="247041303" calcext:value-type="float">
            <text:p>247041303</text:p>
          </table:table-cell>
          <table:table-cell office:value-type="float" office:value="9793" calcext:value-type="float">
            <text:p>9793</text:p>
          </table:table-cell>
          <table:table-cell office:value-type="float" office:value="238956168" calcext:value-type="float">
            <text:p>238956168</text:p>
          </table:table-cell>
          <table:table-cell office:value-type="float" office:value="106352632" calcext:value-type="float">
            <text:p>106352632</text:p>
          </table:table-cell>
        </table:table-row>
        <table:table-row table:style-name="ro1">
          <table:table-cell office:value-type="float" office:value="100250" calcext:value-type="float">
            <text:p>100250</text:p>
          </table:table-cell>
          <table:table-cell office:value-type="float" office:value="214128" calcext:value-type="float">
            <text:p>214128</text:p>
          </table:table-cell>
          <table:table-cell office:value-type="float" office:value="213707" calcext:value-type="float">
            <text:p>213707</text:p>
          </table:table-cell>
          <table:table-cell office:value-type="float" office:value="24495" calcext:value-type="float">
            <text:p>24495</text:p>
          </table:table-cell>
          <table:table-cell office:value-type="float" office:value="34630" calcext:value-type="float">
            <text:p>34630</text:p>
          </table:table-cell>
          <table:table-cell office:value-type="float" office:value="60946" calcext:value-type="float">
            <text:p>60946</text:p>
          </table:table-cell>
          <table:table-cell office:value-type="float" office:value="14458" calcext:value-type="float">
            <text:p>14458</text:p>
          </table:table-cell>
          <table:table-cell office:value-type="float" office:value="17973" calcext:value-type="float">
            <text:p>17973</text:p>
          </table:table-cell>
          <table:table-cell office:value-type="float" office:value="226281835" calcext:value-type="float">
            <text:p>226281835</text:p>
          </table:table-cell>
          <table:table-cell office:value-type="float" office:value="87919" calcext:value-type="float">
            <text:p>87919</text:p>
          </table:table-cell>
          <table:table-cell office:value-type="float" office:value="88693" calcext:value-type="float">
            <text:p>88693</text:p>
          </table:table-cell>
          <table:table-cell office:value-type="float" office:value="9714" calcext:value-type="float">
            <text:p>9714</text:p>
          </table:table-cell>
          <table:table-cell office:value-type="float" office:value="492389592" calcext:value-type="float">
            <text:p>492389592</text:p>
          </table:table-cell>
          <table:table-cell office:value-type="float" office:value="67966" calcext:value-type="float">
            <text:p>67966</text:p>
          </table:table-cell>
          <table:table-cell office:value-type="float" office:value="453372486" calcext:value-type="float">
            <text:p>453372486</text:p>
          </table:table-cell>
          <table:table-cell office:value-type="float" office:value="15992" calcext:value-type="float">
            <text:p>15992</text:p>
          </table:table-cell>
          <table:table-cell office:value-type="float" office:value="270020912" calcext:value-type="float">
            <text:p>270020912</text:p>
          </table:table-cell>
          <table:table-cell office:value-type="float" office:value="43541" calcext:value-type="float">
            <text:p>43541</text:p>
          </table:table-cell>
          <table:table-cell office:value-type="float" office:value="250181167" calcext:value-type="float">
            <text:p>250181167</text:p>
          </table:table-cell>
          <table:table-cell office:value-type="float" office:value="10461" calcext:value-type="float">
            <text:p>10461</text:p>
          </table:table-cell>
          <table:table-cell office:value-type="float" office:value="244463159" calcext:value-type="float">
            <text:p>244463159</text:p>
          </table:table-cell>
          <table:table-cell office:value-type="float" office:value="105446393" calcext:value-type="float">
            <text:p>105446393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216099" calcext:value-type="float">
            <text:p>216099</text:p>
          </table:table-cell>
          <table:table-cell office:value-type="float" office:value="208095" calcext:value-type="float">
            <text:p>208095</text:p>
          </table:table-cell>
          <table:table-cell office:value-type="float" office:value="24451" calcext:value-type="float">
            <text:p>24451</text:p>
          </table:table-cell>
          <table:table-cell office:value-type="float" office:value="36250" calcext:value-type="float">
            <text:p>36250</text:p>
          </table:table-cell>
          <table:table-cell office:value-type="float" office:value="55408" calcext:value-type="float">
            <text:p>55408</text:p>
          </table:table-cell>
          <table:table-cell office:value-type="float" office:value="14625" calcext:value-type="float">
            <text:p>14625</text:p>
          </table:table-cell>
          <table:table-cell office:value-type="float" office:value="18876" calcext:value-type="float">
            <text:p>18876</text:p>
          </table:table-cell>
          <table:table-cell office:value-type="float" office:value="228574153" calcext:value-type="float">
            <text:p>228574153</text:p>
          </table:table-cell>
          <table:table-cell office:value-type="float" office:value="94251" calcext:value-type="float">
            <text:p>94251</text:p>
          </table:table-cell>
          <table:table-cell office:value-type="float" office:value="92095" calcext:value-type="float">
            <text:p>92095</text:p>
          </table:table-cell>
          <table:table-cell office:value-type="float" office:value="9043" calcext:value-type="float">
            <text:p>9043</text:p>
          </table:table-cell>
          <table:table-cell office:value-type="float" office:value="468817274" calcext:value-type="float">
            <text:p>468817274</text:p>
          </table:table-cell>
          <table:table-cell office:value-type="float" office:value="63295" calcext:value-type="float">
            <text:p>63295</text:p>
          </table:table-cell>
          <table:table-cell office:value-type="float" office:value="467223311" calcext:value-type="float">
            <text:p>467223311</text:p>
          </table:table-cell>
          <table:table-cell office:value-type="float" office:value="15827" calcext:value-type="float">
            <text:p>15827</text:p>
          </table:table-cell>
          <table:table-cell office:value-type="float" office:value="267542376" calcext:value-type="float">
            <text:p>267542376</text:p>
          </table:table-cell>
          <table:table-cell office:value-type="float" office:value="38749" calcext:value-type="float">
            <text:p>38749</text:p>
          </table:table-cell>
          <table:table-cell office:value-type="float" office:value="249814601" calcext:value-type="float">
            <text:p>249814601</text:p>
          </table:table-cell>
          <table:table-cell office:value-type="float" office:value="9962" calcext:value-type="float">
            <text:p>9962</text:p>
          </table:table-cell>
          <table:table-cell office:value-type="float" office:value="240858831" calcext:value-type="float">
            <text:p>240858831</text:p>
          </table:table-cell>
          <table:table-cell office:value-type="float" office:value="105553428" calcext:value-type="float">
            <text:p>105553428</text:p>
          </table:table-cell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223089" calcext:value-type="float">
            <text:p>223089</text:p>
          </table:table-cell>
          <table:table-cell office:value-type="float" office:value="205511" calcext:value-type="float">
            <text:p>205511</text:p>
          </table:table-cell>
          <table:table-cell office:value-type="float" office:value="24421" calcext:value-type="float">
            <text:p>24421</text:p>
          </table:table-cell>
          <table:table-cell office:value-type="float" office:value="36920" calcext:value-type="float">
            <text:p>36920</text:p>
          </table:table-cell>
          <table:table-cell office:value-type="float" office:value="54176" calcext:value-type="float">
            <text:p>54176</text:p>
          </table:table-cell>
          <table:table-cell office:value-type="float" office:value="15422" calcext:value-type="float">
            <text:p>15422</text:p>
          </table:table-cell>
          <table:table-cell office:value-type="float" office:value="20847" calcext:value-type="float">
            <text:p>20847</text:p>
          </table:table-cell>
          <table:table-cell office:value-type="float" office:value="232034808" calcext:value-type="float">
            <text:p>232034808</text:p>
          </table:table-cell>
          <table:table-cell office:value-type="float" office:value="90530" calcext:value-type="float">
            <text:p>90530</text:p>
          </table:table-cell>
          <table:table-cell office:value-type="float" office:value="97126" calcext:value-type="float">
            <text:p>97126</text:p>
          </table:table-cell>
          <table:table-cell office:value-type="float" office:value="8587" calcext:value-type="float">
            <text:p>8587</text:p>
          </table:table-cell>
          <table:table-cell office:value-type="float" office:value="480638792" calcext:value-type="float">
            <text:p>480638792</text:p>
          </table:table-cell>
          <table:table-cell office:value-type="float" office:value="61936" calcext:value-type="float">
            <text:p>61936</text:p>
          </table:table-cell>
          <table:table-cell office:value-type="float" office:value="464799491" calcext:value-type="float">
            <text:p>464799491</text:p>
          </table:table-cell>
          <table:table-cell office:value-type="float" office:value="16005" calcext:value-type="float">
            <text:p>16005</text:p>
          </table:table-cell>
          <table:table-cell office:value-type="float" office:value="273309500" calcext:value-type="float">
            <text:p>273309500</text:p>
          </table:table-cell>
          <table:table-cell office:value-type="float" office:value="36653" calcext:value-type="float">
            <text:p>36653</text:p>
          </table:table-cell>
          <table:table-cell office:value-type="float" office:value="251981681" calcext:value-type="float">
            <text:p>251981681</text:p>
          </table:table-cell>
          <table:table-cell office:value-type="float" office:value="10089" calcext:value-type="float">
            <text:p>10089</text:p>
          </table:table-cell>
          <table:table-cell office:value-type="float" office:value="241377052" calcext:value-type="float">
            <text:p>241377052</text:p>
          </table:table-cell>
          <table:table-cell office:value-type="float" office:value="105969738" calcext:value-type="float">
            <text:p>105969738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24128" calcext:value-type="float">
            <text:p>224128</text:p>
          </table:table-cell>
          <table:table-cell office:value-type="float" office:value="207326" calcext:value-type="float">
            <text:p>207326</text:p>
          </table:table-cell>
          <table:table-cell office:value-type="float" office:value="24569" calcext:value-type="float">
            <text:p>24569</text:p>
          </table:table-cell>
          <table:table-cell office:value-type="float" office:value="42212" calcext:value-type="float">
            <text:p>42212</text:p>
          </table:table-cell>
          <table:table-cell office:value-type="float" office:value="56103" calcext:value-type="float">
            <text:p>56103</text:p>
          </table:table-cell>
          <table:table-cell office:value-type="float" office:value="14715" calcext:value-type="float">
            <text:p>14715</text:p>
          </table:table-cell>
          <table:table-cell office:value-type="float" office:value="26360" calcext:value-type="float">
            <text:p>26360</text:p>
          </table:table-cell>
          <table:table-cell office:value-type="float" office:value="227672519" calcext:value-type="float">
            <text:p>227672519</text:p>
          </table:table-cell>
          <table:table-cell office:value-type="float" office:value="81306" calcext:value-type="float">
            <text:p>81306</text:p>
          </table:table-cell>
          <table:table-cell office:value-type="float" office:value="92755" calcext:value-type="float">
            <text:p>92755</text:p>
          </table:table-cell>
          <table:table-cell office:value-type="float" office:value="9175" calcext:value-type="float">
            <text:p>9175</text:p>
          </table:table-cell>
          <table:table-cell office:value-type="float" office:value="476050619" calcext:value-type="float">
            <text:p>476050619</text:p>
          </table:table-cell>
          <table:table-cell office:value-type="float" office:value="59340" calcext:value-type="float">
            <text:p>59340</text:p>
          </table:table-cell>
          <table:table-cell office:value-type="float" office:value="479664133" calcext:value-type="float">
            <text:p>479664133</text:p>
          </table:table-cell>
          <table:table-cell office:value-type="float" office:value="17714" calcext:value-type="float">
            <text:p>17714</text:p>
          </table:table-cell>
          <table:table-cell office:value-type="float" office:value="282795709" calcext:value-type="float">
            <text:p>282795709</text:p>
          </table:table-cell>
          <table:table-cell office:value-type="float" office:value="39837" calcext:value-type="float">
            <text:p>39837</text:p>
          </table:table-cell>
          <table:table-cell office:value-type="float" office:value="253126845" calcext:value-type="float">
            <text:p>253126845</text:p>
          </table:table-cell>
          <table:table-cell office:value-type="float" office:value="10126" calcext:value-type="float">
            <text:p>10126</text:p>
          </table:table-cell>
          <table:table-cell office:value-type="float" office:value="244927904" calcext:value-type="float">
            <text:p>244927904</text:p>
          </table:table-cell>
          <table:table-cell office:value-type="float" office:value="106055783" calcext:value-type="float">
            <text:p>106055783</text:p>
          </table:table-cell>
        </table:table-row>
        <table:table-row table:style-name="ro1">
          <table:table-cell office:value-type="float" office:value="101250" calcext:value-type="float">
            <text:p>101250</text:p>
          </table:table-cell>
          <table:table-cell office:value-type="float" office:value="221316" calcext:value-type="float">
            <text:p>221316</text:p>
          </table:table-cell>
          <table:table-cell office:value-type="float" office:value="226719" calcext:value-type="float">
            <text:p>226719</text:p>
          </table:table-cell>
          <table:table-cell office:value-type="float" office:value="24584" calcext:value-type="float">
            <text:p>24584</text:p>
          </table:table-cell>
          <table:table-cell office:value-type="float" office:value="38420" calcext:value-type="float">
            <text:p>38420</text:p>
          </table:table-cell>
          <table:table-cell office:value-type="float" office:value="51050" calcext:value-type="float">
            <text:p>51050</text:p>
          </table:table-cell>
          <table:table-cell office:value-type="float" office:value="14708" calcext:value-type="float">
            <text:p>14708</text:p>
          </table:table-cell>
          <table:table-cell office:value-type="float" office:value="16949" calcext:value-type="float">
            <text:p>16949</text:p>
          </table:table-cell>
          <table:table-cell office:value-type="float" office:value="233608105" calcext:value-type="float">
            <text:p>233608105</text:p>
          </table:table-cell>
          <table:table-cell office:value-type="float" office:value="98292" calcext:value-type="float">
            <text:p>98292</text:p>
          </table:table-cell>
          <table:table-cell office:value-type="float" office:value="97220" calcext:value-type="float">
            <text:p>97220</text:p>
          </table:table-cell>
          <table:table-cell office:value-type="float" office:value="8586" calcext:value-type="float">
            <text:p>8586</text:p>
          </table:table-cell>
          <table:table-cell office:value-type="float" office:value="488425891" calcext:value-type="float">
            <text:p>488425891</text:p>
          </table:table-cell>
          <table:table-cell office:value-type="float" office:value="55992" calcext:value-type="float">
            <text:p>55992</text:p>
          </table:table-cell>
          <table:table-cell office:value-type="float" office:value="455272578" calcext:value-type="float">
            <text:p>455272578</text:p>
          </table:table-cell>
          <table:table-cell office:value-type="float" office:value="16770" calcext:value-type="float">
            <text:p>16770</text:p>
          </table:table-cell>
          <table:table-cell office:value-type="float" office:value="278097312" calcext:value-type="float">
            <text:p>278097312</text:p>
          </table:table-cell>
          <table:table-cell office:value-type="float" office:value="43303" calcext:value-type="float">
            <text:p>43303</text:p>
          </table:table-cell>
          <table:table-cell office:value-type="float" office:value="251205443" calcext:value-type="float">
            <text:p>251205443</text:p>
          </table:table-cell>
          <table:table-cell office:value-type="float" office:value="10044" calcext:value-type="float">
            <text:p>10044</text:p>
          </table:table-cell>
          <table:table-cell office:value-type="float" office:value="244171964" calcext:value-type="float">
            <text:p>244171964</text:p>
          </table:table-cell>
          <table:table-cell office:value-type="float" office:value="108267342" calcext:value-type="float">
            <text:p>108267342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208871" calcext:value-type="float">
            <text:p>208871</text:p>
          </table:table-cell>
          <table:table-cell office:value-type="float" office:value="230677" calcext:value-type="float">
            <text:p>230677</text:p>
          </table:table-cell>
          <table:table-cell office:value-type="float" office:value="24713" calcext:value-type="float">
            <text:p>24713</text:p>
          </table:table-cell>
          <table:table-cell office:value-type="float" office:value="37959" calcext:value-type="float">
            <text:p>37959</text:p>
          </table:table-cell>
          <table:table-cell office:value-type="float" office:value="51332" calcext:value-type="float">
            <text:p>51332</text:p>
          </table:table-cell>
          <table:table-cell office:value-type="float" office:value="14594" calcext:value-type="float">
            <text:p>14594</text:p>
          </table:table-cell>
          <table:table-cell office:value-type="float" office:value="19817" calcext:value-type="float">
            <text:p>19817</text:p>
          </table:table-cell>
          <table:table-cell office:value-type="float" office:value="230667463" calcext:value-type="float">
            <text:p>230667463</text:p>
          </table:table-cell>
          <table:table-cell office:value-type="float" office:value="84880" calcext:value-type="float">
            <text:p>84880</text:p>
          </table:table-cell>
          <table:table-cell office:value-type="float" office:value="93390" calcext:value-type="float">
            <text:p>93390</text:p>
          </table:table-cell>
          <table:table-cell office:value-type="float" office:value="8825" calcext:value-type="float">
            <text:p>8825</text:p>
          </table:table-cell>
          <table:table-cell office:value-type="float" office:value="501374728" calcext:value-type="float">
            <text:p>501374728</text:p>
          </table:table-cell>
          <table:table-cell office:value-type="float" office:value="62032" calcext:value-type="float">
            <text:p>62032</text:p>
          </table:table-cell>
          <table:table-cell office:value-type="float" office:value="468454130" calcext:value-type="float">
            <text:p>468454130</text:p>
          </table:table-cell>
          <table:table-cell office:value-type="float" office:value="16499" calcext:value-type="float">
            <text:p>16499</text:p>
          </table:table-cell>
          <table:table-cell office:value-type="float" office:value="288206325" calcext:value-type="float">
            <text:p>288206325</text:p>
          </table:table-cell>
          <table:table-cell office:value-type="float" office:value="44668" calcext:value-type="float">
            <text:p>44668</text:p>
          </table:table-cell>
          <table:table-cell office:value-type="float" office:value="251525501" calcext:value-type="float">
            <text:p>251525501</text:p>
          </table:table-cell>
          <table:table-cell office:value-type="float" office:value="9835" calcext:value-type="float">
            <text:p>9835</text:p>
          </table:table-cell>
          <table:table-cell office:value-type="float" office:value="247529054" calcext:value-type="float">
            <text:p>247529054</text:p>
          </table:table-cell>
          <table:table-cell office:value-type="float" office:value="107890966" calcext:value-type="float">
            <text:p>107890966</text:p>
          </table:table-cell>
        </table:table-row>
        <table:table-row table:style-name="ro1">
          <table:table-cell office:value-type="float" office:value="101750" calcext:value-type="float">
            <text:p>101750</text:p>
          </table:table-cell>
          <table:table-cell office:value-type="float" office:value="223661" calcext:value-type="float">
            <text:p>223661</text:p>
          </table:table-cell>
          <table:table-cell office:value-type="float" office:value="222331" calcext:value-type="float">
            <text:p>222331</text:p>
          </table:table-cell>
          <table:table-cell office:value-type="float" office:value="24423" calcext:value-type="float">
            <text:p>24423</text:p>
          </table:table-cell>
          <table:table-cell office:value-type="float" office:value="39503" calcext:value-type="float">
            <text:p>39503</text:p>
          </table:table-cell>
          <table:table-cell office:value-type="float" office:value="65881" calcext:value-type="float">
            <text:p>65881</text:p>
          </table:table-cell>
          <table:table-cell office:value-type="float" office:value="14659" calcext:value-type="float">
            <text:p>14659</text:p>
          </table:table-cell>
          <table:table-cell office:value-type="float" office:value="19154" calcext:value-type="float">
            <text:p>19154</text:p>
          </table:table-cell>
          <table:table-cell office:value-type="float" office:value="231068957" calcext:value-type="float">
            <text:p>231068957</text:p>
          </table:table-cell>
          <table:table-cell office:value-type="float" office:value="94836" calcext:value-type="float">
            <text:p>94836</text:p>
          </table:table-cell>
          <table:table-cell office:value-type="float" office:value="92076" calcext:value-type="float">
            <text:p>92076</text:p>
          </table:table-cell>
          <table:table-cell office:value-type="float" office:value="8852" calcext:value-type="float">
            <text:p>8852</text:p>
          </table:table-cell>
          <table:table-cell office:value-type="float" office:value="490014862" calcext:value-type="float">
            <text:p>490014862</text:p>
          </table:table-cell>
          <table:table-cell office:value-type="float" office:value="57163" calcext:value-type="float">
            <text:p>57163</text:p>
          </table:table-cell>
          <table:table-cell office:value-type="float" office:value="491087136" calcext:value-type="float">
            <text:p>491087136</text:p>
          </table:table-cell>
          <table:table-cell office:value-type="float" office:value="15281" calcext:value-type="float">
            <text:p>15281</text:p>
          </table:table-cell>
          <table:table-cell office:value-type="float" office:value="286392101" calcext:value-type="float">
            <text:p>286392101</text:p>
          </table:table-cell>
          <table:table-cell office:value-type="float" office:value="36208" calcext:value-type="float">
            <text:p>36208</text:p>
          </table:table-cell>
          <table:table-cell office:value-type="float" office:value="254479278" calcext:value-type="float">
            <text:p>254479278</text:p>
          </table:table-cell>
          <table:table-cell office:value-type="float" office:value="9837" calcext:value-type="float">
            <text:p>9837</text:p>
          </table:table-cell>
          <table:table-cell office:value-type="float" office:value="247263129" calcext:value-type="float">
            <text:p>247263129</text:p>
          </table:table-cell>
          <table:table-cell office:value-type="float" office:value="107436703" calcext:value-type="float">
            <text:p>107436703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207552" calcext:value-type="float">
            <text:p>207552</text:p>
          </table:table-cell>
          <table:table-cell office:value-type="float" office:value="215507" calcext:value-type="float">
            <text:p>215507</text:p>
          </table:table-cell>
          <table:table-cell office:value-type="float" office:value="23838" calcext:value-type="float">
            <text:p>23838</text:p>
          </table:table-cell>
          <table:table-cell office:value-type="float" office:value="47507" calcext:value-type="float">
            <text:p>47507</text:p>
          </table:table-cell>
          <table:table-cell office:value-type="float" office:value="42871" calcext:value-type="float">
            <text:p>42871</text:p>
          </table:table-cell>
          <table:table-cell office:value-type="float" office:value="14588" calcext:value-type="float">
            <text:p>14588</text:p>
          </table:table-cell>
          <table:table-cell office:value-type="float" office:value="18501" calcext:value-type="float">
            <text:p>18501</text:p>
          </table:table-cell>
          <table:table-cell office:value-type="float" office:value="236379587" calcext:value-type="float">
            <text:p>236379587</text:p>
          </table:table-cell>
          <table:table-cell office:value-type="float" office:value="109214" calcext:value-type="float">
            <text:p>109214</text:p>
          </table:table-cell>
          <table:table-cell office:value-type="float" office:value="109583" calcext:value-type="float">
            <text:p>109583</text:p>
          </table:table-cell>
          <table:table-cell office:value-type="float" office:value="9375" calcext:value-type="float">
            <text:p>9375</text:p>
          </table:table-cell>
          <table:table-cell office:value-type="float" office:value="489082775" calcext:value-type="float">
            <text:p>489082775</text:p>
          </table:table-cell>
          <table:table-cell office:value-type="float" office:value="59128" calcext:value-type="float">
            <text:p>59128</text:p>
          </table:table-cell>
          <table:table-cell office:value-type="float" office:value="484733987" calcext:value-type="float">
            <text:p>484733987</text:p>
          </table:table-cell>
          <table:table-cell office:value-type="float" office:value="15597" calcext:value-type="float">
            <text:p>15597</text:p>
          </table:table-cell>
          <table:table-cell office:value-type="float" office:value="289979535" calcext:value-type="float">
            <text:p>289979535</text:p>
          </table:table-cell>
          <table:table-cell office:value-type="float" office:value="35089" calcext:value-type="float">
            <text:p>35089</text:p>
          </table:table-cell>
          <table:table-cell office:value-type="float" office:value="253030824" calcext:value-type="float">
            <text:p>253030824</text:p>
          </table:table-cell>
          <table:table-cell office:value-type="float" office:value="9585" calcext:value-type="float">
            <text:p>9585</text:p>
          </table:table-cell>
          <table:table-cell office:value-type="float" office:value="250096354" calcext:value-type="float">
            <text:p>250096354</text:p>
          </table:table-cell>
          <table:table-cell office:value-type="float" office:value="110940267" calcext:value-type="float">
            <text:p>110940267</text:p>
          </table:table-cell>
        </table:table-row>
        <table:table-row table:style-name="ro1">
          <table:table-cell office:value-type="float" office:value="102250" calcext:value-type="float">
            <text:p>102250</text:p>
          </table:table-cell>
          <table:table-cell office:value-type="float" office:value="212628" calcext:value-type="float">
            <text:p>212628</text:p>
          </table:table-cell>
          <table:table-cell office:value-type="float" office:value="215508" calcext:value-type="float">
            <text:p>215508</text:p>
          </table:table-cell>
          <table:table-cell office:value-type="float" office:value="24919" calcext:value-type="float">
            <text:p>24919</text:p>
          </table:table-cell>
          <table:table-cell office:value-type="float" office:value="44206" calcext:value-type="float">
            <text:p>44206</text:p>
          </table:table-cell>
          <table:table-cell office:value-type="float" office:value="44954" calcext:value-type="float">
            <text:p>44954</text:p>
          </table:table-cell>
          <table:table-cell office:value-type="float" office:value="14533" calcext:value-type="float">
            <text:p>14533</text:p>
          </table:table-cell>
          <table:table-cell office:value-type="float" office:value="17110" calcext:value-type="float">
            <text:p>17110</text:p>
          </table:table-cell>
          <table:table-cell office:value-type="float" office:value="240054085" calcext:value-type="float">
            <text:p>240054085</text:p>
          </table:table-cell>
          <table:table-cell office:value-type="float" office:value="112488" calcext:value-type="float">
            <text:p>112488</text:p>
          </table:table-cell>
          <table:table-cell office:value-type="float" office:value="103386" calcext:value-type="float">
            <text:p>103386</text:p>
          </table:table-cell>
          <table:table-cell office:value-type="float" office:value="8958" calcext:value-type="float">
            <text:p>8958</text:p>
          </table:table-cell>
          <table:table-cell office:value-type="float" office:value="478858331" calcext:value-type="float">
            <text:p>478858331</text:p>
          </table:table-cell>
          <table:table-cell office:value-type="float" office:value="51670" calcext:value-type="float">
            <text:p>51670</text:p>
          </table:table-cell>
          <table:table-cell office:value-type="float" office:value="481410308" calcext:value-type="float">
            <text:p>481410308</text:p>
          </table:table-cell>
          <table:table-cell office:value-type="float" office:value="16716" calcext:value-type="float">
            <text:p>16716</text:p>
          </table:table-cell>
          <table:table-cell office:value-type="float" office:value="282661111" calcext:value-type="float">
            <text:p>282661111</text:p>
          </table:table-cell>
          <table:table-cell office:value-type="float" office:value="37881" calcext:value-type="float">
            <text:p>37881</text:p>
          </table:table-cell>
          <table:table-cell office:value-type="float" office:value="253054723" calcext:value-type="float">
            <text:p>253054723</text:p>
          </table:table-cell>
          <table:table-cell office:value-type="float" office:value="9579" calcext:value-type="float">
            <text:p>9579</text:p>
          </table:table-cell>
          <table:table-cell office:value-type="float" office:value="252584209" calcext:value-type="float">
            <text:p>252584209</text:p>
          </table:table-cell>
          <table:table-cell office:value-type="float" office:value="110117398" calcext:value-type="float">
            <text:p>110117398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214210" calcext:value-type="float">
            <text:p>214210</text:p>
          </table:table-cell>
          <table:table-cell office:value-type="float" office:value="243303" calcext:value-type="float">
            <text:p>243303</text:p>
          </table:table-cell>
          <table:table-cell office:value-type="float" office:value="24006" calcext:value-type="float">
            <text:p>24006</text:p>
          </table:table-cell>
          <table:table-cell office:value-type="float" office:value="37873" calcext:value-type="float">
            <text:p>37873</text:p>
          </table:table-cell>
          <table:table-cell office:value-type="float" office:value="42721" calcext:value-type="float">
            <text:p>42721</text:p>
          </table:table-cell>
          <table:table-cell office:value-type="float" office:value="14582" calcext:value-type="float">
            <text:p>14582</text:p>
          </table:table-cell>
          <table:table-cell office:value-type="float" office:value="16385" calcext:value-type="float">
            <text:p>16385</text:p>
          </table:table-cell>
          <table:table-cell office:value-type="float" office:value="261967053" calcext:value-type="float">
            <text:p>261967053</text:p>
          </table:table-cell>
          <table:table-cell office:value-type="float" office:value="91709" calcext:value-type="float">
            <text:p>91709</text:p>
          </table:table-cell>
          <table:table-cell office:value-type="float" office:value="108289" calcext:value-type="float">
            <text:p>108289</text:p>
          </table:table-cell>
          <table:table-cell office:value-type="float" office:value="8756" calcext:value-type="float">
            <text:p>8756</text:p>
          </table:table-cell>
          <table:table-cell office:value-type="float" office:value="491969798" calcext:value-type="float">
            <text:p>491969798</text:p>
          </table:table-cell>
          <table:table-cell office:value-type="float" office:value="65663" calcext:value-type="float">
            <text:p>65663</text:p>
          </table:table-cell>
          <table:table-cell office:value-type="float" office:value="473393866" calcext:value-type="float">
            <text:p>473393866</text:p>
          </table:table-cell>
          <table:table-cell office:value-type="float" office:value="17863" calcext:value-type="float">
            <text:p>17863</text:p>
          </table:table-cell>
          <table:table-cell office:value-type="float" office:value="292126154" calcext:value-type="float">
            <text:p>292126154</text:p>
          </table:table-cell>
          <table:table-cell office:value-type="float" office:value="43665" calcext:value-type="float">
            <text:p>43665</text:p>
          </table:table-cell>
          <table:table-cell office:value-type="float" office:value="255129493" calcext:value-type="float">
            <text:p>255129493</text:p>
          </table:table-cell>
          <table:table-cell office:value-type="float" office:value="9702" calcext:value-type="float">
            <text:p>9702</text:p>
          </table:table-cell>
          <table:table-cell office:value-type="float" office:value="250816919" calcext:value-type="float">
            <text:p>250816919</text:p>
          </table:table-cell>
          <table:table-cell office:value-type="float" office:value="107208816" calcext:value-type="float">
            <text:p>107208816</text:p>
          </table:table-cell>
        </table:table-row>
        <table:table-row table:style-name="ro1">
          <table:table-cell office:value-type="float" office:value="102750" calcext:value-type="float">
            <text:p>102750</text:p>
          </table:table-cell>
          <table:table-cell office:value-type="float" office:value="219369" calcext:value-type="float">
            <text:p>219369</text:p>
          </table:table-cell>
          <table:table-cell office:value-type="float" office:value="248382" calcext:value-type="float">
            <text:p>248382</text:p>
          </table:table-cell>
          <table:table-cell office:value-type="float" office:value="24758" calcext:value-type="float">
            <text:p>24758</text:p>
          </table:table-cell>
          <table:table-cell office:value-type="float" office:value="38288" calcext:value-type="float">
            <text:p>38288</text:p>
          </table:table-cell>
          <table:table-cell office:value-type="float" office:value="41056" calcext:value-type="float">
            <text:p>41056</text:p>
          </table:table-cell>
          <table:table-cell office:value-type="float" office:value="14803" calcext:value-type="float">
            <text:p>14803</text:p>
          </table:table-cell>
          <table:table-cell office:value-type="float" office:value="18476" calcext:value-type="float">
            <text:p>18476</text:p>
          </table:table-cell>
          <table:table-cell office:value-type="float" office:value="237036738" calcext:value-type="float">
            <text:p>237036738</text:p>
          </table:table-cell>
          <table:table-cell office:value-type="float" office:value="97546" calcext:value-type="float">
            <text:p>97546</text:p>
          </table:table-cell>
          <table:table-cell office:value-type="float" office:value="100875" calcext:value-type="float">
            <text:p>100875</text:p>
          </table:table-cell>
          <table:table-cell office:value-type="float" office:value="9375" calcext:value-type="float">
            <text:p>9375</text:p>
          </table:table-cell>
          <table:table-cell office:value-type="float" office:value="495127465" calcext:value-type="float">
            <text:p>495127465</text:p>
          </table:table-cell>
          <table:table-cell office:value-type="float" office:value="57863" calcext:value-type="float">
            <text:p>57863</text:p>
          </table:table-cell>
          <table:table-cell office:value-type="float" office:value="479588041" calcext:value-type="float">
            <text:p>479588041</text:p>
          </table:table-cell>
          <table:table-cell office:value-type="float" office:value="18263" calcext:value-type="float">
            <text:p>18263</text:p>
          </table:table-cell>
          <table:table-cell office:value-type="float" office:value="286929657" calcext:value-type="float">
            <text:p>286929657</text:p>
          </table:table-cell>
          <table:table-cell office:value-type="float" office:value="45828" calcext:value-type="float">
            <text:p>45828</text:p>
          </table:table-cell>
          <table:table-cell office:value-type="float" office:value="255431037" calcext:value-type="float">
            <text:p>255431037</text:p>
          </table:table-cell>
          <table:table-cell office:value-type="float" office:value="9709" calcext:value-type="float">
            <text:p>9709</text:p>
          </table:table-cell>
          <table:table-cell office:value-type="float" office:value="253432924" calcext:value-type="float">
            <text:p>253432924</text:p>
          </table:table-cell>
          <table:table-cell office:value-type="float" office:value="107218405" calcext:value-type="float">
            <text:p>107218405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214960" calcext:value-type="float">
            <text:p>214960</text:p>
          </table:table-cell>
          <table:table-cell office:value-type="float" office:value="265381" calcext:value-type="float">
            <text:p>265381</text:p>
          </table:table-cell>
          <table:table-cell office:value-type="float" office:value="24582" calcext:value-type="float">
            <text:p>24582</text:p>
          </table:table-cell>
          <table:table-cell office:value-type="float" office:value="36875" calcext:value-type="float">
            <text:p>36875</text:p>
          </table:table-cell>
          <table:table-cell office:value-type="float" office:value="39760" calcext:value-type="float">
            <text:p>39760</text:p>
          </table:table-cell>
          <table:table-cell office:value-type="float" office:value="14452" calcext:value-type="float">
            <text:p>14452</text:p>
          </table:table-cell>
          <table:table-cell office:value-type="float" office:value="20278" calcext:value-type="float">
            <text:p>20278</text:p>
          </table:table-cell>
          <table:table-cell office:value-type="float" office:value="241328045" calcext:value-type="float">
            <text:p>241328045</text:p>
          </table:table-cell>
          <table:table-cell office:value-type="float" office:value="77501" calcext:value-type="float">
            <text:p>77501</text:p>
          </table:table-cell>
          <table:table-cell office:value-type="float" office:value="106925" calcext:value-type="float">
            <text:p>106925</text:p>
          </table:table-cell>
          <table:table-cell office:value-type="float" office:value="8912" calcext:value-type="float">
            <text:p>8912</text:p>
          </table:table-cell>
          <table:table-cell office:value-type="float" office:value="492791829" calcext:value-type="float">
            <text:p>492791829</text:p>
          </table:table-cell>
          <table:table-cell office:value-type="float" office:value="47171" calcext:value-type="float">
            <text:p>47171</text:p>
          </table:table-cell>
          <table:table-cell office:value-type="float" office:value="478109127" calcext:value-type="float">
            <text:p>478109127</text:p>
          </table:table-cell>
          <table:table-cell office:value-type="float" office:value="19418" calcext:value-type="float">
            <text:p>19418</text:p>
          </table:table-cell>
          <table:table-cell office:value-type="float" office:value="296051932" calcext:value-type="float">
            <text:p>296051932</text:p>
          </table:table-cell>
          <table:table-cell office:value-type="float" office:value="44456" calcext:value-type="float">
            <text:p>44456</text:p>
          </table:table-cell>
          <table:table-cell office:value-type="float" office:value="255948129" calcext:value-type="float">
            <text:p>255948129</text:p>
          </table:table-cell>
          <table:table-cell office:value-type="float" office:value="10085" calcext:value-type="float">
            <text:p>10085</text:p>
          </table:table-cell>
          <table:table-cell office:value-type="float" office:value="251847670" calcext:value-type="float">
            <text:p>251847670</text:p>
          </table:table-cell>
          <table:table-cell office:value-type="float" office:value="107650832" calcext:value-type="float">
            <text:p>107650832</text:p>
          </table:table-cell>
        </table:table-row>
        <table:table-row table:style-name="ro1">
          <table:table-cell office:value-type="float" office:value="103250" calcext:value-type="float">
            <text:p>103250</text:p>
          </table:table-cell>
          <table:table-cell office:value-type="float" office:value="220874" calcext:value-type="float">
            <text:p>220874</text:p>
          </table:table-cell>
          <table:table-cell office:value-type="float" office:value="292471" calcext:value-type="float">
            <text:p>292471</text:p>
          </table:table-cell>
          <table:table-cell office:value-type="float" office:value="24676" calcext:value-type="float">
            <text:p>24676</text:p>
          </table:table-cell>
          <table:table-cell office:value-type="float" office:value="5284862" calcext:value-type="float">
            <text:p>5284862</text:p>
          </table:table-cell>
          <table:table-cell office:value-type="float" office:value="48036" calcext:value-type="float">
            <text:p>48036</text:p>
          </table:table-cell>
          <table:table-cell office:value-type="float" office:value="14829" calcext:value-type="float">
            <text:p>14829</text:p>
          </table:table-cell>
          <table:table-cell office:value-type="float" office:value="18546" calcext:value-type="float">
            <text:p>18546</text:p>
          </table:table-cell>
          <table:table-cell office:value-type="float" office:value="239681158" calcext:value-type="float">
            <text:p>239681158</text:p>
          </table:table-cell>
          <table:table-cell office:value-type="float" office:value="91631" calcext:value-type="float">
            <text:p>91631</text:p>
          </table:table-cell>
          <table:table-cell office:value-type="float" office:value="121585" calcext:value-type="float">
            <text:p>121585</text:p>
          </table:table-cell>
          <table:table-cell office:value-type="float" office:value="9218" calcext:value-type="float">
            <text:p>9218</text:p>
          </table:table-cell>
          <table:table-cell office:value-type="float" office:value="509184152" calcext:value-type="float">
            <text:p>509184152</text:p>
          </table:table-cell>
          <table:table-cell office:value-type="float" office:value="45993" calcext:value-type="float">
            <text:p>45993</text:p>
          </table:table-cell>
          <table:table-cell office:value-type="float" office:value="493204190" calcext:value-type="float">
            <text:p>493204190</text:p>
          </table:table-cell>
          <table:table-cell office:value-type="float" office:value="19420" calcext:value-type="float">
            <text:p>19420</text:p>
          </table:table-cell>
          <table:table-cell office:value-type="float" office:value="292832919" calcext:value-type="float">
            <text:p>292832919</text:p>
          </table:table-cell>
          <table:table-cell office:value-type="float" office:value="37612" calcext:value-type="float">
            <text:p>37612</text:p>
          </table:table-cell>
          <table:table-cell office:value-type="float" office:value="259483176" calcext:value-type="float">
            <text:p>259483176</text:p>
          </table:table-cell>
          <table:table-cell office:value-type="float" office:value="9416" calcext:value-type="float">
            <text:p>9416</text:p>
          </table:table-cell>
          <table:table-cell office:value-type="float" office:value="255746577" calcext:value-type="float">
            <text:p>255746577</text:p>
          </table:table-cell>
          <table:table-cell office:value-type="float" office:value="107546030" calcext:value-type="float">
            <text:p>107546030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214469" calcext:value-type="float">
            <text:p>214469</text:p>
          </table:table-cell>
          <table:table-cell office:value-type="float" office:value="345165" calcext:value-type="float">
            <text:p>345165</text:p>
          </table:table-cell>
          <table:table-cell office:value-type="float" office:value="25174" calcext:value-type="float">
            <text:p>25174</text:p>
          </table:table-cell>
          <table:table-cell office:value-type="float" office:value="83626" calcext:value-type="float">
            <text:p>83626</text:p>
          </table:table-cell>
          <table:table-cell office:value-type="float" office:value="45381" calcext:value-type="float">
            <text:p>45381</text:p>
          </table:table-cell>
          <table:table-cell office:value-type="float" office:value="15213" calcext:value-type="float">
            <text:p>15213</text:p>
          </table:table-cell>
          <table:table-cell office:value-type="float" office:value="18516" calcext:value-type="float">
            <text:p>18516</text:p>
          </table:table-cell>
          <table:table-cell office:value-type="float" office:value="233931033" calcext:value-type="float">
            <text:p>233931033</text:p>
          </table:table-cell>
          <table:table-cell office:value-type="float" office:value="85972" calcext:value-type="float">
            <text:p>85972</text:p>
          </table:table-cell>
          <table:table-cell office:value-type="float" office:value="126816" calcext:value-type="float">
            <text:p>126816</text:p>
          </table:table-cell>
          <table:table-cell office:value-type="float" office:value="9045" calcext:value-type="float">
            <text:p>9045</text:p>
          </table:table-cell>
          <table:table-cell office:value-type="float" office:value="499695952" calcext:value-type="float">
            <text:p>499695952</text:p>
          </table:table-cell>
          <table:table-cell office:value-type="float" office:value="53134" calcext:value-type="float">
            <text:p>53134</text:p>
          </table:table-cell>
          <table:table-cell office:value-type="float" office:value="489820845" calcext:value-type="float">
            <text:p>489820845</text:p>
          </table:table-cell>
          <table:table-cell office:value-type="float" office:value="26124" calcext:value-type="float">
            <text:p>26124</text:p>
          </table:table-cell>
          <table:table-cell office:value-type="float" office:value="302800722" calcext:value-type="float">
            <text:p>302800722</text:p>
          </table:table-cell>
          <table:table-cell office:value-type="float" office:value="34927" calcext:value-type="float">
            <text:p>34927</text:p>
          </table:table-cell>
          <table:table-cell office:value-type="float" office:value="256771757" calcext:value-type="float">
            <text:p>256771757</text:p>
          </table:table-cell>
          <table:table-cell office:value-type="float" office:value="10375" calcext:value-type="float">
            <text:p>10375</text:p>
          </table:table-cell>
          <table:table-cell office:value-type="float" office:value="255820757" calcext:value-type="float">
            <text:p>255820757</text:p>
          </table:table-cell>
          <table:table-cell office:value-type="float" office:value="109738719" calcext:value-type="float">
            <text:p>109738719</text:p>
          </table:table-cell>
        </table:table-row>
        <table:table-row table:style-name="ro1">
          <table:table-cell office:value-type="float" office:value="103750" calcext:value-type="float">
            <text:p>103750</text:p>
          </table:table-cell>
          <table:table-cell office:value-type="float" office:value="202546" calcext:value-type="float">
            <text:p>202546</text:p>
          </table:table-cell>
          <table:table-cell office:value-type="float" office:value="324555" calcext:value-type="float">
            <text:p>324555</text:p>
          </table:table-cell>
          <table:table-cell office:value-type="float" office:value="24953" calcext:value-type="float">
            <text:p>24953</text:p>
          </table:table-cell>
          <table:table-cell office:value-type="float" office:value="75376" calcext:value-type="float">
            <text:p>75376</text:p>
          </table:table-cell>
          <table:table-cell office:value-type="float" office:value="52702" calcext:value-type="float">
            <text:p>52702</text:p>
          </table:table-cell>
          <table:table-cell office:value-type="float" office:value="14709" calcext:value-type="float">
            <text:p>14709</text:p>
          </table:table-cell>
          <table:table-cell office:value-type="float" office:value="18812" calcext:value-type="float">
            <text:p>18812</text:p>
          </table:table-cell>
          <table:table-cell office:value-type="float" office:value="246960115" calcext:value-type="float">
            <text:p>246960115</text:p>
          </table:table-cell>
          <table:table-cell office:value-type="float" office:value="82528" calcext:value-type="float">
            <text:p>82528</text:p>
          </table:table-cell>
          <table:table-cell office:value-type="float" office:value="113369" calcext:value-type="float">
            <text:p>113369</text:p>
          </table:table-cell>
          <table:table-cell office:value-type="float" office:value="9004" calcext:value-type="float">
            <text:p>9004</text:p>
          </table:table-cell>
          <table:table-cell office:value-type="float" office:value="496851622" calcext:value-type="float">
            <text:p>496851622</text:p>
          </table:table-cell>
          <table:table-cell office:value-type="float" office:value="56601" calcext:value-type="float">
            <text:p>56601</text:p>
          </table:table-cell>
          <table:table-cell office:value-type="float" office:value="478813677" calcext:value-type="float">
            <text:p>478813677</text:p>
          </table:table-cell>
          <table:table-cell office:value-type="float" office:value="27489" calcext:value-type="float">
            <text:p>27489</text:p>
          </table:table-cell>
          <table:table-cell office:value-type="float" office:value="294695934" calcext:value-type="float">
            <text:p>294695934</text:p>
          </table:table-cell>
          <table:table-cell office:value-type="float" office:value="41094" calcext:value-type="float">
            <text:p>41094</text:p>
          </table:table-cell>
          <table:table-cell office:value-type="float" office:value="258239707" calcext:value-type="float">
            <text:p>258239707</text:p>
          </table:table-cell>
          <table:table-cell office:value-type="float" office:value="10038" calcext:value-type="float">
            <text:p>10038</text:p>
          </table:table-cell>
          <table:table-cell office:value-type="float" office:value="259590000" calcext:value-type="float">
            <text:p>259590000</text:p>
          </table:table-cell>
          <table:table-cell office:value-type="float" office:value="112196707" calcext:value-type="float">
            <text:p>112196707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204716" calcext:value-type="float">
            <text:p>204716</text:p>
          </table:table-cell>
          <table:table-cell office:value-type="float" office:value="253299" calcext:value-type="float">
            <text:p>253299</text:p>
          </table:table-cell>
          <table:table-cell office:value-type="float" office:value="25049" calcext:value-type="float">
            <text:p>25049</text:p>
          </table:table-cell>
          <table:table-cell office:value-type="float" office:value="64568" calcext:value-type="float">
            <text:p>64568</text:p>
          </table:table-cell>
          <table:table-cell office:value-type="float" office:value="43123" calcext:value-type="float">
            <text:p>43123</text:p>
          </table:table-cell>
          <table:table-cell office:value-type="float" office:value="14503" calcext:value-type="float">
            <text:p>14503</text:p>
          </table:table-cell>
          <table:table-cell office:value-type="float" office:value="20145" calcext:value-type="float">
            <text:p>20145</text:p>
          </table:table-cell>
          <table:table-cell office:value-type="float" office:value="246895160" calcext:value-type="float">
            <text:p>246895160</text:p>
          </table:table-cell>
          <table:table-cell office:value-type="float" office:value="85290" calcext:value-type="float">
            <text:p>85290</text:p>
          </table:table-cell>
          <table:table-cell office:value-type="float" office:value="139293" calcext:value-type="float">
            <text:p>139293</text:p>
          </table:table-cell>
          <table:table-cell office:value-type="float" office:value="9089" calcext:value-type="float">
            <text:p>9089</text:p>
          </table:table-cell>
          <table:table-cell office:value-type="float" office:value="507667105" calcext:value-type="float">
            <text:p>507667105</text:p>
          </table:table-cell>
          <table:table-cell office:value-type="float" office:value="50128" calcext:value-type="float">
            <text:p>50128</text:p>
          </table:table-cell>
          <table:table-cell office:value-type="float" office:value="489418156" calcext:value-type="float">
            <text:p>489418156</text:p>
          </table:table-cell>
          <table:table-cell office:value-type="float" office:value="39205" calcext:value-type="float">
            <text:p>39205</text:p>
          </table:table-cell>
          <table:table-cell office:value-type="float" office:value="302540663" calcext:value-type="float">
            <text:p>302540663</text:p>
          </table:table-cell>
          <table:table-cell office:value-type="float" office:value="37944" calcext:value-type="float">
            <text:p>37944</text:p>
          </table:table-cell>
          <table:table-cell office:value-type="float" office:value="257797647" calcext:value-type="float">
            <text:p>257797647</text:p>
          </table:table-cell>
          <table:table-cell office:value-type="float" office:value="9378" calcext:value-type="float">
            <text:p>9378</text:p>
          </table:table-cell>
          <table:table-cell office:value-type="float" office:value="262846927" calcext:value-type="float">
            <text:p>262846927</text:p>
          </table:table-cell>
          <table:table-cell office:value-type="float" office:value="109480161" calcext:value-type="float">
            <text:p>109480161</text:p>
          </table:table-cell>
        </table:table-row>
        <table:table-row table:style-name="ro1">
          <table:table-cell office:value-type="float" office:value="104250" calcext:value-type="float">
            <text:p>104250</text:p>
          </table:table-cell>
          <table:table-cell office:value-type="float" office:value="211354" calcext:value-type="float">
            <text:p>211354</text:p>
          </table:table-cell>
          <table:table-cell office:value-type="float" office:value="245144" calcext:value-type="float">
            <text:p>245144</text:p>
          </table:table-cell>
          <table:table-cell office:value-type="float" office:value="24758" calcext:value-type="float">
            <text:p>24758</text:p>
          </table:table-cell>
          <table:table-cell office:value-type="float" office:value="64373" calcext:value-type="float">
            <text:p>64373</text:p>
          </table:table-cell>
          <table:table-cell office:value-type="float" office:value="46033" calcext:value-type="float">
            <text:p>46033</text:p>
          </table:table-cell>
          <table:table-cell office:value-type="float" office:value="14669" calcext:value-type="float">
            <text:p>14669</text:p>
          </table:table-cell>
          <table:table-cell office:value-type="float" office:value="17945" calcext:value-type="float">
            <text:p>17945</text:p>
          </table:table-cell>
          <table:table-cell office:value-type="float" office:value="245953349" calcext:value-type="float">
            <text:p>245953349</text:p>
          </table:table-cell>
          <table:table-cell office:value-type="float" office:value="91877" calcext:value-type="float">
            <text:p>91877</text:p>
          </table:table-cell>
          <table:table-cell office:value-type="float" office:value="194032" calcext:value-type="float">
            <text:p>194032</text:p>
          </table:table-cell>
          <table:table-cell office:value-type="float" office:value="9084" calcext:value-type="float">
            <text:p>9084</text:p>
          </table:table-cell>
          <table:table-cell office:value-type="float" office:value="521130621" calcext:value-type="float">
            <text:p>521130621</text:p>
          </table:table-cell>
          <table:table-cell office:value-type="float" office:value="52720" calcext:value-type="float">
            <text:p>52720</text:p>
          </table:table-cell>
          <table:table-cell office:value-type="float" office:value="500482054" calcext:value-type="float">
            <text:p>500482054</text:p>
          </table:table-cell>
          <table:table-cell office:value-type="float" office:value="36079" calcext:value-type="float">
            <text:p>36079</text:p>
          </table:table-cell>
          <table:table-cell office:value-type="float" office:value="304085833" calcext:value-type="float">
            <text:p>304085833</text:p>
          </table:table-cell>
          <table:table-cell office:value-type="float" office:value="34292" calcext:value-type="float">
            <text:p>34292</text:p>
          </table:table-cell>
          <table:table-cell office:value-type="float" office:value="261354622" calcext:value-type="float">
            <text:p>261354622</text:p>
          </table:table-cell>
          <table:table-cell office:value-type="float" office:value="10080" calcext:value-type="float">
            <text:p>10080</text:p>
          </table:table-cell>
          <table:table-cell office:value-type="float" office:value="258288364" calcext:value-type="float">
            <text:p>258288364</text:p>
          </table:table-cell>
          <table:table-cell office:value-type="float" office:value="108622482" calcext:value-type="float">
            <text:p>108622482</text:p>
          </table:table-cell>
        </table:table-row>
        <table:table-row table:style-name="ro1" table:visibility="collapse">
          <table:table-cell office:value-type="float" office:value="104500" calcext:value-type="float">
            <text:p>104500</text:p>
          </table:table-cell>
          <table:table-cell office:value-type="float" office:value="93925" calcext:value-type="float">
            <text:p>93925</text:p>
          </table:table-cell>
          <table:table-cell office:value-type="float" office:value="133921" calcext:value-type="float">
            <text:p>133921</text:p>
          </table:table-cell>
          <table:table-cell office:value-type="float" office:value="11157" calcext:value-type="float">
            <text:p>11157</text:p>
          </table:table-cell>
          <table:table-cell office:value-type="float" office:value="26472" calcext:value-type="float">
            <text:p>26472</text:p>
          </table:table-cell>
          <table:table-cell office:value-type="float" office:value="25453" calcext:value-type="float">
            <text:p>25453</text:p>
          </table:table-cell>
          <table:table-cell office:value-type="float" office:value="8386" calcext:value-type="float">
            <text:p>8386</text:p>
          </table:table-cell>
          <table:table-cell office:value-type="float" office:value="16703" calcext:value-type="float">
            <text:p>16703</text:p>
          </table:table-cell>
          <table:table-cell office:value-type="float" office:value="121213439" calcext:value-type="float">
            <text:p>121213439</text:p>
          </table:table-cell>
          <table:table-cell office:value-type="float" office:value="43995" calcext:value-type="float">
            <text:p>43995</text:p>
          </table:table-cell>
          <table:table-cell office:value-type="float" office:value="67509" calcext:value-type="float">
            <text:p>67509</text:p>
          </table:table-cell>
          <table:table-cell office:value-type="float" office:value="4246" calcext:value-type="float">
            <text:p>4246</text:p>
          </table:table-cell>
          <table:table-cell office:value-type="float" office:value="230573873" calcext:value-type="float">
            <text:p>230573873</text:p>
          </table:table-cell>
          <table:table-cell office:value-type="float" office:value="22431" calcext:value-type="float">
            <text:p>22431</text:p>
          </table:table-cell>
          <table:table-cell office:value-type="float" office:value="265461770" calcext:value-type="float">
            <text:p>265461770</text:p>
          </table:table-cell>
          <table:table-cell office:value-type="float" office:value="10373" calcext:value-type="float">
            <text:p>10373</text:p>
          </table:table-cell>
          <table:table-cell office:value-type="float" office:value="138897554" calcext:value-type="float">
            <text:p>138897554</text:p>
          </table:table-cell>
          <table:table-cell office:value-type="float" office:value="14925" calcext:value-type="float">
            <text:p>14925</text:p>
          </table:table-cell>
          <table:table-cell office:value-type="float" office:value="120838357" calcext:value-type="float">
            <text:p>120838357</text:p>
          </table:table-cell>
          <table:table-cell office:value-type="float" office:value="6035" calcext:value-type="float">
            <text:p>6035</text:p>
          </table:table-cell>
          <table:table-cell office:value-type="float" office:value="134469494" calcext:value-type="float">
            <text:p>134469494</text:p>
          </table:table-cell>
          <table:table-cell office:value-type="float" office:value="50621144" calcext:value-type="float">
            <text:p>50621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6T11:49:55.246821787</dc:date>
    <meta:editing-duration>PT46M4S</meta:editing-duration>
    <meta:editing-cycles>7</meta:editing-cycles>
    <meta:generator>LibreOffice/7.3.7.2$Linux_AARCH64 LibreOffice_project/30$Build-2</meta:generator>
    <meta:document-statistic meta:table-count="1" meta:cell-count="92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01cm" svg:height="7.621cm" xlink:href=".." xlink:type="simple" chart:class="chart:line" chart:style-name="ch1">
        <chart:title svg:x="1.319cm" svg:y="0.287cm" chart:style-name="ch2">
          <text:p>Comparison of Remove Time Complexity: Back of SLL vs. Front of Vector</text:p>
        </chart:title>
        <chart:legend chart:legend-position="bottom" svg:x="0.837cm" svg:y="7.022cm" style:legend-expansion="wide" chart:style-name="ch3"/>
        <chart:plot-area chart:style-name="ch4" table:cell-range-address="output.A1:output.A419 output.O1:output.O419 output.U1:output.U419" chart:data-source-has-labels="both" svg:x="0.638cm" svg:y="1.872cm" svg:width="11.816cm" svg:height="4.549cm">
          <chart:coordinate-region svg:x="2.556cm" svg:y="2.072cm" svg:width="9.88cm" svg:height="3.033cm"/>
          <chart:axis chart:dimension="x" chart:name="primary-x" chart:style-name="ch5" chartooo:axis-type="auto">
            <chartooo:date-scale/>
            <chart:title svg:x="6.171cm" svg:y="6.573cm" chart:style-name="ch6">
              <text:p>Size</text:p>
            </chart:title>
            <chart:categories table:cell-range-address="output.A2:output.A419"/>
          </chart:axis>
          <chart:axis chart:dimension="y" chart:name="primary-y" chart:style-name="ch5">
            <chart:title svg:x="0cm" svg:y="5.606cm" chart:style-name="ch7">
              <text:p>Time (Milliseconds)</text:p>
            </chart:title>
            <chart:grid chart:style-name="ch8" chart:class="major"/>
          </chart:axis>
          <chart:series chart:style-name="ch9" chart:values-cell-range-address="output.O2:output.O419" chart:label-cell-address="output.O1:output.O1" chart:class="chart:line">
            <chart:data-point chart:repeated="82"/>
          </chart:series>
          <chart:series chart:style-name="ch10" chart:values-cell-range-address="output.U2:output.U419" chart:label-cell-address="output.U1:output.U1" chart:class="chart:line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L/Remove from the back</text:p>
                <draw:g>
                  <svg:desc>output.O1:output.O1</svg:desc>
                </draw:g>
              </table:table-cell>
              <table:table-cell office:value-type="string">
                <text:p>Vector/Remove from the front</text:p>
                <draw:g>
                  <svg:desc>output.U1:output.U1</svg:desc>
                </draw:g>
              </table:table-cell>
            </table:table-row>
          </table:table-header-rows>
          <table:table-rows>
            <table:table-row>
              <table:table-cell office:value-type="float" office:value="84000">
                <text:p>84000</text:p>
                <draw:g>
                  <svg:desc>output.A2:output.A419</svg:desc>
                </draw:g>
              </table:table-cell>
              <table:table-cell office:value-type="float" office:value="325589382">
                <text:p>325589382</text:p>
                <draw:g>
                  <svg:desc>output.O2:output.O419</svg:desc>
                </draw:g>
              </table:table-cell>
              <table:table-cell office:value-type="float" office:value="199219106">
                <text:p>199219106</text:p>
                <draw:g>
                  <svg:desc>output.U2:output.U419</svg:desc>
                </draw:g>
              </table:table-cell>
            </table:table-row>
            <table:table-row>
              <table:table-cell office:value-type="float" office:value="84250">
                <text:p>84250</text:p>
              </table:table-cell>
              <table:table-cell office:value-type="float" office:value="336809460">
                <text:p>336809460</text:p>
              </table:table-cell>
              <table:table-cell office:value-type="float" office:value="199280678">
                <text:p>199280678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331403320">
                <text:p>331403320</text:p>
              </table:table-cell>
              <table:table-cell office:value-type="float" office:value="201250232">
                <text:p>201250232</text:p>
              </table:table-cell>
            </table:table-row>
            <table:table-row>
              <table:table-cell office:value-type="float" office:value="84750">
                <text:p>84750</text:p>
              </table:table-cell>
              <table:table-cell office:value-type="float" office:value="347955674">
                <text:p>347955674</text:p>
              </table:table-cell>
              <table:table-cell office:value-type="float" office:value="197867192">
                <text:p>19786719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349042327">
                <text:p>349042327</text:p>
              </table:table-cell>
              <table:table-cell office:value-type="float" office:value="200398589">
                <text:p>200398589</text:p>
              </table:table-cell>
            </table:table-row>
            <table:table-row>
              <table:table-cell office:value-type="float" office:value="85250">
                <text:p>85250</text:p>
              </table:table-cell>
              <table:table-cell office:value-type="float" office:value="354313195">
                <text:p>354313195</text:p>
              </table:table-cell>
              <table:table-cell office:value-type="float" office:value="201556599">
                <text:p>201556599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349435173">
                <text:p>349435173</text:p>
              </table:table-cell>
              <table:table-cell office:value-type="float" office:value="200229156">
                <text:p>200229156</text:p>
              </table:table-cell>
            </table:table-row>
            <table:table-row>
              <table:table-cell office:value-type="float" office:value="85750">
                <text:p>85750</text:p>
              </table:table-cell>
              <table:table-cell office:value-type="float" office:value="363260163">
                <text:p>363260163</text:p>
              </table:table-cell>
              <table:table-cell office:value-type="float" office:value="201389921">
                <text:p>201389921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365182638">
                <text:p>365182638</text:p>
              </table:table-cell>
              <table:table-cell office:value-type="float" office:value="205196102">
                <text:p>205196102</text:p>
              </table:table-cell>
            </table:table-row>
            <table:table-row>
              <table:table-cell office:value-type="float" office:value="86250">
                <text:p>86250</text:p>
              </table:table-cell>
              <table:table-cell office:value-type="float" office:value="343473322">
                <text:p>343473322</text:p>
              </table:table-cell>
              <table:table-cell office:value-type="float" office:value="201904855">
                <text:p>201904855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375999370">
                <text:p>375999370</text:p>
              </table:table-cell>
              <table:table-cell office:value-type="float" office:value="202770981">
                <text:p>202770981</text:p>
              </table:table-cell>
            </table:table-row>
            <table:table-row>
              <table:table-cell office:value-type="float" office:value="86750">
                <text:p>86750</text:p>
              </table:table-cell>
              <table:table-cell office:value-type="float" office:value="357358952">
                <text:p>357358952</text:p>
              </table:table-cell>
              <table:table-cell office:value-type="float" office:value="206812378">
                <text:p>206812378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356479659">
                <text:p>356479659</text:p>
              </table:table-cell>
              <table:table-cell office:value-type="float" office:value="205358594">
                <text:p>205358594</text:p>
              </table:table-cell>
            </table:table-row>
            <table:table-row>
              <table:table-cell office:value-type="float" office:value="87250">
                <text:p>87250</text:p>
              </table:table-cell>
              <table:table-cell office:value-type="float" office:value="367610370">
                <text:p>367610370</text:p>
              </table:table-cell>
              <table:table-cell office:value-type="float" office:value="206970575">
                <text:p>206970575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355159626">
                <text:p>355159626</text:p>
              </table:table-cell>
              <table:table-cell office:value-type="float" office:value="207764505">
                <text:p>207764505</text:p>
              </table:table-cell>
            </table:table-row>
            <table:table-row>
              <table:table-cell office:value-type="float" office:value="87750">
                <text:p>87750</text:p>
              </table:table-cell>
              <table:table-cell office:value-type="float" office:value="372667726">
                <text:p>372667726</text:p>
              </table:table-cell>
              <table:table-cell office:value-type="float" office:value="206028464">
                <text:p>206028464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383265869">
                <text:p>383265869</text:p>
              </table:table-cell>
              <table:table-cell office:value-type="float" office:value="207134656">
                <text:p>207134656</text:p>
              </table:table-cell>
            </table:table-row>
            <table:table-row>
              <table:table-cell office:value-type="float" office:value="88250">
                <text:p>88250</text:p>
              </table:table-cell>
              <table:table-cell office:value-type="float" office:value="385170376">
                <text:p>385170376</text:p>
              </table:table-cell>
              <table:table-cell office:value-type="float" office:value="211124713">
                <text:p>211124713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369473301">
                <text:p>369473301</text:p>
              </table:table-cell>
              <table:table-cell office:value-type="float" office:value="210464358">
                <text:p>210464358</text:p>
              </table:table-cell>
            </table:table-row>
            <table:table-row>
              <table:table-cell office:value-type="float" office:value="88750">
                <text:p>88750</text:p>
              </table:table-cell>
              <table:table-cell office:value-type="float" office:value="361058013">
                <text:p>361058013</text:p>
              </table:table-cell>
              <table:table-cell office:value-type="float" office:value="209476619">
                <text:p>209476619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381672327">
                <text:p>381672327</text:p>
              </table:table-cell>
              <table:table-cell office:value-type="float" office:value="212621183">
                <text:p>212621183</text:p>
              </table:table-cell>
            </table:table-row>
            <table:table-row>
              <table:table-cell office:value-type="float" office:value="89250">
                <text:p>89250</text:p>
              </table:table-cell>
              <table:table-cell office:value-type="float" office:value="375786243">
                <text:p>375786243</text:p>
              </table:table-cell>
              <table:table-cell office:value-type="float" office:value="213479623">
                <text:p>213479623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368230712">
                <text:p>368230712</text:p>
              </table:table-cell>
              <table:table-cell office:value-type="float" office:value="213823092">
                <text:p>213823092</text:p>
              </table:table-cell>
            </table:table-row>
            <table:table-row>
              <table:table-cell office:value-type="float" office:value="89750">
                <text:p>89750</text:p>
              </table:table-cell>
              <table:table-cell office:value-type="float" office:value="382213601">
                <text:p>382213601</text:p>
              </table:table-cell>
              <table:table-cell office:value-type="float" office:value="215573298">
                <text:p>21557329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75332542">
                <text:p>375332542</text:p>
              </table:table-cell>
              <table:table-cell office:value-type="float" office:value="212455882">
                <text:p>212455882</text:p>
              </table:table-cell>
            </table:table-row>
            <table:table-row>
              <table:table-cell office:value-type="float" office:value="90250">
                <text:p>90250</text:p>
              </table:table-cell>
              <table:table-cell office:value-type="float" office:value="393369473">
                <text:p>393369473</text:p>
              </table:table-cell>
              <table:table-cell office:value-type="float" office:value="212728033">
                <text:p>212728033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401419398">
                <text:p>401419398</text:p>
              </table:table-cell>
              <table:table-cell office:value-type="float" office:value="214552921">
                <text:p>214552921</text:p>
              </table:table-cell>
            </table:table-row>
            <table:table-row>
              <table:table-cell office:value-type="float" office:value="90750">
                <text:p>90750</text:p>
              </table:table-cell>
              <table:table-cell office:value-type="float" office:value="388176718">
                <text:p>388176718</text:p>
              </table:table-cell>
              <table:table-cell office:value-type="float" office:value="214866256">
                <text:p>214866256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392793394">
                <text:p>392793394</text:p>
              </table:table-cell>
              <table:table-cell office:value-type="float" office:value="218820059">
                <text:p>218820059</text:p>
              </table:table-cell>
            </table:table-row>
            <table:table-row>
              <table:table-cell office:value-type="float" office:value="91250">
                <text:p>91250</text:p>
              </table:table-cell>
              <table:table-cell office:value-type="float" office:value="392025082">
                <text:p>392025082</text:p>
              </table:table-cell>
              <table:table-cell office:value-type="float" office:value="216474492">
                <text:p>216474492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388738231">
                <text:p>388738231</text:p>
              </table:table-cell>
              <table:table-cell office:value-type="float" office:value="217655347">
                <text:p>217655347</text:p>
              </table:table-cell>
            </table:table-row>
            <table:table-row>
              <table:table-cell office:value-type="float" office:value="91750">
                <text:p>91750</text:p>
              </table:table-cell>
              <table:table-cell office:value-type="float" office:value="392660307">
                <text:p>392660307</text:p>
              </table:table-cell>
              <table:table-cell office:value-type="float" office:value="218934132">
                <text:p>218934132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394873673">
                <text:p>394873673</text:p>
              </table:table-cell>
              <table:table-cell office:value-type="float" office:value="220941578">
                <text:p>220941578</text:p>
              </table:table-cell>
            </table:table-row>
            <table:table-row>
              <table:table-cell office:value-type="float" office:value="92250">
                <text:p>92250</text:p>
              </table:table-cell>
              <table:table-cell office:value-type="float" office:value="399923058">
                <text:p>399923058</text:p>
              </table:table-cell>
              <table:table-cell office:value-type="float" office:value="223216677">
                <text:p>223216677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399377505">
                <text:p>399377505</text:p>
              </table:table-cell>
              <table:table-cell office:value-type="float" office:value="221954045">
                <text:p>221954045</text:p>
              </table:table-cell>
            </table:table-row>
            <table:table-row>
              <table:table-cell office:value-type="float" office:value="92750">
                <text:p>92750</text:p>
              </table:table-cell>
              <table:table-cell office:value-type="float" office:value="402327013">
                <text:p>402327013</text:p>
              </table:table-cell>
              <table:table-cell office:value-type="float" office:value="221339781">
                <text:p>221339781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397879040">
                <text:p>397879040</text:p>
              </table:table-cell>
              <table:table-cell office:value-type="float" office:value="223527544">
                <text:p>223527544</text:p>
              </table:table-cell>
            </table:table-row>
            <table:table-row>
              <table:table-cell office:value-type="float" office:value="93250">
                <text:p>93250</text:p>
              </table:table-cell>
              <table:table-cell office:value-type="float" office:value="409934769">
                <text:p>409934769</text:p>
              </table:table-cell>
              <table:table-cell office:value-type="float" office:value="225047176">
                <text:p>225047176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412029459">
                <text:p>412029459</text:p>
              </table:table-cell>
              <table:table-cell office:value-type="float" office:value="224137337">
                <text:p>224137337</text:p>
              </table:table-cell>
            </table:table-row>
            <table:table-row>
              <table:table-cell office:value-type="float" office:value="93750">
                <text:p>93750</text:p>
              </table:table-cell>
              <table:table-cell office:value-type="float" office:value="400448115">
                <text:p>400448115</text:p>
              </table:table-cell>
              <table:table-cell office:value-type="float" office:value="226812237">
                <text:p>226812237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408855270">
                <text:p>408855270</text:p>
              </table:table-cell>
              <table:table-cell office:value-type="float" office:value="223912377">
                <text:p>223912377</text:p>
              </table:table-cell>
            </table:table-row>
            <table:table-row>
              <table:table-cell office:value-type="float" office:value="94250">
                <text:p>94250</text:p>
              </table:table-cell>
              <table:table-cell office:value-type="float" office:value="412913605">
                <text:p>412913605</text:p>
              </table:table-cell>
              <table:table-cell office:value-type="float" office:value="225183601">
                <text:p>225183601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425585897">
                <text:p>425585897</text:p>
              </table:table-cell>
              <table:table-cell office:value-type="float" office:value="227707109">
                <text:p>227707109</text:p>
              </table:table-cell>
            </table:table-row>
            <table:table-row>
              <table:table-cell office:value-type="float" office:value="94750">
                <text:p>94750</text:p>
              </table:table-cell>
              <table:table-cell office:value-type="float" office:value="420854174">
                <text:p>420854174</text:p>
              </table:table-cell>
              <table:table-cell office:value-type="float" office:value="224103513">
                <text:p>22410351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433060955">
                <text:p>433060955</text:p>
              </table:table-cell>
              <table:table-cell office:value-type="float" office:value="226139245">
                <text:p>226139245</text:p>
              </table:table-cell>
            </table:table-row>
            <table:table-row>
              <table:table-cell office:value-type="float" office:value="95250">
                <text:p>95250</text:p>
              </table:table-cell>
              <table:table-cell office:value-type="float" office:value="418312605">
                <text:p>418312605</text:p>
              </table:table-cell>
              <table:table-cell office:value-type="float" office:value="230797223">
                <text:p>230797223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425399351">
                <text:p>425399351</text:p>
              </table:table-cell>
              <table:table-cell office:value-type="float" office:value="227977182">
                <text:p>227977182</text:p>
              </table:table-cell>
            </table:table-row>
            <table:table-row>
              <table:table-cell office:value-type="float" office:value="95750">
                <text:p>95750</text:p>
              </table:table-cell>
              <table:table-cell office:value-type="float" office:value="427451240">
                <text:p>427451240</text:p>
              </table:table-cell>
              <table:table-cell office:value-type="float" office:value="228734030">
                <text:p>228734030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437073475">
                <text:p>437073475</text:p>
              </table:table-cell>
              <table:table-cell office:value-type="float" office:value="229666006">
                <text:p>229666006</text:p>
              </table:table-cell>
            </table:table-row>
            <table:table-row>
              <table:table-cell office:value-type="float" office:value="96250">
                <text:p>96250</text:p>
              </table:table-cell>
              <table:table-cell office:value-type="float" office:value="414840332">
                <text:p>414840332</text:p>
              </table:table-cell>
              <table:table-cell office:value-type="float" office:value="232603907">
                <text:p>232603907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427223815">
                <text:p>427223815</text:p>
              </table:table-cell>
              <table:table-cell office:value-type="float" office:value="232429646">
                <text:p>232429646</text:p>
              </table:table-cell>
            </table:table-row>
            <table:table-row>
              <table:table-cell office:value-type="float" office:value="96750">
                <text:p>96750</text:p>
              </table:table-cell>
              <table:table-cell office:value-type="float" office:value="432677476">
                <text:p>432677476</text:p>
              </table:table-cell>
              <table:table-cell office:value-type="float" office:value="229315270">
                <text:p>229315270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432007290">
                <text:p>432007290</text:p>
              </table:table-cell>
              <table:table-cell office:value-type="float" office:value="231413519">
                <text:p>231413519</text:p>
              </table:table-cell>
            </table:table-row>
            <table:table-row>
              <table:table-cell office:value-type="float" office:value="97250">
                <text:p>97250</text:p>
              </table:table-cell>
              <table:table-cell office:value-type="float" office:value="435714596">
                <text:p>435714596</text:p>
              </table:table-cell>
              <table:table-cell office:value-type="float" office:value="235310356">
                <text:p>235310356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441947908">
                <text:p>441947908</text:p>
              </table:table-cell>
              <table:table-cell office:value-type="float" office:value="231501935">
                <text:p>231501935</text:p>
              </table:table-cell>
            </table:table-row>
            <table:table-row>
              <table:table-cell office:value-type="float" office:value="97750">
                <text:p>97750</text:p>
              </table:table-cell>
              <table:table-cell office:value-type="float" office:value="435766730">
                <text:p>435766730</text:p>
              </table:table-cell>
              <table:table-cell office:value-type="float" office:value="234489653">
                <text:p>234489653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442646345">
                <text:p>442646345</text:p>
              </table:table-cell>
              <table:table-cell office:value-type="float" office:value="232695987">
                <text:p>232695987</text:p>
              </table:table-cell>
            </table:table-row>
            <table:table-row>
              <table:table-cell office:value-type="float" office:value="98250">
                <text:p>98250</text:p>
              </table:table-cell>
              <table:table-cell office:value-type="float" office:value="432449391">
                <text:p>432449391</text:p>
              </table:table-cell>
              <table:table-cell office:value-type="float" office:value="233785136">
                <text:p>233785136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441911400">
                <text:p>441911400</text:p>
              </table:table-cell>
              <table:table-cell office:value-type="float" office:value="237357015">
                <text:p>237357015</text:p>
              </table:table-cell>
            </table:table-row>
            <table:table-row>
              <table:table-cell office:value-type="float" office:value="98750">
                <text:p>98750</text:p>
              </table:table-cell>
              <table:table-cell office:value-type="float" office:value="467623832">
                <text:p>467623832</text:p>
              </table:table-cell>
              <table:table-cell office:value-type="float" office:value="234390499">
                <text:p>234390499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449170079">
                <text:p>449170079</text:p>
              </table:table-cell>
              <table:table-cell office:value-type="float" office:value="238160257">
                <text:p>238160257</text:p>
              </table:table-cell>
            </table:table-row>
            <table:table-row>
              <table:table-cell office:value-type="float" office:value="99250">
                <text:p>99250</text:p>
              </table:table-cell>
              <table:table-cell office:value-type="float" office:value="450544158">
                <text:p>450544158</text:p>
              </table:table-cell>
              <table:table-cell office:value-type="float" office:value="235928413">
                <text:p>235928413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457613746">
                <text:p>457613746</text:p>
              </table:table-cell>
              <table:table-cell office:value-type="float" office:value="238589140">
                <text:p>238589140</text:p>
              </table:table-cell>
            </table:table-row>
            <table:table-row>
              <table:table-cell office:value-type="float" office:value="99750">
                <text:p>99750</text:p>
              </table:table-cell>
              <table:table-cell office:value-type="float" office:value="469570170">
                <text:p>469570170</text:p>
              </table:table-cell>
              <table:table-cell office:value-type="float" office:value="238583263">
                <text:p>23858326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4076189">
                <text:p>484076189</text:p>
              </table:table-cell>
              <table:table-cell office:value-type="float" office:value="238956168">
                <text:p>238956168</text:p>
              </table:table-cell>
            </table:table-row>
            <table:table-row>
              <table:table-cell office:value-type="float" office:value="100250">
                <text:p>100250</text:p>
              </table:table-cell>
              <table:table-cell office:value-type="float" office:value="453372486">
                <text:p>453372486</text:p>
              </table:table-cell>
              <table:table-cell office:value-type="float" office:value="244463159">
                <text:p>244463159</text:p>
              </table:table-cell>
            </table:table-row>
            <table:table-row>
              <table:table-cell office:value-type="float" office:value="100500">
                <text:p>100500</text:p>
              </table:table-cell>
              <table:table-cell office:value-type="float" office:value="467223311">
                <text:p>467223311</text:p>
              </table:table-cell>
              <table:table-cell office:value-type="float" office:value="240858831">
                <text:p>240858831</text:p>
              </table:table-cell>
            </table:table-row>
            <table:table-row>
              <table:table-cell office:value-type="float" office:value="100750">
                <text:p>100750</text:p>
              </table:table-cell>
              <table:table-cell office:value-type="float" office:value="464799491">
                <text:p>464799491</text:p>
              </table:table-cell>
              <table:table-cell office:value-type="float" office:value="241377052">
                <text:p>241377052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479664133">
                <text:p>479664133</text:p>
              </table:table-cell>
              <table:table-cell office:value-type="float" office:value="244927904">
                <text:p>244927904</text:p>
              </table:table-cell>
            </table:table-row>
            <table:table-row>
              <table:table-cell office:value-type="float" office:value="101250">
                <text:p>101250</text:p>
              </table:table-cell>
              <table:table-cell office:value-type="float" office:value="455272578">
                <text:p>455272578</text:p>
              </table:table-cell>
              <table:table-cell office:value-type="float" office:value="244171964">
                <text:p>244171964</text:p>
              </table:table-cell>
            </table:table-row>
            <table:table-row>
              <table:table-cell office:value-type="float" office:value="101500">
                <text:p>101500</text:p>
              </table:table-cell>
              <table:table-cell office:value-type="float" office:value="468454130">
                <text:p>468454130</text:p>
              </table:table-cell>
              <table:table-cell office:value-type="float" office:value="247529054">
                <text:p>247529054</text:p>
              </table:table-cell>
            </table:table-row>
            <table:table-row>
              <table:table-cell office:value-type="float" office:value="101750">
                <text:p>101750</text:p>
              </table:table-cell>
              <table:table-cell office:value-type="float" office:value="491087136">
                <text:p>491087136</text:p>
              </table:table-cell>
              <table:table-cell office:value-type="float" office:value="247263129">
                <text:p>247263129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484733987">
                <text:p>484733987</text:p>
              </table:table-cell>
              <table:table-cell office:value-type="float" office:value="250096354">
                <text:p>250096354</text:p>
              </table:table-cell>
            </table:table-row>
            <table:table-row>
              <table:table-cell office:value-type="float" office:value="102250">
                <text:p>102250</text:p>
              </table:table-cell>
              <table:table-cell office:value-type="float" office:value="481410308">
                <text:p>481410308</text:p>
              </table:table-cell>
              <table:table-cell office:value-type="float" office:value="252584209">
                <text:p>252584209</text:p>
              </table:table-cell>
            </table:table-row>
            <table:table-row>
              <table:table-cell office:value-type="float" office:value="102500">
                <text:p>102500</text:p>
              </table:table-cell>
              <table:table-cell office:value-type="float" office:value="473393866">
                <text:p>473393866</text:p>
              </table:table-cell>
              <table:table-cell office:value-type="float" office:value="250816919">
                <text:p>250816919</text:p>
              </table:table-cell>
            </table:table-row>
            <table:table-row>
              <table:table-cell office:value-type="float" office:value="102750">
                <text:p>102750</text:p>
              </table:table-cell>
              <table:table-cell office:value-type="float" office:value="479588041">
                <text:p>479588041</text:p>
              </table:table-cell>
              <table:table-cell office:value-type="float" office:value="253432924">
                <text:p>253432924</text:p>
              </table:table-cell>
            </table:table-row>
            <table:table-row>
              <table:table-cell office:value-type="float" office:value="103000">
                <text:p>103000</text:p>
              </table:table-cell>
              <table:table-cell office:value-type="float" office:value="478109127">
                <text:p>478109127</text:p>
              </table:table-cell>
              <table:table-cell office:value-type="float" office:value="251847670">
                <text:p>251847670</text:p>
              </table:table-cell>
            </table:table-row>
            <table:table-row>
              <table:table-cell office:value-type="float" office:value="103250">
                <text:p>103250</text:p>
              </table:table-cell>
              <table:table-cell office:value-type="float" office:value="493204190">
                <text:p>493204190</text:p>
              </table:table-cell>
              <table:table-cell office:value-type="float" office:value="255746577">
                <text:p>255746577</text:p>
              </table:table-cell>
            </table:table-row>
            <table:table-row>
              <table:table-cell office:value-type="float" office:value="103500">
                <text:p>103500</text:p>
              </table:table-cell>
              <table:table-cell office:value-type="float" office:value="489820845">
                <text:p>489820845</text:p>
              </table:table-cell>
              <table:table-cell office:value-type="float" office:value="255820757">
                <text:p>255820757</text:p>
              </table:table-cell>
            </table:table-row>
            <table:table-row>
              <table:table-cell office:value-type="float" office:value="103750">
                <text:p>103750</text:p>
              </table:table-cell>
              <table:table-cell office:value-type="float" office:value="478813677">
                <text:p>478813677</text:p>
              </table:table-cell>
              <table:table-cell office:value-type="float" office:value="259590000">
                <text:p>259590000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489418156">
                <text:p>489418156</text:p>
              </table:table-cell>
              <table:table-cell office:value-type="float" office:value="262846927">
                <text:p>262846927</text:p>
              </table:table-cell>
            </table:table-row>
            <table:table-row>
              <table:table-cell office:value-type="float" office:value="104250">
                <text:p>104250</text:p>
              </table:table-cell>
              <table:table-cell office:value-type="float" office:value="500482054">
                <text:p>500482054</text:p>
              </table:table-cell>
              <table:table-cell office:value-type="float" office:value="258288364">
                <text:p>258288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AARCH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